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82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5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 style:data-style-name="N108"/>
    <style:style style:name="ce45" style:family="table-cell" style:parent-style-name="Default" style:data-style-name="N108">
      <style:text-properties fo:font-weight="bold" style:font-weight-asian="bold" style:font-weight-complex="bold"/>
    </style:style>
    <style:style style:name="ce46" style:family="table-cell" style:parent-style-name="Default" style:data-style-name="N11">
      <style:text-properties fo:font-weight="bold" style:font-weight-asian="bold" style:font-weight-complex="bold"/>
    </style:style>
    <style:style style:name="ce47" style:family="table-cell" style:parent-style-name="Default" style:data-style-name="N11"/>
    <style:style style:name="ce48" style:family="table-cell" style:parent-style-name="Default" style:data-style-name="N108">
      <style:table-cell-properties style:text-align-source="fix" style:repeat-content="false"/>
      <style:paragraph-properties fo:text-align="end" fo:margin-left="0in"/>
    </style:style>
    <style:style style:name="ce49" style:family="table-cell" style:parent-style-name="Default" style:data-style-name="N139">
      <style:text-properties fo:font-weight="bold" style:font-weight-asian="bold" style:font-weight-complex="bold"/>
    </style:style>
    <style:style style:name="ce50" style:family="table-cell" style:parent-style-name="Default" style:data-style-name="N2"/>
    <style:style style:name="ce51" style:family="table-cell" style:parent-style-name="Default" style:data-style-name="N139"/>
    <style:style style:name="ce52" style:family="table-cell" style:parent-style-name="Default" style:data-style-name="N127"/>
    <style:style style:name="ce53" style:family="table-cell" style:parent-style-name="Default" style:data-style-name="N129"/>
    <style:style style:name="ce25" style:family="table-cell" style:parent-style-name="Default" style:data-style-name="N10"/>
    <style:style style:name="ce31" style:family="table-cell" style:parent-style-name="Default" style:data-style-name="N10">
      <style:text-properties fo:font-weight="bold" style:font-weight-asian="bold" style:font-weight-complex="bold"/>
    </style:style>
    <style:style style:name="ce26" style:family="table-cell" style:parent-style-name="Default" style:data-style-name="N139"/>
    <style:style style:name="ce33" style:family="table-cell" style:parent-style-name="Default" style:data-style-name="N139">
      <style:text-properties fo:font-weight="bold" style:font-weight-asian="bold" style:font-weight-complex="bold"/>
    </style:style>
    <style:style style:name="ce27" style:family="table-cell" style:parent-style-name="Default" style:data-style-name="N139"/>
    <style:style style:name="ce35" style:family="table-cell" style:parent-style-name="Default" style:data-style-name="N10">
      <style:text-properties fo:color="#127622"/>
    </style:style>
    <style:style style:name="ce36" style:family="table-cell" style:parent-style-name="Default" style:data-style-name="N10">
      <style:text-properties fo:color="#127622" fo:font-weight="normal" style:font-weight-asian="normal" style:font-weight-complex="normal"/>
    </style:style>
    <style:style style:name="ce37" style:family="table-cell" style:parent-style-name="Default" style:data-style-name="N10">
      <style:text-properties fo:color="#3465a4"/>
    </style:style>
    <style:style style:name="ce38" style:family="table-cell" style:parent-style-name="Default" style:data-style-name="N130">
      <style:map style:condition="cell-content-is-between([$RegulatorEfficiencyChart.$AA$4]-0.005,[$RegulatorEfficiencyChart.$AA$4]+0.005)" style:apply-style-name="Good" style:base-cell-address="RegulatorEfficiencyChart.S8"/>
    </style:style>
    <style:style style:name="ce39" style:family="table-cell" style:parent-style-name="Default" style:data-style-name="N130">
      <style:text-properties fo:font-weight="normal" style:font-weight-asian="normal" style:font-weight-complex="normal"/>
      <style:map style:condition="cell-content-is-between([$RegulatorEfficiencyChart.$AA$4]-0.005,[$RegulatorEfficiencyChart.$AA$4]+0.005)" style:apply-style-name="Good" style:base-cell-address="RegulatorEfficiencyChart.S8"/>
    </style:style>
    <style:style style:name="ce40" style:family="table-cell" style:parent-style-name="Default" style:data-style-name="N130">
      <style:map style:condition="cell-content-is-between([$RegulatorEfficiencyChart.$AA$29]-0.005,[$RegulatorEfficiencyChart.$AA$29]+0.005)" style:apply-style-name="Good" style:base-cell-address="RegulatorEfficiencyChart.S33"/>
    </style:style>
    <style:style style:name="ce41" style:family="table-cell" style:parent-style-name="Default" style:data-style-name="N10">
      <style:text-properties fo:color="#3465a4" fo:font-weight="bold" style:font-weight-asian="bold" style:font-weight-complex="bold"/>
    </style:style>
    <style:style style:name="ce42" style:family="table-cell" style:parent-style-name="Default" style:data-style-name="N130">
      <style:text-properties fo:font-weight="bold" style:font-weight-asian="bold" style:font-weight-complex="bold"/>
      <style:map style:condition="cell-content-is-between([$RegulatorEfficiencyChart.$AA$4]-0.005,[$RegulatorEfficiencyChart.$AA$4]+0.005)" style:apply-style-name="Good" style:base-cell-address="RegulatorEfficiencyChart.S8"/>
    </style:style>
    <style:style style:name="ce43" style:family="table-cell" style:parent-style-name="Default" style:data-style-name="N130">
      <style:text-properties fo:font-weight="bold" style:font-weight-asian="bold" style:font-weight-complex="bold"/>
      <style:map style:condition="cell-content-is-between([$RegulatorEfficiencyChart.$AA$29]-0.005,[$RegulatorEfficiencyChart.$AA$29]+0.005)" style:apply-style-name="Good" style:base-cell-address="RegulatorEfficiencyChart.S33"/>
    </style:style>
    <style:style style:name="ce55" style:family="table-cell" style:parent-style-name="Default" style:data-style-name="N121"/>
    <style:style style:name="ce56" style:family="table-cell" style:parent-style-name="Default" style:data-style-name="N124"/>
    <style:style style:name="ce57" style:family="table-cell" style:parent-style-name="Default" style:data-style-name="N130"/>
    <style:style style:name="ce58" style:family="table-cell" style:parent-style-name="Default" style:data-style-name="N126"/>
    <style:style style:name="ce59" style:family="table-cell" style:parent-style-name="Default" style:data-style-name="N122"/>
    <style:style style:name="ce60" style:family="table-cell" style:parent-style-name="Default" style:data-style-name="N125"/>
    <style:style style:name="ce61" style:family="table-cell" style:parent-style-name="Default" style:data-style-name="N123"/>
    <style:style style:name="ce62" style:family="table-cell" style:parent-style-name="Default" style:data-style-name="N123"/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BuckConverter" table:style-name="ta1">
        <table:table-column table:style-name="co1" table:default-cell-style-name="Default"/>
        <table:table-column table:style-name="co1" table:default-cell-style-name="ce30"/>
        <table:table-column table:style-name="co1" table:number-columns-repeated="26" table:default-cell-style-name="Default"/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3"/>
          <table:table-cell table:style-name="ce34" office:value-type="string" calcext:value-type="string">
            <text:p>GLOBAL PARAMETERS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table:style-name="ce30" office:value-type="string" calcext:value-type="string">
            <text:p>Input Voltage Min</text:p>
          </table:table-cell>
          <table:table-cell table:style-name="ce48" office:value-type="float" office:value="5" calcext:value-type="float">
            <text:p>5.00E+00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30" office:value-type="string" calcext:value-type="string">
            <text:p>Input Voltage Max</text:p>
          </table:table-cell>
          <table:table-cell table:style-name="ce48" office:value-type="float" office:value="20" calcext:value-type="float">
            <text:p>20.00E+00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30" office:value-type="string" calcext:value-type="string">
            <text:p>Output Voltage</text:p>
          </table:table-cell>
          <table:table-cell table:style-name="ce44" office:value-type="float" office:value="5" calcext:value-type="float">
            <text:p>5.00E+00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30" office:value-type="string" calcext:value-type="string">
            <text:p>Switching Frequency</text:p>
          </table:table-cell>
          <table:table-cell table:style-name="ce44" office:value-type="float" office:value="500000" calcext:value-type="float">
            <text:p>500.00E+0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30" office:value-type="string" calcext:value-type="string">
            <text:p>Max Output Current</text:p>
          </table:table-cell>
          <table:table-cell table:style-name="ce44" office:value-type="float" office:value="12" calcext:value-type="float">
            <text:p>12.00E+00</text:p>
          </table:table-cell>
          <table:table-cell table:number-columns-repeated="23"/>
        </table:table-row>
        <table:table-row table:style-name="ro1" table:number-rows-repeated="3">
          <table:table-cell table:number-columns-repeated="3"/>
          <table:table-cell table:style-name="ce30"/>
          <table:table-cell table:style-name="ce44"/>
          <table:table-cell table:number-columns-repeated="23"/>
        </table:table-row>
        <table:table-row table:style-name="ro1">
          <table:table-cell table:number-columns-repeated="3"/>
          <table:table-cell table:style-name="ce30"/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table:style-name="ce32" office:value-type="string" calcext:value-type="string">
            <text:p>Output Voltage Resistors</text:p>
          </table:table-cell>
          <table:table-cell table:number-columns-repeated="26"/>
        </table:table-row>
        <table:table-row table:style-name="ro1">
          <table:table-cell table:number-columns-repeated="3"/>
          <table:table-cell table:style-name="ce34" office:value-type="string" calcext:value-type="string">
            <text:p>R_FB_L</text:p>
          </table:table-cell>
          <table:table-cell table:style-name="ce34" office:value-type="string" calcext:value-type="string">
            <text:p>R_FB_H</text:p>
          </table:table-cell>
          <table:table-cell table:style-name="ce34" office:value-type="string" calcext:value-type="string">
            <text:p>Nearest Value</text:p>
          </table:table-cell>
          <table:table-cell table:style-name="ce34" office:value-type="string" calcext:value-type="string">
            <text:p>% Error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44" office:value-type="float" office:value="1000" calcext:value-type="float">
            <text:p>1.00E+03</text:p>
          </table:table-cell>
          <table:table-cell table:style-name="ce44" table:formula="of:=([.D18]*([.$E$7]-0.6)/0.6)" office:value-type="float" office:value="7333.33333333333" calcext:value-type="float">
            <text:p>7.33E+03</text:p>
          </table:table-cell>
          <table:table-cell table:style-name="ce44" office:value-type="float" office:value="6800" calcext:value-type="float">
            <text:p>6.80E+03</text:p>
          </table:table-cell>
          <table:table-cell table:style-name="ce47" table:formula="of:=ABS([.F18]-[.E18])/[.F18]" office:value-type="percentage" office:value="0.0784313725490197" calcext:value-type="percentage">
            <text:p>7.84%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44" office:value-type="float" office:value="1500" calcext:value-type="float">
            <text:p>1.50E+03</text:p>
          </table:table-cell>
          <table:table-cell table:style-name="ce44" table:formula="of:=([.D19]*([.$E$7]-0.6)/0.6)" office:value-type="float" office:value="11000" calcext:value-type="float">
            <text:p>11.00E+03</text:p>
          </table:table-cell>
          <table:table-cell table:style-name="ce44" office:value-type="float" office:value="10000" calcext:value-type="float">
            <text:p>10.00E+03</text:p>
          </table:table-cell>
          <table:table-cell table:style-name="ce47" table:formula="of:=ABS([.F19]-[.E19])/[.F19]" office:value-type="percentage" office:value="0.1" calcext:value-type="percentage">
            <text:p>10.00%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44" office:value-type="float" office:value="2200" calcext:value-type="float">
            <text:p>2.20E+03</text:p>
          </table:table-cell>
          <table:table-cell table:style-name="ce44" table:formula="of:=([.D20]*([.$E$7]-0.6)/0.6)" office:value-type="float" office:value="16133.3333333333" calcext:value-type="float">
            <text:p>16.13E+03</text:p>
          </table:table-cell>
          <table:table-cell table:style-name="ce44" office:value-type="float" office:value="15000" calcext:value-type="float">
            <text:p>15.00E+03</text:p>
          </table:table-cell>
          <table:table-cell table:style-name="ce47" table:formula="of:=ABS([.F20]-[.E20])/[.F20]" office:value-type="percentage" office:value="0.0755555555555556" calcext:value-type="percentage">
            <text:p>7.56%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44" office:value-type="float" office:value="3300" calcext:value-type="float">
            <text:p>3.30E+03</text:p>
          </table:table-cell>
          <table:table-cell table:style-name="ce44" table:formula="of:=([.D21]*([.$E$7]-0.6)/0.6)" office:value-type="float" office:value="24200" calcext:value-type="float">
            <text:p>24.20E+03</text:p>
          </table:table-cell>
          <table:table-cell table:style-name="ce44" office:value-type="float" office:value="22000" calcext:value-type="float">
            <text:p>22.00E+03</text:p>
          </table:table-cell>
          <table:table-cell table:style-name="ce47" table:formula="of:=ABS([.F21]-[.E21])/[.F21]" office:value-type="percentage" office:value="0.1" calcext:value-type="percentage">
            <text:p>10.00%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45" office:value-type="float" office:value="4700" calcext:value-type="float">
            <text:p>4.70E+03</text:p>
          </table:table-cell>
          <table:table-cell table:style-name="ce45" table:formula="of:=([.D22]*([.$E$7]-0.6)/0.6)" office:value-type="float" office:value="34466.6666666667" calcext:value-type="float">
            <text:p>34.47E+03</text:p>
          </table:table-cell>
          <table:table-cell table:style-name="ce45" office:value-type="float" office:value="33000" calcext:value-type="float">
            <text:p>33.00E+03</text:p>
          </table:table-cell>
          <table:table-cell table:style-name="ce46" table:formula="of:=ABS([.F22]-[.E22])/[.F22]" office:value-type="percentage" office:value="0.0444444444444446" calcext:value-type="percentage">
            <text:p>4.44%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44" office:value-type="float" office:value="6800" calcext:value-type="float">
            <text:p>6.80E+03</text:p>
          </table:table-cell>
          <table:table-cell table:style-name="ce44" table:formula="of:=([.D23]*([.$E$7]-0.6)/0.6)" office:value-type="float" office:value="49866.6666666667" calcext:value-type="float">
            <text:p>49.87E+03</text:p>
          </table:table-cell>
          <table:table-cell table:style-name="ce44" office:value-type="float" office:value="47000" calcext:value-type="float">
            <text:p>47.00E+03</text:p>
          </table:table-cell>
          <table:table-cell table:style-name="ce47" table:formula="of:=ABS([.F23]-[.E23])/[.F23]" office:value-type="percentage" office:value="0.0609929078014185" calcext:value-type="percentage">
            <text:p>6.10%</text:p>
          </table:table-cell>
          <table:table-cell table:number-columns-repeated="21"/>
        </table:table-row>
        <table:table-row table:style-name="ro1" table:number-rows-repeated="3">
          <table:table-cell table:number-columns-repeated="28"/>
        </table:table-row>
        <table:table-row table:style-name="ro1">
          <table:table-cell/>
          <table:table-cell table:style-name="ce32" office:value-type="string" calcext:value-type="string">
            <text:p>Inductor Selection</text:p>
          </table:table-cell>
          <table:table-cell/>
          <table:table-cell table:style-name="ce32" office:value-type="string" calcext:value-type="string">
            <text:p>Ripple Current</text:p>
          </table:table-cell>
          <table:table-cell table:style-name="ce47" office:value-type="percentage" office:value="0.25" calcext:value-type="percentage">
            <text:p>25.00%</text:p>
          </table:table-cell>
          <table:table-cell table:style-name="ce50" table:formula="of:=[.E27]*[.$E$9]" office:value-type="float" office:value="3" calcext:value-type="float">
            <text:p>3.00</text:p>
          </table:table-cell>
          <table:table-cell table:number-columns-repeated="5"/>
          <table:table-cell table:style-name="ce32" office:value-type="string" calcext:value-type="string">
            <text:p>Ripple Current</text:p>
          </table:table-cell>
          <table:table-cell table:style-name="ce47" office:value-type="percentage" office:value="0.3" calcext:value-type="percentage">
            <text:p>30.00%</text:p>
          </table:table-cell>
          <table:table-cell table:style-name="ce50" table:formula="of:=[.M27]*[.$E$9]" office:value-type="float" office:value="3.6" calcext:value-type="float">
            <text:p>3.60</text:p>
          </table:table-cell>
          <table:table-cell table:number-columns-repeated="5"/>
          <table:table-cell table:style-name="ce32" office:value-type="string" calcext:value-type="string">
            <text:p>Ripple Current</text:p>
          </table:table-cell>
          <table:table-cell table:style-name="ce47" office:value-type="percentage" office:value="0.35" calcext:value-type="percentage">
            <text:p>35.00%</text:p>
          </table:table-cell>
          <table:table-cell table:style-name="ce50" table:formula="of:=[.U27]*[.$E$9]" office:value-type="float" office:value="4.2" calcext:value-type="float">
            <text:p>4.20</text:p>
          </table:table-cell>
          <table:table-cell table:number-columns-repeated="6"/>
        </table:table-row>
        <table:table-row table:style-name="ro1">
          <table:table-cell table:number-columns-repeated="20"/>
          <table:table-cell table:style-name="ce34" table:number-columns-repeated="5"/>
          <table:table-cell table:number-columns-repeated="3"/>
        </table:table-row>
        <table:table-row table:style-name="ro1">
          <table:table-cell table:number-columns-repeated="3"/>
          <table:table-cell table:style-name="ce34" table:number-columns-repeated="2"/>
          <table:table-cell table:style-name="ce32" office:value-type="string" calcext:value-type="string">
            <text:p>V_in</text:p>
          </table:table-cell>
          <table:table-cell table:style-name="ce34" table:number-columns-repeated="3"/>
          <table:table-cell table:number-columns-repeated="2"/>
          <table:table-cell table:style-name="ce34" table:number-columns-repeated="2"/>
          <table:table-cell table:style-name="ce32" office:value-type="string" calcext:value-type="string">
            <text:p>V_in</text:p>
          </table:table-cell>
          <table:table-cell table:style-name="ce34" table:number-columns-repeated="3"/>
          <table:table-cell table:number-columns-repeated="3"/>
          <table:table-cell table:style-name="ce34"/>
          <table:table-cell table:style-name="ce32" office:value-type="string" calcext:value-type="string">
            <text:p>V_in</text:p>
          </table:table-cell>
          <table:table-cell table:style-name="ce34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34" table:number-columns-repeated="2"/>
          <table:table-cell table:style-name="ce49" office:value-type="float" office:value="5" calcext:value-type="float">
            <text:p>5.0</text:p>
          </table:table-cell>
          <table:table-cell table:style-name="ce49" office:value-type="float" office:value="12" calcext:value-type="float">
            <text:p>12.0</text:p>
          </table:table-cell>
          <table:table-cell table:style-name="ce49" office:value-type="float" office:value="20" calcext:value-type="float">
            <text:p>20.0</text:p>
          </table:table-cell>
          <table:table-cell table:style-name="ce49" office:value-type="float" office:value="22" calcext:value-type="float">
            <text:p>22.0</text:p>
          </table:table-cell>
          <table:table-cell table:style-name="ce49" office:value-type="float" office:value="24" calcext:value-type="float">
            <text:p>24.0</text:p>
          </table:table-cell>
          <table:table-cell table:number-columns-repeated="2"/>
          <table:table-cell table:style-name="ce34"/>
          <table:table-cell table:style-name="ce49" office:value-type="float" office:value="5" calcext:value-type="float">
            <text:p>5.0</text:p>
          </table:table-cell>
          <table:table-cell table:style-name="ce49" office:value-type="float" office:value="12" calcext:value-type="float">
            <text:p>12.0</text:p>
          </table:table-cell>
          <table:table-cell table:style-name="ce49" office:value-type="float" office:value="20" calcext:value-type="float">
            <text:p>20.0</text:p>
          </table:table-cell>
          <table:table-cell table:style-name="ce49" office:value-type="float" office:value="22" calcext:value-type="float">
            <text:p>22.0</text:p>
          </table:table-cell>
          <table:table-cell table:style-name="ce49" office:value-type="float" office:value="24" calcext:value-type="float">
            <text:p>24.0</text:p>
          </table:table-cell>
          <table:table-cell table:number-columns-repeated="3"/>
          <table:table-cell table:style-name="ce49" office:value-type="float" office:value="5" calcext:value-type="float">
            <text:p>5.0</text:p>
          </table:table-cell>
          <table:table-cell table:style-name="ce49" office:value-type="float" office:value="12" calcext:value-type="float">
            <text:p>12.0</text:p>
          </table:table-cell>
          <table:table-cell table:style-name="ce49" office:value-type="float" office:value="20" calcext:value-type="float">
            <text:p>20.0</text:p>
          </table:table-cell>
          <table:table-cell table:style-name="ce49" office:value-type="float" office:value="22" calcext:value-type="float">
            <text:p>22.0</text:p>
          </table:table-cell>
          <table:table-cell table:style-name="ce49" office:value-type="float" office:value="24" calcext:value-type="float">
            <text:p>24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1" calcext:value-type="percentage">
            <text:p>10.00%</text:p>
          </table:table-cell>
          <table:table-cell table:style-name="ce44" table:formula="of:=([.E$30]-[.$E$7])*[.$D31]/([.$F$27]*[.$E$8])" office:value-type="float" office:value="0" calcext:value-type="float">
            <text:p>0.00E+00</text:p>
          </table:table-cell>
          <table:table-cell table:style-name="ce44" table:formula="of:=([.F$30]-[.$E$7])*[.$D31]/([.$F$27]*[.$E$8])" office:value-type="float" office:value="0.00000046666666666667" calcext:value-type="float">
            <text:p>466.67E-09</text:p>
          </table:table-cell>
          <table:table-cell table:style-name="ce44" table:formula="of:=([.G$30]-[.$E$7])*[.$D31]/([.$F$27]*[.$E$8])" office:value-type="float" office:value="0.000001" calcext:value-type="float">
            <text:p>1.00E-06</text:p>
          </table:table-cell>
          <table:table-cell table:style-name="ce44" table:formula="of:=([.H$30]-[.$E$7])*[.$D31]/([.$F$27]*[.$E$8])" office:value-type="float" office:value="0.00000113333333333333" calcext:value-type="float">
            <text:p>1.13E-06</text:p>
          </table:table-cell>
          <table:table-cell table:style-name="ce44" table:formula="of:=([.I$30]-[.$E$7])*[.$D31]/([.$F$27]*[.$E$8])" office:value-type="float" office:value="0.00000126666666666667" calcext:value-type="float">
            <text:p>1.27E-06</text:p>
          </table:table-cell>
          <table:table-cell/>
          <table:table-cell table:style-name="ce34"/>
          <table:table-cell table:style-name="ce46" office:value-type="percentage" office:value="0.1" calcext:value-type="percentage">
            <text:p>10.00%</text:p>
          </table:table-cell>
          <table:table-cell table:style-name="ce44" table:formula="of:=([.$M30]-[.$E$7])*[.L$31]/([.$N$27]*[.$E$8])" office:value-type="float" office:value="0" calcext:value-type="float">
            <text:p>0.00E+00</text:p>
          </table:table-cell>
          <table:table-cell table:style-name="ce44" table:formula="of:=([.$N30]-[.$E$7])*[.L$31]/([.$N$27]*[.$E$8])" office:value-type="float" office:value="0.00000038888888888889" calcext:value-type="float">
            <text:p>388.89E-09</text:p>
          </table:table-cell>
          <table:table-cell table:style-name="ce44" table:formula="of:=([.$O30]-[.$E$7])*[.L$31]/([.$N$27]*[.$E$8])" office:value-type="float" office:value="0.00000083333333333333" calcext:value-type="float">
            <text:p>833.33E-09</text:p>
          </table:table-cell>
          <table:table-cell table:style-name="ce44" table:formula="of:=([.$P30]-[.$E$7])*[.L$31]/([.$N$27]*[.$E$8])" office:value-type="float" office:value="0.00000094444444444444" calcext:value-type="float">
            <text:p>944.44E-09</text:p>
          </table:table-cell>
          <table:table-cell table:style-name="ce44" table:formula="of:=([.$Q30]-[.$E$7])*[.L$31]/([.$N$27]*[.$E$8])" office:value-type="float" office:value="0.00000105555555555556" calcext:value-type="float">
            <text:p>1.06E-06</text:p>
          </table:table-cell>
          <table:table-cell/>
          <table:table-cell table:style-name="ce34"/>
          <table:table-cell table:style-name="ce46" office:value-type="percentage" office:value="0.1" calcext:value-type="percentage">
            <text:p>10.00%</text:p>
          </table:table-cell>
          <table:table-cell table:style-name="ce44" table:formula="of:=([.$U30]-[.$E$7])*[.T$31]/([.$V$27]*[.$E$8])" office:value-type="float" office:value="0" calcext:value-type="float">
            <text:p>0.00E+00</text:p>
          </table:table-cell>
          <table:table-cell table:style-name="ce44" table:formula="of:=([.$V30]-[.$E$7])*[.T$31]/([.$V$27]*[.$E$8])" office:value-type="float" office:value="0.00000033333333333333" calcext:value-type="float">
            <text:p>333.33E-09</text:p>
          </table:table-cell>
          <table:table-cell table:style-name="ce44" table:formula="of:=([.$W30]-[.$E$7])*[.T$31]/([.$V$27]*[.$E$8])" office:value-type="float" office:value="0.00000071428571428571" calcext:value-type="float">
            <text:p>714.29E-09</text:p>
          </table:table-cell>
          <table:table-cell table:style-name="ce44" table:formula="of:=([.$X30]-[.$E$7])*[.T$31]/([.$V$27]*[.$E$8])" office:value-type="float" office:value="0.00000080952380952381" calcext:value-type="float">
            <text:p>809.52E-09</text:p>
          </table:table-cell>
          <table:table-cell table:style-name="ce44" table:formula="of:=([.$Y30]-[.$E$7])*[.T$31]/([.$V$27]*[.$E$8])" office:value-type="float" office:value="0.00000090476190476191" calcext:value-type="float">
            <text:p>904.76E-0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2" calcext:value-type="percentage">
            <text:p>20.00%</text:p>
          </table:table-cell>
          <table:table-cell table:style-name="ce44" table:formula="of:=([.E$30]-[.$E$7])*[.$D32]/([.$F$27]*[.$E$8])" office:value-type="float" office:value="0" calcext:value-type="float">
            <text:p>0.00E+00</text:p>
          </table:table-cell>
          <table:table-cell table:style-name="ce44" table:formula="of:=([.F$30]-[.$E$7])*[.$D32]/([.$F$27]*[.$E$8])" office:value-type="float" office:value="0.00000093333333333333" calcext:value-type="float">
            <text:p>933.33E-09</text:p>
          </table:table-cell>
          <table:table-cell table:style-name="ce44" table:formula="of:=([.G$30]-[.$E$7])*[.$D32]/([.$F$27]*[.$E$8])" office:value-type="float" office:value="0.000002" calcext:value-type="float">
            <text:p>2.00E-06</text:p>
          </table:table-cell>
          <table:table-cell table:style-name="ce44" table:formula="of:=([.H$30]-[.$E$7])*[.$D32]/([.$F$27]*[.$E$8])" office:value-type="float" office:value="0.00000226666666666667" calcext:value-type="float">
            <text:p>2.27E-06</text:p>
          </table:table-cell>
          <table:table-cell table:style-name="ce44" table:formula="of:=([.I$30]-[.$E$7])*[.$D32]/([.$F$27]*[.$E$8])" office:value-type="float" office:value="0.00000253333333333333" calcext:value-type="float">
            <text:p>2.53E-06</text:p>
          </table:table-cell>
          <table:table-cell/>
          <table:table-cell table:style-name="ce34"/>
          <table:table-cell table:style-name="ce46" office:value-type="percentage" office:value="0.2" calcext:value-type="percentage">
            <text:p>20.00%</text:p>
          </table:table-cell>
          <table:table-cell table:style-name="ce44" table:formula="of:=([.$M30]-[.$E$7])*[.L$32]/([.$N$27]*[.$E$8])" office:value-type="float" office:value="0" calcext:value-type="float">
            <text:p>0.00E+00</text:p>
          </table:table-cell>
          <table:table-cell table:style-name="ce44" table:formula="of:=([.$N30]-[.$E$7])*[.L$32]/([.$N$27]*[.$E$8])" office:value-type="float" office:value="0.00000077777777777778" calcext:value-type="float">
            <text:p>777.78E-09</text:p>
          </table:table-cell>
          <table:table-cell table:style-name="ce44" table:formula="of:=([.$O30]-[.$E$7])*[.L$32]/([.$N$27]*[.$E$8])" office:value-type="float" office:value="0.00000166666666666667" calcext:value-type="float">
            <text:p>1.67E-06</text:p>
          </table:table-cell>
          <table:table-cell table:style-name="ce44" table:formula="of:=([.$P30]-[.$E$7])*[.L$32]/([.$N$27]*[.$E$8])" office:value-type="float" office:value="0.00000188888888888889" calcext:value-type="float">
            <text:p>1.89E-06</text:p>
          </table:table-cell>
          <table:table-cell table:style-name="ce44" table:formula="of:=([.$Q30]-[.$E$7])*[.L$32]/([.$N$27]*[.$E$8])" office:value-type="float" office:value="0.00000211111111111111" calcext:value-type="float">
            <text:p>2.11E-06</text:p>
          </table:table-cell>
          <table:table-cell/>
          <table:table-cell table:style-name="ce34"/>
          <table:table-cell table:style-name="ce46" office:value-type="percentage" office:value="0.2" calcext:value-type="percentage">
            <text:p>20.00%</text:p>
          </table:table-cell>
          <table:table-cell table:style-name="ce44" table:formula="of:=([.$U30]-[.$E$7])*[.T$32]/([.$V$27]*[.$E$8])" office:value-type="float" office:value="0" calcext:value-type="float">
            <text:p>0.00E+00</text:p>
          </table:table-cell>
          <table:table-cell table:style-name="ce44" table:formula="of:=([.$V30]-[.$E$7])*[.T$32]/([.$V$27]*[.$E$8])" office:value-type="float" office:value="0.00000066666666666667" calcext:value-type="float">
            <text:p>666.67E-09</text:p>
          </table:table-cell>
          <table:table-cell table:style-name="ce44" table:formula="of:=([.$W30]-[.$E$7])*[.T$32]/([.$V$27]*[.$E$8])" office:value-type="float" office:value="0.00000142857142857143" calcext:value-type="float">
            <text:p>1.43E-06</text:p>
          </table:table-cell>
          <table:table-cell table:style-name="ce44" table:formula="of:=([.$X30]-[.$E$7])*[.T$32]/([.$V$27]*[.$E$8])" office:value-type="float" office:value="0.00000161904761904762" calcext:value-type="float">
            <text:p>1.62E-06</text:p>
          </table:table-cell>
          <table:table-cell table:style-name="ce44" table:formula="of:=([.$Y30]-[.$E$7])*[.T$32]/([.$V$27]*[.$E$8])" office:value-type="float" office:value="0.00000180952380952381" calcext:value-type="float">
            <text:p>1.81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 office:value-type="string" calcext:value-type="string">
            <text:p>Duty Cycle</text:p>
          </table:table-cell>
          <table:table-cell table:style-name="ce46" office:value-type="percentage" office:value="0.3" calcext:value-type="percentage">
            <text:p>30.00%</text:p>
          </table:table-cell>
          <table:table-cell table:style-name="ce44" table:formula="of:=([.E$30]-[.$E$7])*[.$D33]/([.$F$27]*[.$E$8])" office:value-type="float" office:value="0" calcext:value-type="float">
            <text:p>0.00E+00</text:p>
          </table:table-cell>
          <table:table-cell table:style-name="ce44" table:formula="of:=([.F$30]-[.$E$7])*[.$D33]/([.$F$27]*[.$E$8])" office:value-type="float" office:value="0.0000014" calcext:value-type="float">
            <text:p>1.40E-06</text:p>
          </table:table-cell>
          <table:table-cell table:style-name="ce44" table:formula="of:=([.G$30]-[.$E$7])*[.$D33]/([.$F$27]*[.$E$8])" office:value-type="float" office:value="0.000003" calcext:value-type="float">
            <text:p>3.00E-06</text:p>
          </table:table-cell>
          <table:table-cell table:style-name="ce44" table:formula="of:=([.H$30]-[.$E$7])*[.$D33]/([.$F$27]*[.$E$8])" office:value-type="float" office:value="0.0000034" calcext:value-type="float">
            <text:p>3.40E-06</text:p>
          </table:table-cell>
          <table:table-cell table:style-name="ce44" table:formula="of:=([.I$30]-[.$E$7])*[.$D33]/([.$F$27]*[.$E$8])" office:value-type="float" office:value="0.0000038" calcext:value-type="float">
            <text:p>3.80E-06</text:p>
          </table:table-cell>
          <table:table-cell/>
          <table:table-cell table:style-name="ce34" office:value-type="string" calcext:value-type="string">
            <text:p>Duty Cycle</text:p>
          </table:table-cell>
          <table:table-cell table:style-name="ce46" office:value-type="percentage" office:value="0.3" calcext:value-type="percentage">
            <text:p>30.00%</text:p>
          </table:table-cell>
          <table:table-cell table:style-name="ce44" table:formula="of:=([.$M30]-[.$E$7])*[.L$33]/([.$N$27]*[.$E$8])" office:value-type="float" office:value="0" calcext:value-type="float">
            <text:p>0.00E+00</text:p>
          </table:table-cell>
          <table:table-cell table:style-name="ce44" table:formula="of:=([.$N30]-[.$E$7])*[.L$33]/([.$N$27]*[.$E$8])" office:value-type="float" office:value="0.00000116666666666667" calcext:value-type="float">
            <text:p>1.17E-06</text:p>
          </table:table-cell>
          <table:table-cell table:style-name="ce44" table:formula="of:=([.$O30]-[.$E$7])*[.L$33]/([.$N$27]*[.$E$8])" office:value-type="float" office:value="0.0000025" calcext:value-type="float">
            <text:p>2.50E-06</text:p>
          </table:table-cell>
          <table:table-cell table:style-name="ce44" table:formula="of:=([.$P30]-[.$E$7])*[.L$33]/([.$N$27]*[.$E$8])" office:value-type="float" office:value="0.00000283333333333333" calcext:value-type="float">
            <text:p>2.83E-06</text:p>
          </table:table-cell>
          <table:table-cell table:style-name="ce44" table:formula="of:=([.$Q30]-[.$E$7])*[.L$33]/([.$N$27]*[.$E$8])" office:value-type="float" office:value="0.00000316666666666667" calcext:value-type="float">
            <text:p>3.17E-06</text:p>
          </table:table-cell>
          <table:table-cell/>
          <table:table-cell table:style-name="ce34" office:value-type="string" calcext:value-type="string">
            <text:p>Duty Cycle</text:p>
          </table:table-cell>
          <table:table-cell table:style-name="ce46" office:value-type="percentage" office:value="0.3" calcext:value-type="percentage">
            <text:p>30.00%</text:p>
          </table:table-cell>
          <table:table-cell table:style-name="ce44" table:formula="of:=([.$U30]-[.$E$7])*[.T$33]/([.$V$27]*[.$E$8])" office:value-type="float" office:value="0" calcext:value-type="float">
            <text:p>0.00E+00</text:p>
          </table:table-cell>
          <table:table-cell table:style-name="ce44" table:formula="of:=([.$V30]-[.$E$7])*[.T$33]/([.$V$27]*[.$E$8])" office:value-type="float" office:value="0.000001" calcext:value-type="float">
            <text:p>1.00E-06</text:p>
          </table:table-cell>
          <table:table-cell table:style-name="ce44" table:formula="of:=([.$W30]-[.$E$7])*[.T$33]/([.$V$27]*[.$E$8])" office:value-type="float" office:value="0.00000214285714285714" calcext:value-type="float">
            <text:p>2.14E-06</text:p>
          </table:table-cell>
          <table:table-cell table:style-name="ce44" table:formula="of:=([.$X30]-[.$E$7])*[.T$33]/([.$V$27]*[.$E$8])" office:value-type="float" office:value="0.00000242857142857143" calcext:value-type="float">
            <text:p>2.43E-06</text:p>
          </table:table-cell>
          <table:table-cell table:style-name="ce44" table:formula="of:=([.$Y30]-[.$E$7])*[.T$33]/([.$V$27]*[.$E$8])" office:value-type="float" office:value="0.00000271428571428572" calcext:value-type="float">
            <text:p>2.71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4" calcext:value-type="percentage">
            <text:p>40.00%</text:p>
          </table:table-cell>
          <table:table-cell table:style-name="ce44" table:formula="of:=([.E$30]-[.$E$7])*[.$D34]/([.$F$27]*[.$E$8])" office:value-type="float" office:value="0" calcext:value-type="float">
            <text:p>0.00E+00</text:p>
          </table:table-cell>
          <table:table-cell table:style-name="ce44" table:formula="of:=([.F$30]-[.$E$7])*[.$D34]/([.$F$27]*[.$E$8])" office:value-type="float" office:value="0.00000186666666666667" calcext:value-type="float">
            <text:p>1.87E-06</text:p>
          </table:table-cell>
          <table:table-cell table:style-name="ce44" table:formula="of:=([.G$30]-[.$E$7])*[.$D34]/([.$F$27]*[.$E$8])" office:value-type="float" office:value="0.000004" calcext:value-type="float">
            <text:p>4.00E-06</text:p>
          </table:table-cell>
          <table:table-cell table:style-name="ce44" table:formula="of:=([.H$30]-[.$E$7])*[.$D34]/([.$F$27]*[.$E$8])" office:value-type="float" office:value="0.00000453333333333333" calcext:value-type="float">
            <text:p>4.53E-06</text:p>
          </table:table-cell>
          <table:table-cell table:style-name="ce44" table:formula="of:=([.I$30]-[.$E$7])*[.$D34]/([.$F$27]*[.$E$8])" office:value-type="float" office:value="0.00000506666666666667" calcext:value-type="float">
            <text:p>5.07E-06</text:p>
          </table:table-cell>
          <table:table-cell/>
          <table:table-cell table:style-name="ce34"/>
          <table:table-cell table:style-name="ce46" office:value-type="percentage" office:value="0.4" calcext:value-type="percentage">
            <text:p>40.00%</text:p>
          </table:table-cell>
          <table:table-cell table:style-name="ce44" table:formula="of:=([.$M30]-[.$E$7])*[.L$34]/([.$N$27]*[.$E$8])" office:value-type="float" office:value="0" calcext:value-type="float">
            <text:p>0.00E+00</text:p>
          </table:table-cell>
          <table:table-cell table:style-name="ce44" table:formula="of:=([.$N30]-[.$E$7])*[.L$34]/([.$N$27]*[.$E$8])" office:value-type="float" office:value="0.00000155555555555556" calcext:value-type="float">
            <text:p>1.56E-06</text:p>
          </table:table-cell>
          <table:table-cell table:style-name="ce44" table:formula="of:=([.$O30]-[.$E$7])*[.L$34]/([.$N$27]*[.$E$8])" office:value-type="float" office:value="0.00000333333333333333" calcext:value-type="float">
            <text:p>3.33E-06</text:p>
          </table:table-cell>
          <table:table-cell table:style-name="ce44" table:formula="of:=([.$P30]-[.$E$7])*[.L$34]/([.$N$27]*[.$E$8])" office:value-type="float" office:value="0.00000377777777777778" calcext:value-type="float">
            <text:p>3.78E-06</text:p>
          </table:table-cell>
          <table:table-cell table:style-name="ce44" table:formula="of:=([.$Q30]-[.$E$7])*[.L$34]/([.$N$27]*[.$E$8])" office:value-type="float" office:value="0.00000422222222222222" calcext:value-type="float">
            <text:p>4.22E-06</text:p>
          </table:table-cell>
          <table:table-cell/>
          <table:table-cell table:style-name="ce34"/>
          <table:table-cell table:style-name="ce46" office:value-type="percentage" office:value="0.4" calcext:value-type="percentage">
            <text:p>40.00%</text:p>
          </table:table-cell>
          <table:table-cell table:style-name="ce44" table:formula="of:=([.$U30]-[.$E$7])*[.T$34]/([.$V$27]*[.$E$8])" office:value-type="float" office:value="0" calcext:value-type="float">
            <text:p>0.00E+00</text:p>
          </table:table-cell>
          <table:table-cell table:style-name="ce44" table:formula="of:=([.$V30]-[.$E$7])*[.T$34]/([.$V$27]*[.$E$8])" office:value-type="float" office:value="0.00000133333333333333" calcext:value-type="float">
            <text:p>1.33E-06</text:p>
          </table:table-cell>
          <table:table-cell table:style-name="ce44" table:formula="of:=([.$W30]-[.$E$7])*[.T$34]/([.$V$27]*[.$E$8])" office:value-type="float" office:value="0.00000285714285714286" calcext:value-type="float">
            <text:p>2.86E-06</text:p>
          </table:table-cell>
          <table:table-cell table:style-name="ce44" table:formula="of:=([.$X30]-[.$E$7])*[.T$34]/([.$V$27]*[.$E$8])" office:value-type="float" office:value="0.00000323809523809524" calcext:value-type="float">
            <text:p>3.24E-06</text:p>
          </table:table-cell>
          <table:table-cell table:style-name="ce44" table:formula="of:=([.$Y30]-[.$E$7])*[.T$34]/([.$V$27]*[.$E$8])" office:value-type="float" office:value="0.00000361904761904762" calcext:value-type="float">
            <text:p>3.62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5" calcext:value-type="percentage">
            <text:p>50.00%</text:p>
          </table:table-cell>
          <table:table-cell table:style-name="ce44" table:formula="of:=([.E$30]-[.$E$7])*[.$D35]/([.$F$27]*[.$E$8])" office:value-type="float" office:value="0" calcext:value-type="float">
            <text:p>0.00E+00</text:p>
          </table:table-cell>
          <table:table-cell table:style-name="ce44" table:formula="of:=([.F$30]-[.$E$7])*[.$D35]/([.$F$27]*[.$E$8])" office:value-type="float" office:value="0.00000233333333333333" calcext:value-type="float">
            <text:p>2.33E-06</text:p>
          </table:table-cell>
          <table:table-cell table:style-name="ce44" table:formula="of:=([.G$30]-[.$E$7])*[.$D35]/([.$F$27]*[.$E$8])" office:value-type="float" office:value="0.000005" calcext:value-type="float">
            <text:p>5.00E-06</text:p>
          </table:table-cell>
          <table:table-cell table:style-name="ce44" table:formula="of:=([.H$30]-[.$E$7])*[.$D35]/([.$F$27]*[.$E$8])" office:value-type="float" office:value="0.00000566666666666667" calcext:value-type="float">
            <text:p>5.67E-06</text:p>
          </table:table-cell>
          <table:table-cell table:style-name="ce44" table:formula="of:=([.I$30]-[.$E$7])*[.$D35]/([.$F$27]*[.$E$8])" office:value-type="float" office:value="0.00000633333333333333" calcext:value-type="float">
            <text:p>6.33E-06</text:p>
          </table:table-cell>
          <table:table-cell/>
          <table:table-cell table:style-name="ce34"/>
          <table:table-cell table:style-name="ce46" office:value-type="percentage" office:value="0.5" calcext:value-type="percentage">
            <text:p>50.00%</text:p>
          </table:table-cell>
          <table:table-cell table:style-name="ce44" table:formula="of:=([.$M30]-[.$E$7])*[.L$35]/([.$N$27]*[.$E$8])" office:value-type="float" office:value="0" calcext:value-type="float">
            <text:p>0.00E+00</text:p>
          </table:table-cell>
          <table:table-cell table:style-name="ce44" table:formula="of:=([.$N30]-[.$E$7])*[.L$35]/([.$N$27]*[.$E$8])" office:value-type="float" office:value="0.00000194444444444445" calcext:value-type="float">
            <text:p>1.94E-06</text:p>
          </table:table-cell>
          <table:table-cell table:style-name="ce44" table:formula="of:=([.$O30]-[.$E$7])*[.L$35]/([.$N$27]*[.$E$8])" office:value-type="float" office:value="0.00000416666666666667" calcext:value-type="float">
            <text:p>4.17E-06</text:p>
          </table:table-cell>
          <table:table-cell table:style-name="ce44" table:formula="of:=([.$P30]-[.$E$7])*[.L$35]/([.$N$27]*[.$E$8])" office:value-type="float" office:value="0.00000472222222222222" calcext:value-type="float">
            <text:p>4.72E-06</text:p>
          </table:table-cell>
          <table:table-cell table:style-name="ce44" table:formula="of:=([.$Q30]-[.$E$7])*[.L$35]/([.$N$27]*[.$E$8])" office:value-type="float" office:value="0.00000527777777777778" calcext:value-type="float">
            <text:p>5.28E-06</text:p>
          </table:table-cell>
          <table:table-cell/>
          <table:table-cell table:style-name="ce34"/>
          <table:table-cell table:style-name="ce46" office:value-type="percentage" office:value="0.5" calcext:value-type="percentage">
            <text:p>50.00%</text:p>
          </table:table-cell>
          <table:table-cell table:style-name="ce44" table:formula="of:=([.$U30]-[.$E$7])*[.T$35]/([.$V$27]*[.$E$8])" office:value-type="float" office:value="0" calcext:value-type="float">
            <text:p>0.00E+00</text:p>
          </table:table-cell>
          <table:table-cell table:style-name="ce44" table:formula="of:=([.$V30]-[.$E$7])*[.T$35]/([.$V$27]*[.$E$8])" office:value-type="float" office:value="0.00000166666666666667" calcext:value-type="float">
            <text:p>1.67E-06</text:p>
          </table:table-cell>
          <table:table-cell table:style-name="ce44" table:formula="of:=([.$W30]-[.$E$7])*[.T$35]/([.$V$27]*[.$E$8])" office:value-type="float" office:value="0.00000357142857142857" calcext:value-type="float">
            <text:p>3.57E-06</text:p>
          </table:table-cell>
          <table:table-cell table:style-name="ce44" table:formula="of:=([.$X30]-[.$E$7])*[.T$35]/([.$V$27]*[.$E$8])" office:value-type="float" office:value="0.00000404761904761905" calcext:value-type="float">
            <text:p>4.05E-06</text:p>
          </table:table-cell>
          <table:table-cell table:style-name="ce44" table:formula="of:=([.$Y30]-[.$E$7])*[.T$35]/([.$V$27]*[.$E$8])" office:value-type="float" office:value="0.00000452380952380953" calcext:value-type="float">
            <text:p>4.52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6" calcext:value-type="percentage">
            <text:p>60.00%</text:p>
          </table:table-cell>
          <table:table-cell table:style-name="ce44" table:formula="of:=([.E$30]-[.$E$7])*[.$D36]/([.$F$27]*[.$E$8])" office:value-type="float" office:value="0" calcext:value-type="float">
            <text:p>0.00E+00</text:p>
          </table:table-cell>
          <table:table-cell table:style-name="ce44" table:formula="of:=([.F$30]-[.$E$7])*[.$D36]/([.$F$27]*[.$E$8])" office:value-type="float" office:value="0.0000028" calcext:value-type="float">
            <text:p>2.80E-06</text:p>
          </table:table-cell>
          <table:table-cell table:style-name="ce44" table:formula="of:=([.G$30]-[.$E$7])*[.$D36]/([.$F$27]*[.$E$8])" office:value-type="float" office:value="0.000006" calcext:value-type="float">
            <text:p>6.00E-06</text:p>
          </table:table-cell>
          <table:table-cell table:style-name="ce44" table:formula="of:=([.H$30]-[.$E$7])*[.$D36]/([.$F$27]*[.$E$8])" office:value-type="float" office:value="0.0000068" calcext:value-type="float">
            <text:p>6.80E-06</text:p>
          </table:table-cell>
          <table:table-cell table:style-name="ce44" table:formula="of:=([.I$30]-[.$E$7])*[.$D36]/([.$F$27]*[.$E$8])" office:value-type="float" office:value="0.0000076" calcext:value-type="float">
            <text:p>7.60E-06</text:p>
          </table:table-cell>
          <table:table-cell/>
          <table:table-cell table:style-name="ce34"/>
          <table:table-cell table:style-name="ce46" office:value-type="percentage" office:value="0.6" calcext:value-type="percentage">
            <text:p>60.00%</text:p>
          </table:table-cell>
          <table:table-cell table:style-name="ce44" table:formula="of:=([.$M30]-[.$E$7])*[.L$36]/([.$N$27]*[.$E$8])" office:value-type="float" office:value="0" calcext:value-type="float">
            <text:p>0.00E+00</text:p>
          </table:table-cell>
          <table:table-cell table:style-name="ce44" table:formula="of:=([.$N30]-[.$E$7])*[.L$36]/([.$N$27]*[.$E$8])" office:value-type="float" office:value="0.00000233333333333333" calcext:value-type="float">
            <text:p>2.33E-06</text:p>
          </table:table-cell>
          <table:table-cell table:style-name="ce44" table:formula="of:=([.$O30]-[.$E$7])*[.L$36]/([.$N$27]*[.$E$8])" office:value-type="float" office:value="0.000005" calcext:value-type="float">
            <text:p>5.00E-06</text:p>
          </table:table-cell>
          <table:table-cell table:style-name="ce44" table:formula="of:=([.$P30]-[.$E$7])*[.L$36]/([.$N$27]*[.$E$8])" office:value-type="float" office:value="0.00000566666666666667" calcext:value-type="float">
            <text:p>5.67E-06</text:p>
          </table:table-cell>
          <table:table-cell table:style-name="ce44" table:formula="of:=([.$Q30]-[.$E$7])*[.L$36]/([.$N$27]*[.$E$8])" office:value-type="float" office:value="0.00000633333333333333" calcext:value-type="float">
            <text:p>6.33E-06</text:p>
          </table:table-cell>
          <table:table-cell/>
          <table:table-cell table:style-name="ce34"/>
          <table:table-cell table:style-name="ce46" office:value-type="percentage" office:value="0.6" calcext:value-type="percentage">
            <text:p>60.00%</text:p>
          </table:table-cell>
          <table:table-cell table:style-name="ce44" table:formula="of:=([.$U30]-[.$E$7])*[.T$36]/([.$V$27]*[.$E$8])" office:value-type="float" office:value="0" calcext:value-type="float">
            <text:p>0.00E+00</text:p>
          </table:table-cell>
          <table:table-cell table:style-name="ce44" table:formula="of:=([.$V30]-[.$E$7])*[.T$36]/([.$V$27]*[.$E$8])" office:value-type="float" office:value="0.000002" calcext:value-type="float">
            <text:p>2.00E-06</text:p>
          </table:table-cell>
          <table:table-cell table:style-name="ce44" table:formula="of:=([.$W30]-[.$E$7])*[.T$36]/([.$V$27]*[.$E$8])" office:value-type="float" office:value="0.00000428571428571429" calcext:value-type="float">
            <text:p>4.29E-06</text:p>
          </table:table-cell>
          <table:table-cell table:style-name="ce44" table:formula="of:=([.$X30]-[.$E$7])*[.T$36]/([.$V$27]*[.$E$8])" office:value-type="float" office:value="0.00000485714285714286" calcext:value-type="float">
            <text:p>4.86E-06</text:p>
          </table:table-cell>
          <table:table-cell table:style-name="ce44" table:formula="of:=([.$Y30]-[.$E$7])*[.T$36]/([.$V$27]*[.$E$8])" office:value-type="float" office:value="0.00000542857142857143" calcext:value-type="float">
            <text:p>5.43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7" calcext:value-type="percentage">
            <text:p>70.00%</text:p>
          </table:table-cell>
          <table:table-cell table:style-name="ce44" table:formula="of:=([.E$30]-[.$E$7])*[.$D37]/([.$F$27]*[.$E$8])" office:value-type="float" office:value="0" calcext:value-type="float">
            <text:p>0.00E+00</text:p>
          </table:table-cell>
          <table:table-cell table:style-name="ce44" table:formula="of:=([.F$30]-[.$E$7])*[.$D37]/([.$F$27]*[.$E$8])" office:value-type="float" office:value="0.00000326666666666667" calcext:value-type="float">
            <text:p>3.27E-06</text:p>
          </table:table-cell>
          <table:table-cell table:style-name="ce44" table:formula="of:=([.G$30]-[.$E$7])*[.$D37]/([.$F$27]*[.$E$8])" office:value-type="float" office:value="0.000007" calcext:value-type="float">
            <text:p>7.00E-06</text:p>
          </table:table-cell>
          <table:table-cell table:style-name="ce44" table:formula="of:=([.H$30]-[.$E$7])*[.$D37]/([.$F$27]*[.$E$8])" office:value-type="float" office:value="0.00000793333333333333" calcext:value-type="float">
            <text:p>7.93E-06</text:p>
          </table:table-cell>
          <table:table-cell table:style-name="ce44" table:formula="of:=([.I$30]-[.$E$7])*[.$D37]/([.$F$27]*[.$E$8])" office:value-type="float" office:value="0.00000886666666666667" calcext:value-type="float">
            <text:p>8.87E-06</text:p>
          </table:table-cell>
          <table:table-cell/>
          <table:table-cell table:style-name="ce34"/>
          <table:table-cell table:style-name="ce46" office:value-type="percentage" office:value="0.7" calcext:value-type="percentage">
            <text:p>70.00%</text:p>
          </table:table-cell>
          <table:table-cell table:style-name="ce44" table:formula="of:=([.$M30]-[.$E$7])*[.L$37]/([.$N$27]*[.$E$8])" office:value-type="float" office:value="0" calcext:value-type="float">
            <text:p>0.00E+00</text:p>
          </table:table-cell>
          <table:table-cell table:style-name="ce44" table:formula="of:=([.$N30]-[.$E$7])*[.L$37]/([.$N$27]*[.$E$8])" office:value-type="float" office:value="0.00000272222222222222" calcext:value-type="float">
            <text:p>2.72E-06</text:p>
          </table:table-cell>
          <table:table-cell table:style-name="ce44" table:formula="of:=([.$O30]-[.$E$7])*[.L$37]/([.$N$27]*[.$E$8])" office:value-type="float" office:value="0.00000583333333333333" calcext:value-type="float">
            <text:p>5.83E-06</text:p>
          </table:table-cell>
          <table:table-cell table:style-name="ce44" table:formula="of:=([.$P30]-[.$E$7])*[.L$37]/([.$N$27]*[.$E$8])" office:value-type="float" office:value="0.00000661111111111111" calcext:value-type="float">
            <text:p>6.61E-06</text:p>
          </table:table-cell>
          <table:table-cell table:style-name="ce44" table:formula="of:=([.$Q30]-[.$E$7])*[.L$37]/([.$N$27]*[.$E$8])" office:value-type="float" office:value="0.00000738888888888889" calcext:value-type="float">
            <text:p>7.39E-06</text:p>
          </table:table-cell>
          <table:table-cell/>
          <table:table-cell table:style-name="ce34"/>
          <table:table-cell table:style-name="ce46" office:value-type="percentage" office:value="0.7" calcext:value-type="percentage">
            <text:p>70.00%</text:p>
          </table:table-cell>
          <table:table-cell table:style-name="ce44" table:formula="of:=([.$U30]-[.$E$7])*[.T$37]/([.$V$27]*[.$E$8])" office:value-type="float" office:value="0" calcext:value-type="float">
            <text:p>0.00E+00</text:p>
          </table:table-cell>
          <table:table-cell table:style-name="ce44" table:formula="of:=([.$V30]-[.$E$7])*[.T$37]/([.$V$27]*[.$E$8])" office:value-type="float" office:value="0.00000233333333333333" calcext:value-type="float">
            <text:p>2.33E-06</text:p>
          </table:table-cell>
          <table:table-cell table:style-name="ce44" table:formula="of:=([.$W30]-[.$E$7])*[.T$37]/([.$V$27]*[.$E$8])" office:value-type="float" office:value="0.000005" calcext:value-type="float">
            <text:p>5.00E-06</text:p>
          </table:table-cell>
          <table:table-cell table:style-name="ce44" table:formula="of:=([.$X30]-[.$E$7])*[.T$37]/([.$V$27]*[.$E$8])" office:value-type="float" office:value="0.00000566666666666667" calcext:value-type="float">
            <text:p>5.67E-06</text:p>
          </table:table-cell>
          <table:table-cell table:style-name="ce44" table:formula="of:=([.$Y30]-[.$E$7])*[.T$37]/([.$V$27]*[.$E$8])" office:value-type="float" office:value="0.00000633333333333333" calcext:value-type="float">
            <text:p>6.33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8" calcext:value-type="percentage">
            <text:p>80.00%</text:p>
          </table:table-cell>
          <table:table-cell table:style-name="ce44" table:formula="of:=([.E$30]-[.$E$7])*[.$D38]/([.$F$27]*[.$E$8])" office:value-type="float" office:value="0" calcext:value-type="float">
            <text:p>0.00E+00</text:p>
          </table:table-cell>
          <table:table-cell table:style-name="ce44" table:formula="of:=([.F$30]-[.$E$7])*[.$D38]/([.$F$27]*[.$E$8])" office:value-type="float" office:value="0.00000373333333333333" calcext:value-type="float">
            <text:p>3.73E-06</text:p>
          </table:table-cell>
          <table:table-cell table:style-name="ce44" table:formula="of:=([.G$30]-[.$E$7])*[.$D38]/([.$F$27]*[.$E$8])" office:value-type="float" office:value="0.000008" calcext:value-type="float">
            <text:p>8.00E-06</text:p>
          </table:table-cell>
          <table:table-cell table:style-name="ce44" table:formula="of:=([.H$30]-[.$E$7])*[.$D38]/([.$F$27]*[.$E$8])" office:value-type="float" office:value="0.00000906666666666667" calcext:value-type="float">
            <text:p>9.07E-06</text:p>
          </table:table-cell>
          <table:table-cell table:style-name="ce44" table:formula="of:=([.I$30]-[.$E$7])*[.$D38]/([.$F$27]*[.$E$8])" office:value-type="float" office:value="0.0000101333333333333" calcext:value-type="float">
            <text:p>10.13E-06</text:p>
          </table:table-cell>
          <table:table-cell/>
          <table:table-cell table:style-name="ce34"/>
          <table:table-cell table:style-name="ce46" office:value-type="percentage" office:value="0.8" calcext:value-type="percentage">
            <text:p>80.00%</text:p>
          </table:table-cell>
          <table:table-cell table:style-name="ce44" table:formula="of:=([.$M30]-[.$E$7])*[.L$38]/([.$N$27]*[.$E$8])" office:value-type="float" office:value="0" calcext:value-type="float">
            <text:p>0.00E+00</text:p>
          </table:table-cell>
          <table:table-cell table:style-name="ce44" table:formula="of:=([.$N30]-[.$E$7])*[.L$38]/([.$N$27]*[.$E$8])" office:value-type="float" office:value="0.00000311111111111111" calcext:value-type="float">
            <text:p>3.11E-06</text:p>
          </table:table-cell>
          <table:table-cell table:style-name="ce44" table:formula="of:=([.$O30]-[.$E$7])*[.L$38]/([.$N$27]*[.$E$8])" office:value-type="float" office:value="0.00000666666666666667" calcext:value-type="float">
            <text:p>6.67E-06</text:p>
          </table:table-cell>
          <table:table-cell table:style-name="ce44" table:formula="of:=([.$P30]-[.$E$7])*[.L$38]/([.$N$27]*[.$E$8])" office:value-type="float" office:value="0.00000755555555555556" calcext:value-type="float">
            <text:p>7.56E-06</text:p>
          </table:table-cell>
          <table:table-cell table:style-name="ce44" table:formula="of:=([.$Q30]-[.$E$7])*[.L$38]/([.$N$27]*[.$E$8])" office:value-type="float" office:value="0.00000844444444444445" calcext:value-type="float">
            <text:p>8.44E-06</text:p>
          </table:table-cell>
          <table:table-cell/>
          <table:table-cell table:style-name="ce34"/>
          <table:table-cell table:style-name="ce46" office:value-type="percentage" office:value="0.8" calcext:value-type="percentage">
            <text:p>80.00%</text:p>
          </table:table-cell>
          <table:table-cell table:style-name="ce44" table:formula="of:=([.$U30]-[.$E$7])*[.T$38]/([.$V$27]*[.$E$8])" office:value-type="float" office:value="0" calcext:value-type="float">
            <text:p>0.00E+00</text:p>
          </table:table-cell>
          <table:table-cell table:style-name="ce44" table:formula="of:=([.$V30]-[.$E$7])*[.T$38]/([.$V$27]*[.$E$8])" office:value-type="float" office:value="0.00000266666666666667" calcext:value-type="float">
            <text:p>2.67E-06</text:p>
          </table:table-cell>
          <table:table-cell table:style-name="ce44" table:formula="of:=([.$W30]-[.$E$7])*[.T$38]/([.$V$27]*[.$E$8])" office:value-type="float" office:value="0.00000571428571428572" calcext:value-type="float">
            <text:p>5.71E-06</text:p>
          </table:table-cell>
          <table:table-cell table:style-name="ce44" table:formula="of:=([.$X30]-[.$E$7])*[.T$38]/([.$V$27]*[.$E$8])" office:value-type="float" office:value="0.00000647619047619048" calcext:value-type="float">
            <text:p>6.48E-06</text:p>
          </table:table-cell>
          <table:table-cell table:style-name="ce44" table:formula="of:=([.$Y30]-[.$E$7])*[.T$38]/([.$V$27]*[.$E$8])" office:value-type="float" office:value="0.00000723809523809524" calcext:value-type="float">
            <text:p>7.24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9" calcext:value-type="percentage">
            <text:p>90.00%</text:p>
          </table:table-cell>
          <table:table-cell table:style-name="ce44" table:formula="of:=([.E$30]-[.$E$7])*[.$D39]/([.$F$27]*[.$E$8])" office:value-type="float" office:value="0" calcext:value-type="float">
            <text:p>0.00E+00</text:p>
          </table:table-cell>
          <table:table-cell table:style-name="ce44" table:formula="of:=([.F$30]-[.$E$7])*[.$D39]/([.$F$27]*[.$E$8])" office:value-type="float" office:value="0.0000042" calcext:value-type="float">
            <text:p>4.20E-06</text:p>
          </table:table-cell>
          <table:table-cell table:style-name="ce44" table:formula="of:=([.G$30]-[.$E$7])*[.$D39]/([.$F$27]*[.$E$8])" office:value-type="float" office:value="0.000009" calcext:value-type="float">
            <text:p>9.00E-06</text:p>
          </table:table-cell>
          <table:table-cell table:style-name="ce44" table:formula="of:=([.H$30]-[.$E$7])*[.$D39]/([.$F$27]*[.$E$8])" office:value-type="float" office:value="0.0000102" calcext:value-type="float">
            <text:p>10.20E-06</text:p>
          </table:table-cell>
          <table:table-cell table:style-name="ce44" table:formula="of:=([.I$30]-[.$E$7])*[.$D39]/([.$F$27]*[.$E$8])" office:value-type="float" office:value="0.0000114" calcext:value-type="float">
            <text:p>11.40E-06</text:p>
          </table:table-cell>
          <table:table-cell/>
          <table:table-cell table:style-name="ce34"/>
          <table:table-cell table:style-name="ce46" office:value-type="percentage" office:value="0.9" calcext:value-type="percentage">
            <text:p>90.00%</text:p>
          </table:table-cell>
          <table:table-cell table:style-name="ce44" table:formula="of:=([.$M30]-[.$E$7])*[.L$39]/([.$N$27]*[.$E$8])" office:value-type="float" office:value="0" calcext:value-type="float">
            <text:p>0.00E+00</text:p>
          </table:table-cell>
          <table:table-cell table:style-name="ce44" table:formula="of:=([.$N30]-[.$E$7])*[.L$39]/([.$N$27]*[.$E$8])" office:value-type="float" office:value="0.0000035" calcext:value-type="float">
            <text:p>3.50E-06</text:p>
          </table:table-cell>
          <table:table-cell table:style-name="ce44" table:formula="of:=([.$O30]-[.$E$7])*[.L$39]/([.$N$27]*[.$E$8])" office:value-type="float" office:value="0.0000075" calcext:value-type="float">
            <text:p>7.50E-06</text:p>
          </table:table-cell>
          <table:table-cell table:style-name="ce44" table:formula="of:=([.$P30]-[.$E$7])*[.L$39]/([.$N$27]*[.$E$8])" office:value-type="float" office:value="0.0000085" calcext:value-type="float">
            <text:p>8.50E-06</text:p>
          </table:table-cell>
          <table:table-cell table:style-name="ce44" table:formula="of:=([.$Q30]-[.$E$7])*[.L$39]/([.$N$27]*[.$E$8])" office:value-type="float" office:value="0.0000095" calcext:value-type="float">
            <text:p>9.50E-06</text:p>
          </table:table-cell>
          <table:table-cell/>
          <table:table-cell table:style-name="ce34"/>
          <table:table-cell table:style-name="ce46" office:value-type="percentage" office:value="0.9" calcext:value-type="percentage">
            <text:p>90.00%</text:p>
          </table:table-cell>
          <table:table-cell table:style-name="ce44" table:formula="of:=([.$U30]-[.$E$7])*[.T$39]/([.$V$27]*[.$E$8])" office:value-type="float" office:value="0" calcext:value-type="float">
            <text:p>0.00E+00</text:p>
          </table:table-cell>
          <table:table-cell table:style-name="ce44" table:formula="of:=([.$V30]-[.$E$7])*[.T$39]/([.$V$27]*[.$E$8])" office:value-type="float" office:value="0.000003" calcext:value-type="float">
            <text:p>3.00E-06</text:p>
          </table:table-cell>
          <table:table-cell table:style-name="ce44" table:formula="of:=([.$W30]-[.$E$7])*[.T$39]/([.$V$27]*[.$E$8])" office:value-type="float" office:value="0.00000642857142857143" calcext:value-type="float">
            <text:p>6.43E-06</text:p>
          </table:table-cell>
          <table:table-cell table:style-name="ce44" table:formula="of:=([.$X30]-[.$E$7])*[.T$39]/([.$V$27]*[.$E$8])" office:value-type="float" office:value="0.00000728571428571429" calcext:value-type="float">
            <text:p>7.29E-06</text:p>
          </table:table-cell>
          <table:table-cell table:style-name="ce44" table:formula="of:=([.$Y30]-[.$E$7])*[.T$39]/([.$V$27]*[.$E$8])" office:value-type="float" office:value="0.00000814285714285715" calcext:value-type="float">
            <text:p>8.14E-0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7"/>
          <table:table-cell table:style-name="ce44" table:number-columns-repeated="2"/>
          <table:table-cell table:style-name="ce34" office:value-type="string" calcext:value-type="string">
            <text:p>Inductance</text:p>
          </table:table-cell>
          <table:table-cell table:style-name="ce44" office:value-type="string" calcext:value-type="string">
            <text:p>Min</text:p>
          </table:table-cell>
          <table:table-cell table:style-name="ce44" table:formula="of:=MIN([.F31:.I39])" office:value-type="float" office:value="0.00000046666666666667" calcext:value-type="float">
            <text:p>466.67E-09</text:p>
          </table:table-cell>
          <table:table-cell table:number-columns-repeated="2"/>
          <table:table-cell table:style-name="ce47"/>
          <table:table-cell table:style-name="ce44" table:number-columns-repeated="2"/>
          <table:table-cell table:style-name="ce34" office:value-type="string" calcext:value-type="string">
            <text:p>Inductance</text:p>
          </table:table-cell>
          <table:table-cell table:style-name="ce44" office:value-type="string" calcext:value-type="string">
            <text:p>Min</text:p>
          </table:table-cell>
          <table:table-cell table:style-name="ce44" table:formula="of:=MIN([.N31:.Q39])" office:value-type="float" office:value="0.00000038888888888889" calcext:value-type="float">
            <text:p>388.89E-09</text:p>
          </table:table-cell>
          <table:table-cell table:number-columns-repeated="5"/>
          <table:table-cell table:style-name="ce34" office:value-type="string" calcext:value-type="string">
            <text:p>Inductance</text:p>
          </table:table-cell>
          <table:table-cell office:value-type="string" calcext:value-type="string">
            <text:p>Min</text:p>
          </table:table-cell>
          <table:table-cell table:style-name="ce44" table:formula="of:=MIN([.V31:.Y39])" office:value-type="float" office:value="0.00000033333333333333" calcext:value-type="float">
            <text:p>333.33E-0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Max</text:p>
          </table:table-cell>
          <table:table-cell table:style-name="ce44" table:formula="of:=MAX([.F31:.I39])" office:value-type="float" office:value="0.0000114" calcext:value-type="float">
            <text:p>11.40E-06</text:p>
          </table:table-cell>
          <table:table-cell table:number-columns-repeated="6"/>
          <table:table-cell office:value-type="string" calcext:value-type="string">
            <text:p>Max</text:p>
          </table:table-cell>
          <table:table-cell table:style-name="ce44" table:formula="of:=MAX([.N31:.Q39])" office:value-type="float" office:value="0.0000095" calcext:value-type="float">
            <text:p>9.50E-06</text:p>
          </table:table-cell>
          <table:table-cell table:number-columns-repeated="6"/>
          <table:table-cell office:value-type="string" calcext:value-type="string">
            <text:p>Max</text:p>
          </table:table-cell>
          <table:table-cell table:style-name="ce44" table:formula="of:=MAX([.V31:.Y39])" office:value-type="float" office:value="0.00000814285714285715" calcext:value-type="float">
            <text:p>8.14E-0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2" office:value-type="string" calcext:value-type="string">
            <text:p>Ripple Current</text:p>
          </table:table-cell>
          <table:table-cell table:style-name="ce47" office:value-type="percentage" office:value="0.4" calcext:value-type="percentage">
            <text:p>40.00%</text:p>
          </table:table-cell>
          <table:table-cell table:style-name="ce50" table:formula="of:=[.U42]*[.$E$9]" office:value-type="float" office:value="6" calcext:value-type="float">
            <text:p>6.00</text:p>
          </table:table-cell>
          <table:table-cell table:number-columns-repeated="5"/>
          <table:table-cell table:style-name="ce32" office:value-type="string" calcext:value-type="string">
            <text:p>Ripple Current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50" table:formula="of:=[.U42]*[.$E$9]" office:value-type="float" office:value="6" calcext:value-type="float">
            <text:p>6.00</text:p>
          </table:table-cell>
          <table:table-cell table:number-columns-repeated="5"/>
          <table:table-cell table:style-name="ce32" office:value-type="string" calcext:value-type="string">
            <text:p>Ripple Current</text:p>
          </table:table-cell>
          <table:table-cell table:style-name="ce47" office:value-type="percentage" office:value="0.5" calcext:value-type="percentage">
            <text:p>50.00%</text:p>
          </table:table-cell>
          <table:table-cell table:style-name="ce50" table:formula="of:=[.U42]*[.$E$9]" office:value-type="float" office:value="6" calcext:value-type="float">
            <text:p>6.00</text:p>
          </table:table-cell>
          <table:table-cell table:number-columns-repeated="6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4"/>
          <table:table-cell table:style-name="ce34"/>
          <table:table-cell table:style-name="ce32" office:value-type="string" calcext:value-type="string">
            <text:p>V_in</text:p>
          </table:table-cell>
          <table:table-cell table:style-name="ce34" table:number-columns-repeated="3"/>
          <table:table-cell table:number-columns-repeated="3"/>
          <table:table-cell table:style-name="ce34"/>
          <table:table-cell table:style-name="ce32" office:value-type="string" calcext:value-type="string">
            <text:p>V_in</text:p>
          </table:table-cell>
          <table:table-cell table:style-name="ce34" table:number-columns-repeated="3"/>
          <table:table-cell table:number-columns-repeated="3"/>
          <table:table-cell table:style-name="ce34"/>
          <table:table-cell table:style-name="ce32" office:value-type="string" calcext:value-type="string">
            <text:p>V_in</text:p>
          </table:table-cell>
          <table:table-cell table:style-name="ce34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34" table:number-columns-repeated="2"/>
          <table:table-cell table:style-name="ce49" office:value-type="float" office:value="5" calcext:value-type="float">
            <text:p>5.0</text:p>
          </table:table-cell>
          <table:table-cell table:style-name="ce49" office:value-type="float" office:value="12" calcext:value-type="float">
            <text:p>12.0</text:p>
          </table:table-cell>
          <table:table-cell table:style-name="ce49" office:value-type="float" office:value="20" calcext:value-type="float">
            <text:p>20.0</text:p>
          </table:table-cell>
          <table:table-cell table:style-name="ce49" office:value-type="float" office:value="22" calcext:value-type="float">
            <text:p>22.0</text:p>
          </table:table-cell>
          <table:table-cell table:style-name="ce49" office:value-type="float" office:value="24" calcext:value-type="float">
            <text:p>24.0</text:p>
          </table:table-cell>
          <table:table-cell/>
          <table:table-cell table:style-name="ce34" table:number-columns-repeated="2"/>
          <table:table-cell table:style-name="ce49" office:value-type="float" office:value="5" calcext:value-type="float">
            <text:p>5.0</text:p>
          </table:table-cell>
          <table:table-cell table:style-name="ce49" office:value-type="float" office:value="12" calcext:value-type="float">
            <text:p>12.0</text:p>
          </table:table-cell>
          <table:table-cell table:style-name="ce49" office:value-type="float" office:value="20" calcext:value-type="float">
            <text:p>20.0</text:p>
          </table:table-cell>
          <table:table-cell table:style-name="ce49" office:value-type="float" office:value="22" calcext:value-type="float">
            <text:p>22.0</text:p>
          </table:table-cell>
          <table:table-cell table:style-name="ce49" office:value-type="float" office:value="24" calcext:value-type="float">
            <text:p>24.0</text:p>
          </table:table-cell>
          <table:table-cell/>
          <table:table-cell table:style-name="ce34" table:number-columns-repeated="2"/>
          <table:table-cell table:style-name="ce49" office:value-type="float" office:value="5" calcext:value-type="float">
            <text:p>5.0</text:p>
          </table:table-cell>
          <table:table-cell table:style-name="ce49" office:value-type="float" office:value="12" calcext:value-type="float">
            <text:p>12.0</text:p>
          </table:table-cell>
          <table:table-cell table:style-name="ce49" office:value-type="float" office:value="20" calcext:value-type="float">
            <text:p>20.0</text:p>
          </table:table-cell>
          <table:table-cell table:style-name="ce49" office:value-type="float" office:value="22" calcext:value-type="float">
            <text:p>22.0</text:p>
          </table:table-cell>
          <table:table-cell table:style-name="ce49" office:value-type="float" office:value="24" calcext:value-type="float">
            <text:p>24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1" calcext:value-type="percentage">
            <text:p>10.00%</text:p>
          </table:table-cell>
          <table:table-cell table:style-name="ce44" table:formula="of:=([.E$45]-[.$E$7])*[.$D46]/([.$F$42]*[.$E$8])" office:value-type="float" office:value="0" calcext:value-type="float">
            <text:p>0.00E+00</text:p>
          </table:table-cell>
          <table:table-cell table:style-name="ce44" table:formula="of:=([.F$45]-[.$E$7])*[.$D46]/([.$F$42]*[.$E$8])" office:value-type="float" office:value="0.00000023333333333333" calcext:value-type="float">
            <text:p>233.33E-09</text:p>
          </table:table-cell>
          <table:table-cell table:style-name="ce44" table:formula="of:=([.G$45]-[.$E$7])*[.$D46]/([.$F$42]*[.$E$8])" office:value-type="float" office:value="0.0000005" calcext:value-type="float">
            <text:p>500.00E-09</text:p>
          </table:table-cell>
          <table:table-cell table:style-name="ce44" table:formula="of:=([.H$45]-[.$E$7])*[.$D46]/([.$F$42]*[.$E$8])" office:value-type="float" office:value="0.00000056666666666667" calcext:value-type="float">
            <text:p>566.67E-09</text:p>
          </table:table-cell>
          <table:table-cell table:style-name="ce44" table:formula="of:=([.I$45]-[.$E$7])*[.$D46]/([.$F$42]*[.$E$8])" office:value-type="float" office:value="0.00000063333333333333" calcext:value-type="float">
            <text:p>633.33E-09</text:p>
          </table:table-cell>
          <table:table-cell/>
          <table:table-cell table:style-name="ce34"/>
          <table:table-cell table:style-name="ce46" office:value-type="percentage" office:value="0.1" calcext:value-type="percentage">
            <text:p>10.00%</text:p>
          </table:table-cell>
          <table:table-cell table:style-name="ce44" table:formula="of:=([.M$45]-[.$E$7])*[.$L46]/([.$N$42]*[.$E$8])" office:value-type="float" office:value="0" calcext:value-type="float">
            <text:p>0.00E+00</text:p>
          </table:table-cell>
          <table:table-cell table:style-name="ce44" table:formula="of:=([.N$45]-[.$E$7])*[.$L46]/([.$N$42]*[.$E$8])" office:value-type="float" office:value="0.00000023333333333333" calcext:value-type="float">
            <text:p>233.33E-09</text:p>
          </table:table-cell>
          <table:table-cell table:style-name="ce44" table:formula="of:=([.O$45]-[.$E$7])*[.$L46]/([.$N$42]*[.$E$8])" office:value-type="float" office:value="0.0000005" calcext:value-type="float">
            <text:p>500.00E-09</text:p>
          </table:table-cell>
          <table:table-cell table:style-name="ce44" table:formula="of:=([.P$45]-[.$E$7])*[.$L46]/([.$N$42]*[.$E$8])" office:value-type="float" office:value="0.00000056666666666667" calcext:value-type="float">
            <text:p>566.67E-09</text:p>
          </table:table-cell>
          <table:table-cell table:style-name="ce44" table:formula="of:=([.Q$45]-[.$E$7])*[.$L46]/([.$N$42]*[.$E$8])" office:value-type="float" office:value="0.00000063333333333333" calcext:value-type="float">
            <text:p>633.33E-09</text:p>
          </table:table-cell>
          <table:table-cell/>
          <table:table-cell table:style-name="ce34"/>
          <table:table-cell table:style-name="ce46" office:value-type="percentage" office:value="0.1" calcext:value-type="percentage">
            <text:p>10.00%</text:p>
          </table:table-cell>
          <table:table-cell table:style-name="ce44" table:formula="of:=([.U$45]-[.$E$7])*[.$T46]/([.$V$42]*[.$E$8])" office:value-type="float" office:value="0" calcext:value-type="float">
            <text:p>0.00E+00</text:p>
          </table:table-cell>
          <table:table-cell table:style-name="ce44" table:formula="of:=([.V$45]-[.$E$7])*[.$T46]/([.$V$42]*[.$E$8])" office:value-type="float" office:value="0.00000023333333333333" calcext:value-type="float">
            <text:p>233.33E-09</text:p>
          </table:table-cell>
          <table:table-cell table:style-name="ce44" table:formula="of:=([.W$45]-[.$E$7])*[.$T46]/([.$V$42]*[.$E$8])" office:value-type="float" office:value="0.0000005" calcext:value-type="float">
            <text:p>500.00E-09</text:p>
          </table:table-cell>
          <table:table-cell table:style-name="ce44" table:formula="of:=([.X$45]-[.$E$7])*[.$T46]/([.$V$42]*[.$E$8])" office:value-type="float" office:value="0.00000056666666666667" calcext:value-type="float">
            <text:p>566.67E-09</text:p>
          </table:table-cell>
          <table:table-cell table:style-name="ce44" table:formula="of:=([.Y$45]-[.$E$7])*[.$T46]/([.$V$42]*[.$E$8])" office:value-type="float" office:value="0.00000063333333333333" calcext:value-type="float">
            <text:p>633.33E-0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2" calcext:value-type="percentage">
            <text:p>20.00%</text:p>
          </table:table-cell>
          <table:table-cell table:style-name="ce44" table:formula="of:=([.E$45]-[.$E$7])*[.$D47]/([.$F$42]*[.$E$8])" office:value-type="float" office:value="0" calcext:value-type="float">
            <text:p>0.00E+00</text:p>
          </table:table-cell>
          <table:table-cell table:style-name="ce44" table:formula="of:=([.F$45]-[.$E$7])*[.$D47]/([.$F$42]*[.$E$8])" office:value-type="float" office:value="0.00000046666666666667" calcext:value-type="float">
            <text:p>466.67E-09</text:p>
          </table:table-cell>
          <table:table-cell table:style-name="ce44" table:formula="of:=([.G$45]-[.$E$7])*[.$D47]/([.$F$42]*[.$E$8])" office:value-type="float" office:value="0.000001" calcext:value-type="float">
            <text:p>1.00E-06</text:p>
          </table:table-cell>
          <table:table-cell table:style-name="ce44" table:formula="of:=([.H$45]-[.$E$7])*[.$D47]/([.$F$42]*[.$E$8])" office:value-type="float" office:value="0.00000113333333333333" calcext:value-type="float">
            <text:p>1.13E-06</text:p>
          </table:table-cell>
          <table:table-cell table:style-name="ce44" table:formula="of:=([.I$45]-[.$E$7])*[.$D47]/([.$F$42]*[.$E$8])" office:value-type="float" office:value="0.00000126666666666667" calcext:value-type="float">
            <text:p>1.27E-06</text:p>
          </table:table-cell>
          <table:table-cell/>
          <table:table-cell table:style-name="ce34"/>
          <table:table-cell table:style-name="ce46" office:value-type="percentage" office:value="0.2" calcext:value-type="percentage">
            <text:p>20.00%</text:p>
          </table:table-cell>
          <table:table-cell table:style-name="ce44" table:formula="of:=([.M$45]-[.$E$7])*[.$L47]/([.$N$42]*[.$E$8])" office:value-type="float" office:value="0" calcext:value-type="float">
            <text:p>0.00E+00</text:p>
          </table:table-cell>
          <table:table-cell table:style-name="ce44" table:formula="of:=([.N$45]-[.$E$7])*[.$L47]/([.$N$42]*[.$E$8])" office:value-type="float" office:value="0.00000046666666666667" calcext:value-type="float">
            <text:p>466.67E-09</text:p>
          </table:table-cell>
          <table:table-cell table:style-name="ce44" table:formula="of:=([.O$45]-[.$E$7])*[.$L47]/([.$N$42]*[.$E$8])" office:value-type="float" office:value="0.000001" calcext:value-type="float">
            <text:p>1.00E-06</text:p>
          </table:table-cell>
          <table:table-cell table:style-name="ce44" table:formula="of:=([.P$45]-[.$E$7])*[.$L47]/([.$N$42]*[.$E$8])" office:value-type="float" office:value="0.00000113333333333333" calcext:value-type="float">
            <text:p>1.13E-06</text:p>
          </table:table-cell>
          <table:table-cell table:style-name="ce44" table:formula="of:=([.Q$45]-[.$E$7])*[.$L47]/([.$N$42]*[.$E$8])" office:value-type="float" office:value="0.00000126666666666667" calcext:value-type="float">
            <text:p>1.27E-06</text:p>
          </table:table-cell>
          <table:table-cell/>
          <table:table-cell table:style-name="ce34"/>
          <table:table-cell table:style-name="ce46" office:value-type="percentage" office:value="0.2" calcext:value-type="percentage">
            <text:p>20.00%</text:p>
          </table:table-cell>
          <table:table-cell table:style-name="ce44" table:formula="of:=([.U$45]-[.$E$7])*[.$T47]/([.$V$42]*[.$E$8])" office:value-type="float" office:value="0" calcext:value-type="float">
            <text:p>0.00E+00</text:p>
          </table:table-cell>
          <table:table-cell table:style-name="ce44" table:formula="of:=([.V$45]-[.$E$7])*[.$T47]/([.$V$42]*[.$E$8])" office:value-type="float" office:value="0.00000046666666666667" calcext:value-type="float">
            <text:p>466.67E-09</text:p>
          </table:table-cell>
          <table:table-cell table:style-name="ce44" table:formula="of:=([.W$45]-[.$E$7])*[.$T47]/([.$V$42]*[.$E$8])" office:value-type="float" office:value="0.000001" calcext:value-type="float">
            <text:p>1.00E-06</text:p>
          </table:table-cell>
          <table:table-cell table:style-name="ce44" table:formula="of:=([.X$45]-[.$E$7])*[.$T47]/([.$V$42]*[.$E$8])" office:value-type="float" office:value="0.00000113333333333333" calcext:value-type="float">
            <text:p>1.13E-06</text:p>
          </table:table-cell>
          <table:table-cell table:style-name="ce44" table:formula="of:=([.Y$45]-[.$E$7])*[.$T47]/([.$V$42]*[.$E$8])" office:value-type="float" office:value="0.00000126666666666667" calcext:value-type="float">
            <text:p>1.27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 office:value-type="string" calcext:value-type="string">
            <text:p>Duty Cycle</text:p>
          </table:table-cell>
          <table:table-cell table:style-name="ce46" office:value-type="percentage" office:value="0.3" calcext:value-type="percentage">
            <text:p>30.00%</text:p>
          </table:table-cell>
          <table:table-cell table:style-name="ce44" table:formula="of:=([.E$45]-[.$E$7])*[.$D48]/([.$F$42]*[.$E$8])" office:value-type="float" office:value="0" calcext:value-type="float">
            <text:p>0.00E+00</text:p>
          </table:table-cell>
          <table:table-cell table:style-name="ce44" table:formula="of:=([.F$45]-[.$E$7])*[.$D48]/([.$F$42]*[.$E$8])" office:value-type="float" office:value="0.0000007" calcext:value-type="float">
            <text:p>700.00E-09</text:p>
          </table:table-cell>
          <table:table-cell table:style-name="ce44" table:formula="of:=([.G$45]-[.$E$7])*[.$D48]/([.$F$42]*[.$E$8])" office:value-type="float" office:value="0.0000015" calcext:value-type="float">
            <text:p>1.50E-06</text:p>
          </table:table-cell>
          <table:table-cell table:style-name="ce44" table:formula="of:=([.H$45]-[.$E$7])*[.$D48]/([.$F$42]*[.$E$8])" office:value-type="float" office:value="0.0000017" calcext:value-type="float">
            <text:p>1.70E-06</text:p>
          </table:table-cell>
          <table:table-cell table:style-name="ce44" table:formula="of:=([.I$45]-[.$E$7])*[.$D48]/([.$F$42]*[.$E$8])" office:value-type="float" office:value="0.0000019" calcext:value-type="float">
            <text:p>1.90E-06</text:p>
          </table:table-cell>
          <table:table-cell/>
          <table:table-cell table:style-name="ce34" office:value-type="string" calcext:value-type="string">
            <text:p>Duty Cycle</text:p>
          </table:table-cell>
          <table:table-cell table:style-name="ce46" office:value-type="percentage" office:value="0.3" calcext:value-type="percentage">
            <text:p>30.00%</text:p>
          </table:table-cell>
          <table:table-cell table:style-name="ce44" table:formula="of:=([.M$45]-[.$E$7])*[.$L48]/([.$N$42]*[.$E$8])" office:value-type="float" office:value="0" calcext:value-type="float">
            <text:p>0.00E+00</text:p>
          </table:table-cell>
          <table:table-cell table:style-name="ce44" table:formula="of:=([.N$45]-[.$E$7])*[.$L48]/([.$N$42]*[.$E$8])" office:value-type="float" office:value="0.0000007" calcext:value-type="float">
            <text:p>700.00E-09</text:p>
          </table:table-cell>
          <table:table-cell table:style-name="ce44" table:formula="of:=([.O$45]-[.$E$7])*[.$L48]/([.$N$42]*[.$E$8])" office:value-type="float" office:value="0.0000015" calcext:value-type="float">
            <text:p>1.50E-06</text:p>
          </table:table-cell>
          <table:table-cell table:style-name="ce44" table:formula="of:=([.P$45]-[.$E$7])*[.$L48]/([.$N$42]*[.$E$8])" office:value-type="float" office:value="0.0000017" calcext:value-type="float">
            <text:p>1.70E-06</text:p>
          </table:table-cell>
          <table:table-cell table:style-name="ce44" table:formula="of:=([.Q$45]-[.$E$7])*[.$L48]/([.$N$42]*[.$E$8])" office:value-type="float" office:value="0.0000019" calcext:value-type="float">
            <text:p>1.90E-06</text:p>
          </table:table-cell>
          <table:table-cell/>
          <table:table-cell table:style-name="ce34" office:value-type="string" calcext:value-type="string">
            <text:p>Duty Cycle</text:p>
          </table:table-cell>
          <table:table-cell table:style-name="ce46" office:value-type="percentage" office:value="0.3" calcext:value-type="percentage">
            <text:p>30.00%</text:p>
          </table:table-cell>
          <table:table-cell table:style-name="ce44" table:formula="of:=([.U$45]-[.$E$7])*[.$T48]/([.$V$42]*[.$E$8])" office:value-type="float" office:value="0" calcext:value-type="float">
            <text:p>0.00E+00</text:p>
          </table:table-cell>
          <table:table-cell table:style-name="ce44" table:formula="of:=([.V$45]-[.$E$7])*[.$T48]/([.$V$42]*[.$E$8])" office:value-type="float" office:value="0.0000007" calcext:value-type="float">
            <text:p>700.00E-09</text:p>
          </table:table-cell>
          <table:table-cell table:style-name="ce44" table:formula="of:=([.W$45]-[.$E$7])*[.$T48]/([.$V$42]*[.$E$8])" office:value-type="float" office:value="0.0000015" calcext:value-type="float">
            <text:p>1.50E-06</text:p>
          </table:table-cell>
          <table:table-cell table:style-name="ce44" table:formula="of:=([.X$45]-[.$E$7])*[.$T48]/([.$V$42]*[.$E$8])" office:value-type="float" office:value="0.0000017" calcext:value-type="float">
            <text:p>1.70E-06</text:p>
          </table:table-cell>
          <table:table-cell table:style-name="ce44" table:formula="of:=([.Y$45]-[.$E$7])*[.$T48]/([.$V$42]*[.$E$8])" office:value-type="float" office:value="0.0000019" calcext:value-type="float">
            <text:p>1.90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4" calcext:value-type="percentage">
            <text:p>40.00%</text:p>
          </table:table-cell>
          <table:table-cell table:style-name="ce44" table:formula="of:=([.E$45]-[.$E$7])*[.$D49]/([.$F$42]*[.$E$8])" office:value-type="float" office:value="0" calcext:value-type="float">
            <text:p>0.00E+00</text:p>
          </table:table-cell>
          <table:table-cell table:style-name="ce44" table:formula="of:=([.F$45]-[.$E$7])*[.$D49]/([.$F$42]*[.$E$8])" office:value-type="float" office:value="0.00000093333333333333" calcext:value-type="float">
            <text:p>933.33E-09</text:p>
          </table:table-cell>
          <table:table-cell table:style-name="ce44" table:formula="of:=([.G$45]-[.$E$7])*[.$D49]/([.$F$42]*[.$E$8])" office:value-type="float" office:value="0.000002" calcext:value-type="float">
            <text:p>2.00E-06</text:p>
          </table:table-cell>
          <table:table-cell table:style-name="ce44" table:formula="of:=([.H$45]-[.$E$7])*[.$D49]/([.$F$42]*[.$E$8])" office:value-type="float" office:value="0.00000226666666666667" calcext:value-type="float">
            <text:p>2.27E-06</text:p>
          </table:table-cell>
          <table:table-cell table:style-name="ce44" table:formula="of:=([.I$45]-[.$E$7])*[.$D49]/([.$F$42]*[.$E$8])" office:value-type="float" office:value="0.00000253333333333333" calcext:value-type="float">
            <text:p>2.53E-06</text:p>
          </table:table-cell>
          <table:table-cell/>
          <table:table-cell table:style-name="ce34"/>
          <table:table-cell table:style-name="ce46" office:value-type="percentage" office:value="0.4" calcext:value-type="percentage">
            <text:p>40.00%</text:p>
          </table:table-cell>
          <table:table-cell table:style-name="ce44" table:formula="of:=([.M$45]-[.$E$7])*[.$L49]/([.$N$42]*[.$E$8])" office:value-type="float" office:value="0" calcext:value-type="float">
            <text:p>0.00E+00</text:p>
          </table:table-cell>
          <table:table-cell table:style-name="ce44" table:formula="of:=([.N$45]-[.$E$7])*[.$L49]/([.$N$42]*[.$E$8])" office:value-type="float" office:value="0.00000093333333333333" calcext:value-type="float">
            <text:p>933.33E-09</text:p>
          </table:table-cell>
          <table:table-cell table:style-name="ce44" table:formula="of:=([.O$45]-[.$E$7])*[.$L49]/([.$N$42]*[.$E$8])" office:value-type="float" office:value="0.000002" calcext:value-type="float">
            <text:p>2.00E-06</text:p>
          </table:table-cell>
          <table:table-cell table:style-name="ce44" table:formula="of:=([.P$45]-[.$E$7])*[.$L49]/([.$N$42]*[.$E$8])" office:value-type="float" office:value="0.00000226666666666667" calcext:value-type="float">
            <text:p>2.27E-06</text:p>
          </table:table-cell>
          <table:table-cell table:style-name="ce44" table:formula="of:=([.Q$45]-[.$E$7])*[.$L49]/([.$N$42]*[.$E$8])" office:value-type="float" office:value="0.00000253333333333333" calcext:value-type="float">
            <text:p>2.53E-06</text:p>
          </table:table-cell>
          <table:table-cell/>
          <table:table-cell table:style-name="ce34"/>
          <table:table-cell table:style-name="ce46" office:value-type="percentage" office:value="0.4" calcext:value-type="percentage">
            <text:p>40.00%</text:p>
          </table:table-cell>
          <table:table-cell table:style-name="ce44" table:formula="of:=([.U$45]-[.$E$7])*[.$T49]/([.$V$42]*[.$E$8])" office:value-type="float" office:value="0" calcext:value-type="float">
            <text:p>0.00E+00</text:p>
          </table:table-cell>
          <table:table-cell table:style-name="ce44" table:formula="of:=([.V$45]-[.$E$7])*[.$T49]/([.$V$42]*[.$E$8])" office:value-type="float" office:value="0.00000093333333333333" calcext:value-type="float">
            <text:p>933.33E-09</text:p>
          </table:table-cell>
          <table:table-cell table:style-name="ce44" table:formula="of:=([.W$45]-[.$E$7])*[.$T49]/([.$V$42]*[.$E$8])" office:value-type="float" office:value="0.000002" calcext:value-type="float">
            <text:p>2.00E-06</text:p>
          </table:table-cell>
          <table:table-cell table:style-name="ce44" table:formula="of:=([.X$45]-[.$E$7])*[.$T49]/([.$V$42]*[.$E$8])" office:value-type="float" office:value="0.00000226666666666667" calcext:value-type="float">
            <text:p>2.27E-06</text:p>
          </table:table-cell>
          <table:table-cell table:style-name="ce44" table:formula="of:=([.Y$45]-[.$E$7])*[.$T49]/([.$V$42]*[.$E$8])" office:value-type="float" office:value="0.00000253333333333333" calcext:value-type="float">
            <text:p>2.53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5" calcext:value-type="percentage">
            <text:p>50.00%</text:p>
          </table:table-cell>
          <table:table-cell table:style-name="ce44" table:formula="of:=([.E$45]-[.$E$7])*[.$D50]/([.$F$42]*[.$E$8])" office:value-type="float" office:value="0" calcext:value-type="float">
            <text:p>0.00E+00</text:p>
          </table:table-cell>
          <table:table-cell table:style-name="ce44" table:formula="of:=([.F$45]-[.$E$7])*[.$D50]/([.$F$42]*[.$E$8])" office:value-type="float" office:value="0.00000116666666666667" calcext:value-type="float">
            <text:p>1.17E-06</text:p>
          </table:table-cell>
          <table:table-cell table:style-name="ce44" table:formula="of:=([.G$45]-[.$E$7])*[.$D50]/([.$F$42]*[.$E$8])" office:value-type="float" office:value="0.0000025" calcext:value-type="float">
            <text:p>2.50E-06</text:p>
          </table:table-cell>
          <table:table-cell table:style-name="ce44" table:formula="of:=([.H$45]-[.$E$7])*[.$D50]/([.$F$42]*[.$E$8])" office:value-type="float" office:value="0.00000283333333333333" calcext:value-type="float">
            <text:p>2.83E-06</text:p>
          </table:table-cell>
          <table:table-cell table:style-name="ce44" table:formula="of:=([.I$45]-[.$E$7])*[.$D50]/([.$F$42]*[.$E$8])" office:value-type="float" office:value="0.00000316666666666667" calcext:value-type="float">
            <text:p>3.17E-06</text:p>
          </table:table-cell>
          <table:table-cell/>
          <table:table-cell table:style-name="ce34"/>
          <table:table-cell table:style-name="ce46" office:value-type="percentage" office:value="0.5" calcext:value-type="percentage">
            <text:p>50.00%</text:p>
          </table:table-cell>
          <table:table-cell table:style-name="ce44" table:formula="of:=([.M$45]-[.$E$7])*[.$L50]/([.$N$42]*[.$E$8])" office:value-type="float" office:value="0" calcext:value-type="float">
            <text:p>0.00E+00</text:p>
          </table:table-cell>
          <table:table-cell table:style-name="ce44" table:formula="of:=([.N$45]-[.$E$7])*[.$L50]/([.$N$42]*[.$E$8])" office:value-type="float" office:value="0.00000116666666666667" calcext:value-type="float">
            <text:p>1.17E-06</text:p>
          </table:table-cell>
          <table:table-cell table:style-name="ce44" table:formula="of:=([.O$45]-[.$E$7])*[.$L50]/([.$N$42]*[.$E$8])" office:value-type="float" office:value="0.0000025" calcext:value-type="float">
            <text:p>2.50E-06</text:p>
          </table:table-cell>
          <table:table-cell table:style-name="ce44" table:formula="of:=([.P$45]-[.$E$7])*[.$L50]/([.$N$42]*[.$E$8])" office:value-type="float" office:value="0.00000283333333333333" calcext:value-type="float">
            <text:p>2.83E-06</text:p>
          </table:table-cell>
          <table:table-cell table:style-name="ce44" table:formula="of:=([.Q$45]-[.$E$7])*[.$L50]/([.$N$42]*[.$E$8])" office:value-type="float" office:value="0.00000316666666666667" calcext:value-type="float">
            <text:p>3.17E-06</text:p>
          </table:table-cell>
          <table:table-cell/>
          <table:table-cell table:style-name="ce34"/>
          <table:table-cell table:style-name="ce46" office:value-type="percentage" office:value="0.5" calcext:value-type="percentage">
            <text:p>50.00%</text:p>
          </table:table-cell>
          <table:table-cell table:style-name="ce44" table:formula="of:=([.U$45]-[.$E$7])*[.$T50]/([.$V$42]*[.$E$8])" office:value-type="float" office:value="0" calcext:value-type="float">
            <text:p>0.00E+00</text:p>
          </table:table-cell>
          <table:table-cell table:style-name="ce44" table:formula="of:=([.V$45]-[.$E$7])*[.$T50]/([.$V$42]*[.$E$8])" office:value-type="float" office:value="0.00000116666666666667" calcext:value-type="float">
            <text:p>1.17E-06</text:p>
          </table:table-cell>
          <table:table-cell table:style-name="ce44" table:formula="of:=([.W$45]-[.$E$7])*[.$T50]/([.$V$42]*[.$E$8])" office:value-type="float" office:value="0.0000025" calcext:value-type="float">
            <text:p>2.50E-06</text:p>
          </table:table-cell>
          <table:table-cell table:style-name="ce44" table:formula="of:=([.X$45]-[.$E$7])*[.$T50]/([.$V$42]*[.$E$8])" office:value-type="float" office:value="0.00000283333333333333" calcext:value-type="float">
            <text:p>2.83E-06</text:p>
          </table:table-cell>
          <table:table-cell table:style-name="ce44" table:formula="of:=([.Y$45]-[.$E$7])*[.$T50]/([.$V$42]*[.$E$8])" office:value-type="float" office:value="0.00000316666666666667" calcext:value-type="float">
            <text:p>3.17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6" calcext:value-type="percentage">
            <text:p>60.00%</text:p>
          </table:table-cell>
          <table:table-cell table:style-name="ce44" table:formula="of:=([.E$45]-[.$E$7])*[.$D51]/([.$F$42]*[.$E$8])" office:value-type="float" office:value="0" calcext:value-type="float">
            <text:p>0.00E+00</text:p>
          </table:table-cell>
          <table:table-cell table:style-name="ce44" table:formula="of:=([.F$45]-[.$E$7])*[.$D51]/([.$F$42]*[.$E$8])" office:value-type="float" office:value="0.0000014" calcext:value-type="float">
            <text:p>1.40E-06</text:p>
          </table:table-cell>
          <table:table-cell table:style-name="ce44" table:formula="of:=([.G$45]-[.$E$7])*[.$D51]/([.$F$42]*[.$E$8])" office:value-type="float" office:value="0.000003" calcext:value-type="float">
            <text:p>3.00E-06</text:p>
          </table:table-cell>
          <table:table-cell table:style-name="ce44" table:formula="of:=([.H$45]-[.$E$7])*[.$D51]/([.$F$42]*[.$E$8])" office:value-type="float" office:value="0.0000034" calcext:value-type="float">
            <text:p>3.40E-06</text:p>
          </table:table-cell>
          <table:table-cell table:style-name="ce44" table:formula="of:=([.I$45]-[.$E$7])*[.$D51]/([.$F$42]*[.$E$8])" office:value-type="float" office:value="0.0000038" calcext:value-type="float">
            <text:p>3.80E-06</text:p>
          </table:table-cell>
          <table:table-cell/>
          <table:table-cell table:style-name="ce34"/>
          <table:table-cell table:style-name="ce46" office:value-type="percentage" office:value="0.6" calcext:value-type="percentage">
            <text:p>60.00%</text:p>
          </table:table-cell>
          <table:table-cell table:style-name="ce44" table:formula="of:=([.M$45]-[.$E$7])*[.$L51]/([.$N$42]*[.$E$8])" office:value-type="float" office:value="0" calcext:value-type="float">
            <text:p>0.00E+00</text:p>
          </table:table-cell>
          <table:table-cell table:style-name="ce44" table:formula="of:=([.N$45]-[.$E$7])*[.$L51]/([.$N$42]*[.$E$8])" office:value-type="float" office:value="0.0000014" calcext:value-type="float">
            <text:p>1.40E-06</text:p>
          </table:table-cell>
          <table:table-cell table:style-name="ce44" table:formula="of:=([.O$45]-[.$E$7])*[.$L51]/([.$N$42]*[.$E$8])" office:value-type="float" office:value="0.000003" calcext:value-type="float">
            <text:p>3.00E-06</text:p>
          </table:table-cell>
          <table:table-cell table:style-name="ce44" table:formula="of:=([.P$45]-[.$E$7])*[.$L51]/([.$N$42]*[.$E$8])" office:value-type="float" office:value="0.0000034" calcext:value-type="float">
            <text:p>3.40E-06</text:p>
          </table:table-cell>
          <table:table-cell table:style-name="ce44" table:formula="of:=([.Q$45]-[.$E$7])*[.$L51]/([.$N$42]*[.$E$8])" office:value-type="float" office:value="0.0000038" calcext:value-type="float">
            <text:p>3.80E-06</text:p>
          </table:table-cell>
          <table:table-cell/>
          <table:table-cell table:style-name="ce34"/>
          <table:table-cell table:style-name="ce46" office:value-type="percentage" office:value="0.6" calcext:value-type="percentage">
            <text:p>60.00%</text:p>
          </table:table-cell>
          <table:table-cell table:style-name="ce44" table:formula="of:=([.U$45]-[.$E$7])*[.$T51]/([.$V$42]*[.$E$8])" office:value-type="float" office:value="0" calcext:value-type="float">
            <text:p>0.00E+00</text:p>
          </table:table-cell>
          <table:table-cell table:style-name="ce44" table:formula="of:=([.V$45]-[.$E$7])*[.$T51]/([.$V$42]*[.$E$8])" office:value-type="float" office:value="0.0000014" calcext:value-type="float">
            <text:p>1.40E-06</text:p>
          </table:table-cell>
          <table:table-cell table:style-name="ce44" table:formula="of:=([.W$45]-[.$E$7])*[.$T51]/([.$V$42]*[.$E$8])" office:value-type="float" office:value="0.000003" calcext:value-type="float">
            <text:p>3.00E-06</text:p>
          </table:table-cell>
          <table:table-cell table:style-name="ce44" table:formula="of:=([.X$45]-[.$E$7])*[.$T51]/([.$V$42]*[.$E$8])" office:value-type="float" office:value="0.0000034" calcext:value-type="float">
            <text:p>3.40E-06</text:p>
          </table:table-cell>
          <table:table-cell table:style-name="ce44" table:formula="of:=([.Y$45]-[.$E$7])*[.$T51]/([.$V$42]*[.$E$8])" office:value-type="float" office:value="0.0000038" calcext:value-type="float">
            <text:p>3.80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7" calcext:value-type="percentage">
            <text:p>70.00%</text:p>
          </table:table-cell>
          <table:table-cell table:style-name="ce44" table:formula="of:=([.E$45]-[.$E$7])*[.$D52]/([.$F$42]*[.$E$8])" office:value-type="float" office:value="0" calcext:value-type="float">
            <text:p>0.00E+00</text:p>
          </table:table-cell>
          <table:table-cell table:style-name="ce44" table:formula="of:=([.F$45]-[.$E$7])*[.$D52]/([.$F$42]*[.$E$8])" office:value-type="float" office:value="0.00000163333333333333" calcext:value-type="float">
            <text:p>1.63E-06</text:p>
          </table:table-cell>
          <table:table-cell table:style-name="ce44" table:formula="of:=([.G$45]-[.$E$7])*[.$D52]/([.$F$42]*[.$E$8])" office:value-type="float" office:value="0.0000035" calcext:value-type="float">
            <text:p>3.50E-06</text:p>
          </table:table-cell>
          <table:table-cell table:style-name="ce44" table:formula="of:=([.H$45]-[.$E$7])*[.$D52]/([.$F$42]*[.$E$8])" office:value-type="float" office:value="0.00000396666666666667" calcext:value-type="float">
            <text:p>3.97E-06</text:p>
          </table:table-cell>
          <table:table-cell table:style-name="ce44" table:formula="of:=([.I$45]-[.$E$7])*[.$D52]/([.$F$42]*[.$E$8])" office:value-type="float" office:value="0.00000443333333333333" calcext:value-type="float">
            <text:p>4.43E-06</text:p>
          </table:table-cell>
          <table:table-cell/>
          <table:table-cell table:style-name="ce34"/>
          <table:table-cell table:style-name="ce46" office:value-type="percentage" office:value="0.7" calcext:value-type="percentage">
            <text:p>70.00%</text:p>
          </table:table-cell>
          <table:table-cell table:style-name="ce44" table:formula="of:=([.M$45]-[.$E$7])*[.$L52]/([.$N$42]*[.$E$8])" office:value-type="float" office:value="0" calcext:value-type="float">
            <text:p>0.00E+00</text:p>
          </table:table-cell>
          <table:table-cell table:style-name="ce44" table:formula="of:=([.N$45]-[.$E$7])*[.$L52]/([.$N$42]*[.$E$8])" office:value-type="float" office:value="0.00000163333333333333" calcext:value-type="float">
            <text:p>1.63E-06</text:p>
          </table:table-cell>
          <table:table-cell table:style-name="ce44" table:formula="of:=([.O$45]-[.$E$7])*[.$L52]/([.$N$42]*[.$E$8])" office:value-type="float" office:value="0.0000035" calcext:value-type="float">
            <text:p>3.50E-06</text:p>
          </table:table-cell>
          <table:table-cell table:style-name="ce44" table:formula="of:=([.P$45]-[.$E$7])*[.$L52]/([.$N$42]*[.$E$8])" office:value-type="float" office:value="0.00000396666666666667" calcext:value-type="float">
            <text:p>3.97E-06</text:p>
          </table:table-cell>
          <table:table-cell table:style-name="ce44" table:formula="of:=([.Q$45]-[.$E$7])*[.$L52]/([.$N$42]*[.$E$8])" office:value-type="float" office:value="0.00000443333333333333" calcext:value-type="float">
            <text:p>4.43E-06</text:p>
          </table:table-cell>
          <table:table-cell/>
          <table:table-cell table:style-name="ce34"/>
          <table:table-cell table:style-name="ce46" office:value-type="percentage" office:value="0.7" calcext:value-type="percentage">
            <text:p>70.00%</text:p>
          </table:table-cell>
          <table:table-cell table:style-name="ce44" table:formula="of:=([.U$45]-[.$E$7])*[.$T52]/([.$V$42]*[.$E$8])" office:value-type="float" office:value="0" calcext:value-type="float">
            <text:p>0.00E+00</text:p>
          </table:table-cell>
          <table:table-cell table:style-name="ce44" table:formula="of:=([.V$45]-[.$E$7])*[.$T52]/([.$V$42]*[.$E$8])" office:value-type="float" office:value="0.00000163333333333333" calcext:value-type="float">
            <text:p>1.63E-06</text:p>
          </table:table-cell>
          <table:table-cell table:style-name="ce44" table:formula="of:=([.W$45]-[.$E$7])*[.$T52]/([.$V$42]*[.$E$8])" office:value-type="float" office:value="0.0000035" calcext:value-type="float">
            <text:p>3.50E-06</text:p>
          </table:table-cell>
          <table:table-cell table:style-name="ce44" table:formula="of:=([.X$45]-[.$E$7])*[.$T52]/([.$V$42]*[.$E$8])" office:value-type="float" office:value="0.00000396666666666667" calcext:value-type="float">
            <text:p>3.97E-06</text:p>
          </table:table-cell>
          <table:table-cell table:style-name="ce44" table:formula="of:=([.Y$45]-[.$E$7])*[.$T52]/([.$V$42]*[.$E$8])" office:value-type="float" office:value="0.00000443333333333333" calcext:value-type="float">
            <text:p>4.43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8" calcext:value-type="percentage">
            <text:p>80.00%</text:p>
          </table:table-cell>
          <table:table-cell table:style-name="ce44" table:formula="of:=([.E$45]-[.$E$7])*[.$D53]/([.$F$42]*[.$E$8])" office:value-type="float" office:value="0" calcext:value-type="float">
            <text:p>0.00E+00</text:p>
          </table:table-cell>
          <table:table-cell table:style-name="ce44" table:formula="of:=([.F$45]-[.$E$7])*[.$D53]/([.$F$42]*[.$E$8])" office:value-type="float" office:value="0.00000186666666666667" calcext:value-type="float">
            <text:p>1.87E-06</text:p>
          </table:table-cell>
          <table:table-cell table:style-name="ce44" table:formula="of:=([.G$45]-[.$E$7])*[.$D53]/([.$F$42]*[.$E$8])" office:value-type="float" office:value="0.000004" calcext:value-type="float">
            <text:p>4.00E-06</text:p>
          </table:table-cell>
          <table:table-cell table:style-name="ce44" table:formula="of:=([.H$45]-[.$E$7])*[.$D53]/([.$F$42]*[.$E$8])" office:value-type="float" office:value="0.00000453333333333333" calcext:value-type="float">
            <text:p>4.53E-06</text:p>
          </table:table-cell>
          <table:table-cell table:style-name="ce44" table:formula="of:=([.I$45]-[.$E$7])*[.$D53]/([.$F$42]*[.$E$8])" office:value-type="float" office:value="0.00000506666666666667" calcext:value-type="float">
            <text:p>5.07E-06</text:p>
          </table:table-cell>
          <table:table-cell/>
          <table:table-cell table:style-name="ce34"/>
          <table:table-cell table:style-name="ce46" office:value-type="percentage" office:value="0.8" calcext:value-type="percentage">
            <text:p>80.00%</text:p>
          </table:table-cell>
          <table:table-cell table:style-name="ce44" table:formula="of:=([.M$45]-[.$E$7])*[.$L53]/([.$N$42]*[.$E$8])" office:value-type="float" office:value="0" calcext:value-type="float">
            <text:p>0.00E+00</text:p>
          </table:table-cell>
          <table:table-cell table:style-name="ce44" table:formula="of:=([.N$45]-[.$E$7])*[.$L53]/([.$N$42]*[.$E$8])" office:value-type="float" office:value="0.00000186666666666667" calcext:value-type="float">
            <text:p>1.87E-06</text:p>
          </table:table-cell>
          <table:table-cell table:style-name="ce44" table:formula="of:=([.O$45]-[.$E$7])*[.$L53]/([.$N$42]*[.$E$8])" office:value-type="float" office:value="0.000004" calcext:value-type="float">
            <text:p>4.00E-06</text:p>
          </table:table-cell>
          <table:table-cell table:style-name="ce44" table:formula="of:=([.P$45]-[.$E$7])*[.$L53]/([.$N$42]*[.$E$8])" office:value-type="float" office:value="0.00000453333333333333" calcext:value-type="float">
            <text:p>4.53E-06</text:p>
          </table:table-cell>
          <table:table-cell table:style-name="ce44" table:formula="of:=([.Q$45]-[.$E$7])*[.$L53]/([.$N$42]*[.$E$8])" office:value-type="float" office:value="0.00000506666666666667" calcext:value-type="float">
            <text:p>5.07E-06</text:p>
          </table:table-cell>
          <table:table-cell/>
          <table:table-cell table:style-name="ce34"/>
          <table:table-cell table:style-name="ce46" office:value-type="percentage" office:value="0.8" calcext:value-type="percentage">
            <text:p>80.00%</text:p>
          </table:table-cell>
          <table:table-cell table:style-name="ce44" table:formula="of:=([.U$45]-[.$E$7])*[.$T53]/([.$V$42]*[.$E$8])" office:value-type="float" office:value="0" calcext:value-type="float">
            <text:p>0.00E+00</text:p>
          </table:table-cell>
          <table:table-cell table:style-name="ce44" table:formula="of:=([.V$45]-[.$E$7])*[.$T53]/([.$V$42]*[.$E$8])" office:value-type="float" office:value="0.00000186666666666667" calcext:value-type="float">
            <text:p>1.87E-06</text:p>
          </table:table-cell>
          <table:table-cell table:style-name="ce44" table:formula="of:=([.W$45]-[.$E$7])*[.$T53]/([.$V$42]*[.$E$8])" office:value-type="float" office:value="0.000004" calcext:value-type="float">
            <text:p>4.00E-06</text:p>
          </table:table-cell>
          <table:table-cell table:style-name="ce44" table:formula="of:=([.X$45]-[.$E$7])*[.$T53]/([.$V$42]*[.$E$8])" office:value-type="float" office:value="0.00000453333333333333" calcext:value-type="float">
            <text:p>4.53E-06</text:p>
          </table:table-cell>
          <table:table-cell table:style-name="ce44" table:formula="of:=([.Y$45]-[.$E$7])*[.$T53]/([.$V$42]*[.$E$8])" office:value-type="float" office:value="0.00000506666666666667" calcext:value-type="float">
            <text:p>5.07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9" calcext:value-type="percentage">
            <text:p>90.00%</text:p>
          </table:table-cell>
          <table:table-cell table:style-name="ce44" table:formula="of:=([.E$45]-[.$E$7])*[.$D54]/([.$F$42]*[.$E$8])" office:value-type="float" office:value="0" calcext:value-type="float">
            <text:p>0.00E+00</text:p>
          </table:table-cell>
          <table:table-cell table:style-name="ce44" table:formula="of:=([.F$45]-[.$E$7])*[.$D54]/([.$F$42]*[.$E$8])" office:value-type="float" office:value="0.0000021" calcext:value-type="float">
            <text:p>2.10E-06</text:p>
          </table:table-cell>
          <table:table-cell table:style-name="ce44" table:formula="of:=([.G$45]-[.$E$7])*[.$D54]/([.$F$42]*[.$E$8])" office:value-type="float" office:value="0.0000045" calcext:value-type="float">
            <text:p>4.50E-06</text:p>
          </table:table-cell>
          <table:table-cell table:style-name="ce44" table:formula="of:=([.H$45]-[.$E$7])*[.$D54]/([.$F$42]*[.$E$8])" office:value-type="float" office:value="0.0000051" calcext:value-type="float">
            <text:p>5.10E-06</text:p>
          </table:table-cell>
          <table:table-cell table:style-name="ce44" table:formula="of:=([.I$45]-[.$E$7])*[.$D54]/([.$F$42]*[.$E$8])" office:value-type="float" office:value="0.0000057" calcext:value-type="float">
            <text:p>5.70E-06</text:p>
          </table:table-cell>
          <table:table-cell/>
          <table:table-cell table:style-name="ce34"/>
          <table:table-cell table:style-name="ce46" office:value-type="percentage" office:value="0.9" calcext:value-type="percentage">
            <text:p>90.00%</text:p>
          </table:table-cell>
          <table:table-cell table:style-name="ce44" table:formula="of:=([.M$45]-[.$E$7])*[.$L54]/([.$N$42]*[.$E$8])" office:value-type="float" office:value="0" calcext:value-type="float">
            <text:p>0.00E+00</text:p>
          </table:table-cell>
          <table:table-cell table:style-name="ce44" table:formula="of:=([.N$45]-[.$E$7])*[.$L54]/([.$N$42]*[.$E$8])" office:value-type="float" office:value="0.0000021" calcext:value-type="float">
            <text:p>2.10E-06</text:p>
          </table:table-cell>
          <table:table-cell table:style-name="ce44" table:formula="of:=([.O$45]-[.$E$7])*[.$L54]/([.$N$42]*[.$E$8])" office:value-type="float" office:value="0.0000045" calcext:value-type="float">
            <text:p>4.50E-06</text:p>
          </table:table-cell>
          <table:table-cell table:style-name="ce44" table:formula="of:=([.P$45]-[.$E$7])*[.$L54]/([.$N$42]*[.$E$8])" office:value-type="float" office:value="0.0000051" calcext:value-type="float">
            <text:p>5.10E-06</text:p>
          </table:table-cell>
          <table:table-cell table:style-name="ce44" table:formula="of:=([.Q$45]-[.$E$7])*[.$L54]/([.$N$42]*[.$E$8])" office:value-type="float" office:value="0.0000057" calcext:value-type="float">
            <text:p>5.70E-06</text:p>
          </table:table-cell>
          <table:table-cell/>
          <table:table-cell table:style-name="ce34"/>
          <table:table-cell table:style-name="ce46" office:value-type="percentage" office:value="0.9" calcext:value-type="percentage">
            <text:p>90.00%</text:p>
          </table:table-cell>
          <table:table-cell table:style-name="ce44" table:formula="of:=([.U$45]-[.$E$7])*[.$T54]/([.$V$42]*[.$E$8])" office:value-type="float" office:value="0" calcext:value-type="float">
            <text:p>0.00E+00</text:p>
          </table:table-cell>
          <table:table-cell table:style-name="ce44" table:formula="of:=([.V$45]-[.$E$7])*[.$T54]/([.$V$42]*[.$E$8])" office:value-type="float" office:value="0.0000021" calcext:value-type="float">
            <text:p>2.10E-06</text:p>
          </table:table-cell>
          <table:table-cell table:style-name="ce44" table:formula="of:=([.W$45]-[.$E$7])*[.$T54]/([.$V$42]*[.$E$8])" office:value-type="float" office:value="0.0000045" calcext:value-type="float">
            <text:p>4.50E-06</text:p>
          </table:table-cell>
          <table:table-cell table:style-name="ce44" table:formula="of:=([.X$45]-[.$E$7])*[.$T54]/([.$V$42]*[.$E$8])" office:value-type="float" office:value="0.0000051" calcext:value-type="float">
            <text:p>5.10E-06</text:p>
          </table:table-cell>
          <table:table-cell table:style-name="ce44" table:formula="of:=([.Y$45]-[.$E$7])*[.$T54]/([.$V$42]*[.$E$8])" office:value-type="float" office:value="0.0000057" calcext:value-type="float">
            <text:p>5.70E-0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34" office:value-type="string" calcext:value-type="string">
            <text:p>Inductance</text:p>
          </table:table-cell>
          <table:table-cell table:style-name="ce44" office:value-type="string" calcext:value-type="string">
            <text:p>Min</text:p>
          </table:table-cell>
          <table:table-cell table:style-name="ce44" table:formula="of:=MIN([.F46:.I54])" office:value-type="float" office:value="0.00000023333333333333" calcext:value-type="float">
            <text:p>233.33E-09</text:p>
          </table:table-cell>
          <table:table-cell table:number-columns-repeated="5"/>
          <table:table-cell table:style-name="ce34" office:value-type="string" calcext:value-type="string">
            <text:p>Inductance</text:p>
          </table:table-cell>
          <table:table-cell table:style-name="ce44" office:value-type="string" calcext:value-type="string">
            <text:p>Min</text:p>
          </table:table-cell>
          <table:table-cell table:style-name="ce44" table:formula="of:=MIN([.N46:.Q54])" office:value-type="float" office:value="0.00000023333333333333" calcext:value-type="float">
            <text:p>233.33E-09</text:p>
          </table:table-cell>
          <table:table-cell table:number-columns-repeated="5"/>
          <table:table-cell table:style-name="ce34" office:value-type="string" calcext:value-type="string">
            <text:p>Inductance</text:p>
          </table:table-cell>
          <table:table-cell table:style-name="ce44" office:value-type="string" calcext:value-type="string">
            <text:p>Min</text:p>
          </table:table-cell>
          <table:table-cell table:style-name="ce44" table:formula="of:=MIN([.V46:.Y54])" office:value-type="float" office:value="0.00000023333333333333" calcext:value-type="float">
            <text:p>233.33E-0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Max</text:p>
          </table:table-cell>
          <table:table-cell table:style-name="ce44" table:formula="of:=MAX([.F46:.I54])" office:value-type="float" office:value="0.0000057" calcext:value-type="float">
            <text:p>5.70E-06</text:p>
          </table:table-cell>
          <table:table-cell table:number-columns-repeated="6"/>
          <table:table-cell office:value-type="string" calcext:value-type="string">
            <text:p>Max</text:p>
          </table:table-cell>
          <table:table-cell table:style-name="ce44" table:formula="of:=MAX([.N46:.Q54])" office:value-type="float" office:value="0.0000057" calcext:value-type="float">
            <text:p>5.70E-06</text:p>
          </table:table-cell>
          <table:table-cell table:number-columns-repeated="6"/>
          <table:table-cell office:value-type="string" calcext:value-type="string">
            <text:p>Max</text:p>
          </table:table-cell>
          <table:table-cell table:style-name="ce44" table:formula="of:=MAX([.V46:.Y54])" office:value-type="float" office:value="0.0000057" calcext:value-type="float">
            <text:p>5.70E-06</text:p>
          </table:table-cell>
          <table:table-cell table:number-columns-repeated="3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32" office:value-type="string" calcext:value-type="string">
            <text:p>Capacitor Selection</text:p>
          </table:table-cell>
          <table:table-cell table:number-columns-repeated="4"/>
          <table:table-cell table:style-name="ce34" office:value-type="string" calcext:value-type="string">
            <text:p>Ripple Current</text:p>
          </table:table-cell>
          <table:table-cell table:number-columns-repeated="21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7" office:value-type="percentage" office:value="0.25" calcext:value-type="percentage">
            <text:p>25.00%</text:p>
          </table:table-cell>
          <table:table-cell table:style-name="ce47" office:value-type="percentage" office:value="0.3" calcext:value-type="percentage">
            <text:p>30.00%</text:p>
          </table:table-cell>
          <table:table-cell table:style-name="ce47" office:value-type="percentage" office:value="0.35" calcext:value-type="percentage">
            <text:p>35.00%</text:p>
          </table:table-cell>
          <table:table-cell table:style-name="ce47" office:value-type="percentage" office:value="0.4" calcext:value-type="percentage">
            <text:p>40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5" calcext:value-type="percentage">
            <text:p>50.00%</text:p>
          </table:table-cell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3"/>
          <table:table-cell table:style-name="ce51" table:formula="of:=[.F59]*[.$E$9]" office:value-type="float" office:value="3" calcext:value-type="float">
            <text:p>3.0</text:p>
          </table:table-cell>
          <table:table-cell table:style-name="ce51" table:formula="of:=[.G59]*[.$E$9]" office:value-type="float" office:value="3.6" calcext:value-type="float">
            <text:p>3.6</text:p>
          </table:table-cell>
          <table:table-cell table:style-name="ce51" table:formula="of:=[.H59]*[.$E$9]" office:value-type="float" office:value="4.2" calcext:value-type="float">
            <text:p>4.2</text:p>
          </table:table-cell>
          <table:table-cell table:style-name="ce51" table:formula="of:=[.I59]*[.$E$9]" office:value-type="float" office:value="4.8" calcext:value-type="float">
            <text:p>4.8</text:p>
          </table:table-cell>
          <table:table-cell table:style-name="ce51" table:formula="of:=[.J59]*[.$E$9]" office:value-type="float" office:value="5.4" calcext:value-type="float">
            <text:p>5.4</text:p>
          </table:table-cell>
          <table:table-cell table:style-name="ce51" table:formula="of:=[.K59]*[.$E$9]" office:value-type="float" office:value="6" calcext:value-type="float">
            <text:p>6.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47" office:value-type="percentage" office:value="0.01" calcext:value-type="percentage">
            <text:p>1.00%</text:p>
          </table:table-cell>
          <table:table-cell table:style-name="ce50" table:formula="of:=[.D61]*[.$E$7]" office:value-type="float" office:value="0.05" calcext:value-type="float">
            <text:p>0.05</text:p>
          </table:table-cell>
          <table:table-cell table:style-name="ce44" table:formula="of:=[.$E61]/[.F$60]" office:value-type="float" office:value="0.0166666666666667" calcext:value-type="float">
            <text:p>16.67E-03</text:p>
          </table:table-cell>
          <table:table-cell table:style-name="ce44" table:formula="of:=[.$E61]/[.G$60]" office:value-type="float" office:value="0.0138888888888889" calcext:value-type="float">
            <text:p>13.89E-03</text:p>
          </table:table-cell>
          <table:table-cell table:style-name="ce44" table:formula="of:=[.$E61]/[.H$60]" office:value-type="float" office:value="0.0119047619047619" calcext:value-type="float">
            <text:p>11.90E-03</text:p>
          </table:table-cell>
          <table:table-cell table:style-name="ce44" table:formula="of:=[.$E61]/[.I$60]" office:value-type="float" office:value="0.0104166666666667" calcext:value-type="float">
            <text:p>10.42E-03</text:p>
          </table:table-cell>
          <table:table-cell table:style-name="ce44" table:formula="of:=[.$E61]/[.J$60]" office:value-type="float" office:value="0.00925925925925926" calcext:value-type="float">
            <text:p>9.26E-03</text:p>
          </table:table-cell>
          <table:table-cell table:style-name="ce44" table:formula="of:=[.$E61]/[.K$60]" office:value-type="float" office:value="0.00833333333333333" calcext:value-type="float">
            <text:p>8.33E-03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34" office:value-type="string" calcext:value-type="string">
            <text:p>Ripple Volts</text:p>
          </table:table-cell>
          <table:table-cell table:style-name="ce47" office:value-type="percentage" office:value="0.02" calcext:value-type="percentage">
            <text:p>2.00%</text:p>
          </table:table-cell>
          <table:table-cell table:style-name="ce50" table:formula="of:=[.D62]*[.$E$7]" office:value-type="float" office:value="0.1" calcext:value-type="float">
            <text:p>0.10</text:p>
          </table:table-cell>
          <table:table-cell table:style-name="ce44" table:formula="of:=[.$E62]/[.F$60]" office:value-type="float" office:value="0.0333333333333333" calcext:value-type="float">
            <text:p>33.33E-03</text:p>
          </table:table-cell>
          <table:table-cell table:style-name="ce44" table:formula="of:=[.$E62]/[.G$60]" office:value-type="float" office:value="0.0277777777777778" calcext:value-type="float">
            <text:p>27.78E-03</text:p>
          </table:table-cell>
          <table:table-cell table:style-name="ce44" table:formula="of:=[.$E62]/[.H$60]" office:value-type="float" office:value="0.0238095238095238" calcext:value-type="float">
            <text:p>23.81E-03</text:p>
          </table:table-cell>
          <table:table-cell table:style-name="ce44" table:formula="of:=[.$E62]/[.I$60]" office:value-type="float" office:value="0.0208333333333333" calcext:value-type="float">
            <text:p>20.83E-03</text:p>
          </table:table-cell>
          <table:table-cell table:style-name="ce44" table:formula="of:=[.$E62]/[.J$60]" office:value-type="float" office:value="0.0185185185185185" calcext:value-type="float">
            <text:p>18.52E-03</text:p>
          </table:table-cell>
          <table:table-cell table:style-name="ce44" table:formula="of:=[.$E62]/[.K$60]" office:value-type="float" office:value="0.0166666666666667" calcext:value-type="float">
            <text:p>16.67E-0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47" office:value-type="percentage" office:value="0.03" calcext:value-type="percentage">
            <text:p>3.00%</text:p>
          </table:table-cell>
          <table:table-cell table:style-name="ce50" table:formula="of:=[.D63]*[.$E$7]" office:value-type="float" office:value="0.15" calcext:value-type="float">
            <text:p>0.15</text:p>
          </table:table-cell>
          <table:table-cell table:style-name="ce44" table:formula="of:=[.$E63]/[.F$60]" office:value-type="float" office:value="0.05" calcext:value-type="float">
            <text:p>50.00E-03</text:p>
          </table:table-cell>
          <table:table-cell table:style-name="ce44" table:formula="of:=[.$E63]/[.G$60]" office:value-type="float" office:value="0.0416666666666667" calcext:value-type="float">
            <text:p>41.67E-03</text:p>
          </table:table-cell>
          <table:table-cell table:style-name="ce44" table:formula="of:=[.$E63]/[.H$60]" office:value-type="float" office:value="0.0357142857142857" calcext:value-type="float">
            <text:p>35.71E-03</text:p>
          </table:table-cell>
          <table:table-cell table:style-name="ce44" table:formula="of:=[.$E63]/[.I$60]" office:value-type="float" office:value="0.03125" calcext:value-type="float">
            <text:p>31.25E-03</text:p>
          </table:table-cell>
          <table:table-cell table:style-name="ce44" table:formula="of:=[.$E63]/[.J$60]" office:value-type="float" office:value="0.0277777777777778" calcext:value-type="float">
            <text:p>27.78E-03</text:p>
          </table:table-cell>
          <table:table-cell table:style-name="ce44" table:formula="of:=[.$E63]/[.K$60]" office:value-type="float" office:value="0.025" calcext:value-type="float">
            <text:p>25.00E-0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47" office:value-type="percentage" office:value="0.04" calcext:value-type="percentage">
            <text:p>4.00%</text:p>
          </table:table-cell>
          <table:table-cell table:style-name="ce50" table:formula="of:=[.D64]*[.$E$7]" office:value-type="float" office:value="0.2" calcext:value-type="float">
            <text:p>0.20</text:p>
          </table:table-cell>
          <table:table-cell table:style-name="ce44" table:formula="of:=[.$E64]/[.F$60]" office:value-type="float" office:value="0.0666666666666667" calcext:value-type="float">
            <text:p>66.67E-03</text:p>
          </table:table-cell>
          <table:table-cell table:style-name="ce44" table:formula="of:=[.$E64]/[.G$60]" office:value-type="float" office:value="0.0555555555555556" calcext:value-type="float">
            <text:p>55.56E-03</text:p>
          </table:table-cell>
          <table:table-cell table:style-name="ce44" table:formula="of:=[.$E64]/[.H$60]" office:value-type="float" office:value="0.0476190476190476" calcext:value-type="float">
            <text:p>47.62E-03</text:p>
          </table:table-cell>
          <table:table-cell table:style-name="ce44" table:formula="of:=[.$E64]/[.I$60]" office:value-type="float" office:value="0.0416666666666667" calcext:value-type="float">
            <text:p>41.67E-03</text:p>
          </table:table-cell>
          <table:table-cell table:style-name="ce44" table:formula="of:=[.$E64]/[.J$60]" office:value-type="float" office:value="0.037037037037037" calcext:value-type="float">
            <text:p>37.04E-03</text:p>
          </table:table-cell>
          <table:table-cell table:style-name="ce44" table:formula="of:=[.$E64]/[.K$60]" office:value-type="float" office:value="0.0333333333333333" calcext:value-type="float">
            <text:p>33.33E-0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SR_Max</text:p>
          </table:table-cell>
          <table:table-cell/>
          <table:table-cell table:style-name="ce47" office:value-type="percentage" office:value="0.05" calcext:value-type="percentage">
            <text:p>5.00%</text:p>
          </table:table-cell>
          <table:table-cell table:style-name="ce50" table:formula="of:=[.D65]*[.$E$7]" office:value-type="float" office:value="0.25" calcext:value-type="float">
            <text:p>0.25</text:p>
          </table:table-cell>
          <table:table-cell table:style-name="ce44" table:formula="of:=[.$E65]/[.F$60]" office:value-type="float" office:value="0.0833333333333333" calcext:value-type="float">
            <text:p>83.33E-03</text:p>
          </table:table-cell>
          <table:table-cell table:style-name="ce44" table:formula="of:=[.$E65]/[.G$60]" office:value-type="float" office:value="0.0694444444444445" calcext:value-type="float">
            <text:p>69.44E-03</text:p>
          </table:table-cell>
          <table:table-cell table:style-name="ce44" table:formula="of:=[.$E65]/[.H$60]" office:value-type="float" office:value="0.0595238095238095" calcext:value-type="float">
            <text:p>59.52E-03</text:p>
          </table:table-cell>
          <table:table-cell table:style-name="ce44" table:formula="of:=[.$E65]/[.I$60]" office:value-type="float" office:value="0.0520833333333333" calcext:value-type="float">
            <text:p>52.08E-03</text:p>
          </table:table-cell>
          <table:table-cell table:style-name="ce44" table:formula="of:=[.$E65]/[.J$60]" office:value-type="float" office:value="0.0462962962962963" calcext:value-type="float">
            <text:p>46.30E-03</text:p>
          </table:table-cell>
          <table:table-cell table:style-name="ce44" table:formula="of:=[.$E65]/[.K$60]" office:value-type="float" office:value="0.0416666666666667" calcext:value-type="float">
            <text:p>41.67E-0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47" office:value-type="percentage" office:value="0.06" calcext:value-type="percentage">
            <text:p>6.00%</text:p>
          </table:table-cell>
          <table:table-cell table:style-name="ce50" table:formula="of:=[.D66]*[.$E$7]" office:value-type="float" office:value="0.3" calcext:value-type="float">
            <text:p>0.30</text:p>
          </table:table-cell>
          <table:table-cell table:style-name="ce44" table:formula="of:=[.$E66]/[.F$60]" office:value-type="float" office:value="0.1" calcext:value-type="float">
            <text:p>100.00E-03</text:p>
          </table:table-cell>
          <table:table-cell table:style-name="ce44" table:formula="of:=[.$E66]/[.G$60]" office:value-type="float" office:value="0.0833333333333333" calcext:value-type="float">
            <text:p>83.33E-03</text:p>
          </table:table-cell>
          <table:table-cell table:style-name="ce44" table:formula="of:=[.$E66]/[.H$60]" office:value-type="float" office:value="0.0714285714285714" calcext:value-type="float">
            <text:p>71.43E-03</text:p>
          </table:table-cell>
          <table:table-cell table:style-name="ce44" table:formula="of:=[.$E66]/[.I$60]" office:value-type="float" office:value="0.0625" calcext:value-type="float">
            <text:p>62.50E-03</text:p>
          </table:table-cell>
          <table:table-cell table:style-name="ce44" table:formula="of:=[.$E66]/[.J$60]" office:value-type="float" office:value="0.0555555555555556" calcext:value-type="float">
            <text:p>55.56E-03</text:p>
          </table:table-cell>
          <table:table-cell table:style-name="ce44" table:formula="of:=[.$E66]/[.K$60]" office:value-type="float" office:value="0.05" calcext:value-type="float">
            <text:p>50.00E-0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47" office:value-type="percentage" office:value="0.07" calcext:value-type="percentage">
            <text:p>7.00%</text:p>
          </table:table-cell>
          <table:table-cell table:style-name="ce50" table:formula="of:=[.D67]*[.$E$7]" office:value-type="float" office:value="0.35" calcext:value-type="float">
            <text:p>0.35</text:p>
          </table:table-cell>
          <table:table-cell table:style-name="ce44" table:formula="of:=[.$E67]/[.F$60]" office:value-type="float" office:value="0.116666666666667" calcext:value-type="float">
            <text:p>116.67E-03</text:p>
          </table:table-cell>
          <table:table-cell table:style-name="ce44" table:formula="of:=[.$E67]/[.G$60]" office:value-type="float" office:value="0.0972222222222222" calcext:value-type="float">
            <text:p>97.22E-03</text:p>
          </table:table-cell>
          <table:table-cell table:style-name="ce44" table:formula="of:=[.$E67]/[.H$60]" office:value-type="float" office:value="0.0833333333333334" calcext:value-type="float">
            <text:p>83.33E-03</text:p>
          </table:table-cell>
          <table:table-cell table:style-name="ce44" table:formula="of:=[.$E67]/[.I$60]" office:value-type="float" office:value="0.0729166666666667" calcext:value-type="float">
            <text:p>72.92E-03</text:p>
          </table:table-cell>
          <table:table-cell table:style-name="ce44" table:formula="of:=[.$E67]/[.J$60]" office:value-type="float" office:value="0.0648148148148148" calcext:value-type="float">
            <text:p>64.81E-03</text:p>
          </table:table-cell>
          <table:table-cell table:style-name="ce44" table:formula="of:=[.$E67]/[.K$60]" office:value-type="float" office:value="0.0583333333333333" calcext:value-type="float">
            <text:p>58.33E-0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47" office:value-type="percentage" office:value="0.08" calcext:value-type="percentage">
            <text:p>8.00%</text:p>
          </table:table-cell>
          <table:table-cell table:style-name="ce50" table:formula="of:=[.D68]*[.$E$7]" office:value-type="float" office:value="0.4" calcext:value-type="float">
            <text:p>0.40</text:p>
          </table:table-cell>
          <table:table-cell table:style-name="ce44" table:formula="of:=[.$E68]/[.F$60]" office:value-type="float" office:value="0.133333333333333" calcext:value-type="float">
            <text:p>133.33E-03</text:p>
          </table:table-cell>
          <table:table-cell table:style-name="ce44" table:formula="of:=[.$E68]/[.G$60]" office:value-type="float" office:value="0.111111111111111" calcext:value-type="float">
            <text:p>111.11E-03</text:p>
          </table:table-cell>
          <table:table-cell table:style-name="ce44" table:formula="of:=[.$E68]/[.H$60]" office:value-type="float" office:value="0.0952380952380953" calcext:value-type="float">
            <text:p>95.24E-03</text:p>
          </table:table-cell>
          <table:table-cell table:style-name="ce44" table:formula="of:=[.$E68]/[.I$60]" office:value-type="float" office:value="0.0833333333333333" calcext:value-type="float">
            <text:p>83.33E-03</text:p>
          </table:table-cell>
          <table:table-cell table:style-name="ce44" table:formula="of:=[.$E68]/[.J$60]" office:value-type="float" office:value="0.0740740740740741" calcext:value-type="float">
            <text:p>74.07E-03</text:p>
          </table:table-cell>
          <table:table-cell table:style-name="ce44" table:formula="of:=[.$E68]/[.K$60]" office:value-type="float" office:value="0.0666666666666667" calcext:value-type="float">
            <text:p>66.67E-0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47" office:value-type="percentage" office:value="0.09" calcext:value-type="percentage">
            <text:p>9.00%</text:p>
          </table:table-cell>
          <table:table-cell table:style-name="ce50" table:formula="of:=[.D69]*[.$E$7]" office:value-type="float" office:value="0.45" calcext:value-type="float">
            <text:p>0.45</text:p>
          </table:table-cell>
          <table:table-cell table:style-name="ce44" table:formula="of:=[.$E69]/[.F$60]" office:value-type="float" office:value="0.15" calcext:value-type="float">
            <text:p>150.00E-03</text:p>
          </table:table-cell>
          <table:table-cell table:style-name="ce44" table:formula="of:=[.$E69]/[.G$60]" office:value-type="float" office:value="0.125" calcext:value-type="float">
            <text:p>125.00E-03</text:p>
          </table:table-cell>
          <table:table-cell table:style-name="ce44" table:formula="of:=[.$E69]/[.H$60]" office:value-type="float" office:value="0.107142857142857" calcext:value-type="float">
            <text:p>107.14E-03</text:p>
          </table:table-cell>
          <table:table-cell table:style-name="ce44" table:formula="of:=[.$E69]/[.I$60]" office:value-type="float" office:value="0.09375" calcext:value-type="float">
            <text:p>93.75E-03</text:p>
          </table:table-cell>
          <table:table-cell table:style-name="ce44" table:formula="of:=[.$E69]/[.J$60]" office:value-type="float" office:value="0.0833333333333333" calcext:value-type="float">
            <text:p>83.33E-03</text:p>
          </table:table-cell>
          <table:table-cell table:style-name="ce44" table:formula="of:=[.$E69]/[.K$60]" office:value-type="float" office:value="0.075" calcext:value-type="float">
            <text:p>75.00E-0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47" office:value-type="percentage" office:value="0.1" calcext:value-type="percentage">
            <text:p>10.00%</text:p>
          </table:table-cell>
          <table:table-cell table:style-name="ce50" table:formula="of:=[.D70]*[.$E$7]" office:value-type="float" office:value="0.5" calcext:value-type="float">
            <text:p>0.50</text:p>
          </table:table-cell>
          <table:table-cell table:style-name="ce44" table:formula="of:=[.$E70]/[.F$60]" office:value-type="float" office:value="0.166666666666667" calcext:value-type="float">
            <text:p>166.67E-03</text:p>
          </table:table-cell>
          <table:table-cell table:style-name="ce44" table:formula="of:=[.$E70]/[.G$60]" office:value-type="float" office:value="0.138888888888889" calcext:value-type="float">
            <text:p>138.89E-03</text:p>
          </table:table-cell>
          <table:table-cell table:style-name="ce44" table:formula="of:=[.$E70]/[.H$60]" office:value-type="float" office:value="0.119047619047619" calcext:value-type="float">
            <text:p>119.05E-03</text:p>
          </table:table-cell>
          <table:table-cell table:style-name="ce44" table:formula="of:=[.$E70]/[.I$60]" office:value-type="float" office:value="0.104166666666667" calcext:value-type="float">
            <text:p>104.17E-03</text:p>
          </table:table-cell>
          <table:table-cell table:style-name="ce44" table:formula="of:=[.$E70]/[.J$60]" office:value-type="float" office:value="0.0925925925925926" calcext:value-type="float">
            <text:p>92.59E-03</text:p>
          </table:table-cell>
          <table:table-cell table:style-name="ce44" table:formula="of:=[.$E70]/[.K$60]" office:value-type="float" office:value="0.0833333333333333" calcext:value-type="float">
            <text:p>83.33E-03</text:p>
          </table:table-cell>
          <table:table-cell table:number-columns-repeated="1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4"/>
          <table:table-cell table:style-name="ce30" office:value-type="string" calcext:value-type="string">
            <text:p>Ripple Current</text:p>
          </table:table-cell>
          <table:table-cell table:style-name="ce47" office:value-type="percentage" office:value="0.25" calcext:value-type="percentage">
            <text:p>25.00%</text:p>
          </table:table-cell>
          <table:table-cell table:style-name="ce53" table:formula="of:=[.F74]*[.$E$9]" office:value-type="float" office:value="3" calcext:value-type="float">
            <text:p>3.0</text:p>
          </table:table-cell>
          <table:table-cell table:style-name="ce47" table:number-columns-repeated="4"/>
          <table:table-cell table:number-columns-repeated="6"/>
          <table:table-cell table:style-name="ce30" office:value-type="string" calcext:value-type="string">
            <text:p>Ripple Current</text:p>
          </table:table-cell>
          <table:table-cell table:style-name="ce47" office:value-type="percentage" office:value="0.3" calcext:value-type="percentage">
            <text:p>30.00%</text:p>
          </table:table-cell>
          <table:table-cell table:style-name="ce53" table:formula="of:=[.S74]*[.$E$9]" office:value-type="float" office:value="3.6" calcext:value-type="float">
            <text:p>3.6</text:p>
          </table:table-cell>
          <table:table-cell table:style-name="ce47" table:number-columns-repeated="4"/>
          <table:table-cell table:number-columns-repeated="4"/>
        </table:table-row>
        <table:table-row table:style-name="ro1">
          <table:table-cell table:number-columns-repeated="5"/>
          <table:table-cell table:style-name="ce51" table:number-columns-repeated="6"/>
          <table:table-cell table:number-columns-repeated="7"/>
          <table:table-cell table:style-name="ce51" table:number-columns-repeated="6"/>
          <table:table-cell table:number-columns-repeated="4"/>
        </table:table-row>
        <table:table-row table:style-name="ro1">
          <table:table-cell/>
          <table:table-cell table:style-name="ce32" office:value-type="string" calcext:value-type="string">
            <text:p>Min Capacitance</text:p>
          </table:table-cell>
          <table:table-cell table:number-columns-repeated="5"/>
          <table:table-cell table:style-name="ce34" office:value-type="string" calcext:value-type="string">
            <text:p>Ripple Volts</text:p>
          </table:table-cell>
          <table:table-cell table:number-columns-repeated="12"/>
          <table:table-cell table:style-name="ce34" office:value-type="string" calcext:value-type="string">
            <text:p>Ripple Volts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47" office:value-type="percentage" office:value="0.01" calcext:value-type="percentage">
            <text:p>1.00%</text:p>
          </table:table-cell>
          <table:table-cell table:style-name="ce47" office:value-type="percentage" office:value="0.02" calcext:value-type="percentage">
            <text:p>2.00%</text:p>
          </table:table-cell>
          <table:table-cell table:style-name="ce47" office:value-type="percentage" office:value="0.03" calcext:value-type="percentage">
            <text:p>3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47" office:value-type="percentage" office:value="0.05" calcext:value-type="percentage">
            <text:p>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7" calcext:value-type="percentage">
            <text:p>7.00%</text:p>
          </table:table-cell>
          <table:table-cell table:style-name="ce47" office:value-type="percentage" office:value="0.08" calcext:value-type="percentage">
            <text:p>8.00%</text:p>
          </table:table-cell>
          <table:table-cell table:style-name="ce47" office:value-type="percentage" office:value="0.09" calcext:value-type="percentage">
            <text:p>9.00%</text:p>
          </table:table-cell>
          <table:table-cell table:style-name="ce47" office:value-type="percentage" office:value="0.1" calcext:value-type="percentage">
            <text:p>10.00%</text:p>
          </table:table-cell>
          <table:table-cell table:style-name="ce47"/>
          <table:table-cell table:number-columns-repeated="2"/>
          <table:table-cell table:style-name="ce47" office:value-type="percentage" office:value="0.01" calcext:value-type="percentage">
            <text:p>1.00%</text:p>
          </table:table-cell>
          <table:table-cell table:style-name="ce47" office:value-type="percentage" office:value="0.02" calcext:value-type="percentage">
            <text:p>2.00%</text:p>
          </table:table-cell>
          <table:table-cell table:style-name="ce47" office:value-type="percentage" office:value="0.03" calcext:value-type="percentage">
            <text:p>3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47" office:value-type="percentage" office:value="0.05" calcext:value-type="percentage">
            <text:p>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7" calcext:value-type="percentage">
            <text:p>7.00%</text:p>
          </table:table-cell>
          <table:table-cell table:style-name="ce47" office:value-type="percentage" office:value="0.08" calcext:value-type="percentage">
            <text:p>8.00%</text:p>
          </table:table-cell>
          <table:table-cell table:style-name="ce47" office:value-type="percentage" office:value="0.09" calcext:value-type="percentage">
            <text:p>9.00%</text:p>
          </table:table-cell>
          <table:table-cell table:style-name="ce47" office:value-type="percentage" office:value="0.1" calcext:value-type="percentage">
            <text:p>10.00%</text:p>
          </table:table-cell>
        </table:table-row>
        <table:table-row table:style-name="ro1">
          <table:table-cell table:number-columns-repeated="3"/>
          <table:table-cell table:style-name="ce47"/>
          <table:table-cell table:style-name="ce50"/>
          <table:table-cell table:style-name="ce50" table:formula="of:=[.F77]*[.$E$7]" office:value-type="float" office:value="0.05" calcext:value-type="float">
            <text:p>0.05</text:p>
          </table:table-cell>
          <table:table-cell table:style-name="ce50" table:formula="of:=[.G77]*[.$E$7]" office:value-type="float" office:value="0.1" calcext:value-type="float">
            <text:p>0.10</text:p>
          </table:table-cell>
          <table:table-cell table:style-name="ce50" table:formula="of:=[.H77]*[.$E$7]" office:value-type="float" office:value="0.15" calcext:value-type="float">
            <text:p>0.15</text:p>
          </table:table-cell>
          <table:table-cell table:style-name="ce50" table:formula="of:=[.I77]*[.$E$7]" office:value-type="float" office:value="0.2" calcext:value-type="float">
            <text:p>0.20</text:p>
          </table:table-cell>
          <table:table-cell table:style-name="ce50" table:formula="of:=[.J77]*[.$E$7]" office:value-type="float" office:value="0.25" calcext:value-type="float">
            <text:p>0.25</text:p>
          </table:table-cell>
          <table:table-cell table:style-name="ce50" table:formula="of:=[.K77]*[.$E$7]" office:value-type="float" office:value="0.3" calcext:value-type="float">
            <text:p>0.30</text:p>
          </table:table-cell>
          <table:table-cell table:style-name="ce50" table:formula="of:=[.L77]*[.$E$7]" office:value-type="float" office:value="0.35" calcext:value-type="float">
            <text:p>0.35</text:p>
          </table:table-cell>
          <table:table-cell table:style-name="ce50" table:formula="of:=[.M77]*[.$E$7]" office:value-type="float" office:value="0.4" calcext:value-type="float">
            <text:p>0.40</text:p>
          </table:table-cell>
          <table:table-cell table:style-name="ce50" table:formula="of:=[.N77]*[.$E$7]" office:value-type="float" office:value="0.45" calcext:value-type="float">
            <text:p>0.45</text:p>
          </table:table-cell>
          <table:table-cell table:style-name="ce50" table:formula="of:=[.O77]*[.$E$7]" office:value-type="float" office:value="0.5" calcext:value-type="float">
            <text:p>0.50</text:p>
          </table:table-cell>
          <table:table-cell table:style-name="ce50"/>
          <table:table-cell/>
          <table:table-cell table:style-name="ce50"/>
          <table:table-cell table:style-name="ce50" table:formula="of:=[.S77]*[.$E$7]" office:value-type="float" office:value="0.05" calcext:value-type="float">
            <text:p>0.05</text:p>
          </table:table-cell>
          <table:table-cell table:style-name="ce50" table:formula="of:=[.T77]*[.$E$7]" office:value-type="float" office:value="0.1" calcext:value-type="float">
            <text:p>0.10</text:p>
          </table:table-cell>
          <table:table-cell table:style-name="ce50" table:formula="of:=[.U77]*[.$E$7]" office:value-type="float" office:value="0.15" calcext:value-type="float">
            <text:p>0.15</text:p>
          </table:table-cell>
          <table:table-cell table:style-name="ce50" table:formula="of:=[.V77]*[.$E$7]" office:value-type="float" office:value="0.2" calcext:value-type="float">
            <text:p>0.20</text:p>
          </table:table-cell>
          <table:table-cell table:style-name="ce50" table:formula="of:=[.W77]*[.$E$7]" office:value-type="float" office:value="0.25" calcext:value-type="float">
            <text:p>0.25</text:p>
          </table:table-cell>
          <table:table-cell table:style-name="ce50" table:formula="of:=[.X77]*[.$E$7]" office:value-type="float" office:value="0.3" calcext:value-type="float">
            <text:p>0.30</text:p>
          </table:table-cell>
          <table:table-cell table:style-name="ce50" table:formula="of:=[.Y77]*[.$E$7]" office:value-type="float" office:value="0.35" calcext:value-type="float">
            <text:p>0.35</text:p>
          </table:table-cell>
          <table:table-cell table:style-name="ce50" table:formula="of:=[.Z77]*[.$E$7]" office:value-type="float" office:value="0.4" calcext:value-type="float">
            <text:p>0.40</text:p>
          </table:table-cell>
          <table:table-cell table:style-name="ce50" table:formula="of:=[.AA77]*[.$E$7]" office:value-type="float" office:value="0.45" calcext:value-type="float">
            <text:p>0.45</text:p>
          </table:table-cell>
          <table:table-cell table:style-name="ce50" table:formula="of:=[.AB77]*[.$E$7]" office:value-type="float" office:value="0.5" calcext:value-type="float">
            <text:p>0.50</text:p>
          </table:table-cell>
        </table:table-row>
        <table:table-row table:style-name="ro1">
          <table:table-cell table:number-columns-repeated="3"/>
          <table:table-cell table:style-name="ce47"/>
          <table:table-cell table:style-name="ce44" office:value-type="float" office:value="0.000002" calcext:value-type="float">
            <text:p>2.00E-06</text:p>
          </table:table-cell>
          <table:table-cell table:style-name="ce52" table:formula="of:=([.$E79]*POWER([.$E$9]+0.5*[.$G$74]; 2))/(POWER([.$E$7]+[.F$78]; 2)-POWER([.$E$7]; 2))" office:value-type="float" office:value="0.000725373134328361" calcext:value-type="float">
            <text:p>725.4E-06</text:p>
          </table:table-cell>
          <table:table-cell table:style-name="ce52" table:formula="of:=([.$E79]*POWER([.$E$9]+0.5*[.$G$74]; 2))/(POWER([.$E$7]+[.G$78]; 2)-POWER([.$E$7]; 2))" office:value-type="float" office:value="0.000360891089108912" calcext:value-type="float">
            <text:p>360.9E-06</text:p>
          </table:table-cell>
          <table:table-cell table:style-name="ce52" table:formula="of:=([.$E79]*POWER([.$E$9]+0.5*[.$G$74]; 2))/(POWER([.$E$7]+[.H$78]; 2)-POWER([.$E$7]; 2))" office:value-type="float" office:value="0.000239408866995073" calcext:value-type="float">
            <text:p>239.4E-06</text:p>
          </table:table-cell>
          <table:table-cell table:style-name="ce52" table:formula="of:=([.$E79]*POWER([.$E$9]+0.5*[.$G$74]; 2))/(POWER([.$E$7]+[.I$78]; 2)-POWER([.$E$7]; 2))" office:value-type="float" office:value="0.000178676470588235" calcext:value-type="float">
            <text:p>178.7E-06</text:p>
          </table:table-cell>
          <table:table-cell table:style-name="ce52" table:formula="of:=([.$E79]*POWER([.$E$9]+0.5*[.$G$74]; 2))/(POWER([.$E$7]+[.J$78]; 2)-POWER([.$E$7]; 2))" office:value-type="float" office:value="0.000142243902439024" calcext:value-type="float">
            <text:p>142.2E-06</text:p>
          </table:table-cell>
          <table:table-cell table:style-name="ce52" table:formula="of:=([.$E79]*POWER([.$E$9]+0.5*[.$G$74]; 2))/(POWER([.$E$7]+[.K$78]; 2)-POWER([.$E$7]; 2))" office:value-type="float" office:value="0.000117961165048544" calcext:value-type="float">
            <text:p>118.0E-06</text:p>
          </table:table-cell>
          <table:table-cell table:style-name="ce52" table:formula="of:=([.$E79]*POWER([.$E$9]+0.5*[.$G$74]; 2))/(POWER([.$E$7]+[.L$78]; 2)-POWER([.$E$7]; 2))" office:value-type="float" office:value="0.000100621118012422" calcext:value-type="float">
            <text:p>100.6E-06</text:p>
          </table:table-cell>
          <table:table-cell table:style-name="ce52" table:formula="of:=([.$E79]*POWER([.$E$9]+0.5*[.$G$74]; 2))/(POWER([.$E$7]+[.M$78]; 2)-POWER([.$E$7]; 2))" office:value-type="float" office:value="0.0000876201923076922" calcext:value-type="float">
            <text:p>87.6E-06</text:p>
          </table:table-cell>
          <table:table-cell table:style-name="ce52" table:formula="of:=([.$E79]*POWER([.$E$9]+0.5*[.$G$74]; 2))/(POWER([.$E$7]+[.N$78]; 2)-POWER([.$E$7]; 2))" office:value-type="float" office:value="0.000077511961722488" calcext:value-type="float">
            <text:p>77.5E-06</text:p>
          </table:table-cell>
          <table:table-cell table:style-name="ce52" table:formula="of:=([.$E79]*POWER([.$E$9]+0.5*[.$G$74]; 2))/(POWER([.$E$7]+[.O$78]; 2)-POWER([.$E$7]; 2))" office:value-type="float" office:value="0.0000694285714285714" calcext:value-type="float">
            <text:p>69.4E-06</text:p>
          </table:table-cell>
          <table:table-cell table:number-columns-repeated="2"/>
          <table:table-cell table:style-name="ce44" office:value-type="float" office:value="0.000002" calcext:value-type="float">
            <text:p>2.00E-06</text:p>
          </table:table-cell>
          <table:table-cell table:style-name="ce52" table:formula="of:=([.$R79]*POWER([.$E$9]+0.5*[.$T$74]; 2))/(POWER([.$E$7]+[.S$78]; 2)-POWER([.$E$7]; 2))" office:value-type="float" office:value="0.000757970149253735" calcext:value-type="float">
            <text:p>758.0E-06</text:p>
          </table:table-cell>
          <table:table-cell table:style-name="ce52" table:formula="of:=([.$R79]*POWER([.$E$9]+0.5*[.$T$74]; 2))/(POWER([.$E$7]+[.T$78]; 2)-POWER([.$E$7]; 2))" office:value-type="float" office:value="0.00037710891089109" calcext:value-type="float">
            <text:p>377.1E-06</text:p>
          </table:table-cell>
          <table:table-cell table:style-name="ce52" table:formula="of:=([.$R79]*POWER([.$E$9]+0.5*[.$T$74]; 2))/(POWER([.$E$7]+[.U$78]; 2)-POWER([.$E$7]; 2))" office:value-type="float" office:value="0.000250167487684728" calcext:value-type="float">
            <text:p>250.2E-06</text:p>
          </table:table-cell>
          <table:table-cell table:style-name="ce52" table:formula="of:=([.$R79]*POWER([.$E$9]+0.5*[.$T$74]; 2))/(POWER([.$E$7]+[.V$78]; 2)-POWER([.$E$7]; 2))" office:value-type="float" office:value="0.000186705882352941" calcext:value-type="float">
            <text:p>186.7E-06</text:p>
          </table:table-cell>
          <table:table-cell table:style-name="ce52" table:formula="of:=([.$R79]*POWER([.$E$9]+0.5*[.$T$74]; 2))/(POWER([.$E$7]+[.W$78]; 2)-POWER([.$E$7]; 2))" office:value-type="float" office:value="0.000148636097560976" calcext:value-type="float">
            <text:p>148.6E-06</text:p>
          </table:table-cell>
          <table:table-cell table:style-name="ce52" table:formula="of:=([.$R79]*POWER([.$E$9]+0.5*[.$T$74]; 2))/(POWER([.$E$7]+[.X$78]; 2)-POWER([.$E$7]; 2))" office:value-type="float" office:value="0.00012326213592233" calcext:value-type="float">
            <text:p>123.3E-06</text:p>
          </table:table-cell>
          <table:table-cell table:style-name="ce52" table:formula="of:=([.$R79]*POWER([.$E$9]+0.5*[.$T$74]; 2))/(POWER([.$E$7]+[.Y$78]; 2)-POWER([.$E$7]; 2))" office:value-type="float" office:value="0.000105142857142857" calcext:value-type="float">
            <text:p>105.1E-06</text:p>
          </table:table-cell>
          <table:table-cell table:style-name="ce52" table:formula="of:=([.$R79]*POWER([.$E$9]+0.5*[.$T$74]; 2))/(POWER([.$E$7]+[.Z$78]; 2)-POWER([.$E$7]; 2))" office:value-type="float" office:value="0.0000915576923076922" calcext:value-type="float">
            <text:p>91.6E-06</text:p>
          </table:table-cell>
          <table:table-cell table:style-name="ce52" table:formula="of:=([.$R79]*POWER([.$E$9]+0.5*[.$T$74]; 2))/(POWER([.$E$7]+[.AA$78]; 2)-POWER([.$E$7]; 2))" office:value-type="float" office:value="0.0000809952153110048" calcext:value-type="float">
            <text:p>81.0E-06</text:p>
          </table:table-cell>
          <table:table-cell table:style-name="ce52" table:formula="of:=([.$R79]*POWER([.$E$9]+0.5*[.$T$74]; 2))/(POWER([.$E$7]+[.AB$78]; 2)-POWER([.$E$7]; 2))" office:value-type="float" office:value="0.0000725485714285714" calcext:value-type="float">
            <text:p>72.5E-06</text:p>
          </table:table-cell>
        </table:table-row>
        <table:table-row table:style-name="ro1">
          <table:table-cell table:number-columns-repeated="3"/>
          <table:table-cell table:style-name="ce47"/>
          <table:table-cell table:style-name="ce44" office:value-type="float" office:value="0.0000025" calcext:value-type="float">
            <text:p>2.50E-06</text:p>
          </table:table-cell>
          <table:table-cell table:style-name="ce52" table:formula="of:=([.$E80]*POWER([.$E$9]+0.5*[.$G$74]; 2))/(POWER([.$E$7]+[.F$78]; 2)-POWER([.$E$7]; 2))" office:value-type="float" office:value="0.000906716417910452" calcext:value-type="float">
            <text:p>906.7E-06</text:p>
          </table:table-cell>
          <table:table-cell table:style-name="ce52" table:formula="of:=([.$E80]*POWER([.$E$9]+0.5*[.$G$74]; 2))/(POWER([.$E$7]+[.G$78]; 2)-POWER([.$E$7]; 2))" office:value-type="float" office:value="0.00045111386138614" calcext:value-type="float">
            <text:p>451.1E-06</text:p>
          </table:table-cell>
          <table:table-cell table:style-name="ce52" table:formula="of:=([.$E80]*POWER([.$E$9]+0.5*[.$G$74]; 2))/(POWER([.$E$7]+[.H$78]; 2)-POWER([.$E$7]; 2))" office:value-type="float" office:value="0.000299261083743842" calcext:value-type="float">
            <text:p>299.3E-06</text:p>
          </table:table-cell>
          <table:table-cell table:style-name="ce52" table:formula="of:=([.$E80]*POWER([.$E$9]+0.5*[.$G$74]; 2))/(POWER([.$E$7]+[.I$78]; 2)-POWER([.$E$7]; 2))" office:value-type="float" office:value="0.000223345588235294" calcext:value-type="float">
            <text:p>223.3E-06</text:p>
          </table:table-cell>
          <table:table-cell table:style-name="ce52" table:formula="of:=([.$E80]*POWER([.$E$9]+0.5*[.$G$74]; 2))/(POWER([.$E$7]+[.J$78]; 2)-POWER([.$E$7]; 2))" office:value-type="float" office:value="0.000177804878048781" calcext:value-type="float">
            <text:p>177.8E-06</text:p>
          </table:table-cell>
          <table:table-cell table:style-name="ce52" table:formula="of:=([.$E80]*POWER([.$E$9]+0.5*[.$G$74]; 2))/(POWER([.$E$7]+[.K$78]; 2)-POWER([.$E$7]; 2))" office:value-type="float" office:value="0.00014745145631068" calcext:value-type="float">
            <text:p>147.5E-06</text:p>
          </table:table-cell>
          <table:table-cell table:style-name="ce52" table:formula="of:=([.$E80]*POWER([.$E$9]+0.5*[.$G$74]; 2))/(POWER([.$E$7]+[.L$78]; 2)-POWER([.$E$7]; 2))" office:value-type="float" office:value="0.000125776397515528" calcext:value-type="float">
            <text:p>125.8E-06</text:p>
          </table:table-cell>
          <table:table-cell table:style-name="ce52" table:formula="of:=([.$E80]*POWER([.$E$9]+0.5*[.$G$74]; 2))/(POWER([.$E$7]+[.M$78]; 2)-POWER([.$E$7]; 2))" office:value-type="float" office:value="0.000109525240384615" calcext:value-type="float">
            <text:p>109.5E-06</text:p>
          </table:table-cell>
          <table:table-cell table:style-name="ce52" table:formula="of:=([.$E80]*POWER([.$E$9]+0.5*[.$G$74]; 2))/(POWER([.$E$7]+[.N$78]; 2)-POWER([.$E$7]; 2))" office:value-type="float" office:value="0.0000968899521531101" calcext:value-type="float">
            <text:p>96.9E-06</text:p>
          </table:table-cell>
          <table:table-cell table:style-name="ce52" table:formula="of:=([.$E80]*POWER([.$E$9]+0.5*[.$G$74]; 2))/(POWER([.$E$7]+[.O$78]; 2)-POWER([.$E$7]; 2))" office:value-type="float" office:value="0.0000867857142857143" calcext:value-type="float">
            <text:p>86.8E-06</text:p>
          </table:table-cell>
          <table:table-cell table:number-columns-repeated="2"/>
          <table:table-cell table:style-name="ce44" office:value-type="float" office:value="0.0000025" calcext:value-type="float">
            <text:p>2.50E-06</text:p>
          </table:table-cell>
          <table:table-cell table:style-name="ce52" table:formula="of:=([.$R80]*POWER([.$E$9]+0.5*[.$T$74]; 2))/(POWER([.$E$7]+[.S$78]; 2)-POWER([.$E$7]; 2))" office:value-type="float" office:value="0.000947462686567169" calcext:value-type="float">
            <text:p>947.5E-06</text:p>
          </table:table-cell>
          <table:table-cell table:style-name="ce52" table:formula="of:=([.$R80]*POWER([.$E$9]+0.5*[.$T$74]; 2))/(POWER([.$E$7]+[.T$78]; 2)-POWER([.$E$7]; 2))" office:value-type="float" office:value="0.000471386138613862" calcext:value-type="float">
            <text:p>471.4E-06</text:p>
          </table:table-cell>
          <table:table-cell table:style-name="ce52" table:formula="of:=([.$R80]*POWER([.$E$9]+0.5*[.$T$74]; 2))/(POWER([.$E$7]+[.U$78]; 2)-POWER([.$E$7]; 2))" office:value-type="float" office:value="0.00031270935960591" calcext:value-type="float">
            <text:p>312.7E-06</text:p>
          </table:table-cell>
          <table:table-cell table:style-name="ce52" table:formula="of:=([.$R80]*POWER([.$E$9]+0.5*[.$T$74]; 2))/(POWER([.$E$7]+[.V$78]; 2)-POWER([.$E$7]; 2))" office:value-type="float" office:value="0.000233382352941176" calcext:value-type="float">
            <text:p>233.4E-06</text:p>
          </table:table-cell>
          <table:table-cell table:style-name="ce52" table:formula="of:=([.$R80]*POWER([.$E$9]+0.5*[.$T$74]; 2))/(POWER([.$E$7]+[.W$78]; 2)-POWER([.$E$7]; 2))" office:value-type="float" office:value="0.00018579512195122" calcext:value-type="float">
            <text:p>185.8E-06</text:p>
          </table:table-cell>
          <table:table-cell table:style-name="ce52" table:formula="of:=([.$R80]*POWER([.$E$9]+0.5*[.$T$74]; 2))/(POWER([.$E$7]+[.X$78]; 2)-POWER([.$E$7]; 2))" office:value-type="float" office:value="0.000154077669902913" calcext:value-type="float">
            <text:p>154.1E-06</text:p>
          </table:table-cell>
          <table:table-cell table:style-name="ce52" table:formula="of:=([.$R80]*POWER([.$E$9]+0.5*[.$T$74]; 2))/(POWER([.$E$7]+[.Y$78]; 2)-POWER([.$E$7]; 2))" office:value-type="float" office:value="0.000131428571428572" calcext:value-type="float">
            <text:p>131.4E-06</text:p>
          </table:table-cell>
          <table:table-cell table:style-name="ce52" table:formula="of:=([.$R80]*POWER([.$E$9]+0.5*[.$T$74]; 2))/(POWER([.$E$7]+[.Z$78]; 2)-POWER([.$E$7]; 2))" office:value-type="float" office:value="0.000114447115384615" calcext:value-type="float">
            <text:p>114.4E-06</text:p>
          </table:table-cell>
          <table:table-cell table:style-name="ce52" table:formula="of:=([.$R80]*POWER([.$E$9]+0.5*[.$T$74]; 2))/(POWER([.$E$7]+[.AA$78]; 2)-POWER([.$E$7]; 2))" office:value-type="float" office:value="0.000101244019138756" calcext:value-type="float">
            <text:p>101.2E-06</text:p>
          </table:table-cell>
          <table:table-cell table:style-name="ce52" table:formula="of:=([.$R80]*POWER([.$E$9]+0.5*[.$T$74]; 2))/(POWER([.$E$7]+[.AB$78]; 2)-POWER([.$E$7]; 2))" office:value-type="float" office:value="0.0000906857142857143" calcext:value-type="float">
            <text:p>90.7E-06</text:p>
          </table:table-cell>
        </table:table-row>
        <table:table-row table:style-name="ro1">
          <table:table-cell table:number-columns-repeated="3"/>
          <table:table-cell table:style-name="ce47"/>
          <table:table-cell table:style-name="ce44" office:value-type="float" office:value="0.000003" calcext:value-type="float">
            <text:p>3.00E-06</text:p>
          </table:table-cell>
          <table:table-cell table:style-name="ce52" table:formula="of:=([.$E81]*POWER([.$E$9]+0.5*[.$G$74]; 2))/(POWER([.$E$7]+[.F$78]; 2)-POWER([.$E$7]; 2))" office:value-type="float" office:value="0.00108805970149254" calcext:value-type="float">
            <text:p>1.1E-03</text:p>
          </table:table-cell>
          <table:table-cell table:style-name="ce52" table:formula="of:=([.$E81]*POWER([.$E$9]+0.5*[.$G$74]; 2))/(POWER([.$E$7]+[.G$78]; 2)-POWER([.$E$7]; 2))" office:value-type="float" office:value="0.000541336633663367" calcext:value-type="float">
            <text:p>541.3E-06</text:p>
          </table:table-cell>
          <table:table-cell table:style-name="ce52" table:formula="of:=([.$E81]*POWER([.$E$9]+0.5*[.$G$74]; 2))/(POWER([.$E$7]+[.H$78]; 2)-POWER([.$E$7]; 2))" office:value-type="float" office:value="0.00035911330049261" calcext:value-type="float">
            <text:p>359.1E-06</text:p>
          </table:table-cell>
          <table:table-cell table:style-name="ce52" table:formula="of:=([.$E81]*POWER([.$E$9]+0.5*[.$G$74]; 2))/(POWER([.$E$7]+[.I$78]; 2)-POWER([.$E$7]; 2))" office:value-type="float" office:value="0.000268014705882353" calcext:value-type="float">
            <text:p>268.0E-06</text:p>
          </table:table-cell>
          <table:table-cell table:style-name="ce52" table:formula="of:=([.$E81]*POWER([.$E$9]+0.5*[.$G$74]; 2))/(POWER([.$E$7]+[.J$78]; 2)-POWER([.$E$7]; 2))" office:value-type="float" office:value="0.000213365853658537" calcext:value-type="float">
            <text:p>213.4E-06</text:p>
          </table:table-cell>
          <table:table-cell table:style-name="ce52" table:formula="of:=([.$E81]*POWER([.$E$9]+0.5*[.$G$74]; 2))/(POWER([.$E$7]+[.K$78]; 2)-POWER([.$E$7]; 2))" office:value-type="float" office:value="0.000176941747572816" calcext:value-type="float">
            <text:p>176.9E-06</text:p>
          </table:table-cell>
          <table:table-cell table:style-name="ce52" table:formula="of:=([.$E81]*POWER([.$E$9]+0.5*[.$G$74]; 2))/(POWER([.$E$7]+[.L$78]; 2)-POWER([.$E$7]; 2))" office:value-type="float" office:value="0.000150931677018634" calcext:value-type="float">
            <text:p>150.9E-06</text:p>
          </table:table-cell>
          <table:table-cell table:style-name="ce52" table:formula="of:=([.$E81]*POWER([.$E$9]+0.5*[.$G$74]; 2))/(POWER([.$E$7]+[.M$78]; 2)-POWER([.$E$7]; 2))" office:value-type="float" office:value="0.000131430288461538" calcext:value-type="float">
            <text:p>131.4E-06</text:p>
          </table:table-cell>
          <table:table-cell table:style-name="ce52" table:formula="of:=([.$E81]*POWER([.$E$9]+0.5*[.$G$74]; 2))/(POWER([.$E$7]+[.N$78]; 2)-POWER([.$E$7]; 2))" office:value-type="float" office:value="0.000116267942583732" calcext:value-type="float">
            <text:p>116.3E-06</text:p>
          </table:table-cell>
          <table:table-cell table:style-name="ce52" table:formula="of:=([.$E81]*POWER([.$E$9]+0.5*[.$G$74]; 2))/(POWER([.$E$7]+[.O$78]; 2)-POWER([.$E$7]; 2))" office:value-type="float" office:value="0.000104142857142857" calcext:value-type="float">
            <text:p>104.1E-06</text:p>
          </table:table-cell>
          <table:table-cell table:number-columns-repeated="2"/>
          <table:table-cell table:style-name="ce44" office:value-type="float" office:value="0.000003" calcext:value-type="float">
            <text:p>3.00E-06</text:p>
          </table:table-cell>
          <table:table-cell table:style-name="ce52" table:formula="of:=([.$R81]*POWER([.$E$9]+0.5*[.$T$74]; 2))/(POWER([.$E$7]+[.S$78]; 2)-POWER([.$E$7]; 2))" office:value-type="float" office:value="0.0011369552238806" calcext:value-type="float">
            <text:p>1.1E-03</text:p>
          </table:table-cell>
          <table:table-cell table:style-name="ce52" table:formula="of:=([.$R81]*POWER([.$E$9]+0.5*[.$T$74]; 2))/(POWER([.$E$7]+[.T$78]; 2)-POWER([.$E$7]; 2))" office:value-type="float" office:value="0.000565663366336635" calcext:value-type="float">
            <text:p>565.7E-06</text:p>
          </table:table-cell>
          <table:table-cell table:style-name="ce52" table:formula="of:=([.$R81]*POWER([.$E$9]+0.5*[.$T$74]; 2))/(POWER([.$E$7]+[.U$78]; 2)-POWER([.$E$7]; 2))" office:value-type="float" office:value="0.000375251231527093" calcext:value-type="float">
            <text:p>375.3E-06</text:p>
          </table:table-cell>
          <table:table-cell table:style-name="ce52" table:formula="of:=([.$R81]*POWER([.$E$9]+0.5*[.$T$74]; 2))/(POWER([.$E$7]+[.V$78]; 2)-POWER([.$E$7]; 2))" office:value-type="float" office:value="0.000280058823529411" calcext:value-type="float">
            <text:p>280.1E-06</text:p>
          </table:table-cell>
          <table:table-cell table:style-name="ce52" table:formula="of:=([.$R81]*POWER([.$E$9]+0.5*[.$T$74]; 2))/(POWER([.$E$7]+[.W$78]; 2)-POWER([.$E$7]; 2))" office:value-type="float" office:value="0.000222954146341463" calcext:value-type="float">
            <text:p>223.0E-06</text:p>
          </table:table-cell>
          <table:table-cell table:style-name="ce52" table:formula="of:=([.$R81]*POWER([.$E$9]+0.5*[.$T$74]; 2))/(POWER([.$E$7]+[.X$78]; 2)-POWER([.$E$7]; 2))" office:value-type="float" office:value="0.000184893203883495" calcext:value-type="float">
            <text:p>184.9E-06</text:p>
          </table:table-cell>
          <table:table-cell table:style-name="ce52" table:formula="of:=([.$R81]*POWER([.$E$9]+0.5*[.$T$74]; 2))/(POWER([.$E$7]+[.Y$78]; 2)-POWER([.$E$7]; 2))" office:value-type="float" office:value="0.000157714285714286" calcext:value-type="float">
            <text:p>157.7E-06</text:p>
          </table:table-cell>
          <table:table-cell table:style-name="ce52" table:formula="of:=([.$R81]*POWER([.$E$9]+0.5*[.$T$74]; 2))/(POWER([.$E$7]+[.Z$78]; 2)-POWER([.$E$7]; 2))" office:value-type="float" office:value="0.000137336538461538" calcext:value-type="float">
            <text:p>137.3E-06</text:p>
          </table:table-cell>
          <table:table-cell table:style-name="ce52" table:formula="of:=([.$R81]*POWER([.$E$9]+0.5*[.$T$74]; 2))/(POWER([.$E$7]+[.AA$78]; 2)-POWER([.$E$7]; 2))" office:value-type="float" office:value="0.000121492822966507" calcext:value-type="float">
            <text:p>121.5E-06</text:p>
          </table:table-cell>
          <table:table-cell table:style-name="ce52" table:formula="of:=([.$R81]*POWER([.$E$9]+0.5*[.$T$74]; 2))/(POWER([.$E$7]+[.AB$78]; 2)-POWER([.$E$7]; 2))" office:value-type="float" office:value="0.000108822857142857" calcext:value-type="float">
            <text:p>108.8E-06</text:p>
          </table:table-cell>
        </table:table-row>
        <table:table-row table:style-name="ro1">
          <table:table-cell table:number-columns-repeated="3"/>
          <table:table-cell table:style-name="ce47"/>
          <table:table-cell table:style-name="ce44" office:value-type="float" office:value="0.0000035" calcext:value-type="float">
            <text:p>3.50E-06</text:p>
          </table:table-cell>
          <table:table-cell table:style-name="ce52" table:formula="of:=([.$E82]*POWER([.$E$9]+0.5*[.$G$74]; 2))/(POWER([.$E$7]+[.F$78]; 2)-POWER([.$E$7]; 2))" office:value-type="float" office:value="0.00126940298507463" calcext:value-type="float">
            <text:p>1.3E-03</text:p>
          </table:table-cell>
          <table:table-cell table:style-name="ce52" table:formula="of:=([.$E82]*POWER([.$E$9]+0.5*[.$G$74]; 2))/(POWER([.$E$7]+[.G$78]; 2)-POWER([.$E$7]; 2))" office:value-type="float" office:value="0.000631559405940595" calcext:value-type="float">
            <text:p>631.6E-06</text:p>
          </table:table-cell>
          <table:table-cell table:style-name="ce52" table:formula="of:=([.$E82]*POWER([.$E$9]+0.5*[.$G$74]; 2))/(POWER([.$E$7]+[.H$78]; 2)-POWER([.$E$7]; 2))" office:value-type="float" office:value="0.000418965517241378" calcext:value-type="float">
            <text:p>419.0E-06</text:p>
          </table:table-cell>
          <table:table-cell table:style-name="ce52" table:formula="of:=([.$E82]*POWER([.$E$9]+0.5*[.$G$74]; 2))/(POWER([.$E$7]+[.I$78]; 2)-POWER([.$E$7]; 2))" office:value-type="float" office:value="0.000312683823529411" calcext:value-type="float">
            <text:p>312.7E-06</text:p>
          </table:table-cell>
          <table:table-cell table:style-name="ce52" table:formula="of:=([.$E82]*POWER([.$E$9]+0.5*[.$G$74]; 2))/(POWER([.$E$7]+[.J$78]; 2)-POWER([.$E$7]; 2))" office:value-type="float" office:value="0.000248926829268293" calcext:value-type="float">
            <text:p>248.9E-06</text:p>
          </table:table-cell>
          <table:table-cell table:style-name="ce52" table:formula="of:=([.$E82]*POWER([.$E$9]+0.5*[.$G$74]; 2))/(POWER([.$E$7]+[.K$78]; 2)-POWER([.$E$7]; 2))" office:value-type="float" office:value="0.000206432038834951" calcext:value-type="float">
            <text:p>206.4E-06</text:p>
          </table:table-cell>
          <table:table-cell table:style-name="ce52" table:formula="of:=([.$E82]*POWER([.$E$9]+0.5*[.$G$74]; 2))/(POWER([.$E$7]+[.L$78]; 2)-POWER([.$E$7]; 2))" office:value-type="float" office:value="0.000176086956521739" calcext:value-type="float">
            <text:p>176.1E-06</text:p>
          </table:table-cell>
          <table:table-cell table:style-name="ce52" table:formula="of:=([.$E82]*POWER([.$E$9]+0.5*[.$G$74]; 2))/(POWER([.$E$7]+[.M$78]; 2)-POWER([.$E$7]; 2))" office:value-type="float" office:value="0.000153335336538461" calcext:value-type="float">
            <text:p>153.3E-06</text:p>
          </table:table-cell>
          <table:table-cell table:style-name="ce52" table:formula="of:=([.$E82]*POWER([.$E$9]+0.5*[.$G$74]; 2))/(POWER([.$E$7]+[.N$78]; 2)-POWER([.$E$7]; 2))" office:value-type="float" office:value="0.000135645933014354" calcext:value-type="float">
            <text:p>135.6E-06</text:p>
          </table:table-cell>
          <table:table-cell table:style-name="ce52" table:formula="of:=([.$E82]*POWER([.$E$9]+0.5*[.$G$74]; 2))/(POWER([.$E$7]+[.O$78]; 2)-POWER([.$E$7]; 2))" office:value-type="float" office:value="0.0001215" calcext:value-type="float">
            <text:p>121.5E-06</text:p>
          </table:table-cell>
          <table:table-cell table:number-columns-repeated="2"/>
          <table:table-cell table:style-name="ce44" office:value-type="float" office:value="0.0000035" calcext:value-type="float">
            <text:p>3.50E-06</text:p>
          </table:table-cell>
          <table:table-cell table:style-name="ce52" table:formula="of:=([.$R82]*POWER([.$E$9]+0.5*[.$T$74]; 2))/(POWER([.$E$7]+[.S$78]; 2)-POWER([.$E$7]; 2))" office:value-type="float" office:value="0.00132644776119404" calcext:value-type="float">
            <text:p>1.3E-03</text:p>
          </table:table-cell>
          <table:table-cell table:style-name="ce52" table:formula="of:=([.$R82]*POWER([.$E$9]+0.5*[.$T$74]; 2))/(POWER([.$E$7]+[.T$78]; 2)-POWER([.$E$7]; 2))" office:value-type="float" office:value="0.000659940594059407" calcext:value-type="float">
            <text:p>659.9E-06</text:p>
          </table:table-cell>
          <table:table-cell table:style-name="ce52" table:formula="of:=([.$R82]*POWER([.$E$9]+0.5*[.$T$74]; 2))/(POWER([.$E$7]+[.U$78]; 2)-POWER([.$E$7]; 2))" office:value-type="float" office:value="0.000437793103448275" calcext:value-type="float">
            <text:p>437.8E-06</text:p>
          </table:table-cell>
          <table:table-cell table:style-name="ce52" table:formula="of:=([.$R82]*POWER([.$E$9]+0.5*[.$T$74]; 2))/(POWER([.$E$7]+[.V$78]; 2)-POWER([.$E$7]; 2))" office:value-type="float" office:value="0.000326735294117647" calcext:value-type="float">
            <text:p>326.7E-06</text:p>
          </table:table-cell>
          <table:table-cell table:style-name="ce52" table:formula="of:=([.$R82]*POWER([.$E$9]+0.5*[.$T$74]; 2))/(POWER([.$E$7]+[.W$78]; 2)-POWER([.$E$7]; 2))" office:value-type="float" office:value="0.000260113170731707" calcext:value-type="float">
            <text:p>260.1E-06</text:p>
          </table:table-cell>
          <table:table-cell table:style-name="ce52" table:formula="of:=([.$R82]*POWER([.$E$9]+0.5*[.$T$74]; 2))/(POWER([.$E$7]+[.X$78]; 2)-POWER([.$E$7]; 2))" office:value-type="float" office:value="0.000215708737864078" calcext:value-type="float">
            <text:p>215.7E-06</text:p>
          </table:table-cell>
          <table:table-cell table:style-name="ce52" table:formula="of:=([.$R82]*POWER([.$E$9]+0.5*[.$T$74]; 2))/(POWER([.$E$7]+[.Y$78]; 2)-POWER([.$E$7]; 2))" office:value-type="float" office:value="0.000184" calcext:value-type="float">
            <text:p>184.0E-06</text:p>
          </table:table-cell>
          <table:table-cell table:style-name="ce52" table:formula="of:=([.$R82]*POWER([.$E$9]+0.5*[.$T$74]; 2))/(POWER([.$E$7]+[.Z$78]; 2)-POWER([.$E$7]; 2))" office:value-type="float" office:value="0.000160225961538461" calcext:value-type="float">
            <text:p>160.2E-06</text:p>
          </table:table-cell>
          <table:table-cell table:style-name="ce52" table:formula="of:=([.$R82]*POWER([.$E$9]+0.5*[.$T$74]; 2))/(POWER([.$E$7]+[.AA$78]; 2)-POWER([.$E$7]; 2))" office:value-type="float" office:value="0.000141741626794258" calcext:value-type="float">
            <text:p>141.7E-06</text:p>
          </table:table-cell>
          <table:table-cell table:style-name="ce52" table:formula="of:=([.$R82]*POWER([.$E$9]+0.5*[.$T$74]; 2))/(POWER([.$E$7]+[.AB$78]; 2)-POWER([.$E$7]; 2))" office:value-type="float" office:value="0.00012696" calcext:value-type="float">
            <text:p>127.0E-06</text:p>
          </table:table-cell>
        </table:table-row>
        <table:table-row table:style-name="ro1">
          <table:table-cell table:number-columns-repeated="3"/>
          <table:table-cell table:style-name="ce47"/>
          <table:table-cell table:style-name="ce44" office:value-type="float" office:value="0.000004" calcext:value-type="float">
            <text:p>4.00E-06</text:p>
          </table:table-cell>
          <table:table-cell table:style-name="ce52" table:formula="of:=([.$E83]*POWER([.$E$9]+0.5*[.$G$74]; 2))/(POWER([.$E$7]+[.F$78]; 2)-POWER([.$E$7]; 2))" office:value-type="float" office:value="0.00145074626865672" calcext:value-type="float">
            <text:p>1.5E-03</text:p>
          </table:table-cell>
          <table:table-cell table:style-name="ce52" table:formula="of:=([.$E83]*POWER([.$E$9]+0.5*[.$G$74]; 2))/(POWER([.$E$7]+[.G$78]; 2)-POWER([.$E$7]; 2))" office:value-type="float" office:value="0.000721782178217823" calcext:value-type="float">
            <text:p>721.8E-06</text:p>
          </table:table-cell>
          <table:table-cell table:style-name="ce52" table:formula="of:=([.$E83]*POWER([.$E$9]+0.5*[.$G$74]; 2))/(POWER([.$E$7]+[.H$78]; 2)-POWER([.$E$7]; 2))" office:value-type="float" office:value="0.000478817733990146" calcext:value-type="float">
            <text:p>478.8E-06</text:p>
          </table:table-cell>
          <table:table-cell table:style-name="ce52" table:formula="of:=([.$E83]*POWER([.$E$9]+0.5*[.$G$74]; 2))/(POWER([.$E$7]+[.I$78]; 2)-POWER([.$E$7]; 2))" office:value-type="float" office:value="0.00035735294117647" calcext:value-type="float">
            <text:p>357.4E-06</text:p>
          </table:table-cell>
          <table:table-cell table:style-name="ce52" table:formula="of:=([.$E83]*POWER([.$E$9]+0.5*[.$G$74]; 2))/(POWER([.$E$7]+[.J$78]; 2)-POWER([.$E$7]; 2))" office:value-type="float" office:value="0.000284487804878049" calcext:value-type="float">
            <text:p>284.5E-06</text:p>
          </table:table-cell>
          <table:table-cell table:style-name="ce52" table:formula="of:=([.$E83]*POWER([.$E$9]+0.5*[.$G$74]; 2))/(POWER([.$E$7]+[.K$78]; 2)-POWER([.$E$7]; 2))" office:value-type="float" office:value="0.000235922330097087" calcext:value-type="float">
            <text:p>235.9E-06</text:p>
          </table:table-cell>
          <table:table-cell table:style-name="ce52" table:formula="of:=([.$E83]*POWER([.$E$9]+0.5*[.$G$74]; 2))/(POWER([.$E$7]+[.L$78]; 2)-POWER([.$E$7]; 2))" office:value-type="float" office:value="0.000201242236024845" calcext:value-type="float">
            <text:p>201.2E-06</text:p>
          </table:table-cell>
          <table:table-cell table:style-name="ce52" table:formula="of:=([.$E83]*POWER([.$E$9]+0.5*[.$G$74]; 2))/(POWER([.$E$7]+[.M$78]; 2)-POWER([.$E$7]; 2))" office:value-type="float" office:value="0.000175240384615384" calcext:value-type="float">
            <text:p>175.2E-06</text:p>
          </table:table-cell>
          <table:table-cell table:style-name="ce52" table:formula="of:=([.$E83]*POWER([.$E$9]+0.5*[.$G$74]; 2))/(POWER([.$E$7]+[.N$78]; 2)-POWER([.$E$7]; 2))" office:value-type="float" office:value="0.000155023923444976" calcext:value-type="float">
            <text:p>155.0E-06</text:p>
          </table:table-cell>
          <table:table-cell table:style-name="ce52" table:formula="of:=([.$E83]*POWER([.$E$9]+0.5*[.$G$74]; 2))/(POWER([.$E$7]+[.O$78]; 2)-POWER([.$E$7]; 2))" office:value-type="float" office:value="0.000138857142857143" calcext:value-type="float">
            <text:p>138.9E-06</text:p>
          </table:table-cell>
          <table:table-cell table:number-columns-repeated="2"/>
          <table:table-cell table:style-name="ce44" office:value-type="float" office:value="0.000004" calcext:value-type="float">
            <text:p>4.00E-06</text:p>
          </table:table-cell>
          <table:table-cell table:style-name="ce52" table:formula="of:=([.$R83]*POWER([.$E$9]+0.5*[.$T$74]; 2))/(POWER([.$E$7]+[.S$78]; 2)-POWER([.$E$7]; 2))" office:value-type="float" office:value="0.00151594029850747" calcext:value-type="float">
            <text:p>1.5E-03</text:p>
          </table:table-cell>
          <table:table-cell table:style-name="ce52" table:formula="of:=([.$R83]*POWER([.$E$9]+0.5*[.$T$74]; 2))/(POWER([.$E$7]+[.T$78]; 2)-POWER([.$E$7]; 2))" office:value-type="float" office:value="0.00075421782178218" calcext:value-type="float">
            <text:p>754.2E-06</text:p>
          </table:table-cell>
          <table:table-cell table:style-name="ce52" table:formula="of:=([.$R83]*POWER([.$E$9]+0.5*[.$T$74]; 2))/(POWER([.$E$7]+[.U$78]; 2)-POWER([.$E$7]; 2))" office:value-type="float" office:value="0.000500334975369457" calcext:value-type="float">
            <text:p>500.3E-06</text:p>
          </table:table-cell>
          <table:table-cell table:style-name="ce52" table:formula="of:=([.$R83]*POWER([.$E$9]+0.5*[.$T$74]; 2))/(POWER([.$E$7]+[.V$78]; 2)-POWER([.$E$7]; 2))" office:value-type="float" office:value="0.000373411764705882" calcext:value-type="float">
            <text:p>373.4E-06</text:p>
          </table:table-cell>
          <table:table-cell table:style-name="ce52" table:formula="of:=([.$R83]*POWER([.$E$9]+0.5*[.$T$74]; 2))/(POWER([.$E$7]+[.W$78]; 2)-POWER([.$E$7]; 2))" office:value-type="float" office:value="0.000297272195121951" calcext:value-type="float">
            <text:p>297.3E-06</text:p>
          </table:table-cell>
          <table:table-cell table:style-name="ce52" table:formula="of:=([.$R83]*POWER([.$E$9]+0.5*[.$T$74]; 2))/(POWER([.$E$7]+[.X$78]; 2)-POWER([.$E$7]; 2))" office:value-type="float" office:value="0.00024652427184466" calcext:value-type="float">
            <text:p>246.5E-06</text:p>
          </table:table-cell>
          <table:table-cell table:style-name="ce52" table:formula="of:=([.$R83]*POWER([.$E$9]+0.5*[.$T$74]; 2))/(POWER([.$E$7]+[.Y$78]; 2)-POWER([.$E$7]; 2))" office:value-type="float" office:value="0.000210285714285715" calcext:value-type="float">
            <text:p>210.3E-06</text:p>
          </table:table-cell>
          <table:table-cell table:style-name="ce52" table:formula="of:=([.$R83]*POWER([.$E$9]+0.5*[.$T$74]; 2))/(POWER([.$E$7]+[.Z$78]; 2)-POWER([.$E$7]; 2))" office:value-type="float" office:value="0.000183115384615385" calcext:value-type="float">
            <text:p>183.1E-06</text:p>
          </table:table-cell>
          <table:table-cell table:style-name="ce52" table:formula="of:=([.$R83]*POWER([.$E$9]+0.5*[.$T$74]; 2))/(POWER([.$E$7]+[.AA$78]; 2)-POWER([.$E$7]; 2))" office:value-type="float" office:value="0.00016199043062201" calcext:value-type="float">
            <text:p>162.0E-06</text:p>
          </table:table-cell>
          <table:table-cell table:style-name="ce52" table:formula="of:=([.$R83]*POWER([.$E$9]+0.5*[.$T$74]; 2))/(POWER([.$E$7]+[.AB$78]; 2)-POWER([.$E$7]; 2))" office:value-type="float" office:value="0.000145097142857143" calcext:value-type="float">
            <text:p>145.1E-06</text:p>
          </table:table-cell>
        </table:table-row>
        <table:table-row table:style-name="ro1">
          <table:table-cell table:number-columns-repeated="3"/>
          <table:table-cell table:style-name="ce47"/>
          <table:table-cell table:style-name="ce44" office:value-type="float" office:value="0.0000045" calcext:value-type="float">
            <text:p>4.50E-06</text:p>
          </table:table-cell>
          <table:table-cell table:style-name="ce52" table:formula="of:=([.$E84]*POWER([.$E$9]+0.5*[.$G$74]; 2))/(POWER([.$E$7]+[.F$78]; 2)-POWER([.$E$7]; 2))" office:value-type="float" office:value="0.00163208955223881" calcext:value-type="float">
            <text:p>1.6E-03</text:p>
          </table:table-cell>
          <table:table-cell table:style-name="ce52" table:formula="of:=([.$E84]*POWER([.$E$9]+0.5*[.$G$74]; 2))/(POWER([.$E$7]+[.G$78]; 2)-POWER([.$E$7]; 2))" office:value-type="float" office:value="0.000812004950495051" calcext:value-type="float">
            <text:p>812.0E-06</text:p>
          </table:table-cell>
          <table:table-cell table:style-name="ce52" table:formula="of:=([.$E84]*POWER([.$E$9]+0.5*[.$G$74]; 2))/(POWER([.$E$7]+[.H$78]; 2)-POWER([.$E$7]; 2))" office:value-type="float" office:value="0.000538669950738915" calcext:value-type="float">
            <text:p>538.7E-06</text:p>
          </table:table-cell>
          <table:table-cell table:style-name="ce52" table:formula="of:=([.$E84]*POWER([.$E$9]+0.5*[.$G$74]; 2))/(POWER([.$E$7]+[.I$78]; 2)-POWER([.$E$7]; 2))" office:value-type="float" office:value="0.000402022058823529" calcext:value-type="float">
            <text:p>402.0E-06</text:p>
          </table:table-cell>
          <table:table-cell table:style-name="ce52" table:formula="of:=([.$E84]*POWER([.$E$9]+0.5*[.$G$74]; 2))/(POWER([.$E$7]+[.J$78]; 2)-POWER([.$E$7]; 2))" office:value-type="float" office:value="0.000320048780487805" calcext:value-type="float">
            <text:p>320.0E-06</text:p>
          </table:table-cell>
          <table:table-cell table:style-name="ce52" table:formula="of:=([.$E84]*POWER([.$E$9]+0.5*[.$G$74]; 2))/(POWER([.$E$7]+[.K$78]; 2)-POWER([.$E$7]; 2))" office:value-type="float" office:value="0.000265412621359223" calcext:value-type="float">
            <text:p>265.4E-06</text:p>
          </table:table-cell>
          <table:table-cell table:style-name="ce52" table:formula="of:=([.$E84]*POWER([.$E$9]+0.5*[.$G$74]; 2))/(POWER([.$E$7]+[.L$78]; 2)-POWER([.$E$7]; 2))" office:value-type="float" office:value="0.000226397515527951" calcext:value-type="float">
            <text:p>226.4E-06</text:p>
          </table:table-cell>
          <table:table-cell table:style-name="ce52" table:formula="of:=([.$E84]*POWER([.$E$9]+0.5*[.$G$74]; 2))/(POWER([.$E$7]+[.M$78]; 2)-POWER([.$E$7]; 2))" office:value-type="float" office:value="0.000197145432692308" calcext:value-type="float">
            <text:p>197.1E-06</text:p>
          </table:table-cell>
          <table:table-cell table:style-name="ce52" table:formula="of:=([.$E84]*POWER([.$E$9]+0.5*[.$G$74]; 2))/(POWER([.$E$7]+[.N$78]; 2)-POWER([.$E$7]; 2))" office:value-type="float" office:value="0.000174401913875598" calcext:value-type="float">
            <text:p>174.4E-06</text:p>
          </table:table-cell>
          <table:table-cell table:style-name="ce52" table:formula="of:=([.$E84]*POWER([.$E$9]+0.5*[.$G$74]; 2))/(POWER([.$E$7]+[.O$78]; 2)-POWER([.$E$7]; 2))" office:value-type="float" office:value="0.000156214285714286" calcext:value-type="float">
            <text:p>156.2E-06</text:p>
          </table:table-cell>
          <table:table-cell table:number-columns-repeated="2"/>
          <table:table-cell table:style-name="ce44" office:value-type="float" office:value="0.0000045" calcext:value-type="float">
            <text:p>4.50E-06</text:p>
          </table:table-cell>
          <table:table-cell table:style-name="ce52" table:formula="of:=([.$R84]*POWER([.$E$9]+0.5*[.$T$74]; 2))/(POWER([.$E$7]+[.S$78]; 2)-POWER([.$E$7]; 2))" office:value-type="float" office:value="0.0017054328358209" calcext:value-type="float">
            <text:p>1.7E-03</text:p>
          </table:table-cell>
          <table:table-cell table:style-name="ce52" table:formula="of:=([.$R84]*POWER([.$E$9]+0.5*[.$T$74]; 2))/(POWER([.$E$7]+[.T$78]; 2)-POWER([.$E$7]; 2))" office:value-type="float" office:value="0.000848495049504952" calcext:value-type="float">
            <text:p>848.5E-06</text:p>
          </table:table-cell>
          <table:table-cell table:style-name="ce52" table:formula="of:=([.$R84]*POWER([.$E$9]+0.5*[.$T$74]; 2))/(POWER([.$E$7]+[.U$78]; 2)-POWER([.$E$7]; 2))" office:value-type="float" office:value="0.000562876847290639" calcext:value-type="float">
            <text:p>562.9E-06</text:p>
          </table:table-cell>
          <table:table-cell table:style-name="ce52" table:formula="of:=([.$R84]*POWER([.$E$9]+0.5*[.$T$74]; 2))/(POWER([.$E$7]+[.V$78]; 2)-POWER([.$E$7]; 2))" office:value-type="float" office:value="0.000420088235294117" calcext:value-type="float">
            <text:p>420.1E-06</text:p>
          </table:table-cell>
          <table:table-cell table:style-name="ce52" table:formula="of:=([.$R84]*POWER([.$E$9]+0.5*[.$T$74]; 2))/(POWER([.$E$7]+[.W$78]; 2)-POWER([.$E$7]; 2))" office:value-type="float" office:value="0.000334431219512195" calcext:value-type="float">
            <text:p>334.4E-06</text:p>
          </table:table-cell>
          <table:table-cell table:style-name="ce52" table:formula="of:=([.$R84]*POWER([.$E$9]+0.5*[.$T$74]; 2))/(POWER([.$E$7]+[.X$78]; 2)-POWER([.$E$7]; 2))" office:value-type="float" office:value="0.000277339805825243" calcext:value-type="float">
            <text:p>277.3E-06</text:p>
          </table:table-cell>
          <table:table-cell table:style-name="ce52" table:formula="of:=([.$R84]*POWER([.$E$9]+0.5*[.$T$74]; 2))/(POWER([.$E$7]+[.Y$78]; 2)-POWER([.$E$7]; 2))" office:value-type="float" office:value="0.000236571428571429" calcext:value-type="float">
            <text:p>236.6E-06</text:p>
          </table:table-cell>
          <table:table-cell table:style-name="ce52" table:formula="of:=([.$R84]*POWER([.$E$9]+0.5*[.$T$74]; 2))/(POWER([.$E$7]+[.Z$78]; 2)-POWER([.$E$7]; 2))" office:value-type="float" office:value="0.000206004807692308" calcext:value-type="float">
            <text:p>206.0E-06</text:p>
          </table:table-cell>
          <table:table-cell table:style-name="ce52" table:formula="of:=([.$R84]*POWER([.$E$9]+0.5*[.$T$74]; 2))/(POWER([.$E$7]+[.AA$78]; 2)-POWER([.$E$7]; 2))" office:value-type="float" office:value="0.000182239234449761" calcext:value-type="float">
            <text:p>182.2E-06</text:p>
          </table:table-cell>
          <table:table-cell table:style-name="ce52" table:formula="of:=([.$R84]*POWER([.$E$9]+0.5*[.$T$74]; 2))/(POWER([.$E$7]+[.AB$78]; 2)-POWER([.$E$7]; 2))" office:value-type="float" office:value="0.000163234285714286" calcext:value-type="float">
            <text:p>163.2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5" calcext:value-type="float">
            <text:p>5.00E-06</text:p>
          </table:table-cell>
          <table:table-cell table:style-name="ce52" table:formula="of:=([.$E85]*POWER([.$E$9]+0.5*[.$G$74]; 2))/(POWER([.$E$7]+[.F$78]; 2)-POWER([.$E$7]; 2))" office:value-type="float" office:value="0.0018134328358209" calcext:value-type="float">
            <text:p>1.8E-03</text:p>
          </table:table-cell>
          <table:table-cell table:style-name="ce52" table:formula="of:=([.$E85]*POWER([.$E$9]+0.5*[.$G$74]; 2))/(POWER([.$E$7]+[.G$78]; 2)-POWER([.$E$7]; 2))" office:value-type="float" office:value="0.000902227722772279" calcext:value-type="float">
            <text:p>902.2E-06</text:p>
          </table:table-cell>
          <table:table-cell table:style-name="ce52" table:formula="of:=([.$E85]*POWER([.$E$9]+0.5*[.$G$74]; 2))/(POWER([.$E$7]+[.H$78]; 2)-POWER([.$E$7]; 2))" office:value-type="float" office:value="0.000598522167487683" calcext:value-type="float">
            <text:p>598.5E-06</text:p>
          </table:table-cell>
          <table:table-cell table:style-name="ce52" table:formula="of:=([.$E85]*POWER([.$E$9]+0.5*[.$G$74]; 2))/(POWER([.$E$7]+[.I$78]; 2)-POWER([.$E$7]; 2))" office:value-type="float" office:value="0.000446691176470588" calcext:value-type="float">
            <text:p>446.7E-06</text:p>
          </table:table-cell>
          <table:table-cell table:style-name="ce52" table:formula="of:=([.$E85]*POWER([.$E$9]+0.5*[.$G$74]; 2))/(POWER([.$E$7]+[.J$78]; 2)-POWER([.$E$7]; 2))" office:value-type="float" office:value="0.000355609756097561" calcext:value-type="float">
            <text:p>355.6E-06</text:p>
          </table:table-cell>
          <table:table-cell table:style-name="ce52" table:formula="of:=([.$E85]*POWER([.$E$9]+0.5*[.$G$74]; 2))/(POWER([.$E$7]+[.K$78]; 2)-POWER([.$E$7]; 2))" office:value-type="float" office:value="0.000294902912621359" calcext:value-type="float">
            <text:p>294.9E-06</text:p>
          </table:table-cell>
          <table:table-cell table:style-name="ce52" table:formula="of:=([.$E85]*POWER([.$E$9]+0.5*[.$G$74]; 2))/(POWER([.$E$7]+[.L$78]; 2)-POWER([.$E$7]; 2))" office:value-type="float" office:value="0.000251552795031056" calcext:value-type="float">
            <text:p>251.6E-06</text:p>
          </table:table-cell>
          <table:table-cell table:style-name="ce52" table:formula="of:=([.$E85]*POWER([.$E$9]+0.5*[.$G$74]; 2))/(POWER([.$E$7]+[.M$78]; 2)-POWER([.$E$7]; 2))" office:value-type="float" office:value="0.000219050480769231" calcext:value-type="float">
            <text:p>219.1E-06</text:p>
          </table:table-cell>
          <table:table-cell table:style-name="ce52" table:formula="of:=([.$E85]*POWER([.$E$9]+0.5*[.$G$74]; 2))/(POWER([.$E$7]+[.N$78]; 2)-POWER([.$E$7]; 2))" office:value-type="float" office:value="0.00019377990430622" calcext:value-type="float">
            <text:p>193.8E-06</text:p>
          </table:table-cell>
          <table:table-cell table:style-name="ce52" table:formula="of:=([.$E85]*POWER([.$E$9]+0.5*[.$G$74]; 2))/(POWER([.$E$7]+[.O$78]; 2)-POWER([.$E$7]; 2))" office:value-type="float" office:value="0.000173571428571429" calcext:value-type="float">
            <text:p>173.6E-06</text:p>
          </table:table-cell>
          <table:table-cell table:number-columns-repeated="2"/>
          <table:table-cell table:style-name="ce44" office:value-type="float" office:value="0.000005" calcext:value-type="float">
            <text:p>5.00E-06</text:p>
          </table:table-cell>
          <table:table-cell table:style-name="ce52" table:formula="of:=([.$R85]*POWER([.$E$9]+0.5*[.$T$74]; 2))/(POWER([.$E$7]+[.S$78]; 2)-POWER([.$E$7]; 2))" office:value-type="float" office:value="0.00189492537313434" calcext:value-type="float">
            <text:p>1.9E-03</text:p>
          </table:table-cell>
          <table:table-cell table:style-name="ce52" table:formula="of:=([.$R85]*POWER([.$E$9]+0.5*[.$T$74]; 2))/(POWER([.$E$7]+[.T$78]; 2)-POWER([.$E$7]; 2))" office:value-type="float" office:value="0.000942772277227725" calcext:value-type="float">
            <text:p>942.8E-06</text:p>
          </table:table-cell>
          <table:table-cell table:style-name="ce52" table:formula="of:=([.$R85]*POWER([.$E$9]+0.5*[.$T$74]; 2))/(POWER([.$E$7]+[.U$78]; 2)-POWER([.$E$7]; 2))" office:value-type="float" office:value="0.000625418719211821" calcext:value-type="float">
            <text:p>625.4E-06</text:p>
          </table:table-cell>
          <table:table-cell table:style-name="ce52" table:formula="of:=([.$R85]*POWER([.$E$9]+0.5*[.$T$74]; 2))/(POWER([.$E$7]+[.V$78]; 2)-POWER([.$E$7]; 2))" office:value-type="float" office:value="0.000466764705882352" calcext:value-type="float">
            <text:p>466.8E-06</text:p>
          </table:table-cell>
          <table:table-cell table:style-name="ce52" table:formula="of:=([.$R85]*POWER([.$E$9]+0.5*[.$T$74]; 2))/(POWER([.$E$7]+[.W$78]; 2)-POWER([.$E$7]; 2))" office:value-type="float" office:value="0.000371590243902439" calcext:value-type="float">
            <text:p>371.6E-06</text:p>
          </table:table-cell>
          <table:table-cell table:style-name="ce52" table:formula="of:=([.$R85]*POWER([.$E$9]+0.5*[.$T$74]; 2))/(POWER([.$E$7]+[.X$78]; 2)-POWER([.$E$7]; 2))" office:value-type="float" office:value="0.000308155339805825" calcext:value-type="float">
            <text:p>308.2E-06</text:p>
          </table:table-cell>
          <table:table-cell table:style-name="ce52" table:formula="of:=([.$R85]*POWER([.$E$9]+0.5*[.$T$74]; 2))/(POWER([.$E$7]+[.Y$78]; 2)-POWER([.$E$7]; 2))" office:value-type="float" office:value="0.000262857142857143" calcext:value-type="float">
            <text:p>262.9E-06</text:p>
          </table:table-cell>
          <table:table-cell table:style-name="ce52" table:formula="of:=([.$R85]*POWER([.$E$9]+0.5*[.$T$74]; 2))/(POWER([.$E$7]+[.Z$78]; 2)-POWER([.$E$7]; 2))" office:value-type="float" office:value="0.000228894230769231" calcext:value-type="float">
            <text:p>228.9E-06</text:p>
          </table:table-cell>
          <table:table-cell table:style-name="ce52" table:formula="of:=([.$R85]*POWER([.$E$9]+0.5*[.$T$74]; 2))/(POWER([.$E$7]+[.AA$78]; 2)-POWER([.$E$7]; 2))" office:value-type="float" office:value="0.000202488038277512" calcext:value-type="float">
            <text:p>202.5E-06</text:p>
          </table:table-cell>
          <table:table-cell table:style-name="ce52" table:formula="of:=([.$R85]*POWER([.$E$9]+0.5*[.$T$74]; 2))/(POWER([.$E$7]+[.AB$78]; 2)-POWER([.$E$7]; 2))" office:value-type="float" office:value="0.000181371428571429" calcext:value-type="float">
            <text:p>181.4E-06</text:p>
          </table:table-cell>
        </table:table-row>
        <table:table-row table:style-name="ro1">
          <table:table-cell table:number-columns-repeated="3"/>
          <table:table-cell table:style-name="ce47"/>
          <table:table-cell table:style-name="ce44" office:value-type="float" office:value="0.0000055" calcext:value-type="float">
            <text:p>5.50E-06</text:p>
          </table:table-cell>
          <table:table-cell table:style-name="ce52" table:formula="of:=([.$E86]*POWER([.$E$9]+0.5*[.$G$74]; 2))/(POWER([.$E$7]+[.F$78]; 2)-POWER([.$E$7]; 2))" office:value-type="float" office:value="0.00199477611940299" calcext:value-type="float">
            <text:p>2.0E-03</text:p>
          </table:table-cell>
          <table:table-cell table:style-name="ce52" table:formula="of:=([.$E86]*POWER([.$E$9]+0.5*[.$G$74]; 2))/(POWER([.$E$7]+[.G$78]; 2)-POWER([.$E$7]; 2))" office:value-type="float" office:value="0.000992450495049507" calcext:value-type="float">
            <text:p>992.5E-06</text:p>
          </table:table-cell>
          <table:table-cell table:style-name="ce52" table:formula="of:=([.$E86]*POWER([.$E$9]+0.5*[.$G$74]; 2))/(POWER([.$E$7]+[.H$78]; 2)-POWER([.$E$7]; 2))" office:value-type="float" office:value="0.000658374384236451" calcext:value-type="float">
            <text:p>658.4E-06</text:p>
          </table:table-cell>
          <table:table-cell table:style-name="ce52" table:formula="of:=([.$E86]*POWER([.$E$9]+0.5*[.$G$74]; 2))/(POWER([.$E$7]+[.I$78]; 2)-POWER([.$E$7]; 2))" office:value-type="float" office:value="0.000491360294117646" calcext:value-type="float">
            <text:p>491.4E-06</text:p>
          </table:table-cell>
          <table:table-cell table:style-name="ce52" table:formula="of:=([.$E86]*POWER([.$E$9]+0.5*[.$G$74]; 2))/(POWER([.$E$7]+[.J$78]; 2)-POWER([.$E$7]; 2))" office:value-type="float" office:value="0.000391170731707317" calcext:value-type="float">
            <text:p>391.2E-06</text:p>
          </table:table-cell>
          <table:table-cell table:style-name="ce52" table:formula="of:=([.$E86]*POWER([.$E$9]+0.5*[.$G$74]; 2))/(POWER([.$E$7]+[.K$78]; 2)-POWER([.$E$7]; 2))" office:value-type="float" office:value="0.000324393203883495" calcext:value-type="float">
            <text:p>324.4E-06</text:p>
          </table:table-cell>
          <table:table-cell table:style-name="ce52" table:formula="of:=([.$E86]*POWER([.$E$9]+0.5*[.$G$74]; 2))/(POWER([.$E$7]+[.L$78]; 2)-POWER([.$E$7]; 2))" office:value-type="float" office:value="0.000276708074534162" calcext:value-type="float">
            <text:p>276.7E-06</text:p>
          </table:table-cell>
          <table:table-cell table:style-name="ce52" table:formula="of:=([.$E86]*POWER([.$E$9]+0.5*[.$G$74]; 2))/(POWER([.$E$7]+[.M$78]; 2)-POWER([.$E$7]; 2))" office:value-type="float" office:value="0.000240955528846154" calcext:value-type="float">
            <text:p>241.0E-06</text:p>
          </table:table-cell>
          <table:table-cell table:style-name="ce52" table:formula="of:=([.$E86]*POWER([.$E$9]+0.5*[.$G$74]; 2))/(POWER([.$E$7]+[.N$78]; 2)-POWER([.$E$7]; 2))" office:value-type="float" office:value="0.000213157894736842" calcext:value-type="float">
            <text:p>213.2E-06</text:p>
          </table:table-cell>
          <table:table-cell table:style-name="ce52" table:formula="of:=([.$E86]*POWER([.$E$9]+0.5*[.$G$74]; 2))/(POWER([.$E$7]+[.O$78]; 2)-POWER([.$E$7]; 2))" office:value-type="float" office:value="0.000190928571428571" calcext:value-type="float">
            <text:p>190.9E-06</text:p>
          </table:table-cell>
          <table:table-cell table:number-columns-repeated="2"/>
          <table:table-cell table:style-name="ce44" office:value-type="float" office:value="0.0000055" calcext:value-type="float">
            <text:p>5.50E-06</text:p>
          </table:table-cell>
          <table:table-cell table:style-name="ce52" table:formula="of:=([.$R86]*POWER([.$E$9]+0.5*[.$T$74]; 2))/(POWER([.$E$7]+[.S$78]; 2)-POWER([.$E$7]; 2))" office:value-type="float" office:value="0.00208441791044777" calcext:value-type="float">
            <text:p>2.1E-03</text:p>
          </table:table-cell>
          <table:table-cell table:style-name="ce52" table:formula="of:=([.$R86]*POWER([.$E$9]+0.5*[.$T$74]; 2))/(POWER([.$E$7]+[.T$78]; 2)-POWER([.$E$7]; 2))" office:value-type="float" office:value="0.0010370495049505" calcext:value-type="float">
            <text:p>1.0E-03</text:p>
          </table:table-cell>
          <table:table-cell table:style-name="ce52" table:formula="of:=([.$R86]*POWER([.$E$9]+0.5*[.$T$74]; 2))/(POWER([.$E$7]+[.U$78]; 2)-POWER([.$E$7]; 2))" office:value-type="float" office:value="0.000687960591133003" calcext:value-type="float">
            <text:p>688.0E-06</text:p>
          </table:table-cell>
          <table:table-cell table:style-name="ce52" table:formula="of:=([.$R86]*POWER([.$E$9]+0.5*[.$T$74]; 2))/(POWER([.$E$7]+[.V$78]; 2)-POWER([.$E$7]; 2))" office:value-type="float" office:value="0.000513441176470588" calcext:value-type="float">
            <text:p>513.4E-06</text:p>
          </table:table-cell>
          <table:table-cell table:style-name="ce52" table:formula="of:=([.$R86]*POWER([.$E$9]+0.5*[.$T$74]; 2))/(POWER([.$E$7]+[.W$78]; 2)-POWER([.$E$7]; 2))" office:value-type="float" office:value="0.000408749268292683" calcext:value-type="float">
            <text:p>408.7E-06</text:p>
          </table:table-cell>
          <table:table-cell table:style-name="ce52" table:formula="of:=([.$R86]*POWER([.$E$9]+0.5*[.$T$74]; 2))/(POWER([.$E$7]+[.X$78]; 2)-POWER([.$E$7]; 2))" office:value-type="float" office:value="0.000338970873786408" calcext:value-type="float">
            <text:p>339.0E-06</text:p>
          </table:table-cell>
          <table:table-cell table:style-name="ce52" table:formula="of:=([.$R86]*POWER([.$E$9]+0.5*[.$T$74]; 2))/(POWER([.$E$7]+[.Y$78]; 2)-POWER([.$E$7]; 2))" office:value-type="float" office:value="0.000289142857142858" calcext:value-type="float">
            <text:p>289.1E-06</text:p>
          </table:table-cell>
          <table:table-cell table:style-name="ce52" table:formula="of:=([.$R86]*POWER([.$E$9]+0.5*[.$T$74]; 2))/(POWER([.$E$7]+[.Z$78]; 2)-POWER([.$E$7]; 2))" office:value-type="float" office:value="0.000251783653846154" calcext:value-type="float">
            <text:p>251.8E-06</text:p>
          </table:table-cell>
          <table:table-cell table:style-name="ce52" table:formula="of:=([.$R86]*POWER([.$E$9]+0.5*[.$T$74]; 2))/(POWER([.$E$7]+[.AA$78]; 2)-POWER([.$E$7]; 2))" office:value-type="float" office:value="0.000222736842105263" calcext:value-type="float">
            <text:p>222.7E-06</text:p>
          </table:table-cell>
          <table:table-cell table:style-name="ce52" table:formula="of:=([.$R86]*POWER([.$E$9]+0.5*[.$T$74]; 2))/(POWER([.$E$7]+[.AB$78]; 2)-POWER([.$E$7]; 2))" office:value-type="float" office:value="0.000199508571428571" calcext:value-type="float">
            <text:p>199.5E-06</text:p>
          </table:table-cell>
        </table:table-row>
        <table:table-row table:style-name="ro1">
          <table:table-cell table:number-columns-repeated="3"/>
          <table:table-cell table:style-name="ce47" office:value-type="string" calcext:value-type="string">
            <text:p>Inductance</text:p>
          </table:table-cell>
          <table:table-cell table:style-name="ce44" office:value-type="float" office:value="0.000006" calcext:value-type="float">
            <text:p>6.00E-06</text:p>
          </table:table-cell>
          <table:table-cell table:style-name="ce52" table:formula="of:=([.$E87]*POWER([.$E$9]+0.5*[.$G$74]; 2))/(POWER([.$E$7]+[.F$78]; 2)-POWER([.$E$7]; 2))" office:value-type="float" office:value="0.00217611940298508" calcext:value-type="float">
            <text:p>2.2E-03</text:p>
          </table:table-cell>
          <table:table-cell table:style-name="ce52" table:formula="of:=([.$E87]*POWER([.$E$9]+0.5*[.$G$74]; 2))/(POWER([.$E$7]+[.G$78]; 2)-POWER([.$E$7]; 2))" office:value-type="float" office:value="0.00108267326732674" calcext:value-type="float">
            <text:p>1.1E-03</text:p>
          </table:table-cell>
          <table:table-cell table:style-name="ce52" table:formula="of:=([.$E87]*POWER([.$E$9]+0.5*[.$G$74]; 2))/(POWER([.$E$7]+[.H$78]; 2)-POWER([.$E$7]; 2))" office:value-type="float" office:value="0.00071822660098522" calcext:value-type="float">
            <text:p>718.2E-06</text:p>
          </table:table-cell>
          <table:table-cell table:style-name="ce52" table:formula="of:=([.$E87]*POWER([.$E$9]+0.5*[.$G$74]; 2))/(POWER([.$E$7]+[.I$78]; 2)-POWER([.$E$7]; 2))" office:value-type="float" office:value="0.000536029411764705" calcext:value-type="float">
            <text:p>536.0E-06</text:p>
          </table:table-cell>
          <table:table-cell table:style-name="ce52" table:formula="of:=([.$E87]*POWER([.$E$9]+0.5*[.$G$74]; 2))/(POWER([.$E$7]+[.J$78]; 2)-POWER([.$E$7]; 2))" office:value-type="float" office:value="0.000426731707317073" calcext:value-type="float">
            <text:p>426.7E-06</text:p>
          </table:table-cell>
          <table:table-cell table:style-name="ce52" table:formula="of:=([.$E87]*POWER([.$E$9]+0.5*[.$G$74]; 2))/(POWER([.$E$7]+[.K$78]; 2)-POWER([.$E$7]; 2))" office:value-type="float" office:value="0.000353883495145631" calcext:value-type="float">
            <text:p>353.9E-06</text:p>
          </table:table-cell>
          <table:table-cell table:style-name="ce52" table:formula="of:=([.$E87]*POWER([.$E$9]+0.5*[.$G$74]; 2))/(POWER([.$E$7]+[.L$78]; 2)-POWER([.$E$7]; 2))" office:value-type="float" office:value="0.000301863354037268" calcext:value-type="float">
            <text:p>301.9E-06</text:p>
          </table:table-cell>
          <table:table-cell table:style-name="ce52" table:formula="of:=([.$E87]*POWER([.$E$9]+0.5*[.$G$74]; 2))/(POWER([.$E$7]+[.M$78]; 2)-POWER([.$E$7]; 2))" office:value-type="float" office:value="0.000262860576923077" calcext:value-type="float">
            <text:p>262.9E-06</text:p>
          </table:table-cell>
          <table:table-cell table:style-name="ce52" table:formula="of:=([.$E87]*POWER([.$E$9]+0.5*[.$G$74]; 2))/(POWER([.$E$7]+[.N$78]; 2)-POWER([.$E$7]; 2))" office:value-type="float" office:value="0.000232535885167464" calcext:value-type="float">
            <text:p>232.5E-06</text:p>
          </table:table-cell>
          <table:table-cell table:style-name="ce52" table:formula="of:=([.$E87]*POWER([.$E$9]+0.5*[.$G$74]; 2))/(POWER([.$E$7]+[.O$78]; 2)-POWER([.$E$7]; 2))" office:value-type="float" office:value="0.000208285714285714" calcext:value-type="float">
            <text:p>208.3E-06</text:p>
          </table:table-cell>
          <table:table-cell/>
          <table:table-cell table:style-name="ce47" office:value-type="string" calcext:value-type="string">
            <text:p>Inductance</text:p>
          </table:table-cell>
          <table:table-cell table:style-name="ce44" office:value-type="float" office:value="0.000006" calcext:value-type="float">
            <text:p>6.00E-06</text:p>
          </table:table-cell>
          <table:table-cell table:style-name="ce52" table:formula="of:=([.$R87]*POWER([.$E$9]+0.5*[.$T$74]; 2))/(POWER([.$E$7]+[.S$78]; 2)-POWER([.$E$7]; 2))" office:value-type="float" office:value="0.0022739104477612" calcext:value-type="float">
            <text:p>2.3E-03</text:p>
          </table:table-cell>
          <table:table-cell table:style-name="ce52" table:formula="of:=([.$R87]*POWER([.$E$9]+0.5*[.$T$74]; 2))/(POWER([.$E$7]+[.T$78]; 2)-POWER([.$E$7]; 2))" office:value-type="float" office:value="0.00113132673267327" calcext:value-type="float">
            <text:p>1.1E-03</text:p>
          </table:table-cell>
          <table:table-cell table:style-name="ce52" table:formula="of:=([.$R87]*POWER([.$E$9]+0.5*[.$T$74]; 2))/(POWER([.$E$7]+[.U$78]; 2)-POWER([.$E$7]; 2))" office:value-type="float" office:value="0.000750502463054185" calcext:value-type="float">
            <text:p>750.5E-06</text:p>
          </table:table-cell>
          <table:table-cell table:style-name="ce52" table:formula="of:=([.$R87]*POWER([.$E$9]+0.5*[.$T$74]; 2))/(POWER([.$E$7]+[.V$78]; 2)-POWER([.$E$7]; 2))" office:value-type="float" office:value="0.000560117647058823" calcext:value-type="float">
            <text:p>560.1E-06</text:p>
          </table:table-cell>
          <table:table-cell table:style-name="ce52" table:formula="of:=([.$R87]*POWER([.$E$9]+0.5*[.$T$74]; 2))/(POWER([.$E$7]+[.W$78]; 2)-POWER([.$E$7]; 2))" office:value-type="float" office:value="0.000445908292682927" calcext:value-type="float">
            <text:p>445.9E-06</text:p>
          </table:table-cell>
          <table:table-cell table:style-name="ce52" table:formula="of:=([.$R87]*POWER([.$E$9]+0.5*[.$T$74]; 2))/(POWER([.$E$7]+[.X$78]; 2)-POWER([.$E$7]; 2))" office:value-type="float" office:value="0.00036978640776699" calcext:value-type="float">
            <text:p>369.8E-06</text:p>
          </table:table-cell>
          <table:table-cell table:style-name="ce52" table:formula="of:=([.$R87]*POWER([.$E$9]+0.5*[.$T$74]; 2))/(POWER([.$E$7]+[.Y$78]; 2)-POWER([.$E$7]; 2))" office:value-type="float" office:value="0.000315428571428572" calcext:value-type="float">
            <text:p>315.4E-06</text:p>
          </table:table-cell>
          <table:table-cell table:style-name="ce52" table:formula="of:=([.$R87]*POWER([.$E$9]+0.5*[.$T$74]; 2))/(POWER([.$E$7]+[.Z$78]; 2)-POWER([.$E$7]; 2))" office:value-type="float" office:value="0.000274673076923077" calcext:value-type="float">
            <text:p>274.7E-06</text:p>
          </table:table-cell>
          <table:table-cell table:style-name="ce52" table:formula="of:=([.$R87]*POWER([.$E$9]+0.5*[.$T$74]; 2))/(POWER([.$E$7]+[.AA$78]; 2)-POWER([.$E$7]; 2))" office:value-type="float" office:value="0.000242985645933014" calcext:value-type="float">
            <text:p>243.0E-06</text:p>
          </table:table-cell>
          <table:table-cell table:style-name="ce52" table:formula="of:=([.$R87]*POWER([.$E$9]+0.5*[.$T$74]; 2))/(POWER([.$E$7]+[.AB$78]; 2)-POWER([.$E$7]; 2))" office:value-type="float" office:value="0.000217645714285714" calcext:value-type="float">
            <text:p>217.6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65" calcext:value-type="float">
            <text:p>6.50E-06</text:p>
          </table:table-cell>
          <table:table-cell table:style-name="ce52" table:formula="of:=([.$E88]*POWER([.$E$9]+0.5*[.$G$74]; 2))/(POWER([.$E$7]+[.F$78]; 2)-POWER([.$E$7]; 2))" office:value-type="float" office:value="0.00235746268656717" calcext:value-type="float">
            <text:p>2.4E-03</text:p>
          </table:table-cell>
          <table:table-cell table:style-name="ce52" table:formula="of:=([.$E88]*POWER([.$E$9]+0.5*[.$G$74]; 2))/(POWER([.$E$7]+[.G$78]; 2)-POWER([.$E$7]; 2))" office:value-type="float" office:value="0.00117289603960396" calcext:value-type="float">
            <text:p>1.2E-03</text:p>
          </table:table-cell>
          <table:table-cell table:style-name="ce52" table:formula="of:=([.$E88]*POWER([.$E$9]+0.5*[.$G$74]; 2))/(POWER([.$E$7]+[.H$78]; 2)-POWER([.$E$7]; 2))" office:value-type="float" office:value="0.000778078817733988" calcext:value-type="float">
            <text:p>778.1E-06</text:p>
          </table:table-cell>
          <table:table-cell table:style-name="ce52" table:formula="of:=([.$E88]*POWER([.$E$9]+0.5*[.$G$74]; 2))/(POWER([.$E$7]+[.I$78]; 2)-POWER([.$E$7]; 2))" office:value-type="float" office:value="0.000580698529411764" calcext:value-type="float">
            <text:p>580.7E-06</text:p>
          </table:table-cell>
          <table:table-cell table:style-name="ce52" table:formula="of:=([.$E88]*POWER([.$E$9]+0.5*[.$G$74]; 2))/(POWER([.$E$7]+[.J$78]; 2)-POWER([.$E$7]; 2))" office:value-type="float" office:value="0.000462292682926829" calcext:value-type="float">
            <text:p>462.3E-06</text:p>
          </table:table-cell>
          <table:table-cell table:style-name="ce52" table:formula="of:=([.$E88]*POWER([.$E$9]+0.5*[.$G$74]; 2))/(POWER([.$E$7]+[.K$78]; 2)-POWER([.$E$7]; 2))" office:value-type="float" office:value="0.000383373786407767" calcext:value-type="float">
            <text:p>383.4E-06</text:p>
          </table:table-cell>
          <table:table-cell table:style-name="ce52" table:formula="of:=([.$E88]*POWER([.$E$9]+0.5*[.$G$74]; 2))/(POWER([.$E$7]+[.L$78]; 2)-POWER([.$E$7]; 2))" office:value-type="float" office:value="0.000327018633540373" calcext:value-type="float">
            <text:p>327.0E-06</text:p>
          </table:table-cell>
          <table:table-cell table:style-name="ce52" table:formula="of:=([.$E88]*POWER([.$E$9]+0.5*[.$G$74]; 2))/(POWER([.$E$7]+[.M$78]; 2)-POWER([.$E$7]; 2))" office:value-type="float" office:value="0.000284765625" calcext:value-type="float">
            <text:p>284.8E-06</text:p>
          </table:table-cell>
          <table:table-cell table:style-name="ce52" table:formula="of:=([.$E88]*POWER([.$E$9]+0.5*[.$G$74]; 2))/(POWER([.$E$7]+[.N$78]; 2)-POWER([.$E$7]; 2))" office:value-type="float" office:value="0.000251913875598086" calcext:value-type="float">
            <text:p>251.9E-06</text:p>
          </table:table-cell>
          <table:table-cell table:style-name="ce52" table:formula="of:=([.$E88]*POWER([.$E$9]+0.5*[.$G$74]; 2))/(POWER([.$E$7]+[.O$78]; 2)-POWER([.$E$7]; 2))" office:value-type="float" office:value="0.000225642857142857" calcext:value-type="float">
            <text:p>225.6E-06</text:p>
          </table:table-cell>
          <table:table-cell table:number-columns-repeated="2"/>
          <table:table-cell table:style-name="ce44" office:value-type="float" office:value="0.0000065" calcext:value-type="float">
            <text:p>6.50E-06</text:p>
          </table:table-cell>
          <table:table-cell table:style-name="ce52" table:formula="of:=([.$R88]*POWER([.$E$9]+0.5*[.$T$74]; 2))/(POWER([.$E$7]+[.S$78]; 2)-POWER([.$E$7]; 2))" office:value-type="float" office:value="0.00246340298507464" calcext:value-type="float">
            <text:p>2.5E-03</text:p>
          </table:table-cell>
          <table:table-cell table:style-name="ce52" table:formula="of:=([.$R88]*POWER([.$E$9]+0.5*[.$T$74]; 2))/(POWER([.$E$7]+[.T$78]; 2)-POWER([.$E$7]; 2))" office:value-type="float" office:value="0.00122560396039604" calcext:value-type="float">
            <text:p>1.2E-03</text:p>
          </table:table-cell>
          <table:table-cell table:style-name="ce52" table:formula="of:=([.$R88]*POWER([.$E$9]+0.5*[.$T$74]; 2))/(POWER([.$E$7]+[.U$78]; 2)-POWER([.$E$7]; 2))" office:value-type="float" office:value="0.000813044334975367" calcext:value-type="float">
            <text:p>813.0E-06</text:p>
          </table:table-cell>
          <table:table-cell table:style-name="ce52" table:formula="of:=([.$R88]*POWER([.$E$9]+0.5*[.$T$74]; 2))/(POWER([.$E$7]+[.V$78]; 2)-POWER([.$E$7]; 2))" office:value-type="float" office:value="0.000606794117647058" calcext:value-type="float">
            <text:p>606.8E-06</text:p>
          </table:table-cell>
          <table:table-cell table:style-name="ce52" table:formula="of:=([.$R88]*POWER([.$E$9]+0.5*[.$T$74]; 2))/(POWER([.$E$7]+[.W$78]; 2)-POWER([.$E$7]; 2))" office:value-type="float" office:value="0.000483067317073171" calcext:value-type="float">
            <text:p>483.1E-06</text:p>
          </table:table-cell>
          <table:table-cell table:style-name="ce52" table:formula="of:=([.$R88]*POWER([.$E$9]+0.5*[.$T$74]; 2))/(POWER([.$E$7]+[.X$78]; 2)-POWER([.$E$7]; 2))" office:value-type="float" office:value="0.000400601941747573" calcext:value-type="float">
            <text:p>400.6E-06</text:p>
          </table:table-cell>
          <table:table-cell table:style-name="ce52" table:formula="of:=([.$R88]*POWER([.$E$9]+0.5*[.$T$74]; 2))/(POWER([.$E$7]+[.Y$78]; 2)-POWER([.$E$7]; 2))" office:value-type="float" office:value="0.000341714285714286" calcext:value-type="float">
            <text:p>341.7E-06</text:p>
          </table:table-cell>
          <table:table-cell table:style-name="ce52" table:formula="of:=([.$R88]*POWER([.$E$9]+0.5*[.$T$74]; 2))/(POWER([.$E$7]+[.Z$78]; 2)-POWER([.$E$7]; 2))" office:value-type="float" office:value="0.0002975625" calcext:value-type="float">
            <text:p>297.6E-06</text:p>
          </table:table-cell>
          <table:table-cell table:style-name="ce52" table:formula="of:=([.$R88]*POWER([.$E$9]+0.5*[.$T$74]; 2))/(POWER([.$E$7]+[.AA$78]; 2)-POWER([.$E$7]; 2))" office:value-type="float" office:value="0.000263234449760766" calcext:value-type="float">
            <text:p>263.2E-06</text:p>
          </table:table-cell>
          <table:table-cell table:style-name="ce52" table:formula="of:=([.$R88]*POWER([.$E$9]+0.5*[.$T$74]; 2))/(POWER([.$E$7]+[.AB$78]; 2)-POWER([.$E$7]; 2))" office:value-type="float" office:value="0.000235782857142857" calcext:value-type="float">
            <text:p>235.8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7" calcext:value-type="float">
            <text:p>7.00E-06</text:p>
          </table:table-cell>
          <table:table-cell table:style-name="ce52" table:formula="of:=([.$E89]*POWER([.$E$9]+0.5*[.$G$74]; 2))/(POWER([.$E$7]+[.F$78]; 2)-POWER([.$E$7]; 2))" office:value-type="float" office:value="0.00253880597014927" calcext:value-type="float">
            <text:p>2.5E-03</text:p>
          </table:table-cell>
          <table:table-cell table:style-name="ce52" table:formula="of:=([.$E89]*POWER([.$E$9]+0.5*[.$G$74]; 2))/(POWER([.$E$7]+[.G$78]; 2)-POWER([.$E$7]; 2))" office:value-type="float" office:value="0.00126311881188119" calcext:value-type="float">
            <text:p>1.3E-03</text:p>
          </table:table-cell>
          <table:table-cell table:style-name="ce52" table:formula="of:=([.$E89]*POWER([.$E$9]+0.5*[.$G$74]; 2))/(POWER([.$E$7]+[.H$78]; 2)-POWER([.$E$7]; 2))" office:value-type="float" office:value="0.000837931034482756" calcext:value-type="float">
            <text:p>837.9E-06</text:p>
          </table:table-cell>
          <table:table-cell table:style-name="ce52" table:formula="of:=([.$E89]*POWER([.$E$9]+0.5*[.$G$74]; 2))/(POWER([.$E$7]+[.I$78]; 2)-POWER([.$E$7]; 2))" office:value-type="float" office:value="0.000625367647058823" calcext:value-type="float">
            <text:p>625.4E-06</text:p>
          </table:table-cell>
          <table:table-cell table:style-name="ce52" table:formula="of:=([.$E89]*POWER([.$E$9]+0.5*[.$G$74]; 2))/(POWER([.$E$7]+[.J$78]; 2)-POWER([.$E$7]; 2))" office:value-type="float" office:value="0.000497853658536585" calcext:value-type="float">
            <text:p>497.9E-06</text:p>
          </table:table-cell>
          <table:table-cell table:style-name="ce52" table:formula="of:=([.$E89]*POWER([.$E$9]+0.5*[.$G$74]; 2))/(POWER([.$E$7]+[.K$78]; 2)-POWER([.$E$7]; 2))" office:value-type="float" office:value="0.000412864077669903" calcext:value-type="float">
            <text:p>412.9E-06</text:p>
          </table:table-cell>
          <table:table-cell table:style-name="ce52" table:formula="of:=([.$E89]*POWER([.$E$9]+0.5*[.$G$74]; 2))/(POWER([.$E$7]+[.L$78]; 2)-POWER([.$E$7]; 2))" office:value-type="float" office:value="0.000352173913043479" calcext:value-type="float">
            <text:p>352.2E-06</text:p>
          </table:table-cell>
          <table:table-cell table:style-name="ce52" table:formula="of:=([.$E89]*POWER([.$E$9]+0.5*[.$G$74]; 2))/(POWER([.$E$7]+[.M$78]; 2)-POWER([.$E$7]; 2))" office:value-type="float" office:value="0.000306670673076923" calcext:value-type="float">
            <text:p>306.7E-06</text:p>
          </table:table-cell>
          <table:table-cell table:style-name="ce52" table:formula="of:=([.$E89]*POWER([.$E$9]+0.5*[.$G$74]; 2))/(POWER([.$E$7]+[.N$78]; 2)-POWER([.$E$7]; 2))" office:value-type="float" office:value="0.000271291866028708" calcext:value-type="float">
            <text:p>271.3E-06</text:p>
          </table:table-cell>
          <table:table-cell table:style-name="ce52" table:formula="of:=([.$E89]*POWER([.$E$9]+0.5*[.$G$74]; 2))/(POWER([.$E$7]+[.O$78]; 2)-POWER([.$E$7]; 2))" office:value-type="float" office:value="0.000243" calcext:value-type="float">
            <text:p>243.0E-06</text:p>
          </table:table-cell>
          <table:table-cell table:number-columns-repeated="2"/>
          <table:table-cell table:style-name="ce44" office:value-type="float" office:value="0.000007" calcext:value-type="float">
            <text:p>7.00E-06</text:p>
          </table:table-cell>
          <table:table-cell table:style-name="ce52" table:formula="of:=([.$R89]*POWER([.$E$9]+0.5*[.$T$74]; 2))/(POWER([.$E$7]+[.S$78]; 2)-POWER([.$E$7]; 2))" office:value-type="float" office:value="0.00265289552238807" calcext:value-type="float">
            <text:p>2.7E-03</text:p>
          </table:table-cell>
          <table:table-cell table:style-name="ce52" table:formula="of:=([.$R89]*POWER([.$E$9]+0.5*[.$T$74]; 2))/(POWER([.$E$7]+[.T$78]; 2)-POWER([.$E$7]; 2))" office:value-type="float" office:value="0.00131988118811881" calcext:value-type="float">
            <text:p>1.3E-03</text:p>
          </table:table-cell>
          <table:table-cell table:style-name="ce52" table:formula="of:=([.$R89]*POWER([.$E$9]+0.5*[.$T$74]; 2))/(POWER([.$E$7]+[.U$78]; 2)-POWER([.$E$7]; 2))" office:value-type="float" office:value="0.000875586206896549" calcext:value-type="float">
            <text:p>875.6E-06</text:p>
          </table:table-cell>
          <table:table-cell table:style-name="ce52" table:formula="of:=([.$R89]*POWER([.$E$9]+0.5*[.$T$74]; 2))/(POWER([.$E$7]+[.V$78]; 2)-POWER([.$E$7]; 2))" office:value-type="float" office:value="0.000653470588235293" calcext:value-type="float">
            <text:p>653.5E-06</text:p>
          </table:table-cell>
          <table:table-cell table:style-name="ce52" table:formula="of:=([.$R89]*POWER([.$E$9]+0.5*[.$T$74]; 2))/(POWER([.$E$7]+[.W$78]; 2)-POWER([.$E$7]; 2))" office:value-type="float" office:value="0.000520226341463415" calcext:value-type="float">
            <text:p>520.2E-06</text:p>
          </table:table-cell>
          <table:table-cell table:style-name="ce52" table:formula="of:=([.$R89]*POWER([.$E$9]+0.5*[.$T$74]; 2))/(POWER([.$E$7]+[.X$78]; 2)-POWER([.$E$7]; 2))" office:value-type="float" office:value="0.000431417475728155" calcext:value-type="float">
            <text:p>431.4E-06</text:p>
          </table:table-cell>
          <table:table-cell table:style-name="ce52" table:formula="of:=([.$R89]*POWER([.$E$9]+0.5*[.$T$74]; 2))/(POWER([.$E$7]+[.Y$78]; 2)-POWER([.$E$7]; 2))" office:value-type="float" office:value="0.000368000000000001" calcext:value-type="float">
            <text:p>368.0E-06</text:p>
          </table:table-cell>
          <table:table-cell table:style-name="ce52" table:formula="of:=([.$R89]*POWER([.$E$9]+0.5*[.$T$74]; 2))/(POWER([.$E$7]+[.Z$78]; 2)-POWER([.$E$7]; 2))" office:value-type="float" office:value="0.000320451923076923" calcext:value-type="float">
            <text:p>320.5E-06</text:p>
          </table:table-cell>
          <table:table-cell table:style-name="ce52" table:formula="of:=([.$R89]*POWER([.$E$9]+0.5*[.$T$74]; 2))/(POWER([.$E$7]+[.AA$78]; 2)-POWER([.$E$7]; 2))" office:value-type="float" office:value="0.000283483253588517" calcext:value-type="float">
            <text:p>283.5E-06</text:p>
          </table:table-cell>
          <table:table-cell table:style-name="ce52" table:formula="of:=([.$R89]*POWER([.$E$9]+0.5*[.$T$74]; 2))/(POWER([.$E$7]+[.AB$78]; 2)-POWER([.$E$7]; 2))" office:value-type="float" office:value="0.00025392" calcext:value-type="float">
            <text:p>253.9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75" calcext:value-type="float">
            <text:p>7.50E-06</text:p>
          </table:table-cell>
          <table:table-cell table:style-name="ce52" table:formula="of:=([.$E90]*POWER([.$E$9]+0.5*[.$G$74]; 2))/(POWER([.$E$7]+[.F$78]; 2)-POWER([.$E$7]; 2))" office:value-type="float" office:value="0.00272014925373136" calcext:value-type="float">
            <text:p>2.7E-03</text:p>
          </table:table-cell>
          <table:table-cell table:style-name="ce52" table:formula="of:=([.$E90]*POWER([.$E$9]+0.5*[.$G$74]; 2))/(POWER([.$E$7]+[.G$78]; 2)-POWER([.$E$7]; 2))" office:value-type="float" office:value="0.00135334158415842" calcext:value-type="float">
            <text:p>1.4E-03</text:p>
          </table:table-cell>
          <table:table-cell table:style-name="ce52" table:formula="of:=([.$E90]*POWER([.$E$9]+0.5*[.$G$74]; 2))/(POWER([.$E$7]+[.H$78]; 2)-POWER([.$E$7]; 2))" office:value-type="float" office:value="0.000897783251231525" calcext:value-type="float">
            <text:p>897.8E-06</text:p>
          </table:table-cell>
          <table:table-cell table:style-name="ce52" table:formula="of:=([.$E90]*POWER([.$E$9]+0.5*[.$G$74]; 2))/(POWER([.$E$7]+[.I$78]; 2)-POWER([.$E$7]; 2))" office:value-type="float" office:value="0.000670036764705882" calcext:value-type="float">
            <text:p>670.0E-06</text:p>
          </table:table-cell>
          <table:table-cell table:style-name="ce52" table:formula="of:=([.$E90]*POWER([.$E$9]+0.5*[.$G$74]; 2))/(POWER([.$E$7]+[.J$78]; 2)-POWER([.$E$7]; 2))" office:value-type="float" office:value="0.000533414634146342" calcext:value-type="float">
            <text:p>533.4E-06</text:p>
          </table:table-cell>
          <table:table-cell table:style-name="ce52" table:formula="of:=([.$E90]*POWER([.$E$9]+0.5*[.$G$74]; 2))/(POWER([.$E$7]+[.K$78]; 2)-POWER([.$E$7]; 2))" office:value-type="float" office:value="0.000442354368932039" calcext:value-type="float">
            <text:p>442.4E-06</text:p>
          </table:table-cell>
          <table:table-cell table:style-name="ce52" table:formula="of:=([.$E90]*POWER([.$E$9]+0.5*[.$G$74]; 2))/(POWER([.$E$7]+[.L$78]; 2)-POWER([.$E$7]; 2))" office:value-type="float" office:value="0.000377329192546584" calcext:value-type="float">
            <text:p>377.3E-06</text:p>
          </table:table-cell>
          <table:table-cell table:style-name="ce52" table:formula="of:=([.$E90]*POWER([.$E$9]+0.5*[.$G$74]; 2))/(POWER([.$E$7]+[.M$78]; 2)-POWER([.$E$7]; 2))" office:value-type="float" office:value="0.000328575721153846" calcext:value-type="float">
            <text:p>328.6E-06</text:p>
          </table:table-cell>
          <table:table-cell table:style-name="ce52" table:formula="of:=([.$E90]*POWER([.$E$9]+0.5*[.$G$74]; 2))/(POWER([.$E$7]+[.N$78]; 2)-POWER([.$E$7]; 2))" office:value-type="float" office:value="0.00029066985645933" calcext:value-type="float">
            <text:p>290.7E-06</text:p>
          </table:table-cell>
          <table:table-cell table:style-name="ce52" table:formula="of:=([.$E90]*POWER([.$E$9]+0.5*[.$G$74]; 2))/(POWER([.$E$7]+[.O$78]; 2)-POWER([.$E$7]; 2))" office:value-type="float" office:value="0.000260357142857143" calcext:value-type="float">
            <text:p>260.4E-06</text:p>
          </table:table-cell>
          <table:table-cell table:number-columns-repeated="2"/>
          <table:table-cell table:style-name="ce44" office:value-type="float" office:value="0.0000075" calcext:value-type="float">
            <text:p>7.50E-06</text:p>
          </table:table-cell>
          <table:table-cell table:style-name="ce52" table:formula="of:=([.$R90]*POWER([.$E$9]+0.5*[.$T$74]; 2))/(POWER([.$E$7]+[.S$78]; 2)-POWER([.$E$7]; 2))" office:value-type="float" office:value="0.00284238805970151" calcext:value-type="float">
            <text:p>2.8E-03</text:p>
          </table:table-cell>
          <table:table-cell table:style-name="ce52" table:formula="of:=([.$R90]*POWER([.$E$9]+0.5*[.$T$74]; 2))/(POWER([.$E$7]+[.T$78]; 2)-POWER([.$E$7]; 2))" office:value-type="float" office:value="0.00141415841584159" calcext:value-type="float">
            <text:p>1.4E-03</text:p>
          </table:table-cell>
          <table:table-cell table:style-name="ce52" table:formula="of:=([.$R90]*POWER([.$E$9]+0.5*[.$T$74]; 2))/(POWER([.$E$7]+[.U$78]; 2)-POWER([.$E$7]; 2))" office:value-type="float" office:value="0.000938128078817731" calcext:value-type="float">
            <text:p>938.1E-06</text:p>
          </table:table-cell>
          <table:table-cell table:style-name="ce52" table:formula="of:=([.$R90]*POWER([.$E$9]+0.5*[.$T$74]; 2))/(POWER([.$E$7]+[.V$78]; 2)-POWER([.$E$7]; 2))" office:value-type="float" office:value="0.000700147058823529" calcext:value-type="float">
            <text:p>700.1E-06</text:p>
          </table:table-cell>
          <table:table-cell table:style-name="ce52" table:formula="of:=([.$R90]*POWER([.$E$9]+0.5*[.$T$74]; 2))/(POWER([.$E$7]+[.W$78]; 2)-POWER([.$E$7]; 2))" office:value-type="float" office:value="0.000557385365853659" calcext:value-type="float">
            <text:p>557.4E-06</text:p>
          </table:table-cell>
          <table:table-cell table:style-name="ce52" table:formula="of:=([.$R90]*POWER([.$E$9]+0.5*[.$T$74]; 2))/(POWER([.$E$7]+[.X$78]; 2)-POWER([.$E$7]; 2))" office:value-type="float" office:value="0.000462233009708738" calcext:value-type="float">
            <text:p>462.2E-06</text:p>
          </table:table-cell>
          <table:table-cell table:style-name="ce52" table:formula="of:=([.$R90]*POWER([.$E$9]+0.5*[.$T$74]; 2))/(POWER([.$E$7]+[.Y$78]; 2)-POWER([.$E$7]; 2))" office:value-type="float" office:value="0.000394285714285715" calcext:value-type="float">
            <text:p>394.3E-06</text:p>
          </table:table-cell>
          <table:table-cell table:style-name="ce52" table:formula="of:=([.$R90]*POWER([.$E$9]+0.5*[.$T$74]; 2))/(POWER([.$E$7]+[.Z$78]; 2)-POWER([.$E$7]; 2))" office:value-type="float" office:value="0.000343341346153846" calcext:value-type="float">
            <text:p>343.3E-06</text:p>
          </table:table-cell>
          <table:table-cell table:style-name="ce52" table:formula="of:=([.$R90]*POWER([.$E$9]+0.5*[.$T$74]; 2))/(POWER([.$E$7]+[.AA$78]; 2)-POWER([.$E$7]; 2))" office:value-type="float" office:value="0.000303732057416268" calcext:value-type="float">
            <text:p>303.7E-06</text:p>
          </table:table-cell>
          <table:table-cell table:style-name="ce52" table:formula="of:=([.$R90]*POWER([.$E$9]+0.5*[.$T$74]; 2))/(POWER([.$E$7]+[.AB$78]; 2)-POWER([.$E$7]; 2))" office:value-type="float" office:value="0.000272057142857143" calcext:value-type="float">
            <text:p>272.1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8" calcext:value-type="float">
            <text:p>8.00E-06</text:p>
          </table:table-cell>
          <table:table-cell table:style-name="ce52" table:formula="of:=([.$E91]*POWER([.$E$9]+0.5*[.$G$74]; 2))/(POWER([.$E$7]+[.F$78]; 2)-POWER([.$E$7]; 2))" office:value-type="float" office:value="0.00290149253731345" calcext:value-type="float">
            <text:p>2.9E-03</text:p>
          </table:table-cell>
          <table:table-cell table:style-name="ce52" table:formula="of:=([.$E91]*POWER([.$E$9]+0.5*[.$G$74]; 2))/(POWER([.$E$7]+[.G$78]; 2)-POWER([.$E$7]; 2))" office:value-type="float" office:value="0.00144356435643565" calcext:value-type="float">
            <text:p>1.4E-03</text:p>
          </table:table-cell>
          <table:table-cell table:style-name="ce52" table:formula="of:=([.$E91]*POWER([.$E$9]+0.5*[.$G$74]; 2))/(POWER([.$E$7]+[.H$78]; 2)-POWER([.$E$7]; 2))" office:value-type="float" office:value="0.000957635467980293" calcext:value-type="float">
            <text:p>957.6E-06</text:p>
          </table:table-cell>
          <table:table-cell table:style-name="ce52" table:formula="of:=([.$E91]*POWER([.$E$9]+0.5*[.$G$74]; 2))/(POWER([.$E$7]+[.I$78]; 2)-POWER([.$E$7]; 2))" office:value-type="float" office:value="0.00071470588235294" calcext:value-type="float">
            <text:p>714.7E-06</text:p>
          </table:table-cell>
          <table:table-cell table:style-name="ce52" table:formula="of:=([.$E91]*POWER([.$E$9]+0.5*[.$G$74]; 2))/(POWER([.$E$7]+[.J$78]; 2)-POWER([.$E$7]; 2))" office:value-type="float" office:value="0.000568975609756098" calcext:value-type="float">
            <text:p>569.0E-06</text:p>
          </table:table-cell>
          <table:table-cell table:style-name="ce52" table:formula="of:=([.$E91]*POWER([.$E$9]+0.5*[.$G$74]; 2))/(POWER([.$E$7]+[.K$78]; 2)-POWER([.$E$7]; 2))" office:value-type="float" office:value="0.000471844660194175" calcext:value-type="float">
            <text:p>471.8E-06</text:p>
          </table:table-cell>
          <table:table-cell table:style-name="ce52" table:formula="of:=([.$E91]*POWER([.$E$9]+0.5*[.$G$74]; 2))/(POWER([.$E$7]+[.L$78]; 2)-POWER([.$E$7]; 2))" office:value-type="float" office:value="0.00040248447204969" calcext:value-type="float">
            <text:p>402.5E-06</text:p>
          </table:table-cell>
          <table:table-cell table:style-name="ce52" table:formula="of:=([.$E91]*POWER([.$E$9]+0.5*[.$G$74]; 2))/(POWER([.$E$7]+[.M$78]; 2)-POWER([.$E$7]; 2))" office:value-type="float" office:value="0.000350480769230769" calcext:value-type="float">
            <text:p>350.5E-06</text:p>
          </table:table-cell>
          <table:table-cell table:style-name="ce52" table:formula="of:=([.$E91]*POWER([.$E$9]+0.5*[.$G$74]; 2))/(POWER([.$E$7]+[.N$78]; 2)-POWER([.$E$7]; 2))" office:value-type="float" office:value="0.000310047846889952" calcext:value-type="float">
            <text:p>310.0E-06</text:p>
          </table:table-cell>
          <table:table-cell table:style-name="ce52" table:formula="of:=([.$E91]*POWER([.$E$9]+0.5*[.$G$74]; 2))/(POWER([.$E$7]+[.O$78]; 2)-POWER([.$E$7]; 2))" office:value-type="float" office:value="0.000277714285714286" calcext:value-type="float">
            <text:p>277.7E-06</text:p>
          </table:table-cell>
          <table:table-cell table:number-columns-repeated="2"/>
          <table:table-cell table:style-name="ce44" office:value-type="float" office:value="0.000008" calcext:value-type="float">
            <text:p>8.00E-06</text:p>
          </table:table-cell>
          <table:table-cell table:style-name="ce52" table:formula="of:=([.$R91]*POWER([.$E$9]+0.5*[.$T$74]; 2))/(POWER([.$E$7]+[.S$78]; 2)-POWER([.$E$7]; 2))" office:value-type="float" office:value="0.00303188059701494" calcext:value-type="float">
            <text:p>3.0E-03</text:p>
          </table:table-cell>
          <table:table-cell table:style-name="ce52" table:formula="of:=([.$R91]*POWER([.$E$9]+0.5*[.$T$74]; 2))/(POWER([.$E$7]+[.T$78]; 2)-POWER([.$E$7]; 2))" office:value-type="float" office:value="0.00150843564356436" calcext:value-type="float">
            <text:p>1.5E-03</text:p>
          </table:table-cell>
          <table:table-cell table:style-name="ce52" table:formula="of:=([.$R91]*POWER([.$E$9]+0.5*[.$T$74]; 2))/(POWER([.$E$7]+[.U$78]; 2)-POWER([.$E$7]; 2))" office:value-type="float" office:value="0.00100066995073891" calcext:value-type="float">
            <text:p>1.0E-03</text:p>
          </table:table-cell>
          <table:table-cell table:style-name="ce52" table:formula="of:=([.$R91]*POWER([.$E$9]+0.5*[.$T$74]; 2))/(POWER([.$E$7]+[.V$78]; 2)-POWER([.$E$7]; 2))" office:value-type="float" office:value="0.000746823529411764" calcext:value-type="float">
            <text:p>746.8E-06</text:p>
          </table:table-cell>
          <table:table-cell table:style-name="ce52" table:formula="of:=([.$R91]*POWER([.$E$9]+0.5*[.$T$74]; 2))/(POWER([.$E$7]+[.W$78]; 2)-POWER([.$E$7]; 2))" office:value-type="float" office:value="0.000594544390243903" calcext:value-type="float">
            <text:p>594.5E-06</text:p>
          </table:table-cell>
          <table:table-cell table:style-name="ce52" table:formula="of:=([.$R91]*POWER([.$E$9]+0.5*[.$T$74]; 2))/(POWER([.$E$7]+[.X$78]; 2)-POWER([.$E$7]; 2))" office:value-type="float" office:value="0.000493048543689321" calcext:value-type="float">
            <text:p>493.0E-06</text:p>
          </table:table-cell>
          <table:table-cell table:style-name="ce52" table:formula="of:=([.$R91]*POWER([.$E$9]+0.5*[.$T$74]; 2))/(POWER([.$E$7]+[.Y$78]; 2)-POWER([.$E$7]; 2))" office:value-type="float" office:value="0.000420571428571429" calcext:value-type="float">
            <text:p>420.6E-06</text:p>
          </table:table-cell>
          <table:table-cell table:style-name="ce52" table:formula="of:=([.$R91]*POWER([.$E$9]+0.5*[.$T$74]; 2))/(POWER([.$E$7]+[.Z$78]; 2)-POWER([.$E$7]; 2))" office:value-type="float" office:value="0.000366230769230769" calcext:value-type="float">
            <text:p>366.2E-06</text:p>
          </table:table-cell>
          <table:table-cell table:style-name="ce52" table:formula="of:=([.$R91]*POWER([.$E$9]+0.5*[.$T$74]; 2))/(POWER([.$E$7]+[.AA$78]; 2)-POWER([.$E$7]; 2))" office:value-type="float" office:value="0.000323980861244019" calcext:value-type="float">
            <text:p>324.0E-06</text:p>
          </table:table-cell>
          <table:table-cell table:style-name="ce52" table:formula="of:=([.$R91]*POWER([.$E$9]+0.5*[.$T$74]; 2))/(POWER([.$E$7]+[.AB$78]; 2)-POWER([.$E$7]; 2))" office:value-type="float" office:value="0.000290194285714286" calcext:value-type="float">
            <text:p>290.2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85" calcext:value-type="float">
            <text:p>8.50E-06</text:p>
          </table:table-cell>
          <table:table-cell table:style-name="ce52" table:formula="of:=([.$E92]*POWER([.$E$9]+0.5*[.$G$74]; 2))/(POWER([.$E$7]+[.F$78]; 2)-POWER([.$E$7]; 2))" office:value-type="float" office:value="0.00308283582089554" calcext:value-type="float">
            <text:p>3.1E-03</text:p>
          </table:table-cell>
          <table:table-cell table:style-name="ce52" table:formula="of:=([.$E92]*POWER([.$E$9]+0.5*[.$G$74]; 2))/(POWER([.$E$7]+[.G$78]; 2)-POWER([.$E$7]; 2))" office:value-type="float" office:value="0.00153378712871287" calcext:value-type="float">
            <text:p>1.5E-03</text:p>
          </table:table-cell>
          <table:table-cell table:style-name="ce52" table:formula="of:=([.$E92]*POWER([.$E$9]+0.5*[.$G$74]; 2))/(POWER([.$E$7]+[.H$78]; 2)-POWER([.$E$7]; 2))" office:value-type="float" office:value="0.00101748768472906" calcext:value-type="float">
            <text:p>1.0E-03</text:p>
          </table:table-cell>
          <table:table-cell table:style-name="ce52" table:formula="of:=([.$E92]*POWER([.$E$9]+0.5*[.$G$74]; 2))/(POWER([.$E$7]+[.I$78]; 2)-POWER([.$E$7]; 2))" office:value-type="float" office:value="0.000759374999999999" calcext:value-type="float">
            <text:p>759.4E-06</text:p>
          </table:table-cell>
          <table:table-cell table:style-name="ce52" table:formula="of:=([.$E92]*POWER([.$E$9]+0.5*[.$G$74]; 2))/(POWER([.$E$7]+[.J$78]; 2)-POWER([.$E$7]; 2))" office:value-type="float" office:value="0.000604536585365854" calcext:value-type="float">
            <text:p>604.5E-06</text:p>
          </table:table-cell>
          <table:table-cell table:style-name="ce52" table:formula="of:=([.$E92]*POWER([.$E$9]+0.5*[.$G$74]; 2))/(POWER([.$E$7]+[.K$78]; 2)-POWER([.$E$7]; 2))" office:value-type="float" office:value="0.000501334951456311" calcext:value-type="float">
            <text:p>501.3E-06</text:p>
          </table:table-cell>
          <table:table-cell table:style-name="ce52" table:formula="of:=([.$E92]*POWER([.$E$9]+0.5*[.$G$74]; 2))/(POWER([.$E$7]+[.L$78]; 2)-POWER([.$E$7]; 2))" office:value-type="float" office:value="0.000427639751552796" calcext:value-type="float">
            <text:p>427.6E-06</text:p>
          </table:table-cell>
          <table:table-cell table:style-name="ce52" table:formula="of:=([.$E92]*POWER([.$E$9]+0.5*[.$G$74]; 2))/(POWER([.$E$7]+[.M$78]; 2)-POWER([.$E$7]; 2))" office:value-type="float" office:value="0.000372385817307692" calcext:value-type="float">
            <text:p>372.4E-06</text:p>
          </table:table-cell>
          <table:table-cell table:style-name="ce52" table:formula="of:=([.$E92]*POWER([.$E$9]+0.5*[.$G$74]; 2))/(POWER([.$E$7]+[.N$78]; 2)-POWER([.$E$7]; 2))" office:value-type="float" office:value="0.000329425837320574" calcext:value-type="float">
            <text:p>329.4E-06</text:p>
          </table:table-cell>
          <table:table-cell table:style-name="ce52" table:formula="of:=([.$E92]*POWER([.$E$9]+0.5*[.$G$74]; 2))/(POWER([.$E$7]+[.O$78]; 2)-POWER([.$E$7]; 2))" office:value-type="float" office:value="0.000295071428571429" calcext:value-type="float">
            <text:p>295.1E-06</text:p>
          </table:table-cell>
          <table:table-cell table:number-columns-repeated="2"/>
          <table:table-cell table:style-name="ce44" office:value-type="float" office:value="0.0000085" calcext:value-type="float">
            <text:p>8.50E-06</text:p>
          </table:table-cell>
          <table:table-cell table:style-name="ce52" table:formula="of:=([.$R92]*POWER([.$E$9]+0.5*[.$T$74]; 2))/(POWER([.$E$7]+[.S$78]; 2)-POWER([.$E$7]; 2))" office:value-type="float" office:value="0.00322137313432837" calcext:value-type="float">
            <text:p>3.2E-03</text:p>
          </table:table-cell>
          <table:table-cell table:style-name="ce52" table:formula="of:=([.$R92]*POWER([.$E$9]+0.5*[.$T$74]; 2))/(POWER([.$E$7]+[.T$78]; 2)-POWER([.$E$7]; 2))" office:value-type="float" office:value="0.00160271287128713" calcext:value-type="float">
            <text:p>1.6E-03</text:p>
          </table:table-cell>
          <table:table-cell table:style-name="ce52" table:formula="of:=([.$R92]*POWER([.$E$9]+0.5*[.$T$74]; 2))/(POWER([.$E$7]+[.U$78]; 2)-POWER([.$E$7]; 2))" office:value-type="float" office:value="0.0010632118226601" calcext:value-type="float">
            <text:p>1.1E-03</text:p>
          </table:table-cell>
          <table:table-cell table:style-name="ce52" table:formula="of:=([.$R92]*POWER([.$E$9]+0.5*[.$T$74]; 2))/(POWER([.$E$7]+[.V$78]; 2)-POWER([.$E$7]; 2))" office:value-type="float" office:value="0.000793499999999999" calcext:value-type="float">
            <text:p>793.5E-06</text:p>
          </table:table-cell>
          <table:table-cell table:style-name="ce52" table:formula="of:=([.$R92]*POWER([.$E$9]+0.5*[.$T$74]; 2))/(POWER([.$E$7]+[.W$78]; 2)-POWER([.$E$7]; 2))" office:value-type="float" office:value="0.000631703414634146" calcext:value-type="float">
            <text:p>631.7E-06</text:p>
          </table:table-cell>
          <table:table-cell table:style-name="ce52" table:formula="of:=([.$R92]*POWER([.$E$9]+0.5*[.$T$74]; 2))/(POWER([.$E$7]+[.X$78]; 2)-POWER([.$E$7]; 2))" office:value-type="float" office:value="0.000523864077669903" calcext:value-type="float">
            <text:p>523.9E-06</text:p>
          </table:table-cell>
          <table:table-cell table:style-name="ce52" table:formula="of:=([.$R92]*POWER([.$E$9]+0.5*[.$T$74]; 2))/(POWER([.$E$7]+[.Y$78]; 2)-POWER([.$E$7]; 2))" office:value-type="float" office:value="0.000446857142857144" calcext:value-type="float">
            <text:p>446.9E-06</text:p>
          </table:table-cell>
          <table:table-cell table:style-name="ce52" table:formula="of:=([.$R92]*POWER([.$E$9]+0.5*[.$T$74]; 2))/(POWER([.$E$7]+[.Z$78]; 2)-POWER([.$E$7]; 2))" office:value-type="float" office:value="0.000389120192307692" calcext:value-type="float">
            <text:p>389.1E-06</text:p>
          </table:table-cell>
          <table:table-cell table:style-name="ce52" table:formula="of:=([.$R92]*POWER([.$E$9]+0.5*[.$T$74]; 2))/(POWER([.$E$7]+[.AA$78]; 2)-POWER([.$E$7]; 2))" office:value-type="float" office:value="0.00034422966507177" calcext:value-type="float">
            <text:p>344.2E-06</text:p>
          </table:table-cell>
          <table:table-cell table:style-name="ce52" table:formula="of:=([.$R92]*POWER([.$E$9]+0.5*[.$T$74]; 2))/(POWER([.$E$7]+[.AB$78]; 2)-POWER([.$E$7]; 2))" office:value-type="float" office:value="0.000308331428571429" calcext:value-type="float">
            <text:p>308.3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9" calcext:value-type="float">
            <text:p>9.00E-06</text:p>
          </table:table-cell>
          <table:table-cell table:style-name="ce52" table:formula="of:=([.$E93]*POWER([.$E$9]+0.5*[.$G$74]; 2))/(POWER([.$E$7]+[.F$78]; 2)-POWER([.$E$7]; 2))" office:value-type="float" office:value="0.00326417910447763" calcext:value-type="float">
            <text:p>3.3E-03</text:p>
          </table:table-cell>
          <table:table-cell table:style-name="ce52" table:formula="of:=([.$E93]*POWER([.$E$9]+0.5*[.$G$74]; 2))/(POWER([.$E$7]+[.G$78]; 2)-POWER([.$E$7]; 2))" office:value-type="float" office:value="0.0016240099009901" calcext:value-type="float">
            <text:p>1.6E-03</text:p>
          </table:table-cell>
          <table:table-cell table:style-name="ce52" table:formula="of:=([.$E93]*POWER([.$E$9]+0.5*[.$G$74]; 2))/(POWER([.$E$7]+[.H$78]; 2)-POWER([.$E$7]; 2))" office:value-type="float" office:value="0.00107733990147783" calcext:value-type="float">
            <text:p>1.1E-03</text:p>
          </table:table-cell>
          <table:table-cell table:style-name="ce52" table:formula="of:=([.$E93]*POWER([.$E$9]+0.5*[.$G$74]; 2))/(POWER([.$E$7]+[.I$78]; 2)-POWER([.$E$7]; 2))" office:value-type="float" office:value="0.000804044117647058" calcext:value-type="float">
            <text:p>804.0E-06</text:p>
          </table:table-cell>
          <table:table-cell table:style-name="ce52" table:formula="of:=([.$E93]*POWER([.$E$9]+0.5*[.$G$74]; 2))/(POWER([.$E$7]+[.J$78]; 2)-POWER([.$E$7]; 2))" office:value-type="float" office:value="0.00064009756097561" calcext:value-type="float">
            <text:p>640.1E-06</text:p>
          </table:table-cell>
          <table:table-cell table:style-name="ce52" table:formula="of:=([.$E93]*POWER([.$E$9]+0.5*[.$G$74]; 2))/(POWER([.$E$7]+[.K$78]; 2)-POWER([.$E$7]; 2))" office:value-type="float" office:value="0.000530825242718447" calcext:value-type="float">
            <text:p>530.8E-06</text:p>
          </table:table-cell>
          <table:table-cell table:style-name="ce52" table:formula="of:=([.$E93]*POWER([.$E$9]+0.5*[.$G$74]; 2))/(POWER([.$E$7]+[.L$78]; 2)-POWER([.$E$7]; 2))" office:value-type="float" office:value="0.000452795031055901" calcext:value-type="float">
            <text:p>452.8E-06</text:p>
          </table:table-cell>
          <table:table-cell table:style-name="ce52" table:formula="of:=([.$E93]*POWER([.$E$9]+0.5*[.$G$74]; 2))/(POWER([.$E$7]+[.M$78]; 2)-POWER([.$E$7]; 2))" office:value-type="float" office:value="0.000394290865384615" calcext:value-type="float">
            <text:p>394.3E-06</text:p>
          </table:table-cell>
          <table:table-cell table:style-name="ce52" table:formula="of:=([.$E93]*POWER([.$E$9]+0.5*[.$G$74]; 2))/(POWER([.$E$7]+[.N$78]; 2)-POWER([.$E$7]; 2))" office:value-type="float" office:value="0.000348803827751196" calcext:value-type="float">
            <text:p>348.8E-06</text:p>
          </table:table-cell>
          <table:table-cell table:style-name="ce52" table:formula="of:=([.$E93]*POWER([.$E$9]+0.5*[.$G$74]; 2))/(POWER([.$E$7]+[.O$78]; 2)-POWER([.$E$7]; 2))" office:value-type="float" office:value="0.000312428571428571" calcext:value-type="float">
            <text:p>312.4E-06</text:p>
          </table:table-cell>
          <table:table-cell table:number-columns-repeated="2"/>
          <table:table-cell table:style-name="ce44" office:value-type="float" office:value="0.000009" calcext:value-type="float">
            <text:p>9.00E-06</text:p>
          </table:table-cell>
          <table:table-cell table:style-name="ce52" table:formula="of:=([.$R93]*POWER([.$E$9]+0.5*[.$T$74]; 2))/(POWER([.$E$7]+[.S$78]; 2)-POWER([.$E$7]; 2))" office:value-type="float" office:value="0.00341086567164181" calcext:value-type="float">
            <text:p>3.4E-03</text:p>
          </table:table-cell>
          <table:table-cell table:style-name="ce52" table:formula="of:=([.$R93]*POWER([.$E$9]+0.5*[.$T$74]; 2))/(POWER([.$E$7]+[.T$78]; 2)-POWER([.$E$7]; 2))" office:value-type="float" office:value="0.0016969900990099" calcext:value-type="float">
            <text:p>1.7E-03</text:p>
          </table:table-cell>
          <table:table-cell table:style-name="ce52" table:formula="of:=([.$R93]*POWER([.$E$9]+0.5*[.$T$74]; 2))/(POWER([.$E$7]+[.U$78]; 2)-POWER([.$E$7]; 2))" office:value-type="float" office:value="0.00112575369458128" calcext:value-type="float">
            <text:p>1.1E-03</text:p>
          </table:table-cell>
          <table:table-cell table:style-name="ce52" table:formula="of:=([.$R93]*POWER([.$E$9]+0.5*[.$T$74]; 2))/(POWER([.$E$7]+[.V$78]; 2)-POWER([.$E$7]; 2))" office:value-type="float" office:value="0.000840176470588234" calcext:value-type="float">
            <text:p>840.2E-06</text:p>
          </table:table-cell>
          <table:table-cell table:style-name="ce52" table:formula="of:=([.$R93]*POWER([.$E$9]+0.5*[.$T$74]; 2))/(POWER([.$E$7]+[.W$78]; 2)-POWER([.$E$7]; 2))" office:value-type="float" office:value="0.00066886243902439" calcext:value-type="float">
            <text:p>668.9E-06</text:p>
          </table:table-cell>
          <table:table-cell table:style-name="ce52" table:formula="of:=([.$R93]*POWER([.$E$9]+0.5*[.$T$74]; 2))/(POWER([.$E$7]+[.X$78]; 2)-POWER([.$E$7]; 2))" office:value-type="float" office:value="0.000554679611650486" calcext:value-type="float">
            <text:p>554.7E-06</text:p>
          </table:table-cell>
          <table:table-cell table:style-name="ce52" table:formula="of:=([.$R93]*POWER([.$E$9]+0.5*[.$T$74]; 2))/(POWER([.$E$7]+[.Y$78]; 2)-POWER([.$E$7]; 2))" office:value-type="float" office:value="0.000473142857142858" calcext:value-type="float">
            <text:p>473.1E-06</text:p>
          </table:table-cell>
          <table:table-cell table:style-name="ce52" table:formula="of:=([.$R93]*POWER([.$E$9]+0.5*[.$T$74]; 2))/(POWER([.$E$7]+[.Z$78]; 2)-POWER([.$E$7]; 2))" office:value-type="float" office:value="0.000412009615384615" calcext:value-type="float">
            <text:p>412.0E-06</text:p>
          </table:table-cell>
          <table:table-cell table:style-name="ce52" table:formula="of:=([.$R93]*POWER([.$E$9]+0.5*[.$T$74]; 2))/(POWER([.$E$7]+[.AA$78]; 2)-POWER([.$E$7]; 2))" office:value-type="float" office:value="0.000364478468899522" calcext:value-type="float">
            <text:p>364.5E-06</text:p>
          </table:table-cell>
          <table:table-cell table:style-name="ce52" table:formula="of:=([.$R93]*POWER([.$E$9]+0.5*[.$T$74]; 2))/(POWER([.$E$7]+[.AB$78]; 2)-POWER([.$E$7]; 2))" office:value-type="float" office:value="0.000326468571428571" calcext:value-type="float">
            <text:p>326.5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95" calcext:value-type="float">
            <text:p>9.50E-06</text:p>
          </table:table-cell>
          <table:table-cell table:style-name="ce52" table:formula="of:=([.$E94]*POWER([.$E$9]+0.5*[.$G$74]; 2))/(POWER([.$E$7]+[.F$78]; 2)-POWER([.$E$7]; 2))" office:value-type="float" office:value="0.00344552238805972" calcext:value-type="float">
            <text:p>3.4E-03</text:p>
          </table:table-cell>
          <table:table-cell table:style-name="ce52" table:formula="of:=([.$E94]*POWER([.$E$9]+0.5*[.$G$74]; 2))/(POWER([.$E$7]+[.G$78]; 2)-POWER([.$E$7]; 2))" office:value-type="float" office:value="0.00171423267326733" calcext:value-type="float">
            <text:p>1.7E-03</text:p>
          </table:table-cell>
          <table:table-cell table:style-name="ce52" table:formula="of:=([.$E94]*POWER([.$E$9]+0.5*[.$G$74]; 2))/(POWER([.$E$7]+[.H$78]; 2)-POWER([.$E$7]; 2))" office:value-type="float" office:value="0.0011371921182266" calcext:value-type="float">
            <text:p>1.1E-03</text:p>
          </table:table-cell>
          <table:table-cell table:style-name="ce52" table:formula="of:=([.$E94]*POWER([.$E$9]+0.5*[.$G$74]; 2))/(POWER([.$E$7]+[.I$78]; 2)-POWER([.$E$7]; 2))" office:value-type="float" office:value="0.000848713235294117" calcext:value-type="float">
            <text:p>848.7E-06</text:p>
          </table:table-cell>
          <table:table-cell table:style-name="ce52" table:formula="of:=([.$E94]*POWER([.$E$9]+0.5*[.$G$74]; 2))/(POWER([.$E$7]+[.J$78]; 2)-POWER([.$E$7]; 2))" office:value-type="float" office:value="0.000675658536585366" calcext:value-type="float">
            <text:p>675.7E-06</text:p>
          </table:table-cell>
          <table:table-cell table:style-name="ce52" table:formula="of:=([.$E94]*POWER([.$E$9]+0.5*[.$G$74]; 2))/(POWER([.$E$7]+[.K$78]; 2)-POWER([.$E$7]; 2))" office:value-type="float" office:value="0.000560315533980583" calcext:value-type="float">
            <text:p>560.3E-06</text:p>
          </table:table-cell>
          <table:table-cell table:style-name="ce52" table:formula="of:=([.$E94]*POWER([.$E$9]+0.5*[.$G$74]; 2))/(POWER([.$E$7]+[.L$78]; 2)-POWER([.$E$7]; 2))" office:value-type="float" office:value="0.000477950310559007" calcext:value-type="float">
            <text:p>478.0E-06</text:p>
          </table:table-cell>
          <table:table-cell table:style-name="ce52" table:formula="of:=([.$E94]*POWER([.$E$9]+0.5*[.$G$74]; 2))/(POWER([.$E$7]+[.M$78]; 2)-POWER([.$E$7]; 2))" office:value-type="float" office:value="0.000416195913461538" calcext:value-type="float">
            <text:p>416.2E-06</text:p>
          </table:table-cell>
          <table:table-cell table:style-name="ce52" table:formula="of:=([.$E94]*POWER([.$E$9]+0.5*[.$G$74]; 2))/(POWER([.$E$7]+[.N$78]; 2)-POWER([.$E$7]; 2))" office:value-type="float" office:value="0.000368181818181818" calcext:value-type="float">
            <text:p>368.2E-06</text:p>
          </table:table-cell>
          <table:table-cell table:style-name="ce52" table:formula="of:=([.$E94]*POWER([.$E$9]+0.5*[.$G$74]; 2))/(POWER([.$E$7]+[.O$78]; 2)-POWER([.$E$7]; 2))" office:value-type="float" office:value="0.000329785714285714" calcext:value-type="float">
            <text:p>329.8E-06</text:p>
          </table:table-cell>
          <table:table-cell table:number-columns-repeated="2"/>
          <table:table-cell table:style-name="ce44" office:value-type="float" office:value="0.0000095" calcext:value-type="float">
            <text:p>9.50E-06</text:p>
          </table:table-cell>
          <table:table-cell table:style-name="ce52" table:formula="of:=([.$R94]*POWER([.$E$9]+0.5*[.$T$74]; 2))/(POWER([.$E$7]+[.S$78]; 2)-POWER([.$E$7]; 2))" office:value-type="float" office:value="0.00360035820895524" calcext:value-type="float">
            <text:p>3.6E-03</text:p>
          </table:table-cell>
          <table:table-cell table:style-name="ce52" table:formula="of:=([.$R94]*POWER([.$E$9]+0.5*[.$T$74]; 2))/(POWER([.$E$7]+[.T$78]; 2)-POWER([.$E$7]; 2))" office:value-type="float" office:value="0.00179126732673268" calcext:value-type="float">
            <text:p>1.8E-03</text:p>
          </table:table-cell>
          <table:table-cell table:style-name="ce52" table:formula="of:=([.$R94]*POWER([.$E$9]+0.5*[.$T$74]; 2))/(POWER([.$E$7]+[.U$78]; 2)-POWER([.$E$7]; 2))" office:value-type="float" office:value="0.00118829556650246" calcext:value-type="float">
            <text:p>1.2E-03</text:p>
          </table:table-cell>
          <table:table-cell table:style-name="ce52" table:formula="of:=([.$R94]*POWER([.$E$9]+0.5*[.$T$74]; 2))/(POWER([.$E$7]+[.V$78]; 2)-POWER([.$E$7]; 2))" office:value-type="float" office:value="0.00088685294117647" calcext:value-type="float">
            <text:p>886.9E-06</text:p>
          </table:table-cell>
          <table:table-cell table:style-name="ce52" table:formula="of:=([.$R94]*POWER([.$E$9]+0.5*[.$T$74]; 2))/(POWER([.$E$7]+[.W$78]; 2)-POWER([.$E$7]; 2))" office:value-type="float" office:value="0.000706021463414634" calcext:value-type="float">
            <text:p>706.0E-06</text:p>
          </table:table-cell>
          <table:table-cell table:style-name="ce52" table:formula="of:=([.$R94]*POWER([.$E$9]+0.5*[.$T$74]; 2))/(POWER([.$E$7]+[.X$78]; 2)-POWER([.$E$7]; 2))" office:value-type="float" office:value="0.000585495145631068" calcext:value-type="float">
            <text:p>585.5E-06</text:p>
          </table:table-cell>
          <table:table-cell table:style-name="ce52" table:formula="of:=([.$R94]*POWER([.$E$9]+0.5*[.$T$74]; 2))/(POWER([.$E$7]+[.Y$78]; 2)-POWER([.$E$7]; 2))" office:value-type="float" office:value="0.000499428571428572" calcext:value-type="float">
            <text:p>499.4E-06</text:p>
          </table:table-cell>
          <table:table-cell table:style-name="ce52" table:formula="of:=([.$R94]*POWER([.$E$9]+0.5*[.$T$74]; 2))/(POWER([.$E$7]+[.Z$78]; 2)-POWER([.$E$7]; 2))" office:value-type="float" office:value="0.000434899038461538" calcext:value-type="float">
            <text:p>434.9E-06</text:p>
          </table:table-cell>
          <table:table-cell table:style-name="ce52" table:formula="of:=([.$R94]*POWER([.$E$9]+0.5*[.$T$74]; 2))/(POWER([.$E$7]+[.AA$78]; 2)-POWER([.$E$7]; 2))" office:value-type="float" office:value="0.000384727272727273" calcext:value-type="float">
            <text:p>384.7E-06</text:p>
          </table:table-cell>
          <table:table-cell table:style-name="ce52" table:formula="of:=([.$R94]*POWER([.$E$9]+0.5*[.$T$74]; 2))/(POWER([.$E$7]+[.AB$78]; 2)-POWER([.$E$7]; 2))" office:value-type="float" office:value="0.000344605714285714" calcext:value-type="float">
            <text:p>344.6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1" calcext:value-type="float">
            <text:p>10.00E-06</text:p>
          </table:table-cell>
          <table:table-cell table:style-name="ce52" table:formula="of:=([.$E95]*POWER([.$E$9]+0.5*[.$G$74]; 2))/(POWER([.$E$7]+[.F$78]; 2)-POWER([.$E$7]; 2))" office:value-type="float" office:value="0.00362686567164181" calcext:value-type="float">
            <text:p>3.6E-03</text:p>
          </table:table-cell>
          <table:table-cell table:style-name="ce52" table:formula="of:=([.$E95]*POWER([.$E$9]+0.5*[.$G$74]; 2))/(POWER([.$E$7]+[.G$78]; 2)-POWER([.$E$7]; 2))" office:value-type="float" office:value="0.00180445544554456" calcext:value-type="float">
            <text:p>1.8E-03</text:p>
          </table:table-cell>
          <table:table-cell table:style-name="ce52" table:formula="of:=([.$E95]*POWER([.$E$9]+0.5*[.$G$74]; 2))/(POWER([.$E$7]+[.H$78]; 2)-POWER([.$E$7]; 2))" office:value-type="float" office:value="0.00119704433497537" calcext:value-type="float">
            <text:p>1.2E-03</text:p>
          </table:table-cell>
          <table:table-cell table:style-name="ce52" table:formula="of:=([.$E95]*POWER([.$E$9]+0.5*[.$G$74]; 2))/(POWER([.$E$7]+[.I$78]; 2)-POWER([.$E$7]; 2))" office:value-type="float" office:value="0.000893382352941175" calcext:value-type="float">
            <text:p>893.4E-06</text:p>
          </table:table-cell>
          <table:table-cell table:style-name="ce52" table:formula="of:=([.$E95]*POWER([.$E$9]+0.5*[.$G$74]; 2))/(POWER([.$E$7]+[.J$78]; 2)-POWER([.$E$7]; 2))" office:value-type="float" office:value="0.000711219512195122" calcext:value-type="float">
            <text:p>711.2E-06</text:p>
          </table:table-cell>
          <table:table-cell table:style-name="ce52" table:formula="of:=([.$E95]*POWER([.$E$9]+0.5*[.$G$74]; 2))/(POWER([.$E$7]+[.K$78]; 2)-POWER([.$E$7]; 2))" office:value-type="float" office:value="0.000589805825242719" calcext:value-type="float">
            <text:p>589.8E-06</text:p>
          </table:table-cell>
          <table:table-cell table:style-name="ce52" table:formula="of:=([.$E95]*POWER([.$E$9]+0.5*[.$G$74]; 2))/(POWER([.$E$7]+[.L$78]; 2)-POWER([.$E$7]; 2))" office:value-type="float" office:value="0.000503105590062113" calcext:value-type="float">
            <text:p>503.1E-06</text:p>
          </table:table-cell>
          <table:table-cell table:style-name="ce52" table:formula="of:=([.$E95]*POWER([.$E$9]+0.5*[.$G$74]; 2))/(POWER([.$E$7]+[.M$78]; 2)-POWER([.$E$7]; 2))" office:value-type="float" office:value="0.000438100961538461" calcext:value-type="float">
            <text:p>438.1E-06</text:p>
          </table:table-cell>
          <table:table-cell table:style-name="ce52" table:formula="of:=([.$E95]*POWER([.$E$9]+0.5*[.$G$74]; 2))/(POWER([.$E$7]+[.N$78]; 2)-POWER([.$E$7]; 2))" office:value-type="float" office:value="0.00038755980861244" calcext:value-type="float">
            <text:p>387.6E-06</text:p>
          </table:table-cell>
          <table:table-cell table:style-name="ce52" table:formula="of:=([.$E95]*POWER([.$E$9]+0.5*[.$G$74]; 2))/(POWER([.$E$7]+[.O$78]; 2)-POWER([.$E$7]; 2))" office:value-type="float" office:value="0.000347142857142857" calcext:value-type="float">
            <text:p>347.1E-06</text:p>
          </table:table-cell>
          <table:table-cell table:number-columns-repeated="2"/>
          <table:table-cell table:style-name="ce44" office:value-type="float" office:value="0.00001" calcext:value-type="float">
            <text:p>10.00E-06</text:p>
          </table:table-cell>
          <table:table-cell table:style-name="ce52" table:formula="of:=([.$R95]*POWER([.$E$9]+0.5*[.$T$74]; 2))/(POWER([.$E$7]+[.S$78]; 2)-POWER([.$E$7]; 2))" office:value-type="float" office:value="0.00378985074626867" calcext:value-type="float">
            <text:p>3.8E-03</text:p>
          </table:table-cell>
          <table:table-cell table:style-name="ce52" table:formula="of:=([.$R95]*POWER([.$E$9]+0.5*[.$T$74]; 2))/(POWER([.$E$7]+[.T$78]; 2)-POWER([.$E$7]; 2))" office:value-type="float" office:value="0.00188554455445545" calcext:value-type="float">
            <text:p>1.9E-03</text:p>
          </table:table-cell>
          <table:table-cell table:style-name="ce52" table:formula="of:=([.$R95]*POWER([.$E$9]+0.5*[.$T$74]; 2))/(POWER([.$E$7]+[.U$78]; 2)-POWER([.$E$7]; 2))" office:value-type="float" office:value="0.00125083743842364" calcext:value-type="float">
            <text:p>1.3E-03</text:p>
          </table:table-cell>
          <table:table-cell table:style-name="ce52" table:formula="of:=([.$R95]*POWER([.$E$9]+0.5*[.$T$74]; 2))/(POWER([.$E$7]+[.V$78]; 2)-POWER([.$E$7]; 2))" office:value-type="float" office:value="0.000933529411764705" calcext:value-type="float">
            <text:p>933.5E-06</text:p>
          </table:table-cell>
          <table:table-cell table:style-name="ce52" table:formula="of:=([.$R95]*POWER([.$E$9]+0.5*[.$T$74]; 2))/(POWER([.$E$7]+[.W$78]; 2)-POWER([.$E$7]; 2))" office:value-type="float" office:value="0.000743180487804878" calcext:value-type="float">
            <text:p>743.2E-06</text:p>
          </table:table-cell>
          <table:table-cell table:style-name="ce52" table:formula="of:=([.$R95]*POWER([.$E$9]+0.5*[.$T$74]; 2))/(POWER([.$E$7]+[.X$78]; 2)-POWER([.$E$7]; 2))" office:value-type="float" office:value="0.000616310679611651" calcext:value-type="float">
            <text:p>616.3E-06</text:p>
          </table:table-cell>
          <table:table-cell table:style-name="ce52" table:formula="of:=([.$R95]*POWER([.$E$9]+0.5*[.$T$74]; 2))/(POWER([.$E$7]+[.Y$78]; 2)-POWER([.$E$7]; 2))" office:value-type="float" office:value="0.000525714285714287" calcext:value-type="float">
            <text:p>525.7E-06</text:p>
          </table:table-cell>
          <table:table-cell table:style-name="ce52" table:formula="of:=([.$R95]*POWER([.$E$9]+0.5*[.$T$74]; 2))/(POWER([.$E$7]+[.Z$78]; 2)-POWER([.$E$7]; 2))" office:value-type="float" office:value="0.000457788461538461" calcext:value-type="float">
            <text:p>457.8E-06</text:p>
          </table:table-cell>
          <table:table-cell table:style-name="ce52" table:formula="of:=([.$R95]*POWER([.$E$9]+0.5*[.$T$74]; 2))/(POWER([.$E$7]+[.AA$78]; 2)-POWER([.$E$7]; 2))" office:value-type="float" office:value="0.000404976076555024" calcext:value-type="float">
            <text:p>405.0E-06</text:p>
          </table:table-cell>
          <table:table-cell table:style-name="ce52" table:formula="of:=([.$R95]*POWER([.$E$9]+0.5*[.$T$74]; 2))/(POWER([.$E$7]+[.AB$78]; 2)-POWER([.$E$7]; 2))" office:value-type="float" office:value="0.000362742857142857" calcext:value-type="float">
            <text:p>362.7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105" calcext:value-type="float">
            <text:p>10.50E-06</text:p>
          </table:table-cell>
          <table:table-cell table:style-name="ce52" table:formula="of:=([.$E96]*POWER([.$E$9]+0.5*[.$G$74]; 2))/(POWER([.$E$7]+[.F$78]; 2)-POWER([.$E$7]; 2))" office:value-type="float" office:value="0.0038082089552239" calcext:value-type="float">
            <text:p>3.8E-03</text:p>
          </table:table-cell>
          <table:table-cell table:style-name="ce52" table:formula="of:=([.$E96]*POWER([.$E$9]+0.5*[.$G$74]; 2))/(POWER([.$E$7]+[.G$78]; 2)-POWER([.$E$7]; 2))" office:value-type="float" office:value="0.00189467821782179" calcext:value-type="float">
            <text:p>1.9E-03</text:p>
          </table:table-cell>
          <table:table-cell table:style-name="ce52" table:formula="of:=([.$E96]*POWER([.$E$9]+0.5*[.$G$74]; 2))/(POWER([.$E$7]+[.H$78]; 2)-POWER([.$E$7]; 2))" office:value-type="float" office:value="0.00125689655172413" calcext:value-type="float">
            <text:p>1.3E-03</text:p>
          </table:table-cell>
          <table:table-cell table:style-name="ce52" table:formula="of:=([.$E96]*POWER([.$E$9]+0.5*[.$G$74]; 2))/(POWER([.$E$7]+[.I$78]; 2)-POWER([.$E$7]; 2))" office:value-type="float" office:value="0.000938051470588234" calcext:value-type="float">
            <text:p>938.1E-06</text:p>
          </table:table-cell>
          <table:table-cell table:style-name="ce52" table:formula="of:=([.$E96]*POWER([.$E$9]+0.5*[.$G$74]; 2))/(POWER([.$E$7]+[.J$78]; 2)-POWER([.$E$7]; 2))" office:value-type="float" office:value="0.000746780487804878" calcext:value-type="float">
            <text:p>746.8E-06</text:p>
          </table:table-cell>
          <table:table-cell table:style-name="ce52" table:formula="of:=([.$E96]*POWER([.$E$9]+0.5*[.$G$74]; 2))/(POWER([.$E$7]+[.K$78]; 2)-POWER([.$E$7]; 2))" office:value-type="float" office:value="0.000619296116504854" calcext:value-type="float">
            <text:p>619.3E-06</text:p>
          </table:table-cell>
          <table:table-cell table:style-name="ce52" table:formula="of:=([.$E96]*POWER([.$E$9]+0.5*[.$G$74]; 2))/(POWER([.$E$7]+[.L$78]; 2)-POWER([.$E$7]; 2))" office:value-type="float" office:value="0.000528260869565218" calcext:value-type="float">
            <text:p>528.3E-06</text:p>
          </table:table-cell>
          <table:table-cell table:style-name="ce52" table:formula="of:=([.$E96]*POWER([.$E$9]+0.5*[.$G$74]; 2))/(POWER([.$E$7]+[.M$78]; 2)-POWER([.$E$7]; 2))" office:value-type="float" office:value="0.000460006009615384" calcext:value-type="float">
            <text:p>460.0E-06</text:p>
          </table:table-cell>
          <table:table-cell table:style-name="ce52" table:formula="of:=([.$E96]*POWER([.$E$9]+0.5*[.$G$74]; 2))/(POWER([.$E$7]+[.N$78]; 2)-POWER([.$E$7]; 2))" office:value-type="float" office:value="0.000406937799043062" calcext:value-type="float">
            <text:p>406.9E-06</text:p>
          </table:table-cell>
          <table:table-cell table:style-name="ce52" table:formula="of:=([.$E96]*POWER([.$E$9]+0.5*[.$G$74]; 2))/(POWER([.$E$7]+[.O$78]; 2)-POWER([.$E$7]; 2))" office:value-type="float" office:value="0.0003645" calcext:value-type="float">
            <text:p>364.5E-06</text:p>
          </table:table-cell>
          <table:table-cell table:number-columns-repeated="2"/>
          <table:table-cell table:style-name="ce44" office:value-type="float" office:value="0.0000105" calcext:value-type="float">
            <text:p>10.50E-06</text:p>
          </table:table-cell>
          <table:table-cell table:style-name="ce52" table:formula="of:=([.$R96]*POWER([.$E$9]+0.5*[.$T$74]; 2))/(POWER([.$E$7]+[.S$78]; 2)-POWER([.$E$7]; 2))" office:value-type="float" office:value="0.00397934328358211" calcext:value-type="float">
            <text:p>4.0E-03</text:p>
          </table:table-cell>
          <table:table-cell table:style-name="ce52" table:formula="of:=([.$R96]*POWER([.$E$9]+0.5*[.$T$74]; 2))/(POWER([.$E$7]+[.T$78]; 2)-POWER([.$E$7]; 2))" office:value-type="float" office:value="0.00197982178217822" calcext:value-type="float">
            <text:p>2.0E-03</text:p>
          </table:table-cell>
          <table:table-cell table:style-name="ce52" table:formula="of:=([.$R96]*POWER([.$E$9]+0.5*[.$T$74]; 2))/(POWER([.$E$7]+[.U$78]; 2)-POWER([.$E$7]; 2))" office:value-type="float" office:value="0.00131337931034482" calcext:value-type="float">
            <text:p>1.3E-03</text:p>
          </table:table-cell>
          <table:table-cell table:style-name="ce52" table:formula="of:=([.$R96]*POWER([.$E$9]+0.5*[.$T$74]; 2))/(POWER([.$E$7]+[.V$78]; 2)-POWER([.$E$7]; 2))" office:value-type="float" office:value="0.00098020588235294" calcext:value-type="float">
            <text:p>980.2E-06</text:p>
          </table:table-cell>
          <table:table-cell table:style-name="ce52" table:formula="of:=([.$R96]*POWER([.$E$9]+0.5*[.$T$74]; 2))/(POWER([.$E$7]+[.W$78]; 2)-POWER([.$E$7]; 2))" office:value-type="float" office:value="0.000780339512195122" calcext:value-type="float">
            <text:p>780.3E-06</text:p>
          </table:table-cell>
          <table:table-cell table:style-name="ce52" table:formula="of:=([.$R96]*POWER([.$E$9]+0.5*[.$T$74]; 2))/(POWER([.$E$7]+[.X$78]; 2)-POWER([.$E$7]; 2))" office:value-type="float" office:value="0.000647126213592233" calcext:value-type="float">
            <text:p>647.1E-06</text:p>
          </table:table-cell>
          <table:table-cell table:style-name="ce52" table:formula="of:=([.$R96]*POWER([.$E$9]+0.5*[.$T$74]; 2))/(POWER([.$E$7]+[.Y$78]; 2)-POWER([.$E$7]; 2))" office:value-type="float" office:value="0.000552000000000001" calcext:value-type="float">
            <text:p>552.0E-06</text:p>
          </table:table-cell>
          <table:table-cell table:style-name="ce52" table:formula="of:=([.$R96]*POWER([.$E$9]+0.5*[.$T$74]; 2))/(POWER([.$E$7]+[.Z$78]; 2)-POWER([.$E$7]; 2))" office:value-type="float" office:value="0.000480677884615384" calcext:value-type="float">
            <text:p>480.7E-06</text:p>
          </table:table-cell>
          <table:table-cell table:style-name="ce52" table:formula="of:=([.$R96]*POWER([.$E$9]+0.5*[.$T$74]; 2))/(POWER([.$E$7]+[.AA$78]; 2)-POWER([.$E$7]; 2))" office:value-type="float" office:value="0.000425224880382775" calcext:value-type="float">
            <text:p>425.2E-06</text:p>
          </table:table-cell>
          <table:table-cell table:style-name="ce52" table:formula="of:=([.$R96]*POWER([.$E$9]+0.5*[.$T$74]; 2))/(POWER([.$E$7]+[.AB$78]; 2)-POWER([.$E$7]; 2))" office:value-type="float" office:value="0.00038088" calcext:value-type="float">
            <text:p>380.9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11" calcext:value-type="float">
            <text:p>11.00E-06</text:p>
          </table:table-cell>
          <table:table-cell table:style-name="ce52" table:formula="of:=([.$E97]*POWER([.$E$9]+0.5*[.$G$74]; 2))/(POWER([.$E$7]+[.F$78]; 2)-POWER([.$E$7]; 2))" office:value-type="float" office:value="0.00398955223880599" calcext:value-type="float">
            <text:p>4.0E-03</text:p>
          </table:table-cell>
          <table:table-cell table:style-name="ce52" table:formula="of:=([.$E97]*POWER([.$E$9]+0.5*[.$G$74]; 2))/(POWER([.$E$7]+[.G$78]; 2)-POWER([.$E$7]; 2))" office:value-type="float" office:value="0.00198490099009901" calcext:value-type="float">
            <text:p>2.0E-03</text:p>
          </table:table-cell>
          <table:table-cell table:style-name="ce52" table:formula="of:=([.$E97]*POWER([.$E$9]+0.5*[.$G$74]; 2))/(POWER([.$E$7]+[.H$78]; 2)-POWER([.$E$7]; 2))" office:value-type="float" office:value="0.0013167487684729" calcext:value-type="float">
            <text:p>1.3E-03</text:p>
          </table:table-cell>
          <table:table-cell table:style-name="ce52" table:formula="of:=([.$E97]*POWER([.$E$9]+0.5*[.$G$74]; 2))/(POWER([.$E$7]+[.I$78]; 2)-POWER([.$E$7]; 2))" office:value-type="float" office:value="0.000982720588235293" calcext:value-type="float">
            <text:p>982.7E-06</text:p>
          </table:table-cell>
          <table:table-cell table:style-name="ce52" table:formula="of:=([.$E97]*POWER([.$E$9]+0.5*[.$G$74]; 2))/(POWER([.$E$7]+[.J$78]; 2)-POWER([.$E$7]; 2))" office:value-type="float" office:value="0.000782341463414634" calcext:value-type="float">
            <text:p>782.3E-06</text:p>
          </table:table-cell>
          <table:table-cell table:style-name="ce52" table:formula="of:=([.$E97]*POWER([.$E$9]+0.5*[.$G$74]; 2))/(POWER([.$E$7]+[.K$78]; 2)-POWER([.$E$7]; 2))" office:value-type="float" office:value="0.00064878640776699" calcext:value-type="float">
            <text:p>648.8E-06</text:p>
          </table:table-cell>
          <table:table-cell table:style-name="ce52" table:formula="of:=([.$E97]*POWER([.$E$9]+0.5*[.$G$74]; 2))/(POWER([.$E$7]+[.L$78]; 2)-POWER([.$E$7]; 2))" office:value-type="float" office:value="0.000553416149068324" calcext:value-type="float">
            <text:p>553.4E-06</text:p>
          </table:table-cell>
          <table:table-cell table:style-name="ce52" table:formula="of:=([.$E97]*POWER([.$E$9]+0.5*[.$G$74]; 2))/(POWER([.$E$7]+[.M$78]; 2)-POWER([.$E$7]; 2))" office:value-type="float" office:value="0.000481911057692307" calcext:value-type="float">
            <text:p>481.9E-06</text:p>
          </table:table-cell>
          <table:table-cell table:style-name="ce52" table:formula="of:=([.$E97]*POWER([.$E$9]+0.5*[.$G$74]; 2))/(POWER([.$E$7]+[.N$78]; 2)-POWER([.$E$7]; 2))" office:value-type="float" office:value="0.000426315789473684" calcext:value-type="float">
            <text:p>426.3E-06</text:p>
          </table:table-cell>
          <table:table-cell table:style-name="ce52" table:formula="of:=([.$E97]*POWER([.$E$9]+0.5*[.$G$74]; 2))/(POWER([.$E$7]+[.O$78]; 2)-POWER([.$E$7]; 2))" office:value-type="float" office:value="0.000381857142857143" calcext:value-type="float">
            <text:p>381.9E-06</text:p>
          </table:table-cell>
          <table:table-cell table:number-columns-repeated="2"/>
          <table:table-cell table:style-name="ce44" office:value-type="float" office:value="0.000011" calcext:value-type="float">
            <text:p>11.00E-06</text:p>
          </table:table-cell>
          <table:table-cell table:style-name="ce52" table:formula="of:=([.$R97]*POWER([.$E$9]+0.5*[.$T$74]; 2))/(POWER([.$E$7]+[.S$78]; 2)-POWER([.$E$7]; 2))" office:value-type="float" office:value="0.00416883582089554" calcext:value-type="float">
            <text:p>4.2E-03</text:p>
          </table:table-cell>
          <table:table-cell table:style-name="ce52" table:formula="of:=([.$R97]*POWER([.$E$9]+0.5*[.$T$74]; 2))/(POWER([.$E$7]+[.T$78]; 2)-POWER([.$E$7]; 2))" office:value-type="float" office:value="0.00207409900990099" calcext:value-type="float">
            <text:p>2.1E-03</text:p>
          </table:table-cell>
          <table:table-cell table:style-name="ce52" table:formula="of:=([.$R97]*POWER([.$E$9]+0.5*[.$T$74]; 2))/(POWER([.$E$7]+[.U$78]; 2)-POWER([.$E$7]; 2))" office:value-type="float" office:value="0.00137592118226601" calcext:value-type="float">
            <text:p>1.4E-03</text:p>
          </table:table-cell>
          <table:table-cell table:style-name="ce52" table:formula="of:=([.$R97]*POWER([.$E$9]+0.5*[.$T$74]; 2))/(POWER([.$E$7]+[.V$78]; 2)-POWER([.$E$7]; 2))" office:value-type="float" office:value="0.00102688235294118" calcext:value-type="float">
            <text:p>1.0E-03</text:p>
          </table:table-cell>
          <table:table-cell table:style-name="ce52" table:formula="of:=([.$R97]*POWER([.$E$9]+0.5*[.$T$74]; 2))/(POWER([.$E$7]+[.W$78]; 2)-POWER([.$E$7]; 2))" office:value-type="float" office:value="0.000817498536585366" calcext:value-type="float">
            <text:p>817.5E-06</text:p>
          </table:table-cell>
          <table:table-cell table:style-name="ce52" table:formula="of:=([.$R97]*POWER([.$E$9]+0.5*[.$T$74]; 2))/(POWER([.$E$7]+[.X$78]; 2)-POWER([.$E$7]; 2))" office:value-type="float" office:value="0.000677941747572816" calcext:value-type="float">
            <text:p>677.9E-06</text:p>
          </table:table-cell>
          <table:table-cell table:style-name="ce52" table:formula="of:=([.$R97]*POWER([.$E$9]+0.5*[.$T$74]; 2))/(POWER([.$E$7]+[.Y$78]; 2)-POWER([.$E$7]; 2))" office:value-type="float" office:value="0.000578285714285715" calcext:value-type="float">
            <text:p>578.3E-06</text:p>
          </table:table-cell>
          <table:table-cell table:style-name="ce52" table:formula="of:=([.$R97]*POWER([.$E$9]+0.5*[.$T$74]; 2))/(POWER([.$E$7]+[.Z$78]; 2)-POWER([.$E$7]; 2))" office:value-type="float" office:value="0.000503567307692307" calcext:value-type="float">
            <text:p>503.6E-06</text:p>
          </table:table-cell>
          <table:table-cell table:style-name="ce52" table:formula="of:=([.$R97]*POWER([.$E$9]+0.5*[.$T$74]; 2))/(POWER([.$E$7]+[.AA$78]; 2)-POWER([.$E$7]; 2))" office:value-type="float" office:value="0.000445473684210526" calcext:value-type="float">
            <text:p>445.5E-06</text:p>
          </table:table-cell>
          <table:table-cell table:style-name="ce52" table:formula="of:=([.$R97]*POWER([.$E$9]+0.5*[.$T$74]; 2))/(POWER([.$E$7]+[.AB$78]; 2)-POWER([.$E$7]; 2))" office:value-type="float" office:value="0.000399017142857143" calcext:value-type="float">
            <text:p>399.0E-06</text:p>
          </table:table-cell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4"/>
          <table:table-cell table:style-name="ce30" office:value-type="string" calcext:value-type="string">
            <text:p>Ripple Current</text:p>
          </table:table-cell>
          <table:table-cell table:style-name="ce47" office:value-type="percentage" office:value="0.35" calcext:value-type="percentage">
            <text:p>35.00%</text:p>
          </table:table-cell>
          <table:table-cell table:style-name="ce53" table:formula="of:=[.F100]*[.$E$9]" office:value-type="float" office:value="4.2" calcext:value-type="float">
            <text:p>4.2</text:p>
          </table:table-cell>
          <table:table-cell table:style-name="ce47" table:number-columns-repeated="4"/>
          <table:table-cell table:number-columns-repeated="6"/>
          <table:table-cell table:style-name="ce30" office:value-type="string" calcext:value-type="string">
            <text:p>Ripple Current</text:p>
          </table:table-cell>
          <table:table-cell table:style-name="ce47" office:value-type="percentage" office:value="0.4" calcext:value-type="percentage">
            <text:p>40.00%</text:p>
          </table:table-cell>
          <table:table-cell table:style-name="ce53" table:formula="of:=[.S100]*[.$E$9]" office:value-type="float" office:value="4.8" calcext:value-type="float">
            <text:p>4.8</text:p>
          </table:table-cell>
          <table:table-cell table:style-name="ce47" table:number-columns-repeated="4"/>
          <table:table-cell table:number-columns-repeated="4"/>
        </table:table-row>
        <table:table-row table:style-name="ro1">
          <table:table-cell table:number-columns-repeated="5"/>
          <table:table-cell table:style-name="ce51" table:number-columns-repeated="6"/>
          <table:table-cell table:number-columns-repeated="7"/>
          <table:table-cell table:style-name="ce51" table:number-columns-repeated="6"/>
          <table:table-cell table:number-columns-repeated="4"/>
        </table:table-row>
        <table:table-row table:style-name="ro1">
          <table:table-cell table:number-columns-repeated="7"/>
          <table:table-cell table:style-name="ce34" office:value-type="string" calcext:value-type="string">
            <text:p>Ripple Volts</text:p>
          </table:table-cell>
          <table:table-cell table:number-columns-repeated="12"/>
          <table:table-cell table:style-name="ce34" office:value-type="string" calcext:value-type="string">
            <text:p>Ripple Volts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47" office:value-type="percentage" office:value="0.01" calcext:value-type="percentage">
            <text:p>1.00%</text:p>
          </table:table-cell>
          <table:table-cell table:style-name="ce47" office:value-type="percentage" office:value="0.02" calcext:value-type="percentage">
            <text:p>2.00%</text:p>
          </table:table-cell>
          <table:table-cell table:style-name="ce47" office:value-type="percentage" office:value="0.03" calcext:value-type="percentage">
            <text:p>3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47" office:value-type="percentage" office:value="0.05" calcext:value-type="percentage">
            <text:p>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7" calcext:value-type="percentage">
            <text:p>7.00%</text:p>
          </table:table-cell>
          <table:table-cell table:style-name="ce47" office:value-type="percentage" office:value="0.08" calcext:value-type="percentage">
            <text:p>8.00%</text:p>
          </table:table-cell>
          <table:table-cell table:style-name="ce47" office:value-type="percentage" office:value="0.09" calcext:value-type="percentage">
            <text:p>9.00%</text:p>
          </table:table-cell>
          <table:table-cell table:style-name="ce47" office:value-type="percentage" office:value="0.1" calcext:value-type="percentage">
            <text:p>10.00%</text:p>
          </table:table-cell>
          <table:table-cell table:style-name="ce47"/>
          <table:table-cell table:number-columns-repeated="2"/>
          <table:table-cell table:style-name="ce47" office:value-type="percentage" office:value="0.01" calcext:value-type="percentage">
            <text:p>1.00%</text:p>
          </table:table-cell>
          <table:table-cell table:style-name="ce47" office:value-type="percentage" office:value="0.02" calcext:value-type="percentage">
            <text:p>2.00%</text:p>
          </table:table-cell>
          <table:table-cell table:style-name="ce47" office:value-type="percentage" office:value="0.03" calcext:value-type="percentage">
            <text:p>3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47" office:value-type="percentage" office:value="0.05" calcext:value-type="percentage">
            <text:p>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7" calcext:value-type="percentage">
            <text:p>7.00%</text:p>
          </table:table-cell>
          <table:table-cell table:style-name="ce47" office:value-type="percentage" office:value="0.08" calcext:value-type="percentage">
            <text:p>8.00%</text:p>
          </table:table-cell>
          <table:table-cell table:style-name="ce47" office:value-type="percentage" office:value="0.09" calcext:value-type="percentage">
            <text:p>9.00%</text:p>
          </table:table-cell>
          <table:table-cell table:style-name="ce47" office:value-type="percentage" office:value="0.1" calcext:value-type="percentage">
            <text:p>10.00%</text:p>
          </table:table-cell>
        </table:table-row>
        <table:table-row table:style-name="ro1">
          <table:table-cell table:number-columns-repeated="4"/>
          <table:table-cell table:style-name="ce50"/>
          <table:table-cell table:style-name="ce50" table:formula="of:=[.F103]*[.$E$7]" office:value-type="float" office:value="0.05" calcext:value-type="float">
            <text:p>0.05</text:p>
          </table:table-cell>
          <table:table-cell table:style-name="ce50" table:formula="of:=[.G103]*[.$E$7]" office:value-type="float" office:value="0.1" calcext:value-type="float">
            <text:p>0.10</text:p>
          </table:table-cell>
          <table:table-cell table:style-name="ce50" table:formula="of:=[.H103]*[.$E$7]" office:value-type="float" office:value="0.15" calcext:value-type="float">
            <text:p>0.15</text:p>
          </table:table-cell>
          <table:table-cell table:style-name="ce50" table:formula="of:=[.I103]*[.$E$7]" office:value-type="float" office:value="0.2" calcext:value-type="float">
            <text:p>0.20</text:p>
          </table:table-cell>
          <table:table-cell table:style-name="ce50" table:formula="of:=[.J103]*[.$E$7]" office:value-type="float" office:value="0.25" calcext:value-type="float">
            <text:p>0.25</text:p>
          </table:table-cell>
          <table:table-cell table:style-name="ce50" table:formula="of:=[.K103]*[.$E$7]" office:value-type="float" office:value="0.3" calcext:value-type="float">
            <text:p>0.30</text:p>
          </table:table-cell>
          <table:table-cell table:style-name="ce50" table:formula="of:=[.L103]*[.$E$7]" office:value-type="float" office:value="0.35" calcext:value-type="float">
            <text:p>0.35</text:p>
          </table:table-cell>
          <table:table-cell table:style-name="ce50" table:formula="of:=[.M103]*[.$E$7]" office:value-type="float" office:value="0.4" calcext:value-type="float">
            <text:p>0.40</text:p>
          </table:table-cell>
          <table:table-cell table:style-name="ce50" table:formula="of:=[.N103]*[.$E$7]" office:value-type="float" office:value="0.45" calcext:value-type="float">
            <text:p>0.45</text:p>
          </table:table-cell>
          <table:table-cell table:style-name="ce50" table:formula="of:=[.O103]*[.$E$7]" office:value-type="float" office:value="0.5" calcext:value-type="float">
            <text:p>0.50</text:p>
          </table:table-cell>
          <table:table-cell table:style-name="ce50"/>
          <table:table-cell/>
          <table:table-cell table:style-name="ce50"/>
          <table:table-cell table:style-name="ce50" table:formula="of:=[.S103]*[.$E$7]" office:value-type="float" office:value="0.05" calcext:value-type="float">
            <text:p>0.05</text:p>
          </table:table-cell>
          <table:table-cell table:style-name="ce50" table:formula="of:=[.T103]*[.$E$7]" office:value-type="float" office:value="0.1" calcext:value-type="float">
            <text:p>0.10</text:p>
          </table:table-cell>
          <table:table-cell table:style-name="ce50" table:formula="of:=[.U103]*[.$E$7]" office:value-type="float" office:value="0.15" calcext:value-type="float">
            <text:p>0.15</text:p>
          </table:table-cell>
          <table:table-cell table:style-name="ce50" table:formula="of:=[.V103]*[.$E$7]" office:value-type="float" office:value="0.2" calcext:value-type="float">
            <text:p>0.20</text:p>
          </table:table-cell>
          <table:table-cell table:style-name="ce50" table:formula="of:=[.W103]*[.$E$7]" office:value-type="float" office:value="0.25" calcext:value-type="float">
            <text:p>0.25</text:p>
          </table:table-cell>
          <table:table-cell table:style-name="ce50" table:formula="of:=[.X103]*[.$E$7]" office:value-type="float" office:value="0.3" calcext:value-type="float">
            <text:p>0.30</text:p>
          </table:table-cell>
          <table:table-cell table:style-name="ce50" table:formula="of:=[.Y103]*[.$E$7]" office:value-type="float" office:value="0.35" calcext:value-type="float">
            <text:p>0.35</text:p>
          </table:table-cell>
          <table:table-cell table:style-name="ce50" table:formula="of:=[.Z103]*[.$E$7]" office:value-type="float" office:value="0.4" calcext:value-type="float">
            <text:p>0.40</text:p>
          </table:table-cell>
          <table:table-cell table:style-name="ce50" table:formula="of:=[.AA103]*[.$E$7]" office:value-type="float" office:value="0.45" calcext:value-type="float">
            <text:p>0.45</text:p>
          </table:table-cell>
          <table:table-cell table:style-name="ce50" table:formula="of:=[.AB103]*[.$E$7]" office:value-type="float" office:value="0.5" calcext:value-type="float">
            <text:p>0.50</text:p>
          </table:table-cell>
        </table:table-row>
        <table:table-row table:style-name="ro1">
          <table:table-cell table:number-columns-repeated="4"/>
          <table:table-cell table:style-name="ce44" office:value-type="float" office:value="0.000002" calcext:value-type="float">
            <text:p>2.00E-06</text:p>
          </table:table-cell>
          <table:table-cell table:style-name="ce52" table:formula="of:=([.$E105]*POWER([.$E$9]+0.5*[.$G$100]; 2))/(POWER([.$E$7]+[.F$104]; 2)-POWER([.$E$7]; 2))" office:value-type="float" office:value="0.000791283582089556" calcext:value-type="float">
            <text:p>791.3E-06</text:p>
          </table:table-cell>
          <table:table-cell table:style-name="ce52" table:formula="of:=([.$E105]*POWER([.$E$9]+0.5*[.$G$100]; 2))/(POWER([.$E$7]+[.G$104]; 2)-POWER([.$E$7]; 2))" office:value-type="float" office:value="0.000393683168316832" calcext:value-type="float">
            <text:p>393.7E-06</text:p>
          </table:table-cell>
          <table:table-cell table:style-name="ce52" table:formula="of:=([.$E105]*POWER([.$E$9]+0.5*[.$G$100]; 2))/(POWER([.$E$7]+[.H$104]; 2)-POWER([.$E$7]; 2))" office:value-type="float" office:value="0.000261162561576354" calcext:value-type="float">
            <text:p>261.2E-06</text:p>
          </table:table-cell>
          <table:table-cell table:style-name="ce52" table:formula="of:=([.$E105]*POWER([.$E$9]+0.5*[.$G$100]; 2))/(POWER([.$E$7]+[.I$104]; 2)-POWER([.$E$7]; 2))" office:value-type="float" office:value="0.000194911764705882" calcext:value-type="float">
            <text:p>194.9E-06</text:p>
          </table:table-cell>
          <table:table-cell table:style-name="ce52" table:formula="of:=([.$E105]*POWER([.$E$9]+0.5*[.$G$100]; 2))/(POWER([.$E$7]+[.J$104]; 2)-POWER([.$E$7]; 2))" office:value-type="float" office:value="0.000155168780487805" calcext:value-type="float">
            <text:p>155.2E-06</text:p>
          </table:table-cell>
          <table:table-cell table:style-name="ce52" table:formula="of:=([.$E105]*POWER([.$E$9]+0.5*[.$G$100]; 2))/(POWER([.$E$7]+[.K$104]; 2)-POWER([.$E$7]; 2))" office:value-type="float" office:value="0.000128679611650485" calcext:value-type="float">
            <text:p>128.7E-06</text:p>
          </table:table-cell>
          <table:table-cell table:style-name="ce52" table:formula="of:=([.$E105]*POWER([.$E$9]+0.5*[.$G$100]; 2))/(POWER([.$E$7]+[.L$104]; 2)-POWER([.$E$7]; 2))" office:value-type="float" office:value="0.00010976397515528" calcext:value-type="float">
            <text:p>109.8E-06</text:p>
          </table:table-cell>
          <table:table-cell table:style-name="ce52" table:formula="of:=([.$E105]*POWER([.$E$9]+0.5*[.$G$100]; 2))/(POWER([.$E$7]+[.M$104]; 2)-POWER([.$E$7]; 2))" office:value-type="float" office:value="0.0000955817307692307" calcext:value-type="float">
            <text:p>95.6E-06</text:p>
          </table:table-cell>
          <table:table-cell table:style-name="ce52" table:formula="of:=([.$E105]*POWER([.$E$9]+0.5*[.$G$100]; 2))/(POWER([.$E$7]+[.N$104]; 2)-POWER([.$E$7]; 2))" office:value-type="float" office:value="0.000084555023923445" calcext:value-type="float">
            <text:p>84.6E-06</text:p>
          </table:table-cell>
          <table:table-cell table:style-name="ce52" table:formula="of:=([.$E105]*POWER([.$E$9]+0.5*[.$G$100]; 2))/(POWER([.$E$7]+[.O$104]; 2)-POWER([.$E$7]; 2))" office:value-type="float" office:value="0.0000757371428571429" calcext:value-type="float">
            <text:p>75.7E-06</text:p>
          </table:table-cell>
          <table:table-cell table:number-columns-repeated="2"/>
          <table:table-cell table:style-name="ce44" office:value-type="float" office:value="0.000002" calcext:value-type="float">
            <text:p>2.00E-06</text:p>
          </table:table-cell>
          <table:table-cell table:style-name="ce52" table:formula="of:=([.$R105]*POWER([.$E$9]+0.5*[.$T$100]; 2))/(POWER([.$E$7]+[.S$104]; 2)-POWER([.$E$7]; 2))" office:value-type="float" office:value="0.000825313432835825" calcext:value-type="float">
            <text:p>825.3E-06</text:p>
          </table:table-cell>
          <table:table-cell table:style-name="ce52" table:formula="of:=([.$R105]*POWER([.$E$9]+0.5*[.$T$100]; 2))/(POWER([.$E$7]+[.T$104]; 2)-POWER([.$E$7]; 2))" office:value-type="float" office:value="0.000410613861386139" calcext:value-type="float">
            <text:p>410.6E-06</text:p>
          </table:table-cell>
          <table:table-cell table:style-name="ce52" table:formula="of:=([.$R105]*POWER([.$E$9]+0.5*[.$T$100]; 2))/(POWER([.$E$7]+[.U$104]; 2)-POWER([.$E$7]; 2))" office:value-type="float" office:value="0.00027239408866995" calcext:value-type="float">
            <text:p>272.4E-06</text:p>
          </table:table-cell>
          <table:table-cell table:style-name="ce52" table:formula="of:=([.$R105]*POWER([.$E$9]+0.5*[.$T$100]; 2))/(POWER([.$E$7]+[.V$104]; 2)-POWER([.$E$7]; 2))" office:value-type="float" office:value="0.000203294117647059" calcext:value-type="float">
            <text:p>203.3E-06</text:p>
          </table:table-cell>
          <table:table-cell table:style-name="ce52" table:formula="of:=([.$R105]*POWER([.$E$9]+0.5*[.$T$100]; 2))/(POWER([.$E$7]+[.W$104]; 2)-POWER([.$E$7]; 2))" office:value-type="float" office:value="0.000161841951219512" calcext:value-type="float">
            <text:p>161.8E-06</text:p>
          </table:table-cell>
          <table:table-cell table:style-name="ce52" table:formula="of:=([.$R105]*POWER([.$E$9]+0.5*[.$T$100]; 2))/(POWER([.$E$7]+[.X$104]; 2)-POWER([.$E$7]; 2))" office:value-type="float" office:value="0.00013421359223301" calcext:value-type="float">
            <text:p>134.2E-06</text:p>
          </table:table-cell>
          <table:table-cell table:style-name="ce52" table:formula="of:=([.$R105]*POWER([.$E$9]+0.5*[.$T$100]; 2))/(POWER([.$E$7]+[.Y$104]; 2)-POWER([.$E$7]; 2))" office:value-type="float" office:value="0.00011448447204969" calcext:value-type="float">
            <text:p>114.5E-06</text:p>
          </table:table-cell>
          <table:table-cell table:style-name="ce52" table:formula="of:=([.$R105]*POWER([.$E$9]+0.5*[.$T$100]; 2))/(POWER([.$E$7]+[.Z$104]; 2)-POWER([.$E$7]; 2))" office:value-type="float" office:value="0.0000996923076923076" calcext:value-type="float">
            <text:p>99.7E-06</text:p>
          </table:table-cell>
          <table:table-cell table:style-name="ce52" table:formula="of:=([.$R105]*POWER([.$E$9]+0.5*[.$T$100]; 2))/(POWER([.$E$7]+[.AA$104]; 2)-POWER([.$E$7]; 2))" office:value-type="float" office:value="0.0000881913875598086" calcext:value-type="float">
            <text:p>88.2E-06</text:p>
          </table:table-cell>
          <table:table-cell table:style-name="ce52" table:formula="of:=([.$R105]*POWER([.$E$9]+0.5*[.$T$100]; 2))/(POWER([.$E$7]+[.AB$104]; 2)-POWER([.$E$7]; 2))" office:value-type="float" office:value="0.0000789942857142857" calcext:value-type="float">
            <text:p>79.0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25" calcext:value-type="float">
            <text:p>2.50E-06</text:p>
          </table:table-cell>
          <table:table-cell table:style-name="ce52" table:formula="of:=([.$E106]*POWER([.$E$9]+0.5*[.$G$100]; 2))/(POWER([.$E$7]+[.F$104]; 2)-POWER([.$E$7]; 2))" office:value-type="float" office:value="0.000989104477611945" calcext:value-type="float">
            <text:p>989.1E-06</text:p>
          </table:table-cell>
          <table:table-cell table:style-name="ce52" table:formula="of:=([.$E106]*POWER([.$E$9]+0.5*[.$G$100]; 2))/(POWER([.$E$7]+[.G$104]; 2)-POWER([.$E$7]; 2))" office:value-type="float" office:value="0.000492103960396041" calcext:value-type="float">
            <text:p>492.1E-06</text:p>
          </table:table-cell>
          <table:table-cell table:style-name="ce52" table:formula="of:=([.$E106]*POWER([.$E$9]+0.5*[.$G$100]; 2))/(POWER([.$E$7]+[.H$104]; 2)-POWER([.$E$7]; 2))" office:value-type="float" office:value="0.000326453201970442" calcext:value-type="float">
            <text:p>326.5E-06</text:p>
          </table:table-cell>
          <table:table-cell table:style-name="ce52" table:formula="of:=([.$E106]*POWER([.$E$9]+0.5*[.$G$100]; 2))/(POWER([.$E$7]+[.I$104]; 2)-POWER([.$E$7]; 2))" office:value-type="float" office:value="0.000243639705882353" calcext:value-type="float">
            <text:p>243.6E-06</text:p>
          </table:table-cell>
          <table:table-cell table:style-name="ce52" table:formula="of:=([.$E106]*POWER([.$E$9]+0.5*[.$G$100]; 2))/(POWER([.$E$7]+[.J$104]; 2)-POWER([.$E$7]; 2))" office:value-type="float" office:value="0.000193960975609756" calcext:value-type="float">
            <text:p>194.0E-06</text:p>
          </table:table-cell>
          <table:table-cell table:style-name="ce52" table:formula="of:=([.$E106]*POWER([.$E$9]+0.5*[.$G$100]; 2))/(POWER([.$E$7]+[.K$104]; 2)-POWER([.$E$7]; 2))" office:value-type="float" office:value="0.000160849514563107" calcext:value-type="float">
            <text:p>160.8E-06</text:p>
          </table:table-cell>
          <table:table-cell table:style-name="ce52" table:formula="of:=([.$E106]*POWER([.$E$9]+0.5*[.$G$100]; 2))/(POWER([.$E$7]+[.L$104]; 2)-POWER([.$E$7]; 2))" office:value-type="float" office:value="0.0001372049689441" calcext:value-type="float">
            <text:p>137.2E-06</text:p>
          </table:table-cell>
          <table:table-cell table:style-name="ce52" table:formula="of:=([.$E106]*POWER([.$E$9]+0.5*[.$G$100]; 2))/(POWER([.$E$7]+[.M$104]; 2)-POWER([.$E$7]; 2))" office:value-type="float" office:value="0.000119477163461538" calcext:value-type="float">
            <text:p>119.5E-06</text:p>
          </table:table-cell>
          <table:table-cell table:style-name="ce52" table:formula="of:=([.$E106]*POWER([.$E$9]+0.5*[.$G$100]; 2))/(POWER([.$E$7]+[.N$104]; 2)-POWER([.$E$7]; 2))" office:value-type="float" office:value="0.000105693779904306" calcext:value-type="float">
            <text:p>105.7E-06</text:p>
          </table:table-cell>
          <table:table-cell table:style-name="ce52" table:formula="of:=([.$E106]*POWER([.$E$9]+0.5*[.$G$100]; 2))/(POWER([.$E$7]+[.O$104]; 2)-POWER([.$E$7]; 2))" office:value-type="float" office:value="0.0000946714285714286" calcext:value-type="float">
            <text:p>94.7E-06</text:p>
          </table:table-cell>
          <table:table-cell table:number-columns-repeated="2"/>
          <table:table-cell table:style-name="ce44" office:value-type="float" office:value="0.0000025" calcext:value-type="float">
            <text:p>2.50E-06</text:p>
          </table:table-cell>
          <table:table-cell table:style-name="ce52" table:formula="of:=([.$R106]*POWER([.$E$9]+0.5*[.$T$100]; 2))/(POWER([.$E$7]+[.S$104]; 2)-POWER([.$E$7]; 2))" office:value-type="float" office:value="0.00103164179104478" calcext:value-type="float">
            <text:p>1.0E-03</text:p>
          </table:table-cell>
          <table:table-cell table:style-name="ce52" table:formula="of:=([.$R106]*POWER([.$E$9]+0.5*[.$T$100]; 2))/(POWER([.$E$7]+[.T$104]; 2)-POWER([.$E$7]; 2))" office:value-type="float" office:value="0.000513267326732674" calcext:value-type="float">
            <text:p>513.3E-06</text:p>
          </table:table-cell>
          <table:table-cell table:style-name="ce52" table:formula="of:=([.$R106]*POWER([.$E$9]+0.5*[.$T$100]; 2))/(POWER([.$E$7]+[.U$104]; 2)-POWER([.$E$7]; 2))" office:value-type="float" office:value="0.000340492610837437" calcext:value-type="float">
            <text:p>340.5E-06</text:p>
          </table:table-cell>
          <table:table-cell table:style-name="ce52" table:formula="of:=([.$R106]*POWER([.$E$9]+0.5*[.$T$100]; 2))/(POWER([.$E$7]+[.V$104]; 2)-POWER([.$E$7]; 2))" office:value-type="float" office:value="0.000254117647058823" calcext:value-type="float">
            <text:p>254.1E-06</text:p>
          </table:table-cell>
          <table:table-cell table:style-name="ce52" table:formula="of:=([.$R106]*POWER([.$E$9]+0.5*[.$T$100]; 2))/(POWER([.$E$7]+[.W$104]; 2)-POWER([.$E$7]; 2))" office:value-type="float" office:value="0.00020230243902439" calcext:value-type="float">
            <text:p>202.3E-06</text:p>
          </table:table-cell>
          <table:table-cell table:style-name="ce52" table:formula="of:=([.$R106]*POWER([.$E$9]+0.5*[.$T$100]; 2))/(POWER([.$E$7]+[.X$104]; 2)-POWER([.$E$7]; 2))" office:value-type="float" office:value="0.000167766990291262" calcext:value-type="float">
            <text:p>167.8E-06</text:p>
          </table:table-cell>
          <table:table-cell table:style-name="ce52" table:formula="of:=([.$R106]*POWER([.$E$9]+0.5*[.$T$100]; 2))/(POWER([.$E$7]+[.Y$104]; 2)-POWER([.$E$7]; 2))" office:value-type="float" office:value="0.000143105590062112" calcext:value-type="float">
            <text:p>143.1E-06</text:p>
          </table:table-cell>
          <table:table-cell table:style-name="ce52" table:formula="of:=([.$R106]*POWER([.$E$9]+0.5*[.$T$100]; 2))/(POWER([.$E$7]+[.Z$104]; 2)-POWER([.$E$7]; 2))" office:value-type="float" office:value="0.000124615384615385" calcext:value-type="float">
            <text:p>124.6E-06</text:p>
          </table:table-cell>
          <table:table-cell table:style-name="ce52" table:formula="of:=([.$R106]*POWER([.$E$9]+0.5*[.$T$100]; 2))/(POWER([.$E$7]+[.AA$104]; 2)-POWER([.$E$7]; 2))" office:value-type="float" office:value="0.000110239234449761" calcext:value-type="float">
            <text:p>110.2E-06</text:p>
          </table:table-cell>
          <table:table-cell table:style-name="ce52" table:formula="of:=([.$R106]*POWER([.$E$9]+0.5*[.$T$100]; 2))/(POWER([.$E$7]+[.AB$104]; 2)-POWER([.$E$7]; 2))" office:value-type="float" office:value="0.0000987428571428572" calcext:value-type="float">
            <text:p>98.7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3" calcext:value-type="float">
            <text:p>3.00E-06</text:p>
          </table:table-cell>
          <table:table-cell table:style-name="ce52" table:formula="of:=([.$E107]*POWER([.$E$9]+0.5*[.$G$100]; 2))/(POWER([.$E$7]+[.F$104]; 2)-POWER([.$E$7]; 2))" office:value-type="float" office:value="0.00118692537313433" calcext:value-type="float">
            <text:p>1.2E-03</text:p>
          </table:table-cell>
          <table:table-cell table:style-name="ce52" table:formula="of:=([.$E107]*POWER([.$E$9]+0.5*[.$G$100]; 2))/(POWER([.$E$7]+[.G$104]; 2)-POWER([.$E$7]; 2))" office:value-type="float" office:value="0.000590524752475249" calcext:value-type="float">
            <text:p>590.5E-06</text:p>
          </table:table-cell>
          <table:table-cell table:style-name="ce52" table:formula="of:=([.$E107]*POWER([.$E$9]+0.5*[.$G$100]; 2))/(POWER([.$E$7]+[.H$104]; 2)-POWER([.$E$7]; 2))" office:value-type="float" office:value="0.000391743842364531" calcext:value-type="float">
            <text:p>391.7E-06</text:p>
          </table:table-cell>
          <table:table-cell table:style-name="ce52" table:formula="of:=([.$E107]*POWER([.$E$9]+0.5*[.$G$100]; 2))/(POWER([.$E$7]+[.I$104]; 2)-POWER([.$E$7]; 2))" office:value-type="float" office:value="0.000292367647058823" calcext:value-type="float">
            <text:p>292.4E-06</text:p>
          </table:table-cell>
          <table:table-cell table:style-name="ce52" table:formula="of:=([.$E107]*POWER([.$E$9]+0.5*[.$G$100]; 2))/(POWER([.$E$7]+[.J$104]; 2)-POWER([.$E$7]; 2))" office:value-type="float" office:value="0.000232753170731707" calcext:value-type="float">
            <text:p>232.8E-06</text:p>
          </table:table-cell>
          <table:table-cell table:style-name="ce52" table:formula="of:=([.$E107]*POWER([.$E$9]+0.5*[.$G$100]; 2))/(POWER([.$E$7]+[.K$104]; 2)-POWER([.$E$7]; 2))" office:value-type="float" office:value="0.000193019417475728" calcext:value-type="float">
            <text:p>193.0E-06</text:p>
          </table:table-cell>
          <table:table-cell table:style-name="ce52" table:formula="of:=([.$E107]*POWER([.$E$9]+0.5*[.$G$100]; 2))/(POWER([.$E$7]+[.L$104]; 2)-POWER([.$E$7]; 2))" office:value-type="float" office:value="0.000164645962732919" calcext:value-type="float">
            <text:p>164.6E-06</text:p>
          </table:table-cell>
          <table:table-cell table:style-name="ce52" table:formula="of:=([.$E107]*POWER([.$E$9]+0.5*[.$G$100]; 2))/(POWER([.$E$7]+[.M$104]; 2)-POWER([.$E$7]; 2))" office:value-type="float" office:value="0.000143372596153846" calcext:value-type="float">
            <text:p>143.4E-06</text:p>
          </table:table-cell>
          <table:table-cell table:style-name="ce52" table:formula="of:=([.$E107]*POWER([.$E$9]+0.5*[.$G$100]; 2))/(POWER([.$E$7]+[.N$104]; 2)-POWER([.$E$7]; 2))" office:value-type="float" office:value="0.000126832535885167" calcext:value-type="float">
            <text:p>126.8E-06</text:p>
          </table:table-cell>
          <table:table-cell table:style-name="ce52" table:formula="of:=([.$E107]*POWER([.$E$9]+0.5*[.$G$100]; 2))/(POWER([.$E$7]+[.O$104]; 2)-POWER([.$E$7]; 2))" office:value-type="float" office:value="0.000113605714285714" calcext:value-type="float">
            <text:p>113.6E-06</text:p>
          </table:table-cell>
          <table:table-cell table:number-columns-repeated="2"/>
          <table:table-cell table:style-name="ce44" office:value-type="float" office:value="0.000003" calcext:value-type="float">
            <text:p>3.00E-06</text:p>
          </table:table-cell>
          <table:table-cell table:style-name="ce52" table:formula="of:=([.$R107]*POWER([.$E$9]+0.5*[.$T$100]; 2))/(POWER([.$E$7]+[.S$104]; 2)-POWER([.$E$7]; 2))" office:value-type="float" office:value="0.00123797014925374" calcext:value-type="float">
            <text:p>1.2E-03</text:p>
          </table:table-cell>
          <table:table-cell table:style-name="ce52" table:formula="of:=([.$R107]*POWER([.$E$9]+0.5*[.$T$100]; 2))/(POWER([.$E$7]+[.T$104]; 2)-POWER([.$E$7]; 2))" office:value-type="float" office:value="0.000615920792079209" calcext:value-type="float">
            <text:p>615.9E-06</text:p>
          </table:table-cell>
          <table:table-cell table:style-name="ce52" table:formula="of:=([.$R107]*POWER([.$E$9]+0.5*[.$T$100]; 2))/(POWER([.$E$7]+[.U$104]; 2)-POWER([.$E$7]; 2))" office:value-type="float" office:value="0.000408591133004925" calcext:value-type="float">
            <text:p>408.6E-06</text:p>
          </table:table-cell>
          <table:table-cell table:style-name="ce52" table:formula="of:=([.$R107]*POWER([.$E$9]+0.5*[.$T$100]; 2))/(POWER([.$E$7]+[.V$104]; 2)-POWER([.$E$7]; 2))" office:value-type="float" office:value="0.000304941176470588" calcext:value-type="float">
            <text:p>304.9E-06</text:p>
          </table:table-cell>
          <table:table-cell table:style-name="ce52" table:formula="of:=([.$R107]*POWER([.$E$9]+0.5*[.$T$100]; 2))/(POWER([.$E$7]+[.W$104]; 2)-POWER([.$E$7]; 2))" office:value-type="float" office:value="0.000242762926829268" calcext:value-type="float">
            <text:p>242.8E-06</text:p>
          </table:table-cell>
          <table:table-cell table:style-name="ce52" table:formula="of:=([.$R107]*POWER([.$E$9]+0.5*[.$T$100]; 2))/(POWER([.$E$7]+[.X$104]; 2)-POWER([.$E$7]; 2))" office:value-type="float" office:value="0.000201320388349515" calcext:value-type="float">
            <text:p>201.3E-06</text:p>
          </table:table-cell>
          <table:table-cell table:style-name="ce52" table:formula="of:=([.$R107]*POWER([.$E$9]+0.5*[.$T$100]; 2))/(POWER([.$E$7]+[.Y$104]; 2)-POWER([.$E$7]; 2))" office:value-type="float" office:value="0.000171726708074534" calcext:value-type="float">
            <text:p>171.7E-06</text:p>
          </table:table-cell>
          <table:table-cell table:style-name="ce52" table:formula="of:=([.$R107]*POWER([.$E$9]+0.5*[.$T$100]; 2))/(POWER([.$E$7]+[.Z$104]; 2)-POWER([.$E$7]; 2))" office:value-type="float" office:value="0.000149538461538461" calcext:value-type="float">
            <text:p>149.5E-06</text:p>
          </table:table-cell>
          <table:table-cell table:style-name="ce52" table:formula="of:=([.$R107]*POWER([.$E$9]+0.5*[.$T$100]; 2))/(POWER([.$E$7]+[.AA$104]; 2)-POWER([.$E$7]; 2))" office:value-type="float" office:value="0.000132287081339713" calcext:value-type="float">
            <text:p>132.3E-06</text:p>
          </table:table-cell>
          <table:table-cell table:style-name="ce52" table:formula="of:=([.$R107]*POWER([.$E$9]+0.5*[.$T$100]; 2))/(POWER([.$E$7]+[.AB$104]; 2)-POWER([.$E$7]; 2))" office:value-type="float" office:value="0.000118491428571429" calcext:value-type="float">
            <text:p>118.5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35" calcext:value-type="float">
            <text:p>3.50E-06</text:p>
          </table:table-cell>
          <table:table-cell table:style-name="ce52" table:formula="of:=([.$E108]*POWER([.$E$9]+0.5*[.$G$100]; 2))/(POWER([.$E$7]+[.F$104]; 2)-POWER([.$E$7]; 2))" office:value-type="float" office:value="0.00138474626865672" calcext:value-type="float">
            <text:p>1.4E-03</text:p>
          </table:table-cell>
          <table:table-cell table:style-name="ce52" table:formula="of:=([.$E108]*POWER([.$E$9]+0.5*[.$G$100]; 2))/(POWER([.$E$7]+[.G$104]; 2)-POWER([.$E$7]; 2))" office:value-type="float" office:value="0.000688945544554457" calcext:value-type="float">
            <text:p>688.9E-06</text:p>
          </table:table-cell>
          <table:table-cell table:style-name="ce52" table:formula="of:=([.$E108]*POWER([.$E$9]+0.5*[.$G$100]; 2))/(POWER([.$E$7]+[.H$104]; 2)-POWER([.$E$7]; 2))" office:value-type="float" office:value="0.000457034482758619" calcext:value-type="float">
            <text:p>457.0E-06</text:p>
          </table:table-cell>
          <table:table-cell table:style-name="ce52" table:formula="of:=([.$E108]*POWER([.$E$9]+0.5*[.$G$100]; 2))/(POWER([.$E$7]+[.I$104]; 2)-POWER([.$E$7]; 2))" office:value-type="float" office:value="0.000341095588235294" calcext:value-type="float">
            <text:p>341.1E-06</text:p>
          </table:table-cell>
          <table:table-cell table:style-name="ce52" table:formula="of:=([.$E108]*POWER([.$E$9]+0.5*[.$G$100]; 2))/(POWER([.$E$7]+[.J$104]; 2)-POWER([.$E$7]; 2))" office:value-type="float" office:value="0.000271545365853659" calcext:value-type="float">
            <text:p>271.5E-06</text:p>
          </table:table-cell>
          <table:table-cell table:style-name="ce52" table:formula="of:=([.$E108]*POWER([.$E$9]+0.5*[.$G$100]; 2))/(POWER([.$E$7]+[.K$104]; 2)-POWER([.$E$7]; 2))" office:value-type="float" office:value="0.00022518932038835" calcext:value-type="float">
            <text:p>225.2E-06</text:p>
          </table:table-cell>
          <table:table-cell table:style-name="ce52" table:formula="of:=([.$E108]*POWER([.$E$9]+0.5*[.$G$100]; 2))/(POWER([.$E$7]+[.L$104]; 2)-POWER([.$E$7]; 2))" office:value-type="float" office:value="0.000192086956521739" calcext:value-type="float">
            <text:p>192.1E-06</text:p>
          </table:table-cell>
          <table:table-cell table:style-name="ce52" table:formula="of:=([.$E108]*POWER([.$E$9]+0.5*[.$G$100]; 2))/(POWER([.$E$7]+[.M$104]; 2)-POWER([.$E$7]; 2))" office:value-type="float" office:value="0.000167268028846154" calcext:value-type="float">
            <text:p>167.3E-06</text:p>
          </table:table-cell>
          <table:table-cell table:style-name="ce52" table:formula="of:=([.$E108]*POWER([.$E$9]+0.5*[.$G$100]; 2))/(POWER([.$E$7]+[.N$104]; 2)-POWER([.$E$7]; 2))" office:value-type="float" office:value="0.000147971291866029" calcext:value-type="float">
            <text:p>148.0E-06</text:p>
          </table:table-cell>
          <table:table-cell table:style-name="ce52" table:formula="of:=([.$E108]*POWER([.$E$9]+0.5*[.$G$100]; 2))/(POWER([.$E$7]+[.O$104]; 2)-POWER([.$E$7]; 2))" office:value-type="float" office:value="0.00013254" calcext:value-type="float">
            <text:p>132.5E-06</text:p>
          </table:table-cell>
          <table:table-cell table:number-columns-repeated="2"/>
          <table:table-cell table:style-name="ce44" office:value-type="float" office:value="0.0000035" calcext:value-type="float">
            <text:p>3.50E-06</text:p>
          </table:table-cell>
          <table:table-cell table:style-name="ce52" table:formula="of:=([.$R108]*POWER([.$E$9]+0.5*[.$T$100]; 2))/(POWER([.$E$7]+[.S$104]; 2)-POWER([.$E$7]; 2))" office:value-type="float" office:value="0.00144429850746269" calcext:value-type="float">
            <text:p>1.4E-03</text:p>
          </table:table-cell>
          <table:table-cell table:style-name="ce52" table:formula="of:=([.$R108]*POWER([.$E$9]+0.5*[.$T$100]; 2))/(POWER([.$E$7]+[.T$104]; 2)-POWER([.$E$7]; 2))" office:value-type="float" office:value="0.000718574257425744" calcext:value-type="float">
            <text:p>718.6E-06</text:p>
          </table:table-cell>
          <table:table-cell table:style-name="ce52" table:formula="of:=([.$R108]*POWER([.$E$9]+0.5*[.$T$100]; 2))/(POWER([.$E$7]+[.U$104]; 2)-POWER([.$E$7]; 2))" office:value-type="float" office:value="0.000476689655172412" calcext:value-type="float">
            <text:p>476.7E-06</text:p>
          </table:table-cell>
          <table:table-cell table:style-name="ce52" table:formula="of:=([.$R108]*POWER([.$E$9]+0.5*[.$T$100]; 2))/(POWER([.$E$7]+[.V$104]; 2)-POWER([.$E$7]; 2))" office:value-type="float" office:value="0.000355764705882352" calcext:value-type="float">
            <text:p>355.8E-06</text:p>
          </table:table-cell>
          <table:table-cell table:style-name="ce52" table:formula="of:=([.$R108]*POWER([.$E$9]+0.5*[.$T$100]; 2))/(POWER([.$E$7]+[.W$104]; 2)-POWER([.$E$7]; 2))" office:value-type="float" office:value="0.000283223414634146" calcext:value-type="float">
            <text:p>283.2E-06</text:p>
          </table:table-cell>
          <table:table-cell table:style-name="ce52" table:formula="of:=([.$R108]*POWER([.$E$9]+0.5*[.$T$100]; 2))/(POWER([.$E$7]+[.X$104]; 2)-POWER([.$E$7]; 2))" office:value-type="float" office:value="0.000234873786407767" calcext:value-type="float">
            <text:p>234.9E-06</text:p>
          </table:table-cell>
          <table:table-cell table:style-name="ce52" table:formula="of:=([.$R108]*POWER([.$E$9]+0.5*[.$T$100]; 2))/(POWER([.$E$7]+[.Y$104]; 2)-POWER([.$E$7]; 2))" office:value-type="float" office:value="0.000200347826086957" calcext:value-type="float">
            <text:p>200.3E-06</text:p>
          </table:table-cell>
          <table:table-cell table:style-name="ce52" table:formula="of:=([.$R108]*POWER([.$E$9]+0.5*[.$T$100]; 2))/(POWER([.$E$7]+[.Z$104]; 2)-POWER([.$E$7]; 2))" office:value-type="float" office:value="0.000174461538461538" calcext:value-type="float">
            <text:p>174.5E-06</text:p>
          </table:table-cell>
          <table:table-cell table:style-name="ce52" table:formula="of:=([.$R108]*POWER([.$E$9]+0.5*[.$T$100]; 2))/(POWER([.$E$7]+[.AA$104]; 2)-POWER([.$E$7]; 2))" office:value-type="float" office:value="0.000154334928229665" calcext:value-type="float">
            <text:p>154.3E-06</text:p>
          </table:table-cell>
          <table:table-cell table:style-name="ce52" table:formula="of:=([.$R108]*POWER([.$E$9]+0.5*[.$T$100]; 2))/(POWER([.$E$7]+[.AB$104]; 2)-POWER([.$E$7]; 2))" office:value-type="float" office:value="0.00013824" calcext:value-type="float">
            <text:p>138.2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4" calcext:value-type="float">
            <text:p>4.00E-06</text:p>
          </table:table-cell>
          <table:table-cell table:style-name="ce52" table:formula="of:=([.$E109]*POWER([.$E$9]+0.5*[.$G$100]; 2))/(POWER([.$E$7]+[.F$104]; 2)-POWER([.$E$7]; 2))" office:value-type="float" office:value="0.00158256716417911" calcext:value-type="float">
            <text:p>1.6E-03</text:p>
          </table:table-cell>
          <table:table-cell table:style-name="ce52" table:formula="of:=([.$E109]*POWER([.$E$9]+0.5*[.$G$100]; 2))/(POWER([.$E$7]+[.G$104]; 2)-POWER([.$E$7]; 2))" office:value-type="float" office:value="0.000787366336633665" calcext:value-type="float">
            <text:p>787.4E-06</text:p>
          </table:table-cell>
          <table:table-cell table:style-name="ce52" table:formula="of:=([.$E109]*POWER([.$E$9]+0.5*[.$G$100]; 2))/(POWER([.$E$7]+[.H$104]; 2)-POWER([.$E$7]; 2))" office:value-type="float" office:value="0.000522325123152708" calcext:value-type="float">
            <text:p>522.3E-06</text:p>
          </table:table-cell>
          <table:table-cell table:style-name="ce52" table:formula="of:=([.$E109]*POWER([.$E$9]+0.5*[.$G$100]; 2))/(POWER([.$E$7]+[.I$104]; 2)-POWER([.$E$7]; 2))" office:value-type="float" office:value="0.000389823529411764" calcext:value-type="float">
            <text:p>389.8E-06</text:p>
          </table:table-cell>
          <table:table-cell table:style-name="ce52" table:formula="of:=([.$E109]*POWER([.$E$9]+0.5*[.$G$100]; 2))/(POWER([.$E$7]+[.J$104]; 2)-POWER([.$E$7]; 2))" office:value-type="float" office:value="0.00031033756097561" calcext:value-type="float">
            <text:p>310.3E-06</text:p>
          </table:table-cell>
          <table:table-cell table:style-name="ce52" table:formula="of:=([.$E109]*POWER([.$E$9]+0.5*[.$G$100]; 2))/(POWER([.$E$7]+[.K$104]; 2)-POWER([.$E$7]; 2))" office:value-type="float" office:value="0.000257359223300971" calcext:value-type="float">
            <text:p>257.4E-06</text:p>
          </table:table-cell>
          <table:table-cell table:style-name="ce52" table:formula="of:=([.$E109]*POWER([.$E$9]+0.5*[.$G$100]; 2))/(POWER([.$E$7]+[.L$104]; 2)-POWER([.$E$7]; 2))" office:value-type="float" office:value="0.000219527950310559" calcext:value-type="float">
            <text:p>219.5E-06</text:p>
          </table:table-cell>
          <table:table-cell table:style-name="ce52" table:formula="of:=([.$E109]*POWER([.$E$9]+0.5*[.$G$100]; 2))/(POWER([.$E$7]+[.M$104]; 2)-POWER([.$E$7]; 2))" office:value-type="float" office:value="0.000191163461538461" calcext:value-type="float">
            <text:p>191.2E-06</text:p>
          </table:table-cell>
          <table:table-cell table:style-name="ce52" table:formula="of:=([.$E109]*POWER([.$E$9]+0.5*[.$G$100]; 2))/(POWER([.$E$7]+[.N$104]; 2)-POWER([.$E$7]; 2))" office:value-type="float" office:value="0.00016911004784689" calcext:value-type="float">
            <text:p>169.1E-06</text:p>
          </table:table-cell>
          <table:table-cell table:style-name="ce52" table:formula="of:=([.$E109]*POWER([.$E$9]+0.5*[.$G$100]; 2))/(POWER([.$E$7]+[.O$104]; 2)-POWER([.$E$7]; 2))" office:value-type="float" office:value="0.000151474285714286" calcext:value-type="float">
            <text:p>151.5E-06</text:p>
          </table:table-cell>
          <table:table-cell table:number-columns-repeated="2"/>
          <table:table-cell table:style-name="ce44" office:value-type="float" office:value="0.000004" calcext:value-type="float">
            <text:p>4.00E-06</text:p>
          </table:table-cell>
          <table:table-cell table:style-name="ce52" table:formula="of:=([.$R109]*POWER([.$E$9]+0.5*[.$T$100]; 2))/(POWER([.$E$7]+[.S$104]; 2)-POWER([.$E$7]; 2))" office:value-type="float" office:value="0.00165062686567165" calcext:value-type="float">
            <text:p>1.7E-03</text:p>
          </table:table-cell>
          <table:table-cell table:style-name="ce52" table:formula="of:=([.$R109]*POWER([.$E$9]+0.5*[.$T$100]; 2))/(POWER([.$E$7]+[.T$104]; 2)-POWER([.$E$7]; 2))" office:value-type="float" office:value="0.000821227722772279" calcext:value-type="float">
            <text:p>821.2E-06</text:p>
          </table:table-cell>
          <table:table-cell table:style-name="ce52" table:formula="of:=([.$R109]*POWER([.$E$9]+0.5*[.$T$100]; 2))/(POWER([.$E$7]+[.U$104]; 2)-POWER([.$E$7]; 2))" office:value-type="float" office:value="0.0005447881773399" calcext:value-type="float">
            <text:p>544.8E-06</text:p>
          </table:table-cell>
          <table:table-cell table:style-name="ce52" table:formula="of:=([.$R109]*POWER([.$E$9]+0.5*[.$T$100]; 2))/(POWER([.$E$7]+[.V$104]; 2)-POWER([.$E$7]; 2))" office:value-type="float" office:value="0.000406588235294117" calcext:value-type="float">
            <text:p>406.6E-06</text:p>
          </table:table-cell>
          <table:table-cell table:style-name="ce52" table:formula="of:=([.$R109]*POWER([.$E$9]+0.5*[.$T$100]; 2))/(POWER([.$E$7]+[.W$104]; 2)-POWER([.$E$7]; 2))" office:value-type="float" office:value="0.000323683902439024" calcext:value-type="float">
            <text:p>323.7E-06</text:p>
          </table:table-cell>
          <table:table-cell table:style-name="ce52" table:formula="of:=([.$R109]*POWER([.$E$9]+0.5*[.$T$100]; 2))/(POWER([.$E$7]+[.X$104]; 2)-POWER([.$E$7]; 2))" office:value-type="float" office:value="0.000268427184466019" calcext:value-type="float">
            <text:p>268.4E-06</text:p>
          </table:table-cell>
          <table:table-cell table:style-name="ce52" table:formula="of:=([.$R109]*POWER([.$E$9]+0.5*[.$T$100]; 2))/(POWER([.$E$7]+[.Y$104]; 2)-POWER([.$E$7]; 2))" office:value-type="float" office:value="0.000228968944099379" calcext:value-type="float">
            <text:p>229.0E-06</text:p>
          </table:table-cell>
          <table:table-cell table:style-name="ce52" table:formula="of:=([.$R109]*POWER([.$E$9]+0.5*[.$T$100]; 2))/(POWER([.$E$7]+[.Z$104]; 2)-POWER([.$E$7]; 2))" office:value-type="float" office:value="0.000199384615384615" calcext:value-type="float">
            <text:p>199.4E-06</text:p>
          </table:table-cell>
          <table:table-cell table:style-name="ce52" table:formula="of:=([.$R109]*POWER([.$E$9]+0.5*[.$T$100]; 2))/(POWER([.$E$7]+[.AA$104]; 2)-POWER([.$E$7]; 2))" office:value-type="float" office:value="0.000176382775119617" calcext:value-type="float">
            <text:p>176.4E-06</text:p>
          </table:table-cell>
          <table:table-cell table:style-name="ce52" table:formula="of:=([.$R109]*POWER([.$E$9]+0.5*[.$T$100]; 2))/(POWER([.$E$7]+[.AB$104]; 2)-POWER([.$E$7]; 2))" office:value-type="float" office:value="0.000157988571428571" calcext:value-type="float">
            <text:p>158.0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45" calcext:value-type="float">
            <text:p>4.50E-06</text:p>
          </table:table-cell>
          <table:table-cell table:style-name="ce52" table:formula="of:=([.$E110]*POWER([.$E$9]+0.5*[.$G$100]; 2))/(POWER([.$E$7]+[.F$104]; 2)-POWER([.$E$7]; 2))" office:value-type="float" office:value="0.0017803880597015" calcext:value-type="float">
            <text:p>1.8E-03</text:p>
          </table:table-cell>
          <table:table-cell table:style-name="ce52" table:formula="of:=([.$E110]*POWER([.$E$9]+0.5*[.$G$100]; 2))/(POWER([.$E$7]+[.G$104]; 2)-POWER([.$E$7]; 2))" office:value-type="float" office:value="0.000885787128712873" calcext:value-type="float">
            <text:p>885.8E-06</text:p>
          </table:table-cell>
          <table:table-cell table:style-name="ce52" table:formula="of:=([.$E110]*POWER([.$E$9]+0.5*[.$G$100]; 2))/(POWER([.$E$7]+[.H$104]; 2)-POWER([.$E$7]; 2))" office:value-type="float" office:value="0.000587615763546796" calcext:value-type="float">
            <text:p>587.6E-06</text:p>
          </table:table-cell>
          <table:table-cell table:style-name="ce52" table:formula="of:=([.$E110]*POWER([.$E$9]+0.5*[.$G$100]; 2))/(POWER([.$E$7]+[.I$104]; 2)-POWER([.$E$7]; 2))" office:value-type="float" office:value="0.000438551470588235" calcext:value-type="float">
            <text:p>438.6E-06</text:p>
          </table:table-cell>
          <table:table-cell table:style-name="ce52" table:formula="of:=([.$E110]*POWER([.$E$9]+0.5*[.$G$100]; 2))/(POWER([.$E$7]+[.J$104]; 2)-POWER([.$E$7]; 2))" office:value-type="float" office:value="0.000349129756097561" calcext:value-type="float">
            <text:p>349.1E-06</text:p>
          </table:table-cell>
          <table:table-cell table:style-name="ce52" table:formula="of:=([.$E110]*POWER([.$E$9]+0.5*[.$G$100]; 2))/(POWER([.$E$7]+[.K$104]; 2)-POWER([.$E$7]; 2))" office:value-type="float" office:value="0.000289529126213592" calcext:value-type="float">
            <text:p>289.5E-06</text:p>
          </table:table-cell>
          <table:table-cell table:style-name="ce52" table:formula="of:=([.$E110]*POWER([.$E$9]+0.5*[.$G$100]; 2))/(POWER([.$E$7]+[.L$104]; 2)-POWER([.$E$7]; 2))" office:value-type="float" office:value="0.000246968944099379" calcext:value-type="float">
            <text:p>247.0E-06</text:p>
          </table:table-cell>
          <table:table-cell table:style-name="ce52" table:formula="of:=([.$E110]*POWER([.$E$9]+0.5*[.$G$100]; 2))/(POWER([.$E$7]+[.M$104]; 2)-POWER([.$E$7]; 2))" office:value-type="float" office:value="0.000215058894230769" calcext:value-type="float">
            <text:p>215.1E-06</text:p>
          </table:table-cell>
          <table:table-cell table:style-name="ce52" table:formula="of:=([.$E110]*POWER([.$E$9]+0.5*[.$G$100]; 2))/(POWER([.$E$7]+[.N$104]; 2)-POWER([.$E$7]; 2))" office:value-type="float" office:value="0.000190248803827751" calcext:value-type="float">
            <text:p>190.2E-06</text:p>
          </table:table-cell>
          <table:table-cell table:style-name="ce52" table:formula="of:=([.$E110]*POWER([.$E$9]+0.5*[.$G$100]; 2))/(POWER([.$E$7]+[.O$104]; 2)-POWER([.$E$7]; 2))" office:value-type="float" office:value="0.000170408571428571" calcext:value-type="float">
            <text:p>170.4E-06</text:p>
          </table:table-cell>
          <table:table-cell table:number-columns-repeated="2"/>
          <table:table-cell table:style-name="ce44" office:value-type="float" office:value="0.0000045" calcext:value-type="float">
            <text:p>4.50E-06</text:p>
          </table:table-cell>
          <table:table-cell table:style-name="ce52" table:formula="of:=([.$R110]*POWER([.$E$9]+0.5*[.$T$100]; 2))/(POWER([.$E$7]+[.S$104]; 2)-POWER([.$E$7]; 2))" office:value-type="float" office:value="0.00185695522388061" calcext:value-type="float">
            <text:p>1.9E-03</text:p>
          </table:table-cell>
          <table:table-cell table:style-name="ce52" table:formula="of:=([.$R110]*POWER([.$E$9]+0.5*[.$T$100]; 2))/(POWER([.$E$7]+[.T$104]; 2)-POWER([.$E$7]; 2))" office:value-type="float" office:value="0.000923881188118814" calcext:value-type="float">
            <text:p>923.9E-06</text:p>
          </table:table-cell>
          <table:table-cell table:style-name="ce52" table:formula="of:=([.$R110]*POWER([.$E$9]+0.5*[.$T$100]; 2))/(POWER([.$E$7]+[.U$104]; 2)-POWER([.$E$7]; 2))" office:value-type="float" office:value="0.000612886699507387" calcext:value-type="float">
            <text:p>612.9E-06</text:p>
          </table:table-cell>
          <table:table-cell table:style-name="ce52" table:formula="of:=([.$R110]*POWER([.$E$9]+0.5*[.$T$100]; 2))/(POWER([.$E$7]+[.V$104]; 2)-POWER([.$E$7]; 2))" office:value-type="float" office:value="0.000457411764705882" calcext:value-type="float">
            <text:p>457.4E-06</text:p>
          </table:table-cell>
          <table:table-cell table:style-name="ce52" table:formula="of:=([.$R110]*POWER([.$E$9]+0.5*[.$T$100]; 2))/(POWER([.$E$7]+[.W$104]; 2)-POWER([.$E$7]; 2))" office:value-type="float" office:value="0.000364144390243902" calcext:value-type="float">
            <text:p>364.1E-06</text:p>
          </table:table-cell>
          <table:table-cell table:style-name="ce52" table:formula="of:=([.$R110]*POWER([.$E$9]+0.5*[.$T$100]; 2))/(POWER([.$E$7]+[.X$104]; 2)-POWER([.$E$7]; 2))" office:value-type="float" office:value="0.000301980582524272" calcext:value-type="float">
            <text:p>302.0E-06</text:p>
          </table:table-cell>
          <table:table-cell table:style-name="ce52" table:formula="of:=([.$R110]*POWER([.$E$9]+0.5*[.$T$100]; 2))/(POWER([.$E$7]+[.Y$104]; 2)-POWER([.$E$7]; 2))" office:value-type="float" office:value="0.000257590062111802" calcext:value-type="float">
            <text:p>257.6E-06</text:p>
          </table:table-cell>
          <table:table-cell table:style-name="ce52" table:formula="of:=([.$R110]*POWER([.$E$9]+0.5*[.$T$100]; 2))/(POWER([.$E$7]+[.Z$104]; 2)-POWER([.$E$7]; 2))" office:value-type="float" office:value="0.000224307692307692" calcext:value-type="float">
            <text:p>224.3E-06</text:p>
          </table:table-cell>
          <table:table-cell table:style-name="ce52" table:formula="of:=([.$R110]*POWER([.$E$9]+0.5*[.$T$100]; 2))/(POWER([.$E$7]+[.AA$104]; 2)-POWER([.$E$7]; 2))" office:value-type="float" office:value="0.000198430622009569" calcext:value-type="float">
            <text:p>198.4E-06</text:p>
          </table:table-cell>
          <table:table-cell table:style-name="ce52" table:formula="of:=([.$R110]*POWER([.$E$9]+0.5*[.$T$100]; 2))/(POWER([.$E$7]+[.AB$104]; 2)-POWER([.$E$7]; 2))" office:value-type="float" office:value="0.000177737142857143" calcext:value-type="float">
            <text:p>177.7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5" calcext:value-type="float">
            <text:p>5.00E-06</text:p>
          </table:table-cell>
          <table:table-cell table:style-name="ce52" table:formula="of:=([.$E111]*POWER([.$E$9]+0.5*[.$G$100]; 2))/(POWER([.$E$7]+[.F$104]; 2)-POWER([.$E$7]; 2))" office:value-type="float" office:value="0.00197820895522389" calcext:value-type="float">
            <text:p>2.0E-03</text:p>
          </table:table-cell>
          <table:table-cell table:style-name="ce52" table:formula="of:=([.$E111]*POWER([.$E$9]+0.5*[.$G$100]; 2))/(POWER([.$E$7]+[.G$104]; 2)-POWER([.$E$7]; 2))" office:value-type="float" office:value="0.000984207920792081" calcext:value-type="float">
            <text:p>984.2E-06</text:p>
          </table:table-cell>
          <table:table-cell table:style-name="ce52" table:formula="of:=([.$E111]*POWER([.$E$9]+0.5*[.$G$100]; 2))/(POWER([.$E$7]+[.H$104]; 2)-POWER([.$E$7]; 2))" office:value-type="float" office:value="0.000652906403940885" calcext:value-type="float">
            <text:p>652.9E-06</text:p>
          </table:table-cell>
          <table:table-cell table:style-name="ce52" table:formula="of:=([.$E111]*POWER([.$E$9]+0.5*[.$G$100]; 2))/(POWER([.$E$7]+[.I$104]; 2)-POWER([.$E$7]; 2))" office:value-type="float" office:value="0.000487279411764705" calcext:value-type="float">
            <text:p>487.3E-06</text:p>
          </table:table-cell>
          <table:table-cell table:style-name="ce52" table:formula="of:=([.$E111]*POWER([.$E$9]+0.5*[.$G$100]; 2))/(POWER([.$E$7]+[.J$104]; 2)-POWER([.$E$7]; 2))" office:value-type="float" office:value="0.000387921951219512" calcext:value-type="float">
            <text:p>387.9E-06</text:p>
          </table:table-cell>
          <table:table-cell table:style-name="ce52" table:formula="of:=([.$E111]*POWER([.$E$9]+0.5*[.$G$100]; 2))/(POWER([.$E$7]+[.K$104]; 2)-POWER([.$E$7]; 2))" office:value-type="float" office:value="0.000321699029126214" calcext:value-type="float">
            <text:p>321.7E-06</text:p>
          </table:table-cell>
          <table:table-cell table:style-name="ce52" table:formula="of:=([.$E111]*POWER([.$E$9]+0.5*[.$G$100]; 2))/(POWER([.$E$7]+[.L$104]; 2)-POWER([.$E$7]; 2))" office:value-type="float" office:value="0.000274409937888199" calcext:value-type="float">
            <text:p>274.4E-06</text:p>
          </table:table-cell>
          <table:table-cell table:style-name="ce52" table:formula="of:=([.$E111]*POWER([.$E$9]+0.5*[.$G$100]; 2))/(POWER([.$E$7]+[.M$104]; 2)-POWER([.$E$7]; 2))" office:value-type="float" office:value="0.000238954326923077" calcext:value-type="float">
            <text:p>239.0E-06</text:p>
          </table:table-cell>
          <table:table-cell table:style-name="ce52" table:formula="of:=([.$E111]*POWER([.$E$9]+0.5*[.$G$100]; 2))/(POWER([.$E$7]+[.N$104]; 2)-POWER([.$E$7]; 2))" office:value-type="float" office:value="0.000211387559808612" calcext:value-type="float">
            <text:p>211.4E-06</text:p>
          </table:table-cell>
          <table:table-cell table:style-name="ce52" table:formula="of:=([.$E111]*POWER([.$E$9]+0.5*[.$G$100]; 2))/(POWER([.$E$7]+[.O$104]; 2)-POWER([.$E$7]; 2))" office:value-type="float" office:value="0.000189342857142857" calcext:value-type="float">
            <text:p>189.3E-06</text:p>
          </table:table-cell>
          <table:table-cell table:number-columns-repeated="2"/>
          <table:table-cell table:style-name="ce44" office:value-type="float" office:value="0.000005" calcext:value-type="float">
            <text:p>5.00E-06</text:p>
          </table:table-cell>
          <table:table-cell table:style-name="ce52" table:formula="of:=([.$R111]*POWER([.$E$9]+0.5*[.$T$100]; 2))/(POWER([.$E$7]+[.S$104]; 2)-POWER([.$E$7]; 2))" office:value-type="float" office:value="0.00206328358208956" calcext:value-type="float">
            <text:p>2.1E-03</text:p>
          </table:table-cell>
          <table:table-cell table:style-name="ce52" table:formula="of:=([.$R111]*POWER([.$E$9]+0.5*[.$T$100]; 2))/(POWER([.$E$7]+[.T$104]; 2)-POWER([.$E$7]; 2))" office:value-type="float" office:value="0.00102653465346535" calcext:value-type="float">
            <text:p>1.0E-03</text:p>
          </table:table-cell>
          <table:table-cell table:style-name="ce52" table:formula="of:=([.$R111]*POWER([.$E$9]+0.5*[.$T$100]; 2))/(POWER([.$E$7]+[.U$104]; 2)-POWER([.$E$7]; 2))" office:value-type="float" office:value="0.000680985221674875" calcext:value-type="float">
            <text:p>681.0E-06</text:p>
          </table:table-cell>
          <table:table-cell table:style-name="ce52" table:formula="of:=([.$R111]*POWER([.$E$9]+0.5*[.$T$100]; 2))/(POWER([.$E$7]+[.V$104]; 2)-POWER([.$E$7]; 2))" office:value-type="float" office:value="0.000508235294117646" calcext:value-type="float">
            <text:p>508.2E-06</text:p>
          </table:table-cell>
          <table:table-cell table:style-name="ce52" table:formula="of:=([.$R111]*POWER([.$E$9]+0.5*[.$T$100]; 2))/(POWER([.$E$7]+[.W$104]; 2)-POWER([.$E$7]; 2))" office:value-type="float" office:value="0.000404604878048781" calcext:value-type="float">
            <text:p>404.6E-06</text:p>
          </table:table-cell>
          <table:table-cell table:style-name="ce52" table:formula="of:=([.$R111]*POWER([.$E$9]+0.5*[.$T$100]; 2))/(POWER([.$E$7]+[.X$104]; 2)-POWER([.$E$7]; 2))" office:value-type="float" office:value="0.000335533980582524" calcext:value-type="float">
            <text:p>335.5E-06</text:p>
          </table:table-cell>
          <table:table-cell table:style-name="ce52" table:formula="of:=([.$R111]*POWER([.$E$9]+0.5*[.$T$100]; 2))/(POWER([.$E$7]+[.Y$104]; 2)-POWER([.$E$7]; 2))" office:value-type="float" office:value="0.000286211180124224" calcext:value-type="float">
            <text:p>286.2E-06</text:p>
          </table:table-cell>
          <table:table-cell table:style-name="ce52" table:formula="of:=([.$R111]*POWER([.$E$9]+0.5*[.$T$100]; 2))/(POWER([.$E$7]+[.Z$104]; 2)-POWER([.$E$7]; 2))" office:value-type="float" office:value="0.000249230769230769" calcext:value-type="float">
            <text:p>249.2E-06</text:p>
          </table:table-cell>
          <table:table-cell table:style-name="ce52" table:formula="of:=([.$R111]*POWER([.$E$9]+0.5*[.$T$100]; 2))/(POWER([.$E$7]+[.AA$104]; 2)-POWER([.$E$7]; 2))" office:value-type="float" office:value="0.000220478468899522" calcext:value-type="float">
            <text:p>220.5E-06</text:p>
          </table:table-cell>
          <table:table-cell table:style-name="ce52" table:formula="of:=([.$R111]*POWER([.$E$9]+0.5*[.$T$100]; 2))/(POWER([.$E$7]+[.AB$104]; 2)-POWER([.$E$7]; 2))" office:value-type="float" office:value="0.000197485714285714" calcext:value-type="float">
            <text:p>197.5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55" calcext:value-type="float">
            <text:p>5.50E-06</text:p>
          </table:table-cell>
          <table:table-cell table:style-name="ce52" table:formula="of:=([.$E112]*POWER([.$E$9]+0.5*[.$G$100]; 2))/(POWER([.$E$7]+[.F$104]; 2)-POWER([.$E$7]; 2))" office:value-type="float" office:value="0.00217602985074628" calcext:value-type="float">
            <text:p>2.2E-03</text:p>
          </table:table-cell>
          <table:table-cell table:style-name="ce52" table:formula="of:=([.$E112]*POWER([.$E$9]+0.5*[.$G$100]; 2))/(POWER([.$E$7]+[.G$104]; 2)-POWER([.$E$7]; 2))" office:value-type="float" office:value="0.00108262871287129" calcext:value-type="float">
            <text:p>1.1E-03</text:p>
          </table:table-cell>
          <table:table-cell table:style-name="ce52" table:formula="of:=([.$E112]*POWER([.$E$9]+0.5*[.$G$100]; 2))/(POWER([.$E$7]+[.H$104]; 2)-POWER([.$E$7]; 2))" office:value-type="float" office:value="0.000718197044334973" calcext:value-type="float">
            <text:p>718.2E-06</text:p>
          </table:table-cell>
          <table:table-cell table:style-name="ce52" table:formula="of:=([.$E112]*POWER([.$E$9]+0.5*[.$G$100]; 2))/(POWER([.$E$7]+[.I$104]; 2)-POWER([.$E$7]; 2))" office:value-type="float" office:value="0.000536007352941176" calcext:value-type="float">
            <text:p>536.0E-06</text:p>
          </table:table-cell>
          <table:table-cell table:style-name="ce52" table:formula="of:=([.$E112]*POWER([.$E$9]+0.5*[.$G$100]; 2))/(POWER([.$E$7]+[.J$104]; 2)-POWER([.$E$7]; 2))" office:value-type="float" office:value="0.000426714146341463" calcext:value-type="float">
            <text:p>426.7E-06</text:p>
          </table:table-cell>
          <table:table-cell table:style-name="ce52" table:formula="of:=([.$E112]*POWER([.$E$9]+0.5*[.$G$100]; 2))/(POWER([.$E$7]+[.K$104]; 2)-POWER([.$E$7]; 2))" office:value-type="float" office:value="0.000353868932038835" calcext:value-type="float">
            <text:p>353.9E-06</text:p>
          </table:table-cell>
          <table:table-cell table:style-name="ce52" table:formula="of:=([.$E112]*POWER([.$E$9]+0.5*[.$G$100]; 2))/(POWER([.$E$7]+[.L$104]; 2)-POWER([.$E$7]; 2))" office:value-type="float" office:value="0.000301850931677019" calcext:value-type="float">
            <text:p>301.9E-06</text:p>
          </table:table-cell>
          <table:table-cell table:style-name="ce52" table:formula="of:=([.$E112]*POWER([.$E$9]+0.5*[.$G$100]; 2))/(POWER([.$E$7]+[.M$104]; 2)-POWER([.$E$7]; 2))" office:value-type="float" office:value="0.000262849759615384" calcext:value-type="float">
            <text:p>262.8E-06</text:p>
          </table:table-cell>
          <table:table-cell table:style-name="ce52" table:formula="of:=([.$E112]*POWER([.$E$9]+0.5*[.$G$100]; 2))/(POWER([.$E$7]+[.N$104]; 2)-POWER([.$E$7]; 2))" office:value-type="float" office:value="0.000232526315789474" calcext:value-type="float">
            <text:p>232.5E-06</text:p>
          </table:table-cell>
          <table:table-cell table:style-name="ce52" table:formula="of:=([.$E112]*POWER([.$E$9]+0.5*[.$G$100]; 2))/(POWER([.$E$7]+[.O$104]; 2)-POWER([.$E$7]; 2))" office:value-type="float" office:value="0.000208277142857143" calcext:value-type="float">
            <text:p>208.3E-06</text:p>
          </table:table-cell>
          <table:table-cell table:number-columns-repeated="2"/>
          <table:table-cell table:style-name="ce44" office:value-type="float" office:value="0.0000055" calcext:value-type="float">
            <text:p>5.50E-06</text:p>
          </table:table-cell>
          <table:table-cell table:style-name="ce52" table:formula="of:=([.$R112]*POWER([.$E$9]+0.5*[.$T$100]; 2))/(POWER([.$E$7]+[.S$104]; 2)-POWER([.$E$7]; 2))" office:value-type="float" office:value="0.00226961194029852" calcext:value-type="float">
            <text:p>2.3E-03</text:p>
          </table:table-cell>
          <table:table-cell table:style-name="ce52" table:formula="of:=([.$R112]*POWER([.$E$9]+0.5*[.$T$100]; 2))/(POWER([.$E$7]+[.T$104]; 2)-POWER([.$E$7]; 2))" office:value-type="float" office:value="0.00112918811881188" calcext:value-type="float">
            <text:p>1.1E-03</text:p>
          </table:table-cell>
          <table:table-cell table:style-name="ce52" table:formula="of:=([.$R112]*POWER([.$E$9]+0.5*[.$T$100]; 2))/(POWER([.$E$7]+[.U$104]; 2)-POWER([.$E$7]; 2))" office:value-type="float" office:value="0.000749083743842363" calcext:value-type="float">
            <text:p>749.1E-06</text:p>
          </table:table-cell>
          <table:table-cell table:style-name="ce52" table:formula="of:=([.$R112]*POWER([.$E$9]+0.5*[.$T$100]; 2))/(POWER([.$E$7]+[.V$104]; 2)-POWER([.$E$7]; 2))" office:value-type="float" office:value="0.000559058823529411" calcext:value-type="float">
            <text:p>559.1E-06</text:p>
          </table:table-cell>
          <table:table-cell table:style-name="ce52" table:formula="of:=([.$R112]*POWER([.$E$9]+0.5*[.$T$100]; 2))/(POWER([.$E$7]+[.W$104]; 2)-POWER([.$E$7]; 2))" office:value-type="float" office:value="0.000445065365853659" calcext:value-type="float">
            <text:p>445.1E-06</text:p>
          </table:table-cell>
          <table:table-cell table:style-name="ce52" table:formula="of:=([.$R112]*POWER([.$E$9]+0.5*[.$T$100]; 2))/(POWER([.$E$7]+[.X$104]; 2)-POWER([.$E$7]; 2))" office:value-type="float" office:value="0.000369087378640777" calcext:value-type="float">
            <text:p>369.1E-06</text:p>
          </table:table-cell>
          <table:table-cell table:style-name="ce52" table:formula="of:=([.$R112]*POWER([.$E$9]+0.5*[.$T$100]; 2))/(POWER([.$E$7]+[.Y$104]; 2)-POWER([.$E$7]; 2))" office:value-type="float" office:value="0.000314832298136646" calcext:value-type="float">
            <text:p>314.8E-06</text:p>
          </table:table-cell>
          <table:table-cell table:style-name="ce52" table:formula="of:=([.$R112]*POWER([.$E$9]+0.5*[.$T$100]; 2))/(POWER([.$E$7]+[.Z$104]; 2)-POWER([.$E$7]; 2))" office:value-type="float" office:value="0.000274153846153846" calcext:value-type="float">
            <text:p>274.2E-06</text:p>
          </table:table-cell>
          <table:table-cell table:style-name="ce52" table:formula="of:=([.$R112]*POWER([.$E$9]+0.5*[.$T$100]; 2))/(POWER([.$E$7]+[.AA$104]; 2)-POWER([.$E$7]; 2))" office:value-type="float" office:value="0.000242526315789474" calcext:value-type="float">
            <text:p>242.5E-06</text:p>
          </table:table-cell>
          <table:table-cell table:style-name="ce52" table:formula="of:=([.$R112]*POWER([.$E$9]+0.5*[.$T$100]; 2))/(POWER([.$E$7]+[.AB$104]; 2)-POWER([.$E$7]; 2))" office:value-type="float" office:value="0.000217234285714286" calcext:value-type="float">
            <text:p>217.2E-06</text:p>
          </table:table-cell>
        </table:table-row>
        <table:table-row table:style-name="ro1">
          <table:table-cell table:number-columns-repeated="3"/>
          <table:table-cell table:style-name="ce47" office:value-type="string" calcext:value-type="string">
            <text:p>Inductance</text:p>
          </table:table-cell>
          <table:table-cell table:style-name="ce44" office:value-type="float" office:value="0.000006" calcext:value-type="float">
            <text:p>6.00E-06</text:p>
          </table:table-cell>
          <table:table-cell table:style-name="ce52" table:formula="of:=([.$E113]*POWER([.$E$9]+0.5*[.$G$100]; 2))/(POWER([.$E$7]+[.F$104]; 2)-POWER([.$E$7]; 2))" office:value-type="float" office:value="0.00237385074626867" calcext:value-type="float">
            <text:p>2.4E-03</text:p>
          </table:table-cell>
          <table:table-cell table:style-name="ce52" table:formula="of:=([.$E113]*POWER([.$E$9]+0.5*[.$G$100]; 2))/(POWER([.$E$7]+[.G$104]; 2)-POWER([.$E$7]; 2))" office:value-type="float" office:value="0.0011810495049505" calcext:value-type="float">
            <text:p>1.2E-03</text:p>
          </table:table-cell>
          <table:table-cell table:style-name="ce52" table:formula="of:=([.$E113]*POWER([.$E$9]+0.5*[.$G$100]; 2))/(POWER([.$E$7]+[.H$104]; 2)-POWER([.$E$7]; 2))" office:value-type="float" office:value="0.000783487684729062" calcext:value-type="float">
            <text:p>783.5E-06</text:p>
          </table:table-cell>
          <table:table-cell table:style-name="ce52" table:formula="of:=([.$E113]*POWER([.$E$9]+0.5*[.$G$100]; 2))/(POWER([.$E$7]+[.I$104]; 2)-POWER([.$E$7]; 2))" office:value-type="float" office:value="0.000584735294117646" calcext:value-type="float">
            <text:p>584.7E-06</text:p>
          </table:table-cell>
          <table:table-cell table:style-name="ce52" table:formula="of:=([.$E113]*POWER([.$E$9]+0.5*[.$G$100]; 2))/(POWER([.$E$7]+[.J$104]; 2)-POWER([.$E$7]; 2))" office:value-type="float" office:value="0.000465506341463415" calcext:value-type="float">
            <text:p>465.5E-06</text:p>
          </table:table-cell>
          <table:table-cell table:style-name="ce52" table:formula="of:=([.$E113]*POWER([.$E$9]+0.5*[.$G$100]; 2))/(POWER([.$E$7]+[.K$104]; 2)-POWER([.$E$7]; 2))" office:value-type="float" office:value="0.000386038834951456" calcext:value-type="float">
            <text:p>386.0E-06</text:p>
          </table:table-cell>
          <table:table-cell table:style-name="ce52" table:formula="of:=([.$E113]*POWER([.$E$9]+0.5*[.$G$100]; 2))/(POWER([.$E$7]+[.L$104]; 2)-POWER([.$E$7]; 2))" office:value-type="float" office:value="0.000329291925465839" calcext:value-type="float">
            <text:p>329.3E-06</text:p>
          </table:table-cell>
          <table:table-cell table:style-name="ce52" table:formula="of:=([.$E113]*POWER([.$E$9]+0.5*[.$G$100]; 2))/(POWER([.$E$7]+[.M$104]; 2)-POWER([.$E$7]; 2))" office:value-type="float" office:value="0.000286745192307692" calcext:value-type="float">
            <text:p>286.7E-06</text:p>
          </table:table-cell>
          <table:table-cell table:style-name="ce52" table:formula="of:=([.$E113]*POWER([.$E$9]+0.5*[.$G$100]; 2))/(POWER([.$E$7]+[.N$104]; 2)-POWER([.$E$7]; 2))" office:value-type="float" office:value="0.000253665071770335" calcext:value-type="float">
            <text:p>253.7E-06</text:p>
          </table:table-cell>
          <table:table-cell table:style-name="ce52" table:formula="of:=([.$E113]*POWER([.$E$9]+0.5*[.$G$100]; 2))/(POWER([.$E$7]+[.O$104]; 2)-POWER([.$E$7]; 2))" office:value-type="float" office:value="0.000227211428571429" calcext:value-type="float">
            <text:p>227.2E-06</text:p>
          </table:table-cell>
          <table:table-cell table:number-columns-repeated="2"/>
          <table:table-cell table:style-name="ce44" office:value-type="float" office:value="0.000006" calcext:value-type="float">
            <text:p>6.00E-06</text:p>
          </table:table-cell>
          <table:table-cell table:style-name="ce52" table:formula="of:=([.$R113]*POWER([.$E$9]+0.5*[.$T$100]; 2))/(POWER([.$E$7]+[.S$104]; 2)-POWER([.$E$7]; 2))" office:value-type="float" office:value="0.00247594029850747" calcext:value-type="float">
            <text:p>2.5E-03</text:p>
          </table:table-cell>
          <table:table-cell table:style-name="ce52" table:formula="of:=([.$R113]*POWER([.$E$9]+0.5*[.$T$100]; 2))/(POWER([.$E$7]+[.T$104]; 2)-POWER([.$E$7]; 2))" office:value-type="float" office:value="0.00123184158415842" calcext:value-type="float">
            <text:p>1.2E-03</text:p>
          </table:table-cell>
          <table:table-cell table:style-name="ce52" table:formula="of:=([.$R113]*POWER([.$E$9]+0.5*[.$T$100]; 2))/(POWER([.$E$7]+[.U$104]; 2)-POWER([.$E$7]; 2))" office:value-type="float" office:value="0.00081718226600985" calcext:value-type="float">
            <text:p>817.2E-06</text:p>
          </table:table-cell>
          <table:table-cell table:style-name="ce52" table:formula="of:=([.$R113]*POWER([.$E$9]+0.5*[.$T$100]; 2))/(POWER([.$E$7]+[.V$104]; 2)-POWER([.$E$7]; 2))" office:value-type="float" office:value="0.000609882352941176" calcext:value-type="float">
            <text:p>609.9E-06</text:p>
          </table:table-cell>
          <table:table-cell table:style-name="ce52" table:formula="of:=([.$R113]*POWER([.$E$9]+0.5*[.$T$100]; 2))/(POWER([.$E$7]+[.W$104]; 2)-POWER([.$E$7]; 2))" office:value-type="float" office:value="0.000485525853658537" calcext:value-type="float">
            <text:p>485.5E-06</text:p>
          </table:table-cell>
          <table:table-cell table:style-name="ce52" table:formula="of:=([.$R113]*POWER([.$E$9]+0.5*[.$T$100]; 2))/(POWER([.$E$7]+[.X$104]; 2)-POWER([.$E$7]; 2))" office:value-type="float" office:value="0.000402640776699029" calcext:value-type="float">
            <text:p>402.6E-06</text:p>
          </table:table-cell>
          <table:table-cell table:style-name="ce52" table:formula="of:=([.$R113]*POWER([.$E$9]+0.5*[.$T$100]; 2))/(POWER([.$E$7]+[.Y$104]; 2)-POWER([.$E$7]; 2))" office:value-type="float" office:value="0.000343453416149069" calcext:value-type="float">
            <text:p>343.5E-06</text:p>
          </table:table-cell>
          <table:table-cell table:style-name="ce52" table:formula="of:=([.$R113]*POWER([.$E$9]+0.5*[.$T$100]; 2))/(POWER([.$E$7]+[.Z$104]; 2)-POWER([.$E$7]; 2))" office:value-type="float" office:value="0.000299076923076923" calcext:value-type="float">
            <text:p>299.1E-06</text:p>
          </table:table-cell>
          <table:table-cell table:style-name="ce52" table:formula="of:=([.$R113]*POWER([.$E$9]+0.5*[.$T$100]; 2))/(POWER([.$E$7]+[.AA$104]; 2)-POWER([.$E$7]; 2))" office:value-type="float" office:value="0.000264574162679426" calcext:value-type="float">
            <text:p>264.6E-06</text:p>
          </table:table-cell>
          <table:table-cell table:style-name="ce52" table:formula="of:=([.$R113]*POWER([.$E$9]+0.5*[.$T$100]; 2))/(POWER([.$E$7]+[.AB$104]; 2)-POWER([.$E$7]; 2))" office:value-type="float" office:value="0.000236982857142857" calcext:value-type="float">
            <text:p>237.0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65" calcext:value-type="float">
            <text:p>6.50E-06</text:p>
          </table:table-cell>
          <table:table-cell table:style-name="ce52" table:formula="of:=([.$E114]*POWER([.$E$9]+0.5*[.$G$100]; 2))/(POWER([.$E$7]+[.F$104]; 2)-POWER([.$E$7]; 2))" office:value-type="float" office:value="0.00257167164179106" calcext:value-type="float">
            <text:p>2.6E-03</text:p>
          </table:table-cell>
          <table:table-cell table:style-name="ce52" table:formula="of:=([.$E114]*POWER([.$E$9]+0.5*[.$G$100]; 2))/(POWER([.$E$7]+[.G$104]; 2)-POWER([.$E$7]; 2))" office:value-type="float" office:value="0.00127947029702971" calcext:value-type="float">
            <text:p>1.3E-03</text:p>
          </table:table-cell>
          <table:table-cell table:style-name="ce52" table:formula="of:=([.$E114]*POWER([.$E$9]+0.5*[.$G$100]; 2))/(POWER([.$E$7]+[.H$104]; 2)-POWER([.$E$7]; 2))" office:value-type="float" office:value="0.00084877832512315" calcext:value-type="float">
            <text:p>848.8E-06</text:p>
          </table:table-cell>
          <table:table-cell table:style-name="ce52" table:formula="of:=([.$E114]*POWER([.$E$9]+0.5*[.$G$100]; 2))/(POWER([.$E$7]+[.I$104]; 2)-POWER([.$E$7]; 2))" office:value-type="float" office:value="0.000633463235294117" calcext:value-type="float">
            <text:p>633.5E-06</text:p>
          </table:table-cell>
          <table:table-cell table:style-name="ce52" table:formula="of:=([.$E114]*POWER([.$E$9]+0.5*[.$G$100]; 2))/(POWER([.$E$7]+[.J$104]; 2)-POWER([.$E$7]; 2))" office:value-type="float" office:value="0.000504298536585366" calcext:value-type="float">
            <text:p>504.3E-06</text:p>
          </table:table-cell>
          <table:table-cell table:style-name="ce52" table:formula="of:=([.$E114]*POWER([.$E$9]+0.5*[.$G$100]; 2))/(POWER([.$E$7]+[.K$104]; 2)-POWER([.$E$7]; 2))" office:value-type="float" office:value="0.000418208737864078" calcext:value-type="float">
            <text:p>418.2E-06</text:p>
          </table:table-cell>
          <table:table-cell table:style-name="ce52" table:formula="of:=([.$E114]*POWER([.$E$9]+0.5*[.$G$100]; 2))/(POWER([.$E$7]+[.L$104]; 2)-POWER([.$E$7]; 2))" office:value-type="float" office:value="0.000356732919254659" calcext:value-type="float">
            <text:p>356.7E-06</text:p>
          </table:table-cell>
          <table:table-cell table:style-name="ce52" table:formula="of:=([.$E114]*POWER([.$E$9]+0.5*[.$G$100]; 2))/(POWER([.$E$7]+[.M$104]; 2)-POWER([.$E$7]; 2))" office:value-type="float" office:value="0.000310640625" calcext:value-type="float">
            <text:p>310.6E-06</text:p>
          </table:table-cell>
          <table:table-cell table:style-name="ce52" table:formula="of:=([.$E114]*POWER([.$E$9]+0.5*[.$G$100]; 2))/(POWER([.$E$7]+[.N$104]; 2)-POWER([.$E$7]; 2))" office:value-type="float" office:value="0.000274803827751196" calcext:value-type="float">
            <text:p>274.8E-06</text:p>
          </table:table-cell>
          <table:table-cell table:style-name="ce52" table:formula="of:=([.$E114]*POWER([.$E$9]+0.5*[.$G$100]; 2))/(POWER([.$E$7]+[.O$104]; 2)-POWER([.$E$7]; 2))" office:value-type="float" office:value="0.000246145714285714" calcext:value-type="float">
            <text:p>246.1E-06</text:p>
          </table:table-cell>
          <table:table-cell/>
          <table:table-cell table:style-name="ce47" office:value-type="string" calcext:value-type="string">
            <text:p>Inductance</text:p>
          </table:table-cell>
          <table:table-cell table:style-name="ce44" office:value-type="float" office:value="0.0000065" calcext:value-type="float">
            <text:p>6.50E-06</text:p>
          </table:table-cell>
          <table:table-cell table:style-name="ce52" table:formula="of:=([.$R114]*POWER([.$E$9]+0.5*[.$T$100]; 2))/(POWER([.$E$7]+[.S$104]; 2)-POWER([.$E$7]; 2))" office:value-type="float" office:value="0.00268226865671643" calcext:value-type="float">
            <text:p>2.7E-03</text:p>
          </table:table-cell>
          <table:table-cell table:style-name="ce52" table:formula="of:=([.$R114]*POWER([.$E$9]+0.5*[.$T$100]; 2))/(POWER([.$E$7]+[.T$104]; 2)-POWER([.$E$7]; 2))" office:value-type="float" office:value="0.00133449504950495" calcext:value-type="float">
            <text:p>1.3E-03</text:p>
          </table:table-cell>
          <table:table-cell table:style-name="ce52" table:formula="of:=([.$R114]*POWER([.$E$9]+0.5*[.$T$100]; 2))/(POWER([.$E$7]+[.U$104]; 2)-POWER([.$E$7]; 2))" office:value-type="float" office:value="0.000885280788177337" calcext:value-type="float">
            <text:p>885.3E-06</text:p>
          </table:table-cell>
          <table:table-cell table:style-name="ce52" table:formula="of:=([.$R114]*POWER([.$E$9]+0.5*[.$T$100]; 2))/(POWER([.$E$7]+[.V$104]; 2)-POWER([.$E$7]; 2))" office:value-type="float" office:value="0.00066070588235294" calcext:value-type="float">
            <text:p>660.7E-06</text:p>
          </table:table-cell>
          <table:table-cell table:style-name="ce52" table:formula="of:=([.$R114]*POWER([.$E$9]+0.5*[.$T$100]; 2))/(POWER([.$E$7]+[.W$104]; 2)-POWER([.$E$7]; 2))" office:value-type="float" office:value="0.000525986341463415" calcext:value-type="float">
            <text:p>526.0E-06</text:p>
          </table:table-cell>
          <table:table-cell table:style-name="ce52" table:formula="of:=([.$R114]*POWER([.$E$9]+0.5*[.$T$100]; 2))/(POWER([.$E$7]+[.X$104]; 2)-POWER([.$E$7]; 2))" office:value-type="float" office:value="0.000436194174757282" calcext:value-type="float">
            <text:p>436.2E-06</text:p>
          </table:table-cell>
          <table:table-cell table:style-name="ce52" table:formula="of:=([.$R114]*POWER([.$E$9]+0.5*[.$T$100]; 2))/(POWER([.$E$7]+[.Y$104]; 2)-POWER([.$E$7]; 2))" office:value-type="float" office:value="0.000372074534161491" calcext:value-type="float">
            <text:p>372.1E-06</text:p>
          </table:table-cell>
          <table:table-cell table:style-name="ce52" table:formula="of:=([.$R114]*POWER([.$E$9]+0.5*[.$T$100]; 2))/(POWER([.$E$7]+[.Z$104]; 2)-POWER([.$E$7]; 2))" office:value-type="float" office:value="0.000324" calcext:value-type="float">
            <text:p>324.0E-06</text:p>
          </table:table-cell>
          <table:table-cell table:style-name="ce52" table:formula="of:=([.$R114]*POWER([.$E$9]+0.5*[.$T$100]; 2))/(POWER([.$E$7]+[.AA$104]; 2)-POWER([.$E$7]; 2))" office:value-type="float" office:value="0.000286622009569378" calcext:value-type="float">
            <text:p>286.6E-06</text:p>
          </table:table-cell>
          <table:table-cell table:style-name="ce52" table:formula="of:=([.$R114]*POWER([.$E$9]+0.5*[.$T$100]; 2))/(POWER([.$E$7]+[.AB$104]; 2)-POWER([.$E$7]; 2))" office:value-type="float" office:value="0.000256731428571429" calcext:value-type="float">
            <text:p>256.7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7" calcext:value-type="float">
            <text:p>7.00E-06</text:p>
          </table:table-cell>
          <table:table-cell table:style-name="ce52" table:formula="of:=([.$E115]*POWER([.$E$9]+0.5*[.$G$100]; 2))/(POWER([.$E$7]+[.F$104]; 2)-POWER([.$E$7]; 2))" office:value-type="float" office:value="0.00276949253731345" calcext:value-type="float">
            <text:p>2.8E-03</text:p>
          </table:table-cell>
          <table:table-cell table:style-name="ce52" table:formula="of:=([.$E115]*POWER([.$E$9]+0.5*[.$G$100]; 2))/(POWER([.$E$7]+[.G$104]; 2)-POWER([.$E$7]; 2))" office:value-type="float" office:value="0.00137789108910891" calcext:value-type="float">
            <text:p>1.4E-03</text:p>
          </table:table-cell>
          <table:table-cell table:style-name="ce52" table:formula="of:=([.$E115]*POWER([.$E$9]+0.5*[.$G$100]; 2))/(POWER([.$E$7]+[.H$104]; 2)-POWER([.$E$7]; 2))" office:value-type="float" office:value="0.000914068965517239" calcext:value-type="float">
            <text:p>914.1E-06</text:p>
          </table:table-cell>
          <table:table-cell table:style-name="ce52" table:formula="of:=([.$E115]*POWER([.$E$9]+0.5*[.$G$100]; 2))/(POWER([.$E$7]+[.I$104]; 2)-POWER([.$E$7]; 2))" office:value-type="float" office:value="0.000682191176470587" calcext:value-type="float">
            <text:p>682.2E-06</text:p>
          </table:table-cell>
          <table:table-cell table:style-name="ce52" table:formula="of:=([.$E115]*POWER([.$E$9]+0.5*[.$G$100]; 2))/(POWER([.$E$7]+[.J$104]; 2)-POWER([.$E$7]; 2))" office:value-type="float" office:value="0.000543090731707317" calcext:value-type="float">
            <text:p>543.1E-06</text:p>
          </table:table-cell>
          <table:table-cell table:style-name="ce52" table:formula="of:=([.$E115]*POWER([.$E$9]+0.5*[.$G$100]; 2))/(POWER([.$E$7]+[.K$104]; 2)-POWER([.$E$7]; 2))" office:value-type="float" office:value="0.000450378640776699" calcext:value-type="float">
            <text:p>450.4E-06</text:p>
          </table:table-cell>
          <table:table-cell table:style-name="ce52" table:formula="of:=([.$E115]*POWER([.$E$9]+0.5*[.$G$100]; 2))/(POWER([.$E$7]+[.L$104]; 2)-POWER([.$E$7]; 2))" office:value-type="float" office:value="0.000384173913043479" calcext:value-type="float">
            <text:p>384.2E-06</text:p>
          </table:table-cell>
          <table:table-cell table:style-name="ce52" table:formula="of:=([.$E115]*POWER([.$E$9]+0.5*[.$G$100]; 2))/(POWER([.$E$7]+[.M$104]; 2)-POWER([.$E$7]; 2))" office:value-type="float" office:value="0.000334536057692307" calcext:value-type="float">
            <text:p>334.5E-06</text:p>
          </table:table-cell>
          <table:table-cell table:style-name="ce52" table:formula="of:=([.$E115]*POWER([.$E$9]+0.5*[.$G$100]; 2))/(POWER([.$E$7]+[.N$104]; 2)-POWER([.$E$7]; 2))" office:value-type="float" office:value="0.000295942583732057" calcext:value-type="float">
            <text:p>295.9E-06</text:p>
          </table:table-cell>
          <table:table-cell table:style-name="ce52" table:formula="of:=([.$E115]*POWER([.$E$9]+0.5*[.$G$100]; 2))/(POWER([.$E$7]+[.O$104]; 2)-POWER([.$E$7]; 2))" office:value-type="float" office:value="0.00026508" calcext:value-type="float">
            <text:p>265.1E-06</text:p>
          </table:table-cell>
          <table:table-cell table:number-columns-repeated="2"/>
          <table:table-cell table:style-name="ce44" office:value-type="float" office:value="0.000007" calcext:value-type="float">
            <text:p>7.00E-06</text:p>
          </table:table-cell>
          <table:table-cell table:style-name="ce52" table:formula="of:=([.$R115]*POWER([.$E$9]+0.5*[.$T$100]; 2))/(POWER([.$E$7]+[.S$104]; 2)-POWER([.$E$7]; 2))" office:value-type="float" office:value="0.00288859701492539" calcext:value-type="float">
            <text:p>2.9E-03</text:p>
          </table:table-cell>
          <table:table-cell table:style-name="ce52" table:formula="of:=([.$R115]*POWER([.$E$9]+0.5*[.$T$100]; 2))/(POWER([.$E$7]+[.T$104]; 2)-POWER([.$E$7]; 2))" office:value-type="float" office:value="0.00143714851485149" calcext:value-type="float">
            <text:p>1.4E-03</text:p>
          </table:table-cell>
          <table:table-cell table:style-name="ce52" table:formula="of:=([.$R115]*POWER([.$E$9]+0.5*[.$T$100]; 2))/(POWER([.$E$7]+[.U$104]; 2)-POWER([.$E$7]; 2))" office:value-type="float" office:value="0.000953379310344825" calcext:value-type="float">
            <text:p>953.4E-06</text:p>
          </table:table-cell>
          <table:table-cell table:style-name="ce52" table:formula="of:=([.$R115]*POWER([.$E$9]+0.5*[.$T$100]; 2))/(POWER([.$E$7]+[.V$104]; 2)-POWER([.$E$7]; 2))" office:value-type="float" office:value="0.000711529411764705" calcext:value-type="float">
            <text:p>711.5E-06</text:p>
          </table:table-cell>
          <table:table-cell table:style-name="ce52" table:formula="of:=([.$R115]*POWER([.$E$9]+0.5*[.$T$100]; 2))/(POWER([.$E$7]+[.W$104]; 2)-POWER([.$E$7]; 2))" office:value-type="float" office:value="0.000566446829268293" calcext:value-type="float">
            <text:p>566.4E-06</text:p>
          </table:table-cell>
          <table:table-cell table:style-name="ce52" table:formula="of:=([.$R115]*POWER([.$E$9]+0.5*[.$T$100]; 2))/(POWER([.$E$7]+[.X$104]; 2)-POWER([.$E$7]; 2))" office:value-type="float" office:value="0.000469747572815534" calcext:value-type="float">
            <text:p>469.7E-06</text:p>
          </table:table-cell>
          <table:table-cell table:style-name="ce52" table:formula="of:=([.$R115]*POWER([.$E$9]+0.5*[.$T$100]; 2))/(POWER([.$E$7]+[.Y$104]; 2)-POWER([.$E$7]; 2))" office:value-type="float" office:value="0.000400695652173914" calcext:value-type="float">
            <text:p>400.7E-06</text:p>
          </table:table-cell>
          <table:table-cell table:style-name="ce52" table:formula="of:=([.$R115]*POWER([.$E$9]+0.5*[.$T$100]; 2))/(POWER([.$E$7]+[.Z$104]; 2)-POWER([.$E$7]; 2))" office:value-type="float" office:value="0.000348923076923077" calcext:value-type="float">
            <text:p>348.9E-06</text:p>
          </table:table-cell>
          <table:table-cell table:style-name="ce52" table:formula="of:=([.$R115]*POWER([.$E$9]+0.5*[.$T$100]; 2))/(POWER([.$E$7]+[.AA$104]; 2)-POWER([.$E$7]; 2))" office:value-type="float" office:value="0.00030866985645933" calcext:value-type="float">
            <text:p>308.7E-06</text:p>
          </table:table-cell>
          <table:table-cell table:style-name="ce52" table:formula="of:=([.$R115]*POWER([.$E$9]+0.5*[.$T$100]; 2))/(POWER([.$E$7]+[.AB$104]; 2)-POWER([.$E$7]; 2))" office:value-type="float" office:value="0.00027648" calcext:value-type="float">
            <text:p>276.5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75" calcext:value-type="float">
            <text:p>7.50E-06</text:p>
          </table:table-cell>
          <table:table-cell table:style-name="ce52" table:formula="of:=([.$E116]*POWER([.$E$9]+0.5*[.$G$100]; 2))/(POWER([.$E$7]+[.F$104]; 2)-POWER([.$E$7]; 2))" office:value-type="float" office:value="0.00296731343283583" calcext:value-type="float">
            <text:p>3.0E-03</text:p>
          </table:table-cell>
          <table:table-cell table:style-name="ce52" table:formula="of:=([.$E116]*POWER([.$E$9]+0.5*[.$G$100]; 2))/(POWER([.$E$7]+[.G$104]; 2)-POWER([.$E$7]; 2))" office:value-type="float" office:value="0.00147631188118812" calcext:value-type="float">
            <text:p>1.5E-03</text:p>
          </table:table-cell>
          <table:table-cell table:style-name="ce52" table:formula="of:=([.$E116]*POWER([.$E$9]+0.5*[.$G$100]; 2))/(POWER([.$E$7]+[.H$104]; 2)-POWER([.$E$7]; 2))" office:value-type="float" office:value="0.000979359605911327" calcext:value-type="float">
            <text:p>979.4E-06</text:p>
          </table:table-cell>
          <table:table-cell table:style-name="ce52" table:formula="of:=([.$E116]*POWER([.$E$9]+0.5*[.$G$100]; 2))/(POWER([.$E$7]+[.I$104]; 2)-POWER([.$E$7]; 2))" office:value-type="float" office:value="0.000730919117647058" calcext:value-type="float">
            <text:p>730.9E-06</text:p>
          </table:table-cell>
          <table:table-cell table:style-name="ce52" table:formula="of:=([.$E116]*POWER([.$E$9]+0.5*[.$G$100]; 2))/(POWER([.$E$7]+[.J$104]; 2)-POWER([.$E$7]; 2))" office:value-type="float" office:value="0.000581882926829268" calcext:value-type="float">
            <text:p>581.9E-06</text:p>
          </table:table-cell>
          <table:table-cell table:style-name="ce52" table:formula="of:=([.$E116]*POWER([.$E$9]+0.5*[.$G$100]; 2))/(POWER([.$E$7]+[.K$104]; 2)-POWER([.$E$7]; 2))" office:value-type="float" office:value="0.00048254854368932" calcext:value-type="float">
            <text:p>482.5E-06</text:p>
          </table:table-cell>
          <table:table-cell table:style-name="ce52" table:formula="of:=([.$E116]*POWER([.$E$9]+0.5*[.$G$100]; 2))/(POWER([.$E$7]+[.L$104]; 2)-POWER([.$E$7]; 2))" office:value-type="float" office:value="0.000411614906832299" calcext:value-type="float">
            <text:p>411.6E-06</text:p>
          </table:table-cell>
          <table:table-cell table:style-name="ce52" table:formula="of:=([.$E116]*POWER([.$E$9]+0.5*[.$G$100]; 2))/(POWER([.$E$7]+[.M$104]; 2)-POWER([.$E$7]; 2))" office:value-type="float" office:value="0.000358431490384615" calcext:value-type="float">
            <text:p>358.4E-06</text:p>
          </table:table-cell>
          <table:table-cell table:style-name="ce52" table:formula="of:=([.$E116]*POWER([.$E$9]+0.5*[.$G$100]; 2))/(POWER([.$E$7]+[.N$104]; 2)-POWER([.$E$7]; 2))" office:value-type="float" office:value="0.000317081339712919" calcext:value-type="float">
            <text:p>317.1E-06</text:p>
          </table:table-cell>
          <table:table-cell table:style-name="ce52" table:formula="of:=([.$E116]*POWER([.$E$9]+0.5*[.$G$100]; 2))/(POWER([.$E$7]+[.O$104]; 2)-POWER([.$E$7]; 2))" office:value-type="float" office:value="0.000284014285714286" calcext:value-type="float">
            <text:p>284.0E-06</text:p>
          </table:table-cell>
          <table:table-cell table:number-columns-repeated="2"/>
          <table:table-cell table:style-name="ce44" office:value-type="float" office:value="0.0000075" calcext:value-type="float">
            <text:p>7.50E-06</text:p>
          </table:table-cell>
          <table:table-cell table:style-name="ce52" table:formula="of:=([.$R116]*POWER([.$E$9]+0.5*[.$T$100]; 2))/(POWER([.$E$7]+[.S$104]; 2)-POWER([.$E$7]; 2))" office:value-type="float" office:value="0.00309492537313434" calcext:value-type="float">
            <text:p>3.1E-03</text:p>
          </table:table-cell>
          <table:table-cell table:style-name="ce52" table:formula="of:=([.$R116]*POWER([.$E$9]+0.5*[.$T$100]; 2))/(POWER([.$E$7]+[.T$104]; 2)-POWER([.$E$7]; 2))" office:value-type="float" office:value="0.00153980198019802" calcext:value-type="float">
            <text:p>1.5E-03</text:p>
          </table:table-cell>
          <table:table-cell table:style-name="ce52" table:formula="of:=([.$R116]*POWER([.$E$9]+0.5*[.$T$100]; 2))/(POWER([.$E$7]+[.U$104]; 2)-POWER([.$E$7]; 2))" office:value-type="float" office:value="0.00102147783251231" calcext:value-type="float">
            <text:p>1.0E-03</text:p>
          </table:table-cell>
          <table:table-cell table:style-name="ce52" table:formula="of:=([.$R116]*POWER([.$E$9]+0.5*[.$T$100]; 2))/(POWER([.$E$7]+[.V$104]; 2)-POWER([.$E$7]; 2))" office:value-type="float" office:value="0.00076235294117647" calcext:value-type="float">
            <text:p>762.4E-06</text:p>
          </table:table-cell>
          <table:table-cell table:style-name="ce52" table:formula="of:=([.$R116]*POWER([.$E$9]+0.5*[.$T$100]; 2))/(POWER([.$E$7]+[.W$104]; 2)-POWER([.$E$7]; 2))" office:value-type="float" office:value="0.000606907317073171" calcext:value-type="float">
            <text:p>606.9E-06</text:p>
          </table:table-cell>
          <table:table-cell table:style-name="ce52" table:formula="of:=([.$R116]*POWER([.$E$9]+0.5*[.$T$100]; 2))/(POWER([.$E$7]+[.X$104]; 2)-POWER([.$E$7]; 2))" office:value-type="float" office:value="0.000503300970873787" calcext:value-type="float">
            <text:p>503.3E-06</text:p>
          </table:table-cell>
          <table:table-cell table:style-name="ce52" table:formula="of:=([.$R116]*POWER([.$E$9]+0.5*[.$T$100]; 2))/(POWER([.$E$7]+[.Y$104]; 2)-POWER([.$E$7]; 2))" office:value-type="float" office:value="0.000429316770186336" calcext:value-type="float">
            <text:p>429.3E-06</text:p>
          </table:table-cell>
          <table:table-cell table:style-name="ce52" table:formula="of:=([.$R116]*POWER([.$E$9]+0.5*[.$T$100]; 2))/(POWER([.$E$7]+[.Z$104]; 2)-POWER([.$E$7]; 2))" office:value-type="float" office:value="0.000373846153846154" calcext:value-type="float">
            <text:p>373.8E-06</text:p>
          </table:table-cell>
          <table:table-cell table:style-name="ce52" table:formula="of:=([.$R116]*POWER([.$E$9]+0.5*[.$T$100]; 2))/(POWER([.$E$7]+[.AA$104]; 2)-POWER([.$E$7]; 2))" office:value-type="float" office:value="0.000330717703349282" calcext:value-type="float">
            <text:p>330.7E-06</text:p>
          </table:table-cell>
          <table:table-cell table:style-name="ce52" table:formula="of:=([.$R116]*POWER([.$E$9]+0.5*[.$T$100]; 2))/(POWER([.$E$7]+[.AB$104]; 2)-POWER([.$E$7]; 2))" office:value-type="float" office:value="0.000296228571428571" calcext:value-type="float">
            <text:p>296.2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8" calcext:value-type="float">
            <text:p>8.00E-06</text:p>
          </table:table-cell>
          <table:table-cell table:style-name="ce52" table:formula="of:=([.$E117]*POWER([.$E$9]+0.5*[.$G$100]; 2))/(POWER([.$E$7]+[.F$104]; 2)-POWER([.$E$7]; 2))" office:value-type="float" office:value="0.00316513432835822" calcext:value-type="float">
            <text:p>3.2E-03</text:p>
          </table:table-cell>
          <table:table-cell table:style-name="ce52" table:formula="of:=([.$E117]*POWER([.$E$9]+0.5*[.$G$100]; 2))/(POWER([.$E$7]+[.G$104]; 2)-POWER([.$E$7]; 2))" office:value-type="float" office:value="0.00157473267326733" calcext:value-type="float">
            <text:p>1.6E-03</text:p>
          </table:table-cell>
          <table:table-cell table:style-name="ce52" table:formula="of:=([.$E117]*POWER([.$E$9]+0.5*[.$G$100]; 2))/(POWER([.$E$7]+[.H$104]; 2)-POWER([.$E$7]; 2))" office:value-type="float" office:value="0.00104465024630542" calcext:value-type="float">
            <text:p>1.0E-03</text:p>
          </table:table-cell>
          <table:table-cell table:style-name="ce52" table:formula="of:=([.$E117]*POWER([.$E$9]+0.5*[.$G$100]; 2))/(POWER([.$E$7]+[.I$104]; 2)-POWER([.$E$7]; 2))" office:value-type="float" office:value="0.000779647058823528" calcext:value-type="float">
            <text:p>779.6E-06</text:p>
          </table:table-cell>
          <table:table-cell table:style-name="ce52" table:formula="of:=([.$E117]*POWER([.$E$9]+0.5*[.$G$100]; 2))/(POWER([.$E$7]+[.J$104]; 2)-POWER([.$E$7]; 2))" office:value-type="float" office:value="0.00062067512195122" calcext:value-type="float">
            <text:p>620.7E-06</text:p>
          </table:table-cell>
          <table:table-cell table:style-name="ce52" table:formula="of:=([.$E117]*POWER([.$E$9]+0.5*[.$G$100]; 2))/(POWER([.$E$7]+[.K$104]; 2)-POWER([.$E$7]; 2))" office:value-type="float" office:value="0.000514718446601942" calcext:value-type="float">
            <text:p>514.7E-06</text:p>
          </table:table-cell>
          <table:table-cell table:style-name="ce52" table:formula="of:=([.$E117]*POWER([.$E$9]+0.5*[.$G$100]; 2))/(POWER([.$E$7]+[.L$104]; 2)-POWER([.$E$7]; 2))" office:value-type="float" office:value="0.000439055900621119" calcext:value-type="float">
            <text:p>439.1E-06</text:p>
          </table:table-cell>
          <table:table-cell table:style-name="ce52" table:formula="of:=([.$E117]*POWER([.$E$9]+0.5*[.$G$100]; 2))/(POWER([.$E$7]+[.M$104]; 2)-POWER([.$E$7]; 2))" office:value-type="float" office:value="0.000382326923076923" calcext:value-type="float">
            <text:p>382.3E-06</text:p>
          </table:table-cell>
          <table:table-cell table:style-name="ce52" table:formula="of:=([.$E117]*POWER([.$E$9]+0.5*[.$G$100]; 2))/(POWER([.$E$7]+[.N$104]; 2)-POWER([.$E$7]; 2))" office:value-type="float" office:value="0.00033822009569378" calcext:value-type="float">
            <text:p>338.2E-06</text:p>
          </table:table-cell>
          <table:table-cell table:style-name="ce52" table:formula="of:=([.$E117]*POWER([.$E$9]+0.5*[.$G$100]; 2))/(POWER([.$E$7]+[.O$104]; 2)-POWER([.$E$7]; 2))" office:value-type="float" office:value="0.000302948571428571" calcext:value-type="float">
            <text:p>302.9E-06</text:p>
          </table:table-cell>
          <table:table-cell table:number-columns-repeated="2"/>
          <table:table-cell table:style-name="ce44" office:value-type="float" office:value="0.000008" calcext:value-type="float">
            <text:p>8.00E-06</text:p>
          </table:table-cell>
          <table:table-cell table:style-name="ce52" table:formula="of:=([.$R117]*POWER([.$E$9]+0.5*[.$T$100]; 2))/(POWER([.$E$7]+[.S$104]; 2)-POWER([.$E$7]; 2))" office:value-type="float" office:value="0.0033012537313433" calcext:value-type="float">
            <text:p>3.3E-03</text:p>
          </table:table-cell>
          <table:table-cell table:style-name="ce52" table:formula="of:=([.$R117]*POWER([.$E$9]+0.5*[.$T$100]; 2))/(POWER([.$E$7]+[.T$104]; 2)-POWER([.$E$7]; 2))" office:value-type="float" office:value="0.00164245544554456" calcext:value-type="float">
            <text:p>1.6E-03</text:p>
          </table:table-cell>
          <table:table-cell table:style-name="ce52" table:formula="of:=([.$R117]*POWER([.$E$9]+0.5*[.$T$100]; 2))/(POWER([.$E$7]+[.U$104]; 2)-POWER([.$E$7]; 2))" office:value-type="float" office:value="0.0010895763546798" calcext:value-type="float">
            <text:p>1.1E-03</text:p>
          </table:table-cell>
          <table:table-cell table:style-name="ce52" table:formula="of:=([.$R117]*POWER([.$E$9]+0.5*[.$T$100]; 2))/(POWER([.$E$7]+[.V$104]; 2)-POWER([.$E$7]; 2))" office:value-type="float" office:value="0.000813176470588234" calcext:value-type="float">
            <text:p>813.2E-06</text:p>
          </table:table-cell>
          <table:table-cell table:style-name="ce52" table:formula="of:=([.$R117]*POWER([.$E$9]+0.5*[.$T$100]; 2))/(POWER([.$E$7]+[.W$104]; 2)-POWER([.$E$7]; 2))" office:value-type="float" office:value="0.000647367804878049" calcext:value-type="float">
            <text:p>647.4E-06</text:p>
          </table:table-cell>
          <table:table-cell table:style-name="ce52" table:formula="of:=([.$R117]*POWER([.$E$9]+0.5*[.$T$100]; 2))/(POWER([.$E$7]+[.X$104]; 2)-POWER([.$E$7]; 2))" office:value-type="float" office:value="0.000536854368932039" calcext:value-type="float">
            <text:p>536.9E-06</text:p>
          </table:table-cell>
          <table:table-cell table:style-name="ce52" table:formula="of:=([.$R117]*POWER([.$E$9]+0.5*[.$T$100]; 2))/(POWER([.$E$7]+[.Y$104]; 2)-POWER([.$E$7]; 2))" office:value-type="float" office:value="0.000457937888198758" calcext:value-type="float">
            <text:p>457.9E-06</text:p>
          </table:table-cell>
          <table:table-cell table:style-name="ce52" table:formula="of:=([.$R117]*POWER([.$E$9]+0.5*[.$T$100]; 2))/(POWER([.$E$7]+[.Z$104]; 2)-POWER([.$E$7]; 2))" office:value-type="float" office:value="0.00039876923076923" calcext:value-type="float">
            <text:p>398.8E-06</text:p>
          </table:table-cell>
          <table:table-cell table:style-name="ce52" table:formula="of:=([.$R117]*POWER([.$E$9]+0.5*[.$T$100]; 2))/(POWER([.$E$7]+[.AA$104]; 2)-POWER([.$E$7]; 2))" office:value-type="float" office:value="0.000352765550239234" calcext:value-type="float">
            <text:p>352.8E-06</text:p>
          </table:table-cell>
          <table:table-cell table:style-name="ce52" table:formula="of:=([.$R117]*POWER([.$E$9]+0.5*[.$T$100]; 2))/(POWER([.$E$7]+[.AB$104]; 2)-POWER([.$E$7]; 2))" office:value-type="float" office:value="0.000315977142857143" calcext:value-type="float">
            <text:p>316.0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85" calcext:value-type="float">
            <text:p>8.50E-06</text:p>
          </table:table-cell>
          <table:table-cell table:style-name="ce52" table:formula="of:=([.$E118]*POWER([.$E$9]+0.5*[.$G$100]; 2))/(POWER([.$E$7]+[.F$104]; 2)-POWER([.$E$7]; 2))" office:value-type="float" office:value="0.00336295522388061" calcext:value-type="float">
            <text:p>3.4E-03</text:p>
          </table:table-cell>
          <table:table-cell table:style-name="ce52" table:formula="of:=([.$E118]*POWER([.$E$9]+0.5*[.$G$100]; 2))/(POWER([.$E$7]+[.G$104]; 2)-POWER([.$E$7]; 2))" office:value-type="float" office:value="0.00167315346534654" calcext:value-type="float">
            <text:p>1.7E-03</text:p>
          </table:table-cell>
          <table:table-cell table:style-name="ce52" table:formula="of:=([.$E118]*POWER([.$E$9]+0.5*[.$G$100]; 2))/(POWER([.$E$7]+[.H$104]; 2)-POWER([.$E$7]; 2))" office:value-type="float" office:value="0.0011099408866995" calcext:value-type="float">
            <text:p>1.1E-03</text:p>
          </table:table-cell>
          <table:table-cell table:style-name="ce52" table:formula="of:=([.$E118]*POWER([.$E$9]+0.5*[.$G$100]; 2))/(POWER([.$E$7]+[.I$104]; 2)-POWER([.$E$7]; 2))" office:value-type="float" office:value="0.000828374999999999" calcext:value-type="float">
            <text:p>828.4E-06</text:p>
          </table:table-cell>
          <table:table-cell table:style-name="ce52" table:formula="of:=([.$E118]*POWER([.$E$9]+0.5*[.$G$100]; 2))/(POWER([.$E$7]+[.J$104]; 2)-POWER([.$E$7]; 2))" office:value-type="float" office:value="0.000659467317073171" calcext:value-type="float">
            <text:p>659.5E-06</text:p>
          </table:table-cell>
          <table:table-cell table:style-name="ce52" table:formula="of:=([.$E118]*POWER([.$E$9]+0.5*[.$G$100]; 2))/(POWER([.$E$7]+[.K$104]; 2)-POWER([.$E$7]; 2))" office:value-type="float" office:value="0.000546888349514563" calcext:value-type="float">
            <text:p>546.9E-06</text:p>
          </table:table-cell>
          <table:table-cell table:style-name="ce52" table:formula="of:=([.$E118]*POWER([.$E$9]+0.5*[.$G$100]; 2))/(POWER([.$E$7]+[.L$104]; 2)-POWER([.$E$7]; 2))" office:value-type="float" office:value="0.000466496894409939" calcext:value-type="float">
            <text:p>466.5E-06</text:p>
          </table:table-cell>
          <table:table-cell table:style-name="ce52" table:formula="of:=([.$E118]*POWER([.$E$9]+0.5*[.$G$100]; 2))/(POWER([.$E$7]+[.M$104]; 2)-POWER([.$E$7]; 2))" office:value-type="float" office:value="0.00040622235576923" calcext:value-type="float">
            <text:p>406.2E-06</text:p>
          </table:table-cell>
          <table:table-cell table:style-name="ce52" table:formula="of:=([.$E118]*POWER([.$E$9]+0.5*[.$G$100]; 2))/(POWER([.$E$7]+[.N$104]; 2)-POWER([.$E$7]; 2))" office:value-type="float" office:value="0.000359358851674641" calcext:value-type="float">
            <text:p>359.4E-06</text:p>
          </table:table-cell>
          <table:table-cell table:style-name="ce52" table:formula="of:=([.$E118]*POWER([.$E$9]+0.5*[.$G$100]; 2))/(POWER([.$E$7]+[.O$104]; 2)-POWER([.$E$7]; 2))" office:value-type="float" office:value="0.000321882857142857" calcext:value-type="float">
            <text:p>321.9E-06</text:p>
          </table:table-cell>
          <table:table-cell table:number-columns-repeated="2"/>
          <table:table-cell table:style-name="ce44" office:value-type="float" office:value="0.0000085" calcext:value-type="float">
            <text:p>8.50E-06</text:p>
          </table:table-cell>
          <table:table-cell table:style-name="ce52" table:formula="of:=([.$R118]*POWER([.$E$9]+0.5*[.$T$100]; 2))/(POWER([.$E$7]+[.S$104]; 2)-POWER([.$E$7]; 2))" office:value-type="float" office:value="0.00350758208955226" calcext:value-type="float">
            <text:p>3.5E-03</text:p>
          </table:table-cell>
          <table:table-cell table:style-name="ce52" table:formula="of:=([.$R118]*POWER([.$E$9]+0.5*[.$T$100]; 2))/(POWER([.$E$7]+[.T$104]; 2)-POWER([.$E$7]; 2))" office:value-type="float" office:value="0.00174510891089109" calcext:value-type="float">
            <text:p>1.7E-03</text:p>
          </table:table-cell>
          <table:table-cell table:style-name="ce52" table:formula="of:=([.$R118]*POWER([.$E$9]+0.5*[.$T$100]; 2))/(POWER([.$E$7]+[.U$104]; 2)-POWER([.$E$7]; 2))" office:value-type="float" office:value="0.00115767487684729" calcext:value-type="float">
            <text:p>1.2E-03</text:p>
          </table:table-cell>
          <table:table-cell table:style-name="ce52" table:formula="of:=([.$R118]*POWER([.$E$9]+0.5*[.$T$100]; 2))/(POWER([.$E$7]+[.V$104]; 2)-POWER([.$E$7]; 2))" office:value-type="float" office:value="0.000863999999999999" calcext:value-type="float">
            <text:p>864.0E-06</text:p>
          </table:table-cell>
          <table:table-cell table:style-name="ce52" table:formula="of:=([.$R118]*POWER([.$E$9]+0.5*[.$T$100]; 2))/(POWER([.$E$7]+[.W$104]; 2)-POWER([.$E$7]; 2))" office:value-type="float" office:value="0.000687828292682927" calcext:value-type="float">
            <text:p>687.8E-06</text:p>
          </table:table-cell>
          <table:table-cell table:style-name="ce52" table:formula="of:=([.$R118]*POWER([.$E$9]+0.5*[.$T$100]; 2))/(POWER([.$E$7]+[.X$104]; 2)-POWER([.$E$7]; 2))" office:value-type="float" office:value="0.000570407766990291" calcext:value-type="float">
            <text:p>570.4E-06</text:p>
          </table:table-cell>
          <table:table-cell table:style-name="ce52" table:formula="of:=([.$R118]*POWER([.$E$9]+0.5*[.$T$100]; 2))/(POWER([.$E$7]+[.Y$104]; 2)-POWER([.$E$7]; 2))" office:value-type="float" office:value="0.000486559006211181" calcext:value-type="float">
            <text:p>486.6E-06</text:p>
          </table:table-cell>
          <table:table-cell table:style-name="ce52" table:formula="of:=([.$R118]*POWER([.$E$9]+0.5*[.$T$100]; 2))/(POWER([.$E$7]+[.Z$104]; 2)-POWER([.$E$7]; 2))" office:value-type="float" office:value="0.000423692307692307" calcext:value-type="float">
            <text:p>423.7E-06</text:p>
          </table:table-cell>
          <table:table-cell table:style-name="ce52" table:formula="of:=([.$R118]*POWER([.$E$9]+0.5*[.$T$100]; 2))/(POWER([.$E$7]+[.AA$104]; 2)-POWER([.$E$7]; 2))" office:value-type="float" office:value="0.000374813397129187" calcext:value-type="float">
            <text:p>374.8E-06</text:p>
          </table:table-cell>
          <table:table-cell table:style-name="ce52" table:formula="of:=([.$R118]*POWER([.$E$9]+0.5*[.$T$100]; 2))/(POWER([.$E$7]+[.AB$104]; 2)-POWER([.$E$7]; 2))" office:value-type="float" office:value="0.000335725714285714" calcext:value-type="float">
            <text:p>335.7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9" calcext:value-type="float">
            <text:p>9.00E-06</text:p>
          </table:table-cell>
          <table:table-cell table:style-name="ce52" table:formula="of:=([.$E119]*POWER([.$E$9]+0.5*[.$G$100]; 2))/(POWER([.$E$7]+[.F$104]; 2)-POWER([.$E$7]; 2))" office:value-type="float" office:value="0.003560776119403" calcext:value-type="float">
            <text:p>3.6E-03</text:p>
          </table:table-cell>
          <table:table-cell table:style-name="ce52" table:formula="of:=([.$E119]*POWER([.$E$9]+0.5*[.$G$100]; 2))/(POWER([.$E$7]+[.G$104]; 2)-POWER([.$E$7]; 2))" office:value-type="float" office:value="0.00177157425742575" calcext:value-type="float">
            <text:p>1.8E-03</text:p>
          </table:table-cell>
          <table:table-cell table:style-name="ce52" table:formula="of:=([.$E119]*POWER([.$E$9]+0.5*[.$G$100]; 2))/(POWER([.$E$7]+[.H$104]; 2)-POWER([.$E$7]; 2))" office:value-type="float" office:value="0.00117523152709359" calcext:value-type="float">
            <text:p>1.2E-03</text:p>
          </table:table-cell>
          <table:table-cell table:style-name="ce52" table:formula="of:=([.$E119]*POWER([.$E$9]+0.5*[.$G$100]; 2))/(POWER([.$E$7]+[.I$104]; 2)-POWER([.$E$7]; 2))" office:value-type="float" office:value="0.00087710294117647" calcext:value-type="float">
            <text:p>877.1E-06</text:p>
          </table:table-cell>
          <table:table-cell table:style-name="ce52" table:formula="of:=([.$E119]*POWER([.$E$9]+0.5*[.$G$100]; 2))/(POWER([.$E$7]+[.J$104]; 2)-POWER([.$E$7]; 2))" office:value-type="float" office:value="0.000698259512195122" calcext:value-type="float">
            <text:p>698.3E-06</text:p>
          </table:table-cell>
          <table:table-cell table:style-name="ce52" table:formula="of:=([.$E119]*POWER([.$E$9]+0.5*[.$G$100]; 2))/(POWER([.$E$7]+[.K$104]; 2)-POWER([.$E$7]; 2))" office:value-type="float" office:value="0.000579058252427185" calcext:value-type="float">
            <text:p>579.1E-06</text:p>
          </table:table-cell>
          <table:table-cell table:style-name="ce52" table:formula="of:=([.$E119]*POWER([.$E$9]+0.5*[.$G$100]; 2))/(POWER([.$E$7]+[.L$104]; 2)-POWER([.$E$7]; 2))" office:value-type="float" office:value="0.000493937888198758" calcext:value-type="float">
            <text:p>493.9E-06</text:p>
          </table:table-cell>
          <table:table-cell table:style-name="ce52" table:formula="of:=([.$E119]*POWER([.$E$9]+0.5*[.$G$100]; 2))/(POWER([.$E$7]+[.M$104]; 2)-POWER([.$E$7]; 2))" office:value-type="float" office:value="0.000430117788461538" calcext:value-type="float">
            <text:p>430.1E-06</text:p>
          </table:table-cell>
          <table:table-cell table:style-name="ce52" table:formula="of:=([.$E119]*POWER([.$E$9]+0.5*[.$G$100]; 2))/(POWER([.$E$7]+[.N$104]; 2)-POWER([.$E$7]; 2))" office:value-type="float" office:value="0.000380497607655502" calcext:value-type="float">
            <text:p>380.5E-06</text:p>
          </table:table-cell>
          <table:table-cell table:style-name="ce52" table:formula="of:=([.$E119]*POWER([.$E$9]+0.5*[.$G$100]; 2))/(POWER([.$E$7]+[.O$104]; 2)-POWER([.$E$7]; 2))" office:value-type="float" office:value="0.000340817142857143" calcext:value-type="float">
            <text:p>340.8E-06</text:p>
          </table:table-cell>
          <table:table-cell table:number-columns-repeated="2"/>
          <table:table-cell table:style-name="ce44" office:value-type="float" office:value="0.000009" calcext:value-type="float">
            <text:p>9.00E-06</text:p>
          </table:table-cell>
          <table:table-cell table:style-name="ce52" table:formula="of:=([.$R119]*POWER([.$E$9]+0.5*[.$T$100]; 2))/(POWER([.$E$7]+[.S$104]; 2)-POWER([.$E$7]; 2))" office:value-type="float" office:value="0.00371391044776121" calcext:value-type="float">
            <text:p>3.7E-03</text:p>
          </table:table-cell>
          <table:table-cell table:style-name="ce52" table:formula="of:=([.$R119]*POWER([.$E$9]+0.5*[.$T$100]; 2))/(POWER([.$E$7]+[.T$104]; 2)-POWER([.$E$7]; 2))" office:value-type="float" office:value="0.00184776237623763" calcext:value-type="float">
            <text:p>1.8E-03</text:p>
          </table:table-cell>
          <table:table-cell table:style-name="ce52" table:formula="of:=([.$R119]*POWER([.$E$9]+0.5*[.$T$100]; 2))/(POWER([.$E$7]+[.U$104]; 2)-POWER([.$E$7]; 2))" office:value-type="float" office:value="0.00122577339901477" calcext:value-type="float">
            <text:p>1.2E-03</text:p>
          </table:table-cell>
          <table:table-cell table:style-name="ce52" table:formula="of:=([.$R119]*POWER([.$E$9]+0.5*[.$T$100]; 2))/(POWER([.$E$7]+[.V$104]; 2)-POWER([.$E$7]; 2))" office:value-type="float" office:value="0.000914823529411764" calcext:value-type="float">
            <text:p>914.8E-06</text:p>
          </table:table-cell>
          <table:table-cell table:style-name="ce52" table:formula="of:=([.$R119]*POWER([.$E$9]+0.5*[.$T$100]; 2))/(POWER([.$E$7]+[.W$104]; 2)-POWER([.$E$7]; 2))" office:value-type="float" office:value="0.000728288780487805" calcext:value-type="float">
            <text:p>728.3E-06</text:p>
          </table:table-cell>
          <table:table-cell table:style-name="ce52" table:formula="of:=([.$R119]*POWER([.$E$9]+0.5*[.$T$100]; 2))/(POWER([.$E$7]+[.X$104]; 2)-POWER([.$E$7]; 2))" office:value-type="float" office:value="0.000603961165048544" calcext:value-type="float">
            <text:p>604.0E-06</text:p>
          </table:table-cell>
          <table:table-cell table:style-name="ce52" table:formula="of:=([.$R119]*POWER([.$E$9]+0.5*[.$T$100]; 2))/(POWER([.$E$7]+[.Y$104]; 2)-POWER([.$E$7]; 2))" office:value-type="float" office:value="0.000515180124223603" calcext:value-type="float">
            <text:p>515.2E-06</text:p>
          </table:table-cell>
          <table:table-cell table:style-name="ce52" table:formula="of:=([.$R119]*POWER([.$E$9]+0.5*[.$T$100]; 2))/(POWER([.$E$7]+[.Z$104]; 2)-POWER([.$E$7]; 2))" office:value-type="float" office:value="0.000448615384615384" calcext:value-type="float">
            <text:p>448.6E-06</text:p>
          </table:table-cell>
          <table:table-cell table:style-name="ce52" table:formula="of:=([.$R119]*POWER([.$E$9]+0.5*[.$T$100]; 2))/(POWER([.$E$7]+[.AA$104]; 2)-POWER([.$E$7]; 2))" office:value-type="float" office:value="0.000396861244019139" calcext:value-type="float">
            <text:p>396.9E-06</text:p>
          </table:table-cell>
          <table:table-cell table:style-name="ce52" table:formula="of:=([.$R119]*POWER([.$E$9]+0.5*[.$T$100]; 2))/(POWER([.$E$7]+[.AB$104]; 2)-POWER([.$E$7]; 2))" office:value-type="float" office:value="0.000355474285714286" calcext:value-type="float">
            <text:p>355.5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95" calcext:value-type="float">
            <text:p>9.50E-06</text:p>
          </table:table-cell>
          <table:table-cell table:style-name="ce52" table:formula="of:=([.$E120]*POWER([.$E$9]+0.5*[.$G$100]; 2))/(POWER([.$E$7]+[.F$104]; 2)-POWER([.$E$7]; 2))" office:value-type="float" office:value="0.00375859701492539" calcext:value-type="float">
            <text:p>3.8E-03</text:p>
          </table:table-cell>
          <table:table-cell table:style-name="ce52" table:formula="of:=([.$E120]*POWER([.$E$9]+0.5*[.$G$100]; 2))/(POWER([.$E$7]+[.G$104]; 2)-POWER([.$E$7]; 2))" office:value-type="float" office:value="0.00186999504950495" calcext:value-type="float">
            <text:p>1.9E-03</text:p>
          </table:table-cell>
          <table:table-cell table:style-name="ce52" table:formula="of:=([.$E120]*POWER([.$E$9]+0.5*[.$G$100]; 2))/(POWER([.$E$7]+[.H$104]; 2)-POWER([.$E$7]; 2))" office:value-type="float" office:value="0.00124052216748768" calcext:value-type="float">
            <text:p>1.2E-03</text:p>
          </table:table-cell>
          <table:table-cell table:style-name="ce52" table:formula="of:=([.$E120]*POWER([.$E$9]+0.5*[.$G$100]; 2))/(POWER([.$E$7]+[.I$104]; 2)-POWER([.$E$7]; 2))" office:value-type="float" office:value="0.00092583088235294" calcext:value-type="float">
            <text:p>925.8E-06</text:p>
          </table:table-cell>
          <table:table-cell table:style-name="ce52" table:formula="of:=([.$E120]*POWER([.$E$9]+0.5*[.$G$100]; 2))/(POWER([.$E$7]+[.J$104]; 2)-POWER([.$E$7]; 2))" office:value-type="float" office:value="0.000737051707317073" calcext:value-type="float">
            <text:p>737.1E-06</text:p>
          </table:table-cell>
          <table:table-cell table:style-name="ce52" table:formula="of:=([.$E120]*POWER([.$E$9]+0.5*[.$G$100]; 2))/(POWER([.$E$7]+[.K$104]; 2)-POWER([.$E$7]; 2))" office:value-type="float" office:value="0.000611228155339806" calcext:value-type="float">
            <text:p>611.2E-06</text:p>
          </table:table-cell>
          <table:table-cell table:style-name="ce52" table:formula="of:=([.$E120]*POWER([.$E$9]+0.5*[.$G$100]; 2))/(POWER([.$E$7]+[.L$104]; 2)-POWER([.$E$7]; 2))" office:value-type="float" office:value="0.000521378881987578" calcext:value-type="float">
            <text:p>521.4E-06</text:p>
          </table:table-cell>
          <table:table-cell table:style-name="ce52" table:formula="of:=([.$E120]*POWER([.$E$9]+0.5*[.$G$100]; 2))/(POWER([.$E$7]+[.M$104]; 2)-POWER([.$E$7]; 2))" office:value-type="float" office:value="0.000454013221153846" calcext:value-type="float">
            <text:p>454.0E-06</text:p>
          </table:table-cell>
          <table:table-cell table:style-name="ce52" table:formula="of:=([.$E120]*POWER([.$E$9]+0.5*[.$G$100]; 2))/(POWER([.$E$7]+[.N$104]; 2)-POWER([.$E$7]; 2))" office:value-type="float" office:value="0.000401636363636364" calcext:value-type="float">
            <text:p>401.6E-06</text:p>
          </table:table-cell>
          <table:table-cell table:style-name="ce52" table:formula="of:=([.$E120]*POWER([.$E$9]+0.5*[.$G$100]; 2))/(POWER([.$E$7]+[.O$104]; 2)-POWER([.$E$7]; 2))" office:value-type="float" office:value="0.000359751428571429" calcext:value-type="float">
            <text:p>359.8E-06</text:p>
          </table:table-cell>
          <table:table-cell table:number-columns-repeated="2"/>
          <table:table-cell table:style-name="ce44" office:value-type="float" office:value="0.0000095" calcext:value-type="float">
            <text:p>9.50E-06</text:p>
          </table:table-cell>
          <table:table-cell table:style-name="ce52" table:formula="of:=([.$R120]*POWER([.$E$9]+0.5*[.$T$100]; 2))/(POWER([.$E$7]+[.S$104]; 2)-POWER([.$E$7]; 2))" office:value-type="float" office:value="0.00392023880597017" calcext:value-type="float">
            <text:p>3.9E-03</text:p>
          </table:table-cell>
          <table:table-cell table:style-name="ce52" table:formula="of:=([.$R120]*POWER([.$E$9]+0.5*[.$T$100]; 2))/(POWER([.$E$7]+[.T$104]; 2)-POWER([.$E$7]; 2))" office:value-type="float" office:value="0.00195041584158416" calcext:value-type="float">
            <text:p>2.0E-03</text:p>
          </table:table-cell>
          <table:table-cell table:style-name="ce52" table:formula="of:=([.$R120]*POWER([.$E$9]+0.5*[.$T$100]; 2))/(POWER([.$E$7]+[.U$104]; 2)-POWER([.$E$7]; 2))" office:value-type="float" office:value="0.00129387192118226" calcext:value-type="float">
            <text:p>1.3E-03</text:p>
          </table:table-cell>
          <table:table-cell table:style-name="ce52" table:formula="of:=([.$R120]*POWER([.$E$9]+0.5*[.$T$100]; 2))/(POWER([.$E$7]+[.V$104]; 2)-POWER([.$E$7]; 2))" office:value-type="float" office:value="0.000965647058823528" calcext:value-type="float">
            <text:p>965.6E-06</text:p>
          </table:table-cell>
          <table:table-cell table:style-name="ce52" table:formula="of:=([.$R120]*POWER([.$E$9]+0.5*[.$T$100]; 2))/(POWER([.$E$7]+[.W$104]; 2)-POWER([.$E$7]; 2))" office:value-type="float" office:value="0.000768749268292683" calcext:value-type="float">
            <text:p>768.7E-06</text:p>
          </table:table-cell>
          <table:table-cell table:style-name="ce52" table:formula="of:=([.$R120]*POWER([.$E$9]+0.5*[.$T$100]; 2))/(POWER([.$E$7]+[.X$104]; 2)-POWER([.$E$7]; 2))" office:value-type="float" office:value="0.000637514563106796" calcext:value-type="float">
            <text:p>637.5E-06</text:p>
          </table:table-cell>
          <table:table-cell table:style-name="ce52" table:formula="of:=([.$R120]*POWER([.$E$9]+0.5*[.$T$100]; 2))/(POWER([.$E$7]+[.Y$104]; 2)-POWER([.$E$7]; 2))" office:value-type="float" office:value="0.000543801242236026" calcext:value-type="float">
            <text:p>543.8E-06</text:p>
          </table:table-cell>
          <table:table-cell table:style-name="ce52" table:formula="of:=([.$R120]*POWER([.$E$9]+0.5*[.$T$100]; 2))/(POWER([.$E$7]+[.Z$104]; 2)-POWER([.$E$7]; 2))" office:value-type="float" office:value="0.000473538461538461" calcext:value-type="float">
            <text:p>473.5E-06</text:p>
          </table:table-cell>
          <table:table-cell table:style-name="ce52" table:formula="of:=([.$R120]*POWER([.$E$9]+0.5*[.$T$100]; 2))/(POWER([.$E$7]+[.AA$104]; 2)-POWER([.$E$7]; 2))" office:value-type="float" office:value="0.000418909090909091" calcext:value-type="float">
            <text:p>418.9E-06</text:p>
          </table:table-cell>
          <table:table-cell table:style-name="ce52" table:formula="of:=([.$R120]*POWER([.$E$9]+0.5*[.$T$100]; 2))/(POWER([.$E$7]+[.AB$104]; 2)-POWER([.$E$7]; 2))" office:value-type="float" office:value="0.000375222857142857" calcext:value-type="float">
            <text:p>375.2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1" calcext:value-type="float">
            <text:p>10.00E-06</text:p>
          </table:table-cell>
          <table:table-cell table:style-name="ce52" table:formula="of:=([.$E121]*POWER([.$E$9]+0.5*[.$G$100]; 2))/(POWER([.$E$7]+[.F$104]; 2)-POWER([.$E$7]; 2))" office:value-type="float" office:value="0.00395641791044778" calcext:value-type="float">
            <text:p>4.0E-03</text:p>
          </table:table-cell>
          <table:table-cell table:style-name="ce52" table:formula="of:=([.$E121]*POWER([.$E$9]+0.5*[.$G$100]; 2))/(POWER([.$E$7]+[.G$104]; 2)-POWER([.$E$7]; 2))" office:value-type="float" office:value="0.00196841584158416" calcext:value-type="float">
            <text:p>2.0E-03</text:p>
          </table:table-cell>
          <table:table-cell table:style-name="ce52" table:formula="of:=([.$E121]*POWER([.$E$9]+0.5*[.$G$100]; 2))/(POWER([.$E$7]+[.H$104]; 2)-POWER([.$E$7]; 2))" office:value-type="float" office:value="0.00130581280788177" calcext:value-type="float">
            <text:p>1.3E-03</text:p>
          </table:table-cell>
          <table:table-cell table:style-name="ce52" table:formula="of:=([.$E121]*POWER([.$E$9]+0.5*[.$G$100]; 2))/(POWER([.$E$7]+[.I$104]; 2)-POWER([.$E$7]; 2))" office:value-type="float" office:value="0.000974558823529411" calcext:value-type="float">
            <text:p>974.6E-06</text:p>
          </table:table-cell>
          <table:table-cell table:style-name="ce52" table:formula="of:=([.$E121]*POWER([.$E$9]+0.5*[.$G$100]; 2))/(POWER([.$E$7]+[.J$104]; 2)-POWER([.$E$7]; 2))" office:value-type="float" office:value="0.000775843902439024" calcext:value-type="float">
            <text:p>775.8E-06</text:p>
          </table:table-cell>
          <table:table-cell table:style-name="ce52" table:formula="of:=([.$E121]*POWER([.$E$9]+0.5*[.$G$100]; 2))/(POWER([.$E$7]+[.K$104]; 2)-POWER([.$E$7]; 2))" office:value-type="float" office:value="0.000643398058252427" calcext:value-type="float">
            <text:p>643.4E-06</text:p>
          </table:table-cell>
          <table:table-cell table:style-name="ce52" table:formula="of:=([.$E121]*POWER([.$E$9]+0.5*[.$G$100]; 2))/(POWER([.$E$7]+[.L$104]; 2)-POWER([.$E$7]; 2))" office:value-type="float" office:value="0.000548819875776398" calcext:value-type="float">
            <text:p>548.8E-06</text:p>
          </table:table-cell>
          <table:table-cell table:style-name="ce52" table:formula="of:=([.$E121]*POWER([.$E$9]+0.5*[.$G$100]; 2))/(POWER([.$E$7]+[.M$104]; 2)-POWER([.$E$7]; 2))" office:value-type="float" office:value="0.000477908653846153" calcext:value-type="float">
            <text:p>477.9E-06</text:p>
          </table:table-cell>
          <table:table-cell table:style-name="ce52" table:formula="of:=([.$E121]*POWER([.$E$9]+0.5*[.$G$100]; 2))/(POWER([.$E$7]+[.N$104]; 2)-POWER([.$E$7]; 2))" office:value-type="float" office:value="0.000422775119617225" calcext:value-type="float">
            <text:p>422.8E-06</text:p>
          </table:table-cell>
          <table:table-cell table:style-name="ce52" table:formula="of:=([.$E121]*POWER([.$E$9]+0.5*[.$G$100]; 2))/(POWER([.$E$7]+[.O$104]; 2)-POWER([.$E$7]; 2))" office:value-type="float" office:value="0.000378685714285714" calcext:value-type="float">
            <text:p>378.7E-06</text:p>
          </table:table-cell>
          <table:table-cell table:number-columns-repeated="2"/>
          <table:table-cell table:style-name="ce44" office:value-type="float" office:value="0.00001" calcext:value-type="float">
            <text:p>10.00E-06</text:p>
          </table:table-cell>
          <table:table-cell table:style-name="ce52" table:formula="of:=([.$R121]*POWER([.$E$9]+0.5*[.$T$100]; 2))/(POWER([.$E$7]+[.S$104]; 2)-POWER([.$E$7]; 2))" office:value-type="float" office:value="0.00412656716417912" calcext:value-type="float">
            <text:p>4.1E-03</text:p>
          </table:table-cell>
          <table:table-cell table:style-name="ce52" table:formula="of:=([.$R121]*POWER([.$E$9]+0.5*[.$T$100]; 2))/(POWER([.$E$7]+[.T$104]; 2)-POWER([.$E$7]; 2))" office:value-type="float" office:value="0.0020530693069307" calcext:value-type="float">
            <text:p>2.1E-03</text:p>
          </table:table-cell>
          <table:table-cell table:style-name="ce52" table:formula="of:=([.$R121]*POWER([.$E$9]+0.5*[.$T$100]; 2))/(POWER([.$E$7]+[.U$104]; 2)-POWER([.$E$7]; 2))" office:value-type="float" office:value="0.00136197044334975" calcext:value-type="float">
            <text:p>1.4E-03</text:p>
          </table:table-cell>
          <table:table-cell table:style-name="ce52" table:formula="of:=([.$R121]*POWER([.$E$9]+0.5*[.$T$100]; 2))/(POWER([.$E$7]+[.V$104]; 2)-POWER([.$E$7]; 2))" office:value-type="float" office:value="0.00101647058823529" calcext:value-type="float">
            <text:p>1.0E-03</text:p>
          </table:table-cell>
          <table:table-cell table:style-name="ce52" table:formula="of:=([.$R121]*POWER([.$E$9]+0.5*[.$T$100]; 2))/(POWER([.$E$7]+[.W$104]; 2)-POWER([.$E$7]; 2))" office:value-type="float" office:value="0.000809209756097561" calcext:value-type="float">
            <text:p>809.2E-06</text:p>
          </table:table-cell>
          <table:table-cell table:style-name="ce52" table:formula="of:=([.$R121]*POWER([.$E$9]+0.5*[.$T$100]; 2))/(POWER([.$E$7]+[.X$104]; 2)-POWER([.$E$7]; 2))" office:value-type="float" office:value="0.000671067961165049" calcext:value-type="float">
            <text:p>671.1E-06</text:p>
          </table:table-cell>
          <table:table-cell table:style-name="ce52" table:formula="of:=([.$R121]*POWER([.$E$9]+0.5*[.$T$100]; 2))/(POWER([.$E$7]+[.Y$104]; 2)-POWER([.$E$7]; 2))" office:value-type="float" office:value="0.000572422360248448" calcext:value-type="float">
            <text:p>572.4E-06</text:p>
          </table:table-cell>
          <table:table-cell table:style-name="ce52" table:formula="of:=([.$R121]*POWER([.$E$9]+0.5*[.$T$100]; 2))/(POWER([.$E$7]+[.Z$104]; 2)-POWER([.$E$7]; 2))" office:value-type="float" office:value="0.000498461538461538" calcext:value-type="float">
            <text:p>498.5E-06</text:p>
          </table:table-cell>
          <table:table-cell table:style-name="ce52" table:formula="of:=([.$R121]*POWER([.$E$9]+0.5*[.$T$100]; 2))/(POWER([.$E$7]+[.AA$104]; 2)-POWER([.$E$7]; 2))" office:value-type="float" office:value="0.000440956937799043" calcext:value-type="float">
            <text:p>441.0E-06</text:p>
          </table:table-cell>
          <table:table-cell table:style-name="ce52" table:formula="of:=([.$R121]*POWER([.$E$9]+0.5*[.$T$100]; 2))/(POWER([.$E$7]+[.AB$104]; 2)-POWER([.$E$7]; 2))" office:value-type="float" office:value="0.000394971428571429" calcext:value-type="float">
            <text:p>395.0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105" calcext:value-type="float">
            <text:p>10.50E-06</text:p>
          </table:table-cell>
          <table:table-cell table:style-name="ce52" table:formula="of:=([.$E122]*POWER([.$E$9]+0.5*[.$G$100]; 2))/(POWER([.$E$7]+[.F$104]; 2)-POWER([.$E$7]; 2))" office:value-type="float" office:value="0.00415423880597017" calcext:value-type="float">
            <text:p>4.2E-03</text:p>
          </table:table-cell>
          <table:table-cell table:style-name="ce52" table:formula="of:=([.$E122]*POWER([.$E$9]+0.5*[.$G$100]; 2))/(POWER([.$E$7]+[.G$104]; 2)-POWER([.$E$7]; 2))" office:value-type="float" office:value="0.00206683663366337" calcext:value-type="float">
            <text:p>2.1E-03</text:p>
          </table:table-cell>
          <table:table-cell table:style-name="ce52" table:formula="of:=([.$E122]*POWER([.$E$9]+0.5*[.$G$100]; 2))/(POWER([.$E$7]+[.H$104]; 2)-POWER([.$E$7]; 2))" office:value-type="float" office:value="0.00137110344827586" calcext:value-type="float">
            <text:p>1.4E-03</text:p>
          </table:table-cell>
          <table:table-cell table:style-name="ce52" table:formula="of:=([.$E122]*POWER([.$E$9]+0.5*[.$G$100]; 2))/(POWER([.$E$7]+[.I$104]; 2)-POWER([.$E$7]; 2))" office:value-type="float" office:value="0.00102328676470588" calcext:value-type="float">
            <text:p>1.0E-03</text:p>
          </table:table-cell>
          <table:table-cell table:style-name="ce52" table:formula="of:=([.$E122]*POWER([.$E$9]+0.5*[.$G$100]; 2))/(POWER([.$E$7]+[.J$104]; 2)-POWER([.$E$7]; 2))" office:value-type="float" office:value="0.000814636097560976" calcext:value-type="float">
            <text:p>814.6E-06</text:p>
          </table:table-cell>
          <table:table-cell table:style-name="ce52" table:formula="of:=([.$E122]*POWER([.$E$9]+0.5*[.$G$100]; 2))/(POWER([.$E$7]+[.K$104]; 2)-POWER([.$E$7]; 2))" office:value-type="float" office:value="0.000675567961165049" calcext:value-type="float">
            <text:p>675.6E-06</text:p>
          </table:table-cell>
          <table:table-cell table:style-name="ce52" table:formula="of:=([.$E122]*POWER([.$E$9]+0.5*[.$G$100]; 2))/(POWER([.$E$7]+[.L$104]; 2)-POWER([.$E$7]; 2))" office:value-type="float" office:value="0.000576260869565218" calcext:value-type="float">
            <text:p>576.3E-06</text:p>
          </table:table-cell>
          <table:table-cell table:style-name="ce52" table:formula="of:=([.$E122]*POWER([.$E$9]+0.5*[.$G$100]; 2))/(POWER([.$E$7]+[.M$104]; 2)-POWER([.$E$7]; 2))" office:value-type="float" office:value="0.000501804086538461" calcext:value-type="float">
            <text:p>501.8E-06</text:p>
          </table:table-cell>
          <table:table-cell table:style-name="ce52" table:formula="of:=([.$E122]*POWER([.$E$9]+0.5*[.$G$100]; 2))/(POWER([.$E$7]+[.N$104]; 2)-POWER([.$E$7]; 2))" office:value-type="float" office:value="0.000443913875598086" calcext:value-type="float">
            <text:p>443.9E-06</text:p>
          </table:table-cell>
          <table:table-cell table:style-name="ce52" table:formula="of:=([.$E122]*POWER([.$E$9]+0.5*[.$G$100]; 2))/(POWER([.$E$7]+[.O$104]; 2)-POWER([.$E$7]; 2))" office:value-type="float" office:value="0.00039762" calcext:value-type="float">
            <text:p>397.6E-06</text:p>
          </table:table-cell>
          <table:table-cell table:number-columns-repeated="2"/>
          <table:table-cell table:style-name="ce44" office:value-type="float" office:value="0.0000105" calcext:value-type="float">
            <text:p>10.50E-06</text:p>
          </table:table-cell>
          <table:table-cell table:style-name="ce52" table:formula="of:=([.$R122]*POWER([.$E$9]+0.5*[.$T$100]; 2))/(POWER([.$E$7]+[.S$104]; 2)-POWER([.$E$7]; 2))" office:value-type="float" office:value="0.00433289552238808" calcext:value-type="float">
            <text:p>4.3E-03</text:p>
          </table:table-cell>
          <table:table-cell table:style-name="ce52" table:formula="of:=([.$R122]*POWER([.$E$9]+0.5*[.$T$100]; 2))/(POWER([.$E$7]+[.T$104]; 2)-POWER([.$E$7]; 2))" office:value-type="float" office:value="0.00215572277227723" calcext:value-type="float">
            <text:p>2.2E-03</text:p>
          </table:table-cell>
          <table:table-cell table:style-name="ce52" table:formula="of:=([.$R122]*POWER([.$E$9]+0.5*[.$T$100]; 2))/(POWER([.$E$7]+[.U$104]; 2)-POWER([.$E$7]; 2))" office:value-type="float" office:value="0.00143006896551724" calcext:value-type="float">
            <text:p>1.4E-03</text:p>
          </table:table-cell>
          <table:table-cell table:style-name="ce52" table:formula="of:=([.$R122]*POWER([.$E$9]+0.5*[.$T$100]; 2))/(POWER([.$E$7]+[.V$104]; 2)-POWER([.$E$7]; 2))" office:value-type="float" office:value="0.00106729411764706" calcext:value-type="float">
            <text:p>1.1E-03</text:p>
          </table:table-cell>
          <table:table-cell table:style-name="ce52" table:formula="of:=([.$R122]*POWER([.$E$9]+0.5*[.$T$100]; 2))/(POWER([.$E$7]+[.W$104]; 2)-POWER([.$E$7]; 2))" office:value-type="float" office:value="0.000849670243902439" calcext:value-type="float">
            <text:p>849.7E-06</text:p>
          </table:table-cell>
          <table:table-cell table:style-name="ce52" table:formula="of:=([.$R122]*POWER([.$E$9]+0.5*[.$T$100]; 2))/(POWER([.$E$7]+[.X$104]; 2)-POWER([.$E$7]; 2))" office:value-type="float" office:value="0.000704621359223301" calcext:value-type="float">
            <text:p>704.6E-06</text:p>
          </table:table-cell>
          <table:table-cell table:style-name="ce52" table:formula="of:=([.$R122]*POWER([.$E$9]+0.5*[.$T$100]; 2))/(POWER([.$E$7]+[.Y$104]; 2)-POWER([.$E$7]; 2))" office:value-type="float" office:value="0.000601043478260871" calcext:value-type="float">
            <text:p>601.0E-06</text:p>
          </table:table-cell>
          <table:table-cell table:style-name="ce52" table:formula="of:=([.$R122]*POWER([.$E$9]+0.5*[.$T$100]; 2))/(POWER([.$E$7]+[.Z$104]; 2)-POWER([.$E$7]; 2))" office:value-type="float" office:value="0.000523384615384615" calcext:value-type="float">
            <text:p>523.4E-06</text:p>
          </table:table-cell>
          <table:table-cell table:style-name="ce52" table:formula="of:=([.$R122]*POWER([.$E$9]+0.5*[.$T$100]; 2))/(POWER([.$E$7]+[.AA$104]; 2)-POWER([.$E$7]; 2))" office:value-type="float" office:value="0.000463004784688995" calcext:value-type="float">
            <text:p>463.0E-06</text:p>
          </table:table-cell>
          <table:table-cell table:style-name="ce52" table:formula="of:=([.$R122]*POWER([.$E$9]+0.5*[.$T$100]; 2))/(POWER([.$E$7]+[.AB$104]; 2)-POWER([.$E$7]; 2))" office:value-type="float" office:value="0.00041472" calcext:value-type="float">
            <text:p>414.7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11" calcext:value-type="float">
            <text:p>11.00E-06</text:p>
          </table:table-cell>
          <table:table-cell table:style-name="ce52" table:formula="of:=([.$E123]*POWER([.$E$9]+0.5*[.$G$100]; 2))/(POWER([.$E$7]+[.F$104]; 2)-POWER([.$E$7]; 2))" office:value-type="float" office:value="0.00435205970149256" calcext:value-type="float">
            <text:p>4.4E-03</text:p>
          </table:table-cell>
          <table:table-cell table:style-name="ce52" table:formula="of:=([.$E123]*POWER([.$E$9]+0.5*[.$G$100]; 2))/(POWER([.$E$7]+[.G$104]; 2)-POWER([.$E$7]; 2))" office:value-type="float" office:value="0.00216525742574258" calcext:value-type="float">
            <text:p>2.2E-03</text:p>
          </table:table-cell>
          <table:table-cell table:style-name="ce52" table:formula="of:=([.$E123]*POWER([.$E$9]+0.5*[.$G$100]; 2))/(POWER([.$E$7]+[.H$104]; 2)-POWER([.$E$7]; 2))" office:value-type="float" office:value="0.00143639408866995" calcext:value-type="float">
            <text:p>1.4E-03</text:p>
          </table:table-cell>
          <table:table-cell table:style-name="ce52" table:formula="of:=([.$E123]*POWER([.$E$9]+0.5*[.$G$100]; 2))/(POWER([.$E$7]+[.I$104]; 2)-POWER([.$E$7]; 2))" office:value-type="float" office:value="0.00107201470588235" calcext:value-type="float">
            <text:p>1.1E-03</text:p>
          </table:table-cell>
          <table:table-cell table:style-name="ce52" table:formula="of:=([.$E123]*POWER([.$E$9]+0.5*[.$G$100]; 2))/(POWER([.$E$7]+[.J$104]; 2)-POWER([.$E$7]; 2))" office:value-type="float" office:value="0.000853428292682927" calcext:value-type="float">
            <text:p>853.4E-06</text:p>
          </table:table-cell>
          <table:table-cell table:style-name="ce52" table:formula="of:=([.$E123]*POWER([.$E$9]+0.5*[.$G$100]; 2))/(POWER([.$E$7]+[.K$104]; 2)-POWER([.$E$7]; 2))" office:value-type="float" office:value="0.00070773786407767" calcext:value-type="float">
            <text:p>707.7E-06</text:p>
          </table:table-cell>
          <table:table-cell table:style-name="ce52" table:formula="of:=([.$E123]*POWER([.$E$9]+0.5*[.$G$100]; 2))/(POWER([.$E$7]+[.L$104]; 2)-POWER([.$E$7]; 2))" office:value-type="float" office:value="0.000603701863354038" calcext:value-type="float">
            <text:p>603.7E-06</text:p>
          </table:table-cell>
          <table:table-cell table:style-name="ce52" table:formula="of:=([.$E123]*POWER([.$E$9]+0.5*[.$G$100]; 2))/(POWER([.$E$7]+[.M$104]; 2)-POWER([.$E$7]; 2))" office:value-type="float" office:value="0.000525699519230769" calcext:value-type="float">
            <text:p>525.7E-06</text:p>
          </table:table-cell>
          <table:table-cell table:style-name="ce52" table:formula="of:=([.$E123]*POWER([.$E$9]+0.5*[.$G$100]; 2))/(POWER([.$E$7]+[.N$104]; 2)-POWER([.$E$7]; 2))" office:value-type="float" office:value="0.000465052631578947" calcext:value-type="float">
            <text:p>465.1E-06</text:p>
          </table:table-cell>
          <table:table-cell table:style-name="ce52" table:formula="of:=([.$E123]*POWER([.$E$9]+0.5*[.$G$100]; 2))/(POWER([.$E$7]+[.O$104]; 2)-POWER([.$E$7]; 2))" office:value-type="float" office:value="0.000416554285714286" calcext:value-type="float">
            <text:p>416.6E-06</text:p>
          </table:table-cell>
          <table:table-cell table:number-columns-repeated="2"/>
          <table:table-cell table:style-name="ce44" office:value-type="float" office:value="0.000011" calcext:value-type="float">
            <text:p>11.00E-06</text:p>
          </table:table-cell>
          <table:table-cell table:style-name="ce52" table:formula="of:=([.$R123]*POWER([.$E$9]+0.5*[.$T$100]; 2))/(POWER([.$E$7]+[.S$104]; 2)-POWER([.$E$7]; 2))" office:value-type="float" office:value="0.00453922388059704" calcext:value-type="float">
            <text:p>4.5E-03</text:p>
          </table:table-cell>
          <table:table-cell table:style-name="ce52" table:formula="of:=([.$R123]*POWER([.$E$9]+0.5*[.$T$100]; 2))/(POWER([.$E$7]+[.T$104]; 2)-POWER([.$E$7]; 2))" office:value-type="float" office:value="0.00225837623762377" calcext:value-type="float">
            <text:p>2.3E-03</text:p>
          </table:table-cell>
          <table:table-cell table:style-name="ce52" table:formula="of:=([.$R123]*POWER([.$E$9]+0.5*[.$T$100]; 2))/(POWER([.$E$7]+[.U$104]; 2)-POWER([.$E$7]; 2))" office:value-type="float" office:value="0.00149816748768473" calcext:value-type="float">
            <text:p>1.5E-03</text:p>
          </table:table-cell>
          <table:table-cell table:style-name="ce52" table:formula="of:=([.$R123]*POWER([.$E$9]+0.5*[.$T$100]; 2))/(POWER([.$E$7]+[.V$104]; 2)-POWER([.$E$7]; 2))" office:value-type="float" office:value="0.00111811764705882" calcext:value-type="float">
            <text:p>1.1E-03</text:p>
          </table:table-cell>
          <table:table-cell table:style-name="ce52" table:formula="of:=([.$R123]*POWER([.$E$9]+0.5*[.$T$100]; 2))/(POWER([.$E$7]+[.W$104]; 2)-POWER([.$E$7]; 2))" office:value-type="float" office:value="0.000890130731707317" calcext:value-type="float">
            <text:p>890.1E-06</text:p>
          </table:table-cell>
          <table:table-cell table:style-name="ce52" table:formula="of:=([.$R123]*POWER([.$E$9]+0.5*[.$T$100]; 2))/(POWER([.$E$7]+[.X$104]; 2)-POWER([.$E$7]; 2))" office:value-type="float" office:value="0.000738174757281554" calcext:value-type="float">
            <text:p>738.2E-06</text:p>
          </table:table-cell>
          <table:table-cell table:style-name="ce52" table:formula="of:=([.$R123]*POWER([.$E$9]+0.5*[.$T$100]; 2))/(POWER([.$E$7]+[.Y$104]; 2)-POWER([.$E$7]; 2))" office:value-type="float" office:value="0.000629664596273293" calcext:value-type="float">
            <text:p>629.7E-06</text:p>
          </table:table-cell>
          <table:table-cell table:style-name="ce52" table:formula="of:=([.$R123]*POWER([.$E$9]+0.5*[.$T$100]; 2))/(POWER([.$E$7]+[.Z$104]; 2)-POWER([.$E$7]; 2))" office:value-type="float" office:value="0.000548307692307692" calcext:value-type="float">
            <text:p>548.3E-06</text:p>
          </table:table-cell>
          <table:table-cell table:style-name="ce52" table:formula="of:=([.$R123]*POWER([.$E$9]+0.5*[.$T$100]; 2))/(POWER([.$E$7]+[.AA$104]; 2)-POWER([.$E$7]; 2))" office:value-type="float" office:value="0.000485052631578947" calcext:value-type="float">
            <text:p>485.1E-06</text:p>
          </table:table-cell>
          <table:table-cell table:style-name="ce52" table:formula="of:=([.$R123]*POWER([.$E$9]+0.5*[.$T$100]; 2))/(POWER([.$E$7]+[.AB$104]; 2)-POWER([.$E$7]; 2))" office:value-type="float" office:value="0.000434468571428572" calcext:value-type="float">
            <text:p>434.5E-06</text:p>
          </table:table-cell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4"/>
          <table:table-cell table:style-name="ce30" office:value-type="string" calcext:value-type="string">
            <text:p>Ripple Current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53" table:formula="of:=[.F126]*[.$E$9]" office:value-type="float" office:value="5.4" calcext:value-type="float">
            <text:p>5.4</text:p>
          </table:table-cell>
          <table:table-cell table:style-name="ce47" table:number-columns-repeated="4"/>
          <table:table-cell table:number-columns-repeated="6"/>
          <table:table-cell table:style-name="ce30" office:value-type="string" calcext:value-type="string">
            <text:p>Ripple Current</text:p>
          </table:table-cell>
          <table:table-cell table:style-name="ce47" office:value-type="percentage" office:value="0.5" calcext:value-type="percentage">
            <text:p>50.00%</text:p>
          </table:table-cell>
          <table:table-cell table:style-name="ce53" table:formula="of:=[.S126]*[.$E$9]" office:value-type="float" office:value="6" calcext:value-type="float">
            <text:p>6.0</text:p>
          </table:table-cell>
          <table:table-cell table:style-name="ce47" table:number-columns-repeated="4"/>
          <table:table-cell table:number-columns-repeated="4"/>
        </table:table-row>
        <table:table-row table:style-name="ro1">
          <table:table-cell table:number-columns-repeated="5"/>
          <table:table-cell table:style-name="ce51" table:number-columns-repeated="6"/>
          <table:table-cell table:number-columns-repeated="7"/>
          <table:table-cell table:style-name="ce51" table:number-columns-repeated="6"/>
          <table:table-cell table:number-columns-repeated="4"/>
        </table:table-row>
        <table:table-row table:style-name="ro1">
          <table:table-cell table:number-columns-repeated="7"/>
          <table:table-cell table:style-name="ce34" office:value-type="string" calcext:value-type="string">
            <text:p>Ripple Volts</text:p>
          </table:table-cell>
          <table:table-cell table:number-columns-repeated="12"/>
          <table:table-cell table:style-name="ce34" office:value-type="string" calcext:value-type="string">
            <text:p>Ripple Volts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47" office:value-type="percentage" office:value="0.01" calcext:value-type="percentage">
            <text:p>1.00%</text:p>
          </table:table-cell>
          <table:table-cell table:style-name="ce47" office:value-type="percentage" office:value="0.02" calcext:value-type="percentage">
            <text:p>2.00%</text:p>
          </table:table-cell>
          <table:table-cell table:style-name="ce47" office:value-type="percentage" office:value="0.03" calcext:value-type="percentage">
            <text:p>3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47" office:value-type="percentage" office:value="0.05" calcext:value-type="percentage">
            <text:p>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7" calcext:value-type="percentage">
            <text:p>7.00%</text:p>
          </table:table-cell>
          <table:table-cell table:style-name="ce47" office:value-type="percentage" office:value="0.08" calcext:value-type="percentage">
            <text:p>8.00%</text:p>
          </table:table-cell>
          <table:table-cell table:style-name="ce47" office:value-type="percentage" office:value="0.09" calcext:value-type="percentage">
            <text:p>9.00%</text:p>
          </table:table-cell>
          <table:table-cell table:style-name="ce47" office:value-type="percentage" office:value="0.1" calcext:value-type="percentage">
            <text:p>10.00%</text:p>
          </table:table-cell>
          <table:table-cell table:style-name="ce47"/>
          <table:table-cell table:number-columns-repeated="2"/>
          <table:table-cell table:style-name="ce47" office:value-type="percentage" office:value="0.01" calcext:value-type="percentage">
            <text:p>1.00%</text:p>
          </table:table-cell>
          <table:table-cell table:style-name="ce47" office:value-type="percentage" office:value="0.02" calcext:value-type="percentage">
            <text:p>2.00%</text:p>
          </table:table-cell>
          <table:table-cell table:style-name="ce47" office:value-type="percentage" office:value="0.03" calcext:value-type="percentage">
            <text:p>3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47" office:value-type="percentage" office:value="0.05" calcext:value-type="percentage">
            <text:p>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7" calcext:value-type="percentage">
            <text:p>7.00%</text:p>
          </table:table-cell>
          <table:table-cell table:style-name="ce47" office:value-type="percentage" office:value="0.08" calcext:value-type="percentage">
            <text:p>8.00%</text:p>
          </table:table-cell>
          <table:table-cell table:style-name="ce47" office:value-type="percentage" office:value="0.09" calcext:value-type="percentage">
            <text:p>9.00%</text:p>
          </table:table-cell>
          <table:table-cell table:style-name="ce47" office:value-type="percentage" office:value="0.1" calcext:value-type="percentage">
            <text:p>10.00%</text:p>
          </table:table-cell>
        </table:table-row>
        <table:table-row table:style-name="ro1">
          <table:table-cell table:number-columns-repeated="4"/>
          <table:table-cell table:style-name="ce50"/>
          <table:table-cell table:style-name="ce50" table:formula="of:=[.F129]*[.$E$7]" office:value-type="float" office:value="0.05" calcext:value-type="float">
            <text:p>0.05</text:p>
          </table:table-cell>
          <table:table-cell table:style-name="ce50" table:formula="of:=[.G129]*[.$E$7]" office:value-type="float" office:value="0.1" calcext:value-type="float">
            <text:p>0.10</text:p>
          </table:table-cell>
          <table:table-cell table:style-name="ce50" table:formula="of:=[.H129]*[.$E$7]" office:value-type="float" office:value="0.15" calcext:value-type="float">
            <text:p>0.15</text:p>
          </table:table-cell>
          <table:table-cell table:style-name="ce50" table:formula="of:=[.I129]*[.$E$7]" office:value-type="float" office:value="0.2" calcext:value-type="float">
            <text:p>0.20</text:p>
          </table:table-cell>
          <table:table-cell table:style-name="ce50" table:formula="of:=[.J129]*[.$E$7]" office:value-type="float" office:value="0.25" calcext:value-type="float">
            <text:p>0.25</text:p>
          </table:table-cell>
          <table:table-cell table:style-name="ce50" table:formula="of:=[.K129]*[.$E$7]" office:value-type="float" office:value="0.3" calcext:value-type="float">
            <text:p>0.30</text:p>
          </table:table-cell>
          <table:table-cell table:style-name="ce50" table:formula="of:=[.L129]*[.$E$7]" office:value-type="float" office:value="0.35" calcext:value-type="float">
            <text:p>0.35</text:p>
          </table:table-cell>
          <table:table-cell table:style-name="ce50" table:formula="of:=[.M129]*[.$E$7]" office:value-type="float" office:value="0.4" calcext:value-type="float">
            <text:p>0.40</text:p>
          </table:table-cell>
          <table:table-cell table:style-name="ce50" table:formula="of:=[.N129]*[.$E$7]" office:value-type="float" office:value="0.45" calcext:value-type="float">
            <text:p>0.45</text:p>
          </table:table-cell>
          <table:table-cell table:style-name="ce50" table:formula="of:=[.O129]*[.$E$7]" office:value-type="float" office:value="0.5" calcext:value-type="float">
            <text:p>0.50</text:p>
          </table:table-cell>
          <table:table-cell table:style-name="ce50"/>
          <table:table-cell/>
          <table:table-cell table:style-name="ce50"/>
          <table:table-cell table:style-name="ce50" table:formula="of:=[.S129]*[.$E$7]" office:value-type="float" office:value="0.05" calcext:value-type="float">
            <text:p>0.05</text:p>
          </table:table-cell>
          <table:table-cell table:style-name="ce50" table:formula="of:=[.T129]*[.$E$7]" office:value-type="float" office:value="0.1" calcext:value-type="float">
            <text:p>0.10</text:p>
          </table:table-cell>
          <table:table-cell table:style-name="ce50" table:formula="of:=[.U129]*[.$E$7]" office:value-type="float" office:value="0.15" calcext:value-type="float">
            <text:p>0.15</text:p>
          </table:table-cell>
          <table:table-cell table:style-name="ce50" table:formula="of:=[.V129]*[.$E$7]" office:value-type="float" office:value="0.2" calcext:value-type="float">
            <text:p>0.20</text:p>
          </table:table-cell>
          <table:table-cell table:style-name="ce50" table:formula="of:=[.W129]*[.$E$7]" office:value-type="float" office:value="0.25" calcext:value-type="float">
            <text:p>0.25</text:p>
          </table:table-cell>
          <table:table-cell table:style-name="ce50" table:formula="of:=[.X129]*[.$E$7]" office:value-type="float" office:value="0.3" calcext:value-type="float">
            <text:p>0.30</text:p>
          </table:table-cell>
          <table:table-cell table:style-name="ce50" table:formula="of:=[.Y129]*[.$E$7]" office:value-type="float" office:value="0.35" calcext:value-type="float">
            <text:p>0.35</text:p>
          </table:table-cell>
          <table:table-cell table:style-name="ce50" table:formula="of:=[.Z129]*[.$E$7]" office:value-type="float" office:value="0.4" calcext:value-type="float">
            <text:p>0.40</text:p>
          </table:table-cell>
          <table:table-cell table:style-name="ce50" table:formula="of:=[.AA129]*[.$E$7]" office:value-type="float" office:value="0.45" calcext:value-type="float">
            <text:p>0.45</text:p>
          </table:table-cell>
          <table:table-cell table:style-name="ce50" table:formula="of:=[.AB129]*[.$E$7]" office:value-type="float" office:value="0.5" calcext:value-type="float">
            <text:p>0.50</text:p>
          </table:table-cell>
        </table:table-row>
        <table:table-row table:style-name="ro1">
          <table:table-cell table:number-columns-repeated="4"/>
          <table:table-cell table:style-name="ce44" office:value-type="float" office:value="0.000002" calcext:value-type="float">
            <text:p>2.00E-06</text:p>
          </table:table-cell>
          <table:table-cell table:number-columns-repeated="12"/>
          <table:table-cell table:style-name="ce44" office:value-type="float" office:value="0.000002" calcext:value-type="float">
            <text:p>2.00E-06</text:p>
          </table:table-cell>
          <table:table-cell table:style-name="ce52" table:formula="of:=([.$R131]*POWER([.$E$9]+0.5*[.$T$126]; 2))/(POWER([.$E$7]+[.S$130]; 2)-POWER([.$E$7]; 2))" office:value-type="float" office:value="0.000895522388059706" calcext:value-type="float">
            <text:p>895.5E-06</text:p>
          </table:table-cell>
          <table:table-cell table:style-name="ce52" table:formula="of:=([.$R131]*POWER([.$E$9]+0.5*[.$T$126]; 2))/(POWER([.$E$7]+[.T$130]; 2)-POWER([.$E$7]; 2))" office:value-type="float" office:value="0.000445544554455446" calcext:value-type="float">
            <text:p>445.5E-06</text:p>
          </table:table-cell>
          <table:table-cell table:style-name="ce52" table:formula="of:=([.$R131]*POWER([.$E$9]+0.5*[.$T$126]; 2))/(POWER([.$E$7]+[.U$130]; 2)-POWER([.$E$7]; 2))" office:value-type="float" office:value="0.000295566502463053" calcext:value-type="float">
            <text:p>295.6E-06</text:p>
          </table:table-cell>
          <table:table-cell table:style-name="ce52" table:formula="of:=([.$R131]*POWER([.$E$9]+0.5*[.$T$126]; 2))/(POWER([.$E$7]+[.V$130]; 2)-POWER([.$E$7]; 2))" office:value-type="float" office:value="0.000220588235294117" calcext:value-type="float">
            <text:p>220.6E-06</text:p>
          </table:table-cell>
          <table:table-cell table:style-name="ce52" table:formula="of:=([.$R131]*POWER([.$E$9]+0.5*[.$T$126]; 2))/(POWER([.$E$7]+[.W$130]; 2)-POWER([.$E$7]; 2))" office:value-type="float" office:value="0.000175609756097561" calcext:value-type="float">
            <text:p>175.6E-06</text:p>
          </table:table-cell>
          <table:table-cell table:style-name="ce52" table:formula="of:=([.$R131]*POWER([.$E$9]+0.5*[.$T$126]; 2))/(POWER([.$E$7]+[.X$130]; 2)-POWER([.$E$7]; 2))" office:value-type="float" office:value="0.000145631067961165" calcext:value-type="float">
            <text:p>145.6E-06</text:p>
          </table:table-cell>
          <table:table-cell table:style-name="ce52" table:formula="of:=([.$R131]*POWER([.$E$9]+0.5*[.$T$126]; 2))/(POWER([.$E$7]+[.Y$130]; 2)-POWER([.$E$7]; 2))" office:value-type="float" office:value="0.000124223602484472" calcext:value-type="float">
            <text:p>124.2E-06</text:p>
          </table:table-cell>
          <table:table-cell table:style-name="ce52" table:formula="of:=([.$R131]*POWER([.$E$9]+0.5*[.$T$126]; 2))/(POWER([.$E$7]+[.Z$130]; 2)-POWER([.$E$7]; 2))" office:value-type="float" office:value="0.000108173076923077" calcext:value-type="float">
            <text:p>108.2E-06</text:p>
          </table:table-cell>
          <table:table-cell table:style-name="ce52" table:formula="of:=([.$R131]*POWER([.$E$9]+0.5*[.$T$126]; 2))/(POWER([.$E$7]+[.AA$130]; 2)-POWER([.$E$7]; 2))" office:value-type="float" office:value="0.0000956937799043062" calcext:value-type="float">
            <text:p>95.7E-06</text:p>
          </table:table-cell>
          <table:table-cell table:style-name="ce52" table:formula="of:=([.$R131]*POWER([.$E$9]+0.5*[.$T$126]; 2))/(POWER([.$E$7]+[.AB$130]; 2)-POWER([.$E$7]; 2))" office:value-type="float" office:value="0.0000857142857142857" calcext:value-type="float">
            <text:p>85.7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25" calcext:value-type="float">
            <text:p>2.50E-06</text:p>
          </table:table-cell>
          <table:table-cell table:number-columns-repeated="12"/>
          <table:table-cell table:style-name="ce44" office:value-type="float" office:value="0.0000025" calcext:value-type="float">
            <text:p>2.50E-06</text:p>
          </table:table-cell>
          <table:table-cell table:style-name="ce52" table:formula="of:=([.$R132]*POWER([.$E$9]+0.5*[.$T$126]; 2))/(POWER([.$E$7]+[.S$130]; 2)-POWER([.$E$7]; 2))" office:value-type="float" office:value="0.00111940298507463" calcext:value-type="float">
            <text:p>1.1E-03</text:p>
          </table:table-cell>
          <table:table-cell table:style-name="ce52" table:formula="of:=([.$R132]*POWER([.$E$9]+0.5*[.$T$126]; 2))/(POWER([.$E$7]+[.T$130]; 2)-POWER([.$E$7]; 2))" office:value-type="float" office:value="0.000556930693069308" calcext:value-type="float">
            <text:p>556.9E-06</text:p>
          </table:table-cell>
          <table:table-cell table:style-name="ce52" table:formula="of:=([.$R132]*POWER([.$E$9]+0.5*[.$T$126]; 2))/(POWER([.$E$7]+[.U$130]; 2)-POWER([.$E$7]; 2))" office:value-type="float" office:value="0.000369458128078817" calcext:value-type="float">
            <text:p>369.5E-06</text:p>
          </table:table-cell>
          <table:table-cell table:style-name="ce52" table:formula="of:=([.$R132]*POWER([.$E$9]+0.5*[.$T$126]; 2))/(POWER([.$E$7]+[.V$130]; 2)-POWER([.$E$7]; 2))" office:value-type="float" office:value="0.000275735294117647" calcext:value-type="float">
            <text:p>275.7E-06</text:p>
          </table:table-cell>
          <table:table-cell table:style-name="ce52" table:formula="of:=([.$R132]*POWER([.$E$9]+0.5*[.$T$126]; 2))/(POWER([.$E$7]+[.W$130]; 2)-POWER([.$E$7]; 2))" office:value-type="float" office:value="0.000219512195121951" calcext:value-type="float">
            <text:p>219.5E-06</text:p>
          </table:table-cell>
          <table:table-cell table:style-name="ce52" table:formula="of:=([.$R132]*POWER([.$E$9]+0.5*[.$T$126]; 2))/(POWER([.$E$7]+[.X$130]; 2)-POWER([.$E$7]; 2))" office:value-type="float" office:value="0.000182038834951456" calcext:value-type="float">
            <text:p>182.0E-06</text:p>
          </table:table-cell>
          <table:table-cell table:style-name="ce52" table:formula="of:=([.$R132]*POWER([.$E$9]+0.5*[.$T$126]; 2))/(POWER([.$E$7]+[.Y$130]; 2)-POWER([.$E$7]; 2))" office:value-type="float" office:value="0.00015527950310559" calcext:value-type="float">
            <text:p>155.3E-06</text:p>
          </table:table-cell>
          <table:table-cell table:style-name="ce52" table:formula="of:=([.$R132]*POWER([.$E$9]+0.5*[.$T$126]; 2))/(POWER([.$E$7]+[.Z$130]; 2)-POWER([.$E$7]; 2))" office:value-type="float" office:value="0.000135216346153846" calcext:value-type="float">
            <text:p>135.2E-06</text:p>
          </table:table-cell>
          <table:table-cell table:style-name="ce52" table:formula="of:=([.$R132]*POWER([.$E$9]+0.5*[.$T$126]; 2))/(POWER([.$E$7]+[.AA$130]; 2)-POWER([.$E$7]; 2))" office:value-type="float" office:value="0.000119617224880383" calcext:value-type="float">
            <text:p>119.6E-06</text:p>
          </table:table-cell>
          <table:table-cell table:style-name="ce52" table:formula="of:=([.$R132]*POWER([.$E$9]+0.5*[.$T$126]; 2))/(POWER([.$E$7]+[.AB$130]; 2)-POWER([.$E$7]; 2))" office:value-type="float" office:value="0.000107142857142857" calcext:value-type="float">
            <text:p>107.1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3" calcext:value-type="float">
            <text:p>3.00E-06</text:p>
          </table:table-cell>
          <table:table-cell table:number-columns-repeated="12"/>
          <table:table-cell table:style-name="ce44" office:value-type="float" office:value="0.000003" calcext:value-type="float">
            <text:p>3.00E-06</text:p>
          </table:table-cell>
          <table:table-cell table:style-name="ce52" table:formula="of:=([.$R133]*POWER([.$E$9]+0.5*[.$T$126]; 2))/(POWER([.$E$7]+[.S$130]; 2)-POWER([.$E$7]; 2))" office:value-type="float" office:value="0.00134328358208956" calcext:value-type="float">
            <text:p>1.3E-03</text:p>
          </table:table-cell>
          <table:table-cell table:style-name="ce52" table:formula="of:=([.$R133]*POWER([.$E$9]+0.5*[.$T$126]; 2))/(POWER([.$E$7]+[.T$130]; 2)-POWER([.$E$7]; 2))" office:value-type="float" office:value="0.00066831683168317" calcext:value-type="float">
            <text:p>668.3E-06</text:p>
          </table:table-cell>
          <table:table-cell table:style-name="ce52" table:formula="of:=([.$R133]*POWER([.$E$9]+0.5*[.$T$126]; 2))/(POWER([.$E$7]+[.U$130]; 2)-POWER([.$E$7]; 2))" office:value-type="float" office:value="0.00044334975369458" calcext:value-type="float">
            <text:p>443.3E-06</text:p>
          </table:table-cell>
          <table:table-cell table:style-name="ce52" table:formula="of:=([.$R133]*POWER([.$E$9]+0.5*[.$T$126]; 2))/(POWER([.$E$7]+[.V$130]; 2)-POWER([.$E$7]; 2))" office:value-type="float" office:value="0.000330882352941176" calcext:value-type="float">
            <text:p>330.9E-06</text:p>
          </table:table-cell>
          <table:table-cell table:style-name="ce52" table:formula="of:=([.$R133]*POWER([.$E$9]+0.5*[.$T$126]; 2))/(POWER([.$E$7]+[.W$130]; 2)-POWER([.$E$7]; 2))" office:value-type="float" office:value="0.000263414634146341" calcext:value-type="float">
            <text:p>263.4E-06</text:p>
          </table:table-cell>
          <table:table-cell table:style-name="ce52" table:formula="of:=([.$R133]*POWER([.$E$9]+0.5*[.$T$126]; 2))/(POWER([.$E$7]+[.X$130]; 2)-POWER([.$E$7]; 2))" office:value-type="float" office:value="0.000218446601941748" calcext:value-type="float">
            <text:p>218.4E-06</text:p>
          </table:table-cell>
          <table:table-cell table:style-name="ce52" table:formula="of:=([.$R133]*POWER([.$E$9]+0.5*[.$T$126]; 2))/(POWER([.$E$7]+[.Y$130]; 2)-POWER([.$E$7]; 2))" office:value-type="float" office:value="0.000186335403726708" calcext:value-type="float">
            <text:p>186.3E-06</text:p>
          </table:table-cell>
          <table:table-cell table:style-name="ce52" table:formula="of:=([.$R133]*POWER([.$E$9]+0.5*[.$T$126]; 2))/(POWER([.$E$7]+[.Z$130]; 2)-POWER([.$E$7]; 2))" office:value-type="float" office:value="0.000162259615384615" calcext:value-type="float">
            <text:p>162.3E-06</text:p>
          </table:table-cell>
          <table:table-cell table:style-name="ce52" table:formula="of:=([.$R133]*POWER([.$E$9]+0.5*[.$T$126]; 2))/(POWER([.$E$7]+[.AA$130]; 2)-POWER([.$E$7]; 2))" office:value-type="float" office:value="0.000143540669856459" calcext:value-type="float">
            <text:p>143.5E-06</text:p>
          </table:table-cell>
          <table:table-cell table:style-name="ce52" table:formula="of:=([.$R133]*POWER([.$E$9]+0.5*[.$T$126]; 2))/(POWER([.$E$7]+[.AB$130]; 2)-POWER([.$E$7]; 2))" office:value-type="float" office:value="0.000128571428571429" calcext:value-type="float">
            <text:p>128.6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35" calcext:value-type="float">
            <text:p>3.50E-06</text:p>
          </table:table-cell>
          <table:table-cell table:number-columns-repeated="12"/>
          <table:table-cell table:style-name="ce44" office:value-type="float" office:value="0.0000035" calcext:value-type="float">
            <text:p>3.50E-06</text:p>
          </table:table-cell>
          <table:table-cell table:style-name="ce52" table:formula="of:=([.$R134]*POWER([.$E$9]+0.5*[.$T$126]; 2))/(POWER([.$E$7]+[.S$130]; 2)-POWER([.$E$7]; 2))" office:value-type="float" office:value="0.00156716417910448" calcext:value-type="float">
            <text:p>1.6E-03</text:p>
          </table:table-cell>
          <table:table-cell table:style-name="ce52" table:formula="of:=([.$R134]*POWER([.$E$9]+0.5*[.$T$126]; 2))/(POWER([.$E$7]+[.T$130]; 2)-POWER([.$E$7]; 2))" office:value-type="float" office:value="0.000779702970297031" calcext:value-type="float">
            <text:p>779.7E-06</text:p>
          </table:table-cell>
          <table:table-cell table:style-name="ce52" table:formula="of:=([.$R134]*POWER([.$E$9]+0.5*[.$T$126]; 2))/(POWER([.$E$7]+[.U$130]; 2)-POWER([.$E$7]; 2))" office:value-type="float" office:value="0.000517241379310343" calcext:value-type="float">
            <text:p>517.2E-06</text:p>
          </table:table-cell>
          <table:table-cell table:style-name="ce52" table:formula="of:=([.$R134]*POWER([.$E$9]+0.5*[.$T$126]; 2))/(POWER([.$E$7]+[.V$130]; 2)-POWER([.$E$7]; 2))" office:value-type="float" office:value="0.000386029411764705" calcext:value-type="float">
            <text:p>386.0E-06</text:p>
          </table:table-cell>
          <table:table-cell table:style-name="ce52" table:formula="of:=([.$R134]*POWER([.$E$9]+0.5*[.$T$126]; 2))/(POWER([.$E$7]+[.W$130]; 2)-POWER([.$E$7]; 2))" office:value-type="float" office:value="0.000307317073170732" calcext:value-type="float">
            <text:p>307.3E-06</text:p>
          </table:table-cell>
          <table:table-cell table:style-name="ce52" table:formula="of:=([.$R134]*POWER([.$E$9]+0.5*[.$T$126]; 2))/(POWER([.$E$7]+[.X$130]; 2)-POWER([.$E$7]; 2))" office:value-type="float" office:value="0.000254854368932039" calcext:value-type="float">
            <text:p>254.9E-06</text:p>
          </table:table-cell>
          <table:table-cell table:style-name="ce52" table:formula="of:=([.$R134]*POWER([.$E$9]+0.5*[.$T$126]; 2))/(POWER([.$E$7]+[.Y$130]; 2)-POWER([.$E$7]; 2))" office:value-type="float" office:value="0.000217391304347826" calcext:value-type="float">
            <text:p>217.4E-06</text:p>
          </table:table-cell>
          <table:table-cell table:style-name="ce52" table:formula="of:=([.$R134]*POWER([.$E$9]+0.5*[.$T$126]; 2))/(POWER([.$E$7]+[.Z$130]; 2)-POWER([.$E$7]; 2))" office:value-type="float" office:value="0.000189302884615384" calcext:value-type="float">
            <text:p>189.3E-06</text:p>
          </table:table-cell>
          <table:table-cell table:style-name="ce52" table:formula="of:=([.$R134]*POWER([.$E$9]+0.5*[.$T$126]; 2))/(POWER([.$E$7]+[.AA$130]; 2)-POWER([.$E$7]; 2))" office:value-type="float" office:value="0.000167464114832536" calcext:value-type="float">
            <text:p>167.5E-06</text:p>
          </table:table-cell>
          <table:table-cell table:style-name="ce52" table:formula="of:=([.$R134]*POWER([.$E$9]+0.5*[.$T$126]; 2))/(POWER([.$E$7]+[.AB$130]; 2)-POWER([.$E$7]; 2))" office:value-type="float" office:value="0.00015" calcext:value-type="float">
            <text:p>150.0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4" calcext:value-type="float">
            <text:p>4.00E-06</text:p>
          </table:table-cell>
          <table:table-cell table:number-columns-repeated="12"/>
          <table:table-cell table:style-name="ce44" office:value-type="float" office:value="0.000004" calcext:value-type="float">
            <text:p>4.00E-06</text:p>
          </table:table-cell>
          <table:table-cell table:style-name="ce52" table:formula="of:=([.$R135]*POWER([.$E$9]+0.5*[.$T$126]; 2))/(POWER([.$E$7]+[.S$130]; 2)-POWER([.$E$7]; 2))" office:value-type="float" office:value="0.00179104477611941" calcext:value-type="float">
            <text:p>1.8E-03</text:p>
          </table:table-cell>
          <table:table-cell table:style-name="ce52" table:formula="of:=([.$R135]*POWER([.$E$9]+0.5*[.$T$126]; 2))/(POWER([.$E$7]+[.T$130]; 2)-POWER([.$E$7]; 2))" office:value-type="float" office:value="0.000891089108910893" calcext:value-type="float">
            <text:p>891.1E-06</text:p>
          </table:table-cell>
          <table:table-cell table:style-name="ce52" table:formula="of:=([.$R135]*POWER([.$E$9]+0.5*[.$T$126]; 2))/(POWER([.$E$7]+[.U$130]; 2)-POWER([.$E$7]; 2))" office:value-type="float" office:value="0.000591133004926107" calcext:value-type="float">
            <text:p>591.1E-06</text:p>
          </table:table-cell>
          <table:table-cell table:style-name="ce52" table:formula="of:=([.$R135]*POWER([.$E$9]+0.5*[.$T$126]; 2))/(POWER([.$E$7]+[.V$130]; 2)-POWER([.$E$7]; 2))" office:value-type="float" office:value="0.000441176470588235" calcext:value-type="float">
            <text:p>441.2E-06</text:p>
          </table:table-cell>
          <table:table-cell table:style-name="ce52" table:formula="of:=([.$R135]*POWER([.$E$9]+0.5*[.$T$126]; 2))/(POWER([.$E$7]+[.W$130]; 2)-POWER([.$E$7]; 2))" office:value-type="float" office:value="0.000351219512195122" calcext:value-type="float">
            <text:p>351.2E-06</text:p>
          </table:table-cell>
          <table:table-cell table:style-name="ce52" table:formula="of:=([.$R135]*POWER([.$E$9]+0.5*[.$T$126]; 2))/(POWER([.$E$7]+[.X$130]; 2)-POWER([.$E$7]; 2))" office:value-type="float" office:value="0.00029126213592233" calcext:value-type="float">
            <text:p>291.3E-06</text:p>
          </table:table-cell>
          <table:table-cell table:style-name="ce52" table:formula="of:=([.$R135]*POWER([.$E$9]+0.5*[.$T$126]; 2))/(POWER([.$E$7]+[.Y$130]; 2)-POWER([.$E$7]; 2))" office:value-type="float" office:value="0.000248447204968944" calcext:value-type="float">
            <text:p>248.4E-06</text:p>
          </table:table-cell>
          <table:table-cell table:style-name="ce52" table:formula="of:=([.$R135]*POWER([.$E$9]+0.5*[.$T$126]; 2))/(POWER([.$E$7]+[.Z$130]; 2)-POWER([.$E$7]; 2))" office:value-type="float" office:value="0.000216346153846154" calcext:value-type="float">
            <text:p>216.3E-06</text:p>
          </table:table-cell>
          <table:table-cell table:style-name="ce52" table:formula="of:=([.$R135]*POWER([.$E$9]+0.5*[.$T$126]; 2))/(POWER([.$E$7]+[.AA$130]; 2)-POWER([.$E$7]; 2))" office:value-type="float" office:value="0.000191387559808612" calcext:value-type="float">
            <text:p>191.4E-06</text:p>
          </table:table-cell>
          <table:table-cell table:style-name="ce52" table:formula="of:=([.$R135]*POWER([.$E$9]+0.5*[.$T$126]; 2))/(POWER([.$E$7]+[.AB$130]; 2)-POWER([.$E$7]; 2))" office:value-type="float" office:value="0.000171428571428571" calcext:value-type="float">
            <text:p>171.4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45" calcext:value-type="float">
            <text:p>4.50E-06</text:p>
          </table:table-cell>
          <table:table-cell table:number-columns-repeated="12"/>
          <table:table-cell table:style-name="ce44" office:value-type="float" office:value="0.0000045" calcext:value-type="float">
            <text:p>4.50E-06</text:p>
          </table:table-cell>
          <table:table-cell table:style-name="ce52" table:formula="of:=([.$R136]*POWER([.$E$9]+0.5*[.$T$126]; 2))/(POWER([.$E$7]+[.S$130]; 2)-POWER([.$E$7]; 2))" office:value-type="float" office:value="0.00201492537313434" calcext:value-type="float">
            <text:p>2.0E-03</text:p>
          </table:table-cell>
          <table:table-cell table:style-name="ce52" table:formula="of:=([.$R136]*POWER([.$E$9]+0.5*[.$T$126]; 2))/(POWER([.$E$7]+[.T$130]; 2)-POWER([.$E$7]; 2))" office:value-type="float" office:value="0.00100247524752475" calcext:value-type="float">
            <text:p>1.0E-03</text:p>
          </table:table-cell>
          <table:table-cell table:style-name="ce52" table:formula="of:=([.$R136]*POWER([.$E$9]+0.5*[.$T$126]; 2))/(POWER([.$E$7]+[.U$130]; 2)-POWER([.$E$7]; 2))" office:value-type="float" office:value="0.00066502463054187" calcext:value-type="float">
            <text:p>665.0E-06</text:p>
          </table:table-cell>
          <table:table-cell table:style-name="ce52" table:formula="of:=([.$R136]*POWER([.$E$9]+0.5*[.$T$126]; 2))/(POWER([.$E$7]+[.V$130]; 2)-POWER([.$E$7]; 2))" office:value-type="float" office:value="0.000496323529411764" calcext:value-type="float">
            <text:p>496.3E-06</text:p>
          </table:table-cell>
          <table:table-cell table:style-name="ce52" table:formula="of:=([.$R136]*POWER([.$E$9]+0.5*[.$T$126]; 2))/(POWER([.$E$7]+[.W$130]; 2)-POWER([.$E$7]; 2))" office:value-type="float" office:value="0.000395121951219512" calcext:value-type="float">
            <text:p>395.1E-06</text:p>
          </table:table-cell>
          <table:table-cell table:style-name="ce52" table:formula="of:=([.$R136]*POWER([.$E$9]+0.5*[.$T$126]; 2))/(POWER([.$E$7]+[.X$130]; 2)-POWER([.$E$7]; 2))" office:value-type="float" office:value="0.000327669902912621" calcext:value-type="float">
            <text:p>327.7E-06</text:p>
          </table:table-cell>
          <table:table-cell table:style-name="ce52" table:formula="of:=([.$R136]*POWER([.$E$9]+0.5*[.$T$126]; 2))/(POWER([.$E$7]+[.Y$130]; 2)-POWER([.$E$7]; 2))" office:value-type="float" office:value="0.000279503105590063" calcext:value-type="float">
            <text:p>279.5E-06</text:p>
          </table:table-cell>
          <table:table-cell table:style-name="ce52" table:formula="of:=([.$R136]*POWER([.$E$9]+0.5*[.$T$126]; 2))/(POWER([.$E$7]+[.Z$130]; 2)-POWER([.$E$7]; 2))" office:value-type="float" office:value="0.000243389423076923" calcext:value-type="float">
            <text:p>243.4E-06</text:p>
          </table:table-cell>
          <table:table-cell table:style-name="ce52" table:formula="of:=([.$R136]*POWER([.$E$9]+0.5*[.$T$126]; 2))/(POWER([.$E$7]+[.AA$130]; 2)-POWER([.$E$7]; 2))" office:value-type="float" office:value="0.000215311004784689" calcext:value-type="float">
            <text:p>215.3E-06</text:p>
          </table:table-cell>
          <table:table-cell table:style-name="ce52" table:formula="of:=([.$R136]*POWER([.$E$9]+0.5*[.$T$126]; 2))/(POWER([.$E$7]+[.AB$130]; 2)-POWER([.$E$7]; 2))" office:value-type="float" office:value="0.000192857142857143" calcext:value-type="float">
            <text:p>192.9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5" calcext:value-type="float">
            <text:p>5.00E-06</text:p>
          </table:table-cell>
          <table:table-cell table:number-columns-repeated="12"/>
          <table:table-cell table:style-name="ce44" office:value-type="float" office:value="0.000005" calcext:value-type="float">
            <text:p>5.00E-06</text:p>
          </table:table-cell>
          <table:table-cell table:style-name="ce52" table:formula="of:=([.$R137]*POWER([.$E$9]+0.5*[.$T$126]; 2))/(POWER([.$E$7]+[.S$130]; 2)-POWER([.$E$7]; 2))" office:value-type="float" office:value="0.00223880597014926" calcext:value-type="float">
            <text:p>2.2E-03</text:p>
          </table:table-cell>
          <table:table-cell table:style-name="ce52" table:formula="of:=([.$R137]*POWER([.$E$9]+0.5*[.$T$126]; 2))/(POWER([.$E$7]+[.T$130]; 2)-POWER([.$E$7]; 2))" office:value-type="float" office:value="0.00111386138613862" calcext:value-type="float">
            <text:p>1.1E-03</text:p>
          </table:table-cell>
          <table:table-cell table:style-name="ce52" table:formula="of:=([.$R137]*POWER([.$E$9]+0.5*[.$T$126]; 2))/(POWER([.$E$7]+[.U$130]; 2)-POWER([.$E$7]; 2))" office:value-type="float" office:value="0.000738916256157634" calcext:value-type="float">
            <text:p>738.9E-06</text:p>
          </table:table-cell>
          <table:table-cell table:style-name="ce52" table:formula="of:=([.$R137]*POWER([.$E$9]+0.5*[.$T$126]; 2))/(POWER([.$E$7]+[.V$130]; 2)-POWER([.$E$7]; 2))" office:value-type="float" office:value="0.000551470588235294" calcext:value-type="float">
            <text:p>551.5E-06</text:p>
          </table:table-cell>
          <table:table-cell table:style-name="ce52" table:formula="of:=([.$R137]*POWER([.$E$9]+0.5*[.$T$126]; 2))/(POWER([.$E$7]+[.W$130]; 2)-POWER([.$E$7]; 2))" office:value-type="float" office:value="0.000439024390243903" calcext:value-type="float">
            <text:p>439.0E-06</text:p>
          </table:table-cell>
          <table:table-cell table:style-name="ce52" table:formula="of:=([.$R137]*POWER([.$E$9]+0.5*[.$T$126]; 2))/(POWER([.$E$7]+[.X$130]; 2)-POWER([.$E$7]; 2))" office:value-type="float" office:value="0.000364077669902913" calcext:value-type="float">
            <text:p>364.1E-06</text:p>
          </table:table-cell>
          <table:table-cell table:style-name="ce52" table:formula="of:=([.$R137]*POWER([.$E$9]+0.5*[.$T$126]; 2))/(POWER([.$E$7]+[.Y$130]; 2)-POWER([.$E$7]; 2))" office:value-type="float" office:value="0.000310559006211181" calcext:value-type="float">
            <text:p>310.6E-06</text:p>
          </table:table-cell>
          <table:table-cell table:style-name="ce52" table:formula="of:=([.$R137]*POWER([.$E$9]+0.5*[.$T$126]; 2))/(POWER([.$E$7]+[.Z$130]; 2)-POWER([.$E$7]; 2))" office:value-type="float" office:value="0.000270432692307692" calcext:value-type="float">
            <text:p>270.4E-06</text:p>
          </table:table-cell>
          <table:table-cell table:style-name="ce52" table:formula="of:=([.$R137]*POWER([.$E$9]+0.5*[.$T$126]; 2))/(POWER([.$E$7]+[.AA$130]; 2)-POWER([.$E$7]; 2))" office:value-type="float" office:value="0.000239234449760766" calcext:value-type="float">
            <text:p>239.2E-06</text:p>
          </table:table-cell>
          <table:table-cell table:style-name="ce52" table:formula="of:=([.$R137]*POWER([.$E$9]+0.5*[.$T$126]; 2))/(POWER([.$E$7]+[.AB$130]; 2)-POWER([.$E$7]; 2))" office:value-type="float" office:value="0.000214285714285714" calcext:value-type="float">
            <text:p>214.3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55" calcext:value-type="float">
            <text:p>5.50E-06</text:p>
          </table:table-cell>
          <table:table-cell table:number-columns-repeated="12"/>
          <table:table-cell table:style-name="ce44" office:value-type="float" office:value="0.0000055" calcext:value-type="float">
            <text:p>5.50E-06</text:p>
          </table:table-cell>
          <table:table-cell table:style-name="ce52" table:formula="of:=([.$R138]*POWER([.$E$9]+0.5*[.$T$126]; 2))/(POWER([.$E$7]+[.S$130]; 2)-POWER([.$E$7]; 2))" office:value-type="float" office:value="0.00246268656716419" calcext:value-type="float">
            <text:p>2.5E-03</text:p>
          </table:table-cell>
          <table:table-cell table:style-name="ce52" table:formula="of:=([.$R138]*POWER([.$E$9]+0.5*[.$T$126]; 2))/(POWER([.$E$7]+[.T$130]; 2)-POWER([.$E$7]; 2))" office:value-type="float" office:value="0.00122524752475248" calcext:value-type="float">
            <text:p>1.2E-03</text:p>
          </table:table-cell>
          <table:table-cell table:style-name="ce52" table:formula="of:=([.$R138]*POWER([.$E$9]+0.5*[.$T$126]; 2))/(POWER([.$E$7]+[.U$130]; 2)-POWER([.$E$7]; 2))" office:value-type="float" office:value="0.000812807881773397" calcext:value-type="float">
            <text:p>812.8E-06</text:p>
          </table:table-cell>
          <table:table-cell table:style-name="ce52" table:formula="of:=([.$R138]*POWER([.$E$9]+0.5*[.$T$126]; 2))/(POWER([.$E$7]+[.V$130]; 2)-POWER([.$E$7]; 2))" office:value-type="float" office:value="0.000606617647058823" calcext:value-type="float">
            <text:p>606.6E-06</text:p>
          </table:table-cell>
          <table:table-cell table:style-name="ce52" table:formula="of:=([.$R138]*POWER([.$E$9]+0.5*[.$T$126]; 2))/(POWER([.$E$7]+[.W$130]; 2)-POWER([.$E$7]; 2))" office:value-type="float" office:value="0.000482926829268293" calcext:value-type="float">
            <text:p>482.9E-06</text:p>
          </table:table-cell>
          <table:table-cell table:style-name="ce52" table:formula="of:=([.$R138]*POWER([.$E$9]+0.5*[.$T$126]; 2))/(POWER([.$E$7]+[.X$130]; 2)-POWER([.$E$7]; 2))" office:value-type="float" office:value="0.000400485436893204" calcext:value-type="float">
            <text:p>400.5E-06</text:p>
          </table:table-cell>
          <table:table-cell table:style-name="ce52" table:formula="of:=([.$R138]*POWER([.$E$9]+0.5*[.$T$126]; 2))/(POWER([.$E$7]+[.Y$130]; 2)-POWER([.$E$7]; 2))" office:value-type="float" office:value="0.000341614906832299" calcext:value-type="float">
            <text:p>341.6E-06</text:p>
          </table:table-cell>
          <table:table-cell table:style-name="ce52" table:formula="of:=([.$R138]*POWER([.$E$9]+0.5*[.$T$126]; 2))/(POWER([.$E$7]+[.Z$130]; 2)-POWER([.$E$7]; 2))" office:value-type="float" office:value="0.000297475961538461" calcext:value-type="float">
            <text:p>297.5E-06</text:p>
          </table:table-cell>
          <table:table-cell table:style-name="ce52" table:formula="of:=([.$R138]*POWER([.$E$9]+0.5*[.$T$126]; 2))/(POWER([.$E$7]+[.AA$130]; 2)-POWER([.$E$7]; 2))" office:value-type="float" office:value="0.000263157894736842" calcext:value-type="float">
            <text:p>263.2E-06</text:p>
          </table:table-cell>
          <table:table-cell table:style-name="ce52" table:formula="of:=([.$R138]*POWER([.$E$9]+0.5*[.$T$126]; 2))/(POWER([.$E$7]+[.AB$130]; 2)-POWER([.$E$7]; 2))" office:value-type="float" office:value="0.000235714285714286" calcext:value-type="float">
            <text:p>235.7E-06</text:p>
          </table:table-cell>
        </table:table-row>
        <table:table-row table:style-name="ro1">
          <table:table-cell table:number-columns-repeated="3"/>
          <table:table-cell table:style-name="ce47" office:value-type="string" calcext:value-type="string">
            <text:p>Inductance</text:p>
          </table:table-cell>
          <table:table-cell table:style-name="ce44" office:value-type="float" office:value="0.000006" calcext:value-type="float">
            <text:p>6.00E-06</text:p>
          </table:table-cell>
          <table:table-cell table:number-columns-repeated="11"/>
          <table:table-cell table:style-name="ce47" office:value-type="string" calcext:value-type="string">
            <text:p>Inductance</text:p>
          </table:table-cell>
          <table:table-cell table:style-name="ce44" office:value-type="float" office:value="0.000006" calcext:value-type="float">
            <text:p>6.00E-06</text:p>
          </table:table-cell>
          <table:table-cell table:style-name="ce52" table:formula="of:=([.$R139]*POWER([.$E$9]+0.5*[.$T$126]; 2))/(POWER([.$E$7]+[.S$130]; 2)-POWER([.$E$7]; 2))" office:value-type="float" office:value="0.00268656716417912" calcext:value-type="float">
            <text:p>2.7E-03</text:p>
          </table:table-cell>
          <table:table-cell table:style-name="ce52" table:formula="of:=([.$R139]*POWER([.$E$9]+0.5*[.$T$126]; 2))/(POWER([.$E$7]+[.T$130]; 2)-POWER([.$E$7]; 2))" office:value-type="float" office:value="0.00133663366336634" calcext:value-type="float">
            <text:p>1.3E-03</text:p>
          </table:table-cell>
          <table:table-cell table:style-name="ce52" table:formula="of:=([.$R139]*POWER([.$E$9]+0.5*[.$T$126]; 2))/(POWER([.$E$7]+[.U$130]; 2)-POWER([.$E$7]; 2))" office:value-type="float" office:value="0.00088669950738916" calcext:value-type="float">
            <text:p>886.7E-06</text:p>
          </table:table-cell>
          <table:table-cell table:style-name="ce52" table:formula="of:=([.$R139]*POWER([.$E$9]+0.5*[.$T$126]; 2))/(POWER([.$E$7]+[.V$130]; 2)-POWER([.$E$7]; 2))" office:value-type="float" office:value="0.000661764705882352" calcext:value-type="float">
            <text:p>661.8E-06</text:p>
          </table:table-cell>
          <table:table-cell table:style-name="ce52" table:formula="of:=([.$R139]*POWER([.$E$9]+0.5*[.$T$126]; 2))/(POWER([.$E$7]+[.W$130]; 2)-POWER([.$E$7]; 2))" office:value-type="float" office:value="0.000526829268292683" calcext:value-type="float">
            <text:p>526.8E-06</text:p>
          </table:table-cell>
          <table:table-cell table:style-name="ce52" table:formula="of:=([.$R139]*POWER([.$E$9]+0.5*[.$T$126]; 2))/(POWER([.$E$7]+[.X$130]; 2)-POWER([.$E$7]; 2))" office:value-type="float" office:value="0.000436893203883495" calcext:value-type="float">
            <text:p>436.9E-06</text:p>
          </table:table-cell>
          <table:table-cell table:style-name="ce52" table:formula="of:=([.$R139]*POWER([.$E$9]+0.5*[.$T$126]; 2))/(POWER([.$E$7]+[.Y$130]; 2)-POWER([.$E$7]; 2))" office:value-type="float" office:value="0.000372670807453417" calcext:value-type="float">
            <text:p>372.7E-06</text:p>
          </table:table-cell>
          <table:table-cell table:style-name="ce52" table:formula="of:=([.$R139]*POWER([.$E$9]+0.5*[.$T$126]; 2))/(POWER([.$E$7]+[.Z$130]; 2)-POWER([.$E$7]; 2))" office:value-type="float" office:value="0.000324519230769231" calcext:value-type="float">
            <text:p>324.5E-06</text:p>
          </table:table-cell>
          <table:table-cell table:style-name="ce52" table:formula="of:=([.$R139]*POWER([.$E$9]+0.5*[.$T$126]; 2))/(POWER([.$E$7]+[.AA$130]; 2)-POWER([.$E$7]; 2))" office:value-type="float" office:value="0.000287081339712919" calcext:value-type="float">
            <text:p>287.1E-06</text:p>
          </table:table-cell>
          <table:table-cell table:style-name="ce52" table:formula="of:=([.$R139]*POWER([.$E$9]+0.5*[.$T$126]; 2))/(POWER([.$E$7]+[.AB$130]; 2)-POWER([.$E$7]; 2))" office:value-type="float" office:value="0.000257142857142857" calcext:value-type="float">
            <text:p>257.1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65" calcext:value-type="float">
            <text:p>6.50E-06</text:p>
          </table:table-cell>
          <table:table-cell table:number-columns-repeated="12"/>
          <table:table-cell table:style-name="ce44" office:value-type="float" office:value="0.0000065" calcext:value-type="float">
            <text:p>6.50E-06</text:p>
          </table:table-cell>
          <table:table-cell table:style-name="ce52" table:formula="of:=([.$R140]*POWER([.$E$9]+0.5*[.$T$126]; 2))/(POWER([.$E$7]+[.S$130]; 2)-POWER([.$E$7]; 2))" office:value-type="float" office:value="0.00291044776119404" calcext:value-type="float">
            <text:p>2.9E-03</text:p>
          </table:table-cell>
          <table:table-cell table:style-name="ce52" table:formula="of:=([.$R140]*POWER([.$E$9]+0.5*[.$T$126]; 2))/(POWER([.$E$7]+[.T$130]; 2)-POWER([.$E$7]; 2))" office:value-type="float" office:value="0.0014480198019802" calcext:value-type="float">
            <text:p>1.4E-03</text:p>
          </table:table-cell>
          <table:table-cell table:style-name="ce52" table:formula="of:=([.$R140]*POWER([.$E$9]+0.5*[.$T$126]; 2))/(POWER([.$E$7]+[.U$130]; 2)-POWER([.$E$7]; 2))" office:value-type="float" office:value="0.000960591133004923" calcext:value-type="float">
            <text:p>960.6E-06</text:p>
          </table:table-cell>
          <table:table-cell table:style-name="ce52" table:formula="of:=([.$R140]*POWER([.$E$9]+0.5*[.$T$126]; 2))/(POWER([.$E$7]+[.V$130]; 2)-POWER([.$E$7]; 2))" office:value-type="float" office:value="0.000716911764705881" calcext:value-type="float">
            <text:p>716.9E-06</text:p>
          </table:table-cell>
          <table:table-cell table:style-name="ce52" table:formula="of:=([.$R140]*POWER([.$E$9]+0.5*[.$T$126]; 2))/(POWER([.$E$7]+[.W$130]; 2)-POWER([.$E$7]; 2))" office:value-type="float" office:value="0.000570731707317073" calcext:value-type="float">
            <text:p>570.7E-06</text:p>
          </table:table-cell>
          <table:table-cell table:style-name="ce52" table:formula="of:=([.$R140]*POWER([.$E$9]+0.5*[.$T$126]; 2))/(POWER([.$E$7]+[.X$130]; 2)-POWER([.$E$7]; 2))" office:value-type="float" office:value="0.000473300970873786" calcext:value-type="float">
            <text:p>473.3E-06</text:p>
          </table:table-cell>
          <table:table-cell table:style-name="ce52" table:formula="of:=([.$R140]*POWER([.$E$9]+0.5*[.$T$126]; 2))/(POWER([.$E$7]+[.Y$130]; 2)-POWER([.$E$7]; 2))" office:value-type="float" office:value="0.000403726708074535" calcext:value-type="float">
            <text:p>403.7E-06</text:p>
          </table:table-cell>
          <table:table-cell table:style-name="ce52" table:formula="of:=([.$R140]*POWER([.$E$9]+0.5*[.$T$126]; 2))/(POWER([.$E$7]+[.Z$130]; 2)-POWER([.$E$7]; 2))" office:value-type="float" office:value="0.0003515625" calcext:value-type="float">
            <text:p>351.6E-06</text:p>
          </table:table-cell>
          <table:table-cell table:style-name="ce52" table:formula="of:=([.$R140]*POWER([.$E$9]+0.5*[.$T$126]; 2))/(POWER([.$E$7]+[.AA$130]; 2)-POWER([.$E$7]; 2))" office:value-type="float" office:value="0.000311004784688995" calcext:value-type="float">
            <text:p>311.0E-06</text:p>
          </table:table-cell>
          <table:table-cell table:style-name="ce52" table:formula="of:=([.$R140]*POWER([.$E$9]+0.5*[.$T$126]; 2))/(POWER([.$E$7]+[.AB$130]; 2)-POWER([.$E$7]; 2))" office:value-type="float" office:value="0.000278571428571429" calcext:value-type="float">
            <text:p>278.6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7" calcext:value-type="float">
            <text:p>7.00E-06</text:p>
          </table:table-cell>
          <table:table-cell table:number-columns-repeated="12"/>
          <table:table-cell table:style-name="ce44" office:value-type="float" office:value="0.000007" calcext:value-type="float">
            <text:p>7.00E-06</text:p>
          </table:table-cell>
          <table:table-cell table:style-name="ce52" table:formula="of:=([.$R141]*POWER([.$E$9]+0.5*[.$T$126]; 2))/(POWER([.$E$7]+[.S$130]; 2)-POWER([.$E$7]; 2))" office:value-type="float" office:value="0.00313432835820897" calcext:value-type="float">
            <text:p>3.1E-03</text:p>
          </table:table-cell>
          <table:table-cell table:style-name="ce52" table:formula="of:=([.$R141]*POWER([.$E$9]+0.5*[.$T$126]; 2))/(POWER([.$E$7]+[.T$130]; 2)-POWER([.$E$7]; 2))" office:value-type="float" office:value="0.00155940594059406" calcext:value-type="float">
            <text:p>1.6E-03</text:p>
          </table:table-cell>
          <table:table-cell table:style-name="ce52" table:formula="of:=([.$R141]*POWER([.$E$9]+0.5*[.$T$126]; 2))/(POWER([.$E$7]+[.U$130]; 2)-POWER([.$E$7]; 2))" office:value-type="float" office:value="0.00103448275862069" calcext:value-type="float">
            <text:p>1.0E-03</text:p>
          </table:table-cell>
          <table:table-cell table:style-name="ce52" table:formula="of:=([.$R141]*POWER([.$E$9]+0.5*[.$T$126]; 2))/(POWER([.$E$7]+[.V$130]; 2)-POWER([.$E$7]; 2))" office:value-type="float" office:value="0.000772058823529411" calcext:value-type="float">
            <text:p>772.1E-06</text:p>
          </table:table-cell>
          <table:table-cell table:style-name="ce52" table:formula="of:=([.$R141]*POWER([.$E$9]+0.5*[.$T$126]; 2))/(POWER([.$E$7]+[.W$130]; 2)-POWER([.$E$7]; 2))" office:value-type="float" office:value="0.000614634146341463" calcext:value-type="float">
            <text:p>614.6E-06</text:p>
          </table:table-cell>
          <table:table-cell table:style-name="ce52" table:formula="of:=([.$R141]*POWER([.$E$9]+0.5*[.$T$126]; 2))/(POWER([.$E$7]+[.X$130]; 2)-POWER([.$E$7]; 2))" office:value-type="float" office:value="0.000509708737864078" calcext:value-type="float">
            <text:p>509.7E-06</text:p>
          </table:table-cell>
          <table:table-cell table:style-name="ce52" table:formula="of:=([.$R141]*POWER([.$E$9]+0.5*[.$T$126]; 2))/(POWER([.$E$7]+[.Y$130]; 2)-POWER([.$E$7]; 2))" office:value-type="float" office:value="0.000434782608695653" calcext:value-type="float">
            <text:p>434.8E-06</text:p>
          </table:table-cell>
          <table:table-cell table:style-name="ce52" table:formula="of:=([.$R141]*POWER([.$E$9]+0.5*[.$T$126]; 2))/(POWER([.$E$7]+[.Z$130]; 2)-POWER([.$E$7]; 2))" office:value-type="float" office:value="0.000378605769230769" calcext:value-type="float">
            <text:p>378.6E-06</text:p>
          </table:table-cell>
          <table:table-cell table:style-name="ce52" table:formula="of:=([.$R141]*POWER([.$E$9]+0.5*[.$T$126]; 2))/(POWER([.$E$7]+[.AA$130]; 2)-POWER([.$E$7]; 2))" office:value-type="float" office:value="0.000334928229665072" calcext:value-type="float">
            <text:p>334.9E-06</text:p>
          </table:table-cell>
          <table:table-cell table:style-name="ce52" table:formula="of:=([.$R141]*POWER([.$E$9]+0.5*[.$T$126]; 2))/(POWER([.$E$7]+[.AB$130]; 2)-POWER([.$E$7]; 2))" office:value-type="float" office:value="0.0003" calcext:value-type="float">
            <text:p>300.0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75" calcext:value-type="float">
            <text:p>7.50E-06</text:p>
          </table:table-cell>
          <table:table-cell table:number-columns-repeated="12"/>
          <table:table-cell table:style-name="ce44" office:value-type="float" office:value="0.0000075" calcext:value-type="float">
            <text:p>7.50E-06</text:p>
          </table:table-cell>
          <table:table-cell table:style-name="ce52" table:formula="of:=([.$R142]*POWER([.$E$9]+0.5*[.$T$126]; 2))/(POWER([.$E$7]+[.S$130]; 2)-POWER([.$E$7]; 2))" office:value-type="float" office:value="0.0033582089552239" calcext:value-type="float">
            <text:p>3.4E-03</text:p>
          </table:table-cell>
          <table:table-cell table:style-name="ce52" table:formula="of:=([.$R142]*POWER([.$E$9]+0.5*[.$T$126]; 2))/(POWER([.$E$7]+[.T$130]; 2)-POWER([.$E$7]; 2))" office:value-type="float" office:value="0.00167079207920792" calcext:value-type="float">
            <text:p>1.7E-03</text:p>
          </table:table-cell>
          <table:table-cell table:style-name="ce52" table:formula="of:=([.$R142]*POWER([.$E$9]+0.5*[.$T$126]; 2))/(POWER([.$E$7]+[.U$130]; 2)-POWER([.$E$7]; 2))" office:value-type="float" office:value="0.00110837438423645" calcext:value-type="float">
            <text:p>1.1E-03</text:p>
          </table:table-cell>
          <table:table-cell table:style-name="ce52" table:formula="of:=([.$R142]*POWER([.$E$9]+0.5*[.$T$126]; 2))/(POWER([.$E$7]+[.V$130]; 2)-POWER([.$E$7]; 2))" office:value-type="float" office:value="0.00082720588235294" calcext:value-type="float">
            <text:p>827.2E-06</text:p>
          </table:table-cell>
          <table:table-cell table:style-name="ce52" table:formula="of:=([.$R142]*POWER([.$E$9]+0.5*[.$T$126]; 2))/(POWER([.$E$7]+[.W$130]; 2)-POWER([.$E$7]; 2))" office:value-type="float" office:value="0.000658536585365854" calcext:value-type="float">
            <text:p>658.5E-06</text:p>
          </table:table-cell>
          <table:table-cell table:style-name="ce52" table:formula="of:=([.$R142]*POWER([.$E$9]+0.5*[.$T$126]; 2))/(POWER([.$E$7]+[.X$130]; 2)-POWER([.$E$7]; 2))" office:value-type="float" office:value="0.000546116504854369" calcext:value-type="float">
            <text:p>546.1E-06</text:p>
          </table:table-cell>
          <table:table-cell table:style-name="ce52" table:formula="of:=([.$R142]*POWER([.$E$9]+0.5*[.$T$126]; 2))/(POWER([.$E$7]+[.Y$130]; 2)-POWER([.$E$7]; 2))" office:value-type="float" office:value="0.000465838509316771" calcext:value-type="float">
            <text:p>465.8E-06</text:p>
          </table:table-cell>
          <table:table-cell table:style-name="ce52" table:formula="of:=([.$R142]*POWER([.$E$9]+0.5*[.$T$126]; 2))/(POWER([.$E$7]+[.Z$130]; 2)-POWER([.$E$7]; 2))" office:value-type="float" office:value="0.000405649038461538" calcext:value-type="float">
            <text:p>405.6E-06</text:p>
          </table:table-cell>
          <table:table-cell table:style-name="ce52" table:formula="of:=([.$R142]*POWER([.$E$9]+0.5*[.$T$126]; 2))/(POWER([.$E$7]+[.AA$130]; 2)-POWER([.$E$7]; 2))" office:value-type="float" office:value="0.000358851674641148" calcext:value-type="float">
            <text:p>358.9E-06</text:p>
          </table:table-cell>
          <table:table-cell table:style-name="ce52" table:formula="of:=([.$R142]*POWER([.$E$9]+0.5*[.$T$126]; 2))/(POWER([.$E$7]+[.AB$130]; 2)-POWER([.$E$7]; 2))" office:value-type="float" office:value="0.000321428571428571" calcext:value-type="float">
            <text:p>321.4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8" calcext:value-type="float">
            <text:p>8.00E-06</text:p>
          </table:table-cell>
          <table:table-cell table:number-columns-repeated="12"/>
          <table:table-cell table:style-name="ce44" office:value-type="float" office:value="0.000008" calcext:value-type="float">
            <text:p>8.00E-06</text:p>
          </table:table-cell>
          <table:table-cell table:style-name="ce52" table:formula="of:=([.$R143]*POWER([.$E$9]+0.5*[.$T$126]; 2))/(POWER([.$E$7]+[.S$130]; 2)-POWER([.$E$7]; 2))" office:value-type="float" office:value="0.00358208955223882" calcext:value-type="float">
            <text:p>3.6E-03</text:p>
          </table:table-cell>
          <table:table-cell table:style-name="ce52" table:formula="of:=([.$R143]*POWER([.$E$9]+0.5*[.$T$126]; 2))/(POWER([.$E$7]+[.T$130]; 2)-POWER([.$E$7]; 2))" office:value-type="float" office:value="0.00178217821782179" calcext:value-type="float">
            <text:p>1.8E-03</text:p>
          </table:table-cell>
          <table:table-cell table:style-name="ce52" table:formula="of:=([.$R143]*POWER([.$E$9]+0.5*[.$T$126]; 2))/(POWER([.$E$7]+[.U$130]; 2)-POWER([.$E$7]; 2))" office:value-type="float" office:value="0.00118226600985221" calcext:value-type="float">
            <text:p>1.2E-03</text:p>
          </table:table-cell>
          <table:table-cell table:style-name="ce52" table:formula="of:=([.$R143]*POWER([.$E$9]+0.5*[.$T$126]; 2))/(POWER([.$E$7]+[.V$130]; 2)-POWER([.$E$7]; 2))" office:value-type="float" office:value="0.000882352941176469" calcext:value-type="float">
            <text:p>882.4E-06</text:p>
          </table:table-cell>
          <table:table-cell table:style-name="ce52" table:formula="of:=([.$R143]*POWER([.$E$9]+0.5*[.$T$126]; 2))/(POWER([.$E$7]+[.W$130]; 2)-POWER([.$E$7]; 2))" office:value-type="float" office:value="0.000702439024390244" calcext:value-type="float">
            <text:p>702.4E-06</text:p>
          </table:table-cell>
          <table:table-cell table:style-name="ce52" table:formula="of:=([.$R143]*POWER([.$E$9]+0.5*[.$T$126]; 2))/(POWER([.$E$7]+[.X$130]; 2)-POWER([.$E$7]; 2))" office:value-type="float" office:value="0.00058252427184466" calcext:value-type="float">
            <text:p>582.5E-06</text:p>
          </table:table-cell>
          <table:table-cell table:style-name="ce52" table:formula="of:=([.$R143]*POWER([.$E$9]+0.5*[.$T$126]; 2))/(POWER([.$E$7]+[.Y$130]; 2)-POWER([.$E$7]; 2))" office:value-type="float" office:value="0.000496894409937889" calcext:value-type="float">
            <text:p>496.9E-06</text:p>
          </table:table-cell>
          <table:table-cell table:style-name="ce52" table:formula="of:=([.$R143]*POWER([.$E$9]+0.5*[.$T$126]; 2))/(POWER([.$E$7]+[.Z$130]; 2)-POWER([.$E$7]; 2))" office:value-type="float" office:value="0.000432692307692307" calcext:value-type="float">
            <text:p>432.7E-06</text:p>
          </table:table-cell>
          <table:table-cell table:style-name="ce52" table:formula="of:=([.$R143]*POWER([.$E$9]+0.5*[.$T$126]; 2))/(POWER([.$E$7]+[.AA$130]; 2)-POWER([.$E$7]; 2))" office:value-type="float" office:value="0.000382775119617225" calcext:value-type="float">
            <text:p>382.8E-06</text:p>
          </table:table-cell>
          <table:table-cell table:style-name="ce52" table:formula="of:=([.$R143]*POWER([.$E$9]+0.5*[.$T$126]; 2))/(POWER([.$E$7]+[.AB$130]; 2)-POWER([.$E$7]; 2))" office:value-type="float" office:value="0.000342857142857143" calcext:value-type="float">
            <text:p>342.9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85" calcext:value-type="float">
            <text:p>8.50E-06</text:p>
          </table:table-cell>
          <table:table-cell table:number-columns-repeated="12"/>
          <table:table-cell table:style-name="ce44" office:value-type="float" office:value="0.0000085" calcext:value-type="float">
            <text:p>8.50E-06</text:p>
          </table:table-cell>
          <table:table-cell table:style-name="ce52" table:formula="of:=([.$R144]*POWER([.$E$9]+0.5*[.$T$126]; 2))/(POWER([.$E$7]+[.S$130]; 2)-POWER([.$E$7]; 2))" office:value-type="float" office:value="0.00380597014925375" calcext:value-type="float">
            <text:p>3.8E-03</text:p>
          </table:table-cell>
          <table:table-cell table:style-name="ce52" table:formula="of:=([.$R144]*POWER([.$E$9]+0.5*[.$T$126]; 2))/(POWER([.$E$7]+[.T$130]; 2)-POWER([.$E$7]; 2))" office:value-type="float" office:value="0.00189356435643565" calcext:value-type="float">
            <text:p>1.9E-03</text:p>
          </table:table-cell>
          <table:table-cell table:style-name="ce52" table:formula="of:=([.$R144]*POWER([.$E$9]+0.5*[.$T$126]; 2))/(POWER([.$E$7]+[.U$130]; 2)-POWER([.$E$7]; 2))" office:value-type="float" office:value="0.00125615763546798" calcext:value-type="float">
            <text:p>1.3E-03</text:p>
          </table:table-cell>
          <table:table-cell table:style-name="ce52" table:formula="of:=([.$R144]*POWER([.$E$9]+0.5*[.$T$126]; 2))/(POWER([.$E$7]+[.V$130]; 2)-POWER([.$E$7]; 2))" office:value-type="float" office:value="0.000937499999999999" calcext:value-type="float">
            <text:p>937.5E-06</text:p>
          </table:table-cell>
          <table:table-cell table:style-name="ce52" table:formula="of:=([.$R144]*POWER([.$E$9]+0.5*[.$T$126]; 2))/(POWER([.$E$7]+[.W$130]; 2)-POWER([.$E$7]; 2))" office:value-type="float" office:value="0.000746341463414634" calcext:value-type="float">
            <text:p>746.3E-06</text:p>
          </table:table-cell>
          <table:table-cell table:style-name="ce52" table:formula="of:=([.$R144]*POWER([.$E$9]+0.5*[.$T$126]; 2))/(POWER([.$E$7]+[.X$130]; 2)-POWER([.$E$7]; 2))" office:value-type="float" office:value="0.000618932038834951" calcext:value-type="float">
            <text:p>618.9E-06</text:p>
          </table:table-cell>
          <table:table-cell table:style-name="ce52" table:formula="of:=([.$R144]*POWER([.$E$9]+0.5*[.$T$126]; 2))/(POWER([.$E$7]+[.Y$130]; 2)-POWER([.$E$7]; 2))" office:value-type="float" office:value="0.000527950310559007" calcext:value-type="float">
            <text:p>528.0E-06</text:p>
          </table:table-cell>
          <table:table-cell table:style-name="ce52" table:formula="of:=([.$R144]*POWER([.$E$9]+0.5*[.$T$126]; 2))/(POWER([.$E$7]+[.Z$130]; 2)-POWER([.$E$7]; 2))" office:value-type="float" office:value="0.000459735576923077" calcext:value-type="float">
            <text:p>459.7E-06</text:p>
          </table:table-cell>
          <table:table-cell table:style-name="ce52" table:formula="of:=([.$R144]*POWER([.$E$9]+0.5*[.$T$126]; 2))/(POWER([.$E$7]+[.AA$130]; 2)-POWER([.$E$7]; 2))" office:value-type="float" office:value="0.000406698564593301" calcext:value-type="float">
            <text:p>406.7E-06</text:p>
          </table:table-cell>
          <table:table-cell table:style-name="ce52" table:formula="of:=([.$R144]*POWER([.$E$9]+0.5*[.$T$126]; 2))/(POWER([.$E$7]+[.AB$130]; 2)-POWER([.$E$7]; 2))" office:value-type="float" office:value="0.000364285714285714" calcext:value-type="float">
            <text:p>364.3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9" calcext:value-type="float">
            <text:p>9.00E-06</text:p>
          </table:table-cell>
          <table:table-cell table:number-columns-repeated="12"/>
          <table:table-cell table:style-name="ce44" office:value-type="float" office:value="0.000009" calcext:value-type="float">
            <text:p>9.00E-06</text:p>
          </table:table-cell>
          <table:table-cell table:style-name="ce52" table:formula="of:=([.$R145]*POWER([.$E$9]+0.5*[.$T$126]; 2))/(POWER([.$E$7]+[.S$130]; 2)-POWER([.$E$7]; 2))" office:value-type="float" office:value="0.00402985074626868" calcext:value-type="float">
            <text:p>4.0E-03</text:p>
          </table:table-cell>
          <table:table-cell table:style-name="ce52" table:formula="of:=([.$R145]*POWER([.$E$9]+0.5*[.$T$126]; 2))/(POWER([.$E$7]+[.T$130]; 2)-POWER([.$E$7]; 2))" office:value-type="float" office:value="0.00200495049504951" calcext:value-type="float">
            <text:p>2.0E-03</text:p>
          </table:table-cell>
          <table:table-cell table:style-name="ce52" table:formula="of:=([.$R145]*POWER([.$E$9]+0.5*[.$T$126]; 2))/(POWER([.$E$7]+[.U$130]; 2)-POWER([.$E$7]; 2))" office:value-type="float" office:value="0.00133004926108374" calcext:value-type="float">
            <text:p>1.3E-03</text:p>
          </table:table-cell>
          <table:table-cell table:style-name="ce52" table:formula="of:=([.$R145]*POWER([.$E$9]+0.5*[.$T$126]; 2))/(POWER([.$E$7]+[.V$130]; 2)-POWER([.$E$7]; 2))" office:value-type="float" office:value="0.000992647058823528" calcext:value-type="float">
            <text:p>992.6E-06</text:p>
          </table:table-cell>
          <table:table-cell table:style-name="ce52" table:formula="of:=([.$R145]*POWER([.$E$9]+0.5*[.$T$126]; 2))/(POWER([.$E$7]+[.W$130]; 2)-POWER([.$E$7]; 2))" office:value-type="float" office:value="0.000790243902439024" calcext:value-type="float">
            <text:p>790.2E-06</text:p>
          </table:table-cell>
          <table:table-cell table:style-name="ce52" table:formula="of:=([.$R145]*POWER([.$E$9]+0.5*[.$T$126]; 2))/(POWER([.$E$7]+[.X$130]; 2)-POWER([.$E$7]; 2))" office:value-type="float" office:value="0.000655339805825243" calcext:value-type="float">
            <text:p>655.3E-06</text:p>
          </table:table-cell>
          <table:table-cell table:style-name="ce52" table:formula="of:=([.$R145]*POWER([.$E$9]+0.5*[.$T$126]; 2))/(POWER([.$E$7]+[.Y$130]; 2)-POWER([.$E$7]; 2))" office:value-type="float" office:value="0.000559006211180125" calcext:value-type="float">
            <text:p>559.0E-06</text:p>
          </table:table-cell>
          <table:table-cell table:style-name="ce52" table:formula="of:=([.$R145]*POWER([.$E$9]+0.5*[.$T$126]; 2))/(POWER([.$E$7]+[.Z$130]; 2)-POWER([.$E$7]; 2))" office:value-type="float" office:value="0.000486778846153846" calcext:value-type="float">
            <text:p>486.8E-06</text:p>
          </table:table-cell>
          <table:table-cell table:style-name="ce52" table:formula="of:=([.$R145]*POWER([.$E$9]+0.5*[.$T$126]; 2))/(POWER([.$E$7]+[.AA$130]; 2)-POWER([.$E$7]; 2))" office:value-type="float" office:value="0.000430622009569378" calcext:value-type="float">
            <text:p>430.6E-06</text:p>
          </table:table-cell>
          <table:table-cell table:style-name="ce52" table:formula="of:=([.$R145]*POWER([.$E$9]+0.5*[.$T$126]; 2))/(POWER([.$E$7]+[.AB$130]; 2)-POWER([.$E$7]; 2))" office:value-type="float" office:value="0.000385714285714286" calcext:value-type="float">
            <text:p>385.7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95" calcext:value-type="float">
            <text:p>9.50E-06</text:p>
          </table:table-cell>
          <table:table-cell table:number-columns-repeated="12"/>
          <table:table-cell table:style-name="ce44" office:value-type="float" office:value="0.0000095" calcext:value-type="float">
            <text:p>9.50E-06</text:p>
          </table:table-cell>
          <table:table-cell table:style-name="ce52" table:formula="of:=([.$R146]*POWER([.$E$9]+0.5*[.$T$126]; 2))/(POWER([.$E$7]+[.S$130]; 2)-POWER([.$E$7]; 2))" office:value-type="float" office:value="0.0042537313432836" calcext:value-type="float">
            <text:p>4.3E-03</text:p>
          </table:table-cell>
          <table:table-cell table:style-name="ce52" table:formula="of:=([.$R146]*POWER([.$E$9]+0.5*[.$T$126]; 2))/(POWER([.$E$7]+[.T$130]; 2)-POWER([.$E$7]; 2))" office:value-type="float" office:value="0.00211633663366337" calcext:value-type="float">
            <text:p>2.1E-03</text:p>
          </table:table-cell>
          <table:table-cell table:style-name="ce52" table:formula="of:=([.$R146]*POWER([.$E$9]+0.5*[.$T$126]; 2))/(POWER([.$E$7]+[.U$130]; 2)-POWER([.$E$7]; 2))" office:value-type="float" office:value="0.0014039408866995" calcext:value-type="float">
            <text:p>1.4E-03</text:p>
          </table:table-cell>
          <table:table-cell table:style-name="ce52" table:formula="of:=([.$R146]*POWER([.$E$9]+0.5*[.$T$126]; 2))/(POWER([.$E$7]+[.V$130]; 2)-POWER([.$E$7]; 2))" office:value-type="float" office:value="0.00104779411764706" calcext:value-type="float">
            <text:p>1.0E-03</text:p>
          </table:table-cell>
          <table:table-cell table:style-name="ce52" table:formula="of:=([.$R146]*POWER([.$E$9]+0.5*[.$T$126]; 2))/(POWER([.$E$7]+[.W$130]; 2)-POWER([.$E$7]; 2))" office:value-type="float" office:value="0.000834146341463415" calcext:value-type="float">
            <text:p>834.1E-06</text:p>
          </table:table-cell>
          <table:table-cell table:style-name="ce52" table:formula="of:=([.$R146]*POWER([.$E$9]+0.5*[.$T$126]; 2))/(POWER([.$E$7]+[.X$130]; 2)-POWER([.$E$7]; 2))" office:value-type="float" office:value="0.000691747572815534" calcext:value-type="float">
            <text:p>691.7E-06</text:p>
          </table:table-cell>
          <table:table-cell table:style-name="ce52" table:formula="of:=([.$R146]*POWER([.$E$9]+0.5*[.$T$126]; 2))/(POWER([.$E$7]+[.Y$130]; 2)-POWER([.$E$7]; 2))" office:value-type="float" office:value="0.000590062111801243" calcext:value-type="float">
            <text:p>590.1E-06</text:p>
          </table:table-cell>
          <table:table-cell table:style-name="ce52" table:formula="of:=([.$R146]*POWER([.$E$9]+0.5*[.$T$126]; 2))/(POWER([.$E$7]+[.Z$130]; 2)-POWER([.$E$7]; 2))" office:value-type="float" office:value="0.000513822115384615" calcext:value-type="float">
            <text:p>513.8E-06</text:p>
          </table:table-cell>
          <table:table-cell table:style-name="ce52" table:formula="of:=([.$R146]*POWER([.$E$9]+0.5*[.$T$126]; 2))/(POWER([.$E$7]+[.AA$130]; 2)-POWER([.$E$7]; 2))" office:value-type="float" office:value="0.000454545454545455" calcext:value-type="float">
            <text:p>454.5E-06</text:p>
          </table:table-cell>
          <table:table-cell table:style-name="ce52" table:formula="of:=([.$R146]*POWER([.$E$9]+0.5*[.$T$126]; 2))/(POWER([.$E$7]+[.AB$130]; 2)-POWER([.$E$7]; 2))" office:value-type="float" office:value="0.000407142857142857" calcext:value-type="float">
            <text:p>407.1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1" calcext:value-type="float">
            <text:p>10.00E-06</text:p>
          </table:table-cell>
          <table:table-cell table:number-columns-repeated="12"/>
          <table:table-cell table:style-name="ce44" office:value-type="float" office:value="0.00001" calcext:value-type="float">
            <text:p>10.00E-06</text:p>
          </table:table-cell>
          <table:table-cell table:style-name="ce52" table:formula="of:=([.$R147]*POWER([.$E$9]+0.5*[.$T$126]; 2))/(POWER([.$E$7]+[.S$130]; 2)-POWER([.$E$7]; 2))" office:value-type="float" office:value="0.00447761194029853" calcext:value-type="float">
            <text:p>4.5E-03</text:p>
          </table:table-cell>
          <table:table-cell table:style-name="ce52" table:formula="of:=([.$R147]*POWER([.$E$9]+0.5*[.$T$126]; 2))/(POWER([.$E$7]+[.T$130]; 2)-POWER([.$E$7]; 2))" office:value-type="float" office:value="0.00222772277227723" calcext:value-type="float">
            <text:p>2.2E-03</text:p>
          </table:table-cell>
          <table:table-cell table:style-name="ce52" table:formula="of:=([.$R147]*POWER([.$E$9]+0.5*[.$T$126]; 2))/(POWER([.$E$7]+[.U$130]; 2)-POWER([.$E$7]; 2))" office:value-type="float" office:value="0.00147783251231527" calcext:value-type="float">
            <text:p>1.5E-03</text:p>
          </table:table-cell>
          <table:table-cell table:style-name="ce52" table:formula="of:=([.$R147]*POWER([.$E$9]+0.5*[.$T$126]; 2))/(POWER([.$E$7]+[.V$130]; 2)-POWER([.$E$7]; 2))" office:value-type="float" office:value="0.00110294117647059" calcext:value-type="float">
            <text:p>1.1E-03</text:p>
          </table:table-cell>
          <table:table-cell table:style-name="ce52" table:formula="of:=([.$R147]*POWER([.$E$9]+0.5*[.$T$126]; 2))/(POWER([.$E$7]+[.W$130]; 2)-POWER([.$E$7]; 2))" office:value-type="float" office:value="0.000878048780487805" calcext:value-type="float">
            <text:p>878.0E-06</text:p>
          </table:table-cell>
          <table:table-cell table:style-name="ce52" table:formula="of:=([.$R147]*POWER([.$E$9]+0.5*[.$T$126]; 2))/(POWER([.$E$7]+[.X$130]; 2)-POWER([.$E$7]; 2))" office:value-type="float" office:value="0.000728155339805825" calcext:value-type="float">
            <text:p>728.2E-06</text:p>
          </table:table-cell>
          <table:table-cell table:style-name="ce52" table:formula="of:=([.$R147]*POWER([.$E$9]+0.5*[.$T$126]; 2))/(POWER([.$E$7]+[.Y$130]; 2)-POWER([.$E$7]; 2))" office:value-type="float" office:value="0.000621118012422361" calcext:value-type="float">
            <text:p>621.1E-06</text:p>
          </table:table-cell>
          <table:table-cell table:style-name="ce52" table:formula="of:=([.$R147]*POWER([.$E$9]+0.5*[.$T$126]; 2))/(POWER([.$E$7]+[.Z$130]; 2)-POWER([.$E$7]; 2))" office:value-type="float" office:value="0.000540865384615384" calcext:value-type="float">
            <text:p>540.9E-06</text:p>
          </table:table-cell>
          <table:table-cell table:style-name="ce52" table:formula="of:=([.$R147]*POWER([.$E$9]+0.5*[.$T$126]; 2))/(POWER([.$E$7]+[.AA$130]; 2)-POWER([.$E$7]; 2))" office:value-type="float" office:value="0.000478468899521531" calcext:value-type="float">
            <text:p>478.5E-06</text:p>
          </table:table-cell>
          <table:table-cell table:style-name="ce52" table:formula="of:=([.$R147]*POWER([.$E$9]+0.5*[.$T$126]; 2))/(POWER([.$E$7]+[.AB$130]; 2)-POWER([.$E$7]; 2))" office:value-type="float" office:value="0.000428571428571429" calcext:value-type="float">
            <text:p>428.6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105" calcext:value-type="float">
            <text:p>10.50E-06</text:p>
          </table:table-cell>
          <table:table-cell table:number-columns-repeated="12"/>
          <table:table-cell table:style-name="ce44" office:value-type="float" office:value="0.0000105" calcext:value-type="float">
            <text:p>10.50E-06</text:p>
          </table:table-cell>
          <table:table-cell table:style-name="ce52" table:formula="of:=([.$R148]*POWER([.$E$9]+0.5*[.$T$126]; 2))/(POWER([.$E$7]+[.S$130]; 2)-POWER([.$E$7]; 2))" office:value-type="float" office:value="0.00470149253731345" calcext:value-type="float">
            <text:p>4.7E-03</text:p>
          </table:table-cell>
          <table:table-cell table:style-name="ce52" table:formula="of:=([.$R148]*POWER([.$E$9]+0.5*[.$T$126]; 2))/(POWER([.$E$7]+[.T$130]; 2)-POWER([.$E$7]; 2))" office:value-type="float" office:value="0.00233910891089109" calcext:value-type="float">
            <text:p>2.3E-03</text:p>
          </table:table-cell>
          <table:table-cell table:style-name="ce52" table:formula="of:=([.$R148]*POWER([.$E$9]+0.5*[.$T$126]; 2))/(POWER([.$E$7]+[.U$130]; 2)-POWER([.$E$7]; 2))" office:value-type="float" office:value="0.00155172413793103" calcext:value-type="float">
            <text:p>1.6E-03</text:p>
          </table:table-cell>
          <table:table-cell table:style-name="ce52" table:formula="of:=([.$R148]*POWER([.$E$9]+0.5*[.$T$126]; 2))/(POWER([.$E$7]+[.V$130]; 2)-POWER([.$E$7]; 2))" office:value-type="float" office:value="0.00115808823529412" calcext:value-type="float">
            <text:p>1.2E-03</text:p>
          </table:table-cell>
          <table:table-cell table:style-name="ce52" table:formula="of:=([.$R148]*POWER([.$E$9]+0.5*[.$T$126]; 2))/(POWER([.$E$7]+[.W$130]; 2)-POWER([.$E$7]; 2))" office:value-type="float" office:value="0.000921951219512195" calcext:value-type="float">
            <text:p>922.0E-06</text:p>
          </table:table-cell>
          <table:table-cell table:style-name="ce52" table:formula="of:=([.$R148]*POWER([.$E$9]+0.5*[.$T$126]; 2))/(POWER([.$E$7]+[.X$130]; 2)-POWER([.$E$7]; 2))" office:value-type="float" office:value="0.000764563106796117" calcext:value-type="float">
            <text:p>764.6E-06</text:p>
          </table:table-cell>
          <table:table-cell table:style-name="ce52" table:formula="of:=([.$R148]*POWER([.$E$9]+0.5*[.$T$126]; 2))/(POWER([.$E$7]+[.Y$130]; 2)-POWER([.$E$7]; 2))" office:value-type="float" office:value="0.000652173913043479" calcext:value-type="float">
            <text:p>652.2E-06</text:p>
          </table:table-cell>
          <table:table-cell table:style-name="ce52" table:formula="of:=([.$R148]*POWER([.$E$9]+0.5*[.$T$126]; 2))/(POWER([.$E$7]+[.Z$130]; 2)-POWER([.$E$7]; 2))" office:value-type="float" office:value="0.000567908653846153" calcext:value-type="float">
            <text:p>567.9E-06</text:p>
          </table:table-cell>
          <table:table-cell table:style-name="ce52" table:formula="of:=([.$R148]*POWER([.$E$9]+0.5*[.$T$126]; 2))/(POWER([.$E$7]+[.AA$130]; 2)-POWER([.$E$7]; 2))" office:value-type="float" office:value="0.000502392344497608" calcext:value-type="float">
            <text:p>502.4E-06</text:p>
          </table:table-cell>
          <table:table-cell table:style-name="ce52" table:formula="of:=([.$R148]*POWER([.$E$9]+0.5*[.$T$126]; 2))/(POWER([.$E$7]+[.AB$130]; 2)-POWER([.$E$7]; 2))" office:value-type="float" office:value="0.00045" calcext:value-type="float">
            <text:p>450.0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11" calcext:value-type="float">
            <text:p>11.00E-06</text:p>
          </table:table-cell>
          <table:table-cell table:number-columns-repeated="12"/>
          <table:table-cell table:style-name="ce44" office:value-type="float" office:value="0.000011" calcext:value-type="float">
            <text:p>11.00E-06</text:p>
          </table:table-cell>
          <table:table-cell table:style-name="ce52" table:formula="of:=([.$R149]*POWER([.$E$9]+0.5*[.$T$126]; 2))/(POWER([.$E$7]+[.S$130]; 2)-POWER([.$E$7]; 2))" office:value-type="float" office:value="0.00492537313432838" calcext:value-type="float">
            <text:p>4.9E-03</text:p>
          </table:table-cell>
          <table:table-cell table:style-name="ce52" table:formula="of:=([.$R149]*POWER([.$E$9]+0.5*[.$T$126]; 2))/(POWER([.$E$7]+[.T$130]; 2)-POWER([.$E$7]; 2))" office:value-type="float" office:value="0.00245049504950496" calcext:value-type="float">
            <text:p>2.5E-03</text:p>
          </table:table-cell>
          <table:table-cell table:style-name="ce52" table:formula="of:=([.$R149]*POWER([.$E$9]+0.5*[.$T$126]; 2))/(POWER([.$E$7]+[.U$130]; 2)-POWER([.$E$7]; 2))" office:value-type="float" office:value="0.00162561576354679" calcext:value-type="float">
            <text:p>1.6E-03</text:p>
          </table:table-cell>
          <table:table-cell table:style-name="ce52" table:formula="of:=([.$R149]*POWER([.$E$9]+0.5*[.$T$126]; 2))/(POWER([.$E$7]+[.V$130]; 2)-POWER([.$E$7]; 2))" office:value-type="float" office:value="0.00121323529411765" calcext:value-type="float">
            <text:p>1.2E-03</text:p>
          </table:table-cell>
          <table:table-cell table:style-name="ce52" table:formula="of:=([.$R149]*POWER([.$E$9]+0.5*[.$T$126]; 2))/(POWER([.$E$7]+[.W$130]; 2)-POWER([.$E$7]; 2))" office:value-type="float" office:value="0.000965853658536585" calcext:value-type="float">
            <text:p>965.9E-06</text:p>
          </table:table-cell>
          <table:table-cell table:style-name="ce52" table:formula="of:=([.$R149]*POWER([.$E$9]+0.5*[.$T$126]; 2))/(POWER([.$E$7]+[.X$130]; 2)-POWER([.$E$7]; 2))" office:value-type="float" office:value="0.000800970873786408" calcext:value-type="float">
            <text:p>801.0E-06</text:p>
          </table:table-cell>
          <table:table-cell table:style-name="ce52" table:formula="of:=([.$R149]*POWER([.$E$9]+0.5*[.$T$126]; 2))/(POWER([.$E$7]+[.Y$130]; 2)-POWER([.$E$7]; 2))" office:value-type="float" office:value="0.000683229813664597" calcext:value-type="float">
            <text:p>683.2E-06</text:p>
          </table:table-cell>
          <table:table-cell table:style-name="ce52" table:formula="of:=([.$R149]*POWER([.$E$9]+0.5*[.$T$126]; 2))/(POWER([.$E$7]+[.Z$130]; 2)-POWER([.$E$7]; 2))" office:value-type="float" office:value="0.000594951923076923" calcext:value-type="float">
            <text:p>595.0E-06</text:p>
          </table:table-cell>
          <table:table-cell table:style-name="ce52" table:formula="of:=([.$R149]*POWER([.$E$9]+0.5*[.$T$126]; 2))/(POWER([.$E$7]+[.AA$130]; 2)-POWER([.$E$7]; 2))" office:value-type="float" office:value="0.000526315789473684" calcext:value-type="float">
            <text:p>526.3E-06</text:p>
          </table:table-cell>
          <table:table-cell table:style-name="ce52" table:formula="of:=([.$R149]*POWER([.$E$9]+0.5*[.$T$126]; 2))/(POWER([.$E$7]+[.AB$130]; 2)-POWER([.$E$7]; 2))" office:value-type="float" office:value="0.000471428571428571" calcext:value-type="float">
            <text:p>471.4E-06</text:p>
          </table:table-cell>
        </table:table-row>
        <table:table-row table:style-name="ro1" table:number-rows-repeated="1048426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RegulatorEfficiencyChart" table:style-name="ta1">
        <table:table-column table:style-name="co1" table:number-columns-repeated="2" table:default-cell-style-name="Default"/>
        <table:table-column table:style-name="co1" table:default-cell-style-name="ce25"/>
        <table:table-column table:style-name="co1" table:number-columns-repeated="11" table:default-cell-style-name="ce27"/>
        <table:table-column table:style-name="co1" table:number-columns-repeated="3" table:default-cell-style-name="Default"/>
        <table:table-column table:style-name="co2" table:default-cell-style-name="ce35"/>
        <table:table-column table:style-name="co3" table:default-cell-style-name="ce40"/>
        <table:table-column table:style-name="co4" table:number-columns-repeated="9" table:default-cell-style-name="ce40"/>
        <table:table-column table:style-name="co3" table:default-cell-style-name="ce40"/>
        <table:table-column table:style-name="co4" table:default-cell-style-name="ce43"/>
        <table:table-column table:style-name="co4" table:number-columns-repeated="8" table:default-cell-style-name="ce40"/>
        <table:table-row table:style-name="ro1">
          <table:table-cell table:number-columns-repeated="2"/>
          <table:table-cell table:style-name="Default" table:number-columns-repeated="12"/>
          <table:table-cell table:number-columns-repeated="3"/>
          <table:table-cell table:style-name="Default" table:number-columns-repeated="2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arget Volts</text:p>
          </table:table-cell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arget Amps</text:p>
          </table:table-cell>
          <table:table-cell table:style-name="Default" office:value-type="float" office:value="12" calcext:value-type="float">
            <text:p>12</text:p>
          </table:table-cell>
          <table:table-cell table:style-name="ce51" table:formula="of:=[.$G$4]/0.9/[.H2]" office:value-type="float" office:value="9.86666666666667" calcext:value-type="float">
            <text:p>9.9</text:p>
          </table:table-cell>
          <table:table-cell table:style-name="ce51" table:formula="of:=[.$G$4]/0.9/[.I2]" office:value-type="float" office:value="5.48148148148148" calcext:value-type="float">
            <text:p>5.5</text:p>
          </table:table-cell>
          <table:table-cell table:style-name="ce51" table:formula="of:=[.$G$4]/0.9/[.J2]" office:value-type="float" office:value="4.11111111111111" calcext:value-type="float">
            <text:p>4.1</text:p>
          </table:table-cell>
          <table:table-cell table:style-name="ce51" table:formula="of:=[.$G$4]/0.9/[.K2]" office:value-type="float" office:value="3.28888888888889" calcext:value-type="float">
            <text:p>3.3</text:p>
          </table:table-cell>
          <table:table-cell table:style-name="ce51" table:formula="of:=[.$G$4]/0.9/[.L2]" office:value-type="float" office:value="2.46666666666667" calcext:value-type="float">
            <text:p>2.5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arget Watts</text:p>
          </table:table-cell>
          <table:table-cell table:style-name="Default" table:formula="of:=[.G2]*[.G3]" office:value-type="float" office:value="44.4" calcext:value-type="float">
            <text:p>44.4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style-name="ce34" office:value-type="string" calcext:value-type="string">
            <text:p>Equivalent Single-Regulator Efficiency</text:p>
          </table:table-cell>
          <table:table-cell table:style-name="Default" table:number-columns-repeated="5"/>
          <table:table-cell table:style-name="Default" office:value-type="string" calcext:value-type="string">
            <text:p>Search</text:p>
          </table:table-cell>
          <table:table-cell table:style-name="ce47" office:value-type="percentage" office:value="0.92" calcext:value-type="percentage">
            <text:p>92.00%</text:p>
          </table:table-cell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Cross-Ref with 1x Regulator table</text:p>
          </table:table-cell>
          <table:table-cell table:style-name="Default" table:number-columns-repeated="18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34" office:value-type="string" calcext:value-type="string">
            <text:p>Battery Voltage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1"/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3.2" calcext:value-type="float">
            <text:p>3.2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.6" calcext:value-type="float">
            <text:p>3.6</text:p>
          </table:table-cell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3.8" calcext:value-type="float">
            <text:p>3.8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number-columns-repeated="3"/>
          <table:table-cell table:style-name="Default"/>
          <table:table-cell table:style-name="ce37" office:value-type="percentage" office:value="0.8" calcext:value-type="percentage">
            <text:p>80%</text:p>
          </table:table-cell>
          <table:table-cell table:style-name="ce37" office:value-type="percentage" office:value="0.81" calcext:value-type="percentage">
            <text:p>81%</text:p>
          </table:table-cell>
          <table:table-cell table:style-name="ce37" office:value-type="percentage" office:value="0.82" calcext:value-type="percentage">
            <text:p>82%</text:p>
          </table:table-cell>
          <table:table-cell table:style-name="ce37" office:value-type="percentage" office:value="0.83" calcext:value-type="percentage">
            <text:p>83%</text:p>
          </table:table-cell>
          <table:table-cell table:style-name="ce37" office:value-type="percentage" office:value="0.84" calcext:value-type="percentage">
            <text:p>84%</text:p>
          </table:table-cell>
          <table:table-cell table:style-name="ce37" office:value-type="percentage" office:value="0.85" calcext:value-type="percentage">
            <text:p>85%</text:p>
          </table:table-cell>
          <table:table-cell table:style-name="ce37" office:value-type="percentage" office:value="0.86" calcext:value-type="percentage">
            <text:p>86%</text:p>
          </table:table-cell>
          <table:table-cell table:style-name="ce37" office:value-type="percentage" office:value="0.87" calcext:value-type="percentage">
            <text:p>87%</text:p>
          </table:table-cell>
          <table:table-cell table:style-name="ce37" office:value-type="percentage" office:value="0.88" calcext:value-type="percentage">
            <text:p>88%</text:p>
          </table:table-cell>
          <table:table-cell table:style-name="ce37" office:value-type="percentage" office:value="0.89" calcext:value-type="percentage">
            <text:p>89%</text:p>
          </table:table-cell>
          <table:table-cell table:style-name="ce37" office:value-type="percentage" office:value="0.9" calcext:value-type="percentage">
            <text:p>90%</text:p>
          </table:table-cell>
          <table:table-cell table:style-name="ce41" office:value-type="percentage" office:value="0.91" calcext:value-type="percentage">
            <text:p>91%</text:p>
          </table:table-cell>
          <table:table-cell table:style-name="ce37" office:value-type="percentage" office:value="0.92" calcext:value-type="percentage">
            <text:p>92%</text:p>
          </table:table-cell>
          <table:table-cell table:style-name="ce37" office:value-type="percentage" office:value="0.93" calcext:value-type="percentage">
            <text:p>93%</text:p>
          </table:table-cell>
          <table:table-cell table:style-name="ce37" office:value-type="percentage" office:value="0.94" calcext:value-type="percentage">
            <text:p>94%</text:p>
          </table:table-cell>
          <table:table-cell table:style-name="ce37" office:value-type="percentage" office:value="0.95" calcext:value-type="percentage">
            <text:p>95%</text:p>
          </table:table-cell>
          <table:table-cell table:style-name="ce37" office:value-type="percentage" office:value="0.96" calcext:value-type="percentage">
            <text:p>96%</text:p>
          </table:table-cell>
          <table:table-cell table:style-name="ce37" office:value-type="percentage" office:value="0.97" calcext:value-type="percentage">
            <text:p>97%</text:p>
          </table:table-cell>
          <table:table-cell table:style-name="ce37" office:value-type="percentage" office:value="0.98" calcext:value-type="percentage">
            <text:p>98%</text:p>
          </table:table-cell>
          <table:table-cell table:style-name="ce37" office:value-type="percentage" office:value="0.99" calcext:value-type="percentage">
            <text:p>99%</text:p>
          </table:table-cell>
        </table:table-row>
        <table:table-row table:style-name="ro1">
          <table:table-cell table:number-columns-repeated="2"/>
          <table:table-cell office:value-type="percentage" office:value="0.8" calcext:value-type="percentage">
            <text:p>80%</text:p>
          </table:table-cell>
          <table:table-cell table:style-name="ce26" table:formula="of:=[.$G$4]/[.$C8]/[.D$7]" office:value-type="float" office:value="17.34375" calcext:value-type="float">
            <text:p>17.3</text:p>
          </table:table-cell>
          <table:table-cell table:style-name="ce26" table:formula="of:=[.$G$4]/[.$C8]/[.E$7]" office:value-type="float" office:value="16.8181818181818" calcext:value-type="float">
            <text:p>16.8</text:p>
          </table:table-cell>
          <table:table-cell table:style-name="ce26" table:formula="of:=[.$G$4]/[.$C8]/[.F$7]" office:value-type="float" office:value="16.3235294117647" calcext:value-type="float">
            <text:p>16.3</text:p>
          </table:table-cell>
          <table:table-cell table:style-name="ce26" table:formula="of:=[.$G$4]/[.$C8]/[.G$7]" office:value-type="float" office:value="15.8571428571429" calcext:value-type="float">
            <text:p>15.9</text:p>
          </table:table-cell>
          <table:table-cell table:style-name="ce26" table:formula="of:=[.$G$4]/[.$C8]/[.H$7]" office:value-type="float" office:value="15.4166666666667" calcext:value-type="float">
            <text:p>15.4</text:p>
          </table:table-cell>
          <table:table-cell table:style-name="ce26" table:formula="of:=[.$G$4]/[.$C8]/[.I$7]" office:value-type="float" office:value="15" calcext:value-type="float">
            <text:p>15.0</text:p>
          </table:table-cell>
          <table:table-cell table:style-name="ce26" table:formula="of:=[.$G$4]/[.$C8]/[.J$7]" office:value-type="float" office:value="14.6052631578947" calcext:value-type="float">
            <text:p>14.6</text:p>
          </table:table-cell>
          <table:table-cell table:style-name="ce26" table:formula="of:=[.$G$4]/[.$C8]/[.K$7]" office:value-type="float" office:value="14.2307692307692" calcext:value-type="float">
            <text:p>14.2</text:p>
          </table:table-cell>
          <table:table-cell table:style-name="ce26" table:formula="of:=[.$G$4]/[.$C8]/[.L$7]" office:value-type="float" office:value="13.875" calcext:value-type="float">
            <text:p>13.9</text:p>
          </table:table-cell>
          <table:table-cell table:style-name="ce26" table:formula="of:=[.$G$4]/[.$C8]/[.M$7]" office:value-type="float" office:value="13.5365853658537" calcext:value-type="float">
            <text:p>13.5</text:p>
          </table:table-cell>
          <table:table-cell table:style-name="ce26" table:formula="of:=[.$G$4]/[.$C8]/[.N$7]" office:value-type="float" office:value="13.2142857142857" calcext:value-type="float">
            <text:p>13.2</text:p>
          </table:table-cell>
          <table:table-cell table:number-columns-repeated="3"/>
          <table:table-cell office:value-type="percentage" office:value="0.8" calcext:value-type="percentage">
            <text:p>80%</text:p>
          </table:table-cell>
          <table:table-cell table:style-name="ce38" table:formula="of:=[.$R8]*[.S$7]" office:value-type="percentage" office:value="0.64" calcext:value-type="percentage">
            <text:p>64.0%</text:p>
          </table:table-cell>
          <table:table-cell table:style-name="ce38" table:formula="of:=[.$R8]*[.T$7]" office:value-type="percentage" office:value="0.648" calcext:value-type="percentage">
            <text:p>64.8%</text:p>
          </table:table-cell>
          <table:table-cell table:style-name="ce38" table:formula="of:=[.$R8]*[.U$7]" office:value-type="percentage" office:value="0.656" calcext:value-type="percentage">
            <text:p>65.6%</text:p>
          </table:table-cell>
          <table:table-cell table:style-name="ce38" table:formula="of:=[.$R8]*[.V$7]" office:value-type="percentage" office:value="0.664" calcext:value-type="percentage">
            <text:p>66.4%</text:p>
          </table:table-cell>
          <table:table-cell table:style-name="ce38" table:formula="of:=[.$R8]*[.W$7]" office:value-type="percentage" office:value="0.672" calcext:value-type="percentage">
            <text:p>67.2%</text:p>
          </table:table-cell>
          <table:table-cell table:style-name="ce38" table:formula="of:=[.$R8]*[.X$7]" office:value-type="percentage" office:value="0.68" calcext:value-type="percentage">
            <text:p>68.0%</text:p>
          </table:table-cell>
          <table:table-cell table:style-name="ce38" table:formula="of:=[.$R8]*[.Y$7]" office:value-type="percentage" office:value="0.688" calcext:value-type="percentage">
            <text:p>68.8%</text:p>
          </table:table-cell>
          <table:table-cell table:style-name="ce38" table:formula="of:=[.$R8]*[.Z$7]" office:value-type="percentage" office:value="0.696" calcext:value-type="percentage">
            <text:p>69.6%</text:p>
          </table:table-cell>
          <table:table-cell table:style-name="ce38" table:formula="of:=[.$R8]*[.AA$7]" office:value-type="percentage" office:value="0.704" calcext:value-type="percentage">
            <text:p>70.4%</text:p>
          </table:table-cell>
          <table:table-cell table:style-name="ce38" table:formula="of:=[.$R8]*[.AB$7]" office:value-type="percentage" office:value="0.712" calcext:value-type="percentage">
            <text:p>71.2%</text:p>
          </table:table-cell>
          <table:table-cell table:style-name="ce38" table:formula="of:=[.$R8]*[.AC$7]" office:value-type="percentage" office:value="0.72" calcext:value-type="percentage">
            <text:p>72.0%</text:p>
          </table:table-cell>
          <table:table-cell table:style-name="ce42" table:formula="of:=[.$R8]*[.AD$7]" office:value-type="percentage" office:value="0.728" calcext:value-type="percentage">
            <text:p>72.8%</text:p>
          </table:table-cell>
          <table:table-cell table:style-name="ce38" table:formula="of:=[.$R8]*[.AE$7]" office:value-type="percentage" office:value="0.736" calcext:value-type="percentage">
            <text:p>73.6%</text:p>
          </table:table-cell>
          <table:table-cell table:style-name="ce38" table:formula="of:=[.$R8]*[.AF$7]" office:value-type="percentage" office:value="0.744" calcext:value-type="percentage">
            <text:p>74.4%</text:p>
          </table:table-cell>
          <table:table-cell table:style-name="ce38" table:formula="of:=[.$R8]*[.AG$7]" office:value-type="percentage" office:value="0.752" calcext:value-type="percentage">
            <text:p>75.2%</text:p>
          </table:table-cell>
          <table:table-cell table:style-name="ce38" table:formula="of:=[.$R8]*[.AH$7]" office:value-type="percentage" office:value="0.76" calcext:value-type="percentage">
            <text:p>76.0%</text:p>
          </table:table-cell>
          <table:table-cell table:style-name="ce38" table:formula="of:=[.$R8]*[.AI$7]" office:value-type="percentage" office:value="0.768" calcext:value-type="percentage">
            <text:p>76.8%</text:p>
          </table:table-cell>
          <table:table-cell table:style-name="ce38" table:formula="of:=[.$R8]*[.AJ$7]" office:value-type="percentage" office:value="0.776" calcext:value-type="percentage">
            <text:p>77.6%</text:p>
          </table:table-cell>
          <table:table-cell table:style-name="ce38" table:formula="of:=[.$R8]*[.AK$7]" office:value-type="percentage" office:value="0.784" calcext:value-type="percentage">
            <text:p>78.4%</text:p>
          </table:table-cell>
          <table:table-cell table:style-name="ce38" table:formula="of:=[.$R8]*[.AL$7]" office:value-type="percentage" office:value="0.792" calcext:value-type="percentage">
            <text:p>79.2%</text:p>
          </table:table-cell>
        </table:table-row>
        <table:table-row table:style-name="ro1">
          <table:table-cell table:number-columns-repeated="2"/>
          <table:table-cell office:value-type="percentage" office:value="0.81" calcext:value-type="percentage">
            <text:p>81%</text:p>
          </table:table-cell>
          <table:table-cell table:style-name="ce26" table:formula="of:=[.$G$4]/[.$C9]/[.D$7]" office:value-type="float" office:value="17.1296296296296" calcext:value-type="float">
            <text:p>17.1</text:p>
          </table:table-cell>
          <table:table-cell table:style-name="ce26" table:formula="of:=[.$G$4]/[.$C9]/[.E$7]" office:value-type="float" office:value="16.6105499438833" calcext:value-type="float">
            <text:p>16.6</text:p>
          </table:table-cell>
          <table:table-cell table:style-name="ce26" table:formula="of:=[.$G$4]/[.$C9]/[.F$7]" office:value-type="float" office:value="16.1220043572985" calcext:value-type="float">
            <text:p>16.1</text:p>
          </table:table-cell>
          <table:table-cell table:style-name="ce26" table:formula="of:=[.$G$4]/[.$C9]/[.G$7]" office:value-type="float" office:value="15.6613756613757" calcext:value-type="float">
            <text:p>15.7</text:p>
          </table:table-cell>
          <table:table-cell table:style-name="ce26" table:formula="of:=[.$G$4]/[.$C9]/[.H$7]" office:value-type="float" office:value="15.2263374485597" calcext:value-type="float">
            <text:p>15.2</text:p>
          </table:table-cell>
          <table:table-cell table:style-name="ce26" table:formula="of:=[.$G$4]/[.$C9]/[.I$7]" office:value-type="float" office:value="14.8148148148148" calcext:value-type="float">
            <text:p>14.8</text:p>
          </table:table-cell>
          <table:table-cell table:style-name="ce26" table:formula="of:=[.$G$4]/[.$C9]/[.J$7]" office:value-type="float" office:value="14.4249512670565" calcext:value-type="float">
            <text:p>14.4</text:p>
          </table:table-cell>
          <table:table-cell table:style-name="ce26" table:formula="of:=[.$G$4]/[.$C9]/[.K$7]" office:value-type="float" office:value="14.0550807217474" calcext:value-type="float">
            <text:p>14.1</text:p>
          </table:table-cell>
          <table:table-cell table:style-name="ce26" table:formula="of:=[.$G$4]/[.$C9]/[.L$7]" office:value-type="float" office:value="13.7037037037037" calcext:value-type="float">
            <text:p>13.7</text:p>
          </table:table-cell>
          <table:table-cell table:style-name="ce26" table:formula="of:=[.$G$4]/[.$C9]/[.M$7]" office:value-type="float" office:value="13.3694670280036" calcext:value-type="float">
            <text:p>13.4</text:p>
          </table:table-cell>
          <table:table-cell table:style-name="ce26" table:formula="of:=[.$G$4]/[.$C9]/[.N$7]" office:value-type="float" office:value="13.0511463844797" calcext:value-type="float">
            <text:p>13.1</text:p>
          </table:table-cell>
          <table:table-cell table:number-columns-repeated="3"/>
          <table:table-cell office:value-type="percentage" office:value="0.81" calcext:value-type="percentage">
            <text:p>81%</text:p>
          </table:table-cell>
          <table:table-cell table:style-name="ce38" table:formula="of:=[.$R9]*[.S$7]" office:value-type="percentage" office:value="0.648" calcext:value-type="percentage">
            <text:p>64.8%</text:p>
          </table:table-cell>
          <table:table-cell table:style-name="ce38" table:formula="of:=[.$R9]*[.T$7]" office:value-type="percentage" office:value="0.6561" calcext:value-type="percentage">
            <text:p>65.6%</text:p>
          </table:table-cell>
          <table:table-cell table:style-name="ce38" table:formula="of:=[.$R9]*[.U$7]" office:value-type="percentage" office:value="0.6642" calcext:value-type="percentage">
            <text:p>66.4%</text:p>
          </table:table-cell>
          <table:table-cell table:style-name="ce38" table:formula="of:=[.$R9]*[.V$7]" office:value-type="percentage" office:value="0.6723" calcext:value-type="percentage">
            <text:p>67.2%</text:p>
          </table:table-cell>
          <table:table-cell table:style-name="ce38" table:formula="of:=[.$R9]*[.W$7]" office:value-type="percentage" office:value="0.6804" calcext:value-type="percentage">
            <text:p>68.0%</text:p>
          </table:table-cell>
          <table:table-cell table:style-name="ce38" table:formula="of:=[.$R9]*[.X$7]" office:value-type="percentage" office:value="0.6885" calcext:value-type="percentage">
            <text:p>68.9%</text:p>
          </table:table-cell>
          <table:table-cell table:style-name="ce38" table:formula="of:=[.$R9]*[.Y$7]" office:value-type="percentage" office:value="0.6966" calcext:value-type="percentage">
            <text:p>69.7%</text:p>
          </table:table-cell>
          <table:table-cell table:style-name="ce38" table:formula="of:=[.$R9]*[.Z$7]" office:value-type="percentage" office:value="0.7047" calcext:value-type="percentage">
            <text:p>70.5%</text:p>
          </table:table-cell>
          <table:table-cell table:style-name="ce38" table:formula="of:=[.$R9]*[.AA$7]" office:value-type="percentage" office:value="0.7128" calcext:value-type="percentage">
            <text:p>71.3%</text:p>
          </table:table-cell>
          <table:table-cell table:style-name="ce38" table:formula="of:=[.$R9]*[.AB$7]" office:value-type="percentage" office:value="0.7209" calcext:value-type="percentage">
            <text:p>72.1%</text:p>
          </table:table-cell>
          <table:table-cell table:style-name="ce38" table:formula="of:=[.$R9]*[.AC$7]" office:value-type="percentage" office:value="0.729" calcext:value-type="percentage">
            <text:p>72.9%</text:p>
          </table:table-cell>
          <table:table-cell table:style-name="ce42" table:formula="of:=[.$R9]*[.AD$7]" office:value-type="percentage" office:value="0.7371" calcext:value-type="percentage">
            <text:p>73.7%</text:p>
          </table:table-cell>
          <table:table-cell table:style-name="ce38" table:formula="of:=[.$R9]*[.AE$7]" office:value-type="percentage" office:value="0.7452" calcext:value-type="percentage">
            <text:p>74.5%</text:p>
          </table:table-cell>
          <table:table-cell table:style-name="ce38" table:formula="of:=[.$R9]*[.AF$7]" office:value-type="percentage" office:value="0.7533" calcext:value-type="percentage">
            <text:p>75.3%</text:p>
          </table:table-cell>
          <table:table-cell table:style-name="ce38" table:formula="of:=[.$R9]*[.AG$7]" office:value-type="percentage" office:value="0.7614" calcext:value-type="percentage">
            <text:p>76.1%</text:p>
          </table:table-cell>
          <table:table-cell table:style-name="ce38" table:formula="of:=[.$R9]*[.AH$7]" office:value-type="percentage" office:value="0.7695" calcext:value-type="percentage">
            <text:p>77.0%</text:p>
          </table:table-cell>
          <table:table-cell table:style-name="ce38" table:formula="of:=[.$R9]*[.AI$7]" office:value-type="percentage" office:value="0.7776" calcext:value-type="percentage">
            <text:p>77.8%</text:p>
          </table:table-cell>
          <table:table-cell table:style-name="ce38" table:formula="of:=[.$R9]*[.AJ$7]" office:value-type="percentage" office:value="0.7857" calcext:value-type="percentage">
            <text:p>78.6%</text:p>
          </table:table-cell>
          <table:table-cell table:style-name="ce38" table:formula="of:=[.$R9]*[.AK$7]" office:value-type="percentage" office:value="0.7938" calcext:value-type="percentage">
            <text:p>79.4%</text:p>
          </table:table-cell>
          <table:table-cell table:style-name="ce38" table:formula="of:=[.$R9]*[.AL$7]" office:value-type="percentage" office:value="0.8019" calcext:value-type="percentage">
            <text:p>80.2%</text:p>
          </table:table-cell>
        </table:table-row>
        <table:table-row table:style-name="ro1">
          <table:table-cell table:number-columns-repeated="2"/>
          <table:table-cell office:value-type="percentage" office:value="0.82" calcext:value-type="percentage">
            <text:p>82%</text:p>
          </table:table-cell>
          <table:table-cell table:style-name="ce26" table:formula="of:=[.$G$4]/[.$C10]/[.D$7]" office:value-type="float" office:value="16.9207317073171" calcext:value-type="float">
            <text:p>16.9</text:p>
          </table:table-cell>
          <table:table-cell table:style-name="ce26" table:formula="of:=[.$G$4]/[.$C10]/[.E$7]" office:value-type="float" office:value="16.4079822616408" calcext:value-type="float">
            <text:p>16.4</text:p>
          </table:table-cell>
          <table:table-cell table:style-name="ce26" table:formula="of:=[.$G$4]/[.$C10]/[.F$7]" office:value-type="float" office:value="15.9253945480631" calcext:value-type="float">
            <text:p>15.9</text:p>
          </table:table-cell>
          <table:table-cell table:style-name="ce26" table:formula="of:=[.$G$4]/[.$C10]/[.G$7]" office:value-type="float" office:value="15.4703832752613" calcext:value-type="float">
            <text:p>15.5</text:p>
          </table:table-cell>
          <table:table-cell table:style-name="ce26" table:formula="of:=[.$G$4]/[.$C10]/[.H$7]" office:value-type="float" office:value="15.0406504065041" calcext:value-type="float">
            <text:p>15.0</text:p>
          </table:table-cell>
          <table:table-cell table:style-name="ce26" table:formula="of:=[.$G$4]/[.$C10]/[.I$7]" office:value-type="float" office:value="14.6341463414634" calcext:value-type="float">
            <text:p>14.6</text:p>
          </table:table-cell>
          <table:table-cell table:style-name="ce26" table:formula="of:=[.$G$4]/[.$C10]/[.J$7]" office:value-type="float" office:value="14.2490372272144" calcext:value-type="float">
            <text:p>14.2</text:p>
          </table:table-cell>
          <table:table-cell table:style-name="ce26" table:formula="of:=[.$G$4]/[.$C10]/[.K$7]" office:value-type="float" office:value="13.8836772983114" calcext:value-type="float">
            <text:p>13.9</text:p>
          </table:table-cell>
          <table:table-cell table:style-name="ce26" table:formula="of:=[.$G$4]/[.$C10]/[.L$7]" office:value-type="float" office:value="13.5365853658537" calcext:value-type="float">
            <text:p>13.5</text:p>
          </table:table-cell>
          <table:table-cell table:style-name="ce26" table:formula="of:=[.$G$4]/[.$C10]/[.M$7]" office:value-type="float" office:value="13.2064247471743" calcext:value-type="float">
            <text:p>13.2</text:p>
          </table:table-cell>
          <table:table-cell table:style-name="ce26" table:formula="of:=[.$G$4]/[.$C10]/[.N$7]" office:value-type="float" office:value="12.8919860627178" calcext:value-type="float">
            <text:p>12.9</text:p>
          </table:table-cell>
          <table:table-cell table:number-columns-repeated="3"/>
          <table:table-cell office:value-type="percentage" office:value="0.82" calcext:value-type="percentage">
            <text:p>82%</text:p>
          </table:table-cell>
          <table:table-cell table:style-name="ce38" table:formula="of:=[.$R10]*[.S$7]" office:value-type="percentage" office:value="0.656" calcext:value-type="percentage">
            <text:p>65.6%</text:p>
          </table:table-cell>
          <table:table-cell table:style-name="ce38" table:formula="of:=[.$R10]*[.T$7]" office:value-type="percentage" office:value="0.6642" calcext:value-type="percentage">
            <text:p>66.4%</text:p>
          </table:table-cell>
          <table:table-cell table:style-name="ce38" table:formula="of:=[.$R10]*[.U$7]" office:value-type="percentage" office:value="0.6724" calcext:value-type="percentage">
            <text:p>67.2%</text:p>
          </table:table-cell>
          <table:table-cell table:style-name="ce38" table:formula="of:=[.$R10]*[.V$7]" office:value-type="percentage" office:value="0.6806" calcext:value-type="percentage">
            <text:p>68.1%</text:p>
          </table:table-cell>
          <table:table-cell table:style-name="ce38" table:formula="of:=[.$R10]*[.W$7]" office:value-type="percentage" office:value="0.6888" calcext:value-type="percentage">
            <text:p>68.9%</text:p>
          </table:table-cell>
          <table:table-cell table:style-name="ce38" table:formula="of:=[.$R10]*[.X$7]" office:value-type="percentage" office:value="0.697" calcext:value-type="percentage">
            <text:p>69.7%</text:p>
          </table:table-cell>
          <table:table-cell table:style-name="ce38" table:formula="of:=[.$R10]*[.Y$7]" office:value-type="percentage" office:value="0.7052" calcext:value-type="percentage">
            <text:p>70.5%</text:p>
          </table:table-cell>
          <table:table-cell table:style-name="ce38" table:formula="of:=[.$R10]*[.Z$7]" office:value-type="percentage" office:value="0.7134" calcext:value-type="percentage">
            <text:p>71.3%</text:p>
          </table:table-cell>
          <table:table-cell table:style-name="ce38" table:formula="of:=[.$R10]*[.AA$7]" office:value-type="percentage" office:value="0.7216" calcext:value-type="percentage">
            <text:p>72.2%</text:p>
          </table:table-cell>
          <table:table-cell table:style-name="ce38" table:formula="of:=[.$R10]*[.AB$7]" office:value-type="percentage" office:value="0.7298" calcext:value-type="percentage">
            <text:p>73.0%</text:p>
          </table:table-cell>
          <table:table-cell table:style-name="ce38" table:formula="of:=[.$R10]*[.AC$7]" office:value-type="percentage" office:value="0.738" calcext:value-type="percentage">
            <text:p>73.8%</text:p>
          </table:table-cell>
          <table:table-cell table:style-name="ce42" table:formula="of:=[.$R10]*[.AD$7]" office:value-type="percentage" office:value="0.7462" calcext:value-type="percentage">
            <text:p>74.6%</text:p>
          </table:table-cell>
          <table:table-cell table:style-name="ce38" table:formula="of:=[.$R10]*[.AE$7]" office:value-type="percentage" office:value="0.7544" calcext:value-type="percentage">
            <text:p>75.4%</text:p>
          </table:table-cell>
          <table:table-cell table:style-name="ce38" table:formula="of:=[.$R10]*[.AF$7]" office:value-type="percentage" office:value="0.7626" calcext:value-type="percentage">
            <text:p>76.3%</text:p>
          </table:table-cell>
          <table:table-cell table:style-name="ce38" table:formula="of:=[.$R10]*[.AG$7]" office:value-type="percentage" office:value="0.7708" calcext:value-type="percentage">
            <text:p>77.1%</text:p>
          </table:table-cell>
          <table:table-cell table:style-name="ce38" table:formula="of:=[.$R10]*[.AH$7]" office:value-type="percentage" office:value="0.779" calcext:value-type="percentage">
            <text:p>77.9%</text:p>
          </table:table-cell>
          <table:table-cell table:style-name="ce38" table:formula="of:=[.$R10]*[.AI$7]" office:value-type="percentage" office:value="0.7872" calcext:value-type="percentage">
            <text:p>78.7%</text:p>
          </table:table-cell>
          <table:table-cell table:style-name="ce38" table:formula="of:=[.$R10]*[.AJ$7]" office:value-type="percentage" office:value="0.7954" calcext:value-type="percentage">
            <text:p>79.5%</text:p>
          </table:table-cell>
          <table:table-cell table:style-name="ce38" table:formula="of:=[.$R10]*[.AK$7]" office:value-type="percentage" office:value="0.8036" calcext:value-type="percentage">
            <text:p>80.4%</text:p>
          </table:table-cell>
          <table:table-cell table:style-name="ce38" table:formula="of:=[.$R10]*[.AL$7]" office:value-type="percentage" office:value="0.8118" calcext:value-type="percentage">
            <text:p>81.2%</text:p>
          </table:table-cell>
        </table:table-row>
        <table:table-row table:style-name="ro1">
          <table:table-cell table:number-columns-repeated="2"/>
          <table:table-cell office:value-type="percentage" office:value="0.83" calcext:value-type="percentage">
            <text:p>83%</text:p>
          </table:table-cell>
          <table:table-cell table:style-name="ce26" table:formula="of:=[.$G$4]/[.$C11]/[.D$7]" office:value-type="float" office:value="16.7168674698795" calcext:value-type="float">
            <text:p>16.7</text:p>
          </table:table-cell>
          <table:table-cell table:style-name="ce26" table:formula="of:=[.$G$4]/[.$C11]/[.E$7]" office:value-type="float" office:value="16.210295728368" calcext:value-type="float">
            <text:p>16.2</text:p>
          </table:table-cell>
          <table:table-cell table:style-name="ce26" table:formula="of:=[.$G$4]/[.$C11]/[.F$7]" office:value-type="float" office:value="15.7335223245925" calcext:value-type="float">
            <text:p>15.7</text:p>
          </table:table-cell>
          <table:table-cell table:style-name="ce26" table:formula="of:=[.$G$4]/[.$C11]/[.G$7]" office:value-type="float" office:value="15.2839931153184" calcext:value-type="float">
            <text:p>15.3</text:p>
          </table:table-cell>
          <table:table-cell table:style-name="ce26" table:formula="of:=[.$G$4]/[.$C11]/[.H$7]" office:value-type="float" office:value="14.859437751004" calcext:value-type="float">
            <text:p>14.9</text:p>
          </table:table-cell>
          <table:table-cell table:style-name="ce26" table:formula="of:=[.$G$4]/[.$C11]/[.I$7]" office:value-type="float" office:value="14.4578313253012" calcext:value-type="float">
            <text:p>14.5</text:p>
          </table:table-cell>
          <table:table-cell table:style-name="ce26" table:formula="of:=[.$G$4]/[.$C11]/[.J$7]" office:value-type="float" office:value="14.0773620798985" calcext:value-type="float">
            <text:p>14.1</text:p>
          </table:table-cell>
          <table:table-cell table:style-name="ce26" table:formula="of:=[.$G$4]/[.$C11]/[.K$7]" office:value-type="float" office:value="13.7164040778499" calcext:value-type="float">
            <text:p>13.7</text:p>
          </table:table-cell>
          <table:table-cell table:style-name="ce26" table:formula="of:=[.$G$4]/[.$C11]/[.L$7]" office:value-type="float" office:value="13.3734939759036" calcext:value-type="float">
            <text:p>13.4</text:p>
          </table:table-cell>
          <table:table-cell table:style-name="ce26" table:formula="of:=[.$G$4]/[.$C11]/[.M$7]" office:value-type="float" office:value="13.0473111960035" calcext:value-type="float">
            <text:p>13.0</text:p>
          </table:table-cell>
          <table:table-cell table:style-name="ce26" table:formula="of:=[.$G$4]/[.$C11]/[.N$7]" office:value-type="float" office:value="12.736660929432" calcext:value-type="float">
            <text:p>12.7</text:p>
          </table:table-cell>
          <table:table-cell table:number-columns-repeated="3"/>
          <table:table-cell office:value-type="percentage" office:value="0.83" calcext:value-type="percentage">
            <text:p>83%</text:p>
          </table:table-cell>
          <table:table-cell table:style-name="ce38" table:formula="of:=[.$R11]*[.S$7]" office:value-type="percentage" office:value="0.664" calcext:value-type="percentage">
            <text:p>66.4%</text:p>
          </table:table-cell>
          <table:table-cell table:style-name="ce38" table:formula="of:=[.$R11]*[.T$7]" office:value-type="percentage" office:value="0.6723" calcext:value-type="percentage">
            <text:p>67.2%</text:p>
          </table:table-cell>
          <table:table-cell table:style-name="ce38" table:formula="of:=[.$R11]*[.U$7]" office:value-type="percentage" office:value="0.6806" calcext:value-type="percentage">
            <text:p>68.1%</text:p>
          </table:table-cell>
          <table:table-cell table:style-name="ce38" table:formula="of:=[.$R11]*[.V$7]" office:value-type="percentage" office:value="0.6889" calcext:value-type="percentage">
            <text:p>68.9%</text:p>
          </table:table-cell>
          <table:table-cell table:style-name="ce38" table:formula="of:=[.$R11]*[.W$7]" office:value-type="percentage" office:value="0.6972" calcext:value-type="percentage">
            <text:p>69.7%</text:p>
          </table:table-cell>
          <table:table-cell table:style-name="ce38" table:formula="of:=[.$R11]*[.X$7]" office:value-type="percentage" office:value="0.7055" calcext:value-type="percentage">
            <text:p>70.6%</text:p>
          </table:table-cell>
          <table:table-cell table:style-name="ce38" table:formula="of:=[.$R11]*[.Y$7]" office:value-type="percentage" office:value="0.7138" calcext:value-type="percentage">
            <text:p>71.4%</text:p>
          </table:table-cell>
          <table:table-cell table:style-name="ce38" table:formula="of:=[.$R11]*[.Z$7]" office:value-type="percentage" office:value="0.7221" calcext:value-type="percentage">
            <text:p>72.2%</text:p>
          </table:table-cell>
          <table:table-cell table:style-name="ce38" table:formula="of:=[.$R11]*[.AA$7]" office:value-type="percentage" office:value="0.7304" calcext:value-type="percentage">
            <text:p>73.0%</text:p>
          </table:table-cell>
          <table:table-cell table:style-name="ce38" table:formula="of:=[.$R11]*[.AB$7]" office:value-type="percentage" office:value="0.7387" calcext:value-type="percentage">
            <text:p>73.9%</text:p>
          </table:table-cell>
          <table:table-cell table:style-name="ce38" table:formula="of:=[.$R11]*[.AC$7]" office:value-type="percentage" office:value="0.747" calcext:value-type="percentage">
            <text:p>74.7%</text:p>
          </table:table-cell>
          <table:table-cell table:style-name="ce42" table:formula="of:=[.$R11]*[.AD$7]" office:value-type="percentage" office:value="0.7553" calcext:value-type="percentage">
            <text:p>75.5%</text:p>
          </table:table-cell>
          <table:table-cell table:style-name="ce38" table:formula="of:=[.$R11]*[.AE$7]" office:value-type="percentage" office:value="0.7636" calcext:value-type="percentage">
            <text:p>76.4%</text:p>
          </table:table-cell>
          <table:table-cell table:style-name="ce38" table:formula="of:=[.$R11]*[.AF$7]" office:value-type="percentage" office:value="0.7719" calcext:value-type="percentage">
            <text:p>77.2%</text:p>
          </table:table-cell>
          <table:table-cell table:style-name="ce38" table:formula="of:=[.$R11]*[.AG$7]" office:value-type="percentage" office:value="0.7802" calcext:value-type="percentage">
            <text:p>78.0%</text:p>
          </table:table-cell>
          <table:table-cell table:style-name="ce38" table:formula="of:=[.$R11]*[.AH$7]" office:value-type="percentage" office:value="0.7885" calcext:value-type="percentage">
            <text:p>78.9%</text:p>
          </table:table-cell>
          <table:table-cell table:style-name="ce38" table:formula="of:=[.$R11]*[.AI$7]" office:value-type="percentage" office:value="0.7968" calcext:value-type="percentage">
            <text:p>79.7%</text:p>
          </table:table-cell>
          <table:table-cell table:style-name="ce38" table:formula="of:=[.$R11]*[.AJ$7]" office:value-type="percentage" office:value="0.8051" calcext:value-type="percentage">
            <text:p>80.5%</text:p>
          </table:table-cell>
          <table:table-cell table:style-name="ce38" table:formula="of:=[.$R11]*[.AK$7]" office:value-type="percentage" office:value="0.8134" calcext:value-type="percentage">
            <text:p>81.3%</text:p>
          </table:table-cell>
          <table:table-cell table:style-name="ce38" table:formula="of:=[.$R11]*[.AL$7]" office:value-type="percentage" office:value="0.8217" calcext:value-type="percentage">
            <text:p>82.2%</text:p>
          </table:table-cell>
        </table:table-row>
        <table:table-row table:style-name="ro1">
          <table:table-cell table:number-columns-repeated="2"/>
          <table:table-cell office:value-type="percentage" office:value="0.84" calcext:value-type="percentage">
            <text:p>84%</text:p>
          </table:table-cell>
          <table:table-cell table:style-name="ce26" table:formula="of:=[.$G$4]/[.$C12]/[.D$7]" office:value-type="float" office:value="16.5178571428571" calcext:value-type="float">
            <text:p>16.5</text:p>
          </table:table-cell>
          <table:table-cell table:style-name="ce26" table:formula="of:=[.$G$4]/[.$C12]/[.E$7]" office:value-type="float" office:value="16.017316017316" calcext:value-type="float">
            <text:p>16.0</text:p>
          </table:table-cell>
          <table:table-cell table:style-name="ce26" table:formula="of:=[.$G$4]/[.$C12]/[.F$7]" office:value-type="float" office:value="15.546218487395" calcext:value-type="float">
            <text:p>15.5</text:p>
          </table:table-cell>
          <table:table-cell table:style-name="ce26" table:formula="of:=[.$G$4]/[.$C12]/[.G$7]" office:value-type="float" office:value="15.1020408163265" calcext:value-type="float">
            <text:p>15.1</text:p>
          </table:table-cell>
          <table:table-cell table:style-name="ce26" table:formula="of:=[.$G$4]/[.$C12]/[.H$7]" office:value-type="float" office:value="14.6825396825397" calcext:value-type="float">
            <text:p>14.7</text:p>
          </table:table-cell>
          <table:table-cell table:style-name="ce26" table:formula="of:=[.$G$4]/[.$C12]/[.I$7]" office:value-type="float" office:value="14.2857142857143" calcext:value-type="float">
            <text:p>14.3</text:p>
          </table:table-cell>
          <table:table-cell table:style-name="ce26" table:formula="of:=[.$G$4]/[.$C12]/[.J$7]" office:value-type="float" office:value="13.9097744360902" calcext:value-type="float">
            <text:p>13.9</text:p>
          </table:table-cell>
          <table:table-cell table:style-name="ce26" table:formula="of:=[.$G$4]/[.$C12]/[.K$7]" office:value-type="float" office:value="13.5531135531136" calcext:value-type="float">
            <text:p>13.6</text:p>
          </table:table-cell>
          <table:table-cell table:style-name="ce26" table:formula="of:=[.$G$4]/[.$C12]/[.L$7]" office:value-type="float" office:value="13.2142857142857" calcext:value-type="float">
            <text:p>13.2</text:p>
          </table:table-cell>
          <table:table-cell table:style-name="ce26" table:formula="of:=[.$G$4]/[.$C12]/[.M$7]" office:value-type="float" office:value="12.8919860627178" calcext:value-type="float">
            <text:p>12.9</text:p>
          </table:table-cell>
          <table:table-cell table:style-name="ce26" table:formula="of:=[.$G$4]/[.$C12]/[.N$7]" office:value-type="float" office:value="12.5850340136054" calcext:value-type="float">
            <text:p>12.6</text:p>
          </table:table-cell>
          <table:table-cell table:number-columns-repeated="3"/>
          <table:table-cell office:value-type="percentage" office:value="0.84" calcext:value-type="percentage">
            <text:p>84%</text:p>
          </table:table-cell>
          <table:table-cell table:style-name="ce38" table:formula="of:=[.$R12]*[.S$7]" office:value-type="percentage" office:value="0.672" calcext:value-type="percentage">
            <text:p>67.2%</text:p>
          </table:table-cell>
          <table:table-cell table:style-name="ce38" table:formula="of:=[.$R12]*[.T$7]" office:value-type="percentage" office:value="0.6804" calcext:value-type="percentage">
            <text:p>68.0%</text:p>
          </table:table-cell>
          <table:table-cell table:style-name="ce38" table:formula="of:=[.$R12]*[.U$7]" office:value-type="percentage" office:value="0.6888" calcext:value-type="percentage">
            <text:p>68.9%</text:p>
          </table:table-cell>
          <table:table-cell table:style-name="ce38" table:formula="of:=[.$R12]*[.V$7]" office:value-type="percentage" office:value="0.6972" calcext:value-type="percentage">
            <text:p>69.7%</text:p>
          </table:table-cell>
          <table:table-cell table:style-name="ce38" table:formula="of:=[.$R12]*[.W$7]" office:value-type="percentage" office:value="0.7056" calcext:value-type="percentage">
            <text:p>70.6%</text:p>
          </table:table-cell>
          <table:table-cell table:style-name="ce38" table:formula="of:=[.$R12]*[.X$7]" office:value-type="percentage" office:value="0.714" calcext:value-type="percentage">
            <text:p>71.4%</text:p>
          </table:table-cell>
          <table:table-cell table:style-name="ce38" table:formula="of:=[.$R12]*[.Y$7]" office:value-type="percentage" office:value="0.7224" calcext:value-type="percentage">
            <text:p>72.2%</text:p>
          </table:table-cell>
          <table:table-cell table:style-name="ce38" table:formula="of:=[.$R12]*[.Z$7]" office:value-type="percentage" office:value="0.7308" calcext:value-type="percentage">
            <text:p>73.1%</text:p>
          </table:table-cell>
          <table:table-cell table:style-name="ce38" table:formula="of:=[.$R12]*[.AA$7]" office:value-type="percentage" office:value="0.7392" calcext:value-type="percentage">
            <text:p>73.9%</text:p>
          </table:table-cell>
          <table:table-cell table:style-name="ce38" table:formula="of:=[.$R12]*[.AB$7]" office:value-type="percentage" office:value="0.7476" calcext:value-type="percentage">
            <text:p>74.8%</text:p>
          </table:table-cell>
          <table:table-cell table:style-name="ce38" table:formula="of:=[.$R12]*[.AC$7]" office:value-type="percentage" office:value="0.756" calcext:value-type="percentage">
            <text:p>75.6%</text:p>
          </table:table-cell>
          <table:table-cell table:style-name="ce42" table:formula="of:=[.$R12]*[.AD$7]" office:value-type="percentage" office:value="0.7644" calcext:value-type="percentage">
            <text:p>76.4%</text:p>
          </table:table-cell>
          <table:table-cell table:style-name="ce38" table:formula="of:=[.$R12]*[.AE$7]" office:value-type="percentage" office:value="0.7728" calcext:value-type="percentage">
            <text:p>77.3%</text:p>
          </table:table-cell>
          <table:table-cell table:style-name="ce38" table:formula="of:=[.$R12]*[.AF$7]" office:value-type="percentage" office:value="0.7812" calcext:value-type="percentage">
            <text:p>78.1%</text:p>
          </table:table-cell>
          <table:table-cell table:style-name="ce38" table:formula="of:=[.$R12]*[.AG$7]" office:value-type="percentage" office:value="0.7896" calcext:value-type="percentage">
            <text:p>79.0%</text:p>
          </table:table-cell>
          <table:table-cell table:style-name="ce38" table:formula="of:=[.$R12]*[.AH$7]" office:value-type="percentage" office:value="0.798" calcext:value-type="percentage">
            <text:p>79.8%</text:p>
          </table:table-cell>
          <table:table-cell table:style-name="ce38" table:formula="of:=[.$R12]*[.AI$7]" office:value-type="percentage" office:value="0.8064" calcext:value-type="percentage">
            <text:p>80.6%</text:p>
          </table:table-cell>
          <table:table-cell table:style-name="ce38" table:formula="of:=[.$R12]*[.AJ$7]" office:value-type="percentage" office:value="0.8148" calcext:value-type="percentage">
            <text:p>81.5%</text:p>
          </table:table-cell>
          <table:table-cell table:style-name="ce38" table:formula="of:=[.$R12]*[.AK$7]" office:value-type="percentage" office:value="0.8232" calcext:value-type="percentage">
            <text:p>82.3%</text:p>
          </table:table-cell>
          <table:table-cell table:style-name="ce38" table:formula="of:=[.$R12]*[.AL$7]" office:value-type="percentage" office:value="0.8316" calcext:value-type="percentage">
            <text:p>83.2%</text:p>
          </table:table-cell>
        </table:table-row>
        <table:table-row table:style-name="ro1">
          <table:table-cell table:number-columns-repeated="2"/>
          <table:table-cell office:value-type="percentage" office:value="0.85" calcext:value-type="percentage">
            <text:p>85%</text:p>
          </table:table-cell>
          <table:table-cell table:style-name="ce26" table:formula="of:=[.$G$4]/[.$C13]/[.D$7]" office:value-type="float" office:value="16.3235294117647" calcext:value-type="float">
            <text:p>16.3</text:p>
          </table:table-cell>
          <table:table-cell table:style-name="ce26" table:formula="of:=[.$G$4]/[.$C13]/[.E$7]" office:value-type="float" office:value="15.8288770053476" calcext:value-type="float">
            <text:p>15.8</text:p>
          </table:table-cell>
          <table:table-cell table:style-name="ce26" table:formula="of:=[.$G$4]/[.$C13]/[.F$7]" office:value-type="float" office:value="15.363321799308" calcext:value-type="float">
            <text:p>15.4</text:p>
          </table:table-cell>
          <table:table-cell table:style-name="ce26" table:formula="of:=[.$G$4]/[.$C13]/[.G$7]" office:value-type="float" office:value="14.9243697478992" calcext:value-type="float">
            <text:p>14.9</text:p>
          </table:table-cell>
          <table:table-cell table:style-name="ce26" table:formula="of:=[.$G$4]/[.$C13]/[.H$7]" office:value-type="float" office:value="14.5098039215686" calcext:value-type="float">
            <text:p>14.5</text:p>
          </table:table-cell>
          <table:table-cell table:style-name="ce26" table:formula="of:=[.$G$4]/[.$C13]/[.I$7]" office:value-type="float" office:value="14.1176470588235" calcext:value-type="float">
            <text:p>14.1</text:p>
          </table:table-cell>
          <table:table-cell table:style-name="ce26" table:formula="of:=[.$G$4]/[.$C13]/[.J$7]" office:value-type="float" office:value="13.7461300309598" calcext:value-type="float">
            <text:p>13.7</text:p>
          </table:table-cell>
          <table:table-cell table:style-name="ce26" table:formula="of:=[.$G$4]/[.$C13]/[.K$7]" office:value-type="float" office:value="13.393665158371" calcext:value-type="float">
            <text:p>13.4</text:p>
          </table:table-cell>
          <table:table-cell table:style-name="ce26" table:formula="of:=[.$G$4]/[.$C13]/[.L$7]" office:value-type="float" office:value="13.0588235294118" calcext:value-type="float">
            <text:p>13.1</text:p>
          </table:table-cell>
          <table:table-cell table:style-name="ce26" table:formula="of:=[.$G$4]/[.$C13]/[.M$7]" office:value-type="float" office:value="12.7403156384505" calcext:value-type="float">
            <text:p>12.7</text:p>
          </table:table-cell>
          <table:table-cell table:style-name="ce26" table:formula="of:=[.$G$4]/[.$C13]/[.N$7]" office:value-type="float" office:value="12.436974789916" calcext:value-type="float">
            <text:p>12.4</text:p>
          </table:table-cell>
          <table:table-cell table:number-columns-repeated="3"/>
          <table:table-cell office:value-type="percentage" office:value="0.85" calcext:value-type="percentage">
            <text:p>85%</text:p>
          </table:table-cell>
          <table:table-cell table:style-name="ce38" table:formula="of:=[.$R13]*[.S$7]" office:value-type="percentage" office:value="0.68" calcext:value-type="percentage">
            <text:p>68.0%</text:p>
          </table:table-cell>
          <table:table-cell table:style-name="ce38" table:formula="of:=[.$R13]*[.T$7]" office:value-type="percentage" office:value="0.6885" calcext:value-type="percentage">
            <text:p>68.9%</text:p>
          </table:table-cell>
          <table:table-cell table:style-name="ce38" table:formula="of:=[.$R13]*[.U$7]" office:value-type="percentage" office:value="0.697" calcext:value-type="percentage">
            <text:p>69.7%</text:p>
          </table:table-cell>
          <table:table-cell table:style-name="ce38" table:formula="of:=[.$R13]*[.V$7]" office:value-type="percentage" office:value="0.7055" calcext:value-type="percentage">
            <text:p>70.6%</text:p>
          </table:table-cell>
          <table:table-cell table:style-name="ce38" table:formula="of:=[.$R13]*[.W$7]" office:value-type="percentage" office:value="0.714" calcext:value-type="percentage">
            <text:p>71.4%</text:p>
          </table:table-cell>
          <table:table-cell table:style-name="ce38" table:formula="of:=[.$R13]*[.X$7]" office:value-type="percentage" office:value="0.7225" calcext:value-type="percentage">
            <text:p>72.3%</text:p>
          </table:table-cell>
          <table:table-cell table:style-name="ce38" table:formula="of:=[.$R13]*[.Y$7]" office:value-type="percentage" office:value="0.731" calcext:value-type="percentage">
            <text:p>73.1%</text:p>
          </table:table-cell>
          <table:table-cell table:style-name="ce38" table:formula="of:=[.$R13]*[.Z$7]" office:value-type="percentage" office:value="0.7395" calcext:value-type="percentage">
            <text:p>74.0%</text:p>
          </table:table-cell>
          <table:table-cell table:style-name="ce38" table:formula="of:=[.$R13]*[.AA$7]" office:value-type="percentage" office:value="0.748" calcext:value-type="percentage">
            <text:p>74.8%</text:p>
          </table:table-cell>
          <table:table-cell table:style-name="ce38" table:formula="of:=[.$R13]*[.AB$7]" office:value-type="percentage" office:value="0.7565" calcext:value-type="percentage">
            <text:p>75.6%</text:p>
          </table:table-cell>
          <table:table-cell table:style-name="ce38" table:formula="of:=[.$R13]*[.AC$7]" office:value-type="percentage" office:value="0.765" calcext:value-type="percentage">
            <text:p>76.5%</text:p>
          </table:table-cell>
          <table:table-cell table:style-name="ce42" table:formula="of:=[.$R13]*[.AD$7]" office:value-type="percentage" office:value="0.7735" calcext:value-type="percentage">
            <text:p>77.4%</text:p>
          </table:table-cell>
          <table:table-cell table:style-name="ce38" table:formula="of:=[.$R13]*[.AE$7]" office:value-type="percentage" office:value="0.782" calcext:value-type="percentage">
            <text:p>78.2%</text:p>
          </table:table-cell>
          <table:table-cell table:style-name="ce38" table:formula="of:=[.$R13]*[.AF$7]" office:value-type="percentage" office:value="0.7905" calcext:value-type="percentage">
            <text:p>79.1%</text:p>
          </table:table-cell>
          <table:table-cell table:style-name="ce38" table:formula="of:=[.$R13]*[.AG$7]" office:value-type="percentage" office:value="0.799" calcext:value-type="percentage">
            <text:p>79.9%</text:p>
          </table:table-cell>
          <table:table-cell table:style-name="ce38" table:formula="of:=[.$R13]*[.AH$7]" office:value-type="percentage" office:value="0.8075" calcext:value-type="percentage">
            <text:p>80.8%</text:p>
          </table:table-cell>
          <table:table-cell table:style-name="ce38" table:formula="of:=[.$R13]*[.AI$7]" office:value-type="percentage" office:value="0.816" calcext:value-type="percentage">
            <text:p>81.6%</text:p>
          </table:table-cell>
          <table:table-cell table:style-name="ce38" table:formula="of:=[.$R13]*[.AJ$7]" office:value-type="percentage" office:value="0.8245" calcext:value-type="percentage">
            <text:p>82.5%</text:p>
          </table:table-cell>
          <table:table-cell table:style-name="ce38" table:formula="of:=[.$R13]*[.AK$7]" office:value-type="percentage" office:value="0.833" calcext:value-type="percentage">
            <text:p>83.3%</text:p>
          </table:table-cell>
          <table:table-cell table:style-name="ce38" table:formula="of:=[.$R13]*[.AL$7]" office:value-type="percentage" office:value="0.8415" calcext:value-type="percentage">
            <text:p>84.2%</text:p>
          </table:table-cell>
        </table:table-row>
        <table:table-row table:style-name="ro1">
          <table:table-cell table:number-columns-repeated="2"/>
          <table:table-cell office:value-type="percentage" office:value="0.86" calcext:value-type="percentage">
            <text:p>86%</text:p>
          </table:table-cell>
          <table:table-cell table:style-name="ce26" table:formula="of:=[.$G$4]/[.$C14]/[.D$7]" office:value-type="float" office:value="16.1337209302326" calcext:value-type="float">
            <text:p>16.1</text:p>
          </table:table-cell>
          <table:table-cell table:style-name="ce26" table:formula="of:=[.$G$4]/[.$C14]/[.E$7]" office:value-type="float" office:value="15.6448202959831" calcext:value-type="float">
            <text:p>15.6</text:p>
          </table:table-cell>
          <table:table-cell table:style-name="ce26" table:formula="of:=[.$G$4]/[.$C14]/[.F$7]" office:value-type="float" office:value="15.1846785225718" calcext:value-type="float">
            <text:p>15.2</text:p>
          </table:table-cell>
          <table:table-cell table:style-name="ce26" table:formula="of:=[.$G$4]/[.$C14]/[.G$7]" office:value-type="float" office:value="14.7508305647841" calcext:value-type="float">
            <text:p>14.8</text:p>
          </table:table-cell>
          <table:table-cell table:style-name="ce26" table:formula="of:=[.$G$4]/[.$C14]/[.H$7]" office:value-type="float" office:value="14.3410852713178" calcext:value-type="float">
            <text:p>14.3</text:p>
          </table:table-cell>
          <table:table-cell table:style-name="ce26" table:formula="of:=[.$G$4]/[.$C14]/[.I$7]" office:value-type="float" office:value="13.953488372093" calcext:value-type="float">
            <text:p>14.0</text:p>
          </table:table-cell>
          <table:table-cell table:style-name="ce26" table:formula="of:=[.$G$4]/[.$C14]/[.J$7]" office:value-type="float" office:value="13.5862913096695" calcext:value-type="float">
            <text:p>13.6</text:p>
          </table:table-cell>
          <table:table-cell table:style-name="ce26" table:formula="of:=[.$G$4]/[.$C14]/[.K$7]" office:value-type="float" office:value="13.2379248658318" calcext:value-type="float">
            <text:p>13.2</text:p>
          </table:table-cell>
          <table:table-cell table:style-name="ce26" table:formula="of:=[.$G$4]/[.$C14]/[.L$7]" office:value-type="float" office:value="12.906976744186" calcext:value-type="float">
            <text:p>12.9</text:p>
          </table:table-cell>
          <table:table-cell table:style-name="ce26" table:formula="of:=[.$G$4]/[.$C14]/[.M$7]" office:value-type="float" office:value="12.5921724333522" calcext:value-type="float">
            <text:p>12.6</text:p>
          </table:table-cell>
          <table:table-cell table:style-name="ce26" table:formula="of:=[.$G$4]/[.$C14]/[.N$7]" office:value-type="float" office:value="12.2923588039867" calcext:value-type="float">
            <text:p>12.3</text:p>
          </table:table-cell>
          <table:table-cell table:number-columns-repeated="3"/>
          <table:table-cell office:value-type="percentage" office:value="0.86" calcext:value-type="percentage">
            <text:p>86%</text:p>
          </table:table-cell>
          <table:table-cell table:style-name="ce38" table:formula="of:=[.$R14]*[.S$7]" office:value-type="percentage" office:value="0.688" calcext:value-type="percentage">
            <text:p>68.8%</text:p>
          </table:table-cell>
          <table:table-cell table:style-name="ce38" table:formula="of:=[.$R14]*[.T$7]" office:value-type="percentage" office:value="0.6966" calcext:value-type="percentage">
            <text:p>69.7%</text:p>
          </table:table-cell>
          <table:table-cell table:style-name="ce38" table:formula="of:=[.$R14]*[.U$7]" office:value-type="percentage" office:value="0.7052" calcext:value-type="percentage">
            <text:p>70.5%</text:p>
          </table:table-cell>
          <table:table-cell table:style-name="ce38" table:formula="of:=[.$R14]*[.V$7]" office:value-type="percentage" office:value="0.7138" calcext:value-type="percentage">
            <text:p>71.4%</text:p>
          </table:table-cell>
          <table:table-cell table:style-name="ce38" table:formula="of:=[.$R14]*[.W$7]" office:value-type="percentage" office:value="0.7224" calcext:value-type="percentage">
            <text:p>72.2%</text:p>
          </table:table-cell>
          <table:table-cell table:style-name="ce38" table:formula="of:=[.$R14]*[.X$7]" office:value-type="percentage" office:value="0.731" calcext:value-type="percentage">
            <text:p>73.1%</text:p>
          </table:table-cell>
          <table:table-cell table:style-name="ce38" table:formula="of:=[.$R14]*[.Y$7]" office:value-type="percentage" office:value="0.7396" calcext:value-type="percentage">
            <text:p>74.0%</text:p>
          </table:table-cell>
          <table:table-cell table:style-name="ce38" table:formula="of:=[.$R14]*[.Z$7]" office:value-type="percentage" office:value="0.7482" calcext:value-type="percentage">
            <text:p>74.8%</text:p>
          </table:table-cell>
          <table:table-cell table:style-name="ce38" table:formula="of:=[.$R14]*[.AA$7]" office:value-type="percentage" office:value="0.7568" calcext:value-type="percentage">
            <text:p>75.7%</text:p>
          </table:table-cell>
          <table:table-cell table:style-name="ce38" table:formula="of:=[.$R14]*[.AB$7]" office:value-type="percentage" office:value="0.7654" calcext:value-type="percentage">
            <text:p>76.5%</text:p>
          </table:table-cell>
          <table:table-cell table:style-name="ce38" table:formula="of:=[.$R14]*[.AC$7]" office:value-type="percentage" office:value="0.774" calcext:value-type="percentage">
            <text:p>77.4%</text:p>
          </table:table-cell>
          <table:table-cell table:style-name="ce42" table:formula="of:=[.$R14]*[.AD$7]" office:value-type="percentage" office:value="0.7826" calcext:value-type="percentage">
            <text:p>78.3%</text:p>
          </table:table-cell>
          <table:table-cell table:style-name="ce38" table:formula="of:=[.$R14]*[.AE$7]" office:value-type="percentage" office:value="0.7912" calcext:value-type="percentage">
            <text:p>79.1%</text:p>
          </table:table-cell>
          <table:table-cell table:style-name="ce38" table:formula="of:=[.$R14]*[.AF$7]" office:value-type="percentage" office:value="0.7998" calcext:value-type="percentage">
            <text:p>80.0%</text:p>
          </table:table-cell>
          <table:table-cell table:style-name="ce38" table:formula="of:=[.$R14]*[.AG$7]" office:value-type="percentage" office:value="0.8084" calcext:value-type="percentage">
            <text:p>80.8%</text:p>
          </table:table-cell>
          <table:table-cell table:style-name="ce38" table:formula="of:=[.$R14]*[.AH$7]" office:value-type="percentage" office:value="0.817" calcext:value-type="percentage">
            <text:p>81.7%</text:p>
          </table:table-cell>
          <table:table-cell table:style-name="ce38" table:formula="of:=[.$R14]*[.AI$7]" office:value-type="percentage" office:value="0.8256" calcext:value-type="percentage">
            <text:p>82.6%</text:p>
          </table:table-cell>
          <table:table-cell table:style-name="ce38" table:formula="of:=[.$R14]*[.AJ$7]" office:value-type="percentage" office:value="0.8342" calcext:value-type="percentage">
            <text:p>83.4%</text:p>
          </table:table-cell>
          <table:table-cell table:style-name="ce38" table:formula="of:=[.$R14]*[.AK$7]" office:value-type="percentage" office:value="0.8428" calcext:value-type="percentage">
            <text:p>84.3%</text:p>
          </table:table-cell>
          <table:table-cell table:style-name="ce38" table:formula="of:=[.$R14]*[.AL$7]" office:value-type="percentage" office:value="0.8514" calcext:value-type="percentage">
            <text:p>85.1%</text:p>
          </table:table-cell>
        </table:table-row>
        <table:table-row table:style-name="ro1">
          <table:table-cell table:number-columns-repeated="2"/>
          <table:table-cell office:value-type="percentage" office:value="0.87" calcext:value-type="percentage">
            <text:p>87%</text:p>
          </table:table-cell>
          <table:table-cell table:style-name="ce26" table:formula="of:=[.$G$4]/[.$C15]/[.D$7]" office:value-type="float" office:value="15.948275862069" calcext:value-type="float">
            <text:p>15.9</text:p>
          </table:table-cell>
          <table:table-cell table:style-name="ce26" table:formula="of:=[.$G$4]/[.$C15]/[.E$7]" office:value-type="float" office:value="15.4649947753396" calcext:value-type="float">
            <text:p>15.5</text:p>
          </table:table-cell>
          <table:table-cell table:style-name="ce26" table:formula="of:=[.$G$4]/[.$C15]/[.F$7]" office:value-type="float" office:value="15.0101419878296" calcext:value-type="float">
            <text:p>15.0</text:p>
          </table:table-cell>
          <table:table-cell table:style-name="ce26" table:formula="of:=[.$G$4]/[.$C15]/[.G$7]" office:value-type="float" office:value="14.5812807881773" calcext:value-type="float">
            <text:p>14.6</text:p>
          </table:table-cell>
          <table:table-cell table:style-name="ce26" table:formula="of:=[.$G$4]/[.$C15]/[.H$7]" office:value-type="float" office:value="14.176245210728" calcext:value-type="float">
            <text:p>14.2</text:p>
          </table:table-cell>
          <table:table-cell table:style-name="ce26" table:formula="of:=[.$G$4]/[.$C15]/[.I$7]" office:value-type="float" office:value="13.7931034482759" calcext:value-type="float">
            <text:p>13.8</text:p>
          </table:table-cell>
          <table:table-cell table:style-name="ce26" table:formula="of:=[.$G$4]/[.$C15]/[.J$7]" office:value-type="float" office:value="13.4301270417423" calcext:value-type="float">
            <text:p>13.4</text:p>
          </table:table-cell>
          <table:table-cell table:style-name="ce26" table:formula="of:=[.$G$4]/[.$C15]/[.K$7]" office:value-type="float" office:value="13.0857648099027" calcext:value-type="float">
            <text:p>13.1</text:p>
          </table:table-cell>
          <table:table-cell table:style-name="ce26" table:formula="of:=[.$G$4]/[.$C15]/[.L$7]" office:value-type="float" office:value="12.7586206896552" calcext:value-type="float">
            <text:p>12.8</text:p>
          </table:table-cell>
          <table:table-cell table:style-name="ce26" table:formula="of:=[.$G$4]/[.$C15]/[.M$7]" office:value-type="float" office:value="12.4474348191758" calcext:value-type="float">
            <text:p>12.4</text:p>
          </table:table-cell>
          <table:table-cell table:style-name="ce26" table:formula="of:=[.$G$4]/[.$C15]/[.N$7]" office:value-type="float" office:value="12.1510673234811" calcext:value-type="float">
            <text:p>12.2</text:p>
          </table:table-cell>
          <table:table-cell table:number-columns-repeated="3"/>
          <table:table-cell office:value-type="percentage" office:value="0.87" calcext:value-type="percentage">
            <text:p>87%</text:p>
          </table:table-cell>
          <table:table-cell table:style-name="ce38" table:formula="of:=[.$R15]*[.S$7]" office:value-type="percentage" office:value="0.696" calcext:value-type="percentage">
            <text:p>69.6%</text:p>
          </table:table-cell>
          <table:table-cell table:style-name="ce38" table:formula="of:=[.$R15]*[.T$7]" office:value-type="percentage" office:value="0.7047" calcext:value-type="percentage">
            <text:p>70.5%</text:p>
          </table:table-cell>
          <table:table-cell table:style-name="ce38" table:formula="of:=[.$R15]*[.U$7]" office:value-type="percentage" office:value="0.7134" calcext:value-type="percentage">
            <text:p>71.3%</text:p>
          </table:table-cell>
          <table:table-cell table:style-name="ce38" table:formula="of:=[.$R15]*[.V$7]" office:value-type="percentage" office:value="0.7221" calcext:value-type="percentage">
            <text:p>72.2%</text:p>
          </table:table-cell>
          <table:table-cell table:style-name="ce38" table:formula="of:=[.$R15]*[.W$7]" office:value-type="percentage" office:value="0.7308" calcext:value-type="percentage">
            <text:p>73.1%</text:p>
          </table:table-cell>
          <table:table-cell table:style-name="ce38" table:formula="of:=[.$R15]*[.X$7]" office:value-type="percentage" office:value="0.7395" calcext:value-type="percentage">
            <text:p>74.0%</text:p>
          </table:table-cell>
          <table:table-cell table:style-name="ce38" table:formula="of:=[.$R15]*[.Y$7]" office:value-type="percentage" office:value="0.7482" calcext:value-type="percentage">
            <text:p>74.8%</text:p>
          </table:table-cell>
          <table:table-cell table:style-name="ce38" table:formula="of:=[.$R15]*[.Z$7]" office:value-type="percentage" office:value="0.7569" calcext:value-type="percentage">
            <text:p>75.7%</text:p>
          </table:table-cell>
          <table:table-cell table:style-name="ce38" table:formula="of:=[.$R15]*[.AA$7]" office:value-type="percentage" office:value="0.7656" calcext:value-type="percentage">
            <text:p>76.6%</text:p>
          </table:table-cell>
          <table:table-cell table:style-name="ce38" table:formula="of:=[.$R15]*[.AB$7]" office:value-type="percentage" office:value="0.7743" calcext:value-type="percentage">
            <text:p>77.4%</text:p>
          </table:table-cell>
          <table:table-cell table:style-name="ce38" table:formula="of:=[.$R15]*[.AC$7]" office:value-type="percentage" office:value="0.783" calcext:value-type="percentage">
            <text:p>78.3%</text:p>
          </table:table-cell>
          <table:table-cell table:style-name="ce42" table:formula="of:=[.$R15]*[.AD$7]" office:value-type="percentage" office:value="0.7917" calcext:value-type="percentage">
            <text:p>79.2%</text:p>
          </table:table-cell>
          <table:table-cell table:style-name="ce38" table:formula="of:=[.$R15]*[.AE$7]" office:value-type="percentage" office:value="0.8004" calcext:value-type="percentage">
            <text:p>80.0%</text:p>
          </table:table-cell>
          <table:table-cell table:style-name="ce38" table:formula="of:=[.$R15]*[.AF$7]" office:value-type="percentage" office:value="0.8091" calcext:value-type="percentage">
            <text:p>80.9%</text:p>
          </table:table-cell>
          <table:table-cell table:style-name="ce38" table:formula="of:=[.$R15]*[.AG$7]" office:value-type="percentage" office:value="0.8178" calcext:value-type="percentage">
            <text:p>81.8%</text:p>
          </table:table-cell>
          <table:table-cell table:style-name="ce38" table:formula="of:=[.$R15]*[.AH$7]" office:value-type="percentage" office:value="0.8265" calcext:value-type="percentage">
            <text:p>82.7%</text:p>
          </table:table-cell>
          <table:table-cell table:style-name="ce38" table:formula="of:=[.$R15]*[.AI$7]" office:value-type="percentage" office:value="0.8352" calcext:value-type="percentage">
            <text:p>83.5%</text:p>
          </table:table-cell>
          <table:table-cell table:style-name="ce38" table:formula="of:=[.$R15]*[.AJ$7]" office:value-type="percentage" office:value="0.8439" calcext:value-type="percentage">
            <text:p>84.4%</text:p>
          </table:table-cell>
          <table:table-cell table:style-name="ce38" table:formula="of:=[.$R15]*[.AK$7]" office:value-type="percentage" office:value="0.8526" calcext:value-type="percentage">
            <text:p>85.3%</text:p>
          </table:table-cell>
          <table:table-cell table:style-name="ce38" table:formula="of:=[.$R15]*[.AL$7]" office:value-type="percentage" office:value="0.8613" calcext:value-type="percentage">
            <text:p>86.1%</text:p>
          </table:table-cell>
        </table:table-row>
        <table:table-row table:style-name="ro1">
          <table:table-cell table:number-columns-repeated="2"/>
          <table:table-cell office:value-type="percentage" office:value="0.88" calcext:value-type="percentage">
            <text:p>88%</text:p>
          </table:table-cell>
          <table:table-cell table:style-name="ce26" table:formula="of:=[.$G$4]/[.$C16]/[.D$7]" office:value-type="float" office:value="15.7670454545455" calcext:value-type="float">
            <text:p>15.8</text:p>
          </table:table-cell>
          <table:table-cell table:style-name="ce26" table:formula="of:=[.$G$4]/[.$C16]/[.E$7]" office:value-type="float" office:value="15.2892561983471" calcext:value-type="float">
            <text:p>15.3</text:p>
          </table:table-cell>
          <table:table-cell table:style-name="ce26" table:formula="of:=[.$G$4]/[.$C16]/[.F$7]" office:value-type="float" office:value="14.8395721925134" calcext:value-type="float">
            <text:p>14.8</text:p>
          </table:table-cell>
          <table:table-cell table:style-name="ce26" table:formula="of:=[.$G$4]/[.$C16]/[.G$7]" office:value-type="float" office:value="14.4155844155844" calcext:value-type="float">
            <text:p>14.4</text:p>
          </table:table-cell>
          <table:table-cell table:style-name="ce26" table:formula="of:=[.$G$4]/[.$C16]/[.H$7]" office:value-type="float" office:value="14.0151515151515" calcext:value-type="float">
            <text:p>14.0</text:p>
          </table:table-cell>
          <table:table-cell table:style-name="ce26" table:formula="of:=[.$G$4]/[.$C16]/[.I$7]" office:value-type="float" office:value="13.6363636363636" calcext:value-type="float">
            <text:p>13.6</text:p>
          </table:table-cell>
          <table:table-cell table:style-name="ce26" table:formula="of:=[.$G$4]/[.$C16]/[.J$7]" office:value-type="float" office:value="13.2775119617225" calcext:value-type="float">
            <text:p>13.3</text:p>
          </table:table-cell>
          <table:table-cell table:style-name="ce26" table:formula="of:=[.$G$4]/[.$C16]/[.K$7]" office:value-type="float" office:value="12.9370629370629" calcext:value-type="float">
            <text:p>12.9</text:p>
          </table:table-cell>
          <table:table-cell table:style-name="ce26" table:formula="of:=[.$G$4]/[.$C16]/[.L$7]" office:value-type="float" office:value="12.6136363636364" calcext:value-type="float">
            <text:p>12.6</text:p>
          </table:table-cell>
          <table:table-cell table:style-name="ce26" table:formula="of:=[.$G$4]/[.$C16]/[.M$7]" office:value-type="float" office:value="12.3059866962306" calcext:value-type="float">
            <text:p>12.3</text:p>
          </table:table-cell>
          <table:table-cell table:style-name="ce26" table:formula="of:=[.$G$4]/[.$C16]/[.N$7]" office:value-type="float" office:value="12.012987012987" calcext:value-type="float">
            <text:p>12.0</text:p>
          </table:table-cell>
          <table:table-cell table:number-columns-repeated="3"/>
          <table:table-cell office:value-type="percentage" office:value="0.88" calcext:value-type="percentage">
            <text:p>88%</text:p>
          </table:table-cell>
          <table:table-cell table:style-name="ce38" table:formula="of:=[.$R16]*[.S$7]" office:value-type="percentage" office:value="0.704" calcext:value-type="percentage">
            <text:p>70.4%</text:p>
          </table:table-cell>
          <table:table-cell table:style-name="ce38" table:formula="of:=[.$R16]*[.T$7]" office:value-type="percentage" office:value="0.7128" calcext:value-type="percentage">
            <text:p>71.3%</text:p>
          </table:table-cell>
          <table:table-cell table:style-name="ce38" table:formula="of:=[.$R16]*[.U$7]" office:value-type="percentage" office:value="0.7216" calcext:value-type="percentage">
            <text:p>72.2%</text:p>
          </table:table-cell>
          <table:table-cell table:style-name="ce38" table:formula="of:=[.$R16]*[.V$7]" office:value-type="percentage" office:value="0.7304" calcext:value-type="percentage">
            <text:p>73.0%</text:p>
          </table:table-cell>
          <table:table-cell table:style-name="ce38" table:formula="of:=[.$R16]*[.W$7]" office:value-type="percentage" office:value="0.7392" calcext:value-type="percentage">
            <text:p>73.9%</text:p>
          </table:table-cell>
          <table:table-cell table:style-name="ce38" table:formula="of:=[.$R16]*[.X$7]" office:value-type="percentage" office:value="0.748" calcext:value-type="percentage">
            <text:p>74.8%</text:p>
          </table:table-cell>
          <table:table-cell table:style-name="ce38" table:formula="of:=[.$R16]*[.Y$7]" office:value-type="percentage" office:value="0.7568" calcext:value-type="percentage">
            <text:p>75.7%</text:p>
          </table:table-cell>
          <table:table-cell table:style-name="ce38" table:formula="of:=[.$R16]*[.Z$7]" office:value-type="percentage" office:value="0.7656" calcext:value-type="percentage">
            <text:p>76.6%</text:p>
          </table:table-cell>
          <table:table-cell table:style-name="ce38" table:formula="of:=[.$R16]*[.AA$7]" office:value-type="percentage" office:value="0.7744" calcext:value-type="percentage">
            <text:p>77.4%</text:p>
          </table:table-cell>
          <table:table-cell table:style-name="ce38" table:formula="of:=[.$R16]*[.AB$7]" office:value-type="percentage" office:value="0.7832" calcext:value-type="percentage">
            <text:p>78.3%</text:p>
          </table:table-cell>
          <table:table-cell table:style-name="ce38" table:formula="of:=[.$R16]*[.AC$7]" office:value-type="percentage" office:value="0.792" calcext:value-type="percentage">
            <text:p>79.2%</text:p>
          </table:table-cell>
          <table:table-cell table:style-name="ce42" table:formula="of:=[.$R16]*[.AD$7]" office:value-type="percentage" office:value="0.8008" calcext:value-type="percentage">
            <text:p>80.1%</text:p>
          </table:table-cell>
          <table:table-cell table:style-name="ce38" table:formula="of:=[.$R16]*[.AE$7]" office:value-type="percentage" office:value="0.8096" calcext:value-type="percentage">
            <text:p>81.0%</text:p>
          </table:table-cell>
          <table:table-cell table:style-name="ce38" table:formula="of:=[.$R16]*[.AF$7]" office:value-type="percentage" office:value="0.8184" calcext:value-type="percentage">
            <text:p>81.8%</text:p>
          </table:table-cell>
          <table:table-cell table:style-name="ce38" table:formula="of:=[.$R16]*[.AG$7]" office:value-type="percentage" office:value="0.8272" calcext:value-type="percentage">
            <text:p>82.7%</text:p>
          </table:table-cell>
          <table:table-cell table:style-name="ce38" table:formula="of:=[.$R16]*[.AH$7]" office:value-type="percentage" office:value="0.836" calcext:value-type="percentage">
            <text:p>83.6%</text:p>
          </table:table-cell>
          <table:table-cell table:style-name="ce38" table:formula="of:=[.$R16]*[.AI$7]" office:value-type="percentage" office:value="0.8448" calcext:value-type="percentage">
            <text:p>84.5%</text:p>
          </table:table-cell>
          <table:table-cell table:style-name="ce38" table:formula="of:=[.$R16]*[.AJ$7]" office:value-type="percentage" office:value="0.8536" calcext:value-type="percentage">
            <text:p>85.4%</text:p>
          </table:table-cell>
          <table:table-cell table:style-name="ce38" table:formula="of:=[.$R16]*[.AK$7]" office:value-type="percentage" office:value="0.8624" calcext:value-type="percentage">
            <text:p>86.2%</text:p>
          </table:table-cell>
          <table:table-cell table:style-name="ce38" table:formula="of:=[.$R16]*[.AL$7]" office:value-type="percentage" office:value="0.8712" calcext:value-type="percentage">
            <text:p>87.1%</text:p>
          </table:table-cell>
        </table:table-row>
        <table:table-row table:style-name="ro1">
          <table:table-cell office:value-type="string" calcext:value-type="string">
            <text:p>1x Regulator</text:p>
          </table:table-cell>
          <table:table-cell/>
          <table:table-cell office:value-type="percentage" office:value="0.89" calcext:value-type="percentage">
            <text:p>89%</text:p>
          </table:table-cell>
          <table:table-cell table:style-name="ce26" table:formula="of:=[.$G$4]/[.$C17]/[.D$7]" office:value-type="float" office:value="15.5898876404494" calcext:value-type="float">
            <text:p>15.6</text:p>
          </table:table-cell>
          <table:table-cell table:style-name="ce26" table:formula="of:=[.$G$4]/[.$C17]/[.E$7]" office:value-type="float" office:value="15.1174668028601" calcext:value-type="float">
            <text:p>15.1</text:p>
          </table:table-cell>
          <table:table-cell table:style-name="ce26" table:formula="of:=[.$G$4]/[.$C17]/[.F$7]" office:value-type="float" office:value="14.6728354263054" calcext:value-type="float">
            <text:p>14.7</text:p>
          </table:table-cell>
          <table:table-cell table:style-name="ce26" table:formula="of:=[.$G$4]/[.$C17]/[.G$7]" office:value-type="float" office:value="14.2536115569823" calcext:value-type="float">
            <text:p>14.3</text:p>
          </table:table-cell>
          <table:table-cell table:style-name="ce26" table:formula="of:=[.$G$4]/[.$C17]/[.H$7]" office:value-type="float" office:value="13.8576779026217" calcext:value-type="float">
            <text:p>13.9</text:p>
          </table:table-cell>
          <table:table-cell table:style-name="ce26" table:formula="of:=[.$G$4]/[.$C17]/[.I$7]" office:value-type="float" office:value="13.4831460674157" calcext:value-type="float">
            <text:p>13.5</text:p>
          </table:table-cell>
          <table:table-cell table:style-name="ce26" table:formula="of:=[.$G$4]/[.$C17]/[.J$7]" office:value-type="float" office:value="13.1283264340627" calcext:value-type="float">
            <text:p>13.1</text:p>
          </table:table-cell>
          <table:table-cell table:style-name="ce26" table:formula="of:=[.$G$4]/[.$C17]/[.K$7]" office:value-type="float" office:value="12.7917026793431" calcext:value-type="float">
            <text:p>12.8</text:p>
          </table:table-cell>
          <table:table-cell table:style-name="ce26" table:formula="of:=[.$G$4]/[.$C17]/[.L$7]" office:value-type="float" office:value="12.4719101123596" calcext:value-type="float">
            <text:p>12.5</text:p>
          </table:table-cell>
          <table:table-cell table:style-name="ce26" table:formula="of:=[.$G$4]/[.$C17]/[.M$7]" office:value-type="float" office:value="12.1677171827898" calcext:value-type="float">
            <text:p>12.2</text:p>
          </table:table-cell>
          <table:table-cell table:style-name="ce26" table:formula="of:=[.$G$4]/[.$C17]/[.N$7]" office:value-type="float" office:value="11.8780096308186" calcext:value-type="float">
            <text:p>11.9</text:p>
          </table:table-cell>
          <table:table-cell table:number-columns-repeated="3"/>
          <table:table-cell office:value-type="percentage" office:value="0.89" calcext:value-type="percentage">
            <text:p>89%</text:p>
          </table:table-cell>
          <table:table-cell table:style-name="ce38" table:formula="of:=[.$R17]*[.S$7]" office:value-type="percentage" office:value="0.712" calcext:value-type="percentage">
            <text:p>71.2%</text:p>
          </table:table-cell>
          <table:table-cell table:style-name="ce38" table:formula="of:=[.$R17]*[.T$7]" office:value-type="percentage" office:value="0.7209" calcext:value-type="percentage">
            <text:p>72.1%</text:p>
          </table:table-cell>
          <table:table-cell table:style-name="ce38" table:formula="of:=[.$R17]*[.U$7]" office:value-type="percentage" office:value="0.7298" calcext:value-type="percentage">
            <text:p>73.0%</text:p>
          </table:table-cell>
          <table:table-cell table:style-name="ce38" table:formula="of:=[.$R17]*[.V$7]" office:value-type="percentage" office:value="0.7387" calcext:value-type="percentage">
            <text:p>73.9%</text:p>
          </table:table-cell>
          <table:table-cell table:style-name="ce38" table:formula="of:=[.$R17]*[.W$7]" office:value-type="percentage" office:value="0.7476" calcext:value-type="percentage">
            <text:p>74.8%</text:p>
          </table:table-cell>
          <table:table-cell table:style-name="ce38" table:formula="of:=[.$R17]*[.X$7]" office:value-type="percentage" office:value="0.7565" calcext:value-type="percentage">
            <text:p>75.6%</text:p>
          </table:table-cell>
          <table:table-cell table:style-name="ce38" table:formula="of:=[.$R17]*[.Y$7]" office:value-type="percentage" office:value="0.7654" calcext:value-type="percentage">
            <text:p>76.5%</text:p>
          </table:table-cell>
          <table:table-cell table:style-name="ce38" table:formula="of:=[.$R17]*[.Z$7]" office:value-type="percentage" office:value="0.7743" calcext:value-type="percentage">
            <text:p>77.4%</text:p>
          </table:table-cell>
          <table:table-cell table:style-name="ce38" table:formula="of:=[.$R17]*[.AA$7]" office:value-type="percentage" office:value="0.7832" calcext:value-type="percentage">
            <text:p>78.3%</text:p>
          </table:table-cell>
          <table:table-cell table:style-name="ce38" table:formula="of:=[.$R17]*[.AB$7]" office:value-type="percentage" office:value="0.7921" calcext:value-type="percentage">
            <text:p>79.2%</text:p>
          </table:table-cell>
          <table:table-cell table:style-name="ce38" table:formula="of:=[.$R17]*[.AC$7]" office:value-type="percentage" office:value="0.801" calcext:value-type="percentage">
            <text:p>80.1%</text:p>
          </table:table-cell>
          <table:table-cell table:style-name="ce42" table:formula="of:=[.$R17]*[.AD$7]" office:value-type="percentage" office:value="0.8099" calcext:value-type="percentage">
            <text:p>81.0%</text:p>
          </table:table-cell>
          <table:table-cell table:style-name="ce38" table:formula="of:=[.$R17]*[.AE$7]" office:value-type="percentage" office:value="0.8188" calcext:value-type="percentage">
            <text:p>81.9%</text:p>
          </table:table-cell>
          <table:table-cell table:style-name="ce38" table:formula="of:=[.$R17]*[.AF$7]" office:value-type="percentage" office:value="0.8277" calcext:value-type="percentage">
            <text:p>82.8%</text:p>
          </table:table-cell>
          <table:table-cell table:style-name="ce38" table:formula="of:=[.$R17]*[.AG$7]" office:value-type="percentage" office:value="0.8366" calcext:value-type="percentage">
            <text:p>83.7%</text:p>
          </table:table-cell>
          <table:table-cell table:style-name="ce38" table:formula="of:=[.$R17]*[.AH$7]" office:value-type="percentage" office:value="0.8455" calcext:value-type="percentage">
            <text:p>84.6%</text:p>
          </table:table-cell>
          <table:table-cell table:style-name="ce38" table:formula="of:=[.$R17]*[.AI$7]" office:value-type="percentage" office:value="0.8544" calcext:value-type="percentage">
            <text:p>85.4%</text:p>
          </table:table-cell>
          <table:table-cell table:style-name="ce38" table:formula="of:=[.$R17]*[.AJ$7]" office:value-type="percentage" office:value="0.8633" calcext:value-type="percentage">
            <text:p>86.3%</text:p>
          </table:table-cell>
          <table:table-cell table:style-name="ce38" table:formula="of:=[.$R17]*[.AK$7]" office:value-type="percentage" office:value="0.8722" calcext:value-type="percentage">
            <text:p>87.2%</text:p>
          </table:table-cell>
          <table:table-cell table:style-name="ce38" table:formula="of:=[.$R17]*[.AL$7]" office:value-type="percentage" office:value="0.8811" calcext:value-type="percentage">
            <text:p>88.1%</text:p>
          </table:table-cell>
        </table:table-row>
        <table:table-row table:style-name="ro1">
          <table:table-cell table:number-columns-repeated="2"/>
          <table:table-cell table:style-name="ce31" office:value-type="percentage" office:value="0.9" calcext:value-type="percentage">
            <text:p>90%</text:p>
          </table:table-cell>
          <table:table-cell table:style-name="ce33" table:formula="of:=[.$G$4]/[.$C18]/[.D$7]" office:value-type="float" office:value="15.4166666666667" calcext:value-type="float">
            <text:p>15.4</text:p>
          </table:table-cell>
          <table:table-cell table:style-name="ce33" table:formula="of:=[.$G$4]/[.$C18]/[.E$7]" office:value-type="float" office:value="14.949494949495" calcext:value-type="float">
            <text:p>14.9</text:p>
          </table:table-cell>
          <table:table-cell table:style-name="ce33" table:formula="of:=[.$G$4]/[.$C18]/[.F$7]" office:value-type="float" office:value="14.5098039215686" calcext:value-type="float">
            <text:p>14.5</text:p>
          </table:table-cell>
          <table:table-cell table:style-name="ce33" table:formula="of:=[.$G$4]/[.$C18]/[.G$7]" office:value-type="float" office:value="14.0952380952381" calcext:value-type="float">
            <text:p>14.1</text:p>
          </table:table-cell>
          <table:table-cell table:style-name="ce33" table:formula="of:=[.$G$4]/[.$C18]/[.H$7]" office:value-type="float" office:value="13.7037037037037" calcext:value-type="float">
            <text:p>13.7</text:p>
          </table:table-cell>
          <table:table-cell table:style-name="ce33" table:formula="of:=[.$G$4]/[.$C18]/[.I$7]" office:value-type="float" office:value="13.3333333333333" calcext:value-type="float">
            <text:p>13.3</text:p>
          </table:table-cell>
          <table:table-cell table:style-name="ce33" table:formula="of:=[.$G$4]/[.$C18]/[.J$7]" office:value-type="float" office:value="12.9824561403509" calcext:value-type="float">
            <text:p>13.0</text:p>
          </table:table-cell>
          <table:table-cell table:style-name="ce33" table:formula="of:=[.$G$4]/[.$C18]/[.K$7]" office:value-type="float" office:value="12.6495726495727" calcext:value-type="float">
            <text:p>12.6</text:p>
          </table:table-cell>
          <table:table-cell table:style-name="ce33" table:formula="of:=[.$G$4]/[.$C18]/[.L$7]" office:value-type="float" office:value="12.3333333333333" calcext:value-type="float">
            <text:p>12.3</text:p>
          </table:table-cell>
          <table:table-cell table:style-name="ce33" table:formula="of:=[.$G$4]/[.$C18]/[.M$7]" office:value-type="float" office:value="12.0325203252033" calcext:value-type="float">
            <text:p>12.0</text:p>
          </table:table-cell>
          <table:table-cell table:style-name="ce33" table:formula="of:=[.$G$4]/[.$C18]/[.N$7]" office:value-type="float" office:value="11.7460317460317" calcext:value-type="float">
            <text:p>11.7</text:p>
          </table:table-cell>
          <table:table-cell table:number-columns-repeated="3"/>
          <table:table-cell office:value-type="percentage" office:value="0.9" calcext:value-type="percentage">
            <text:p>90%</text:p>
          </table:table-cell>
          <table:table-cell table:style-name="ce38" table:formula="of:=[.$R18]*[.S$7]" office:value-type="percentage" office:value="0.72" calcext:value-type="percentage">
            <text:p>72.0%</text:p>
          </table:table-cell>
          <table:table-cell table:style-name="ce38" table:formula="of:=[.$R18]*[.T$7]" office:value-type="percentage" office:value="0.729" calcext:value-type="percentage">
            <text:p>72.9%</text:p>
          </table:table-cell>
          <table:table-cell table:style-name="ce38" table:formula="of:=[.$R18]*[.U$7]" office:value-type="percentage" office:value="0.738" calcext:value-type="percentage">
            <text:p>73.8%</text:p>
          </table:table-cell>
          <table:table-cell table:style-name="ce38" table:formula="of:=[.$R18]*[.V$7]" office:value-type="percentage" office:value="0.747" calcext:value-type="percentage">
            <text:p>74.7%</text:p>
          </table:table-cell>
          <table:table-cell table:style-name="ce38" table:formula="of:=[.$R18]*[.W$7]" office:value-type="percentage" office:value="0.756" calcext:value-type="percentage">
            <text:p>75.6%</text:p>
          </table:table-cell>
          <table:table-cell table:style-name="ce38" table:formula="of:=[.$R18]*[.X$7]" office:value-type="percentage" office:value="0.765" calcext:value-type="percentage">
            <text:p>76.5%</text:p>
          </table:table-cell>
          <table:table-cell table:style-name="ce38" table:formula="of:=[.$R18]*[.Y$7]" office:value-type="percentage" office:value="0.774" calcext:value-type="percentage">
            <text:p>77.4%</text:p>
          </table:table-cell>
          <table:table-cell table:style-name="ce38" table:formula="of:=[.$R18]*[.Z$7]" office:value-type="percentage" office:value="0.783" calcext:value-type="percentage">
            <text:p>78.3%</text:p>
          </table:table-cell>
          <table:table-cell table:style-name="ce38" table:formula="of:=[.$R18]*[.AA$7]" office:value-type="percentage" office:value="0.792" calcext:value-type="percentage">
            <text:p>79.2%</text:p>
          </table:table-cell>
          <table:table-cell table:style-name="ce38" table:formula="of:=[.$R18]*[.AB$7]" office:value-type="percentage" office:value="0.801" calcext:value-type="percentage">
            <text:p>80.1%</text:p>
          </table:table-cell>
          <table:table-cell table:style-name="ce38" table:formula="of:=[.$R18]*[.AC$7]" office:value-type="percentage" office:value="0.81" calcext:value-type="percentage">
            <text:p>81.0%</text:p>
          </table:table-cell>
          <table:table-cell table:style-name="ce42" table:formula="of:=[.$R18]*[.AD$7]" office:value-type="percentage" office:value="0.819" calcext:value-type="percentage">
            <text:p>81.9%</text:p>
          </table:table-cell>
          <table:table-cell table:style-name="ce38" table:formula="of:=[.$R18]*[.AE$7]" office:value-type="percentage" office:value="0.828" calcext:value-type="percentage">
            <text:p>82.8%</text:p>
          </table:table-cell>
          <table:table-cell table:style-name="ce38" table:formula="of:=[.$R18]*[.AF$7]" office:value-type="percentage" office:value="0.837" calcext:value-type="percentage">
            <text:p>83.7%</text:p>
          </table:table-cell>
          <table:table-cell table:style-name="ce38" table:formula="of:=[.$R18]*[.AG$7]" office:value-type="percentage" office:value="0.846" calcext:value-type="percentage">
            <text:p>84.6%</text:p>
          </table:table-cell>
          <table:table-cell table:style-name="ce38" table:formula="of:=[.$R18]*[.AH$7]" office:value-type="percentage" office:value="0.855" calcext:value-type="percentage">
            <text:p>85.5%</text:p>
          </table:table-cell>
          <table:table-cell table:style-name="ce38" table:formula="of:=[.$R18]*[.AI$7]" office:value-type="percentage" office:value="0.864" calcext:value-type="percentage">
            <text:p>86.4%</text:p>
          </table:table-cell>
          <table:table-cell table:style-name="ce38" table:formula="of:=[.$R18]*[.AJ$7]" office:value-type="percentage" office:value="0.873" calcext:value-type="percentage">
            <text:p>87.3%</text:p>
          </table:table-cell>
          <table:table-cell table:style-name="ce38" table:formula="of:=[.$R18]*[.AK$7]" office:value-type="percentage" office:value="0.882" calcext:value-type="percentage">
            <text:p>88.2%</text:p>
          </table:table-cell>
          <table:table-cell table:style-name="ce38" table:formula="of:=[.$R18]*[.AL$7]" office:value-type="percentage" office:value="0.891" calcext:value-type="percentage">
            <text:p>89.1%</text:p>
          </table:table-cell>
        </table:table-row>
        <table:table-row table:style-name="ro1">
          <table:table-cell table:number-columns-repeated="2"/>
          <table:table-cell office:value-type="percentage" office:value="0.91" calcext:value-type="percentage">
            <text:p>91%</text:p>
          </table:table-cell>
          <table:table-cell table:style-name="ce26" table:formula="of:=[.$G$4]/[.$C19]/[.D$7]" office:value-type="float" office:value="15.2472527472527" calcext:value-type="float">
            <text:p>15.2</text:p>
          </table:table-cell>
          <table:table-cell table:style-name="ce26" table:formula="of:=[.$G$4]/[.$C19]/[.E$7]" office:value-type="float" office:value="14.7852147852148" calcext:value-type="float">
            <text:p>14.8</text:p>
          </table:table-cell>
          <table:table-cell table:style-name="ce26" table:formula="of:=[.$G$4]/[.$C19]/[.F$7]" office:value-type="float" office:value="14.3503555268261" calcext:value-type="float">
            <text:p>14.4</text:p>
          </table:table-cell>
          <table:table-cell table:style-name="ce26" table:formula="of:=[.$G$4]/[.$C19]/[.G$7]" office:value-type="float" office:value="13.9403453689168" calcext:value-type="float">
            <text:p>13.9</text:p>
          </table:table-cell>
          <table:table-cell table:style-name="ce26" table:formula="of:=[.$G$4]/[.$C19]/[.H$7]" office:value-type="float" office:value="13.5531135531136" calcext:value-type="float">
            <text:p>13.6</text:p>
          </table:table-cell>
          <table:table-cell table:style-name="ce26" table:formula="of:=[.$G$4]/[.$C19]/[.I$7]" office:value-type="float" office:value="13.1868131868132" calcext:value-type="float">
            <text:p>13.2</text:p>
          </table:table-cell>
          <table:table-cell table:style-name="ce26" table:formula="of:=[.$G$4]/[.$C19]/[.J$7]" office:value-type="float" office:value="12.8397917871602" calcext:value-type="float">
            <text:p>12.8</text:p>
          </table:table-cell>
          <table:table-cell table:style-name="ce26" table:formula="of:=[.$G$4]/[.$C19]/[.K$7]" office:value-type="float" office:value="12.5105663567202" calcext:value-type="float">
            <text:p>12.5</text:p>
          </table:table-cell>
          <table:table-cell table:style-name="ce26" table:formula="of:=[.$G$4]/[.$C19]/[.L$7]" office:value-type="float" office:value="12.1978021978022" calcext:value-type="float">
            <text:p>12.2</text:p>
          </table:table-cell>
          <table:table-cell table:style-name="ce26" table:formula="of:=[.$G$4]/[.$C19]/[.M$7]" office:value-type="float" office:value="11.9002948271241" calcext:value-type="float">
            <text:p>11.9</text:p>
          </table:table-cell>
          <table:table-cell table:style-name="ce26" table:formula="of:=[.$G$4]/[.$C19]/[.N$7]" office:value-type="float" office:value="11.6169544740973" calcext:value-type="float">
            <text:p>11.6</text:p>
          </table:table-cell>
          <table:table-cell table:number-columns-repeated="3"/>
          <table:table-cell office:value-type="percentage" office:value="0.91" calcext:value-type="percentage">
            <text:p>91%</text:p>
          </table:table-cell>
          <table:table-cell table:style-name="ce38" table:formula="of:=[.$R19]*[.S$7]" office:value-type="percentage" office:value="0.728" calcext:value-type="percentage">
            <text:p>72.8%</text:p>
          </table:table-cell>
          <table:table-cell table:style-name="ce38" table:formula="of:=[.$R19]*[.T$7]" office:value-type="percentage" office:value="0.7371" calcext:value-type="percentage">
            <text:p>73.7%</text:p>
          </table:table-cell>
          <table:table-cell table:style-name="ce38" table:formula="of:=[.$R19]*[.U$7]" office:value-type="percentage" office:value="0.7462" calcext:value-type="percentage">
            <text:p>74.6%</text:p>
          </table:table-cell>
          <table:table-cell table:style-name="ce38" table:formula="of:=[.$R19]*[.V$7]" office:value-type="percentage" office:value="0.7553" calcext:value-type="percentage">
            <text:p>75.5%</text:p>
          </table:table-cell>
          <table:table-cell table:style-name="ce38" table:formula="of:=[.$R19]*[.W$7]" office:value-type="percentage" office:value="0.7644" calcext:value-type="percentage">
            <text:p>76.4%</text:p>
          </table:table-cell>
          <table:table-cell table:style-name="ce38" table:formula="of:=[.$R19]*[.X$7]" office:value-type="percentage" office:value="0.7735" calcext:value-type="percentage">
            <text:p>77.4%</text:p>
          </table:table-cell>
          <table:table-cell table:style-name="ce38" table:formula="of:=[.$R19]*[.Y$7]" office:value-type="percentage" office:value="0.7826" calcext:value-type="percentage">
            <text:p>78.3%</text:p>
          </table:table-cell>
          <table:table-cell table:style-name="ce38" table:formula="of:=[.$R19]*[.Z$7]" office:value-type="percentage" office:value="0.7917" calcext:value-type="percentage">
            <text:p>79.2%</text:p>
          </table:table-cell>
          <table:table-cell table:style-name="ce38" table:formula="of:=[.$R19]*[.AA$7]" office:value-type="percentage" office:value="0.8008" calcext:value-type="percentage">
            <text:p>80.1%</text:p>
          </table:table-cell>
          <table:table-cell table:style-name="ce38" table:formula="of:=[.$R19]*[.AB$7]" office:value-type="percentage" office:value="0.8099" calcext:value-type="percentage">
            <text:p>81.0%</text:p>
          </table:table-cell>
          <table:table-cell table:style-name="ce38" table:formula="of:=[.$R19]*[.AC$7]" office:value-type="percentage" office:value="0.819" calcext:value-type="percentage">
            <text:p>81.9%</text:p>
          </table:table-cell>
          <table:table-cell table:style-name="ce42" table:formula="of:=[.$R19]*[.AD$7]" office:value-type="percentage" office:value="0.8281" calcext:value-type="percentage">
            <text:p>82.8%</text:p>
          </table:table-cell>
          <table:table-cell table:style-name="ce38" table:formula="of:=[.$R19]*[.AE$7]" office:value-type="percentage" office:value="0.8372" calcext:value-type="percentage">
            <text:p>83.7%</text:p>
          </table:table-cell>
          <table:table-cell table:style-name="ce38" table:formula="of:=[.$R19]*[.AF$7]" office:value-type="percentage" office:value="0.8463" calcext:value-type="percentage">
            <text:p>84.6%</text:p>
          </table:table-cell>
          <table:table-cell table:style-name="ce38" table:formula="of:=[.$R19]*[.AG$7]" office:value-type="percentage" office:value="0.8554" calcext:value-type="percentage">
            <text:p>85.5%</text:p>
          </table:table-cell>
          <table:table-cell table:style-name="ce38" table:formula="of:=[.$R19]*[.AH$7]" office:value-type="percentage" office:value="0.8645" calcext:value-type="percentage">
            <text:p>86.5%</text:p>
          </table:table-cell>
          <table:table-cell table:style-name="ce38" table:formula="of:=[.$R19]*[.AI$7]" office:value-type="percentage" office:value="0.8736" calcext:value-type="percentage">
            <text:p>87.4%</text:p>
          </table:table-cell>
          <table:table-cell table:style-name="ce38" table:formula="of:=[.$R19]*[.AJ$7]" office:value-type="percentage" office:value="0.8827" calcext:value-type="percentage">
            <text:p>88.3%</text:p>
          </table:table-cell>
          <table:table-cell table:style-name="ce38" table:formula="of:=[.$R19]*[.AK$7]" office:value-type="percentage" office:value="0.8918" calcext:value-type="percentage">
            <text:p>89.2%</text:p>
          </table:table-cell>
          <table:table-cell table:style-name="ce38" table:formula="of:=[.$R19]*[.AL$7]" office:value-type="percentage" office:value="0.9009" calcext:value-type="percentage">
            <text:p>90.1%</text:p>
          </table:table-cell>
        </table:table-row>
        <table:table-row table:style-name="ro1">
          <table:table-cell table:number-columns-repeated="2"/>
          <table:table-cell table:style-name="ce31" office:value-type="percentage" office:value="0.92" calcext:value-type="percentage">
            <text:p>92%</text:p>
          </table:table-cell>
          <table:table-cell table:style-name="ce33" table:formula="of:=[.$G$4]/[.$C20]/[.D$7]" office:value-type="float" office:value="15.0815217391304" calcext:value-type="float">
            <text:p>15.1</text:p>
          </table:table-cell>
          <table:table-cell table:style-name="ce33" table:formula="of:=[.$G$4]/[.$C20]/[.E$7]" office:value-type="float" office:value="14.6245059288538" calcext:value-type="float">
            <text:p>14.6</text:p>
          </table:table-cell>
          <table:table-cell table:style-name="ce33" table:formula="of:=[.$G$4]/[.$C20]/[.F$7]" office:value-type="float" office:value="14.1943734015345" calcext:value-type="float">
            <text:p>14.2</text:p>
          </table:table-cell>
          <table:table-cell table:style-name="ce33" table:formula="of:=[.$G$4]/[.$C20]/[.G$7]" office:value-type="float" office:value="13.7888198757764" calcext:value-type="float">
            <text:p>13.8</text:p>
          </table:table-cell>
          <table:table-cell table:style-name="ce33" table:formula="of:=[.$G$4]/[.$C20]/[.H$7]" office:value-type="float" office:value="13.4057971014493" calcext:value-type="float">
            <text:p>13.4</text:p>
          </table:table-cell>
          <table:table-cell table:style-name="ce33" table:formula="of:=[.$G$4]/[.$C20]/[.I$7]" office:value-type="float" office:value="13.0434782608696" calcext:value-type="float">
            <text:p>13.0</text:p>
          </table:table-cell>
          <table:table-cell table:style-name="ce33" table:formula="of:=[.$G$4]/[.$C20]/[.J$7]" office:value-type="float" office:value="12.7002288329519" calcext:value-type="float">
            <text:p>12.7</text:p>
          </table:table-cell>
          <table:table-cell table:style-name="ce33" table:formula="of:=[.$G$4]/[.$C20]/[.K$7]" office:value-type="float" office:value="12.3745819397993" calcext:value-type="float">
            <text:p>12.4</text:p>
          </table:table-cell>
          <table:table-cell table:style-name="ce33" table:formula="of:=[.$G$4]/[.$C20]/[.L$7]" office:value-type="float" office:value="12.0652173913044" calcext:value-type="float">
            <text:p>12.1</text:p>
          </table:table-cell>
          <table:table-cell table:style-name="ce33" table:formula="of:=[.$G$4]/[.$C20]/[.M$7]" office:value-type="float" office:value="11.7709437963945" calcext:value-type="float">
            <text:p>11.8</text:p>
          </table:table-cell>
          <table:table-cell table:style-name="ce33" table:formula="of:=[.$G$4]/[.$C20]/[.N$7]" office:value-type="float" office:value="11.4906832298137" calcext:value-type="float">
            <text:p>11.5</text:p>
          </table:table-cell>
          <table:table-cell table:number-columns-repeated="3"/>
          <table:table-cell table:style-name="ce36" office:value-type="percentage" office:value="0.92" calcext:value-type="percentage">
            <text:p>92%</text:p>
          </table:table-cell>
          <table:table-cell table:style-name="ce39" table:formula="of:=[.$R20]*[.S$7]" office:value-type="percentage" office:value="0.736" calcext:value-type="percentage">
            <text:p>73.6%</text:p>
          </table:table-cell>
          <table:table-cell table:style-name="ce39" table:formula="of:=[.$R20]*[.T$7]" office:value-type="percentage" office:value="0.7452" calcext:value-type="percentage">
            <text:p>74.5%</text:p>
          </table:table-cell>
          <table:table-cell table:style-name="ce39" table:formula="of:=[.$R20]*[.U$7]" office:value-type="percentage" office:value="0.7544" calcext:value-type="percentage">
            <text:p>75.4%</text:p>
          </table:table-cell>
          <table:table-cell table:style-name="ce39" table:formula="of:=[.$R20]*[.V$7]" office:value-type="percentage" office:value="0.7636" calcext:value-type="percentage">
            <text:p>76.4%</text:p>
          </table:table-cell>
          <table:table-cell table:style-name="ce39" table:formula="of:=[.$R20]*[.W$7]" office:value-type="percentage" office:value="0.7728" calcext:value-type="percentage">
            <text:p>77.3%</text:p>
          </table:table-cell>
          <table:table-cell table:style-name="ce39" table:formula="of:=[.$R20]*[.X$7]" office:value-type="percentage" office:value="0.782" calcext:value-type="percentage">
            <text:p>78.2%</text:p>
          </table:table-cell>
          <table:table-cell table:style-name="ce39" table:formula="of:=[.$R20]*[.Y$7]" office:value-type="percentage" office:value="0.7912" calcext:value-type="percentage">
            <text:p>79.1%</text:p>
          </table:table-cell>
          <table:table-cell table:style-name="ce39" table:formula="of:=[.$R20]*[.Z$7]" office:value-type="percentage" office:value="0.8004" calcext:value-type="percentage">
            <text:p>80.0%</text:p>
          </table:table-cell>
          <table:table-cell table:style-name="ce39" table:formula="of:=[.$R20]*[.AA$7]" office:value-type="percentage" office:value="0.8096" calcext:value-type="percentage">
            <text:p>81.0%</text:p>
          </table:table-cell>
          <table:table-cell table:style-name="ce39" table:formula="of:=[.$R20]*[.AB$7]" office:value-type="percentage" office:value="0.8188" calcext:value-type="percentage">
            <text:p>81.9%</text:p>
          </table:table-cell>
          <table:table-cell table:style-name="ce39" table:formula="of:=[.$R20]*[.AC$7]" office:value-type="percentage" office:value="0.828" calcext:value-type="percentage">
            <text:p>82.8%</text:p>
          </table:table-cell>
          <table:table-cell table:style-name="ce39" table:formula="of:=[.$R20]*[.AD$7]" office:value-type="percentage" office:value="0.8372" calcext:value-type="percentage">
            <text:p>83.7%</text:p>
          </table:table-cell>
          <table:table-cell table:style-name="ce39" table:formula="of:=[.$R20]*[.AE$7]" office:value-type="percentage" office:value="0.8464" calcext:value-type="percentage">
            <text:p>84.6%</text:p>
          </table:table-cell>
          <table:table-cell table:style-name="ce39" table:formula="of:=[.$R20]*[.AF$7]" office:value-type="percentage" office:value="0.8556" calcext:value-type="percentage">
            <text:p>85.6%</text:p>
          </table:table-cell>
          <table:table-cell table:style-name="ce39" table:formula="of:=[.$R20]*[.AG$7]" office:value-type="percentage" office:value="0.8648" calcext:value-type="percentage">
            <text:p>86.5%</text:p>
          </table:table-cell>
          <table:table-cell table:style-name="ce39" table:formula="of:=[.$R20]*[.AH$7]" office:value-type="percentage" office:value="0.874" calcext:value-type="percentage">
            <text:p>87.4%</text:p>
          </table:table-cell>
          <table:table-cell table:style-name="ce39" table:formula="of:=[.$R20]*[.AI$7]" office:value-type="percentage" office:value="0.8832" calcext:value-type="percentage">
            <text:p>88.3%</text:p>
          </table:table-cell>
          <table:table-cell table:style-name="ce39" table:formula="of:=[.$R20]*[.AJ$7]" office:value-type="percentage" office:value="0.8924" calcext:value-type="percentage">
            <text:p>89.2%</text:p>
          </table:table-cell>
          <table:table-cell table:style-name="ce39" table:formula="of:=[.$R20]*[.AK$7]" office:value-type="percentage" office:value="0.9016" calcext:value-type="percentage">
            <text:p>90.2%</text:p>
          </table:table-cell>
          <table:table-cell table:style-name="ce39" table:formula="of:=[.$R20]*[.AL$7]" office:value-type="percentage" office:value="0.9108" calcext:value-type="percentage">
            <text:p>91.1%</text:p>
          </table:table-cell>
        </table:table-row>
        <table:table-row table:style-name="ro1">
          <table:table-cell table:number-columns-repeated="2"/>
          <table:table-cell office:value-type="percentage" office:value="0.93" calcext:value-type="percentage">
            <text:p>93%</text:p>
          </table:table-cell>
          <table:table-cell table:style-name="ce26" table:formula="of:=[.$G$4]/[.$C21]/[.D$7]" office:value-type="float" office:value="14.9193548387097" calcext:value-type="float">
            <text:p>14.9</text:p>
          </table:table-cell>
          <table:table-cell table:style-name="ce26" table:formula="of:=[.$G$4]/[.$C21]/[.E$7]" office:value-type="float" office:value="14.4672531769306" calcext:value-type="float">
            <text:p>14.5</text:p>
          </table:table-cell>
          <table:table-cell table:style-name="ce26" table:formula="of:=[.$G$4]/[.$C21]/[.F$7]" office:value-type="float" office:value="14.0417457305503" calcext:value-type="float">
            <text:p>14.0</text:p>
          </table:table-cell>
          <table:table-cell table:style-name="ce26" table:formula="of:=[.$G$4]/[.$C21]/[.G$7]" office:value-type="float" office:value="13.6405529953917" calcext:value-type="float">
            <text:p>13.6</text:p>
          </table:table-cell>
          <table:table-cell table:style-name="ce26" table:formula="of:=[.$G$4]/[.$C21]/[.H$7]" office:value-type="float" office:value="13.2616487455197" calcext:value-type="float">
            <text:p>13.3</text:p>
          </table:table-cell>
          <table:table-cell table:style-name="ce26" table:formula="of:=[.$G$4]/[.$C21]/[.I$7]" office:value-type="float" office:value="12.9032258064516" calcext:value-type="float">
            <text:p>12.9</text:p>
          </table:table-cell>
          <table:table-cell table:style-name="ce26" table:formula="of:=[.$G$4]/[.$C21]/[.J$7]" office:value-type="float" office:value="12.5636672325976" calcext:value-type="float">
            <text:p>12.6</text:p>
          </table:table-cell>
          <table:table-cell table:style-name="ce26" table:formula="of:=[.$G$4]/[.$C21]/[.K$7]" office:value-type="float" office:value="12.2415219189413" calcext:value-type="float">
            <text:p>12.2</text:p>
          </table:table-cell>
          <table:table-cell table:style-name="ce26" table:formula="of:=[.$G$4]/[.$C21]/[.L$7]" office:value-type="float" office:value="11.9354838709677" calcext:value-type="float">
            <text:p>11.9</text:p>
          </table:table-cell>
          <table:table-cell table:style-name="ce26" table:formula="of:=[.$G$4]/[.$C21]/[.M$7]" office:value-type="float" office:value="11.6443745082612" calcext:value-type="float">
            <text:p>11.6</text:p>
          </table:table-cell>
          <table:table-cell table:style-name="ce26" table:formula="of:=[.$G$4]/[.$C21]/[.N$7]" office:value-type="float" office:value="11.3671274961598" calcext:value-type="float">
            <text:p>11.4</text:p>
          </table:table-cell>
          <table:table-cell table:number-columns-repeated="3"/>
          <table:table-cell office:value-type="percentage" office:value="0.93" calcext:value-type="percentage">
            <text:p>93%</text:p>
          </table:table-cell>
          <table:table-cell table:style-name="ce38" table:formula="of:=[.$R21]*[.S$7]" office:value-type="percentage" office:value="0.744" calcext:value-type="percentage">
            <text:p>74.4%</text:p>
          </table:table-cell>
          <table:table-cell table:style-name="ce38" table:formula="of:=[.$R21]*[.T$7]" office:value-type="percentage" office:value="0.7533" calcext:value-type="percentage">
            <text:p>75.3%</text:p>
          </table:table-cell>
          <table:table-cell table:style-name="ce38" table:formula="of:=[.$R21]*[.U$7]" office:value-type="percentage" office:value="0.7626" calcext:value-type="percentage">
            <text:p>76.3%</text:p>
          </table:table-cell>
          <table:table-cell table:style-name="ce38" table:formula="of:=[.$R21]*[.V$7]" office:value-type="percentage" office:value="0.7719" calcext:value-type="percentage">
            <text:p>77.2%</text:p>
          </table:table-cell>
          <table:table-cell table:style-name="ce38" table:formula="of:=[.$R21]*[.W$7]" office:value-type="percentage" office:value="0.7812" calcext:value-type="percentage">
            <text:p>78.1%</text:p>
          </table:table-cell>
          <table:table-cell table:style-name="ce38" table:formula="of:=[.$R21]*[.X$7]" office:value-type="percentage" office:value="0.7905" calcext:value-type="percentage">
            <text:p>79.1%</text:p>
          </table:table-cell>
          <table:table-cell table:style-name="ce38" table:formula="of:=[.$R21]*[.Y$7]" office:value-type="percentage" office:value="0.7998" calcext:value-type="percentage">
            <text:p>80.0%</text:p>
          </table:table-cell>
          <table:table-cell table:style-name="ce38" table:formula="of:=[.$R21]*[.Z$7]" office:value-type="percentage" office:value="0.8091" calcext:value-type="percentage">
            <text:p>80.9%</text:p>
          </table:table-cell>
          <table:table-cell table:style-name="ce38" table:formula="of:=[.$R21]*[.AA$7]" office:value-type="percentage" office:value="0.8184" calcext:value-type="percentage">
            <text:p>81.8%</text:p>
          </table:table-cell>
          <table:table-cell table:style-name="ce38" table:formula="of:=[.$R21]*[.AB$7]" office:value-type="percentage" office:value="0.8277" calcext:value-type="percentage">
            <text:p>82.8%</text:p>
          </table:table-cell>
          <table:table-cell table:style-name="ce38" table:formula="of:=[.$R21]*[.AC$7]" office:value-type="percentage" office:value="0.837" calcext:value-type="percentage">
            <text:p>83.7%</text:p>
          </table:table-cell>
          <table:table-cell table:style-name="ce42" table:formula="of:=[.$R21]*[.AD$7]" office:value-type="percentage" office:value="0.8463" calcext:value-type="percentage">
            <text:p>84.6%</text:p>
          </table:table-cell>
          <table:table-cell table:style-name="ce38" table:formula="of:=[.$R21]*[.AE$7]" office:value-type="percentage" office:value="0.8556" calcext:value-type="percentage">
            <text:p>85.6%</text:p>
          </table:table-cell>
          <table:table-cell table:style-name="ce38" table:formula="of:=[.$R21]*[.AF$7]" office:value-type="percentage" office:value="0.8649" calcext:value-type="percentage">
            <text:p>86.5%</text:p>
          </table:table-cell>
          <table:table-cell table:style-name="ce38" table:formula="of:=[.$R21]*[.AG$7]" office:value-type="percentage" office:value="0.8742" calcext:value-type="percentage">
            <text:p>87.4%</text:p>
          </table:table-cell>
          <table:table-cell table:style-name="ce38" table:formula="of:=[.$R21]*[.AH$7]" office:value-type="percentage" office:value="0.8835" calcext:value-type="percentage">
            <text:p>88.4%</text:p>
          </table:table-cell>
          <table:table-cell table:style-name="ce38" table:formula="of:=[.$R21]*[.AI$7]" office:value-type="percentage" office:value="0.8928" calcext:value-type="percentage">
            <text:p>89.3%</text:p>
          </table:table-cell>
          <table:table-cell table:style-name="ce38" table:formula="of:=[.$R21]*[.AJ$7]" office:value-type="percentage" office:value="0.9021" calcext:value-type="percentage">
            <text:p>90.2%</text:p>
          </table:table-cell>
          <table:table-cell table:style-name="ce38" table:formula="of:=[.$R21]*[.AK$7]" office:value-type="percentage" office:value="0.9114" calcext:value-type="percentage">
            <text:p>91.1%</text:p>
          </table:table-cell>
          <table:table-cell table:style-name="ce38" table:formula="of:=[.$R21]*[.AL$7]" office:value-type="percentage" office:value="0.9207" calcext:value-type="percentage">
            <text:p>92.1%</text:p>
          </table:table-cell>
        </table:table-row>
        <table:table-row table:style-name="ro1">
          <table:table-cell table:number-columns-repeated="2"/>
          <table:table-cell table:style-name="ce31" office:value-type="percentage" office:value="0.94" calcext:value-type="percentage">
            <text:p>94%</text:p>
          </table:table-cell>
          <table:table-cell table:style-name="ce33" table:formula="of:=[.$G$4]/[.$C22]/[.D$7]" office:value-type="float" office:value="14.7606382978723" calcext:value-type="float">
            <text:p>14.8</text:p>
          </table:table-cell>
          <table:table-cell table:style-name="ce33" table:formula="of:=[.$G$4]/[.$C22]/[.E$7]" office:value-type="float" office:value="14.3133462282399" calcext:value-type="float">
            <text:p>14.3</text:p>
          </table:table-cell>
          <table:table-cell table:style-name="ce33" table:formula="of:=[.$G$4]/[.$C22]/[.F$7]" office:value-type="float" office:value="13.892365456821" calcext:value-type="float">
            <text:p>13.9</text:p>
          </table:table-cell>
          <table:table-cell table:style-name="ce33" table:formula="of:=[.$G$4]/[.$C22]/[.G$7]" office:value-type="float" office:value="13.4954407294833" calcext:value-type="float">
            <text:p>13.5</text:p>
          </table:table-cell>
          <table:table-cell table:style-name="ce33" table:formula="of:=[.$G$4]/[.$C22]/[.H$7]" office:value-type="float" office:value="13.1205673758865" calcext:value-type="float">
            <text:p>13.1</text:p>
          </table:table-cell>
          <table:table-cell table:style-name="ce33" table:formula="of:=[.$G$4]/[.$C22]/[.I$7]" office:value-type="float" office:value="12.7659574468085" calcext:value-type="float">
            <text:p>12.8</text:p>
          </table:table-cell>
          <table:table-cell table:style-name="ce33" table:formula="of:=[.$G$4]/[.$C22]/[.J$7]" office:value-type="float" office:value="12.4300111982083" calcext:value-type="float">
            <text:p>12.4</text:p>
          </table:table-cell>
          <table:table-cell table:style-name="ce33" table:formula="of:=[.$G$4]/[.$C22]/[.K$7]" office:value-type="float" office:value="12.1112929623568" calcext:value-type="float">
            <text:p>12.1</text:p>
          </table:table-cell>
          <table:table-cell table:style-name="ce33" table:formula="of:=[.$G$4]/[.$C22]/[.L$7]" office:value-type="float" office:value="11.8085106382979" calcext:value-type="float">
            <text:p>11.8</text:p>
          </table:table-cell>
          <table:table-cell table:style-name="ce33" table:formula="of:=[.$G$4]/[.$C22]/[.M$7]" office:value-type="float" office:value="11.5204981837052" calcext:value-type="float">
            <text:p>11.5</text:p>
          </table:table-cell>
          <table:table-cell table:style-name="ce33" table:formula="of:=[.$G$4]/[.$C22]/[.N$7]" office:value-type="float" office:value="11.2462006079027" calcext:value-type="float">
            <text:p>11.2</text:p>
          </table:table-cell>
          <table:table-cell table:number-columns-repeated="3"/>
          <table:table-cell office:value-type="percentage" office:value="0.94" calcext:value-type="percentage">
            <text:p>94%</text:p>
          </table:table-cell>
          <table:table-cell table:style-name="ce38" table:formula="of:=[.$R22]*[.S$7]" office:value-type="percentage" office:value="0.752" calcext:value-type="percentage">
            <text:p>75.2%</text:p>
          </table:table-cell>
          <table:table-cell table:style-name="ce38" table:formula="of:=[.$R22]*[.T$7]" office:value-type="percentage" office:value="0.7614" calcext:value-type="percentage">
            <text:p>76.1%</text:p>
          </table:table-cell>
          <table:table-cell table:style-name="ce38" table:formula="of:=[.$R22]*[.U$7]" office:value-type="percentage" office:value="0.7708" calcext:value-type="percentage">
            <text:p>77.1%</text:p>
          </table:table-cell>
          <table:table-cell table:style-name="ce38" table:formula="of:=[.$R22]*[.V$7]" office:value-type="percentage" office:value="0.7802" calcext:value-type="percentage">
            <text:p>78.0%</text:p>
          </table:table-cell>
          <table:table-cell table:style-name="ce38" table:formula="of:=[.$R22]*[.W$7]" office:value-type="percentage" office:value="0.7896" calcext:value-type="percentage">
            <text:p>79.0%</text:p>
          </table:table-cell>
          <table:table-cell table:style-name="ce38" table:formula="of:=[.$R22]*[.X$7]" office:value-type="percentage" office:value="0.799" calcext:value-type="percentage">
            <text:p>79.9%</text:p>
          </table:table-cell>
          <table:table-cell table:style-name="ce38" table:formula="of:=[.$R22]*[.Y$7]" office:value-type="percentage" office:value="0.8084" calcext:value-type="percentage">
            <text:p>80.8%</text:p>
          </table:table-cell>
          <table:table-cell table:style-name="ce38" table:formula="of:=[.$R22]*[.Z$7]" office:value-type="percentage" office:value="0.8178" calcext:value-type="percentage">
            <text:p>81.8%</text:p>
          </table:table-cell>
          <table:table-cell table:style-name="ce38" table:formula="of:=[.$R22]*[.AA$7]" office:value-type="percentage" office:value="0.8272" calcext:value-type="percentage">
            <text:p>82.7%</text:p>
          </table:table-cell>
          <table:table-cell table:style-name="ce38" table:formula="of:=[.$R22]*[.AB$7]" office:value-type="percentage" office:value="0.8366" calcext:value-type="percentage">
            <text:p>83.7%</text:p>
          </table:table-cell>
          <table:table-cell table:style-name="ce38" table:formula="of:=[.$R22]*[.AC$7]" office:value-type="percentage" office:value="0.846" calcext:value-type="percentage">
            <text:p>84.6%</text:p>
          </table:table-cell>
          <table:table-cell table:style-name="ce42" table:formula="of:=[.$R22]*[.AD$7]" office:value-type="percentage" office:value="0.8554" calcext:value-type="percentage">
            <text:p>85.5%</text:p>
          </table:table-cell>
          <table:table-cell table:style-name="ce38" table:formula="of:=[.$R22]*[.AE$7]" office:value-type="percentage" office:value="0.8648" calcext:value-type="percentage">
            <text:p>86.5%</text:p>
          </table:table-cell>
          <table:table-cell table:style-name="ce38" table:formula="of:=[.$R22]*[.AF$7]" office:value-type="percentage" office:value="0.8742" calcext:value-type="percentage">
            <text:p>87.4%</text:p>
          </table:table-cell>
          <table:table-cell table:style-name="ce38" table:formula="of:=[.$R22]*[.AG$7]" office:value-type="percentage" office:value="0.8836" calcext:value-type="percentage">
            <text:p>88.4%</text:p>
          </table:table-cell>
          <table:table-cell table:style-name="ce38" table:formula="of:=[.$R22]*[.AH$7]" office:value-type="percentage" office:value="0.893" calcext:value-type="percentage">
            <text:p>89.3%</text:p>
          </table:table-cell>
          <table:table-cell table:style-name="ce38" table:formula="of:=[.$R22]*[.AI$7]" office:value-type="percentage" office:value="0.9024" calcext:value-type="percentage">
            <text:p>90.2%</text:p>
          </table:table-cell>
          <table:table-cell table:style-name="ce38" table:formula="of:=[.$R22]*[.AJ$7]" office:value-type="percentage" office:value="0.9118" calcext:value-type="percentage">
            <text:p>91.2%</text:p>
          </table:table-cell>
          <table:table-cell table:style-name="ce38" table:formula="of:=[.$R22]*[.AK$7]" office:value-type="percentage" office:value="0.9212" calcext:value-type="percentage">
            <text:p>92.1%</text:p>
          </table:table-cell>
          <table:table-cell table:style-name="ce38" table:formula="of:=[.$R22]*[.AL$7]" office:value-type="percentage" office:value="0.9306" calcext:value-type="percentage">
            <text:p>93.1%</text:p>
          </table:table-cell>
        </table:table-row>
        <table:table-row table:style-name="ro1">
          <table:table-cell table:number-columns-repeated="2"/>
          <table:table-cell office:value-type="percentage" office:value="0.95" calcext:value-type="percentage">
            <text:p>95%</text:p>
          </table:table-cell>
          <table:table-cell table:style-name="ce26" table:formula="of:=[.$G$4]/[.$C23]/[.D$7]" office:value-type="float" office:value="14.6052631578947" calcext:value-type="float">
            <text:p>14.6</text:p>
          </table:table-cell>
          <table:table-cell table:style-name="ce26" table:formula="of:=[.$G$4]/[.$C23]/[.E$7]" office:value-type="float" office:value="14.1626794258373" calcext:value-type="float">
            <text:p>14.2</text:p>
          </table:table-cell>
          <table:table-cell table:style-name="ce26" table:formula="of:=[.$G$4]/[.$C23]/[.F$7]" office:value-type="float" office:value="13.7461300309598" calcext:value-type="float">
            <text:p>13.7</text:p>
          </table:table-cell>
          <table:table-cell table:style-name="ce26" table:formula="of:=[.$G$4]/[.$C23]/[.G$7]" office:value-type="float" office:value="13.3533834586466" calcext:value-type="float">
            <text:p>13.4</text:p>
          </table:table-cell>
          <table:table-cell table:style-name="ce26" table:formula="of:=[.$G$4]/[.$C23]/[.H$7]" office:value-type="float" office:value="12.9824561403509" calcext:value-type="float">
            <text:p>13.0</text:p>
          </table:table-cell>
          <table:table-cell table:style-name="ce26" table:formula="of:=[.$G$4]/[.$C23]/[.I$7]" office:value-type="float" office:value="12.6315789473684" calcext:value-type="float">
            <text:p>12.6</text:p>
          </table:table-cell>
          <table:table-cell table:style-name="ce26" table:formula="of:=[.$G$4]/[.$C23]/[.J$7]" office:value-type="float" office:value="12.2991689750693" calcext:value-type="float">
            <text:p>12.3</text:p>
          </table:table-cell>
          <table:table-cell table:style-name="ce26" table:formula="of:=[.$G$4]/[.$C23]/[.K$7]" office:value-type="float" office:value="11.9838056680162" calcext:value-type="float">
            <text:p>12.0</text:p>
          </table:table-cell>
          <table:table-cell table:style-name="ce26" table:formula="of:=[.$G$4]/[.$C23]/[.L$7]" office:value-type="float" office:value="11.6842105263158" calcext:value-type="float">
            <text:p>11.7</text:p>
          </table:table-cell>
          <table:table-cell table:style-name="ce26" table:formula="of:=[.$G$4]/[.$C23]/[.M$7]" office:value-type="float" office:value="11.3992297817715" calcext:value-type="float">
            <text:p>11.4</text:p>
          </table:table-cell>
          <table:table-cell table:style-name="ce26" table:formula="of:=[.$G$4]/[.$C23]/[.N$7]" office:value-type="float" office:value="11.1278195488722" calcext:value-type="float">
            <text:p>11.1</text:p>
          </table:table-cell>
          <table:table-cell table:number-columns-repeated="3"/>
          <table:table-cell office:value-type="percentage" office:value="0.95" calcext:value-type="percentage">
            <text:p>95%</text:p>
          </table:table-cell>
          <table:table-cell table:style-name="ce38" table:formula="of:=[.$R23]*[.S$7]" office:value-type="percentage" office:value="0.76" calcext:value-type="percentage">
            <text:p>76.0%</text:p>
          </table:table-cell>
          <table:table-cell table:style-name="ce38" table:formula="of:=[.$R23]*[.T$7]" office:value-type="percentage" office:value="0.7695" calcext:value-type="percentage">
            <text:p>77.0%</text:p>
          </table:table-cell>
          <table:table-cell table:style-name="ce38" table:formula="of:=[.$R23]*[.U$7]" office:value-type="percentage" office:value="0.779" calcext:value-type="percentage">
            <text:p>77.9%</text:p>
          </table:table-cell>
          <table:table-cell table:style-name="ce38" table:formula="of:=[.$R23]*[.V$7]" office:value-type="percentage" office:value="0.7885" calcext:value-type="percentage">
            <text:p>78.9%</text:p>
          </table:table-cell>
          <table:table-cell table:style-name="ce38" table:formula="of:=[.$R23]*[.W$7]" office:value-type="percentage" office:value="0.798" calcext:value-type="percentage">
            <text:p>79.8%</text:p>
          </table:table-cell>
          <table:table-cell table:style-name="ce38" table:formula="of:=[.$R23]*[.X$7]" office:value-type="percentage" office:value="0.8075" calcext:value-type="percentage">
            <text:p>80.8%</text:p>
          </table:table-cell>
          <table:table-cell table:style-name="ce38" table:formula="of:=[.$R23]*[.Y$7]" office:value-type="percentage" office:value="0.817" calcext:value-type="percentage">
            <text:p>81.7%</text:p>
          </table:table-cell>
          <table:table-cell table:style-name="ce38" table:formula="of:=[.$R23]*[.Z$7]" office:value-type="percentage" office:value="0.8265" calcext:value-type="percentage">
            <text:p>82.7%</text:p>
          </table:table-cell>
          <table:table-cell table:style-name="ce38" table:formula="of:=[.$R23]*[.AA$7]" office:value-type="percentage" office:value="0.836" calcext:value-type="percentage">
            <text:p>83.6%</text:p>
          </table:table-cell>
          <table:table-cell table:style-name="ce38" table:formula="of:=[.$R23]*[.AB$7]" office:value-type="percentage" office:value="0.8455" calcext:value-type="percentage">
            <text:p>84.6%</text:p>
          </table:table-cell>
          <table:table-cell table:style-name="ce38" table:formula="of:=[.$R23]*[.AC$7]" office:value-type="percentage" office:value="0.855" calcext:value-type="percentage">
            <text:p>85.5%</text:p>
          </table:table-cell>
          <table:table-cell table:style-name="ce42" table:formula="of:=[.$R23]*[.AD$7]" office:value-type="percentage" office:value="0.8645" calcext:value-type="percentage">
            <text:p>86.5%</text:p>
          </table:table-cell>
          <table:table-cell table:style-name="ce38" table:formula="of:=[.$R23]*[.AE$7]" office:value-type="percentage" office:value="0.874" calcext:value-type="percentage">
            <text:p>87.4%</text:p>
          </table:table-cell>
          <table:table-cell table:style-name="ce38" table:formula="of:=[.$R23]*[.AF$7]" office:value-type="percentage" office:value="0.8835" calcext:value-type="percentage">
            <text:p>88.4%</text:p>
          </table:table-cell>
          <table:table-cell table:style-name="ce38" table:formula="of:=[.$R23]*[.AG$7]" office:value-type="percentage" office:value="0.893" calcext:value-type="percentage">
            <text:p>89.3%</text:p>
          </table:table-cell>
          <table:table-cell table:style-name="ce38" table:formula="of:=[.$R23]*[.AH$7]" office:value-type="percentage" office:value="0.9025" calcext:value-type="percentage">
            <text:p>90.3%</text:p>
          </table:table-cell>
          <table:table-cell table:style-name="ce38" table:formula="of:=[.$R23]*[.AI$7]" office:value-type="percentage" office:value="0.912" calcext:value-type="percentage">
            <text:p>91.2%</text:p>
          </table:table-cell>
          <table:table-cell table:style-name="ce38" table:formula="of:=[.$R23]*[.AJ$7]" office:value-type="percentage" office:value="0.9215" calcext:value-type="percentage">
            <text:p>92.2%</text:p>
          </table:table-cell>
          <table:table-cell table:style-name="ce38" table:formula="of:=[.$R23]*[.AK$7]" office:value-type="percentage" office:value="0.931" calcext:value-type="percentage">
            <text:p>93.1%</text:p>
          </table:table-cell>
          <table:table-cell table:style-name="ce38" table:formula="of:=[.$R23]*[.AL$7]" office:value-type="percentage" office:value="0.9405" calcext:value-type="percentage">
            <text:p>94.1%</text:p>
          </table:table-cell>
        </table:table-row>
        <table:table-row table:style-name="ro1">
          <table:table-cell table:number-columns-repeated="2"/>
          <table:table-cell office:value-type="percentage" office:value="0.96" calcext:value-type="percentage">
            <text:p>96%</text:p>
          </table:table-cell>
          <table:table-cell table:style-name="ce26" table:formula="of:=[.$G$4]/[.$C24]/[.D$7]" office:value-type="float" office:value="14.453125" calcext:value-type="float">
            <text:p>14.5</text:p>
          </table:table-cell>
          <table:table-cell table:style-name="ce26" table:formula="of:=[.$G$4]/[.$C24]/[.E$7]" office:value-type="float" office:value="14.0151515151515" calcext:value-type="float">
            <text:p>14.0</text:p>
          </table:table-cell>
          <table:table-cell table:style-name="ce26" table:formula="of:=[.$G$4]/[.$C24]/[.F$7]" office:value-type="float" office:value="13.6029411764706" calcext:value-type="float">
            <text:p>13.6</text:p>
          </table:table-cell>
          <table:table-cell table:style-name="ce26" table:formula="of:=[.$G$4]/[.$C24]/[.G$7]" office:value-type="float" office:value="13.2142857142857" calcext:value-type="float">
            <text:p>13.2</text:p>
          </table:table-cell>
          <table:table-cell table:style-name="ce26" table:formula="of:=[.$G$4]/[.$C24]/[.H$7]" office:value-type="float" office:value="12.8472222222222" calcext:value-type="float">
            <text:p>12.8</text:p>
          </table:table-cell>
          <table:table-cell table:style-name="ce26" table:formula="of:=[.$G$4]/[.$C24]/[.I$7]" office:value-type="float" office:value="12.5" calcext:value-type="float">
            <text:p>12.5</text:p>
          </table:table-cell>
          <table:table-cell table:style-name="ce26" table:formula="of:=[.$G$4]/[.$C24]/[.J$7]" office:value-type="float" office:value="12.171052631579" calcext:value-type="float">
            <text:p>12.2</text:p>
          </table:table-cell>
          <table:table-cell table:style-name="ce26" table:formula="of:=[.$G$4]/[.$C24]/[.K$7]" office:value-type="float" office:value="11.8589743589744" calcext:value-type="float">
            <text:p>11.9</text:p>
          </table:table-cell>
          <table:table-cell table:style-name="ce26" table:formula="of:=[.$G$4]/[.$C24]/[.L$7]" office:value-type="float" office:value="11.5625" calcext:value-type="float">
            <text:p>11.6</text:p>
          </table:table-cell>
          <table:table-cell table:style-name="ce26" table:formula="of:=[.$G$4]/[.$C24]/[.M$7]" office:value-type="float" office:value="11.2804878048781" calcext:value-type="float">
            <text:p>11.3</text:p>
          </table:table-cell>
          <table:table-cell table:style-name="ce26" table:formula="of:=[.$G$4]/[.$C24]/[.N$7]" office:value-type="float" office:value="11.0119047619048" calcext:value-type="float">
            <text:p>11.0</text:p>
          </table:table-cell>
          <table:table-cell table:number-columns-repeated="3"/>
          <table:table-cell office:value-type="percentage" office:value="0.96" calcext:value-type="percentage">
            <text:p>96%</text:p>
          </table:table-cell>
          <table:table-cell table:style-name="ce38" table:formula="of:=[.$R24]*[.S$7]" office:value-type="percentage" office:value="0.768" calcext:value-type="percentage">
            <text:p>76.8%</text:p>
          </table:table-cell>
          <table:table-cell table:style-name="ce38" table:formula="of:=[.$R24]*[.T$7]" office:value-type="percentage" office:value="0.7776" calcext:value-type="percentage">
            <text:p>77.8%</text:p>
          </table:table-cell>
          <table:table-cell table:style-name="ce38" table:formula="of:=[.$R24]*[.U$7]" office:value-type="percentage" office:value="0.7872" calcext:value-type="percentage">
            <text:p>78.7%</text:p>
          </table:table-cell>
          <table:table-cell table:style-name="ce38" table:formula="of:=[.$R24]*[.V$7]" office:value-type="percentage" office:value="0.7968" calcext:value-type="percentage">
            <text:p>79.7%</text:p>
          </table:table-cell>
          <table:table-cell table:style-name="ce38" table:formula="of:=[.$R24]*[.W$7]" office:value-type="percentage" office:value="0.8064" calcext:value-type="percentage">
            <text:p>80.6%</text:p>
          </table:table-cell>
          <table:table-cell table:style-name="ce38" table:formula="of:=[.$R24]*[.X$7]" office:value-type="percentage" office:value="0.816" calcext:value-type="percentage">
            <text:p>81.6%</text:p>
          </table:table-cell>
          <table:table-cell table:style-name="ce38" table:formula="of:=[.$R24]*[.Y$7]" office:value-type="percentage" office:value="0.8256" calcext:value-type="percentage">
            <text:p>82.6%</text:p>
          </table:table-cell>
          <table:table-cell table:style-name="ce38" table:formula="of:=[.$R24]*[.Z$7]" office:value-type="percentage" office:value="0.8352" calcext:value-type="percentage">
            <text:p>83.5%</text:p>
          </table:table-cell>
          <table:table-cell table:style-name="ce38" table:formula="of:=[.$R24]*[.AA$7]" office:value-type="percentage" office:value="0.8448" calcext:value-type="percentage">
            <text:p>84.5%</text:p>
          </table:table-cell>
          <table:table-cell table:style-name="ce38" table:formula="of:=[.$R24]*[.AB$7]" office:value-type="percentage" office:value="0.8544" calcext:value-type="percentage">
            <text:p>85.4%</text:p>
          </table:table-cell>
          <table:table-cell table:style-name="ce38" table:formula="of:=[.$R24]*[.AC$7]" office:value-type="percentage" office:value="0.864" calcext:value-type="percentage">
            <text:p>86.4%</text:p>
          </table:table-cell>
          <table:table-cell table:style-name="ce42" table:formula="of:=[.$R24]*[.AD$7]" office:value-type="percentage" office:value="0.8736" calcext:value-type="percentage">
            <text:p>87.4%</text:p>
          </table:table-cell>
          <table:table-cell table:style-name="ce38" table:formula="of:=[.$R24]*[.AE$7]" office:value-type="percentage" office:value="0.8832" calcext:value-type="percentage">
            <text:p>88.3%</text:p>
          </table:table-cell>
          <table:table-cell table:style-name="ce38" table:formula="of:=[.$R24]*[.AF$7]" office:value-type="percentage" office:value="0.8928" calcext:value-type="percentage">
            <text:p>89.3%</text:p>
          </table:table-cell>
          <table:table-cell table:style-name="ce38" table:formula="of:=[.$R24]*[.AG$7]" office:value-type="percentage" office:value="0.9024" calcext:value-type="percentage">
            <text:p>90.2%</text:p>
          </table:table-cell>
          <table:table-cell table:style-name="ce38" table:formula="of:=[.$R24]*[.AH$7]" office:value-type="percentage" office:value="0.912" calcext:value-type="percentage">
            <text:p>91.2%</text:p>
          </table:table-cell>
          <table:table-cell table:style-name="ce38" table:formula="of:=[.$R24]*[.AI$7]" office:value-type="percentage" office:value="0.9216" calcext:value-type="percentage">
            <text:p>92.2%</text:p>
          </table:table-cell>
          <table:table-cell table:style-name="ce38" table:formula="of:=[.$R24]*[.AJ$7]" office:value-type="percentage" office:value="0.9312" calcext:value-type="percentage">
            <text:p>93.1%</text:p>
          </table:table-cell>
          <table:table-cell table:style-name="ce38" table:formula="of:=[.$R24]*[.AK$7]" office:value-type="percentage" office:value="0.9408" calcext:value-type="percentage">
            <text:p>94.1%</text:p>
          </table:table-cell>
          <table:table-cell table:style-name="ce38" table:formula="of:=[.$R24]*[.AL$7]" office:value-type="percentage" office:value="0.9504" calcext:value-type="percentage">
            <text:p>95.0%</text:p>
          </table:table-cell>
        </table:table-row>
        <table:table-row table:style-name="ro1">
          <table:table-cell table:number-columns-repeated="2"/>
          <table:table-cell office:value-type="percentage" office:value="0.97" calcext:value-type="percentage">
            <text:p>97%</text:p>
          </table:table-cell>
          <table:table-cell table:style-name="ce26" table:formula="of:=[.$G$4]/[.$C25]/[.D$7]" office:value-type="float" office:value="14.3041237113402" calcext:value-type="float">
            <text:p>14.3</text:p>
          </table:table-cell>
          <table:table-cell table:style-name="ce26" table:formula="of:=[.$G$4]/[.$C25]/[.E$7]" office:value-type="float" office:value="13.8706654170572" calcext:value-type="float">
            <text:p>13.9</text:p>
          </table:table-cell>
          <table:table-cell table:style-name="ce26" table:formula="of:=[.$G$4]/[.$C25]/[.F$7]" office:value-type="float" office:value="13.4627046694967" calcext:value-type="float">
            <text:p>13.5</text:p>
          </table:table-cell>
          <table:table-cell table:style-name="ce26" table:formula="of:=[.$G$4]/[.$C25]/[.G$7]" office:value-type="float" office:value="13.0780559646539" calcext:value-type="float">
            <text:p>13.1</text:p>
          </table:table-cell>
          <table:table-cell table:style-name="ce26" table:formula="of:=[.$G$4]/[.$C25]/[.H$7]" office:value-type="float" office:value="12.7147766323024" calcext:value-type="float">
            <text:p>12.7</text:p>
          </table:table-cell>
          <table:table-cell table:style-name="ce26" table:formula="of:=[.$G$4]/[.$C25]/[.I$7]" office:value-type="float" office:value="12.3711340206186" calcext:value-type="float">
            <text:p>12.4</text:p>
          </table:table-cell>
          <table:table-cell table:style-name="ce26" table:formula="of:=[.$G$4]/[.$C25]/[.J$7]" office:value-type="float" office:value="12.0455778621812" calcext:value-type="float">
            <text:p>12.0</text:p>
          </table:table-cell>
          <table:table-cell table:style-name="ce26" table:formula="of:=[.$G$4]/[.$C25]/[.K$7]" office:value-type="float" office:value="11.7367168913561" calcext:value-type="float">
            <text:p>11.7</text:p>
          </table:table-cell>
          <table:table-cell table:style-name="ce26" table:formula="of:=[.$G$4]/[.$C25]/[.L$7]" office:value-type="float" office:value="11.4432989690722" calcext:value-type="float">
            <text:p>11.4</text:p>
          </table:table-cell>
          <table:table-cell table:style-name="ce26" table:formula="of:=[.$G$4]/[.$C25]/[.M$7]" office:value-type="float" office:value="11.164194116168" calcext:value-type="float">
            <text:p>11.2</text:p>
          </table:table-cell>
          <table:table-cell table:style-name="ce26" table:formula="of:=[.$G$4]/[.$C25]/[.N$7]" office:value-type="float" office:value="10.8983799705449" calcext:value-type="float">
            <text:p>10.9</text:p>
          </table:table-cell>
          <table:table-cell table:number-columns-repeated="3"/>
          <table:table-cell office:value-type="percentage" office:value="0.97" calcext:value-type="percentage">
            <text:p>97%</text:p>
          </table:table-cell>
          <table:table-cell table:style-name="ce38" table:formula="of:=[.$R25]*[.S$7]" office:value-type="percentage" office:value="0.776" calcext:value-type="percentage">
            <text:p>77.6%</text:p>
          </table:table-cell>
          <table:table-cell table:style-name="ce38" table:formula="of:=[.$R25]*[.T$7]" office:value-type="percentage" office:value="0.7857" calcext:value-type="percentage">
            <text:p>78.6%</text:p>
          </table:table-cell>
          <table:table-cell table:style-name="ce38" table:formula="of:=[.$R25]*[.U$7]" office:value-type="percentage" office:value="0.7954" calcext:value-type="percentage">
            <text:p>79.5%</text:p>
          </table:table-cell>
          <table:table-cell table:style-name="ce38" table:formula="of:=[.$R25]*[.V$7]" office:value-type="percentage" office:value="0.8051" calcext:value-type="percentage">
            <text:p>80.5%</text:p>
          </table:table-cell>
          <table:table-cell table:style-name="ce38" table:formula="of:=[.$R25]*[.W$7]" office:value-type="percentage" office:value="0.8148" calcext:value-type="percentage">
            <text:p>81.5%</text:p>
          </table:table-cell>
          <table:table-cell table:style-name="ce38" table:formula="of:=[.$R25]*[.X$7]" office:value-type="percentage" office:value="0.8245" calcext:value-type="percentage">
            <text:p>82.5%</text:p>
          </table:table-cell>
          <table:table-cell table:style-name="ce38" table:formula="of:=[.$R25]*[.Y$7]" office:value-type="percentage" office:value="0.8342" calcext:value-type="percentage">
            <text:p>83.4%</text:p>
          </table:table-cell>
          <table:table-cell table:style-name="ce38" table:formula="of:=[.$R25]*[.Z$7]" office:value-type="percentage" office:value="0.8439" calcext:value-type="percentage">
            <text:p>84.4%</text:p>
          </table:table-cell>
          <table:table-cell table:style-name="ce38" table:formula="of:=[.$R25]*[.AA$7]" office:value-type="percentage" office:value="0.8536" calcext:value-type="percentage">
            <text:p>85.4%</text:p>
          </table:table-cell>
          <table:table-cell table:style-name="ce38" table:formula="of:=[.$R25]*[.AB$7]" office:value-type="percentage" office:value="0.8633" calcext:value-type="percentage">
            <text:p>86.3%</text:p>
          </table:table-cell>
          <table:table-cell table:style-name="ce38" table:formula="of:=[.$R25]*[.AC$7]" office:value-type="percentage" office:value="0.873" calcext:value-type="percentage">
            <text:p>87.3%</text:p>
          </table:table-cell>
          <table:table-cell table:style-name="ce42" table:formula="of:=[.$R25]*[.AD$7]" office:value-type="percentage" office:value="0.8827" calcext:value-type="percentage">
            <text:p>88.3%</text:p>
          </table:table-cell>
          <table:table-cell table:style-name="ce38" table:formula="of:=[.$R25]*[.AE$7]" office:value-type="percentage" office:value="0.8924" calcext:value-type="percentage">
            <text:p>89.2%</text:p>
          </table:table-cell>
          <table:table-cell table:style-name="ce38" table:formula="of:=[.$R25]*[.AF$7]" office:value-type="percentage" office:value="0.9021" calcext:value-type="percentage">
            <text:p>90.2%</text:p>
          </table:table-cell>
          <table:table-cell table:style-name="ce38" table:formula="of:=[.$R25]*[.AG$7]" office:value-type="percentage" office:value="0.9118" calcext:value-type="percentage">
            <text:p>91.2%</text:p>
          </table:table-cell>
          <table:table-cell table:style-name="ce38" table:formula="of:=[.$R25]*[.AH$7]" office:value-type="percentage" office:value="0.9215" calcext:value-type="percentage">
            <text:p>92.2%</text:p>
          </table:table-cell>
          <table:table-cell table:style-name="ce38" table:formula="of:=[.$R25]*[.AI$7]" office:value-type="percentage" office:value="0.9312" calcext:value-type="percentage">
            <text:p>93.1%</text:p>
          </table:table-cell>
          <table:table-cell table:style-name="ce38" table:formula="of:=[.$R25]*[.AJ$7]" office:value-type="percentage" office:value="0.9409" calcext:value-type="percentage">
            <text:p>94.1%</text:p>
          </table:table-cell>
          <table:table-cell table:style-name="ce38" table:formula="of:=[.$R25]*[.AK$7]" office:value-type="percentage" office:value="0.9506" calcext:value-type="percentage">
            <text:p>95.1%</text:p>
          </table:table-cell>
          <table:table-cell table:style-name="ce38" table:formula="of:=[.$R25]*[.AL$7]" office:value-type="percentage" office:value="0.9603" calcext:value-type="percentage">
            <text:p>96.0%</text:p>
          </table:table-cell>
        </table:table-row>
        <table:table-row table:style-name="ro1">
          <table:table-cell table:number-columns-repeated="2"/>
          <table:table-cell office:value-type="percentage" office:value="0.98" calcext:value-type="percentage">
            <text:p>98%</text:p>
          </table:table-cell>
          <table:table-cell table:style-name="ce26" table:formula="of:=[.$G$4]/[.$C26]/[.D$7]" office:value-type="float" office:value="14.1581632653061" calcext:value-type="float">
            <text:p>14.2</text:p>
          </table:table-cell>
          <table:table-cell table:style-name="ce26" table:formula="of:=[.$G$4]/[.$C26]/[.E$7]" office:value-type="float" office:value="13.7291280148423" calcext:value-type="float">
            <text:p>13.7</text:p>
          </table:table-cell>
          <table:table-cell table:style-name="ce26" table:formula="of:=[.$G$4]/[.$C26]/[.F$7]" office:value-type="float" office:value="13.3253301320528" calcext:value-type="float">
            <text:p>13.3</text:p>
          </table:table-cell>
          <table:table-cell table:style-name="ce26" table:formula="of:=[.$G$4]/[.$C26]/[.G$7]" office:value-type="float" office:value="12.9446064139942" calcext:value-type="float">
            <text:p>12.9</text:p>
          </table:table-cell>
          <table:table-cell table:style-name="ce26" table:formula="of:=[.$G$4]/[.$C26]/[.H$7]" office:value-type="float" office:value="12.5850340136054" calcext:value-type="float">
            <text:p>12.6</text:p>
          </table:table-cell>
          <table:table-cell table:style-name="ce26" table:formula="of:=[.$G$4]/[.$C26]/[.I$7]" office:value-type="float" office:value="12.2448979591837" calcext:value-type="float">
            <text:p>12.2</text:p>
          </table:table-cell>
          <table:table-cell table:style-name="ce26" table:formula="of:=[.$G$4]/[.$C26]/[.J$7]" office:value-type="float" office:value="11.9226638023631" calcext:value-type="float">
            <text:p>11.9</text:p>
          </table:table-cell>
          <table:table-cell table:style-name="ce26" table:formula="of:=[.$G$4]/[.$C26]/[.K$7]" office:value-type="float" office:value="11.6169544740973" calcext:value-type="float">
            <text:p>11.6</text:p>
          </table:table-cell>
          <table:table-cell table:style-name="ce26" table:formula="of:=[.$G$4]/[.$C26]/[.L$7]" office:value-type="float" office:value="11.3265306122449" calcext:value-type="float">
            <text:p>11.3</text:p>
          </table:table-cell>
          <table:table-cell table:style-name="ce26" table:formula="of:=[.$G$4]/[.$C26]/[.M$7]" office:value-type="float" office:value="11.0502737680438" calcext:value-type="float">
            <text:p>11.1</text:p>
          </table:table-cell>
          <table:table-cell table:style-name="ce26" table:formula="of:=[.$G$4]/[.$C26]/[.N$7]" office:value-type="float" office:value="10.7871720116618" calcext:value-type="float">
            <text:p>10.8</text:p>
          </table:table-cell>
          <table:table-cell table:number-columns-repeated="3"/>
          <table:table-cell office:value-type="percentage" office:value="0.98" calcext:value-type="percentage">
            <text:p>98%</text:p>
          </table:table-cell>
          <table:table-cell table:style-name="ce38" table:formula="of:=[.$R26]*[.S$7]" office:value-type="percentage" office:value="0.784" calcext:value-type="percentage">
            <text:p>78.4%</text:p>
          </table:table-cell>
          <table:table-cell table:style-name="ce38" table:formula="of:=[.$R26]*[.T$7]" office:value-type="percentage" office:value="0.7938" calcext:value-type="percentage">
            <text:p>79.4%</text:p>
          </table:table-cell>
          <table:table-cell table:style-name="ce38" table:formula="of:=[.$R26]*[.U$7]" office:value-type="percentage" office:value="0.8036" calcext:value-type="percentage">
            <text:p>80.4%</text:p>
          </table:table-cell>
          <table:table-cell table:style-name="ce38" table:formula="of:=[.$R26]*[.V$7]" office:value-type="percentage" office:value="0.8134" calcext:value-type="percentage">
            <text:p>81.3%</text:p>
          </table:table-cell>
          <table:table-cell table:style-name="ce38" table:formula="of:=[.$R26]*[.W$7]" office:value-type="percentage" office:value="0.8232" calcext:value-type="percentage">
            <text:p>82.3%</text:p>
          </table:table-cell>
          <table:table-cell table:style-name="ce38" table:formula="of:=[.$R26]*[.X$7]" office:value-type="percentage" office:value="0.833" calcext:value-type="percentage">
            <text:p>83.3%</text:p>
          </table:table-cell>
          <table:table-cell table:style-name="ce38" table:formula="of:=[.$R26]*[.Y$7]" office:value-type="percentage" office:value="0.8428" calcext:value-type="percentage">
            <text:p>84.3%</text:p>
          </table:table-cell>
          <table:table-cell table:style-name="ce38" table:formula="of:=[.$R26]*[.Z$7]" office:value-type="percentage" office:value="0.8526" calcext:value-type="percentage">
            <text:p>85.3%</text:p>
          </table:table-cell>
          <table:table-cell table:style-name="ce38" table:formula="of:=[.$R26]*[.AA$7]" office:value-type="percentage" office:value="0.8624" calcext:value-type="percentage">
            <text:p>86.2%</text:p>
          </table:table-cell>
          <table:table-cell table:style-name="ce38" table:formula="of:=[.$R26]*[.AB$7]" office:value-type="percentage" office:value="0.8722" calcext:value-type="percentage">
            <text:p>87.2%</text:p>
          </table:table-cell>
          <table:table-cell table:style-name="ce38" table:formula="of:=[.$R26]*[.AC$7]" office:value-type="percentage" office:value="0.882" calcext:value-type="percentage">
            <text:p>88.2%</text:p>
          </table:table-cell>
          <table:table-cell table:style-name="ce42" table:formula="of:=[.$R26]*[.AD$7]" office:value-type="percentage" office:value="0.8918" calcext:value-type="percentage">
            <text:p>89.2%</text:p>
          </table:table-cell>
          <table:table-cell table:style-name="ce38" table:formula="of:=[.$R26]*[.AE$7]" office:value-type="percentage" office:value="0.9016" calcext:value-type="percentage">
            <text:p>90.2%</text:p>
          </table:table-cell>
          <table:table-cell table:style-name="ce38" table:formula="of:=[.$R26]*[.AF$7]" office:value-type="percentage" office:value="0.9114" calcext:value-type="percentage">
            <text:p>91.1%</text:p>
          </table:table-cell>
          <table:table-cell table:style-name="ce38" table:formula="of:=[.$R26]*[.AG$7]" office:value-type="percentage" office:value="0.9212" calcext:value-type="percentage">
            <text:p>92.1%</text:p>
          </table:table-cell>
          <table:table-cell table:style-name="ce38" table:formula="of:=[.$R26]*[.AH$7]" office:value-type="percentage" office:value="0.931" calcext:value-type="percentage">
            <text:p>93.1%</text:p>
          </table:table-cell>
          <table:table-cell table:style-name="ce38" table:formula="of:=[.$R26]*[.AI$7]" office:value-type="percentage" office:value="0.9408" calcext:value-type="percentage">
            <text:p>94.1%</text:p>
          </table:table-cell>
          <table:table-cell table:style-name="ce38" table:formula="of:=[.$R26]*[.AJ$7]" office:value-type="percentage" office:value="0.9506" calcext:value-type="percentage">
            <text:p>95.1%</text:p>
          </table:table-cell>
          <table:table-cell table:style-name="ce38" table:formula="of:=[.$R26]*[.AK$7]" office:value-type="percentage" office:value="0.9604" calcext:value-type="percentage">
            <text:p>96.0%</text:p>
          </table:table-cell>
          <table:table-cell table:style-name="ce38" table:formula="of:=[.$R26]*[.AL$7]" office:value-type="percentage" office:value="0.9702" calcext:value-type="percentage">
            <text:p>97.0%</text:p>
          </table:table-cell>
        </table:table-row>
        <table:table-row table:style-name="ro1">
          <table:table-cell table:number-columns-repeated="2"/>
          <table:table-cell office:value-type="percentage" office:value="0.99" calcext:value-type="percentage">
            <text:p>99%</text:p>
          </table:table-cell>
          <table:table-cell table:style-name="ce26" table:formula="of:=[.$G$4]/[.$C27]/[.D$7]" office:value-type="float" office:value="14.0151515151515" calcext:value-type="float">
            <text:p>14.0</text:p>
          </table:table-cell>
          <table:table-cell table:style-name="ce26" table:formula="of:=[.$G$4]/[.$C27]/[.E$7]" office:value-type="float" office:value="13.5904499540863" calcext:value-type="float">
            <text:p>13.6</text:p>
          </table:table-cell>
          <table:table-cell table:style-name="ce26" table:formula="of:=[.$G$4]/[.$C27]/[.F$7]" office:value-type="float" office:value="13.1907308377897" calcext:value-type="float">
            <text:p>13.2</text:p>
          </table:table-cell>
          <table:table-cell table:style-name="ce26" table:formula="of:=[.$G$4]/[.$C27]/[.G$7]" office:value-type="float" office:value="12.8138528138528" calcext:value-type="float">
            <text:p>12.8</text:p>
          </table:table-cell>
          <table:table-cell table:style-name="ce26" table:formula="of:=[.$G$4]/[.$C27]/[.H$7]" office:value-type="float" office:value="12.4579124579125" calcext:value-type="float">
            <text:p>12.5</text:p>
          </table:table-cell>
          <table:table-cell table:style-name="ce26" table:formula="of:=[.$G$4]/[.$C27]/[.I$7]" office:value-type="float" office:value="12.1212121212121" calcext:value-type="float">
            <text:p>12.1</text:p>
          </table:table-cell>
          <table:table-cell table:style-name="ce26" table:formula="of:=[.$G$4]/[.$C27]/[.J$7]" office:value-type="float" office:value="11.8022328548644" calcext:value-type="float">
            <text:p>11.8</text:p>
          </table:table-cell>
          <table:table-cell table:style-name="ce26" table:formula="of:=[.$G$4]/[.$C27]/[.K$7]" office:value-type="float" office:value="11.4996114996115" calcext:value-type="float">
            <text:p>11.5</text:p>
          </table:table-cell>
          <table:table-cell table:style-name="ce26" table:formula="of:=[.$G$4]/[.$C27]/[.L$7]" office:value-type="float" office:value="11.2121212121212" calcext:value-type="float">
            <text:p>11.2</text:p>
          </table:table-cell>
          <table:table-cell table:style-name="ce26" table:formula="of:=[.$G$4]/[.$C27]/[.M$7]" office:value-type="float" office:value="10.9386548410939" calcext:value-type="float">
            <text:p>10.9</text:p>
          </table:table-cell>
          <table:table-cell table:style-name="ce26" table:formula="of:=[.$G$4]/[.$C27]/[.N$7]" office:value-type="float" office:value="10.6782106782107" calcext:value-type="float">
            <text:p>10.7</text:p>
          </table:table-cell>
          <table:table-cell table:number-columns-repeated="3"/>
          <table:table-cell office:value-type="percentage" office:value="0.99" calcext:value-type="percentage">
            <text:p>99%</text:p>
          </table:table-cell>
          <table:table-cell table:style-name="ce38" table:formula="of:=[.$R27]*[.S$7]" office:value-type="percentage" office:value="0.792" calcext:value-type="percentage">
            <text:p>79.2%</text:p>
          </table:table-cell>
          <table:table-cell table:style-name="ce38" table:formula="of:=[.$R27]*[.T$7]" office:value-type="percentage" office:value="0.8019" calcext:value-type="percentage">
            <text:p>80.2%</text:p>
          </table:table-cell>
          <table:table-cell table:style-name="ce38" table:formula="of:=[.$R27]*[.U$7]" office:value-type="percentage" office:value="0.8118" calcext:value-type="percentage">
            <text:p>81.2%</text:p>
          </table:table-cell>
          <table:table-cell table:style-name="ce38" table:formula="of:=[.$R27]*[.V$7]" office:value-type="percentage" office:value="0.8217" calcext:value-type="percentage">
            <text:p>82.2%</text:p>
          </table:table-cell>
          <table:table-cell table:style-name="ce38" table:formula="of:=[.$R27]*[.W$7]" office:value-type="percentage" office:value="0.8316" calcext:value-type="percentage">
            <text:p>83.2%</text:p>
          </table:table-cell>
          <table:table-cell table:style-name="ce38" table:formula="of:=[.$R27]*[.X$7]" office:value-type="percentage" office:value="0.8415" calcext:value-type="percentage">
            <text:p>84.2%</text:p>
          </table:table-cell>
          <table:table-cell table:style-name="ce38" table:formula="of:=[.$R27]*[.Y$7]" office:value-type="percentage" office:value="0.8514" calcext:value-type="percentage">
            <text:p>85.1%</text:p>
          </table:table-cell>
          <table:table-cell table:style-name="ce38" table:formula="of:=[.$R27]*[.Z$7]" office:value-type="percentage" office:value="0.8613" calcext:value-type="percentage">
            <text:p>86.1%</text:p>
          </table:table-cell>
          <table:table-cell table:style-name="ce38" table:formula="of:=[.$R27]*[.AA$7]" office:value-type="percentage" office:value="0.8712" calcext:value-type="percentage">
            <text:p>87.1%</text:p>
          </table:table-cell>
          <table:table-cell table:style-name="ce38" table:formula="of:=[.$R27]*[.AB$7]" office:value-type="percentage" office:value="0.8811" calcext:value-type="percentage">
            <text:p>88.1%</text:p>
          </table:table-cell>
          <table:table-cell table:style-name="ce38" table:formula="of:=[.$R27]*[.AC$7]" office:value-type="percentage" office:value="0.891" calcext:value-type="percentage">
            <text:p>89.1%</text:p>
          </table:table-cell>
          <table:table-cell table:style-name="ce42" table:formula="of:=[.$R27]*[.AD$7]" office:value-type="percentage" office:value="0.9009" calcext:value-type="percentage">
            <text:p>90.1%</text:p>
          </table:table-cell>
          <table:table-cell table:style-name="ce38" table:formula="of:=[.$R27]*[.AE$7]" office:value-type="percentage" office:value="0.9108" calcext:value-type="percentage">
            <text:p>91.1%</text:p>
          </table:table-cell>
          <table:table-cell table:style-name="ce38" table:formula="of:=[.$R27]*[.AF$7]" office:value-type="percentage" office:value="0.9207" calcext:value-type="percentage">
            <text:p>92.1%</text:p>
          </table:table-cell>
          <table:table-cell table:style-name="ce38" table:formula="of:=[.$R27]*[.AG$7]" office:value-type="percentage" office:value="0.9306" calcext:value-type="percentage">
            <text:p>93.1%</text:p>
          </table:table-cell>
          <table:table-cell table:style-name="ce38" table:formula="of:=[.$R27]*[.AH$7]" office:value-type="percentage" office:value="0.9405" calcext:value-type="percentage">
            <text:p>94.1%</text:p>
          </table:table-cell>
          <table:table-cell table:style-name="ce38" table:formula="of:=[.$R27]*[.AI$7]" office:value-type="percentage" office:value="0.9504" calcext:value-type="percentage">
            <text:p>95.0%</text:p>
          </table:table-cell>
          <table:table-cell table:style-name="ce38" table:formula="of:=[.$R27]*[.AJ$7]" office:value-type="percentage" office:value="0.9603" calcext:value-type="percentage">
            <text:p>96.0%</text:p>
          </table:table-cell>
          <table:table-cell table:style-name="ce38" table:formula="of:=[.$R27]*[.AK$7]" office:value-type="percentage" office:value="0.9702" calcext:value-type="percentage">
            <text:p>97.0%</text:p>
          </table:table-cell>
          <table:table-cell table:style-name="ce38" table:formula="of:=[.$R27]*[.AL$7]" office:value-type="percentage" office:value="0.9801" calcext:value-type="percentage">
            <text:p>98.0%</text:p>
          </table:table-cell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3"/>
          <table:table-cell table:style-name="Default" table:number-columns-repeated="21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3"/>
          <table:table-cell table:style-name="Default" table:number-columns-repeated="2"/>
          <table:table-cell table:style-name="ce34" office:value-type="string" calcext:value-type="string">
            <text:p>Equivalent Dual-Regulator Efficiency</text:p>
          </table:table-cell>
          <table:table-cell table:style-name="Default" table:number-columns-repeated="5"/>
          <table:table-cell table:style-name="Default" office:value-type="string" calcext:value-type="string">
            <text:p>Search</text:p>
          </table:table-cell>
          <table:table-cell table:style-name="ce47" office:value-type="percentage" office:value="0.94" calcext:value-type="percentage">
            <text:p>94.00%</text:p>
          </table:table-cell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Cross-Ref with 2x Regulator table</text:p>
          </table:table-cell>
          <table:table-cell table:style-name="Default" table:number-columns-repeated="18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34" office:value-type="string" calcext:value-type="string">
            <text:p>Battery Voltage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1"/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3.2" calcext:value-type="float">
            <text:p>3.2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.6" calcext:value-type="float">
            <text:p>3.6</text:p>
          </table:table-cell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3.8" calcext:value-type="float">
            <text:p>3.8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number-columns-repeated="3"/>
          <table:table-cell table:style-name="Default"/>
          <table:table-cell table:style-name="ce37" office:value-type="percentage" office:value="0.8" calcext:value-type="percentage">
            <text:p>80%</text:p>
          </table:table-cell>
          <table:table-cell table:style-name="ce37" office:value-type="percentage" office:value="0.81" calcext:value-type="percentage">
            <text:p>81%</text:p>
          </table:table-cell>
          <table:table-cell table:style-name="ce37" office:value-type="percentage" office:value="0.82" calcext:value-type="percentage">
            <text:p>82%</text:p>
          </table:table-cell>
          <table:table-cell table:style-name="ce37" office:value-type="percentage" office:value="0.83" calcext:value-type="percentage">
            <text:p>83%</text:p>
          </table:table-cell>
          <table:table-cell table:style-name="ce37" office:value-type="percentage" office:value="0.84" calcext:value-type="percentage">
            <text:p>84%</text:p>
          </table:table-cell>
          <table:table-cell table:style-name="ce37" office:value-type="percentage" office:value="0.85" calcext:value-type="percentage">
            <text:p>85%</text:p>
          </table:table-cell>
          <table:table-cell table:style-name="ce37" office:value-type="percentage" office:value="0.86" calcext:value-type="percentage">
            <text:p>86%</text:p>
          </table:table-cell>
          <table:table-cell table:style-name="ce37" office:value-type="percentage" office:value="0.87" calcext:value-type="percentage">
            <text:p>87%</text:p>
          </table:table-cell>
          <table:table-cell table:style-name="ce37" office:value-type="percentage" office:value="0.88" calcext:value-type="percentage">
            <text:p>88%</text:p>
          </table:table-cell>
          <table:table-cell table:style-name="ce37" office:value-type="percentage" office:value="0.89" calcext:value-type="percentage">
            <text:p>89%</text:p>
          </table:table-cell>
          <table:table-cell table:style-name="ce37" office:value-type="percentage" office:value="0.9" calcext:value-type="percentage">
            <text:p>90%</text:p>
          </table:table-cell>
          <table:table-cell table:style-name="ce41" office:value-type="percentage" office:value="0.91" calcext:value-type="percentage">
            <text:p>91%</text:p>
          </table:table-cell>
          <table:table-cell table:style-name="ce37" office:value-type="percentage" office:value="0.92" calcext:value-type="percentage">
            <text:p>92%</text:p>
          </table:table-cell>
          <table:table-cell table:style-name="ce37" office:value-type="percentage" office:value="0.93" calcext:value-type="percentage">
            <text:p>93%</text:p>
          </table:table-cell>
          <table:table-cell table:style-name="ce37" office:value-type="percentage" office:value="0.94" calcext:value-type="percentage">
            <text:p>94%</text:p>
          </table:table-cell>
          <table:table-cell table:style-name="ce37" office:value-type="percentage" office:value="0.95" calcext:value-type="percentage">
            <text:p>95%</text:p>
          </table:table-cell>
          <table:table-cell table:style-name="ce37" office:value-type="percentage" office:value="0.96" calcext:value-type="percentage">
            <text:p>96%</text:p>
          </table:table-cell>
          <table:table-cell table:style-name="ce37" office:value-type="percentage" office:value="0.97" calcext:value-type="percentage">
            <text:p>97%</text:p>
          </table:table-cell>
          <table:table-cell table:style-name="ce37" office:value-type="percentage" office:value="0.98" calcext:value-type="percentage">
            <text:p>98%</text:p>
          </table:table-cell>
          <table:table-cell table:style-name="ce37" office:value-type="percentage" office:value="0.99" calcext:value-type="percentage">
            <text:p>99%</text:p>
          </table:table-cell>
        </table:table-row>
        <table:table-row table:style-name="ro1">
          <table:table-cell table:number-columns-repeated="2"/>
          <table:table-cell office:value-type="percentage" office:value="0.8" calcext:value-type="percentage">
            <text:p>80%</text:p>
          </table:table-cell>
          <table:table-cell table:formula="of:=[.$G$4]/[.$C33]/[.$C33]/[.D$7]" office:value-type="float" office:value="21.6796875" calcext:value-type="float">
            <text:p>21.7</text:p>
          </table:table-cell>
          <table:table-cell table:formula="of:=[.$G$4]/[.$C33]/[.$C33]/[.E$7]" office:value-type="float" office:value="21.0227272727273" calcext:value-type="float">
            <text:p>21.0</text:p>
          </table:table-cell>
          <table:table-cell table:formula="of:=[.$G$4]/[.$C33]/[.$C33]/[.F$7]" office:value-type="float" office:value="20.4044117647059" calcext:value-type="float">
            <text:p>20.4</text:p>
          </table:table-cell>
          <table:table-cell table:formula="of:=[.$G$4]/[.$C33]/[.$C33]/[.G$7]" office:value-type="float" office:value="19.8214285714286" calcext:value-type="float">
            <text:p>19.8</text:p>
          </table:table-cell>
          <table:table-cell table:formula="of:=[.$G$4]/[.$C33]/[.$C33]/[.H$7]" office:value-type="float" office:value="19.2708333333333" calcext:value-type="float">
            <text:p>19.3</text:p>
          </table:table-cell>
          <table:table-cell table:formula="of:=[.$G$4]/[.$C33]/[.$C33]/[.I$7]" office:value-type="float" office:value="18.75" calcext:value-type="float">
            <text:p>18.8</text:p>
          </table:table-cell>
          <table:table-cell table:formula="of:=[.$G$4]/[.$C33]/[.$C33]/[.J$7]" office:value-type="float" office:value="18.2565789473684" calcext:value-type="float">
            <text:p>18.3</text:p>
          </table:table-cell>
          <table:table-cell table:formula="of:=[.$G$4]/[.$C33]/[.$C33]/[.K$7]" office:value-type="float" office:value="17.7884615384615" calcext:value-type="float">
            <text:p>17.8</text:p>
          </table:table-cell>
          <table:table-cell table:formula="of:=[.$G$4]/[.$C33]/[.$C33]/[.L$7]" office:value-type="float" office:value="17.34375" calcext:value-type="float">
            <text:p>17.3</text:p>
          </table:table-cell>
          <table:table-cell table:formula="of:=[.$G$4]/[.$C33]/[.$C33]/[.M$7]" office:value-type="float" office:value="16.9207317073171" calcext:value-type="float">
            <text:p>16.9</text:p>
          </table:table-cell>
          <table:table-cell table:formula="of:=[.$G$4]/[.$C33]/[.$C33]/[.N$7]" office:value-type="float" office:value="16.5178571428571" calcext:value-type="float">
            <text:p>16.5</text:p>
          </table:table-cell>
          <table:table-cell table:number-columns-repeated="3"/>
          <table:table-cell office:value-type="percentage" office:value="0.8" calcext:value-type="percentage">
            <text:p>80%</text:p>
          </table:table-cell>
          <table:table-cell table:formula="of:=SQRT([.$R33]*[.S$32])" office:value-type="percentage" office:value="0.8" calcext:value-type="percentage">
            <text:p>80.0%</text:p>
          </table:table-cell>
          <table:table-cell table:formula="of:=SQRT([.$R33]*[.T$32])" office:value-type="percentage" office:value="0.804984471899924" calcext:value-type="percentage">
            <text:p>80.5%</text:p>
          </table:table-cell>
          <table:table-cell table:formula="of:=SQRT([.$R33]*[.U$32])" office:value-type="percentage" office:value="0.809938269252664" calcext:value-type="percentage">
            <text:p>81.0%</text:p>
          </table:table-cell>
          <table:table-cell table:formula="of:=SQRT([.$R33]*[.V$32])" office:value-type="percentage" office:value="0.814861951498535" calcext:value-type="percentage">
            <text:p>81.5%</text:p>
          </table:table-cell>
          <table:table-cell table:formula="of:=SQRT([.$R33]*[.W$32])" office:value-type="percentage" office:value="0.819756061276768" calcext:value-type="percentage">
            <text:p>82.0%</text:p>
          </table:table-cell>
          <table:table-cell table:formula="of:=SQRT([.$R33]*[.X$32])" office:value-type="percentage" office:value="0.824621125123532" calcext:value-type="percentage">
            <text:p>82.5%</text:p>
          </table:table-cell>
          <table:table-cell table:formula="of:=SQRT([.$R33]*[.Y$32])" office:value-type="percentage" office:value="0.829457654133109" calcext:value-type="percentage">
            <text:p>82.9%</text:p>
          </table:table-cell>
          <table:table-cell table:formula="of:=SQRT([.$R33]*[.Z$32])" office:value-type="percentage" office:value="0.834266144584569" calcext:value-type="percentage">
            <text:p>83.4%</text:p>
          </table:table-cell>
          <table:table-cell table:formula="of:=SQRT([.$R33]*[.AA$32])" office:value-type="percentage" office:value="0.839047078536121" calcext:value-type="percentage">
            <text:p>83.9%</text:p>
          </table:table-cell>
          <table:table-cell table:formula="of:=SQRT([.$R33]*[.AB$32])" office:value-type="percentage" office:value="0.84380092438916" calcext:value-type="percentage">
            <text:p>84.4%</text:p>
          </table:table-cell>
          <table:table-cell table:formula="of:=SQRT([.$R33]*[.AC$32])" office:value-type="percentage" office:value="0.848528137423857" calcext:value-type="percentage">
            <text:p>84.9%</text:p>
          </table:table-cell>
          <table:table-cell table:formula="of:=SQRT([.$R33]*[.AD$32])" office:value-type="percentage" office:value="0.853229160308062" calcext:value-type="percentage">
            <text:p>85.3%</text:p>
          </table:table-cell>
          <table:table-cell table:formula="of:=SQRT([.$R33]*[.AE$32])" office:value-type="percentage" office:value="0.857904423581089" calcext:value-type="percentage">
            <text:p>85.8%</text:p>
          </table:table-cell>
          <table:table-cell table:formula="of:=SQRT([.$R33]*[.AF$32])" office:value-type="percentage" office:value="0.862554346113913" calcext:value-type="percentage">
            <text:p>86.3%</text:p>
          </table:table-cell>
          <table:table-cell table:formula="of:=SQRT([.$R33]*[.AG$32])" office:value-type="percentage" office:value="0.867179335547152" calcext:value-type="percentage">
            <text:p>86.7%</text:p>
          </table:table-cell>
          <table:table-cell table:formula="of:=SQRT([.$R33]*[.AH$32])" office:value-type="percentage" office:value="0.871779788708135" calcext:value-type="percentage">
            <text:p>87.2%</text:p>
          </table:table-cell>
          <table:table-cell table:formula="of:=SQRT([.$R33]*[.AI$32])" office:value-type="percentage" office:value="0.876356092008266" calcext:value-type="percentage">
            <text:p>87.6%</text:p>
          </table:table-cell>
          <table:table-cell table:formula="of:=SQRT([.$R33]*[.AJ$32])" office:value-type="percentage" office:value="0.88090862182181" calcext:value-type="percentage">
            <text:p>88.1%</text:p>
          </table:table-cell>
          <table:table-cell table:formula="of:=SQRT([.$R33]*[.AK$32])" office:value-type="percentage" office:value="0.885437744847146" calcext:value-type="percentage">
            <text:p>88.5%</text:p>
          </table:table-cell>
          <table:table-cell table:formula="of:=SQRT([.$R33]*[.AL$32])" office:value-type="percentage" office:value="0.88994381845148" calcext:value-type="percentage">
            <text:p>89.0%</text:p>
          </table:table-cell>
        </table:table-row>
        <table:table-row table:style-name="ro1">
          <table:table-cell table:number-columns-repeated="2"/>
          <table:table-cell office:value-type="percentage" office:value="0.81" calcext:value-type="percentage">
            <text:p>81%</text:p>
          </table:table-cell>
          <table:table-cell table:formula="of:=[.$G$4]/[.$C34]/[.$C34]/[.D$7]" office:value-type="float" office:value="21.1476909007773" calcext:value-type="float">
            <text:p>21.1</text:p>
          </table:table-cell>
          <table:table-cell table:formula="of:=[.$G$4]/[.$C34]/[.$C34]/[.E$7]" office:value-type="float" office:value="20.5068517825719" calcext:value-type="float">
            <text:p>20.5</text:p>
          </table:table-cell>
          <table:table-cell table:formula="of:=[.$G$4]/[.$C34]/[.$C34]/[.F$7]" office:value-type="float" office:value="19.9037090830845" calcext:value-type="float">
            <text:p>19.9</text:p>
          </table:table-cell>
          <table:table-cell table:formula="of:=[.$G$4]/[.$C34]/[.$C34]/[.G$7]" office:value-type="float" office:value="19.3350316807107" calcext:value-type="float">
            <text:p>19.3</text:p>
          </table:table-cell>
          <table:table-cell table:formula="of:=[.$G$4]/[.$C34]/[.$C34]/[.H$7]" office:value-type="float" office:value="18.7979474673576" calcext:value-type="float">
            <text:p>18.8</text:p>
          </table:table-cell>
          <table:table-cell table:formula="of:=[.$G$4]/[.$C34]/[.$C34]/[.I$7]" office:value-type="float" office:value="18.2898948331047" calcext:value-type="float">
            <text:p>18.3</text:p>
          </table:table-cell>
          <table:table-cell table:formula="of:=[.$G$4]/[.$C34]/[.$C34]/[.J$7]" office:value-type="float" office:value="17.8085818111809" calcext:value-type="float">
            <text:p>17.8</text:p>
          </table:table-cell>
          <table:table-cell table:formula="of:=[.$G$4]/[.$C34]/[.$C34]/[.K$7]" office:value-type="float" office:value="17.3519515083301" calcext:value-type="float">
            <text:p>17.4</text:p>
          </table:table-cell>
          <table:table-cell table:formula="of:=[.$G$4]/[.$C34]/[.$C34]/[.L$7]" office:value-type="float" office:value="16.9181527206219" calcext:value-type="float">
            <text:p>16.9</text:p>
          </table:table-cell>
          <table:table-cell table:formula="of:=[.$G$4]/[.$C34]/[.$C34]/[.M$7]" office:value-type="float" office:value="16.5055148493872" calcext:value-type="float">
            <text:p>16.5</text:p>
          </table:table-cell>
          <table:table-cell table:formula="of:=[.$G$4]/[.$C34]/[.$C34]/[.N$7]" office:value-type="float" office:value="16.1125264005922" calcext:value-type="float">
            <text:p>16.1</text:p>
          </table:table-cell>
          <table:table-cell table:number-columns-repeated="3"/>
          <table:table-cell office:value-type="percentage" office:value="0.81" calcext:value-type="percentage">
            <text:p>81%</text:p>
          </table:table-cell>
          <table:table-cell table:formula="of:=SQRT([.$R34]*[.S$32])" office:value-type="percentage" office:value="0.804984471899924" calcext:value-type="percentage">
            <text:p>80.5%</text:p>
          </table:table-cell>
          <table:table-cell table:formula="of:=SQRT([.$R34]*[.T$32])" office:value-type="percentage" office:value="0.81" calcext:value-type="percentage">
            <text:p>81.0%</text:p>
          </table:table-cell>
          <table:table-cell table:formula="of:=SQRT([.$R34]*[.U$32])" office:value-type="percentage" office:value="0.814984662432368" calcext:value-type="percentage">
            <text:p>81.5%</text:p>
          </table:table-cell>
          <table:table-cell table:formula="of:=SQRT([.$R34]*[.V$32])" office:value-type="percentage" office:value="0.819939022122987" calcext:value-type="percentage">
            <text:p>82.0%</text:p>
          </table:table-cell>
          <table:table-cell table:formula="of:=SQRT([.$R34]*[.W$32])" office:value-type="percentage" office:value="0.824863625092051" calcext:value-type="percentage">
            <text:p>82.5%</text:p>
          </table:table-cell>
          <table:table-cell table:formula="of:=SQRT([.$R34]*[.X$32])" office:value-type="percentage" office:value="0.82975900115636" calcext:value-type="percentage">
            <text:p>83.0%</text:p>
          </table:table-cell>
          <table:table-cell table:formula="of:=SQRT([.$R34]*[.Y$32])" office:value-type="percentage" office:value="0.834625664594613" calcext:value-type="percentage">
            <text:p>83.5%</text:p>
          </table:table-cell>
          <table:table-cell table:formula="of:=SQRT([.$R34]*[.Z$32])" office:value-type="percentage" office:value="0.839464114777993" calcext:value-type="percentage">
            <text:p>83.9%</text:p>
          </table:table-cell>
          <table:table-cell table:formula="of:=SQRT([.$R34]*[.AA$32])" office:value-type="percentage" office:value="0.844274836768217" calcext:value-type="percentage">
            <text:p>84.4%</text:p>
          </table:table-cell>
          <table:table-cell table:formula="of:=SQRT([.$R34]*[.AB$32])" office:value-type="percentage" office:value="0.849058301885094" calcext:value-type="percentage">
            <text:p>84.9%</text:p>
          </table:table-cell>
          <table:table-cell table:formula="of:=SQRT([.$R34]*[.AC$32])" office:value-type="percentage" office:value="0.853814968245462" calcext:value-type="percentage">
            <text:p>85.4%</text:p>
          </table:table-cell>
          <table:table-cell table:formula="of:=SQRT([.$R34]*[.AD$32])" office:value-type="percentage" office:value="0.858545281275251" calcext:value-type="percentage">
            <text:p>85.9%</text:p>
          </table:table-cell>
          <table:table-cell table:formula="of:=SQRT([.$R34]*[.AE$32])" office:value-type="percentage" office:value="0.86324967419629" calcext:value-type="percentage">
            <text:p>86.3%</text:p>
          </table:table-cell>
          <table:table-cell table:formula="of:=SQRT([.$R34]*[.AF$32])" office:value-type="percentage" office:value="0.867928568489366" calcext:value-type="percentage">
            <text:p>86.8%</text:p>
          </table:table-cell>
          <table:table-cell table:formula="of:=SQRT([.$R34]*[.AG$32])" office:value-type="percentage" office:value="0.872582374334939" calcext:value-type="percentage">
            <text:p>87.3%</text:p>
          </table:table-cell>
          <table:table-cell table:formula="of:=SQRT([.$R34]*[.AH$32])" office:value-type="percentage" office:value="0.877211491032807" calcext:value-type="percentage">
            <text:p>87.7%</text:p>
          </table:table-cell>
          <table:table-cell table:formula="of:=SQRT([.$R34]*[.AI$32])" office:value-type="percentage" office:value="0.881816307401944" calcext:value-type="percentage">
            <text:p>88.2%</text:p>
          </table:table-cell>
          <table:table-cell table:formula="of:=SQRT([.$R34]*[.AJ$32])" office:value-type="percentage" office:value="0.886397202161649" calcext:value-type="percentage">
            <text:p>88.6%</text:p>
          </table:table-cell>
          <table:table-cell table:formula="of:=SQRT([.$R34]*[.AK$32])" office:value-type="percentage" office:value="0.89095454429505" calcext:value-type="percentage">
            <text:p>89.1%</text:p>
          </table:table-cell>
          <table:table-cell table:formula="of:=SQRT([.$R34]*[.AL$32])" office:value-type="percentage" office:value="0.895488693395958" calcext:value-type="percentage">
            <text:p>89.5%</text:p>
          </table:table-cell>
        </table:table-row>
        <table:table-row table:style-name="ro1">
          <table:table-cell table:number-columns-repeated="2"/>
          <table:table-cell office:value-type="percentage" office:value="0.82" calcext:value-type="percentage">
            <text:p>82%</text:p>
          </table:table-cell>
          <table:table-cell table:formula="of:=[.$G$4]/[.$C35]/[.$C35]/[.D$7]" office:value-type="float" office:value="20.6350386674599" calcext:value-type="float">
            <text:p>20.6</text:p>
          </table:table-cell>
          <table:table-cell table:formula="of:=[.$G$4]/[.$C35]/[.$C35]/[.E$7]" office:value-type="float" office:value="20.0097344654156" calcext:value-type="float">
            <text:p>20.0</text:p>
          </table:table-cell>
          <table:table-cell table:formula="of:=[.$G$4]/[.$C35]/[.$C35]/[.F$7]" office:value-type="float" office:value="19.4212128634916" calcext:value-type="float">
            <text:p>19.4</text:p>
          </table:table-cell>
          <table:table-cell table:formula="of:=[.$G$4]/[.$C35]/[.$C35]/[.G$7]" office:value-type="float" office:value="18.8663210673919" calcext:value-type="float">
            <text:p>18.9</text:p>
          </table:table-cell>
          <table:table-cell table:formula="of:=[.$G$4]/[.$C35]/[.$C35]/[.H$7]" office:value-type="float" office:value="18.3422565932976" calcext:value-type="float">
            <text:p>18.3</text:p>
          </table:table-cell>
          <table:table-cell table:formula="of:=[.$G$4]/[.$C35]/[.$C35]/[.I$7]" office:value-type="float" office:value="17.8465199286139" calcext:value-type="float">
            <text:p>17.8</text:p>
          </table:table-cell>
          <table:table-cell table:formula="of:=[.$G$4]/[.$C35]/[.$C35]/[.J$7]" office:value-type="float" office:value="17.3768746673346" calcext:value-type="float">
            <text:p>17.4</text:p>
          </table:table-cell>
          <table:table-cell table:formula="of:=[.$G$4]/[.$C35]/[.$C35]/[.K$7]" office:value-type="float" office:value="16.9313137784286" calcext:value-type="float">
            <text:p>16.9</text:p>
          </table:table-cell>
          <table:table-cell table:formula="of:=[.$G$4]/[.$C35]/[.$C35]/[.L$7]" office:value-type="float" office:value="16.5080309339679" calcext:value-type="float">
            <text:p>16.5</text:p>
          </table:table-cell>
          <table:table-cell table:formula="of:=[.$G$4]/[.$C35]/[.$C35]/[.M$7]" office:value-type="float" office:value="16.1053960331394" calcext:value-type="float">
            <text:p>16.1</text:p>
          </table:table-cell>
          <table:table-cell table:formula="of:=[.$G$4]/[.$C35]/[.$C35]/[.N$7]" office:value-type="float" office:value="15.7219342228266" calcext:value-type="float">
            <text:p>15.7</text:p>
          </table:table-cell>
          <table:table-cell table:number-columns-repeated="3"/>
          <table:table-cell office:value-type="percentage" office:value="0.82" calcext:value-type="percentage">
            <text:p>82%</text:p>
          </table:table-cell>
          <table:table-cell table:formula="of:=SQRT([.$R35]*[.S$32])" office:value-type="percentage" office:value="0.809938269252664" calcext:value-type="percentage">
            <text:p>81.0%</text:p>
          </table:table-cell>
          <table:table-cell table:formula="of:=SQRT([.$R35]*[.T$32])" office:value-type="percentage" office:value="0.814984662432368" calcext:value-type="percentage">
            <text:p>81.5%</text:p>
          </table:table-cell>
          <table:table-cell table:formula="of:=SQRT([.$R35]*[.U$32])" office:value-type="percentage" office:value="0.82" calcext:value-type="percentage">
            <text:p>82.0%</text:p>
          </table:table-cell>
          <table:table-cell table:formula="of:=SQRT([.$R35]*[.V$32])" office:value-type="percentage" office:value="0.824984848345714" calcext:value-type="percentage">
            <text:p>82.5%</text:p>
          </table:table-cell>
          <table:table-cell table:formula="of:=SQRT([.$R35]*[.W$32])" office:value-type="percentage" office:value="0.829939756849857" calcext:value-type="percentage">
            <text:p>83.0%</text:p>
          </table:table-cell>
          <table:table-cell table:formula="of:=SQRT([.$R35]*[.X$32])" office:value-type="percentage" office:value="0.834865258589672" calcext:value-type="percentage">
            <text:p>83.5%</text:p>
          </table:table-cell>
          <table:table-cell table:formula="of:=SQRT([.$R35]*[.Y$32])" office:value-type="percentage" office:value="0.839761871008681" calcext:value-type="percentage">
            <text:p>84.0%</text:p>
          </table:table-cell>
          <table:table-cell table:formula="of:=SQRT([.$R35]*[.Z$32])" office:value-type="percentage" office:value="0.844630096551147" calcext:value-type="percentage">
            <text:p>84.5%</text:p>
          </table:table-cell>
          <table:table-cell table:formula="of:=SQRT([.$R35]*[.AA$32])" office:value-type="percentage" office:value="0.849470423263812" calcext:value-type="percentage">
            <text:p>84.9%</text:p>
          </table:table-cell>
          <table:table-cell table:formula="of:=SQRT([.$R35]*[.AB$32])" office:value-type="percentage" office:value="0.854283325366942" calcext:value-type="percentage">
            <text:p>85.4%</text:p>
          </table:table-cell>
          <table:table-cell table:formula="of:=SQRT([.$R35]*[.AC$32])" office:value-type="percentage" office:value="0.859069263796581" calcext:value-type="percentage">
            <text:p>85.9%</text:p>
          </table:table-cell>
          <table:table-cell table:formula="of:=SQRT([.$R35]*[.AD$32])" office:value-type="percentage" office:value="0.863828686719769" calcext:value-type="percentage">
            <text:p>86.4%</text:p>
          </table:table-cell>
          <table:table-cell table:formula="of:=SQRT([.$R35]*[.AE$32])" office:value-type="percentage" office:value="0.868562030024339" calcext:value-type="percentage">
            <text:p>86.9%</text:p>
          </table:table-cell>
          <table:table-cell table:formula="of:=SQRT([.$R35]*[.AF$32])" office:value-type="percentage" office:value="0.873269717784832" calcext:value-type="percentage">
            <text:p>87.3%</text:p>
          </table:table-cell>
          <table:table-cell table:formula="of:=SQRT([.$R35]*[.AG$32])" office:value-type="percentage" office:value="0.877952162705919" calcext:value-type="percentage">
            <text:p>87.8%</text:p>
          </table:table-cell>
          <table:table-cell table:formula="of:=SQRT([.$R35]*[.AH$32])" office:value-type="percentage" office:value="0.882609766544649" calcext:value-type="percentage">
            <text:p>88.3%</text:p>
          </table:table-cell>
          <table:table-cell table:formula="of:=SQRT([.$R35]*[.AI$32])" office:value-type="percentage" office:value="0.887242920512753" calcext:value-type="percentage">
            <text:p>88.7%</text:p>
          </table:table-cell>
          <table:table-cell table:formula="of:=SQRT([.$R35]*[.AJ$32])" office:value-type="percentage" office:value="0.891852005660132" calcext:value-type="percentage">
            <text:p>89.2%</text:p>
          </table:table-cell>
          <table:table-cell table:formula="of:=SQRT([.$R35]*[.AK$32])" office:value-type="percentage" office:value="0.896437393240599" calcext:value-type="percentage">
            <text:p>89.6%</text:p>
          </table:table-cell>
          <table:table-cell table:formula="of:=SQRT([.$R35]*[.AL$32])" office:value-type="percentage" office:value="0.900999445060872" calcext:value-type="percentage">
            <text:p>90.1%</text:p>
          </table:table-cell>
        </table:table-row>
        <table:table-row table:style-name="ro1">
          <table:table-cell table:number-columns-repeated="2"/>
          <table:table-cell office:value-type="percentage" office:value="0.83" calcext:value-type="percentage">
            <text:p>83%</text:p>
          </table:table-cell>
          <table:table-cell table:formula="of:=[.$G$4]/[.$C36]/[.$C36]/[.D$7]" office:value-type="float" office:value="20.1408041805777" calcext:value-type="float">
            <text:p>20.1</text:p>
          </table:table-cell>
          <table:table-cell table:formula="of:=[.$G$4]/[.$C36]/[.$C36]/[.E$7]" office:value-type="float" office:value="19.5304767811663" calcext:value-type="float">
            <text:p>19.5</text:p>
          </table:table-cell>
          <table:table-cell table:formula="of:=[.$G$4]/[.$C36]/[.$C36]/[.F$7]" office:value-type="float" office:value="18.9560509934849" calcext:value-type="float">
            <text:p>19.0</text:p>
          </table:table-cell>
          <table:table-cell table:formula="of:=[.$G$4]/[.$C36]/[.$C36]/[.G$7]" office:value-type="float" office:value="18.4144495365282" calcext:value-type="float">
            <text:p>18.4</text:p>
          </table:table-cell>
          <table:table-cell table:formula="of:=[.$G$4]/[.$C36]/[.$C36]/[.H$7]" office:value-type="float" office:value="17.9029370494024" calcext:value-type="float">
            <text:p>17.9</text:p>
          </table:table-cell>
          <table:table-cell table:formula="of:=[.$G$4]/[.$C36]/[.$C36]/[.I$7]" office:value-type="float" office:value="17.4190738859051" calcext:value-type="float">
            <text:p>17.4</text:p>
          </table:table-cell>
          <table:table-cell table:formula="of:=[.$G$4]/[.$C36]/[.$C36]/[.J$7]" office:value-type="float" office:value="16.960677204697" calcext:value-type="float">
            <text:p>17.0</text:p>
          </table:table-cell>
          <table:table-cell table:formula="of:=[.$G$4]/[.$C36]/[.$C36]/[.K$7]" office:value-type="float" office:value="16.5257880456022" calcext:value-type="float">
            <text:p>16.5</text:p>
          </table:table-cell>
          <table:table-cell table:formula="of:=[.$G$4]/[.$C36]/[.$C36]/[.L$7]" office:value-type="float" office:value="16.1126433444622" calcext:value-type="float">
            <text:p>16.1</text:p>
          </table:table-cell>
          <table:table-cell table:formula="of:=[.$G$4]/[.$C36]/[.$C36]/[.M$7]" office:value-type="float" office:value="15.7196520433777" calcext:value-type="float">
            <text:p>15.7</text:p>
          </table:table-cell>
          <table:table-cell table:formula="of:=[.$G$4]/[.$C36]/[.$C36]/[.N$7]" office:value-type="float" office:value="15.3453746137735" calcext:value-type="float">
            <text:p>15.3</text:p>
          </table:table-cell>
          <table:table-cell table:number-columns-repeated="3"/>
          <table:table-cell office:value-type="percentage" office:value="0.83" calcext:value-type="percentage">
            <text:p>83%</text:p>
          </table:table-cell>
          <table:table-cell table:formula="of:=SQRT([.$R36]*[.S$32])" office:value-type="percentage" office:value="0.814861951498535" calcext:value-type="percentage">
            <text:p>81.5%</text:p>
          </table:table-cell>
          <table:table-cell table:formula="of:=SQRT([.$R36]*[.T$32])" office:value-type="percentage" office:value="0.819939022122987" calcext:value-type="percentage">
            <text:p>82.0%</text:p>
          </table:table-cell>
          <table:table-cell table:formula="of:=SQRT([.$R36]*[.U$32])" office:value-type="percentage" office:value="0.824984848345714" calcext:value-type="percentage">
            <text:p>82.5%</text:p>
          </table:table-cell>
          <table:table-cell table:formula="of:=SQRT([.$R36]*[.V$32])" office:value-type="percentage" office:value="0.83" calcext:value-type="percentage">
            <text:p>83.0%</text:p>
          </table:table-cell>
          <table:table-cell table:formula="of:=SQRT([.$R36]*[.W$32])" office:value-type="percentage" office:value="0.834985029805924" calcext:value-type="percentage">
            <text:p>83.5%</text:p>
          </table:table-cell>
          <table:table-cell table:formula="of:=SQRT([.$R36]*[.X$32])" office:value-type="percentage" office:value="0.839940474081348" calcext:value-type="percentage">
            <text:p>84.0%</text:p>
          </table:table-cell>
          <table:table-cell table:formula="of:=SQRT([.$R36]*[.Y$32])" office:value-type="percentage" office:value="0.844866853415377" calcext:value-type="percentage">
            <text:p>84.5%</text:p>
          </table:table-cell>
          <table:table-cell table:formula="of:=SQRT([.$R36]*[.Z$32])" office:value-type="percentage" office:value="0.849764673306675" calcext:value-type="percentage">
            <text:p>85.0%</text:p>
          </table:table-cell>
          <table:table-cell table:formula="of:=SQRT([.$R36]*[.AA$32])" office:value-type="percentage" office:value="0.85463442476886" calcext:value-type="percentage">
            <text:p>85.5%</text:p>
          </table:table-cell>
          <table:table-cell table:formula="of:=SQRT([.$R36]*[.AB$32])" office:value-type="percentage" office:value="0.859476584905022" calcext:value-type="percentage">
            <text:p>85.9%</text:p>
          </table:table-cell>
          <table:table-cell table:formula="of:=SQRT([.$R36]*[.AC$32])" office:value-type="percentage" office:value="0.864291617453276" calcext:value-type="percentage">
            <text:p>86.4%</text:p>
          </table:table-cell>
          <table:table-cell table:formula="of:=SQRT([.$R36]*[.AD$32])" office:value-type="percentage" office:value="0.869079973305104" calcext:value-type="percentage">
            <text:p>86.9%</text:p>
          </table:table-cell>
          <table:table-cell table:formula="of:=SQRT([.$R36]*[.AE$32])" office:value-type="percentage" office:value="0.873842090998139" calcext:value-type="percentage">
            <text:p>87.4%</text:p>
          </table:table-cell>
          <table:table-cell table:formula="of:=SQRT([.$R36]*[.AF$32])" office:value-type="percentage" office:value="0.878578397184907" calcext:value-type="percentage">
            <text:p>87.9%</text:p>
          </table:table-cell>
          <table:table-cell table:formula="of:=SQRT([.$R36]*[.AG$32])" office:value-type="percentage" office:value="0.883289307078943" calcext:value-type="percentage">
            <text:p>88.3%</text:p>
          </table:table-cell>
          <table:table-cell table:formula="of:=SQRT([.$R36]*[.AH$32])" office:value-type="percentage" office:value="0.887975224879613" calcext:value-type="percentage">
            <text:p>88.8%</text:p>
          </table:table-cell>
          <table:table-cell table:formula="of:=SQRT([.$R36]*[.AI$32])" office:value-type="percentage" office:value="0.892636544176856" calcext:value-type="percentage">
            <text:p>89.3%</text:p>
          </table:table-cell>
          <table:table-cell table:formula="of:=SQRT([.$R36]*[.AJ$32])" office:value-type="percentage" office:value="0.897273648337005" calcext:value-type="percentage">
            <text:p>89.7%</text:p>
          </table:table-cell>
          <table:table-cell table:formula="of:=SQRT([.$R36]*[.AK$32])" office:value-type="percentage" office:value="0.901886910870759" calcext:value-type="percentage">
            <text:p>90.2%</text:p>
          </table:table-cell>
          <table:table-cell table:formula="of:=SQRT([.$R36]*[.AL$32])" office:value-type="percentage" office:value="0.906476695784288" calcext:value-type="percentage">
            <text:p>90.6%</text:p>
          </table:table-cell>
        </table:table-row>
        <table:table-row table:style-name="ro1">
          <table:table-cell table:number-columns-repeated="2"/>
          <table:table-cell office:value-type="percentage" office:value="0.84" calcext:value-type="percentage">
            <text:p>84%</text:p>
          </table:table-cell>
          <table:table-cell table:formula="of:=[.$G$4]/[.$C37]/[.$C37]/[.D$7]" office:value-type="float" office:value="19.6641156462585" calcext:value-type="float">
            <text:p>19.7</text:p>
          </table:table-cell>
          <table:table-cell table:formula="of:=[.$G$4]/[.$C37]/[.$C37]/[.E$7]" office:value-type="float" office:value="19.0682333539476" calcext:value-type="float">
            <text:p>19.1</text:p>
          </table:table-cell>
          <table:table-cell table:formula="of:=[.$G$4]/[.$C37]/[.$C37]/[.F$7]" office:value-type="float" office:value="18.5074029611845" calcext:value-type="float">
            <text:p>18.5</text:p>
          </table:table-cell>
          <table:table-cell table:formula="of:=[.$G$4]/[.$C37]/[.$C37]/[.G$7]" office:value-type="float" office:value="17.9786200194364" calcext:value-type="float">
            <text:p>18.0</text:p>
          </table:table-cell>
          <table:table-cell table:formula="of:=[.$G$4]/[.$C37]/[.$C37]/[.H$7]" office:value-type="float" office:value="17.4792139077853" calcext:value-type="float">
            <text:p>17.5</text:p>
          </table:table-cell>
          <table:table-cell table:formula="of:=[.$G$4]/[.$C37]/[.$C37]/[.I$7]" office:value-type="float" office:value="17.0068027210884" calcext:value-type="float">
            <text:p>17.0</text:p>
          </table:table-cell>
          <table:table-cell table:formula="of:=[.$G$4]/[.$C37]/[.$C37]/[.J$7]" office:value-type="float" office:value="16.5592552810598" calcext:value-type="float">
            <text:p>16.6</text:p>
          </table:table-cell>
          <table:table-cell table:formula="of:=[.$G$4]/[.$C37]/[.$C37]/[.K$7]" office:value-type="float" office:value="16.1346589918019" calcext:value-type="float">
            <text:p>16.1</text:p>
          </table:table-cell>
          <table:table-cell table:formula="of:=[.$G$4]/[.$C37]/[.$C37]/[.L$7]" office:value-type="float" office:value="15.7312925170068" calcext:value-type="float">
            <text:p>15.7</text:p>
          </table:table-cell>
          <table:table-cell table:formula="of:=[.$G$4]/[.$C37]/[.$C37]/[.M$7]" office:value-type="float" office:value="15.3476024556164" calcext:value-type="float">
            <text:p>15.3</text:p>
          </table:table-cell>
          <table:table-cell table:formula="of:=[.$G$4]/[.$C37]/[.$C37]/[.N$7]" office:value-type="float" office:value="14.9821833495303" calcext:value-type="float">
            <text:p>15.0</text:p>
          </table:table-cell>
          <table:table-cell table:number-columns-repeated="3"/>
          <table:table-cell office:value-type="percentage" office:value="0.84" calcext:value-type="percentage">
            <text:p>84%</text:p>
          </table:table-cell>
          <table:table-cell table:formula="of:=SQRT([.$R37]*[.S$32])" office:value-type="percentage" office:value="0.819756061276768" calcext:value-type="percentage">
            <text:p>82.0%</text:p>
          </table:table-cell>
          <table:table-cell table:formula="of:=SQRT([.$R37]*[.T$32])" office:value-type="percentage" office:value="0.824863625092051" calcext:value-type="percentage">
            <text:p>82.5%</text:p>
          </table:table-cell>
          <table:table-cell table:formula="of:=SQRT([.$R37]*[.U$32])" office:value-type="percentage" office:value="0.829939756849857" calcext:value-type="percentage">
            <text:p>83.0%</text:p>
          </table:table-cell>
          <table:table-cell table:formula="of:=SQRT([.$R37]*[.V$32])" office:value-type="percentage" office:value="0.834985029805924" calcext:value-type="percentage">
            <text:p>83.5%</text:p>
          </table:table-cell>
          <table:table-cell table:formula="of:=SQRT([.$R37]*[.W$32])" office:value-type="percentage" office:value="0.84" calcext:value-type="percentage">
            <text:p>84.0%</text:p>
          </table:table-cell>
          <table:table-cell table:formula="of:=SQRT([.$R37]*[.X$32])" office:value-type="percentage" office:value="0.844985206971104" calcext:value-type="percentage">
            <text:p>84.5%</text:p>
          </table:table-cell>
          <table:table-cell table:formula="of:=SQRT([.$R37]*[.Y$32])" office:value-type="percentage" office:value="0.849941174435031" calcext:value-type="percentage">
            <text:p>85.0%</text:p>
          </table:table-cell>
          <table:table-cell table:formula="of:=SQRT([.$R37]*[.Z$32])" office:value-type="percentage" office:value="0.854868410926501" calcext:value-type="percentage">
            <text:p>85.5%</text:p>
          </table:table-cell>
          <table:table-cell table:formula="of:=SQRT([.$R37]*[.AA$32])" office:value-type="percentage" office:value="0.859767410408187" calcext:value-type="percentage">
            <text:p>86.0%</text:p>
          </table:table-cell>
          <table:table-cell table:formula="of:=SQRT([.$R37]*[.AB$32])" office:value-type="percentage" office:value="0.864638652848692" calcext:value-type="percentage">
            <text:p>86.5%</text:p>
          </table:table-cell>
          <table:table-cell table:formula="of:=SQRT([.$R37]*[.AC$32])" office:value-type="percentage" office:value="0.869482604771366" calcext:value-type="percentage">
            <text:p>86.9%</text:p>
          </table:table-cell>
          <table:table-cell table:formula="of:=SQRT([.$R37]*[.AD$32])" office:value-type="percentage" office:value="0.874299719775776" calcext:value-type="percentage">
            <text:p>87.4%</text:p>
          </table:table-cell>
          <table:table-cell table:formula="of:=SQRT([.$R37]*[.AE$32])" office:value-type="percentage" office:value="0.879090439033436" calcext:value-type="percentage">
            <text:p>87.9%</text:p>
          </table:table-cell>
          <table:table-cell table:formula="of:=SQRT([.$R37]*[.AF$32])" office:value-type="percentage" office:value="0.883855191759374" calcext:value-type="percentage">
            <text:p>88.4%</text:p>
          </table:table-cell>
          <table:table-cell table:formula="of:=SQRT([.$R37]*[.AG$32])" office:value-type="percentage" office:value="0.888594395660923" calcext:value-type="percentage">
            <text:p>88.9%</text:p>
          </table:table-cell>
          <table:table-cell table:formula="of:=SQRT([.$R37]*[.AH$32])" office:value-type="percentage" office:value="0.893308457365092" calcext:value-type="percentage">
            <text:p>89.3%</text:p>
          </table:table-cell>
          <table:table-cell table:formula="of:=SQRT([.$R37]*[.AI$32])" office:value-type="percentage" office:value="0.897997772825746" calcext:value-type="percentage">
            <text:p>89.8%</text:p>
          </table:table-cell>
          <table:table-cell table:formula="of:=SQRT([.$R37]*[.AJ$32])" office:value-type="percentage" office:value="0.902662727711741" calcext:value-type="percentage">
            <text:p>90.3%</text:p>
          </table:table-cell>
          <table:table-cell table:formula="of:=SQRT([.$R37]*[.AK$32])" office:value-type="percentage" office:value="0.9073036977771" calcext:value-type="percentage">
            <text:p>90.7%</text:p>
          </table:table-cell>
          <table:table-cell table:formula="of:=SQRT([.$R37]*[.AL$32])" office:value-type="percentage" office:value="0.91192104921424" calcext:value-type="percentage">
            <text:p>91.2%</text:p>
          </table:table-cell>
        </table:table-row>
        <table:table-row table:style-name="ro1">
          <table:table-cell table:number-columns-repeated="2"/>
          <table:table-cell office:value-type="percentage" office:value="0.85" calcext:value-type="percentage">
            <text:p>85%</text:p>
          </table:table-cell>
          <table:table-cell table:formula="of:=[.$G$4]/[.$C38]/[.$C38]/[.D$7]" office:value-type="float" office:value="19.204152249135" calcext:value-type="float">
            <text:p>19.2</text:p>
          </table:table-cell>
          <table:table-cell table:formula="of:=[.$G$4]/[.$C38]/[.$C38]/[.E$7]" office:value-type="float" office:value="18.6222082415854" calcext:value-type="float">
            <text:p>18.6</text:p>
          </table:table-cell>
          <table:table-cell table:formula="of:=[.$G$4]/[.$C38]/[.$C38]/[.F$7]" office:value-type="float" office:value="18.07449623448" calcext:value-type="float">
            <text:p>18.1</text:p>
          </table:table-cell>
          <table:table-cell table:formula="of:=[.$G$4]/[.$C38]/[.$C38]/[.G$7]" office:value-type="float" office:value="17.558082056352" calcext:value-type="float">
            <text:p>17.6</text:p>
          </table:table-cell>
          <table:table-cell table:formula="of:=[.$G$4]/[.$C38]/[.$C38]/[.H$7]" office:value-type="float" office:value="17.0703575547866" calcext:value-type="float">
            <text:p>17.1</text:p>
          </table:table-cell>
          <table:table-cell table:formula="of:=[.$G$4]/[.$C38]/[.$C38]/[.I$7]" office:value-type="float" office:value="16.6089965397924" calcext:value-type="float">
            <text:p>16.6</text:p>
          </table:table-cell>
          <table:table-cell table:formula="of:=[.$G$4]/[.$C38]/[.$C38]/[.J$7]" office:value-type="float" office:value="16.1719176834821" calcext:value-type="float">
            <text:p>16.2</text:p>
          </table:table-cell>
          <table:table-cell table:formula="of:=[.$G$4]/[.$C38]/[.$C38]/[.K$7]" office:value-type="float" office:value="15.7572531274953" calcext:value-type="float">
            <text:p>15.8</text:p>
          </table:table-cell>
          <table:table-cell table:formula="of:=[.$G$4]/[.$C38]/[.$C38]/[.L$7]" office:value-type="float" office:value="15.363321799308" calcext:value-type="float">
            <text:p>15.4</text:p>
          </table:table-cell>
          <table:table-cell table:formula="of:=[.$G$4]/[.$C38]/[.$C38]/[.M$7]" office:value-type="float" office:value="14.9886066334712" calcext:value-type="float">
            <text:p>15.0</text:p>
          </table:table-cell>
          <table:table-cell table:formula="of:=[.$G$4]/[.$C38]/[.$C38]/[.N$7]" office:value-type="float" office:value="14.63173504696" calcext:value-type="float">
            <text:p>14.6</text:p>
          </table:table-cell>
          <table:table-cell table:number-columns-repeated="3"/>
          <table:table-cell office:value-type="percentage" office:value="0.85" calcext:value-type="percentage">
            <text:p>85%</text:p>
          </table:table-cell>
          <table:table-cell table:formula="of:=SQRT([.$R38]*[.S$32])" office:value-type="percentage" office:value="0.824621125123532" calcext:value-type="percentage">
            <text:p>82.5%</text:p>
          </table:table-cell>
          <table:table-cell table:formula="of:=SQRT([.$R38]*[.T$32])" office:value-type="percentage" office:value="0.82975900115636" calcext:value-type="percentage">
            <text:p>83.0%</text:p>
          </table:table-cell>
          <table:table-cell table:formula="of:=SQRT([.$R38]*[.U$32])" office:value-type="percentage" office:value="0.834865258589672" calcext:value-type="percentage">
            <text:p>83.5%</text:p>
          </table:table-cell>
          <table:table-cell table:formula="of:=SQRT([.$R38]*[.V$32])" office:value-type="percentage" office:value="0.839940474081348" calcext:value-type="percentage">
            <text:p>84.0%</text:p>
          </table:table-cell>
          <table:table-cell table:formula="of:=SQRT([.$R38]*[.W$32])" office:value-type="percentage" office:value="0.844985206971104" calcext:value-type="percentage">
            <text:p>84.5%</text:p>
          </table:table-cell>
          <table:table-cell table:formula="of:=SQRT([.$R38]*[.X$32])" office:value-type="percentage" office:value="0.85" calcext:value-type="percentage">
            <text:p>85.0%</text:p>
          </table:table-cell>
          <table:table-cell table:formula="of:=SQRT([.$R38]*[.Y$32])" office:value-type="percentage" office:value="0.854985379991962" calcext:value-type="percentage">
            <text:p>85.5%</text:p>
          </table:table-cell>
          <table:table-cell table:formula="of:=SQRT([.$R38]*[.Z$32])" office:value-type="percentage" office:value="0.859941858499748" calcext:value-type="percentage">
            <text:p>86.0%</text:p>
          </table:table-cell>
          <table:table-cell table:formula="of:=SQRT([.$R38]*[.AA$32])" office:value-type="percentage" office:value="0.864869932417586" calcext:value-type="percentage">
            <text:p>86.5%</text:p>
          </table:table-cell>
          <table:table-cell table:formula="of:=SQRT([.$R38]*[.AB$32])" office:value-type="percentage" office:value="0.869770084562581" calcext:value-type="percentage">
            <text:p>87.0%</text:p>
          </table:table-cell>
          <table:table-cell table:formula="of:=SQRT([.$R38]*[.AC$32])" office:value-type="percentage" office:value="0.874642784226795" calcext:value-type="percentage">
            <text:p>87.5%</text:p>
          </table:table-cell>
          <table:table-cell table:formula="of:=SQRT([.$R38]*[.AD$32])" office:value-type="percentage" office:value="0.8794884877018" calcext:value-type="percentage">
            <text:p>87.9%</text:p>
          </table:table-cell>
          <table:table-cell table:formula="of:=SQRT([.$R38]*[.AE$32])" office:value-type="percentage" office:value="0.884307638777366" calcext:value-type="percentage">
            <text:p>88.4%</text:p>
          </table:table-cell>
          <table:table-cell table:formula="of:=SQRT([.$R38]*[.AF$32])" office:value-type="percentage" office:value="0.889100669215809" calcext:value-type="percentage">
            <text:p>88.9%</text:p>
          </table:table-cell>
          <table:table-cell table:formula="of:=SQRT([.$R38]*[.AG$32])" office:value-type="percentage" office:value="0.893867999203462" calcext:value-type="percentage">
            <text:p>89.4%</text:p>
          </table:table-cell>
          <table:table-cell table:formula="of:=SQRT([.$R38]*[.AH$32])" office:value-type="percentage" office:value="0.898610037780572" calcext:value-type="percentage">
            <text:p>89.9%</text:p>
          </table:table-cell>
          <table:table-cell table:formula="of:=SQRT([.$R38]*[.AI$32])" office:value-type="percentage" office:value="0.903327183250897" calcext:value-type="percentage">
            <text:p>90.3%</text:p>
          </table:table-cell>
          <table:table-cell table:formula="of:=SQRT([.$R38]*[.AJ$32])" office:value-type="percentage" office:value="0.908019823572151" calcext:value-type="percentage">
            <text:p>90.8%</text:p>
          </table:table-cell>
          <table:table-cell table:formula="of:=SQRT([.$R38]*[.AK$32])" office:value-type="percentage" office:value="0.912688336728371" calcext:value-type="percentage">
            <text:p>91.3%</text:p>
          </table:table-cell>
          <table:table-cell table:formula="of:=SQRT([.$R38]*[.AL$32])" office:value-type="percentage" office:value="0.917333091085239" calcext:value-type="percentage">
            <text:p>91.7%</text:p>
          </table:table-cell>
        </table:table-row>
        <table:table-row table:style-name="ro1">
          <table:table-cell table:number-columns-repeated="2"/>
          <table:table-cell office:value-type="percentage" office:value="0.86" calcext:value-type="percentage">
            <text:p>86%</text:p>
          </table:table-cell>
          <table:table-cell table:formula="of:=[.$G$4]/[.$C39]/[.$C39]/[.D$7]" office:value-type="float" office:value="18.7601406165495" calcext:value-type="float">
            <text:p>18.8</text:p>
          </table:table-cell>
          <table:table-cell table:formula="of:=[.$G$4]/[.$C39]/[.$C39]/[.E$7]" office:value-type="float" office:value="18.1916515069571" calcext:value-type="float">
            <text:p>18.2</text:p>
          </table:table-cell>
          <table:table-cell table:formula="of:=[.$G$4]/[.$C39]/[.$C39]/[.F$7]" office:value-type="float" office:value="17.6566029332231" calcext:value-type="float">
            <text:p>17.7</text:p>
          </table:table-cell>
          <table:table-cell table:formula="of:=[.$G$4]/[.$C39]/[.$C39]/[.G$7]" office:value-type="float" office:value="17.1521285637024" calcext:value-type="float">
            <text:p>17.2</text:p>
          </table:table-cell>
          <table:table-cell table:formula="of:=[.$G$4]/[.$C39]/[.$C39]/[.H$7]" office:value-type="float" office:value="16.675680548044" calcext:value-type="float">
            <text:p>16.7</text:p>
          </table:table-cell>
          <table:table-cell table:formula="of:=[.$G$4]/[.$C39]/[.$C39]/[.I$7]" office:value-type="float" office:value="16.2249864791779" calcext:value-type="float">
            <text:p>16.2</text:p>
          </table:table-cell>
          <table:table-cell table:formula="of:=[.$G$4]/[.$C39]/[.$C39]/[.J$7]" office:value-type="float" office:value="15.7980131507785" calcext:value-type="float">
            <text:p>15.8</text:p>
          </table:table-cell>
          <table:table-cell table:formula="of:=[.$G$4]/[.$C39]/[.$C39]/[.K$7]" office:value-type="float" office:value="15.3929358905021" calcext:value-type="float">
            <text:p>15.4</text:p>
          </table:table-cell>
          <table:table-cell table:formula="of:=[.$G$4]/[.$C39]/[.$C39]/[.L$7]" office:value-type="float" office:value="15.0081124932396" calcext:value-type="float">
            <text:p>15.0</text:p>
          </table:table-cell>
          <table:table-cell table:formula="of:=[.$G$4]/[.$C39]/[.$C39]/[.M$7]" office:value-type="float" office:value="14.6420609690142" calcext:value-type="float">
            <text:p>14.6</text:p>
          </table:table-cell>
          <table:table-cell table:formula="of:=[.$G$4]/[.$C39]/[.$C39]/[.N$7]" office:value-type="float" office:value="14.293440469752" calcext:value-type="float">
            <text:p>14.3</text:p>
          </table:table-cell>
          <table:table-cell table:number-columns-repeated="3"/>
          <table:table-cell office:value-type="percentage" office:value="0.86" calcext:value-type="percentage">
            <text:p>86%</text:p>
          </table:table-cell>
          <table:table-cell table:formula="of:=SQRT([.$R39]*[.S$32])" office:value-type="percentage" office:value="0.829457654133109" calcext:value-type="percentage">
            <text:p>82.9%</text:p>
          </table:table-cell>
          <table:table-cell table:formula="of:=SQRT([.$R39]*[.T$32])" office:value-type="percentage" office:value="0.834625664594613" calcext:value-type="percentage">
            <text:p>83.5%</text:p>
          </table:table-cell>
          <table:table-cell table:formula="of:=SQRT([.$R39]*[.U$32])" office:value-type="percentage" office:value="0.839761871008681" calcext:value-type="percentage">
            <text:p>84.0%</text:p>
          </table:table-cell>
          <table:table-cell table:formula="of:=SQRT([.$R39]*[.V$32])" office:value-type="percentage" office:value="0.844866853415377" calcext:value-type="percentage">
            <text:p>84.5%</text:p>
          </table:table-cell>
          <table:table-cell table:formula="of:=SQRT([.$R39]*[.W$32])" office:value-type="percentage" office:value="0.849941174435031" calcext:value-type="percentage">
            <text:p>85.0%</text:p>
          </table:table-cell>
          <table:table-cell table:formula="of:=SQRT([.$R39]*[.X$32])" office:value-type="percentage" office:value="0.854985379991962" calcext:value-type="percentage">
            <text:p>85.5%</text:p>
          </table:table-cell>
          <table:table-cell table:formula="of:=SQRT([.$R39]*[.Y$32])" office:value-type="percentage" office:value="0.86" calcext:value-type="percentage">
            <text:p>86.0%</text:p>
          </table:table-cell>
          <table:table-cell table:formula="of:=SQRT([.$R39]*[.Z$32])" office:value-type="percentage" office:value="0.864985549012236" calcext:value-type="percentage">
            <text:p>86.5%</text:p>
          </table:table-cell>
          <table:table-cell table:formula="of:=SQRT([.$R39]*[.AA$32])" office:value-type="percentage" office:value="0.869942526837262" calcext:value-type="percentage">
            <text:p>87.0%</text:p>
          </table:table-cell>
          <table:table-cell table:formula="of:=SQRT([.$R39]*[.AB$32])" office:value-type="percentage" office:value="0.874871419123976" calcext:value-type="percentage">
            <text:p>87.5%</text:p>
          </table:table-cell>
          <table:table-cell table:formula="of:=SQRT([.$R39]*[.AC$32])" office:value-type="percentage" office:value="0.879772697916911" calcext:value-type="percentage">
            <text:p>88.0%</text:p>
          </table:table-cell>
          <table:table-cell table:formula="of:=SQRT([.$R39]*[.AD$32])" office:value-type="percentage" office:value="0.884646822183859" calcext:value-type="percentage">
            <text:p>88.5%</text:p>
          </table:table-cell>
          <table:table-cell table:formula="of:=SQRT([.$R39]*[.AE$32])" office:value-type="percentage" office:value="0.889494238317483" calcext:value-type="percentage">
            <text:p>88.9%</text:p>
          </table:table-cell>
          <table:table-cell table:formula="of:=SQRT([.$R39]*[.AF$32])" office:value-type="percentage" office:value="0.894315380612455" calcext:value-type="percentage">
            <text:p>89.4%</text:p>
          </table:table-cell>
          <table:table-cell table:formula="of:=SQRT([.$R39]*[.AG$32])" office:value-type="percentage" office:value="0.899110671719561" calcext:value-type="percentage">
            <text:p>89.9%</text:p>
          </table:table-cell>
          <table:table-cell table:formula="of:=SQRT([.$R39]*[.AH$32])" office:value-type="percentage" office:value="0.903880523078133" calcext:value-type="percentage">
            <text:p>90.4%</text:p>
          </table:table-cell>
          <table:table-cell table:formula="of:=SQRT([.$R39]*[.AI$32])" office:value-type="percentage" office:value="0.908625335328044" calcext:value-type="percentage">
            <text:p>90.9%</text:p>
          </table:table-cell>
          <table:table-cell table:formula="of:=SQRT([.$R39]*[.AJ$32])" office:value-type="percentage" office:value="0.913345498702435" calcext:value-type="percentage">
            <text:p>91.3%</text:p>
          </table:table-cell>
          <table:table-cell table:formula="of:=SQRT([.$R39]*[.AK$32])" office:value-type="percentage" office:value="0.91804139340228" calcext:value-type="percentage">
            <text:p>91.8%</text:p>
          </table:table-cell>
          <table:table-cell table:formula="of:=SQRT([.$R39]*[.AL$32])" office:value-type="percentage" office:value="0.922713389953782" calcext:value-type="percentage">
            <text:p>92.3%</text:p>
          </table:table-cell>
        </table:table-row>
        <table:table-row table:style-name="ro1">
          <table:table-cell table:number-columns-repeated="2"/>
          <table:table-cell office:value-type="percentage" office:value="0.87" calcext:value-type="percentage">
            <text:p>87%</text:p>
          </table:table-cell>
          <table:table-cell table:formula="of:=[.$G$4]/[.$C40]/[.$C40]/[.D$7]" office:value-type="float" office:value="18.3313515655965" calcext:value-type="float">
            <text:p>18.3</text:p>
          </table:table-cell>
          <table:table-cell table:formula="of:=[.$G$4]/[.$C40]/[.$C40]/[.E$7]" office:value-type="float" office:value="17.7758560636087" calcext:value-type="float">
            <text:p>17.8</text:p>
          </table:table-cell>
          <table:table-cell table:formula="of:=[.$G$4]/[.$C40]/[.$C40]/[.F$7]" office:value-type="float" office:value="17.2530367676202" calcext:value-type="float">
            <text:p>17.3</text:p>
          </table:table-cell>
          <table:table-cell table:formula="of:=[.$G$4]/[.$C40]/[.$C40]/[.G$7]" office:value-type="float" office:value="16.760092859974" calcext:value-type="float">
            <text:p>16.8</text:p>
          </table:table-cell>
          <table:table-cell table:formula="of:=[.$G$4]/[.$C40]/[.$C40]/[.H$7]" office:value-type="float" office:value="16.2945347249747" calcext:value-type="float">
            <text:p>16.3</text:p>
          </table:table-cell>
          <table:table-cell table:formula="of:=[.$G$4]/[.$C40]/[.$C40]/[.I$7]" office:value-type="float" office:value="15.85414189457" calcext:value-type="float">
            <text:p>15.9</text:p>
          </table:table-cell>
          <table:table-cell table:formula="of:=[.$G$4]/[.$C40]/[.$C40]/[.J$7]" office:value-type="float" office:value="15.4369276341865" calcext:value-type="float">
            <text:p>15.4</text:p>
          </table:table-cell>
          <table:table-cell table:formula="of:=[.$G$4]/[.$C40]/[.$C40]/[.K$7]" office:value-type="float" office:value="15.0411089768997" calcext:value-type="float">
            <text:p>15.0</text:p>
          </table:table-cell>
          <table:table-cell table:formula="of:=[.$G$4]/[.$C40]/[.$C40]/[.L$7]" office:value-type="float" office:value="14.6650812524772" calcext:value-type="float">
            <text:p>14.7</text:p>
          </table:table-cell>
          <table:table-cell table:formula="of:=[.$G$4]/[.$C40]/[.$C40]/[.M$7]" office:value-type="float" office:value="14.3073963438802" calcext:value-type="float">
            <text:p>14.3</text:p>
          </table:table-cell>
          <table:table-cell table:formula="of:=[.$G$4]/[.$C40]/[.$C40]/[.N$7]" office:value-type="float" office:value="13.9667440499783" calcext:value-type="float">
            <text:p>14.0</text:p>
          </table:table-cell>
          <table:table-cell table:number-columns-repeated="3"/>
          <table:table-cell office:value-type="percentage" office:value="0.87" calcext:value-type="percentage">
            <text:p>87%</text:p>
          </table:table-cell>
          <table:table-cell table:formula="of:=SQRT([.$R40]*[.S$32])" office:value-type="percentage" office:value="0.834266144584569" calcext:value-type="percentage">
            <text:p>83.4%</text:p>
          </table:table-cell>
          <table:table-cell table:formula="of:=SQRT([.$R40]*[.T$32])" office:value-type="percentage" office:value="0.839464114777993" calcext:value-type="percentage">
            <text:p>83.9%</text:p>
          </table:table-cell>
          <table:table-cell table:formula="of:=SQRT([.$R40]*[.U$32])" office:value-type="percentage" office:value="0.844630096551147" calcext:value-type="percentage">
            <text:p>84.5%</text:p>
          </table:table-cell>
          <table:table-cell table:formula="of:=SQRT([.$R40]*[.V$32])" office:value-type="percentage" office:value="0.849764673306675" calcext:value-type="percentage">
            <text:p>85.0%</text:p>
          </table:table-cell>
          <table:table-cell table:formula="of:=SQRT([.$R40]*[.W$32])" office:value-type="percentage" office:value="0.854868410926501" calcext:value-type="percentage">
            <text:p>85.5%</text:p>
          </table:table-cell>
          <table:table-cell table:formula="of:=SQRT([.$R40]*[.X$32])" office:value-type="percentage" office:value="0.859941858499748" calcext:value-type="percentage">
            <text:p>86.0%</text:p>
          </table:table-cell>
          <table:table-cell table:formula="of:=SQRT([.$R40]*[.Y$32])" office:value-type="percentage" office:value="0.864985549012236" calcext:value-type="percentage">
            <text:p>86.5%</text:p>
          </table:table-cell>
          <table:table-cell table:formula="of:=SQRT([.$R40]*[.Z$32])" office:value-type="percentage" office:value="0.87" calcext:value-type="percentage">
            <text:p>87.0%</text:p>
          </table:table-cell>
          <table:table-cell table:formula="of:=SQRT([.$R40]*[.AA$32])" office:value-type="percentage" office:value="0.874985714169094" calcext:value-type="percentage">
            <text:p>87.5%</text:p>
          </table:table-cell>
          <table:table-cell table:formula="of:=SQRT([.$R40]*[.AB$32])" office:value-type="percentage" office:value="0.879943179983799" calcext:value-type="percentage">
            <text:p>88.0%</text:p>
          </table:table-cell>
          <table:table-cell table:formula="of:=SQRT([.$R40]*[.AC$32])" office:value-type="percentage" office:value="0.884872872225158" calcext:value-type="percentage">
            <text:p>88.5%</text:p>
          </table:table-cell>
          <table:table-cell table:formula="of:=SQRT([.$R40]*[.AD$32])" office:value-type="percentage" office:value="0.889775252521669" calcext:value-type="percentage">
            <text:p>89.0%</text:p>
          </table:table-cell>
          <table:table-cell table:formula="of:=SQRT([.$R40]*[.AE$32])" office:value-type="percentage" office:value="0.894650769853802" calcext:value-type="percentage">
            <text:p>89.5%</text:p>
          </table:table-cell>
          <table:table-cell table:formula="of:=SQRT([.$R40]*[.AF$32])" office:value-type="percentage" office:value="0.899499861033897" calcext:value-type="percentage">
            <text:p>89.9%</text:p>
          </table:table-cell>
          <table:table-cell table:formula="of:=SQRT([.$R40]*[.AG$32])" office:value-type="percentage" office:value="0.904322951162913" calcext:value-type="percentage">
            <text:p>90.4%</text:p>
          </table:table-cell>
          <table:table-cell table:formula="of:=SQRT([.$R40]*[.AH$32])" office:value-type="percentage" office:value="0.909120454065357" calcext:value-type="percentage">
            <text:p>90.9%</text:p>
          </table:table-cell>
          <table:table-cell table:formula="of:=SQRT([.$R40]*[.AI$32])" office:value-type="percentage" office:value="0.913892772703669" calcext:value-type="percentage">
            <text:p>91.4%</text:p>
          </table:table-cell>
          <table:table-cell table:formula="of:=SQRT([.$R40]*[.AJ$32])" office:value-type="percentage" office:value="0.918640299573233" calcext:value-type="percentage">
            <text:p>91.9%</text:p>
          </table:table-cell>
          <table:table-cell table:formula="of:=SQRT([.$R40]*[.AK$32])" office:value-type="percentage" office:value="0.923363417079104" calcext:value-type="percentage">
            <text:p>92.3%</text:p>
          </table:table-cell>
          <table:table-cell table:formula="of:=SQRT([.$R40]*[.AL$32])" office:value-type="percentage" office:value="0.928062497895481" calcext:value-type="percentage">
            <text:p>92.8%</text:p>
          </table:table-cell>
        </table:table-row>
        <table:table-row table:style-name="ro1">
          <table:table-cell table:number-columns-repeated="2"/>
          <table:table-cell office:value-type="percentage" office:value="0.88" calcext:value-type="percentage">
            <text:p>88%</text:p>
          </table:table-cell>
          <table:table-cell table:formula="of:=[.$G$4]/[.$C41]/[.$C41]/[.D$7]" office:value-type="float" office:value="17.917097107438" calcext:value-type="float">
            <text:p>17.9</text:p>
          </table:table-cell>
          <table:table-cell table:formula="of:=[.$G$4]/[.$C41]/[.$C41]/[.E$7]" office:value-type="float" office:value="17.374154770849" calcext:value-type="float">
            <text:p>17.4</text:p>
          </table:table-cell>
          <table:table-cell table:formula="of:=[.$G$4]/[.$C41]/[.$C41]/[.F$7]" office:value-type="float" office:value="16.8631502187652" calcext:value-type="float">
            <text:p>16.9</text:p>
          </table:table-cell>
          <table:table-cell table:formula="of:=[.$G$4]/[.$C41]/[.$C41]/[.G$7]" office:value-type="float" office:value="16.3813459268005" calcext:value-type="float">
            <text:p>16.4</text:p>
          </table:table-cell>
          <table:table-cell table:formula="of:=[.$G$4]/[.$C41]/[.$C41]/[.H$7]" office:value-type="float" office:value="15.9263085399449" calcext:value-type="float">
            <text:p>15.9</text:p>
          </table:table-cell>
          <table:table-cell table:formula="of:=[.$G$4]/[.$C41]/[.$C41]/[.I$7]" office:value-type="float" office:value="15.495867768595" calcext:value-type="float">
            <text:p>15.5</text:p>
          </table:table-cell>
          <table:table-cell table:formula="of:=[.$G$4]/[.$C41]/[.$C41]/[.J$7]" office:value-type="float" office:value="15.0880817746846" calcext:value-type="float">
            <text:p>15.1</text:p>
          </table:table-cell>
          <table:table-cell table:formula="of:=[.$G$4]/[.$C41]/[.$C41]/[.K$7]" office:value-type="float" office:value="14.7012078830261" calcext:value-type="float">
            <text:p>14.7</text:p>
          </table:table-cell>
          <table:table-cell table:formula="of:=[.$G$4]/[.$C41]/[.$C41]/[.L$7]" office:value-type="float" office:value="14.3336776859504" calcext:value-type="float">
            <text:p>14.3</text:p>
          </table:table-cell>
          <table:table-cell table:formula="of:=[.$G$4]/[.$C41]/[.$C41]/[.M$7]" office:value-type="float" office:value="13.9840757911711" calcext:value-type="float">
            <text:p>14.0</text:p>
          </table:table-cell>
          <table:table-cell table:formula="of:=[.$G$4]/[.$C41]/[.$C41]/[.N$7]" office:value-type="float" office:value="13.6511216056671" calcext:value-type="float">
            <text:p>13.7</text:p>
          </table:table-cell>
          <table:table-cell table:number-columns-repeated="3"/>
          <table:table-cell office:value-type="percentage" office:value="0.88" calcext:value-type="percentage">
            <text:p>88%</text:p>
          </table:table-cell>
          <table:table-cell table:formula="of:=SQRT([.$R41]*[.S$32])" office:value-type="percentage" office:value="0.839047078536121" calcext:value-type="percentage">
            <text:p>83.9%</text:p>
          </table:table-cell>
          <table:table-cell table:formula="of:=SQRT([.$R41]*[.T$32])" office:value-type="percentage" office:value="0.844274836768217" calcext:value-type="percentage">
            <text:p>84.4%</text:p>
          </table:table-cell>
          <table:table-cell table:formula="of:=SQRT([.$R41]*[.U$32])" office:value-type="percentage" office:value="0.849470423263812" calcext:value-type="percentage">
            <text:p>84.9%</text:p>
          </table:table-cell>
          <table:table-cell table:formula="of:=SQRT([.$R41]*[.V$32])" office:value-type="percentage" office:value="0.85463442476886" calcext:value-type="percentage">
            <text:p>85.5%</text:p>
          </table:table-cell>
          <table:table-cell table:formula="of:=SQRT([.$R41]*[.W$32])" office:value-type="percentage" office:value="0.859767410408187" calcext:value-type="percentage">
            <text:p>86.0%</text:p>
          </table:table-cell>
          <table:table-cell table:formula="of:=SQRT([.$R41]*[.X$32])" office:value-type="percentage" office:value="0.864869932417586" calcext:value-type="percentage">
            <text:p>86.5%</text:p>
          </table:table-cell>
          <table:table-cell table:formula="of:=SQRT([.$R41]*[.Y$32])" office:value-type="percentage" office:value="0.869942526837262" calcext:value-type="percentage">
            <text:p>87.0%</text:p>
          </table:table-cell>
          <table:table-cell table:formula="of:=SQRT([.$R41]*[.Z$32])" office:value-type="percentage" office:value="0.874985714169094" calcext:value-type="percentage">
            <text:p>87.5%</text:p>
          </table:table-cell>
          <table:table-cell table:formula="of:=SQRT([.$R41]*[.AA$32])" office:value-type="percentage" office:value="0.88" calcext:value-type="percentage">
            <text:p>88.0%</text:p>
          </table:table-cell>
          <table:table-cell table:formula="of:=SQRT([.$R41]*[.AB$32])" office:value-type="percentage" office:value="0.884985875593504" calcext:value-type="percentage">
            <text:p>88.5%</text:p>
          </table:table-cell>
          <table:table-cell table:formula="of:=SQRT([.$R41]*[.AC$32])" office:value-type="percentage" office:value="0.88994381845148" calcext:value-type="percentage">
            <text:p>89.0%</text:p>
          </table:table-cell>
          <table:table-cell table:formula="of:=SQRT([.$R41]*[.AD$32])" office:value-type="percentage" office:value="0.894874292847884" calcext:value-type="percentage">
            <text:p>89.5%</text:p>
          </table:table-cell>
          <table:table-cell table:formula="of:=SQRT([.$R41]*[.AE$32])" office:value-type="percentage" office:value="0.899777750336159" calcext:value-type="percentage">
            <text:p>90.0%</text:p>
          </table:table-cell>
          <table:table-cell table:formula="of:=SQRT([.$R41]*[.AF$32])" office:value-type="percentage" office:value="0.904654630231891" calcext:value-type="percentage">
            <text:p>90.5%</text:p>
          </table:table-cell>
          <table:table-cell table:formula="of:=SQRT([.$R41]*[.AG$32])" office:value-type="percentage" office:value="0.909505360072166" calcext:value-type="percentage">
            <text:p>91.0%</text:p>
          </table:table-cell>
          <table:table-cell table:formula="of:=SQRT([.$R41]*[.AH$32])" office:value-type="percentage" office:value="0.914330356052997" calcext:value-type="percentage">
            <text:p>91.4%</text:p>
          </table:table-cell>
          <table:table-cell table:formula="of:=SQRT([.$R41]*[.AI$32])" office:value-type="percentage" office:value="0.919130023446085" calcext:value-type="percentage">
            <text:p>91.9%</text:p>
          </table:table-cell>
          <table:table-cell table:formula="of:=SQRT([.$R41]*[.AJ$32])" office:value-type="percentage" office:value="0.923904756996088" calcext:value-type="percentage">
            <text:p>92.4%</text:p>
          </table:table-cell>
          <table:table-cell table:formula="of:=SQRT([.$R41]*[.AK$32])" office:value-type="percentage" office:value="0.928654941299512" calcext:value-type="percentage">
            <text:p>92.9%</text:p>
          </table:table-cell>
          <table:table-cell table:formula="of:=SQRT([.$R41]*[.AL$32])" office:value-type="percentage" office:value="0.933380951166243" calcext:value-type="percentage">
            <text:p>93.3%</text:p>
          </table:table-cell>
        </table:table-row>
        <table:table-row table:style-name="ro1">
          <table:table-cell office:value-type="string" calcext:value-type="string">
            <text:p>2x Regulator</text:p>
          </table:table-cell>
          <table:table-cell/>
          <table:table-cell office:value-type="percentage" office:value="0.89" calcext:value-type="percentage">
            <text:p>89%</text:p>
          </table:table-cell>
          <table:table-cell table:formula="of:=[.$G$4]/[.$C42]/[.$C42]/[.D$7]" office:value-type="float" office:value="17.5167276858982" calcext:value-type="float">
            <text:p>17.5</text:p>
          </table:table-cell>
          <table:table-cell table:formula="of:=[.$G$4]/[.$C42]/[.$C42]/[.E$7]" office:value-type="float" office:value="16.9859177560225" calcext:value-type="float">
            <text:p>17.0</text:p>
          </table:table-cell>
          <table:table-cell table:formula="of:=[.$G$4]/[.$C42]/[.$C42]/[.F$7]" office:value-type="float" office:value="16.4863319396689" calcext:value-type="float">
            <text:p>16.5</text:p>
          </table:table-cell>
          <table:table-cell table:formula="of:=[.$G$4]/[.$C42]/[.$C42]/[.G$7]" office:value-type="float" office:value="16.0152938842498" calcext:value-type="float">
            <text:p>16.0</text:p>
          </table:table-cell>
          <table:table-cell table:formula="of:=[.$G$4]/[.$C42]/[.$C42]/[.H$7]" office:value-type="float" office:value="15.5704246096873" calcext:value-type="float">
            <text:p>15.6</text:p>
          </table:table-cell>
          <table:table-cell table:formula="of:=[.$G$4]/[.$C42]/[.$C42]/[.I$7]" office:value-type="float" office:value="15.149602322939" calcext:value-type="float">
            <text:p>15.1</text:p>
          </table:table-cell>
          <table:table-cell table:formula="of:=[.$G$4]/[.$C42]/[.$C42]/[.J$7]" office:value-type="float" office:value="14.7509285775985" calcext:value-type="float">
            <text:p>14.8</text:p>
          </table:table-cell>
          <table:table-cell table:formula="of:=[.$G$4]/[.$C42]/[.$C42]/[.K$7]" office:value-type="float" office:value="14.3726996397114" calcext:value-type="float">
            <text:p>14.4</text:p>
          </table:table-cell>
          <table:table-cell table:formula="of:=[.$G$4]/[.$C42]/[.$C42]/[.L$7]" office:value-type="float" office:value="14.0133821487186" calcext:value-type="float">
            <text:p>14.0</text:p>
          </table:table-cell>
          <table:table-cell table:formula="of:=[.$G$4]/[.$C42]/[.$C42]/[.M$7]" office:value-type="float" office:value="13.6715923402133" calcext:value-type="float">
            <text:p>13.7</text:p>
          </table:table-cell>
          <table:table-cell table:formula="of:=[.$G$4]/[.$C42]/[.$C42]/[.N$7]" office:value-type="float" office:value="13.3460782368749" calcext:value-type="float">
            <text:p>13.3</text:p>
          </table:table-cell>
          <table:table-cell table:number-columns-repeated="3"/>
          <table:table-cell office:value-type="percentage" office:value="0.89" calcext:value-type="percentage">
            <text:p>89%</text:p>
          </table:table-cell>
          <table:table-cell table:formula="of:=SQRT([.$R42]*[.S$32])" office:value-type="percentage" office:value="0.84380092438916" calcext:value-type="percentage">
            <text:p>84.4%</text:p>
          </table:table-cell>
          <table:table-cell table:formula="of:=SQRT([.$R42]*[.T$32])" office:value-type="percentage" office:value="0.849058301885094" calcext:value-type="percentage">
            <text:p>84.9%</text:p>
          </table:table-cell>
          <table:table-cell table:formula="of:=SQRT([.$R42]*[.U$32])" office:value-type="percentage" office:value="0.854283325366942" calcext:value-type="percentage">
            <text:p>85.4%</text:p>
          </table:table-cell>
          <table:table-cell table:formula="of:=SQRT([.$R42]*[.V$32])" office:value-type="percentage" office:value="0.859476584905022" calcext:value-type="percentage">
            <text:p>85.9%</text:p>
          </table:table-cell>
          <table:table-cell table:formula="of:=SQRT([.$R42]*[.W$32])" office:value-type="percentage" office:value="0.864638652848692" calcext:value-type="percentage">
            <text:p>86.5%</text:p>
          </table:table-cell>
          <table:table-cell table:formula="of:=SQRT([.$R42]*[.X$32])" office:value-type="percentage" office:value="0.869770084562581" calcext:value-type="percentage">
            <text:p>87.0%</text:p>
          </table:table-cell>
          <table:table-cell table:formula="of:=SQRT([.$R42]*[.Y$32])" office:value-type="percentage" office:value="0.874871419123976" calcext:value-type="percentage">
            <text:p>87.5%</text:p>
          </table:table-cell>
          <table:table-cell table:formula="of:=SQRT([.$R42]*[.Z$32])" office:value-type="percentage" office:value="0.879943179983799" calcext:value-type="percentage">
            <text:p>88.0%</text:p>
          </table:table-cell>
          <table:table-cell table:formula="of:=SQRT([.$R42]*[.AA$32])" office:value-type="percentage" office:value="0.884985875593504" calcext:value-type="percentage">
            <text:p>88.5%</text:p>
          </table:table-cell>
          <table:table-cell table:formula="of:=SQRT([.$R42]*[.AB$32])" office:value-type="percentage" office:value="0.89" calcext:value-type="percentage">
            <text:p>89.0%</text:p>
          </table:table-cell>
          <table:table-cell table:formula="of:=SQRT([.$R42]*[.AC$32])" office:value-type="percentage" office:value="0.894986033410578" calcext:value-type="percentage">
            <text:p>89.5%</text:p>
          </table:table-cell>
          <table:table-cell table:formula="of:=SQRT([.$R42]*[.AD$32])" office:value-type="percentage" office:value="0.899944442729661" calcext:value-type="percentage">
            <text:p>90.0%</text:p>
          </table:table-cell>
          <table:table-cell table:formula="of:=SQRT([.$R42]*[.AE$32])" office:value-type="percentage" office:value="0.90487568206909" calcext:value-type="percentage">
            <text:p>90.5%</text:p>
          </table:table-cell>
          <table:table-cell table:formula="of:=SQRT([.$R42]*[.AF$32])" office:value-type="percentage" office:value="0.909780193233509" calcext:value-type="percentage">
            <text:p>91.0%</text:p>
          </table:table-cell>
          <table:table-cell table:formula="of:=SQRT([.$R42]*[.AG$32])" office:value-type="percentage" office:value="0.91465840618233" calcext:value-type="percentage">
            <text:p>91.5%</text:p>
          </table:table-cell>
          <table:table-cell table:formula="of:=SQRT([.$R42]*[.AH$32])" office:value-type="percentage" office:value="0.919510739469638" calcext:value-type="percentage">
            <text:p>92.0%</text:p>
          </table:table-cell>
          <table:table-cell table:formula="of:=SQRT([.$R42]*[.AI$32])" office:value-type="percentage" office:value="0.924337600663307" calcext:value-type="percentage">
            <text:p>92.4%</text:p>
          </table:table-cell>
          <table:table-cell table:formula="of:=SQRT([.$R42]*[.AJ$32])" office:value-type="percentage" office:value="0.929139386744529" calcext:value-type="percentage">
            <text:p>92.9%</text:p>
          </table:table-cell>
          <table:table-cell table:formula="of:=SQRT([.$R42]*[.AK$32])" office:value-type="percentage" office:value="0.933916484488843" calcext:value-type="percentage">
            <text:p>93.4%</text:p>
          </table:table-cell>
          <table:table-cell table:formula="of:=SQRT([.$R42]*[.AL$32])" office:value-type="percentage" office:value="0.938669270829721" calcext:value-type="percentage">
            <text:p>93.9%</text:p>
          </table:table-cell>
        </table:table-row>
        <table:table-row table:style-name="ro1">
          <table:table-cell table:number-columns-repeated="2"/>
          <table:table-cell office:value-type="percentage" office:value="0.9" calcext:value-type="percentage">
            <text:p>90%</text:p>
          </table:table-cell>
          <table:table-cell table:formula="of:=[.$G$4]/[.$C43]/[.$C43]/[.D$7]" office:value-type="float" office:value="17.1296296296296" calcext:value-type="float">
            <text:p>17.1</text:p>
          </table:table-cell>
          <table:table-cell table:formula="of:=[.$G$4]/[.$C43]/[.$C43]/[.E$7]" office:value-type="float" office:value="16.6105499438833" calcext:value-type="float">
            <text:p>16.6</text:p>
          </table:table-cell>
          <table:table-cell table:formula="of:=[.$G$4]/[.$C43]/[.$C43]/[.F$7]" office:value-type="float" office:value="16.1220043572985" calcext:value-type="float">
            <text:p>16.1</text:p>
          </table:table-cell>
          <table:table-cell table:formula="of:=[.$G$4]/[.$C43]/[.$C43]/[.G$7]" office:value-type="float" office:value="15.6613756613757" calcext:value-type="float">
            <text:p>15.7</text:p>
          </table:table-cell>
          <table:table-cell table:formula="of:=[.$G$4]/[.$C43]/[.$C43]/[.H$7]" office:value-type="float" office:value="15.2263374485597" calcext:value-type="float">
            <text:p>15.2</text:p>
          </table:table-cell>
          <table:table-cell table:formula="of:=[.$G$4]/[.$C43]/[.$C43]/[.I$7]" office:value-type="float" office:value="14.8148148148148" calcext:value-type="float">
            <text:p>14.8</text:p>
          </table:table-cell>
          <table:table-cell table:formula="of:=[.$G$4]/[.$C43]/[.$C43]/[.J$7]" office:value-type="float" office:value="14.4249512670565" calcext:value-type="float">
            <text:p>14.4</text:p>
          </table:table-cell>
          <table:table-cell table:formula="of:=[.$G$4]/[.$C43]/[.$C43]/[.K$7]" office:value-type="float" office:value="14.0550807217474" calcext:value-type="float">
            <text:p>14.1</text:p>
          </table:table-cell>
          <table:table-cell table:formula="of:=[.$G$4]/[.$C43]/[.$C43]/[.L$7]" office:value-type="float" office:value="13.7037037037037" calcext:value-type="float">
            <text:p>13.7</text:p>
          </table:table-cell>
          <table:table-cell table:formula="of:=[.$G$4]/[.$C43]/[.$C43]/[.M$7]" office:value-type="float" office:value="13.3694670280036" calcext:value-type="float">
            <text:p>13.4</text:p>
          </table:table-cell>
          <table:table-cell table:formula="of:=[.$G$4]/[.$C43]/[.$C43]/[.N$7]" office:value-type="float" office:value="13.0511463844797" calcext:value-type="float">
            <text:p>13.1</text:p>
          </table:table-cell>
          <table:table-cell table:number-columns-repeated="3"/>
          <table:table-cell office:value-type="percentage" office:value="0.9" calcext:value-type="percentage">
            <text:p>90%</text:p>
          </table:table-cell>
          <table:table-cell table:formula="of:=SQRT([.$R43]*[.S$32])" office:value-type="percentage" office:value="0.848528137423857" calcext:value-type="percentage">
            <text:p>84.9%</text:p>
          </table:table-cell>
          <table:table-cell table:formula="of:=SQRT([.$R43]*[.T$32])" office:value-type="percentage" office:value="0.853814968245462" calcext:value-type="percentage">
            <text:p>85.4%</text:p>
          </table:table-cell>
          <table:table-cell table:formula="of:=SQRT([.$R43]*[.U$32])" office:value-type="percentage" office:value="0.859069263796581" calcext:value-type="percentage">
            <text:p>85.9%</text:p>
          </table:table-cell>
          <table:table-cell table:formula="of:=SQRT([.$R43]*[.V$32])" office:value-type="percentage" office:value="0.864291617453276" calcext:value-type="percentage">
            <text:p>86.4%</text:p>
          </table:table-cell>
          <table:table-cell table:formula="of:=SQRT([.$R43]*[.W$32])" office:value-type="percentage" office:value="0.869482604771366" calcext:value-type="percentage">
            <text:p>86.9%</text:p>
          </table:table-cell>
          <table:table-cell table:formula="of:=SQRT([.$R43]*[.X$32])" office:value-type="percentage" office:value="0.874642784226795" calcext:value-type="percentage">
            <text:p>87.5%</text:p>
          </table:table-cell>
          <table:table-cell table:formula="of:=SQRT([.$R43]*[.Y$32])" office:value-type="percentage" office:value="0.879772697916911" calcext:value-type="percentage">
            <text:p>88.0%</text:p>
          </table:table-cell>
          <table:table-cell table:formula="of:=SQRT([.$R43]*[.Z$32])" office:value-type="percentage" office:value="0.884872872225158" calcext:value-type="percentage">
            <text:p>88.5%</text:p>
          </table:table-cell>
          <table:table-cell table:formula="of:=SQRT([.$R43]*[.AA$32])" office:value-type="percentage" office:value="0.88994381845148" calcext:value-type="percentage">
            <text:p>89.0%</text:p>
          </table:table-cell>
          <table:table-cell table:formula="of:=SQRT([.$R43]*[.AB$32])" office:value-type="percentage" office:value="0.894986033410578" calcext:value-type="percentage">
            <text:p>89.5%</text:p>
          </table:table-cell>
          <table:table-cell table:formula="of:=SQRT([.$R43]*[.AC$32])" office:value-type="percentage" office:value="0.9" calcext:value-type="percentage">
            <text:p>90.0%</text:p>
          </table:table-cell>
          <table:table-cell table:formula="of:=SQRT([.$R43]*[.AD$32])" office:value-type="percentage" office:value="0.904986187739901" calcext:value-type="percentage">
            <text:p>90.5%</text:p>
          </table:table-cell>
          <table:table-cell table:formula="of:=SQRT([.$R43]*[.AE$32])" office:value-type="percentage" office:value="0.909945053286186" calcext:value-type="percentage">
            <text:p>91.0%</text:p>
          </table:table-cell>
          <table:table-cell table:formula="of:=SQRT([.$R43]*[.AF$32])" office:value-type="percentage" office:value="0.914877040918614" calcext:value-type="percentage">
            <text:p>91.5%</text:p>
          </table:table-cell>
          <table:table-cell table:formula="of:=SQRT([.$R43]*[.AG$32])" office:value-type="percentage" office:value="0.919782583005354" calcext:value-type="percentage">
            <text:p>92.0%</text:p>
          </table:table-cell>
          <table:table-cell table:formula="of:=SQRT([.$R43]*[.AH$32])" office:value-type="percentage" office:value="0.924662100445347" calcext:value-type="percentage">
            <text:p>92.5%</text:p>
          </table:table-cell>
          <table:table-cell table:formula="of:=SQRT([.$R43]*[.AI$32])" office:value-type="percentage" office:value="0.92951600308978" calcext:value-type="percentage">
            <text:p>93.0%</text:p>
          </table:table-cell>
          <table:table-cell table:formula="of:=SQRT([.$R43]*[.AJ$32])" office:value-type="percentage" office:value="0.934344690143846" calcext:value-type="percentage">
            <text:p>93.4%</text:p>
          </table:table-cell>
          <table:table-cell table:formula="of:=SQRT([.$R43]*[.AK$32])" office:value-type="percentage" office:value="0.939148550549912" calcext:value-type="percentage">
            <text:p>93.9%</text:p>
          </table:table-cell>
          <table:table-cell table:formula="of:=SQRT([.$R43]*[.AL$32])" office:value-type="percentage" office:value="0.943927963353136" calcext:value-type="percentage">
            <text:p>94.4%</text:p>
          </table:table-cell>
        </table:table-row>
        <table:table-row table:style-name="ro1">
          <table:table-cell table:number-columns-repeated="2"/>
          <table:table-cell office:value-type="percentage" office:value="0.91" calcext:value-type="percentage">
            <text:p>91%</text:p>
          </table:table-cell>
          <table:table-cell table:formula="of:=[.$G$4]/[.$C44]/[.$C44]/[.D$7]" office:value-type="float" office:value="16.7552227991788" calcext:value-type="float">
            <text:p>16.8</text:p>
          </table:table-cell>
          <table:table-cell table:formula="of:=[.$G$4]/[.$C44]/[.$C44]/[.E$7]" office:value-type="float" office:value="16.2474887749613" calcext:value-type="float">
            <text:p>16.2</text:p>
          </table:table-cell>
          <table:table-cell table:formula="of:=[.$G$4]/[.$C44]/[.$C44]/[.F$7]" office:value-type="float" office:value="15.7696214580507" calcext:value-type="float">
            <text:p>15.8</text:p>
          </table:table-cell>
          <table:table-cell table:formula="of:=[.$G$4]/[.$C44]/[.$C44]/[.G$7]" office:value-type="float" office:value="15.3190608449635" calcext:value-type="float">
            <text:p>15.3</text:p>
          </table:table-cell>
          <table:table-cell table:formula="of:=[.$G$4]/[.$C44]/[.$C44]/[.H$7]" office:value-type="float" office:value="14.8935313770479" calcext:value-type="float">
            <text:p>14.9</text:p>
          </table:table-cell>
          <table:table-cell table:formula="of:=[.$G$4]/[.$C44]/[.$C44]/[.I$7]" office:value-type="float" office:value="14.4910035019925" calcext:value-type="float">
            <text:p>14.5</text:p>
          </table:table-cell>
          <table:table-cell table:formula="of:=[.$G$4]/[.$C44]/[.$C44]/[.J$7]" office:value-type="float" office:value="14.1096613045717" calcext:value-type="float">
            <text:p>14.1</text:p>
          </table:table-cell>
          <table:table-cell table:formula="of:=[.$G$4]/[.$C44]/[.$C44]/[.K$7]" office:value-type="float" office:value="13.747875117275" calcext:value-type="float">
            <text:p>13.7</text:p>
          </table:table-cell>
          <table:table-cell table:formula="of:=[.$G$4]/[.$C44]/[.$C44]/[.L$7]" office:value-type="float" office:value="13.4041782393431" calcext:value-type="float">
            <text:p>13.4</text:p>
          </table:table-cell>
          <table:table-cell table:formula="of:=[.$G$4]/[.$C44]/[.$C44]/[.M$7]" office:value-type="float" office:value="13.0772470627737" calcext:value-type="float">
            <text:p>13.1</text:p>
          </table:table-cell>
          <table:table-cell table:formula="of:=[.$G$4]/[.$C44]/[.$C44]/[.N$7]" office:value-type="float" office:value="12.7658840374696" calcext:value-type="float">
            <text:p>12.8</text:p>
          </table:table-cell>
          <table:table-cell table:number-columns-repeated="3"/>
          <table:table-cell office:value-type="percentage" office:value="0.91" calcext:value-type="percentage">
            <text:p>91%</text:p>
          </table:table-cell>
          <table:table-cell table:formula="of:=SQRT([.$R44]*[.S$32])" office:value-type="percentage" office:value="0.853229160308062" calcext:value-type="percentage">
            <text:p>85.3%</text:p>
          </table:table-cell>
          <table:table-cell table:formula="of:=SQRT([.$R44]*[.T$32])" office:value-type="percentage" office:value="0.858545281275251" calcext:value-type="percentage">
            <text:p>85.9%</text:p>
          </table:table-cell>
          <table:table-cell table:formula="of:=SQRT([.$R44]*[.U$32])" office:value-type="percentage" office:value="0.863828686719769" calcext:value-type="percentage">
            <text:p>86.4%</text:p>
          </table:table-cell>
          <table:table-cell table:formula="of:=SQRT([.$R44]*[.V$32])" office:value-type="percentage" office:value="0.869079973305104" calcext:value-type="percentage">
            <text:p>86.9%</text:p>
          </table:table-cell>
          <table:table-cell table:formula="of:=SQRT([.$R44]*[.W$32])" office:value-type="percentage" office:value="0.874299719775776" calcext:value-type="percentage">
            <text:p>87.4%</text:p>
          </table:table-cell>
          <table:table-cell table:formula="of:=SQRT([.$R44]*[.X$32])" office:value-type="percentage" office:value="0.8794884877018" calcext:value-type="percentage">
            <text:p>87.9%</text:p>
          </table:table-cell>
          <table:table-cell table:formula="of:=SQRT([.$R44]*[.Y$32])" office:value-type="percentage" office:value="0.884646822183859" calcext:value-type="percentage">
            <text:p>88.5%</text:p>
          </table:table-cell>
          <table:table-cell table:formula="of:=SQRT([.$R44]*[.Z$32])" office:value-type="percentage" office:value="0.889775252521669" calcext:value-type="percentage">
            <text:p>89.0%</text:p>
          </table:table-cell>
          <table:table-cell table:formula="of:=SQRT([.$R44]*[.AA$32])" office:value-type="percentage" office:value="0.894874292847884" calcext:value-type="percentage">
            <text:p>89.5%</text:p>
          </table:table-cell>
          <table:table-cell table:formula="of:=SQRT([.$R44]*[.AB$32])" office:value-type="percentage" office:value="0.899944442729661" calcext:value-type="percentage">
            <text:p>90.0%</text:p>
          </table:table-cell>
          <table:table-cell table:formula="of:=SQRT([.$R44]*[.AC$32])" office:value-type="percentage" office:value="0.904986187739901" calcext:value-type="percentage">
            <text:p>90.5%</text:p>
          </table:table-cell>
          <table:table-cell table:formula="of:=SQRT([.$R44]*[.AD$32])" office:value-type="percentage" office:value="0.91" calcext:value-type="percentage">
            <text:p>91.0%</text:p>
          </table:table-cell>
          <table:table-cell table:formula="of:=SQRT([.$R44]*[.AE$32])" office:value-type="percentage" office:value="0.91498633869583" calcext:value-type="percentage">
            <text:p>91.5%</text:p>
          </table:table-cell>
          <table:table-cell table:formula="of:=SQRT([.$R44]*[.AF$32])" office:value-type="percentage" office:value="0.919945650568554" calcext:value-type="percentage">
            <text:p>92.0%</text:p>
          </table:table-cell>
          <table:table-cell table:formula="of:=SQRT([.$R44]*[.AG$32])" office:value-type="percentage" office:value="0.924878370381749" calcext:value-type="percentage">
            <text:p>92.5%</text:p>
          </table:table-cell>
          <table:table-cell table:formula="of:=SQRT([.$R44]*[.AH$32])" office:value-type="percentage" office:value="0.929784921366227" calcext:value-type="percentage">
            <text:p>93.0%</text:p>
          </table:table-cell>
          <table:table-cell table:formula="of:=SQRT([.$R44]*[.AI$32])" office:value-type="percentage" office:value="0.934665715643834" calcext:value-type="percentage">
            <text:p>93.5%</text:p>
          </table:table-cell>
          <table:table-cell table:formula="of:=SQRT([.$R44]*[.AJ$32])" office:value-type="percentage" office:value="0.939521154631443" calcext:value-type="percentage">
            <text:p>94.0%</text:p>
          </table:table-cell>
          <table:table-cell table:formula="of:=SQRT([.$R44]*[.AK$32])" office:value-type="percentage" office:value="0.944351629426243" calcext:value-type="percentage">
            <text:p>94.4%</text:p>
          </table:table-cell>
          <table:table-cell table:formula="of:=SQRT([.$R44]*[.AL$32])" office:value-type="percentage" office:value="0.949157521173383" calcext:value-type="percentage">
            <text:p>94.9%</text:p>
          </table:table-cell>
        </table:table-row>
        <table:table-row table:style-name="ro1">
          <table:table-cell table:number-columns-repeated="2"/>
          <table:table-cell office:value-type="percentage" office:value="0.92" calcext:value-type="percentage">
            <text:p>92%</text:p>
          </table:table-cell>
          <table:table-cell table:formula="of:=[.$G$4]/[.$C45]/[.$C45]/[.D$7]" office:value-type="float" office:value="16.3929584120983" calcext:value-type="float">
            <text:p>16.4</text:p>
          </table:table-cell>
          <table:table-cell table:formula="of:=[.$G$4]/[.$C45]/[.$C45]/[.E$7]" office:value-type="float" office:value="15.8962020965802" calcext:value-type="float">
            <text:p>15.9</text:p>
          </table:table-cell>
          <table:table-cell table:formula="of:=[.$G$4]/[.$C45]/[.$C45]/[.F$7]" office:value-type="float" office:value="15.4286667407984" calcext:value-type="float">
            <text:p>15.4</text:p>
          </table:table-cell>
          <table:table-cell table:formula="of:=[.$G$4]/[.$C45]/[.$C45]/[.G$7]" office:value-type="float" office:value="14.9878476910613" calcext:value-type="float">
            <text:p>15.0</text:p>
          </table:table-cell>
          <table:table-cell table:formula="of:=[.$G$4]/[.$C45]/[.$C45]/[.H$7]" office:value-type="float" office:value="14.5715185885318" calcext:value-type="float">
            <text:p>14.6</text:p>
          </table:table-cell>
          <table:table-cell table:formula="of:=[.$G$4]/[.$C45]/[.$C45]/[.I$7]" office:value-type="float" office:value="14.1776937618147" calcext:value-type="float">
            <text:p>14.2</text:p>
          </table:table-cell>
          <table:table-cell table:formula="of:=[.$G$4]/[.$C45]/[.$C45]/[.J$7]" office:value-type="float" office:value="13.8045965575565" calcext:value-type="float">
            <text:p>13.8</text:p>
          </table:table-cell>
          <table:table-cell table:formula="of:=[.$G$4]/[.$C45]/[.$C45]/[.K$7]" office:value-type="float" office:value="13.4506325432601" calcext:value-type="float">
            <text:p>13.5</text:p>
          </table:table-cell>
          <table:table-cell table:formula="of:=[.$G$4]/[.$C45]/[.$C45]/[.L$7]" office:value-type="float" office:value="13.1143667296786" calcext:value-type="float">
            <text:p>13.1</text:p>
          </table:table-cell>
          <table:table-cell table:formula="of:=[.$G$4]/[.$C45]/[.$C45]/[.M$7]" office:value-type="float" office:value="12.7945041265157" calcext:value-type="float">
            <text:p>12.8</text:p>
          </table:table-cell>
          <table:table-cell table:formula="of:=[.$G$4]/[.$C45]/[.$C45]/[.N$7]" office:value-type="float" office:value="12.4898730758844" calcext:value-type="float">
            <text:p>12.5</text:p>
          </table:table-cell>
          <table:table-cell table:number-columns-repeated="3"/>
          <table:table-cell office:value-type="percentage" office:value="0.92" calcext:value-type="percentage">
            <text:p>92%</text:p>
          </table:table-cell>
          <table:table-cell table:formula="of:=SQRT([.$R45]*[.S$32])" office:value-type="percentage" office:value="0.857904423581089" calcext:value-type="percentage">
            <text:p>85.8%</text:p>
          </table:table-cell>
          <table:table-cell table:formula="of:=SQRT([.$R45]*[.T$32])" office:value-type="percentage" office:value="0.86324967419629" calcext:value-type="percentage">
            <text:p>86.3%</text:p>
          </table:table-cell>
          <table:table-cell table:formula="of:=SQRT([.$R45]*[.U$32])" office:value-type="percentage" office:value="0.868562030024339" calcext:value-type="percentage">
            <text:p>86.9%</text:p>
          </table:table-cell>
          <table:table-cell table:formula="of:=SQRT([.$R45]*[.V$32])" office:value-type="percentage" office:value="0.873842090998139" calcext:value-type="percentage">
            <text:p>87.4%</text:p>
          </table:table-cell>
          <table:table-cell table:formula="of:=SQRT([.$R45]*[.W$32])" office:value-type="percentage" office:value="0.879090439033436" calcext:value-type="percentage">
            <text:p>87.9%</text:p>
          </table:table-cell>
          <table:table-cell table:formula="of:=SQRT([.$R45]*[.X$32])" office:value-type="percentage" office:value="0.884307638777366" calcext:value-type="percentage">
            <text:p>88.4%</text:p>
          </table:table-cell>
          <table:table-cell table:formula="of:=SQRT([.$R45]*[.Y$32])" office:value-type="percentage" office:value="0.889494238317483" calcext:value-type="percentage">
            <text:p>88.9%</text:p>
          </table:table-cell>
          <table:table-cell table:formula="of:=SQRT([.$R45]*[.Z$32])" office:value-type="percentage" office:value="0.894650769853802" calcext:value-type="percentage">
            <text:p>89.5%</text:p>
          </table:table-cell>
          <table:table-cell table:formula="of:=SQRT([.$R45]*[.AA$32])" office:value-type="percentage" office:value="0.899777750336159" calcext:value-type="percentage">
            <text:p>90.0%</text:p>
          </table:table-cell>
          <table:table-cell table:formula="of:=SQRT([.$R45]*[.AB$32])" office:value-type="percentage" office:value="0.90487568206909" calcext:value-type="percentage">
            <text:p>90.5%</text:p>
          </table:table-cell>
          <table:table-cell table:formula="of:=SQRT([.$R45]*[.AC$32])" office:value-type="percentage" office:value="0.909945053286186" calcext:value-type="percentage">
            <text:p>91.0%</text:p>
          </table:table-cell>
          <table:table-cell table:formula="of:=SQRT([.$R45]*[.AD$32])" office:value-type="percentage" office:value="0.91498633869583" calcext:value-type="percentage">
            <text:p>91.5%</text:p>
          </table:table-cell>
          <table:table-cell table:formula="of:=SQRT([.$R45]*[.AE$32])" office:value-type="percentage" office:value="0.92" calcext:value-type="percentage">
            <text:p>92.0%</text:p>
          </table:table-cell>
          <table:table-cell table:formula="of:=SQRT([.$R45]*[.AF$32])" office:value-type="percentage" office:value="0.924986486387774" calcext:value-type="percentage">
            <text:p>92.5%</text:p>
          </table:table-cell>
          <table:table-cell table:formula="of:=SQRT([.$R45]*[.AG$32])" office:value-type="percentage" office:value="0.929946235005014" calcext:value-type="percentage">
            <text:p>93.0%</text:p>
          </table:table-cell>
          <table:table-cell table:formula="of:=SQRT([.$R45]*[.AH$32])" office:value-type="percentage" office:value="0.934879671401619" calcext:value-type="percentage">
            <text:p>93.5%</text:p>
          </table:table-cell>
          <table:table-cell table:formula="of:=SQRT([.$R45]*[.AI$32])" office:value-type="percentage" office:value="0.939787209957658" calcext:value-type="percentage">
            <text:p>94.0%</text:p>
          </table:table-cell>
          <table:table-cell table:formula="of:=SQRT([.$R45]*[.AJ$32])" office:value-type="percentage" office:value="0.944669254289564" calcext:value-type="percentage">
            <text:p>94.5%</text:p>
          </table:table-cell>
          <table:table-cell table:formula="of:=SQRT([.$R45]*[.AK$32])" office:value-type="percentage" office:value="0.949526197637538" calcext:value-type="percentage">
            <text:p>95.0%</text:p>
          </table:table-cell>
          <table:table-cell table:formula="of:=SQRT([.$R45]*[.AL$32])" office:value-type="percentage" office:value="0.954358423235212" calcext:value-type="percentage">
            <text:p>95.4%</text:p>
          </table:table-cell>
        </table:table-row>
        <table:table-row table:style-name="ro1">
          <table:table-cell table:number-columns-repeated="2"/>
          <table:table-cell office:value-type="percentage" office:value="0.93" calcext:value-type="percentage">
            <text:p>93%</text:p>
          </table:table-cell>
          <table:table-cell table:formula="of:=[.$G$4]/[.$C46]/[.$C46]/[.D$7]" office:value-type="float" office:value="16.0423170308706" calcext:value-type="float">
            <text:p>16.0</text:p>
          </table:table-cell>
          <table:table-cell table:formula="of:=[.$G$4]/[.$C46]/[.$C46]/[.E$7]" office:value-type="float" office:value="15.5561862117533" calcext:value-type="float">
            <text:p>15.6</text:p>
          </table:table-cell>
          <table:table-cell table:formula="of:=[.$G$4]/[.$C46]/[.$C46]/[.F$7]" office:value-type="float" office:value="15.0986513231724" calcext:value-type="float">
            <text:p>15.1</text:p>
          </table:table-cell>
          <table:table-cell table:formula="of:=[.$G$4]/[.$C46]/[.$C46]/[.G$7]" office:value-type="float" office:value="14.6672612853674" calcext:value-type="float">
            <text:p>14.7</text:p>
          </table:table-cell>
          <table:table-cell table:formula="of:=[.$G$4]/[.$C46]/[.$C46]/[.H$7]" office:value-type="float" office:value="14.2598373607739" calcext:value-type="float">
            <text:p>14.3</text:p>
          </table:table-cell>
          <table:table-cell table:formula="of:=[.$G$4]/[.$C46]/[.$C46]/[.I$7]" office:value-type="float" office:value="13.8744363510232" calcext:value-type="float">
            <text:p>13.9</text:p>
          </table:table-cell>
          <table:table-cell table:formula="of:=[.$G$4]/[.$C46]/[.$C46]/[.J$7]" office:value-type="float" office:value="13.5093196049437" calcext:value-type="float">
            <text:p>13.5</text:p>
          </table:table-cell>
          <table:table-cell table:formula="of:=[.$G$4]/[.$C46]/[.$C46]/[.K$7]" office:value-type="float" office:value="13.1629267945605" calcext:value-type="float">
            <text:p>13.2</text:p>
          </table:table-cell>
          <table:table-cell table:formula="of:=[.$G$4]/[.$C46]/[.$C46]/[.L$7]" office:value-type="float" office:value="12.8338536246965" calcext:value-type="float">
            <text:p>12.8</text:p>
          </table:table-cell>
          <table:table-cell table:formula="of:=[.$G$4]/[.$C46]/[.$C46]/[.M$7]" office:value-type="float" office:value="12.520832804582" calcext:value-type="float">
            <text:p>12.5</text:p>
          </table:table-cell>
          <table:table-cell table:formula="of:=[.$G$4]/[.$C46]/[.$C46]/[.N$7]" office:value-type="float" office:value="12.2227177378062" calcext:value-type="float">
            <text:p>12.2</text:p>
          </table:table-cell>
          <table:table-cell table:number-columns-repeated="3"/>
          <table:table-cell office:value-type="percentage" office:value="0.93" calcext:value-type="percentage">
            <text:p>93%</text:p>
          </table:table-cell>
          <table:table-cell table:formula="of:=SQRT([.$R46]*[.S$32])" office:value-type="percentage" office:value="0.862554346113913" calcext:value-type="percentage">
            <text:p>86.3%</text:p>
          </table:table-cell>
          <table:table-cell table:formula="of:=SQRT([.$R46]*[.T$32])" office:value-type="percentage" office:value="0.867928568489366" calcext:value-type="percentage">
            <text:p>86.8%</text:p>
          </table:table-cell>
          <table:table-cell table:formula="of:=SQRT([.$R46]*[.U$32])" office:value-type="percentage" office:value="0.873269717784832" calcext:value-type="percentage">
            <text:p>87.3%</text:p>
          </table:table-cell>
          <table:table-cell table:formula="of:=SQRT([.$R46]*[.V$32])" office:value-type="percentage" office:value="0.878578397184907" calcext:value-type="percentage">
            <text:p>87.9%</text:p>
          </table:table-cell>
          <table:table-cell table:formula="of:=SQRT([.$R46]*[.W$32])" office:value-type="percentage" office:value="0.883855191759374" calcext:value-type="percentage">
            <text:p>88.4%</text:p>
          </table:table-cell>
          <table:table-cell table:formula="of:=SQRT([.$R46]*[.X$32])" office:value-type="percentage" office:value="0.889100669215809" calcext:value-type="percentage">
            <text:p>88.9%</text:p>
          </table:table-cell>
          <table:table-cell table:formula="of:=SQRT([.$R46]*[.Y$32])" office:value-type="percentage" office:value="0.894315380612455" calcext:value-type="percentage">
            <text:p>89.4%</text:p>
          </table:table-cell>
          <table:table-cell table:formula="of:=SQRT([.$R46]*[.Z$32])" office:value-type="percentage" office:value="0.899499861033897" calcext:value-type="percentage">
            <text:p>89.9%</text:p>
          </table:table-cell>
          <table:table-cell table:formula="of:=SQRT([.$R46]*[.AA$32])" office:value-type="percentage" office:value="0.904654630231891" calcext:value-type="percentage">
            <text:p>90.5%</text:p>
          </table:table-cell>
          <table:table-cell table:formula="of:=SQRT([.$R46]*[.AB$32])" office:value-type="percentage" office:value="0.909780193233509" calcext:value-type="percentage">
            <text:p>91.0%</text:p>
          </table:table-cell>
          <table:table-cell table:formula="of:=SQRT([.$R46]*[.AC$32])" office:value-type="percentage" office:value="0.914877040918614" calcext:value-type="percentage">
            <text:p>91.5%</text:p>
          </table:table-cell>
          <table:table-cell table:formula="of:=SQRT([.$R46]*[.AD$32])" office:value-type="percentage" office:value="0.919945650568554" calcext:value-type="percentage">
            <text:p>92.0%</text:p>
          </table:table-cell>
          <table:table-cell table:formula="of:=SQRT([.$R46]*[.AE$32])" office:value-type="percentage" office:value="0.924986486387774" calcext:value-type="percentage">
            <text:p>92.5%</text:p>
          </table:table-cell>
          <table:table-cell table:formula="of:=SQRT([.$R46]*[.AF$32])" office:value-type="percentage" office:value="0.93" calcext:value-type="percentage">
            <text:p>93.0%</text:p>
          </table:table-cell>
          <table:table-cell table:formula="of:=SQRT([.$R46]*[.AG$32])" office:value-type="percentage" office:value="0.934986630920464" calcext:value-type="percentage">
            <text:p>93.5%</text:p>
          </table:table-cell>
          <table:table-cell table:formula="of:=SQRT([.$R46]*[.AH$32])" office:value-type="percentage" office:value="0.939946807005588" calcext:value-type="percentage">
            <text:p>94.0%</text:p>
          </table:table-cell>
          <table:table-cell table:formula="of:=SQRT([.$R46]*[.AI$32])" office:value-type="percentage" office:value="0.944880944881417" calcext:value-type="percentage">
            <text:p>94.5%</text:p>
          </table:table-cell>
          <table:table-cell table:formula="of:=SQRT([.$R46]*[.AJ$32])" office:value-type="percentage" office:value="0.949789450352024" calcext:value-type="percentage">
            <text:p>95.0%</text:p>
          </table:table-cell>
          <table:table-cell table:formula="of:=SQRT([.$R46]*[.AK$32])" office:value-type="percentage" office:value="0.95467271878901" calcext:value-type="percentage">
            <text:p>95.5%</text:p>
          </table:table-cell>
          <table:table-cell table:formula="of:=SQRT([.$R46]*[.AL$32])" office:value-type="percentage" office:value="0.959531135503169" calcext:value-type="percentage">
            <text:p>96.0%</text:p>
          </table:table-cell>
        </table:table-row>
        <table:table-row table:style-name="ro1">
          <table:table-cell table:number-columns-repeated="2"/>
          <table:table-cell office:value-type="percentage" office:value="0.94" calcext:value-type="percentage">
            <text:p>94%</text:p>
          </table:table-cell>
          <table:table-cell table:formula="of:=[.$G$4]/[.$C47]/[.$C47]/[.D$7]" office:value-type="float" office:value="15.7028066998642" calcext:value-type="float">
            <text:p>15.7</text:p>
          </table:table-cell>
          <table:table-cell table:formula="of:=[.$G$4]/[.$C47]/[.$C47]/[.E$7]" office:value-type="float" office:value="15.2269640725956" calcext:value-type="float">
            <text:p>15.2</text:p>
          </table:table-cell>
          <table:table-cell table:formula="of:=[.$G$4]/[.$C47]/[.$C47]/[.F$7]" office:value-type="float" office:value="14.7791121881075" calcext:value-type="float">
            <text:p>14.8</text:p>
          </table:table-cell>
          <table:table-cell table:formula="of:=[.$G$4]/[.$C47]/[.$C47]/[.G$7]" office:value-type="float" office:value="14.3568518398758" calcext:value-type="float">
            <text:p>14.4</text:p>
          </table:table-cell>
          <table:table-cell table:formula="of:=[.$G$4]/[.$C47]/[.$C47]/[.H$7]" office:value-type="float" office:value="13.9580503998793" calcext:value-type="float">
            <text:p>14.0</text:p>
          </table:table-cell>
          <table:table-cell table:formula="of:=[.$G$4]/[.$C47]/[.$C47]/[.I$7]" office:value-type="float" office:value="13.5808057944771" calcext:value-type="float">
            <text:p>13.6</text:p>
          </table:table-cell>
          <table:table-cell table:formula="of:=[.$G$4]/[.$C47]/[.$C47]/[.J$7]" office:value-type="float" office:value="13.2234161683067" calcext:value-type="float">
            <text:p>13.2</text:p>
          </table:table-cell>
          <table:table-cell table:formula="of:=[.$G$4]/[.$C47]/[.$C47]/[.K$7]" office:value-type="float" office:value="12.8843542152732" calcext:value-type="float">
            <text:p>12.9</text:p>
          </table:table-cell>
          <table:table-cell table:formula="of:=[.$G$4]/[.$C47]/[.$C47]/[.L$7]" office:value-type="float" office:value="12.5622453598914" calcext:value-type="float">
            <text:p>12.6</text:p>
          </table:table-cell>
          <table:table-cell table:formula="of:=[.$G$4]/[.$C47]/[.$C47]/[.M$7]" office:value-type="float" office:value="12.2558491316013" calcext:value-type="float">
            <text:p>12.3</text:p>
          </table:table-cell>
          <table:table-cell table:formula="of:=[.$G$4]/[.$C47]/[.$C47]/[.N$7]" office:value-type="float" office:value="11.9640431998965" calcext:value-type="float">
            <text:p>12.0</text:p>
          </table:table-cell>
          <table:table-cell table:number-columns-repeated="3"/>
          <table:table-cell office:value-type="percentage" office:value="0.94" calcext:value-type="percentage">
            <text:p>94%</text:p>
          </table:table-cell>
          <table:table-cell table:formula="of:=SQRT([.$R47]*[.S$32])" office:value-type="percentage" office:value="0.867179335547152" calcext:value-type="percentage">
            <text:p>86.7%</text:p>
          </table:table-cell>
          <table:table-cell table:formula="of:=SQRT([.$R47]*[.T$32])" office:value-type="percentage" office:value="0.872582374334939" calcext:value-type="percentage">
            <text:p>87.3%</text:p>
          </table:table-cell>
          <table:table-cell table:formula="of:=SQRT([.$R47]*[.U$32])" office:value-type="percentage" office:value="0.877952162705919" calcext:value-type="percentage">
            <text:p>87.8%</text:p>
          </table:table-cell>
          <table:table-cell table:formula="of:=SQRT([.$R47]*[.V$32])" office:value-type="percentage" office:value="0.883289307078943" calcext:value-type="percentage">
            <text:p>88.3%</text:p>
          </table:table-cell>
          <table:table-cell table:formula="of:=SQRT([.$R47]*[.W$32])" office:value-type="percentage" office:value="0.888594395660923" calcext:value-type="percentage">
            <text:p>88.9%</text:p>
          </table:table-cell>
          <table:table-cell table:formula="of:=SQRT([.$R47]*[.X$32])" office:value-type="percentage" office:value="0.893867999203462" calcext:value-type="percentage">
            <text:p>89.4%</text:p>
          </table:table-cell>
          <table:table-cell table:formula="of:=SQRT([.$R47]*[.Y$32])" office:value-type="percentage" office:value="0.899110671719561" calcext:value-type="percentage">
            <text:p>89.9%</text:p>
          </table:table-cell>
          <table:table-cell table:formula="of:=SQRT([.$R47]*[.Z$32])" office:value-type="percentage" office:value="0.904322951162913" calcext:value-type="percentage">
            <text:p>90.4%</text:p>
          </table:table-cell>
          <table:table-cell table:formula="of:=SQRT([.$R47]*[.AA$32])" office:value-type="percentage" office:value="0.909505360072166" calcext:value-type="percentage">
            <text:p>91.0%</text:p>
          </table:table-cell>
          <table:table-cell table:formula="of:=SQRT([.$R47]*[.AB$32])" office:value-type="percentage" office:value="0.91465840618233" calcext:value-type="percentage">
            <text:p>91.5%</text:p>
          </table:table-cell>
          <table:table-cell table:formula="of:=SQRT([.$R47]*[.AC$32])" office:value-type="percentage" office:value="0.919782583005354" calcext:value-type="percentage">
            <text:p>92.0%</text:p>
          </table:table-cell>
          <table:table-cell table:formula="of:=SQRT([.$R47]*[.AD$32])" office:value-type="percentage" office:value="0.924878370381749" calcext:value-type="percentage">
            <text:p>92.5%</text:p>
          </table:table-cell>
          <table:table-cell table:formula="of:=SQRT([.$R47]*[.AE$32])" office:value-type="percentage" office:value="0.929946235005014" calcext:value-type="percentage">
            <text:p>93.0%</text:p>
          </table:table-cell>
          <table:table-cell table:formula="of:=SQRT([.$R47]*[.AF$32])" office:value-type="percentage" office:value="0.934986630920464" calcext:value-type="percentage">
            <text:p>93.5%</text:p>
          </table:table-cell>
          <table:table-cell table:formula="of:=SQRT([.$R47]*[.AG$32])" office:value-type="percentage" office:value="0.94" calcext:value-type="percentage">
            <text:p>94.0%</text:p>
          </table:table-cell>
          <table:table-cell table:formula="of:=SQRT([.$R47]*[.AH$32])" office:value-type="percentage" office:value="0.944986772394196" calcext:value-type="percentage">
            <text:p>94.5%</text:p>
          </table:table-cell>
          <table:table-cell table:formula="of:=SQRT([.$R47]*[.AI$32])" office:value-type="percentage" office:value="0.949947366963033" calcext:value-type="percentage">
            <text:p>95.0%</text:p>
          </table:table-cell>
          <table:table-cell table:formula="of:=SQRT([.$R47]*[.AJ$32])" office:value-type="percentage" office:value="0.954882191686493" calcext:value-type="percentage">
            <text:p>95.5%</text:p>
          </table:table-cell>
          <table:table-cell table:formula="of:=SQRT([.$R47]*[.AK$32])" office:value-type="percentage" office:value="0.959791644056146" calcext:value-type="percentage">
            <text:p>96.0%</text:p>
          </table:table-cell>
          <table:table-cell table:formula="of:=SQRT([.$R47]*[.AL$32])" office:value-type="percentage" office:value="0.964676111448812" calcext:value-type="percentage">
            <text:p>96.5%</text:p>
          </table:table-cell>
        </table:table-row>
        <table:table-row table:style-name="ro1">
          <table:table-cell table:number-columns-repeated="2"/>
          <table:table-cell office:value-type="percentage" office:value="0.95" calcext:value-type="percentage">
            <text:p>95%</text:p>
          </table:table-cell>
          <table:table-cell table:formula="of:=[.$G$4]/[.$C48]/[.$C48]/[.D$7]" office:value-type="float" office:value="15.3739612188366" calcext:value-type="float">
            <text:p>15.4</text:p>
          </table:table-cell>
          <table:table-cell table:formula="of:=[.$G$4]/[.$C48]/[.$C48]/[.E$7]" office:value-type="float" office:value="14.9080836061446" calcext:value-type="float">
            <text:p>14.9</text:p>
          </table:table-cell>
          <table:table-cell table:formula="of:=[.$G$4]/[.$C48]/[.$C48]/[.F$7]" office:value-type="float" office:value="14.469610558905" calcext:value-type="float">
            <text:p>14.5</text:p>
          </table:table-cell>
          <table:table-cell table:formula="of:=[.$G$4]/[.$C48]/[.$C48]/[.G$7]" office:value-type="float" office:value="14.0561931143649" calcext:value-type="float">
            <text:p>14.1</text:p>
          </table:table-cell>
          <table:table-cell table:formula="of:=[.$G$4]/[.$C48]/[.$C48]/[.H$7]" office:value-type="float" office:value="13.6657433056325" calcext:value-type="float">
            <text:p>13.7</text:p>
          </table:table-cell>
          <table:table-cell table:formula="of:=[.$G$4]/[.$C48]/[.$C48]/[.I$7]" office:value-type="float" office:value="13.2963988919668" calcext:value-type="float">
            <text:p>13.3</text:p>
          </table:table-cell>
          <table:table-cell table:formula="of:=[.$G$4]/[.$C48]/[.$C48]/[.J$7]" office:value-type="float" office:value="12.9464936579676" calcext:value-type="float">
            <text:p>12.9</text:p>
          </table:table-cell>
          <table:table-cell table:formula="of:=[.$G$4]/[.$C48]/[.$C48]/[.K$7]" office:value-type="float" office:value="12.6145322821223" calcext:value-type="float">
            <text:p>12.6</text:p>
          </table:table-cell>
          <table:table-cell table:formula="of:=[.$G$4]/[.$C48]/[.$C48]/[.L$7]" office:value-type="float" office:value="12.2991689750693" calcext:value-type="float">
            <text:p>12.3</text:p>
          </table:table-cell>
          <table:table-cell table:formula="of:=[.$G$4]/[.$C48]/[.$C48]/[.M$7]" office:value-type="float" office:value="11.99918924397" calcext:value-type="float">
            <text:p>12.0</text:p>
          </table:table-cell>
          <table:table-cell table:formula="of:=[.$G$4]/[.$C48]/[.$C48]/[.N$7]" office:value-type="float" office:value="11.7134942619707" calcext:value-type="float">
            <text:p>11.7</text:p>
          </table:table-cell>
          <table:table-cell table:number-columns-repeated="3"/>
          <table:table-cell office:value-type="percentage" office:value="0.95" calcext:value-type="percentage">
            <text:p>95%</text:p>
          </table:table-cell>
          <table:table-cell table:formula="of:=SQRT([.$R48]*[.S$32])" office:value-type="percentage" office:value="0.871779788708135" calcext:value-type="percentage">
            <text:p>87.2%</text:p>
          </table:table-cell>
          <table:table-cell table:formula="of:=SQRT([.$R48]*[.T$32])" office:value-type="percentage" office:value="0.877211491032807" calcext:value-type="percentage">
            <text:p>87.7%</text:p>
          </table:table-cell>
          <table:table-cell table:formula="of:=SQRT([.$R48]*[.U$32])" office:value-type="percentage" office:value="0.882609766544649" calcext:value-type="percentage">
            <text:p>88.3%</text:p>
          </table:table-cell>
          <table:table-cell table:formula="of:=SQRT([.$R48]*[.V$32])" office:value-type="percentage" office:value="0.887975224879613" calcext:value-type="percentage">
            <text:p>88.8%</text:p>
          </table:table-cell>
          <table:table-cell table:formula="of:=SQRT([.$R48]*[.W$32])" office:value-type="percentage" office:value="0.893308457365092" calcext:value-type="percentage">
            <text:p>89.3%</text:p>
          </table:table-cell>
          <table:table-cell table:formula="of:=SQRT([.$R48]*[.X$32])" office:value-type="percentage" office:value="0.898610037780572" calcext:value-type="percentage">
            <text:p>89.9%</text:p>
          </table:table-cell>
          <table:table-cell table:formula="of:=SQRT([.$R48]*[.Y$32])" office:value-type="percentage" office:value="0.903880523078133" calcext:value-type="percentage">
            <text:p>90.4%</text:p>
          </table:table-cell>
          <table:table-cell table:formula="of:=SQRT([.$R48]*[.Z$32])" office:value-type="percentage" office:value="0.909120454065357" calcext:value-type="percentage">
            <text:p>90.9%</text:p>
          </table:table-cell>
          <table:table-cell table:formula="of:=SQRT([.$R48]*[.AA$32])" office:value-type="percentage" office:value="0.914330356052997" calcext:value-type="percentage">
            <text:p>91.4%</text:p>
          </table:table-cell>
          <table:table-cell table:formula="of:=SQRT([.$R48]*[.AB$32])" office:value-type="percentage" office:value="0.919510739469638" calcext:value-type="percentage">
            <text:p>92.0%</text:p>
          </table:table-cell>
          <table:table-cell table:formula="of:=SQRT([.$R48]*[.AC$32])" office:value-type="percentage" office:value="0.924662100445347" calcext:value-type="percentage">
            <text:p>92.5%</text:p>
          </table:table-cell>
          <table:table-cell table:formula="of:=SQRT([.$R48]*[.AD$32])" office:value-type="percentage" office:value="0.929784921366227" calcext:value-type="percentage">
            <text:p>93.0%</text:p>
          </table:table-cell>
          <table:table-cell table:formula="of:=SQRT([.$R48]*[.AE$32])" office:value-type="percentage" office:value="0.934879671401619" calcext:value-type="percentage">
            <text:p>93.5%</text:p>
          </table:table-cell>
          <table:table-cell table:formula="of:=SQRT([.$R48]*[.AF$32])" office:value-type="percentage" office:value="0.939946807005588" calcext:value-type="percentage">
            <text:p>94.0%</text:p>
          </table:table-cell>
          <table:table-cell table:formula="of:=SQRT([.$R48]*[.AG$32])" office:value-type="percentage" office:value="0.944986772394196" calcext:value-type="percentage">
            <text:p>94.5%</text:p>
          </table:table-cell>
          <table:table-cell table:formula="of:=SQRT([.$R48]*[.AH$32])" office:value-type="percentage" office:value="0.95" calcext:value-type="percentage">
            <text:p>95.0%</text:p>
          </table:table-cell>
          <table:table-cell table:formula="of:=SQRT([.$R48]*[.AI$32])" office:value-type="percentage" office:value="0.954986910905066" calcext:value-type="percentage">
            <text:p>95.5%</text:p>
          </table:table-cell>
          <table:table-cell table:formula="of:=SQRT([.$R48]*[.AJ$32])" office:value-type="percentage" office:value="0.959947915253739" calcext:value-type="percentage">
            <text:p>96.0%</text:p>
          </table:table-cell>
          <table:table-cell table:formula="of:=SQRT([.$R48]*[.AK$32])" office:value-type="percentage" office:value="0.964883412646316" calcext:value-type="percentage">
            <text:p>96.5%</text:p>
          </table:table-cell>
          <table:table-cell table:formula="of:=SQRT([.$R48]*[.AL$32])" office:value-type="percentage" office:value="0.969793792514677" calcext:value-type="percentage">
            <text:p>97.0%</text:p>
          </table:table-cell>
        </table:table-row>
        <table:table-row table:style-name="ro1">
          <table:table-cell table:number-columns-repeated="2"/>
          <table:table-cell office:value-type="percentage" office:value="0.96" calcext:value-type="percentage">
            <text:p>96%</text:p>
          </table:table-cell>
          <table:table-cell table:formula="of:=[.$G$4]/[.$C49]/[.$C49]/[.D$7]" office:value-type="float" office:value="15.0553385416667" calcext:value-type="float">
            <text:p>15.1</text:p>
          </table:table-cell>
          <table:table-cell table:formula="of:=[.$G$4]/[.$C49]/[.$C49]/[.E$7]" office:value-type="float" office:value="14.5991161616162" calcext:value-type="float">
            <text:p>14.6</text:p>
          </table:table-cell>
          <table:table-cell table:formula="of:=[.$G$4]/[.$C49]/[.$C49]/[.F$7]" office:value-type="float" office:value="14.1697303921569" calcext:value-type="float">
            <text:p>14.2</text:p>
          </table:table-cell>
          <table:table-cell table:formula="of:=[.$G$4]/[.$C49]/[.$C49]/[.G$7]" office:value-type="float" office:value="13.764880952381" calcext:value-type="float">
            <text:p>13.8</text:p>
          </table:table-cell>
          <table:table-cell table:formula="of:=[.$G$4]/[.$C49]/[.$C49]/[.H$7]" office:value-type="float" office:value="13.3825231481482" calcext:value-type="float">
            <text:p>13.4</text:p>
          </table:table-cell>
          <table:table-cell table:formula="of:=[.$G$4]/[.$C49]/[.$C49]/[.I$7]" office:value-type="float" office:value="13.0208333333333" calcext:value-type="float">
            <text:p>13.0</text:p>
          </table:table-cell>
          <table:table-cell table:formula="of:=[.$G$4]/[.$C49]/[.$C49]/[.J$7]" office:value-type="float" office:value="12.6781798245614" calcext:value-type="float">
            <text:p>12.7</text:p>
          </table:table-cell>
          <table:table-cell table:formula="of:=[.$G$4]/[.$C49]/[.$C49]/[.K$7]" office:value-type="float" office:value="12.3530982905983" calcext:value-type="float">
            <text:p>12.4</text:p>
          </table:table-cell>
          <table:table-cell table:formula="of:=[.$G$4]/[.$C49]/[.$C49]/[.L$7]" office:value-type="float" office:value="12.0442708333333" calcext:value-type="float">
            <text:p>12.0</text:p>
          </table:table-cell>
          <table:table-cell table:formula="of:=[.$G$4]/[.$C49]/[.$C49]/[.M$7]" office:value-type="float" office:value="11.7505081300813" calcext:value-type="float">
            <text:p>11.8</text:p>
          </table:table-cell>
          <table:table-cell table:formula="of:=[.$G$4]/[.$C49]/[.$C49]/[.N$7]" office:value-type="float" office:value="11.4707341269841" calcext:value-type="float">
            <text:p>11.5</text:p>
          </table:table-cell>
          <table:table-cell table:number-columns-repeated="3"/>
          <table:table-cell office:value-type="percentage" office:value="0.96" calcext:value-type="percentage">
            <text:p>96%</text:p>
          </table:table-cell>
          <table:table-cell table:formula="of:=SQRT([.$R49]*[.S$32])" office:value-type="percentage" office:value="0.876356092008266" calcext:value-type="percentage">
            <text:p>87.6%</text:p>
          </table:table-cell>
          <table:table-cell table:formula="of:=SQRT([.$R49]*[.T$32])" office:value-type="percentage" office:value="0.881816307401944" calcext:value-type="percentage">
            <text:p>88.2%</text:p>
          </table:table-cell>
          <table:table-cell table:formula="of:=SQRT([.$R49]*[.U$32])" office:value-type="percentage" office:value="0.887242920512753" calcext:value-type="percentage">
            <text:p>88.7%</text:p>
          </table:table-cell>
          <table:table-cell table:formula="of:=SQRT([.$R49]*[.V$32])" office:value-type="percentage" office:value="0.892636544176856" calcext:value-type="percentage">
            <text:p>89.3%</text:p>
          </table:table-cell>
          <table:table-cell table:formula="of:=SQRT([.$R49]*[.W$32])" office:value-type="percentage" office:value="0.897997772825746" calcext:value-type="percentage">
            <text:p>89.8%</text:p>
          </table:table-cell>
          <table:table-cell table:formula="of:=SQRT([.$R49]*[.X$32])" office:value-type="percentage" office:value="0.903327183250897" calcext:value-type="percentage">
            <text:p>90.3%</text:p>
          </table:table-cell>
          <table:table-cell table:formula="of:=SQRT([.$R49]*[.Y$32])" office:value-type="percentage" office:value="0.908625335328044" calcext:value-type="percentage">
            <text:p>90.9%</text:p>
          </table:table-cell>
          <table:table-cell table:formula="of:=SQRT([.$R49]*[.Z$32])" office:value-type="percentage" office:value="0.913892772703669" calcext:value-type="percentage">
            <text:p>91.4%</text:p>
          </table:table-cell>
          <table:table-cell table:formula="of:=SQRT([.$R49]*[.AA$32])" office:value-type="percentage" office:value="0.919130023446085" calcext:value-type="percentage">
            <text:p>91.9%</text:p>
          </table:table-cell>
          <table:table-cell table:formula="of:=SQRT([.$R49]*[.AB$32])" office:value-type="percentage" office:value="0.924337600663307" calcext:value-type="percentage">
            <text:p>92.4%</text:p>
          </table:table-cell>
          <table:table-cell table:formula="of:=SQRT([.$R49]*[.AC$32])" office:value-type="percentage" office:value="0.92951600308978" calcext:value-type="percentage">
            <text:p>93.0%</text:p>
          </table:table-cell>
          <table:table-cell table:formula="of:=SQRT([.$R49]*[.AD$32])" office:value-type="percentage" office:value="0.934665715643834" calcext:value-type="percentage">
            <text:p>93.5%</text:p>
          </table:table-cell>
          <table:table-cell table:formula="of:=SQRT([.$R49]*[.AE$32])" office:value-type="percentage" office:value="0.939787209957658" calcext:value-type="percentage">
            <text:p>94.0%</text:p>
          </table:table-cell>
          <table:table-cell table:formula="of:=SQRT([.$R49]*[.AF$32])" office:value-type="percentage" office:value="0.944880944881417" calcext:value-type="percentage">
            <text:p>94.5%</text:p>
          </table:table-cell>
          <table:table-cell table:formula="of:=SQRT([.$R49]*[.AG$32])" office:value-type="percentage" office:value="0.949947366963033" calcext:value-type="percentage">
            <text:p>95.0%</text:p>
          </table:table-cell>
          <table:table-cell table:formula="of:=SQRT([.$R49]*[.AH$32])" office:value-type="percentage" office:value="0.954986910905066" calcext:value-type="percentage">
            <text:p>95.5%</text:p>
          </table:table-cell>
          <table:table-cell table:formula="of:=SQRT([.$R49]*[.AI$32])" office:value-type="percentage" office:value="0.96" calcext:value-type="percentage">
            <text:p>96.0%</text:p>
          </table:table-cell>
          <table:table-cell table:formula="of:=SQRT([.$R49]*[.AJ$32])" office:value-type="percentage" office:value="0.964987046545185" calcext:value-type="percentage">
            <text:p>96.5%</text:p>
          </table:table-cell>
          <table:table-cell table:formula="of:=SQRT([.$R49]*[.AK$32])" office:value-type="percentage" office:value="0.969948452238571" calcext:value-type="percentage">
            <text:p>97.0%</text:p>
          </table:table-cell>
          <table:table-cell table:formula="of:=SQRT([.$R49]*[.AL$32])" office:value-type="percentage" office:value="0.974884608556315" calcext:value-type="percentage">
            <text:p>97.5%</text:p>
          </table:table-cell>
        </table:table-row>
        <table:table-row table:style-name="ro1">
          <table:table-cell table:number-columns-repeated="2"/>
          <table:table-cell office:value-type="percentage" office:value="0.97" calcext:value-type="percentage">
            <text:p>97%</text:p>
          </table:table-cell>
          <table:table-cell table:formula="of:=[.$G$4]/[.$C50]/[.$C50]/[.D$7]" office:value-type="float" office:value="14.7465192900415" calcext:value-type="float">
            <text:p>14.7</text:p>
          </table:table-cell>
          <table:table-cell table:formula="of:=[.$G$4]/[.$C50]/[.$C50]/[.E$7]" office:value-type="float" office:value="14.2996550691311" calcext:value-type="float">
            <text:p>14.3</text:p>
          </table:table-cell>
          <table:table-cell table:formula="of:=[.$G$4]/[.$C50]/[.$C50]/[.F$7]" office:value-type="float" office:value="13.8790769788625" calcext:value-type="float">
            <text:p>13.9</text:p>
          </table:table-cell>
          <table:table-cell table:formula="of:=[.$G$4]/[.$C50]/[.$C50]/[.G$7]" office:value-type="float" office:value="13.4825319223236" calcext:value-type="float">
            <text:p>13.5</text:p>
          </table:table-cell>
          <table:table-cell table:formula="of:=[.$G$4]/[.$C50]/[.$C50]/[.H$7]" office:value-type="float" office:value="13.1080171467035" calcext:value-type="float">
            <text:p>13.1</text:p>
          </table:table-cell>
          <table:table-cell table:formula="of:=[.$G$4]/[.$C50]/[.$C50]/[.I$7]" office:value-type="float" office:value="12.7537464130088" calcext:value-type="float">
            <text:p>12.8</text:p>
          </table:table-cell>
          <table:table-cell table:formula="of:=[.$G$4]/[.$C50]/[.$C50]/[.J$7]" office:value-type="float" office:value="12.4181215074033" calcext:value-type="float">
            <text:p>12.4</text:p>
          </table:table-cell>
          <table:table-cell table:formula="of:=[.$G$4]/[.$C50]/[.$C50]/[.K$7]" office:value-type="float" office:value="12.0997081354186" calcext:value-type="float">
            <text:p>12.1</text:p>
          </table:table-cell>
          <table:table-cell table:formula="of:=[.$G$4]/[.$C50]/[.$C50]/[.L$7]" office:value-type="float" office:value="11.7972154320332" calcext:value-type="float">
            <text:p>11.8</text:p>
          </table:table-cell>
          <table:table-cell table:formula="of:=[.$G$4]/[.$C50]/[.$C50]/[.M$7]" office:value-type="float" office:value="11.5094784702763" calcext:value-type="float">
            <text:p>11.5</text:p>
          </table:table-cell>
          <table:table-cell table:formula="of:=[.$G$4]/[.$C50]/[.$C50]/[.N$7]" office:value-type="float" office:value="11.235443268603" calcext:value-type="float">
            <text:p>11.2</text:p>
          </table:table-cell>
          <table:table-cell table:number-columns-repeated="3"/>
          <table:table-cell office:value-type="percentage" office:value="0.97" calcext:value-type="percentage">
            <text:p>97%</text:p>
          </table:table-cell>
          <table:table-cell table:formula="of:=SQRT([.$R50]*[.S$32])" office:value-type="percentage" office:value="0.88090862182181" calcext:value-type="percentage">
            <text:p>88.1%</text:p>
          </table:table-cell>
          <table:table-cell table:formula="of:=SQRT([.$R50]*[.T$32])" office:value-type="percentage" office:value="0.886397202161649" calcext:value-type="percentage">
            <text:p>88.6%</text:p>
          </table:table-cell>
          <table:table-cell table:formula="of:=SQRT([.$R50]*[.U$32])" office:value-type="percentage" office:value="0.891852005660132" calcext:value-type="percentage">
            <text:p>89.2%</text:p>
          </table:table-cell>
          <table:table-cell table:formula="of:=SQRT([.$R50]*[.V$32])" office:value-type="percentage" office:value="0.897273648337005" calcext:value-type="percentage">
            <text:p>89.7%</text:p>
          </table:table-cell>
          <table:table-cell table:formula="of:=SQRT([.$R50]*[.W$32])" office:value-type="percentage" office:value="0.902662727711741" calcext:value-type="percentage">
            <text:p>90.3%</text:p>
          </table:table-cell>
          <table:table-cell table:formula="of:=SQRT([.$R50]*[.X$32])" office:value-type="percentage" office:value="0.908019823572151" calcext:value-type="percentage">
            <text:p>90.8%</text:p>
          </table:table-cell>
          <table:table-cell table:formula="of:=SQRT([.$R50]*[.Y$32])" office:value-type="percentage" office:value="0.913345498702435" calcext:value-type="percentage">
            <text:p>91.3%</text:p>
          </table:table-cell>
          <table:table-cell table:formula="of:=SQRT([.$R50]*[.Z$32])" office:value-type="percentage" office:value="0.918640299573233" calcext:value-type="percentage">
            <text:p>91.9%</text:p>
          </table:table-cell>
          <table:table-cell table:formula="of:=SQRT([.$R50]*[.AA$32])" office:value-type="percentage" office:value="0.923904756996088" calcext:value-type="percentage">
            <text:p>92.4%</text:p>
          </table:table-cell>
          <table:table-cell table:formula="of:=SQRT([.$R50]*[.AB$32])" office:value-type="percentage" office:value="0.929139386744529" calcext:value-type="percentage">
            <text:p>92.9%</text:p>
          </table:table-cell>
          <table:table-cell table:formula="of:=SQRT([.$R50]*[.AC$32])" office:value-type="percentage" office:value="0.934344690143846" calcext:value-type="percentage">
            <text:p>93.4%</text:p>
          </table:table-cell>
          <table:table-cell table:formula="of:=SQRT([.$R50]*[.AD$32])" office:value-type="percentage" office:value="0.939521154631443" calcext:value-type="percentage">
            <text:p>94.0%</text:p>
          </table:table-cell>
          <table:table-cell table:formula="of:=SQRT([.$R50]*[.AE$32])" office:value-type="percentage" office:value="0.944669254289564" calcext:value-type="percentage">
            <text:p>94.5%</text:p>
          </table:table-cell>
          <table:table-cell table:formula="of:=SQRT([.$R50]*[.AF$32])" office:value-type="percentage" office:value="0.949789450352024" calcext:value-type="percentage">
            <text:p>95.0%</text:p>
          </table:table-cell>
          <table:table-cell table:formula="of:=SQRT([.$R50]*[.AG$32])" office:value-type="percentage" office:value="0.954882191686493" calcext:value-type="percentage">
            <text:p>95.5%</text:p>
          </table:table-cell>
          <table:table-cell table:formula="of:=SQRT([.$R50]*[.AH$32])" office:value-type="percentage" office:value="0.959947915253739" calcext:value-type="percentage">
            <text:p>96.0%</text:p>
          </table:table-cell>
          <table:table-cell table:formula="of:=SQRT([.$R50]*[.AI$32])" office:value-type="percentage" office:value="0.964987046545185" calcext:value-type="percentage">
            <text:p>96.5%</text:p>
          </table:table-cell>
          <table:table-cell table:formula="of:=SQRT([.$R50]*[.AJ$32])" office:value-type="percentage" office:value="0.97" calcext:value-type="percentage">
            <text:p>97.0%</text:p>
          </table:table-cell>
          <table:table-cell table:formula="of:=SQRT([.$R50]*[.AK$32])" office:value-type="percentage" office:value="0.974987179402888" calcext:value-type="percentage">
            <text:p>97.5%</text:p>
          </table:table-cell>
          <table:table-cell table:formula="of:=SQRT([.$R50]*[.AL$32])" office:value-type="percentage" office:value="0.979948978263664" calcext:value-type="percentage">
            <text:p>98.0%</text:p>
          </table:table-cell>
        </table:table-row>
        <table:table-row table:style-name="ro1">
          <table:table-cell table:number-columns-repeated="2"/>
          <table:table-cell office:value-type="percentage" office:value="0.98" calcext:value-type="percentage">
            <text:p>98%</text:p>
          </table:table-cell>
          <table:table-cell table:formula="of:=[.$G$4]/[.$C51]/[.$C51]/[.D$7]" office:value-type="float" office:value="14.4471053727614" calcext:value-type="float">
            <text:p>14.4</text:p>
          </table:table-cell>
          <table:table-cell table:formula="of:=[.$G$4]/[.$C51]/[.$C51]/[.E$7]" office:value-type="float" office:value="14.0093143008595" calcext:value-type="float">
            <text:p>14.0</text:p>
          </table:table-cell>
          <table:table-cell table:formula="of:=[.$G$4]/[.$C51]/[.$C51]/[.F$7]" office:value-type="float" office:value="13.5972756449519" calcext:value-type="float">
            <text:p>13.6</text:p>
          </table:table-cell>
          <table:table-cell table:formula="of:=[.$G$4]/[.$C51]/[.$C51]/[.G$7]" office:value-type="float" office:value="13.2087820550961" calcext:value-type="float">
            <text:p>13.2</text:p>
          </table:table-cell>
          <table:table-cell table:formula="of:=[.$G$4]/[.$C51]/[.$C51]/[.H$7]" office:value-type="float" office:value="12.8418714424545" calcext:value-type="float">
            <text:p>12.8</text:p>
          </table:table-cell>
          <table:table-cell table:formula="of:=[.$G$4]/[.$C51]/[.$C51]/[.I$7]" office:value-type="float" office:value="12.4947938359017" calcext:value-type="float">
            <text:p>12.5</text:p>
          </table:table-cell>
          <table:table-cell table:formula="of:=[.$G$4]/[.$C51]/[.$C51]/[.J$7]" office:value-type="float" office:value="12.165983471799" calcext:value-type="float">
            <text:p>12.2</text:p>
          </table:table-cell>
          <table:table-cell table:formula="of:=[.$G$4]/[.$C51]/[.$C51]/[.K$7]" office:value-type="float" office:value="11.8540351776503" calcext:value-type="float">
            <text:p>11.9</text:p>
          </table:table-cell>
          <table:table-cell table:formula="of:=[.$G$4]/[.$C51]/[.$C51]/[.L$7]" office:value-type="float" office:value="11.5576842982091" calcext:value-type="float">
            <text:p>11.6</text:p>
          </table:table-cell>
          <table:table-cell table:formula="of:=[.$G$4]/[.$C51]/[.$C51]/[.M$7]" office:value-type="float" office:value="11.2757895592284" calcext:value-type="float">
            <text:p>11.3</text:p>
          </table:table-cell>
          <table:table-cell table:formula="of:=[.$G$4]/[.$C51]/[.$C51]/[.N$7]" office:value-type="float" office:value="11.0073183792467" calcext:value-type="float">
            <text:p>11.0</text:p>
          </table:table-cell>
          <table:table-cell table:number-columns-repeated="3"/>
          <table:table-cell office:value-type="percentage" office:value="0.98" calcext:value-type="percentage">
            <text:p>98%</text:p>
          </table:table-cell>
          <table:table-cell table:formula="of:=SQRT([.$R51]*[.S$32])" office:value-type="percentage" office:value="0.885437744847146" calcext:value-type="percentage">
            <text:p>88.5%</text:p>
          </table:table-cell>
          <table:table-cell table:formula="of:=SQRT([.$R51]*[.T$32])" office:value-type="percentage" office:value="0.89095454429505" calcext:value-type="percentage">
            <text:p>89.1%</text:p>
          </table:table-cell>
          <table:table-cell table:formula="of:=SQRT([.$R51]*[.U$32])" office:value-type="percentage" office:value="0.896437393240599" calcext:value-type="percentage">
            <text:p>89.6%</text:p>
          </table:table-cell>
          <table:table-cell table:formula="of:=SQRT([.$R51]*[.V$32])" office:value-type="percentage" office:value="0.901886910870759" calcext:value-type="percentage">
            <text:p>90.2%</text:p>
          </table:table-cell>
          <table:table-cell table:formula="of:=SQRT([.$R51]*[.W$32])" office:value-type="percentage" office:value="0.9073036977771" calcext:value-type="percentage">
            <text:p>90.7%</text:p>
          </table:table-cell>
          <table:table-cell table:formula="of:=SQRT([.$R51]*[.X$32])" office:value-type="percentage" office:value="0.912688336728371" calcext:value-type="percentage">
            <text:p>91.3%</text:p>
          </table:table-cell>
          <table:table-cell table:formula="of:=SQRT([.$R51]*[.Y$32])" office:value-type="percentage" office:value="0.91804139340228" calcext:value-type="percentage">
            <text:p>91.8%</text:p>
          </table:table-cell>
          <table:table-cell table:formula="of:=SQRT([.$R51]*[.Z$32])" office:value-type="percentage" office:value="0.923363417079104" calcext:value-type="percentage">
            <text:p>92.3%</text:p>
          </table:table-cell>
          <table:table-cell table:formula="of:=SQRT([.$R51]*[.AA$32])" office:value-type="percentage" office:value="0.928654941299512" calcext:value-type="percentage">
            <text:p>92.9%</text:p>
          </table:table-cell>
          <table:table-cell table:formula="of:=SQRT([.$R51]*[.AB$32])" office:value-type="percentage" office:value="0.933916484488843" calcext:value-type="percentage">
            <text:p>93.4%</text:p>
          </table:table-cell>
          <table:table-cell table:formula="of:=SQRT([.$R51]*[.AC$32])" office:value-type="percentage" office:value="0.939148550549912" calcext:value-type="percentage">
            <text:p>93.9%</text:p>
          </table:table-cell>
          <table:table-cell table:formula="of:=SQRT([.$R51]*[.AD$32])" office:value-type="percentage" office:value="0.944351629426243" calcext:value-type="percentage">
            <text:p>94.4%</text:p>
          </table:table-cell>
          <table:table-cell table:formula="of:=SQRT([.$R51]*[.AE$32])" office:value-type="percentage" office:value="0.949526197637538" calcext:value-type="percentage">
            <text:p>95.0%</text:p>
          </table:table-cell>
          <table:table-cell table:formula="of:=SQRT([.$R51]*[.AF$32])" office:value-type="percentage" office:value="0.95467271878901" calcext:value-type="percentage">
            <text:p>95.5%</text:p>
          </table:table-cell>
          <table:table-cell table:formula="of:=SQRT([.$R51]*[.AG$32])" office:value-type="percentage" office:value="0.959791644056146" calcext:value-type="percentage">
            <text:p>96.0%</text:p>
          </table:table-cell>
          <table:table-cell table:formula="of:=SQRT([.$R51]*[.AH$32])" office:value-type="percentage" office:value="0.964883412646316" calcext:value-type="percentage">
            <text:p>96.5%</text:p>
          </table:table-cell>
          <table:table-cell table:formula="of:=SQRT([.$R51]*[.AI$32])" office:value-type="percentage" office:value="0.969948452238571" calcext:value-type="percentage">
            <text:p>97.0%</text:p>
          </table:table-cell>
          <table:table-cell table:formula="of:=SQRT([.$R51]*[.AJ$32])" office:value-type="percentage" office:value="0.974987179402888" calcext:value-type="percentage">
            <text:p>97.5%</text:p>
          </table:table-cell>
          <table:table-cell table:formula="of:=SQRT([.$R51]*[.AK$32])" office:value-type="percentage" office:value="0.98" calcext:value-type="percentage">
            <text:p>98.0%</text:p>
          </table:table-cell>
          <table:table-cell table:formula="of:=SQRT([.$R51]*[.AL$32])" office:value-type="percentage" office:value="0.98498730956292" calcext:value-type="percentage">
            <text:p>98.5%</text:p>
          </table:table-cell>
        </table:table-row>
        <table:table-row table:style-name="ro1">
          <table:table-cell table:number-columns-repeated="2"/>
          <table:table-cell office:value-type="percentage" office:value="0.99" calcext:value-type="percentage">
            <text:p>99%</text:p>
          </table:table-cell>
          <table:table-cell table:formula="of:=[.$G$4]/[.$C52]/[.$C52]/[.D$7]" office:value-type="float" office:value="14.1567187021732" calcext:value-type="float">
            <text:p>14.2</text:p>
          </table:table-cell>
          <table:table-cell table:formula="of:=[.$G$4]/[.$C52]/[.$C52]/[.E$7]" office:value-type="float" office:value="13.7277272263498" calcext:value-type="float">
            <text:p>13.7</text:p>
          </table:table-cell>
          <table:table-cell table:formula="of:=[.$G$4]/[.$C52]/[.$C52]/[.F$7]" office:value-type="float" office:value="13.3239705432219" calcext:value-type="float">
            <text:p>13.3</text:p>
          </table:table-cell>
          <table:table-cell table:formula="of:=[.$G$4]/[.$C52]/[.$C52]/[.G$7]" office:value-type="float" office:value="12.9432856705584" calcext:value-type="float">
            <text:p>12.9</text:p>
          </table:table-cell>
          <table:table-cell table:formula="of:=[.$G$4]/[.$C52]/[.$C52]/[.H$7]" office:value-type="float" office:value="12.5837499574873" calcext:value-type="float">
            <text:p>12.6</text:p>
          </table:table-cell>
          <table:table-cell table:formula="of:=[.$G$4]/[.$C52]/[.$C52]/[.I$7]" office:value-type="float" office:value="12.243648607285" calcext:value-type="float">
            <text:p>12.2</text:p>
          </table:table-cell>
          <table:table-cell table:formula="of:=[.$G$4]/[.$C52]/[.$C52]/[.J$7]" office:value-type="float" office:value="11.9214473281459" calcext:value-type="float">
            <text:p>11.9</text:p>
          </table:table-cell>
          <table:table-cell table:formula="of:=[.$G$4]/[.$C52]/[.$C52]/[.K$7]" office:value-type="float" office:value="11.6157691915268" calcext:value-type="float">
            <text:p>11.6</text:p>
          </table:table-cell>
          <table:table-cell table:formula="of:=[.$G$4]/[.$C52]/[.$C52]/[.L$7]" office:value-type="float" office:value="11.3253749617386" calcext:value-type="float">
            <text:p>11.3</text:p>
          </table:table-cell>
          <table:table-cell table:formula="of:=[.$G$4]/[.$C52]/[.$C52]/[.M$7]" office:value-type="float" office:value="11.0491463041352" calcext:value-type="float">
            <text:p>11.0</text:p>
          </table:table-cell>
          <table:table-cell table:formula="of:=[.$G$4]/[.$C52]/[.$C52]/[.N$7]" office:value-type="float" office:value="10.786071392132" calcext:value-type="float">
            <text:p>10.8</text:p>
          </table:table-cell>
          <table:table-cell table:number-columns-repeated="3"/>
          <table:table-cell office:value-type="percentage" office:value="0.99" calcext:value-type="percentage">
            <text:p>99%</text:p>
          </table:table-cell>
          <table:table-cell table:formula="of:=SQRT([.$R52]*[.S$32])" office:value-type="percentage" office:value="0.88994381845148" calcext:value-type="percentage">
            <text:p>89.0%</text:p>
          </table:table-cell>
          <table:table-cell table:formula="of:=SQRT([.$R52]*[.T$32])" office:value-type="percentage" office:value="0.895488693395958" calcext:value-type="percentage">
            <text:p>89.5%</text:p>
          </table:table-cell>
          <table:table-cell table:formula="of:=SQRT([.$R52]*[.U$32])" office:value-type="percentage" office:value="0.900999445060872" calcext:value-type="percentage">
            <text:p>90.1%</text:p>
          </table:table-cell>
          <table:table-cell table:formula="of:=SQRT([.$R52]*[.V$32])" office:value-type="percentage" office:value="0.906476695784288" calcext:value-type="percentage">
            <text:p>90.6%</text:p>
          </table:table-cell>
          <table:table-cell table:formula="of:=SQRT([.$R52]*[.W$32])" office:value-type="percentage" office:value="0.91192104921424" calcext:value-type="percentage">
            <text:p>91.2%</text:p>
          </table:table-cell>
          <table:table-cell table:formula="of:=SQRT([.$R52]*[.X$32])" office:value-type="percentage" office:value="0.917333091085239" calcext:value-type="percentage">
            <text:p>91.7%</text:p>
          </table:table-cell>
          <table:table-cell table:formula="of:=SQRT([.$R52]*[.Y$32])" office:value-type="percentage" office:value="0.922713389953782" calcext:value-type="percentage">
            <text:p>92.3%</text:p>
          </table:table-cell>
          <table:table-cell table:formula="of:=SQRT([.$R52]*[.Z$32])" office:value-type="percentage" office:value="0.928062497895481" calcext:value-type="percentage">
            <text:p>92.8%</text:p>
          </table:table-cell>
          <table:table-cell table:formula="of:=SQRT([.$R52]*[.AA$32])" office:value-type="percentage" office:value="0.933380951166243" calcext:value-type="percentage">
            <text:p>93.3%</text:p>
          </table:table-cell>
          <table:table-cell table:formula="of:=SQRT([.$R52]*[.AB$32])" office:value-type="percentage" office:value="0.938669270829721" calcext:value-type="percentage">
            <text:p>93.9%</text:p>
          </table:table-cell>
          <table:table-cell table:formula="of:=SQRT([.$R52]*[.AC$32])" office:value-type="percentage" office:value="0.943927963353136" calcext:value-type="percentage">
            <text:p>94.4%</text:p>
          </table:table-cell>
          <table:table-cell table:formula="of:=SQRT([.$R52]*[.AD$32])" office:value-type="percentage" office:value="0.949157521173383" calcext:value-type="percentage">
            <text:p>94.9%</text:p>
          </table:table-cell>
          <table:table-cell table:formula="of:=SQRT([.$R52]*[.AE$32])" office:value-type="percentage" office:value="0.954358423235212" calcext:value-type="percentage">
            <text:p>95.4%</text:p>
          </table:table-cell>
          <table:table-cell table:formula="of:=SQRT([.$R52]*[.AF$32])" office:value-type="percentage" office:value="0.959531135503169" calcext:value-type="percentage">
            <text:p>96.0%</text:p>
          </table:table-cell>
          <table:table-cell table:formula="of:=SQRT([.$R52]*[.AG$32])" office:value-type="percentage" office:value="0.964676111448812" calcext:value-type="percentage">
            <text:p>96.5%</text:p>
          </table:table-cell>
          <table:table-cell table:formula="of:=SQRT([.$R52]*[.AH$32])" office:value-type="percentage" office:value="0.969793792514677" calcext:value-type="percentage">
            <text:p>97.0%</text:p>
          </table:table-cell>
          <table:table-cell table:formula="of:=SQRT([.$R52]*[.AI$32])" office:value-type="percentage" office:value="0.974884608556315" calcext:value-type="percentage">
            <text:p>97.5%</text:p>
          </table:table-cell>
          <table:table-cell table:formula="of:=SQRT([.$R52]*[.AJ$32])" office:value-type="percentage" office:value="0.979948978263664" calcext:value-type="percentage">
            <text:p>98.0%</text:p>
          </table:table-cell>
          <table:table-cell table:formula="of:=SQRT([.$R52]*[.AK$32])" office:value-type="percentage" office:value="0.98498730956292" calcext:value-type="percentage">
            <text:p>98.5%</text:p>
          </table:table-cell>
          <table:table-cell table:formula="of:=SQRT([.$R52]*[.AL$32])" office:value-type="percentage" office:value="0.99" calcext:value-type="percentage">
            <text:p>99.0%</text:p>
          </table:table-cell>
        </table:table-row>
        <calcext:conditional-formats>
          <calcext:conditional-format calcext:target-range-address="RegulatorEfficiencyChart.D8:RegulatorEfficiencyChart.N27">
            <calcext:color-scale>
              <calcext:color-scale-entry calcext:value="10" calcext:type="number" calcext:color="#00a933"/>
              <calcext:color-scale-entry calcext:value="15" calcext:type="number" calcext:color="#ffff00"/>
              <calcext:color-scale-entry calcext:value="20" calcext:type="number" calcext:color="#ff0000"/>
            </calcext:color-scale>
          </calcext:conditional-format>
          <calcext:conditional-format calcext:target-range-address="RegulatorEfficiencyChart.D33:RegulatorEfficiencyChart.N52">
            <calcext:color-scale>
              <calcext:color-scale-entry calcext:value="10" calcext:type="number" calcext:color="#00a933"/>
              <calcext:color-scale-entry calcext:value="15" calcext:type="number" calcext:color="#ffff00"/>
              <calcext:color-scale-entry calcext:value="20" calcext:type="number" calcext:color="#ff0000"/>
            </calcext:color-scale>
          </calcext:conditional-format>
          <calcext:conditional-format calcext:target-range-address="RegulatorEfficiencyChart.S33:RegulatorEfficiencyChart.AL52">
            <calcext:condition calcext:apply-style-name="Good" calcext:value="between([$RegulatorEfficiencyChart.$AA$29]-0.005,[$RegulatorEfficiencyChart.$AA$29]+0.005)" calcext:base-cell-address="RegulatorEfficiencyChart.S33"/>
          </calcext:conditional-format>
          <calcext:conditional-format calcext:target-range-address="RegulatorEfficiencyChart.S8:RegulatorEfficiencyChart.AL27">
            <calcext:condition calcext:apply-style-name="Good" calcext:value="between([$RegulatorEfficiencyChart.$AA$4]-0.005,[$RegulatorEfficiencyChart.$AA$4]+0.005)" calcext:base-cell-address="RegulatorEfficiencyChart.S8"/>
          </calcext:conditional-format>
        </calcext:conditional-formats>
      </table:table>
      <table:table table:name="BatteryLife" table:style-name="ta1">
        <table:table-column table:style-name="co1" table:number-columns-repeated="2" table:default-cell-style-name="Default"/>
        <table:table-column table:style-name="co1" table:default-cell-style-name="ce47"/>
        <table:table-column table:style-name="co1" table:default-cell-style-name="ce56"/>
        <table:table-column table:style-name="co1" table:number-columns-repeated="5" table:default-cell-style-name="ce62"/>
        <table:table-column table:style-name="co1" table:default-cell-style-name="ce47"/>
        <table:table-column table:style-name="co1" table:default-cell-style-name="ce61"/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/>
          <table:table-cell table:style-name="ce30" office:value-type="string" calcext:value-type="string">
            <text:p>LED Voltage</text:p>
          </table:table-cell>
          <table:table-cell table:style-name="ce55" office:value-type="float" office:value="3.5" calcext:value-type="float">
            <text:p>3.5 V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30" office:value-type="string" calcext:value-type="string">
            <text:p>LED Driven Level</text:p>
          </table:table-cell>
          <table:table-cell table:style-name="ce25" office:value-type="percentage" office:value="0.1" calcext:value-type="percentage">
            <text:p>10%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30" office:value-type="string" calcext:value-type="string">
            <text:p>Load</text:p>
          </table:table-cell>
          <table:table-cell table:style-name="ce56" table:formula="of:=[.C2]*[.D4]" office:value-type="float" office:value="4.2" calcext:value-type="float">
            <text:p>4.2 W</text:p>
          </table:table-cell>
          <table:table-cell table:style-name="ce59" table:formula="of:=[.C3]*12" office:value-type="float" office:value="1.2" calcext:value-type="float">
            <text:p>1.2 A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30" office:value-type="string" calcext:value-type="string">
            <text:p>Regulator Efficiency</text:p>
          </table:table-cell>
          <table:table-cell table:style-name="ce57" office:value-type="percentage" office:value="0.81" calcext:value-type="percentage">
            <text:p>81.0%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30" office:value-type="string" calcext:value-type="string">
            <text:p>Battery Capacity</text:p>
          </table:table-cell>
          <table:table-cell table:style-name="ce58" office:value-type="float" office:value="2600" calcext:value-type="float">
            <text:p>2600.0 mAh</text:p>
          </table:table-cell>
          <table:table-cell table:style-name="ce60" office:value-type="float" office:value="9.5" calcext:value-type="float">
            <text:p>9.5 Wh</text:p>
          </table:table-cell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/>
          <table:table-cell table:style-name="ce30" office:value-type="string" calcext:value-type="string">
            <text:p>Efficiency</text:p>
          </table:table-cell>
          <table:table-cell table:style-name="ce47" office:value-type="percentage" office:value="0.8" calcext:value-type="percentage">
            <text:p>80.00%</text:p>
          </table:table-cell>
          <table:table-cell table:style-name="ce47" office:value-type="percentage" office:value="0.85" calcext:value-type="percentage">
            <text:p>85.00%</text:p>
          </table:table-cell>
          <table:table-cell table:style-name="ce47" office:value-type="percentage" office:value="0.9" calcext:value-type="percentage">
            <text:p>90.00%</text:p>
          </table:table-cell>
          <table:table-cell table:style-name="ce47" office:value-type="percentage" office:value="0.95" calcext:value-type="percentage">
            <text:p>95.00%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30" office:value-type="string" calcext:value-type="string">
            <text:p>W Division Life</text:p>
          </table:table-cell>
          <table:table-cell table:style-name="ce61" table:formula="of:=[.$D$6]/([.$C$4]/[.E8])*60" office:value-type="float" office:value="108.571428571429" calcext:value-type="float">
            <text:p>108.6 min</text:p>
          </table:table-cell>
          <table:table-cell table:style-name="ce61" table:formula="of:=[.$D$6]/([.$C$4]/[.F8])*60" office:value-type="float" office:value="115.357142857143" calcext:value-type="float">
            <text:p>115.4 min</text:p>
          </table:table-cell>
          <table:table-cell table:style-name="ce61" table:formula="of:=[.$D$6]/([.$C$4]/[.G8])*60" office:value-type="float" office:value="122.142857142857" calcext:value-type="float">
            <text:p>122.1 min</text:p>
          </table:table-cell>
          <table:table-cell table:style-name="ce61" table:formula="of:=[.$D$6]/([.$C$4]/[.H8])*60" office:value-type="float" office:value="128.928571428571" calcext:value-type="float">
            <text:p>128.9 min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30" office:value-type="string" calcext:value-type="string">
            <text:p>A Division Life</text:p>
          </table:table-cell>
          <table:table-cell table:style-name="ce61" table:formula="of:=[.$C$6]/([.$D$4]*1000/[.E8])*60" office:value-type="float" office:value="104" calcext:value-type="float">
            <text:p>104.0 min</text:p>
          </table:table-cell>
          <table:table-cell table:style-name="ce61" table:formula="of:=[.$C$6]/([.$D$4]*1000/[.F8])*60" office:value-type="float" office:value="110.5" calcext:value-type="float">
            <text:p>110.5 min</text:p>
          </table:table-cell>
          <table:table-cell table:style-name="ce61" table:formula="of:=[.$C$6]/([.$D$4]*1000/[.G8])*60" office:value-type="float" office:value="117" calcext:value-type="float">
            <text:p>117.0 min</text:p>
          </table:table-cell>
          <table:table-cell table:style-name="ce61" table:formula="of:=[.$C$6]/([.$D$4]*1000/[.H8])*60" office:value-type="float" office:value="123.5" calcext:value-type="float">
            <text:p>123.5 min</text:p>
          </table:table-cell>
          <table:table-cell table:style-name="Default"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7" office:value-type="percentage" office:value="0.75" calcext:value-type="percentage">
            <text:p>75.00%</text:p>
          </table:table-cell>
          <table:table-cell table:style-name="ce47" office:value-type="percentage" office:value="0.8" calcext:value-type="percentage">
            <text:p>80.00%</text:p>
          </table:table-cell>
          <table:table-cell table:style-name="ce47" office:value-type="percentage" office:value="0.85" calcext:value-type="percentage">
            <text:p>85.00%</text:p>
          </table:table-cell>
          <table:table-cell table:style-name="ce47" office:value-type="percentage" office:value="0.9" calcext:value-type="percentage">
            <text:p>90.00%</text:p>
          </table:table-cell>
          <table:table-cell table:style-name="ce47" office:value-type="percentage" office:value="0.95" calcext:value-type="percentage">
            <text:p>95.00%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percentage" office:value="0.05" calcext:value-type="percentage">
            <text:p>5.00%</text:p>
          </table:table-cell>
          <table:table-cell table:formula="of:=[.C14]*12*[.$C$2]" office:value-type="float" office:value="2.1" calcext:value-type="float">
            <text:p>2.1 W</text:p>
          </table:table-cell>
          <table:table-cell table:formula="of:=[.$D$6]/([.$D14]/[.E$13])*60" office:value-type="float" office:value="203.571428571429" calcext:value-type="float">
            <text:p>203.6 min</text:p>
          </table:table-cell>
          <table:table-cell table:formula="of:=[.$D$6]/([.$D14]/[.F$13])*60" office:value-type="float" office:value="217.142857142857" calcext:value-type="float">
            <text:p>217.1 min</text:p>
          </table:table-cell>
          <table:table-cell table:formula="of:=[.$D$6]/([.$D14]/[.G$13])*60" office:value-type="float" office:value="230.714285714286" calcext:value-type="float">
            <text:p>230.7 min</text:p>
          </table:table-cell>
          <table:table-cell table:formula="of:=[.$D$6]/([.$D14]/[.H$13])*60" office:value-type="float" office:value="244.285714285714" calcext:value-type="float">
            <text:p>244.3 min</text:p>
          </table:table-cell>
          <table:table-cell table:formula="of:=[.$D$6]/([.$D14]/[.I$13])*60" office:value-type="float" office:value="257.857142857143" calcext:value-type="float">
            <text:p>257.9 min</text:p>
          </table:table-cell>
          <table:table-cell table:formula="of:=ABS([.E14]-[.H14])/[.E14]" office:value-type="percentage" office:value="0.2" calcext:value-type="percentage">
            <text:p>20.00%</text:p>
          </table:table-cell>
          <table:table-cell table:formula="of:=[.H14]-[.E14]" office:value-type="float" office:value="40.7142857142857" calcext:value-type="float">
            <text:p>40.7 min</text:p>
          </table:table-cell>
        </table:table-row>
        <table:table-row table:style-name="ro1">
          <table:table-cell/>
          <table:table-cell office:value-type="string" calcext:value-type="string">
            <text:p>LED Level</text:p>
          </table:table-cell>
          <table:table-cell office:value-type="percentage" office:value="0.1" calcext:value-type="percentage">
            <text:p>10.00%</text:p>
          </table:table-cell>
          <table:table-cell table:formula="of:=[.C15]*12*[.$C$2]" office:value-type="float" office:value="4.2" calcext:value-type="float">
            <text:p>4.2 W</text:p>
          </table:table-cell>
          <table:table-cell table:formula="of:=[.$D$6]/([.$D15]/[.E$13])*60" office:value-type="float" office:value="101.785714285714" calcext:value-type="float">
            <text:p>101.8 min</text:p>
          </table:table-cell>
          <table:table-cell table:formula="of:=[.$D$6]/([.$D15]/[.F$13])*60" office:value-type="float" office:value="108.571428571429" calcext:value-type="float">
            <text:p>108.6 min</text:p>
          </table:table-cell>
          <table:table-cell table:formula="of:=[.$D$6]/([.$D15]/[.G$13])*60" office:value-type="float" office:value="115.357142857143" calcext:value-type="float">
            <text:p>115.4 min</text:p>
          </table:table-cell>
          <table:table-cell table:formula="of:=[.$D$6]/([.$D15]/[.H$13])*60" office:value-type="float" office:value="122.142857142857" calcext:value-type="float">
            <text:p>122.1 min</text:p>
          </table:table-cell>
          <table:table-cell table:formula="of:=[.$D$6]/([.$D15]/[.I$13])*60" office:value-type="float" office:value="128.928571428571" calcext:value-type="float">
            <text:p>128.9 min</text:p>
          </table:table-cell>
          <table:table-cell table:formula="of:=ABS([.E15]-[.H15])/[.E15]" office:value-type="percentage" office:value="0.2" calcext:value-type="percentage">
            <text:p>20.00%</text:p>
          </table:table-cell>
          <table:table-cell table:formula="of:=[.H15]-[.E15]" office:value-type="float" office:value="20.3571428571428" calcext:value-type="float">
            <text:p>20.4 min</text:p>
          </table:table-cell>
        </table:table-row>
        <table:table-row table:style-name="ro1">
          <table:table-cell table:number-columns-repeated="2"/>
          <table:table-cell office:value-type="percentage" office:value="0.15" calcext:value-type="percentage">
            <text:p>15.00%</text:p>
          </table:table-cell>
          <table:table-cell table:formula="of:=[.C16]*12*[.$C$2]" office:value-type="float" office:value="6.3" calcext:value-type="float">
            <text:p>6.3 W</text:p>
          </table:table-cell>
          <table:table-cell table:formula="of:=[.$D$6]/([.$D16]/[.E$13])*60" office:value-type="float" office:value="67.8571428571429" calcext:value-type="float">
            <text:p>67.9 min</text:p>
          </table:table-cell>
          <table:table-cell table:formula="of:=[.$D$6]/([.$D16]/[.F$13])*60" office:value-type="float" office:value="72.3809523809524" calcext:value-type="float">
            <text:p>72.4 min</text:p>
          </table:table-cell>
          <table:table-cell table:formula="of:=[.$D$6]/([.$D16]/[.G$13])*60" office:value-type="float" office:value="76.9047619047619" calcext:value-type="float">
            <text:p>76.9 min</text:p>
          </table:table-cell>
          <table:table-cell table:formula="of:=[.$D$6]/([.$D16]/[.H$13])*60" office:value-type="float" office:value="81.4285714285714" calcext:value-type="float">
            <text:p>81.4 min</text:p>
          </table:table-cell>
          <table:table-cell table:formula="of:=[.$D$6]/([.$D16]/[.I$13])*60" office:value-type="float" office:value="85.952380952381" calcext:value-type="float">
            <text:p>86.0 min</text:p>
          </table:table-cell>
          <table:table-cell table:formula="of:=ABS([.E16]-[.H16])/[.E16]" office:value-type="percentage" office:value="0.2" calcext:value-type="percentage">
            <text:p>20.00%</text:p>
          </table:table-cell>
          <table:table-cell table:formula="of:=[.H16]-[.E16]" office:value-type="float" office:value="13.5714285714286" calcext:value-type="float">
            <text:p>13.6 min</text:p>
          </table:table-cell>
        </table:table-row>
        <table:table-row table:style-name="ro1">
          <table:table-cell table:number-columns-repeated="2"/>
          <table:table-cell office:value-type="percentage" office:value="0.2" calcext:value-type="percentage">
            <text:p>20.00%</text:p>
          </table:table-cell>
          <table:table-cell table:formula="of:=[.C17]*12*[.$C$2]" office:value-type="float" office:value="8.4" calcext:value-type="float">
            <text:p>8.4 W</text:p>
          </table:table-cell>
          <table:table-cell table:formula="of:=[.$D$6]/([.$D17]/[.E$13])*60" office:value-type="float" office:value="50.8928571428571" calcext:value-type="float">
            <text:p>50.9 min</text:p>
          </table:table-cell>
          <table:table-cell table:formula="of:=[.$D$6]/([.$D17]/[.F$13])*60" office:value-type="float" office:value="54.2857142857143" calcext:value-type="float">
            <text:p>54.3 min</text:p>
          </table:table-cell>
          <table:table-cell table:formula="of:=[.$D$6]/([.$D17]/[.G$13])*60" office:value-type="float" office:value="57.6785714285714" calcext:value-type="float">
            <text:p>57.7 min</text:p>
          </table:table-cell>
          <table:table-cell table:formula="of:=[.$D$6]/([.$D17]/[.H$13])*60" office:value-type="float" office:value="61.0714285714286" calcext:value-type="float">
            <text:p>61.1 min</text:p>
          </table:table-cell>
          <table:table-cell table:formula="of:=[.$D$6]/([.$D17]/[.I$13])*60" office:value-type="float" office:value="64.4642857142857" calcext:value-type="float">
            <text:p>64.5 min</text:p>
          </table:table-cell>
          <table:table-cell table:formula="of:=ABS([.E17]-[.H17])/[.E17]" office:value-type="percentage" office:value="0.2" calcext:value-type="percentage">
            <text:p>20.00%</text:p>
          </table:table-cell>
          <table:table-cell table:formula="of:=[.H17]-[.E17]" office:value-type="float" office:value="10.1785714285714" calcext:value-type="float">
            <text:p>10.2 min</text:p>
          </table:table-cell>
        </table:table-row>
        <table:table-row table:style-name="ro1">
          <table:table-cell table:number-columns-repeated="2"/>
          <table:table-cell office:value-type="percentage" office:value="0.25" calcext:value-type="percentage">
            <text:p>25.00%</text:p>
          </table:table-cell>
          <table:table-cell table:formula="of:=[.C18]*12*[.$C$2]" office:value-type="float" office:value="10.5" calcext:value-type="float">
            <text:p>10.5 W</text:p>
          </table:table-cell>
          <table:table-cell table:formula="of:=[.$D$6]/([.$D18]/[.E$13])*60" office:value-type="float" office:value="40.7142857142857" calcext:value-type="float">
            <text:p>40.7 min</text:p>
          </table:table-cell>
          <table:table-cell table:formula="of:=[.$D$6]/([.$D18]/[.F$13])*60" office:value-type="float" office:value="43.4285714285714" calcext:value-type="float">
            <text:p>43.4 min</text:p>
          </table:table-cell>
          <table:table-cell table:formula="of:=[.$D$6]/([.$D18]/[.G$13])*60" office:value-type="float" office:value="46.1428571428571" calcext:value-type="float">
            <text:p>46.1 min</text:p>
          </table:table-cell>
          <table:table-cell table:formula="of:=[.$D$6]/([.$D18]/[.H$13])*60" office:value-type="float" office:value="48.8571428571429" calcext:value-type="float">
            <text:p>48.9 min</text:p>
          </table:table-cell>
          <table:table-cell table:formula="of:=[.$D$6]/([.$D18]/[.I$13])*60" office:value-type="float" office:value="51.5714285714286" calcext:value-type="float">
            <text:p>51.6 min</text:p>
          </table:table-cell>
          <table:table-cell table:formula="of:=ABS([.E18]-[.H18])/[.E18]" office:value-type="percentage" office:value="0.2" calcext:value-type="percentage">
            <text:p>20.00%</text:p>
          </table:table-cell>
          <table:table-cell table:formula="of:=[.H18]-[.E18]" office:value-type="float" office:value="8.14285714285714" calcext:value-type="float">
            <text:p>8.1 min</text:p>
          </table:table-cell>
        </table:table-row>
        <table:table-row table:style-name="ro1">
          <table:table-cell table:number-columns-repeated="2"/>
          <table:table-cell office:value-type="percentage" office:value="0.3" calcext:value-type="percentage">
            <text:p>30.00%</text:p>
          </table:table-cell>
          <table:table-cell table:formula="of:=[.C19]*12*[.$C$2]" office:value-type="float" office:value="12.6" calcext:value-type="float">
            <text:p>12.6 W</text:p>
          </table:table-cell>
          <table:table-cell table:formula="of:=[.$D$6]/([.$D19]/[.E$13])*60" office:value-type="float" office:value="33.9285714285714" calcext:value-type="float">
            <text:p>33.9 min</text:p>
          </table:table-cell>
          <table:table-cell table:formula="of:=[.$D$6]/([.$D19]/[.F$13])*60" office:value-type="float" office:value="36.1904761904762" calcext:value-type="float">
            <text:p>36.2 min</text:p>
          </table:table-cell>
          <table:table-cell table:formula="of:=[.$D$6]/([.$D19]/[.G$13])*60" office:value-type="float" office:value="38.452380952381" calcext:value-type="float">
            <text:p>38.5 min</text:p>
          </table:table-cell>
          <table:table-cell table:formula="of:=[.$D$6]/([.$D19]/[.H$13])*60" office:value-type="float" office:value="40.7142857142857" calcext:value-type="float">
            <text:p>40.7 min</text:p>
          </table:table-cell>
          <table:table-cell table:formula="of:=[.$D$6]/([.$D19]/[.I$13])*60" office:value-type="float" office:value="42.9761904761905" calcext:value-type="float">
            <text:p>43.0 min</text:p>
          </table:table-cell>
          <table:table-cell table:formula="of:=ABS([.E19]-[.H19])/[.E19]" office:value-type="percentage" office:value="0.2" calcext:value-type="percentage">
            <text:p>20.00%</text:p>
          </table:table-cell>
          <table:table-cell table:formula="of:=[.H19]-[.E19]" office:value-type="float" office:value="6.78571428571429" calcext:value-type="float">
            <text:p>6.8 min</text:p>
          </table:table-cell>
        </table:table-row>
        <table:table-row table:style-name="ro1">
          <table:table-cell table:number-columns-repeated="2"/>
          <table:table-cell office:value-type="percentage" office:value="0.35" calcext:value-type="percentage">
            <text:p>35.00%</text:p>
          </table:table-cell>
          <table:table-cell table:formula="of:=[.C20]*12*[.$C$2]" office:value-type="float" office:value="14.7" calcext:value-type="float">
            <text:p>14.7 W</text:p>
          </table:table-cell>
          <table:table-cell table:formula="of:=[.$D$6]/([.$D20]/[.E$13])*60" office:value-type="float" office:value="29.0816326530612" calcext:value-type="float">
            <text:p>29.1 min</text:p>
          </table:table-cell>
          <table:table-cell table:formula="of:=[.$D$6]/([.$D20]/[.F$13])*60" office:value-type="float" office:value="31.0204081632653" calcext:value-type="float">
            <text:p>31.0 min</text:p>
          </table:table-cell>
          <table:table-cell table:formula="of:=[.$D$6]/([.$D20]/[.G$13])*60" office:value-type="float" office:value="32.9591836734694" calcext:value-type="float">
            <text:p>33.0 min</text:p>
          </table:table-cell>
          <table:table-cell table:formula="of:=[.$D$6]/([.$D20]/[.H$13])*60" office:value-type="float" office:value="34.8979591836735" calcext:value-type="float">
            <text:p>34.9 min</text:p>
          </table:table-cell>
          <table:table-cell table:formula="of:=[.$D$6]/([.$D20]/[.I$13])*60" office:value-type="float" office:value="36.8367346938776" calcext:value-type="float">
            <text:p>36.8 min</text:p>
          </table:table-cell>
          <table:table-cell table:formula="of:=ABS([.E20]-[.H20])/[.E20]" office:value-type="percentage" office:value="0.2" calcext:value-type="percentage">
            <text:p>20.00%</text:p>
          </table:table-cell>
          <table:table-cell table:formula="of:=[.H20]-[.E20]" office:value-type="float" office:value="5.81632653061225" calcext:value-type="float">
            <text:p>5.8 min</text:p>
          </table:table-cell>
        </table:table-row>
        <table:table-row table:style-name="ro1">
          <table:table-cell table:number-columns-repeated="2"/>
          <table:table-cell office:value-type="percentage" office:value="0.4" calcext:value-type="percentage">
            <text:p>40.00%</text:p>
          </table:table-cell>
          <table:table-cell table:formula="of:=[.C21]*12*[.$C$2]" office:value-type="float" office:value="16.8" calcext:value-type="float">
            <text:p>16.8 W</text:p>
          </table:table-cell>
          <table:table-cell table:formula="of:=[.$D$6]/([.$D21]/[.E$13])*60" office:value-type="float" office:value="25.4464285714286" calcext:value-type="float">
            <text:p>25.4 min</text:p>
          </table:table-cell>
          <table:table-cell table:formula="of:=[.$D$6]/([.$D21]/[.F$13])*60" office:value-type="float" office:value="27.1428571428571" calcext:value-type="float">
            <text:p>27.1 min</text:p>
          </table:table-cell>
          <table:table-cell table:formula="of:=[.$D$6]/([.$D21]/[.G$13])*60" office:value-type="float" office:value="28.8392857142857" calcext:value-type="float">
            <text:p>28.8 min</text:p>
          </table:table-cell>
          <table:table-cell table:formula="of:=[.$D$6]/([.$D21]/[.H$13])*60" office:value-type="float" office:value="30.5357142857143" calcext:value-type="float">
            <text:p>30.5 min</text:p>
          </table:table-cell>
          <table:table-cell table:formula="of:=[.$D$6]/([.$D21]/[.I$13])*60" office:value-type="float" office:value="32.2321428571429" calcext:value-type="float">
            <text:p>32.2 min</text:p>
          </table:table-cell>
          <table:table-cell table:formula="of:=ABS([.E21]-[.H21])/[.E21]" office:value-type="percentage" office:value="0.2" calcext:value-type="percentage">
            <text:p>20.00%</text:p>
          </table:table-cell>
          <table:table-cell table:formula="of:=[.H21]-[.E21]" office:value-type="float" office:value="5.08928571428571" calcext:value-type="float">
            <text:p>5.1 min</text:p>
          </table:table-cell>
        </table:table-row>
        <table:table-row table:style-name="ro1">
          <table:table-cell table:number-columns-repeated="2"/>
          <table:table-cell office:value-type="percentage" office:value="0.45" calcext:value-type="percentage">
            <text:p>45.00%</text:p>
          </table:table-cell>
          <table:table-cell table:formula="of:=[.C22]*12*[.$C$2]" office:value-type="float" office:value="18.9" calcext:value-type="float">
            <text:p>18.9 W</text:p>
          </table:table-cell>
          <table:table-cell table:formula="of:=[.$D$6]/([.$D22]/[.E$13])*60" office:value-type="float" office:value="22.6190476190476" calcext:value-type="float">
            <text:p>22.6 min</text:p>
          </table:table-cell>
          <table:table-cell table:formula="of:=[.$D$6]/([.$D22]/[.F$13])*60" office:value-type="float" office:value="24.1269841269841" calcext:value-type="float">
            <text:p>24.1 min</text:p>
          </table:table-cell>
          <table:table-cell table:formula="of:=[.$D$6]/([.$D22]/[.G$13])*60" office:value-type="float" office:value="25.6349206349206" calcext:value-type="float">
            <text:p>25.6 min</text:p>
          </table:table-cell>
          <table:table-cell table:formula="of:=[.$D$6]/([.$D22]/[.H$13])*60" office:value-type="float" office:value="27.1428571428571" calcext:value-type="float">
            <text:p>27.1 min</text:p>
          </table:table-cell>
          <table:table-cell table:formula="of:=[.$D$6]/([.$D22]/[.I$13])*60" office:value-type="float" office:value="28.6507936507936" calcext:value-type="float">
            <text:p>28.7 min</text:p>
          </table:table-cell>
          <table:table-cell table:formula="of:=ABS([.E22]-[.H22])/[.E22]" office:value-type="percentage" office:value="0.2" calcext:value-type="percentage">
            <text:p>20.00%</text:p>
          </table:table-cell>
          <table:table-cell table:formula="of:=[.H22]-[.E22]" office:value-type="float" office:value="4.52380952380952" calcext:value-type="float">
            <text:p>4.5 min</text:p>
          </table:table-cell>
        </table:table-row>
        <table:table-row table:style-name="ro1">
          <table:table-cell table:number-columns-repeated="2"/>
          <table:table-cell office:value-type="percentage" office:value="0.5" calcext:value-type="percentage">
            <text:p>50.00%</text:p>
          </table:table-cell>
          <table:table-cell table:formula="of:=[.C23]*12*[.$C$2]" office:value-type="float" office:value="21" calcext:value-type="float">
            <text:p>21.0 W</text:p>
          </table:table-cell>
          <table:table-cell table:formula="of:=[.$D$6]/([.$D23]/[.E$13])*60" office:value-type="float" office:value="20.3571428571429" calcext:value-type="float">
            <text:p>20.4 min</text:p>
          </table:table-cell>
          <table:table-cell table:formula="of:=[.$D$6]/([.$D23]/[.F$13])*60" office:value-type="float" office:value="21.7142857142857" calcext:value-type="float">
            <text:p>21.7 min</text:p>
          </table:table-cell>
          <table:table-cell table:formula="of:=[.$D$6]/([.$D23]/[.G$13])*60" office:value-type="float" office:value="23.0714285714286" calcext:value-type="float">
            <text:p>23.1 min</text:p>
          </table:table-cell>
          <table:table-cell table:formula="of:=[.$D$6]/([.$D23]/[.H$13])*60" office:value-type="float" office:value="24.4285714285714" calcext:value-type="float">
            <text:p>24.4 min</text:p>
          </table:table-cell>
          <table:table-cell table:formula="of:=[.$D$6]/([.$D23]/[.I$13])*60" office:value-type="float" office:value="25.7857142857143" calcext:value-type="float">
            <text:p>25.8 min</text:p>
          </table:table-cell>
          <table:table-cell table:formula="of:=ABS([.E23]-[.H23])/[.E23]" office:value-type="percentage" office:value="0.2" calcext:value-type="percentage">
            <text:p>20.00%</text:p>
          </table:table-cell>
          <table:table-cell table:formula="of:=[.H23]-[.E23]" office:value-type="float" office:value="4.07142857142857" calcext:value-type="float">
            <text:p>4.1 min</text:p>
          </table:table-cell>
        </table:table-row>
        <table:table-row table:style-name="ro1">
          <table:table-cell table:number-columns-repeated="2"/>
          <table:table-cell office:value-type="percentage" office:value="0.55" calcext:value-type="percentage">
            <text:p>55.00%</text:p>
          </table:table-cell>
          <table:table-cell table:formula="of:=[.C24]*12*[.$C$2]" office:value-type="float" office:value="23.1" calcext:value-type="float">
            <text:p>23.1 W</text:p>
          </table:table-cell>
          <table:table-cell table:formula="of:=[.$D$6]/([.$D24]/[.E$13])*60" office:value-type="float" office:value="18.5064935064935" calcext:value-type="float">
            <text:p>18.5 min</text:p>
          </table:table-cell>
          <table:table-cell table:formula="of:=[.$D$6]/([.$D24]/[.F$13])*60" office:value-type="float" office:value="19.7402597402597" calcext:value-type="float">
            <text:p>19.7 min</text:p>
          </table:table-cell>
          <table:table-cell table:formula="of:=[.$D$6]/([.$D24]/[.G$13])*60" office:value-type="float" office:value="20.974025974026" calcext:value-type="float">
            <text:p>21.0 min</text:p>
          </table:table-cell>
          <table:table-cell table:formula="of:=[.$D$6]/([.$D24]/[.H$13])*60" office:value-type="float" office:value="22.2077922077922" calcext:value-type="float">
            <text:p>22.2 min</text:p>
          </table:table-cell>
          <table:table-cell table:formula="of:=[.$D$6]/([.$D24]/[.I$13])*60" office:value-type="float" office:value="23.4415584415584" calcext:value-type="float">
            <text:p>23.4 min</text:p>
          </table:table-cell>
          <table:table-cell table:formula="of:=ABS([.E24]-[.H24])/[.E24]" office:value-type="percentage" office:value="0.2" calcext:value-type="percentage">
            <text:p>20.00%</text:p>
          </table:table-cell>
          <table:table-cell table:formula="of:=[.H24]-[.E24]" office:value-type="float" office:value="3.7012987012987" calcext:value-type="float">
            <text:p>3.7 min</text:p>
          </table:table-cell>
        </table:table-row>
        <table:table-row table:style-name="ro1">
          <table:table-cell table:number-columns-repeated="2"/>
          <table:table-cell office:value-type="percentage" office:value="0.6" calcext:value-type="percentage">
            <text:p>60.00%</text:p>
          </table:table-cell>
          <table:table-cell table:formula="of:=[.C25]*12*[.$C$2]" office:value-type="float" office:value="25.2" calcext:value-type="float">
            <text:p>25.2 W</text:p>
          </table:table-cell>
          <table:table-cell table:formula="of:=[.$D$6]/([.$D25]/[.E$13])*60" office:value-type="float" office:value="16.9642857142857" calcext:value-type="float">
            <text:p>17.0 min</text:p>
          </table:table-cell>
          <table:table-cell table:formula="of:=[.$D$6]/([.$D25]/[.F$13])*60" office:value-type="float" office:value="18.0952380952381" calcext:value-type="float">
            <text:p>18.1 min</text:p>
          </table:table-cell>
          <table:table-cell table:formula="of:=[.$D$6]/([.$D25]/[.G$13])*60" office:value-type="float" office:value="19.2261904761905" calcext:value-type="float">
            <text:p>19.2 min</text:p>
          </table:table-cell>
          <table:table-cell table:formula="of:=[.$D$6]/([.$D25]/[.H$13])*60" office:value-type="float" office:value="20.3571428571429" calcext:value-type="float">
            <text:p>20.4 min</text:p>
          </table:table-cell>
          <table:table-cell table:formula="of:=[.$D$6]/([.$D25]/[.I$13])*60" office:value-type="float" office:value="21.4880952380952" calcext:value-type="float">
            <text:p>21.5 min</text:p>
          </table:table-cell>
          <table:table-cell table:formula="of:=ABS([.E25]-[.H25])/[.E25]" office:value-type="percentage" office:value="0.2" calcext:value-type="percentage">
            <text:p>20.00%</text:p>
          </table:table-cell>
          <table:table-cell table:formula="of:=[.H25]-[.E25]" office:value-type="float" office:value="3.39285714285714" calcext:value-type="float">
            <text:p>3.4 min</text:p>
          </table:table-cell>
        </table:table-row>
        <table:table-row table:style-name="ro1">
          <table:table-cell table:number-columns-repeated="2"/>
          <table:table-cell office:value-type="percentage" office:value="0.65" calcext:value-type="percentage">
            <text:p>65.00%</text:p>
          </table:table-cell>
          <table:table-cell table:formula="of:=[.C26]*12*[.$C$2]" office:value-type="float" office:value="27.3" calcext:value-type="float">
            <text:p>27.3 W</text:p>
          </table:table-cell>
          <table:table-cell table:formula="of:=[.$D$6]/([.$D26]/[.E$13])*60" office:value-type="float" office:value="15.6593406593407" calcext:value-type="float">
            <text:p>15.7 min</text:p>
          </table:table-cell>
          <table:table-cell table:formula="of:=[.$D$6]/([.$D26]/[.F$13])*60" office:value-type="float" office:value="16.7032967032967" calcext:value-type="float">
            <text:p>16.7 min</text:p>
          </table:table-cell>
          <table:table-cell table:formula="of:=[.$D$6]/([.$D26]/[.G$13])*60" office:value-type="float" office:value="17.7472527472527" calcext:value-type="float">
            <text:p>17.7 min</text:p>
          </table:table-cell>
          <table:table-cell table:formula="of:=[.$D$6]/([.$D26]/[.H$13])*60" office:value-type="float" office:value="18.7912087912088" calcext:value-type="float">
            <text:p>18.8 min</text:p>
          </table:table-cell>
          <table:table-cell table:formula="of:=[.$D$6]/([.$D26]/[.I$13])*60" office:value-type="float" office:value="19.8351648351648" calcext:value-type="float">
            <text:p>19.8 min</text:p>
          </table:table-cell>
          <table:table-cell table:formula="of:=ABS([.E26]-[.H26])/[.E26]" office:value-type="percentage" office:value="0.2" calcext:value-type="percentage">
            <text:p>20.00%</text:p>
          </table:table-cell>
          <table:table-cell table:formula="of:=[.H26]-[.E26]" office:value-type="float" office:value="3.13186813186814" calcext:value-type="float">
            <text:p>3.1 min</text:p>
          </table:table-cell>
        </table:table-row>
        <table:table-row table:style-name="ro1">
          <table:table-cell table:number-columns-repeated="2"/>
          <table:table-cell office:value-type="percentage" office:value="0.7" calcext:value-type="percentage">
            <text:p>70.00%</text:p>
          </table:table-cell>
          <table:table-cell table:formula="of:=[.C27]*12*[.$C$2]" office:value-type="float" office:value="29.4" calcext:value-type="float">
            <text:p>29.4 W</text:p>
          </table:table-cell>
          <table:table-cell table:formula="of:=[.$D$6]/([.$D27]/[.E$13])*60" office:value-type="float" office:value="14.5408163265306" calcext:value-type="float">
            <text:p>14.5 min</text:p>
          </table:table-cell>
          <table:table-cell table:formula="of:=[.$D$6]/([.$D27]/[.F$13])*60" office:value-type="float" office:value="15.5102040816327" calcext:value-type="float">
            <text:p>15.5 min</text:p>
          </table:table-cell>
          <table:table-cell table:formula="of:=[.$D$6]/([.$D27]/[.G$13])*60" office:value-type="float" office:value="16.4795918367347" calcext:value-type="float">
            <text:p>16.5 min</text:p>
          </table:table-cell>
          <table:table-cell table:formula="of:=[.$D$6]/([.$D27]/[.H$13])*60" office:value-type="float" office:value="17.4489795918367" calcext:value-type="float">
            <text:p>17.4 min</text:p>
          </table:table-cell>
          <table:table-cell table:formula="of:=[.$D$6]/([.$D27]/[.I$13])*60" office:value-type="float" office:value="18.4183673469388" calcext:value-type="float">
            <text:p>18.4 min</text:p>
          </table:table-cell>
          <table:table-cell table:formula="of:=ABS([.E27]-[.H27])/[.E27]" office:value-type="percentage" office:value="0.2" calcext:value-type="percentage">
            <text:p>20.00%</text:p>
          </table:table-cell>
          <table:table-cell table:formula="of:=[.H27]-[.E27]" office:value-type="float" office:value="2.90816326530613" calcext:value-type="float">
            <text:p>2.9 min</text:p>
          </table:table-cell>
        </table:table-row>
        <table:table-row table:style-name="ro1">
          <table:table-cell table:number-columns-repeated="2"/>
          <table:table-cell office:value-type="percentage" office:value="0.75" calcext:value-type="percentage">
            <text:p>75.00%</text:p>
          </table:table-cell>
          <table:table-cell table:formula="of:=[.C28]*12*[.$C$2]" office:value-type="float" office:value="31.5" calcext:value-type="float">
            <text:p>31.5 W</text:p>
          </table:table-cell>
          <table:table-cell table:formula="of:=[.$D$6]/([.$D28]/[.E$13])*60" office:value-type="float" office:value="13.5714285714286" calcext:value-type="float">
            <text:p>13.6 min</text:p>
          </table:table-cell>
          <table:table-cell table:formula="of:=[.$D$6]/([.$D28]/[.F$13])*60" office:value-type="float" office:value="14.4761904761905" calcext:value-type="float">
            <text:p>14.5 min</text:p>
          </table:table-cell>
          <table:table-cell table:formula="of:=[.$D$6]/([.$D28]/[.G$13])*60" office:value-type="float" office:value="15.3809523809524" calcext:value-type="float">
            <text:p>15.4 min</text:p>
          </table:table-cell>
          <table:table-cell table:formula="of:=[.$D$6]/([.$D28]/[.H$13])*60" office:value-type="float" office:value="16.2857142857143" calcext:value-type="float">
            <text:p>16.3 min</text:p>
          </table:table-cell>
          <table:table-cell table:formula="of:=[.$D$6]/([.$D28]/[.I$13])*60" office:value-type="float" office:value="17.1904761904762" calcext:value-type="float">
            <text:p>17.2 min</text:p>
          </table:table-cell>
          <table:table-cell table:formula="of:=ABS([.E28]-[.H28])/[.E28]" office:value-type="percentage" office:value="0.2" calcext:value-type="percentage">
            <text:p>20.00%</text:p>
          </table:table-cell>
          <table:table-cell table:formula="of:=[.H28]-[.E28]" office:value-type="float" office:value="2.71428571428571" calcext:value-type="float">
            <text:p>2.7 min</text:p>
          </table:table-cell>
        </table:table-row>
        <table:table-row table:style-name="ro1">
          <table:table-cell table:number-columns-repeated="2"/>
          <table:table-cell office:value-type="percentage" office:value="0.8" calcext:value-type="percentage">
            <text:p>80.00%</text:p>
          </table:table-cell>
          <table:table-cell table:formula="of:=[.C29]*12*[.$C$2]" office:value-type="float" office:value="33.6" calcext:value-type="float">
            <text:p>33.6 W</text:p>
          </table:table-cell>
          <table:table-cell table:formula="of:=[.$D$6]/([.$D29]/[.E$13])*60" office:value-type="float" office:value="12.7232142857143" calcext:value-type="float">
            <text:p>12.7 min</text:p>
          </table:table-cell>
          <table:table-cell table:formula="of:=[.$D$6]/([.$D29]/[.F$13])*60" office:value-type="float" office:value="13.5714285714286" calcext:value-type="float">
            <text:p>13.6 min</text:p>
          </table:table-cell>
          <table:table-cell table:formula="of:=[.$D$6]/([.$D29]/[.G$13])*60" office:value-type="float" office:value="14.4196428571429" calcext:value-type="float">
            <text:p>14.4 min</text:p>
          </table:table-cell>
          <table:table-cell table:formula="of:=[.$D$6]/([.$D29]/[.H$13])*60" office:value-type="float" office:value="15.2678571428571" calcext:value-type="float">
            <text:p>15.3 min</text:p>
          </table:table-cell>
          <table:table-cell table:formula="of:=[.$D$6]/([.$D29]/[.I$13])*60" office:value-type="float" office:value="16.1160714285714" calcext:value-type="float">
            <text:p>16.1 min</text:p>
          </table:table-cell>
          <table:table-cell table:formula="of:=ABS([.E29]-[.H29])/[.E29]" office:value-type="percentage" office:value="0.2" calcext:value-type="percentage">
            <text:p>20.00%</text:p>
          </table:table-cell>
          <table:table-cell table:formula="of:=[.H29]-[.E29]" office:value-type="float" office:value="2.54464285714286" calcext:value-type="float">
            <text:p>2.5 min</text:p>
          </table:table-cell>
        </table:table-row>
        <table:table-row table:style-name="ro1">
          <table:table-cell table:number-columns-repeated="2"/>
          <table:table-cell office:value-type="percentage" office:value="0.85" calcext:value-type="percentage">
            <text:p>85.00%</text:p>
          </table:table-cell>
          <table:table-cell table:formula="of:=[.C30]*12*[.$C$2]" office:value-type="float" office:value="35.7" calcext:value-type="float">
            <text:p>35.7 W</text:p>
          </table:table-cell>
          <table:table-cell table:formula="of:=[.$D$6]/([.$D30]/[.E$13])*60" office:value-type="float" office:value="11.9747899159664" calcext:value-type="float">
            <text:p>12.0 min</text:p>
          </table:table-cell>
          <table:table-cell table:formula="of:=[.$D$6]/([.$D30]/[.F$13])*60" office:value-type="float" office:value="12.7731092436975" calcext:value-type="float">
            <text:p>12.8 min</text:p>
          </table:table-cell>
          <table:table-cell table:formula="of:=[.$D$6]/([.$D30]/[.G$13])*60" office:value-type="float" office:value="13.5714285714286" calcext:value-type="float">
            <text:p>13.6 min</text:p>
          </table:table-cell>
          <table:table-cell table:formula="of:=[.$D$6]/([.$D30]/[.H$13])*60" office:value-type="float" office:value="14.3697478991597" calcext:value-type="float">
            <text:p>14.4 min</text:p>
          </table:table-cell>
          <table:table-cell table:formula="of:=[.$D$6]/([.$D30]/[.I$13])*60" office:value-type="float" office:value="15.1680672268908" calcext:value-type="float">
            <text:p>15.2 min</text:p>
          </table:table-cell>
          <table:table-cell table:formula="of:=ABS([.E30]-[.H30])/[.E30]" office:value-type="percentage" office:value="0.2" calcext:value-type="percentage">
            <text:p>20.00%</text:p>
          </table:table-cell>
          <table:table-cell table:formula="of:=[.H30]-[.E30]" office:value-type="float" office:value="2.39495798319328" calcext:value-type="float">
            <text:p>2.4 min</text:p>
          </table:table-cell>
        </table:table-row>
        <table:table-row table:style-name="ro1">
          <table:table-cell table:number-columns-repeated="2"/>
          <table:table-cell office:value-type="percentage" office:value="0.9" calcext:value-type="percentage">
            <text:p>90.00%</text:p>
          </table:table-cell>
          <table:table-cell table:formula="of:=[.C31]*12*[.$C$2]" office:value-type="float" office:value="37.8" calcext:value-type="float">
            <text:p>37.8 W</text:p>
          </table:table-cell>
          <table:table-cell table:formula="of:=[.$D$6]/([.$D31]/[.E$13])*60" office:value-type="float" office:value="11.3095238095238" calcext:value-type="float">
            <text:p>11.3 min</text:p>
          </table:table-cell>
          <table:table-cell table:formula="of:=[.$D$6]/([.$D31]/[.F$13])*60" office:value-type="float" office:value="12.0634920634921" calcext:value-type="float">
            <text:p>12.1 min</text:p>
          </table:table-cell>
          <table:table-cell table:formula="of:=[.$D$6]/([.$D31]/[.G$13])*60" office:value-type="float" office:value="12.8174603174603" calcext:value-type="float">
            <text:p>12.8 min</text:p>
          </table:table-cell>
          <table:table-cell table:formula="of:=[.$D$6]/([.$D31]/[.H$13])*60" office:value-type="float" office:value="13.5714285714286" calcext:value-type="float">
            <text:p>13.6 min</text:p>
          </table:table-cell>
          <table:table-cell table:formula="of:=[.$D$6]/([.$D31]/[.I$13])*60" office:value-type="float" office:value="14.3253968253968" calcext:value-type="float">
            <text:p>14.3 min</text:p>
          </table:table-cell>
          <table:table-cell table:formula="of:=ABS([.E31]-[.H31])/[.E31]" office:value-type="percentage" office:value="0.2" calcext:value-type="percentage">
            <text:p>20.00%</text:p>
          </table:table-cell>
          <table:table-cell table:formula="of:=[.H31]-[.E31]" office:value-type="float" office:value="2.26190476190476" calcext:value-type="float">
            <text:p>2.3 min</text:p>
          </table:table-cell>
        </table:table-row>
        <table:table-row table:style-name="ro1">
          <table:table-cell table:number-columns-repeated="2"/>
          <table:table-cell office:value-type="percentage" office:value="0.95" calcext:value-type="percentage">
            <text:p>95.00%</text:p>
          </table:table-cell>
          <table:table-cell table:formula="of:=[.C32]*12*[.$C$2]" office:value-type="float" office:value="39.9" calcext:value-type="float">
            <text:p>39.9 W</text:p>
          </table:table-cell>
          <table:table-cell table:formula="of:=[.$D$6]/([.$D32]/[.E$13])*60" office:value-type="float" office:value="10.7142857142857" calcext:value-type="float">
            <text:p>10.7 min</text:p>
          </table:table-cell>
          <table:table-cell table:formula="of:=[.$D$6]/([.$D32]/[.F$13])*60" office:value-type="float" office:value="11.4285714285714" calcext:value-type="float">
            <text:p>11.4 min</text:p>
          </table:table-cell>
          <table:table-cell table:formula="of:=[.$D$6]/([.$D32]/[.G$13])*60" office:value-type="float" office:value="12.1428571428571" calcext:value-type="float">
            <text:p>12.1 min</text:p>
          </table:table-cell>
          <table:table-cell table:formula="of:=[.$D$6]/([.$D32]/[.H$13])*60" office:value-type="float" office:value="12.8571428571429" calcext:value-type="float">
            <text:p>12.9 min</text:p>
          </table:table-cell>
          <table:table-cell table:formula="of:=[.$D$6]/([.$D32]/[.I$13])*60" office:value-type="float" office:value="13.5714285714286" calcext:value-type="float">
            <text:p>13.6 min</text:p>
          </table:table-cell>
          <table:table-cell table:formula="of:=ABS([.E32]-[.H32])/[.E32]" office:value-type="percentage" office:value="0.2" calcext:value-type="percentage">
            <text:p>20.00%</text:p>
          </table:table-cell>
          <table:table-cell table:formula="of:=[.H32]-[.E32]" office:value-type="float" office:value="2.14285714285714" calcext:value-type="float">
            <text:p>2.1 min</text:p>
          </table:table-cell>
        </table:table-row>
        <table:table-row table:style-name="ro1">
          <table:table-cell table:number-columns-repeated="2"/>
          <table:table-cell office:value-type="percentage" office:value="1" calcext:value-type="percentage">
            <text:p>100.00%</text:p>
          </table:table-cell>
          <table:table-cell table:formula="of:=[.C33]*12*[.$C$2]" office:value-type="float" office:value="42" calcext:value-type="float">
            <text:p>42.0 W</text:p>
          </table:table-cell>
          <table:table-cell table:formula="of:=[.$D$6]/([.$D33]/[.E$13])*60" office:value-type="float" office:value="10.1785714285714" calcext:value-type="float">
            <text:p>10.2 min</text:p>
          </table:table-cell>
          <table:table-cell table:formula="of:=[.$D$6]/([.$D33]/[.F$13])*60" office:value-type="float" office:value="10.8571428571429" calcext:value-type="float">
            <text:p>10.9 min</text:p>
          </table:table-cell>
          <table:table-cell table:formula="of:=[.$D$6]/([.$D33]/[.G$13])*60" office:value-type="float" office:value="11.5357142857143" calcext:value-type="float">
            <text:p>11.5 min</text:p>
          </table:table-cell>
          <table:table-cell table:formula="of:=[.$D$6]/([.$D33]/[.H$13])*60" office:value-type="float" office:value="12.2142857142857" calcext:value-type="float">
            <text:p>12.2 min</text:p>
          </table:table-cell>
          <table:table-cell table:formula="of:=[.$D$6]/([.$D33]/[.I$13])*60" office:value-type="float" office:value="12.8928571428571" calcext:value-type="float">
            <text:p>12.9 min</text:p>
          </table:table-cell>
          <table:table-cell table:formula="of:=ABS([.E33]-[.H33])/[.E33]" office:value-type="percentage" office:value="0.2" calcext:value-type="percentage">
            <text:p>20.00%</text:p>
          </table:table-cell>
          <table:table-cell table:formula="of:=[.H33]-[.E33]" office:value-type="float" office:value="2.03571428571428" calcext:value-type="float">
            <text:p>2.0 min</text:p>
          </table:table-cell>
        </table:table-row>
        <calcext:conditional-formats>
          <calcext:conditional-format calcext:target-range-address="BatteryLife.E14:BatteryLife.I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BQ2461x" table:style-name="ta1">
        <table:table-column table:style-name="co1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number-columns-repeated="9" table:default-cell-style-name="Default"/>
        <table:table-row table:style-name="ro2">
          <table:table-cell/>
          <table:table-cell table:style-name="ce71" office:value-type="string" calcext:value-type="string">
            <text:p>Component</text:p>
          </table:table-cell>
          <table:table-cell table:number-columns-repeated="11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style-name="ce32" office:value-type="string" calcext:value-type="string">
            <text:p>Inductor</text:p>
          </table:table-cell>
          <table:table-cell/>
          <table:table-cell office:value-type="string" calcext:value-type="string">
            <text:p>Vin</text:p>
          </table:table-cell>
          <table:table-cell table:style-name="ce55" office:value-type="float" office:value="20" calcext:value-type="float">
            <text:p>20.0 V</text:p>
          </table:table-cell>
          <table:table-cell table:number-columns-repeated="2"/>
          <table:table-cell office:value-type="string" calcext:value-type="string">
            <text:p>%</text:p>
          </table:table-cell>
          <table:table-cell table:style-name="ce47" office:value-type="percentage" office:value="0.2" calcext:value-type="percentage">
            <text:p>20.00%</text:p>
          </table:table-cell>
          <table:table-cell table:style-name="ce47" office:value-type="percentage" office:value="0.25" calcext:value-type="percentage">
            <text:p>25.00%</text:p>
          </table:table-cell>
          <table:table-cell table:style-name="ce47" office:value-type="percentage" office:value="0.3" calcext:value-type="percentage">
            <text:p>30.00%</text:p>
          </table:table-cell>
          <table:table-cell table:style-name="ce47" office:value-type="percentage" office:value="0.35" calcext:value-type="percentage">
            <text:p>35.00%</text:p>
          </table:table-cell>
          <table:table-cell table:style-name="ce47" office:value-type="percentage" office:value="0.4" calcext:value-type="percentage">
            <text:p>40.00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ut</text:p>
          </table:table-cell>
          <table:table-cell table:style-name="ce55" office:value-type="float" office:value="5" calcext:value-type="float">
            <text:p>5.0 V</text:p>
          </table:table-cell>
          <table:table-cell table:number-columns-repeated="2"/>
          <table:table-cell office:value-type="string" calcext:value-type="string">
            <text:p>Iripple</text:p>
          </table:table-cell>
          <table:table-cell table:style-name="ce59" table:formula="of:=[.I7]*[.$E$10]" office:value-type="float" office:value="0.6" calcext:value-type="float">
            <text:p>0.6 A</text:p>
          </table:table-cell>
          <table:table-cell table:style-name="ce59" table:formula="of:=[.J7]*[.$E$10]" office:value-type="float" office:value="0.75" calcext:value-type="float">
            <text:p>0.8 A</text:p>
          </table:table-cell>
          <table:table-cell table:style-name="ce59" table:formula="of:=[.K7]*[.$E$10]" office:value-type="float" office:value="0.9" calcext:value-type="float">
            <text:p>0.9 A</text:p>
          </table:table-cell>
          <table:table-cell table:style-name="ce59" table:formula="of:=[.L7]*[.$E$10]" office:value-type="float" office:value="1.05" calcext:value-type="float">
            <text:p>1.1 A</text:p>
          </table:table-cell>
          <table:table-cell table:style-name="ce59" table:formula="of:=[.M7]*[.$E$10]" office:value-type="float" office:value="1.2" calcext:value-type="float">
            <text:p>1.2 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table:style-name="ce57" table:formula="of:=[.E8]/[.E7]" office:value-type="percentage" office:value="0.25" calcext:value-type="percentage">
            <text:p>25.0%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style-name="ce52" table:formula="of:=([.$E$7]*[.$E$9]*(1-[.$E$9]))/(600000*[.I8])" office:value-type="float" office:value="0.0000104166666666667" calcext:value-type="float">
            <text:p>10.4E-06</text:p>
          </table:table-cell>
          <table:table-cell table:style-name="ce52" table:formula="of:=([.$E$7]*[.$E$9]*(1-[.$E$9]))/(600000*[.J8])" office:value-type="float" office:value="0.00000833333333333333" calcext:value-type="float">
            <text:p>8.3E-06</text:p>
          </table:table-cell>
          <table:table-cell table:style-name="ce52" table:formula="of:=([.$E$7]*[.$E$9]*(1-[.$E$9]))/(600000*[.K8])" office:value-type="float" office:value="0.00000694444444444444" calcext:value-type="float">
            <text:p>6.9E-06</text:p>
          </table:table-cell>
          <table:table-cell table:style-name="ce52" table:formula="of:=([.$E$7]*[.$E$9]*(1-[.$E$9]))/(600000*[.L8])" office:value-type="float" office:value="0.00000595238095238095" calcext:value-type="float">
            <text:p>6.0E-06</text:p>
          </table:table-cell>
          <table:table-cell table:style-name="ce52" table:formula="of:=([.$E$7]*[.$E$9]*(1-[.$E$9]))/(600000*[.M8])" office:value-type="float" office:value="0.00000520833333333333" calcext:value-type="float">
            <text:p>5.2E-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chg</text:p>
          </table:table-cell>
          <table:table-cell table:style-name="ce59" office:value-type="float" office:value="3" calcext:value-type="float">
            <text:p>3.0 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</text:p>
          </table:table-cell>
          <table:table-cell table:style-name="ce72" office:value-type="float" office:value="0.000006" calcext:value-type="float">
            <text:p>6.00E-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ripple</text:p>
          </table:table-cell>
          <table:table-cell table:style-name="ce59" table:formula="of:=([.$E$7]*[.$E$9]*(1-[.$E$9]))/(600000*[.E11])" office:value-type="float" office:value="1.04166666666667" calcext:value-type="float">
            <text:p>1.0 A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32" office:value-type="string" calcext:value-type="string">
            <text:p>Isat</text:p>
          </table:table-cell>
          <table:table-cell table:formula="of:=[.E12]+[.E10]" office:value-type="float" office:value="4.04166666666667" calcext:value-type="float">
            <text:p>4.04166666666667</text:p>
          </table:table-cell>
          <table:table-cell table:number-columns-repeated="8"/>
        </table:table-row>
        <table:table-row table:style-name="ro1" table:number-rows-repeated="104856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  <number:text> V</number:text>
    </number:number-style>
    <number:number-style style:name="N122">
      <number:number number:decimal-places="1" number:min-decimal-places="1" number:min-integer-digits="1"/>
      <number:text> A</number:text>
    </number:number-style>
    <number:number-style style:name="N123">
      <number:number number:decimal-places="1" number:min-decimal-places="1" number:min-integer-digits="1"/>
      <number:text> min</number:text>
    </number:number-style>
    <number:number-style style:name="N124">
      <number:number number:decimal-places="1" number:min-decimal-places="1" number:min-integer-digits="1"/>
      <number:text> W</number:text>
    </number:number-style>
    <number:number-style style:name="N125">
      <number:number number:decimal-places="1" number:min-decimal-places="1" number:min-integer-digits="1"/>
      <number:text> Wh</number:text>
    </number:number-style>
    <number:number-style style:name="N126">
      <number:number number:decimal-places="1" number:min-decimal-places="1" number:min-integer-digits="1"/>
      <number:text> mAh</number:text>
    </number:number-style>
    <number:number-style style:name="N127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" number:min-decimal-places="1" number:min-integer-digits="1" number:grouping="true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number:number-style style:name="N140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5:13:03.815256171</meta:creation-date>
    <dc:date>2023-07-26T02:08:40.435134232</dc:date>
    <meta:editing-duration>P1DT6H41M</meta:editing-duration>
    <meta:editing-cycles>14</meta:editing-cycles>
    <meta:generator>LibreOffice/7.4.7.2$Linux_X86_64 LibreOffice_project/40$Build-2</meta:generator>
    <meta:document-statistic meta:table-count="4" meta:cell-count="3423" meta:object-count="0"/>
  </office:meta>
</office:document-meta>
</file>